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AB90000431300002E18349DB4AA2430401D.wmf" manifest:media-type="image/x-wmf"/>
  <manifest:file-entry manifest:full-path="Pictures/20000646000031EB000023739D2E93F32B766493.wmf" manifest:media-type="image/x-wmf"/>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settings.xml" manifest:media-type="text/xml"/>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family-generic="swiss"/>
    <style:font-face style:name="Courier New1"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383cm" fo:margin-left="-0.383cm" fo:margin-top="0cm" fo:margin-bottom="0cm" table:align="left" style:writing-mode="lr-tb"/>
    </style:style>
    <style:style style:name="Tableau1.A" style:family="table-column">
      <style:table-column-properties style:column-width="5.793cm"/>
    </style:style>
    <style:style style:name="Tableau1.B" style:family="table-column">
      <style:table-column-properties style:column-width="11.589cm"/>
    </style:style>
    <style:style style:name="Tableau1.1" style:family="table-row">
      <style:table-row-properties fo:keep-together="always"/>
    </style:style>
    <style:style style:name="Tableau1.A1" style:family="table-cell">
      <style:table-cell-properties style:vertical-align="" fo:background-color="#cccccc" fo:padding="0cm" fo:border="0.5pt solid #000001">
        <style:background-image/>
      </style:table-cell-properties>
    </style:style>
    <style:style style:name="Tableau1.B1" style:family="table-cell">
      <style:table-cell-properties style:vertical-align="" fo:padding="0cm" fo:border="0.5pt solid #000001"/>
    </style:style>
    <style:style style:name="Tableau1.B2" style:family="table-cell">
      <style:table-cell-properties style:vertical-align="" fo:padding="0cm" fo:border="0.5pt solid #000001"/>
    </style:style>
    <style:style style:name="Tableau1.B3" style:family="table-cell">
      <style:table-cell-properties style:vertical-align="" fo:padding="0cm" fo:border="0.5pt solid #000001"/>
    </style:style>
    <style:style style:name="Tableau2" style:family="table">
      <style:table-properties style:width="17.381cm" fo:margin-left="-0.383cm" fo:margin-top="0cm" fo:margin-bottom="0cm" table:align="left" style:writing-mode="lr-tb"/>
    </style:style>
    <style:style style:name="Tableau2.A" style:family="table-column">
      <style:table-column-properties style:column-width="5.793cm"/>
    </style:style>
    <style:style style:name="Tableau2.B" style:family="table-column">
      <style:table-column-properties style:column-width="5.794cm"/>
    </style:style>
    <style:style style:name="Tableau2.1" style:family="table-row">
      <style:table-row-properties fo:keep-together="always"/>
    </style:style>
    <style:style style:name="Tableau2.A1" style:family="table-cell">
      <style:table-cell-properties style:vertical-align="" fo:background-color="#cccccc" fo:padding="0cm" fo:border="0.5pt solid #000001">
        <style:background-image/>
      </style:table-cell-properties>
    </style:style>
    <style:style style:name="Tableau2.B1" style:family="table-cell">
      <style:table-cell-properties style:vertical-align="" fo:background-color="#cccccc" fo:padding="0cm" fo:border-left="0.5pt solid #000001" fo:border-right="0.5pt solid #000001" fo:border-top="0.5pt solid #000001" fo:border-bottom="none">
        <style:background-image/>
      </style:table-cell-properties>
    </style:style>
    <style:style style:name="Tableau2.A2" style:family="table-cell">
      <style:table-cell-properties style:vertical-align="" fo:padding="0cm" fo:border="0.5pt solid #000001"/>
    </style:style>
    <style:style style:name="Tableau2.B2" style:family="table-cell">
      <style:table-cell-properties style:vertical-align="" fo:padding="0cm" fo:border="0.5pt solid #000001"/>
    </style:style>
    <style:style style:name="Tableau2.C2" style:family="table-cell">
      <style:table-cell-properties style:vertical-align="" fo:padding="0cm" fo:border="0.5pt solid #000001"/>
    </style:style>
    <style:style style:name="Tableau2.A3" style:family="table-cell">
      <style:table-cell-properties style:vertical-align="" fo:padding="0cm" fo:border="0.5pt solid #000001"/>
    </style:style>
    <style:style style:name="Tableau2.B3" style:family="table-cell">
      <style:table-cell-properties style:vertical-align="" fo:padding="0cm" fo:border="0.5pt solid #000001"/>
    </style:style>
    <style:style style:name="Tableau2.C3" style:family="table-cell">
      <style:table-cell-properties style:vertical-align="" fo:padding="0cm" fo:border="0.5pt solid #000001"/>
    </style:style>
    <style:style style:name="Tableau2.A4" style:family="table-cell">
      <style:table-cell-properties style:vertical-align="" fo:padding="0cm" fo:border="0.5pt solid #000001"/>
    </style:style>
    <style:style style:name="Tableau2.B4" style:family="table-cell">
      <style:table-cell-properties style:vertical-align="" fo:padding="0cm" fo:border="0.5pt solid #000001"/>
    </style:style>
    <style:style style:name="Tableau2.C4" style:family="table-cell">
      <style:table-cell-properties style:vertical-align="" fo:padding="0cm" fo:border="0.5pt solid #000001"/>
    </style:style>
    <style:style style:name="Tableau3" style:family="table">
      <style:table-properties style:width="17.328cm" fo:margin-left="-0.383cm" fo:margin-top="0cm" fo:margin-bottom="0cm" table:align="left" style:writing-mode="lr-tb"/>
    </style:style>
    <style:style style:name="Tableau3.A" style:family="table-column">
      <style:table-column-properties style:column-width="2.895cm"/>
    </style:style>
    <style:style style:name="Tableau3.B" style:family="table-column">
      <style:table-column-properties style:column-width="2.898cm"/>
    </style:style>
    <style:style style:name="Tableau3.C" style:family="table-column">
      <style:table-column-properties style:column-width="2.896cm"/>
    </style:style>
    <style:style style:name="Tableau3.D" style:family="table-column">
      <style:table-column-properties style:column-width="8.638cm"/>
    </style:style>
    <style:style style:name="Tableau3.1" style:family="table-row">
      <style:table-row-properties fo:keep-together="always"/>
    </style:style>
    <style:style style:name="Tableau3.A1" style:family="table-cell">
      <style:table-cell-properties style:vertical-align="" fo:background-color="#cccccc" fo:padding="0cm" fo:border="0.5pt solid #000001">
        <style:background-image/>
      </style:table-cell-properties>
    </style:style>
    <style:style style:name="Tableau3.A2" style:family="table-cell">
      <style:table-cell-properties style:vertical-align="" fo:padding="0cm" fo:border="0.5pt solid #000001"/>
    </style:style>
    <style:style style:name="Tableau3.B2" style:family="table-cell">
      <style:table-cell-properties style:vertical-align="" fo:padding="0cm" fo:border="0.5pt solid #000001"/>
    </style:style>
    <style:style style:name="Tableau3.C2" style:family="table-cell">
      <style:table-cell-properties style:vertical-align="" fo:padding="0cm" fo:border="0.5pt solid #000001"/>
    </style:style>
    <style:style style:name="Tableau3.D2" style:family="table-cell">
      <style:table-cell-properties style:vertical-align="" fo:padding="0cm" fo:border="0.5pt solid #000001"/>
    </style:style>
    <style:style style:name="Tableau3.A3" style:family="table-cell">
      <style:table-cell-properties style:vertical-align="" fo:padding="0cm" fo:border="0.5pt solid #000001"/>
    </style:style>
    <style:style style:name="Tableau3.B3" style:family="table-cell">
      <style:table-cell-properties style:vertical-align="" fo:padding="0cm" fo:border="0.5pt solid #000001"/>
    </style:style>
    <style:style style:name="Tableau3.C3" style:family="table-cell">
      <style:table-cell-properties style:vertical-align="" fo:padding="0cm" fo:border="0.5pt solid #000001"/>
    </style:style>
    <style:style style:name="Tableau3.D3" style:family="table-cell">
      <style:table-cell-properties style:vertical-align="" fo:padding="0cm" fo:border="0.5pt solid #000001"/>
    </style:style>
    <style:style style:name="Tableau3.A4" style:family="table-cell">
      <style:table-cell-properties style:vertical-align="" fo:padding="0cm" fo:border="0.5pt solid #000001"/>
    </style:style>
    <style:style style:name="Tableau3.B4" style:family="table-cell">
      <style:table-cell-properties style:vertical-align="" fo:padding="0cm" fo:border="0.5pt solid #000001"/>
    </style:style>
    <style:style style:name="Tableau3.C4" style:family="table-cell">
      <style:table-cell-properties style:vertical-align="" fo:padding="0cm" fo:border="0.5pt solid #000001"/>
    </style:style>
    <style:style style:name="Tableau3.D4" style:family="table-cell">
      <style:table-cell-properties style:vertical-align="" fo:padding="0cm" fo:border="0.5pt solid #000001"/>
    </style:style>
    <style:style style:name="Tableau4" style:family="table">
      <style:table-properties style:width="27.504cm" fo:margin-left="-1.139cm" fo:margin-top="0cm" fo:margin-bottom="0cm" table:align="left" style:writing-mode="lr-tb"/>
    </style:style>
    <style:style style:name="Tableau4.A" style:family="table-column">
      <style:table-column-properties style:column-width="27.504cm"/>
    </style:style>
    <style:style style:name="Tableau4.1" style:family="table-row">
      <style:table-row-properties style:min-row-height="5.472cm" fo:keep-together="auto"/>
    </style:style>
    <style:style style:name="Tableau4.A1" style:family="table-cell">
      <style:table-cell-properties style:vertical-align="" fo:padding="0cm" fo:border="0.75pt solid #000001"/>
    </style:style>
    <style:style style:name="Tableau5" style:family="table">
      <style:table-properties style:width="17.621cm" fo:margin-left="-0.088cm" fo:margin-top="0cm" fo:margin-bottom="0cm" table:align="left" style:writing-mode="lr-tb"/>
    </style:style>
    <style:style style:name="Tableau5.A" style:family="table-column">
      <style:table-column-properties style:column-width="5.41cm"/>
    </style:style>
    <style:style style:name="Tableau5.B" style:family="table-column">
      <style:table-column-properties style:column-width="12.21cm"/>
    </style:style>
    <style:style style:name="Tableau5.1" style:family="table-row">
      <style:table-row-properties fo:keep-together="always"/>
    </style:style>
    <style:style style:name="Tableau5.A1" style:family="table-cell">
      <style:table-cell-properties style:vertical-align="" fo:padding="0cm" fo:border="0.5pt solid #000001"/>
    </style:style>
    <style:style style:name="Tableau5.2" style:family="table-row">
      <style:table-row-properties fo:keep-together="auto"/>
    </style:style>
    <style:style style:name="Tableau6" style:family="table">
      <style:table-properties style:width="17.582cm" fo:margin-left="-0.032cm" fo:margin-top="0cm" fo:margin-bottom="0cm" table:align="left" style:writing-mode="lr-tb"/>
    </style:style>
    <style:style style:name="Tableau6.A" style:family="table-column">
      <style:table-column-properties style:column-width="5.394cm"/>
    </style:style>
    <style:style style:name="Tableau6.B" style:family="table-column">
      <style:table-column-properties style:column-width="6.821cm"/>
    </style:style>
    <style:style style:name="Tableau6.C" style:family="table-column">
      <style:table-column-properties style:column-width="5.368cm"/>
    </style:style>
    <style:style style:name="Tableau6.1" style:family="table-row">
      <style:table-row-properties fo:keep-together="always"/>
    </style:style>
    <style:style style:name="Tableau6.A1" style:family="table-cell">
      <style:table-cell-properties style:vertical-align="" fo:padding="0cm" fo:border="0.5pt solid #000001"/>
    </style:style>
    <style:style style:name="Tableau6.2" style:family="table-row">
      <style:table-row-properties fo:keep-together="auto"/>
    </style:style>
    <style:style style:name="Tableau7" style:family="table">
      <style:table-properties style:width="17.621cm" fo:margin-left="-0.088cm" fo:margin-top="0cm" fo:margin-bottom="0cm" table:align="left" style:writing-mode="lr-tb"/>
    </style:style>
    <style:style style:name="Tableau7.A" style:family="table-column">
      <style:table-column-properties style:column-width="5.41cm"/>
    </style:style>
    <style:style style:name="Tableau7.B" style:family="table-column">
      <style:table-column-properties style:column-width="12.21cm"/>
    </style:style>
    <style:style style:name="Tableau7.1" style:family="table-row">
      <style:table-row-properties fo:keep-together="always"/>
    </style:style>
    <style:style style:name="Tableau7.A1" style:family="table-cell">
      <style:table-cell-properties style:vertical-align="" fo:padding="0cm" fo:border="0.5pt solid #000001"/>
    </style:style>
    <style:style style:name="Tableau7.2" style:family="table-row">
      <style:table-row-properties fo:keep-together="auto"/>
    </style:style>
    <style:style style:name="Tableau8" style:family="table">
      <style:table-properties style:width="17.582cm" fo:margin-left="-0.032cm" fo:margin-top="0cm" fo:margin-bottom="0cm" table:align="left" style:writing-mode="lr-tb"/>
    </style:style>
    <style:style style:name="Tableau8.A" style:family="table-column">
      <style:table-column-properties style:column-width="5.394cm"/>
    </style:style>
    <style:style style:name="Tableau8.B" style:family="table-column">
      <style:table-column-properties style:column-width="6.821cm"/>
    </style:style>
    <style:style style:name="Tableau8.C" style:family="table-column">
      <style:table-column-properties style:column-width="5.368cm"/>
    </style:style>
    <style:style style:name="Tableau8.1" style:family="table-row">
      <style:table-row-properties fo:keep-together="always"/>
    </style:style>
    <style:style style:name="Tableau8.A1" style:family="table-cell">
      <style:table-cell-properties style:vertical-align="" fo:padding="0cm" fo:border="0.5pt solid #000001"/>
    </style:style>
    <style:style style:name="Tableau8.2" style:family="table-row">
      <style:table-row-properties fo:keep-together="auto"/>
    </style:style>
    <style:style style:name="Tableau9" style:family="table">
      <style:table-properties style:width="17.621cm" fo:margin-left="3.937cm" fo:margin-top="0cm" fo:margin-bottom="0cm" table:align="left" style:writing-mode="lr-tb"/>
    </style:style>
    <style:style style:name="Tableau9.A" style:family="table-column">
      <style:table-column-properties style:column-width="10.873cm"/>
    </style:style>
    <style:style style:name="Tableau9.B" style:family="table-column">
      <style:table-column-properties style:column-width="6.747cm"/>
    </style:style>
    <style:style style:name="Tableau9.1" style:family="table-row">
      <style:table-row-properties fo:keep-together="auto"/>
    </style:style>
    <style:style style:name="Tableau9.A1" style:family="table-cell">
      <style:table-cell-properties style:vertical-align="" fo:padding="0cm" fo:border="0.5pt solid #000001"/>
    </style:style>
    <style:style style:name="Tableau10" style:family="table">
      <style:table-properties style:width="10.052cm" fo:margin-left="3.988cm" fo:margin-top="0cm" fo:margin-bottom="0cm" table:align="left" style:writing-mode="lr-tb"/>
    </style:style>
    <style:style style:name="Tableau10.A" style:family="table-column">
      <style:table-column-properties style:column-width="10.052cm"/>
    </style:style>
    <style:style style:name="Tableau10.1" style:family="table-row">
      <style:table-row-properties style:min-row-height="0.45cm" fo:keep-together="auto"/>
    </style:style>
    <style:style style:name="Tableau10.A1" style:family="table-cell">
      <style:table-cell-properties style:vertical-align="bottom" fo:padding="0cm" fo:border-left="1pt solid #000001" fo:border-right="1pt solid #000001" fo:border-top="1pt solid #000001" fo:border-bottom="none"/>
    </style:style>
    <style:style style:name="Tableau10.A2" style:family="table-cell">
      <style:table-cell-properties style:vertical-align="bottom" fo:padding="0cm" fo:border-left="1pt solid #000001" fo:border-right="1pt solid #000001" fo:border-top="none" fo:border-bottom="none"/>
    </style:style>
    <style:style style:name="Tableau10.10" style:family="table-row">
      <style:table-row-properties style:min-row-height="0.476cm" fo:keep-together="auto"/>
    </style:style>
    <style:style style:name="Tableau10.A10" style:family="table-cell">
      <style:table-cell-properties style:vertical-align="bottom" fo:padding="0cm" fo:border-left="1pt solid #000001" fo:border-right="1pt solid #000001" fo:border-top="none" fo:border-bottom="1pt solid #000001"/>
    </style:style>
    <style:style style:name="P1"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2"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6.502cm"/>
          <style:tab-stop style:position="13.002cm"/>
        </style:tab-stops>
      </style:paragraph-properties>
    </style:style>
    <style:style style:name="P3"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4"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language-asian="en" style:country-asian="US"/>
    </style:style>
    <style:style style:name="P5"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text-transform="uppercase" fo:font-size="14pt" fo:language="en" fo:country="US" fo:font-weight="bold" style:font-size-asian="14pt" style:font-weight-asian="bold"/>
    </style:style>
    <style:style style:name="P6"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size="10pt" fo:language="en" fo:country="GB" style:font-size-asian="10pt" style:language-asian="en" style:country-asian="US"/>
    </style:style>
    <style:style style:name="P7"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fr" fo:country="FR"/>
    </style:style>
    <style:style style:name="P8"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9"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2.725cm"/>
        </style:tab-stops>
      </style:paragraph-properties>
      <style:text-properties fo:language="en" fo:country="US"/>
    </style:style>
    <style:style style:name="P10"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1" style:family="paragraph" style:parent-style-name="Standard">
      <style:paragraph-properties fo:margin-left="0cm" fo:margin-right="0cm" fo:margin-top="0cm" fo:margin-bottom="0cm" loext:contextual-spacing="false" style:line-height-at-least="0.423cm" fo:text-align="justify" style:justify-single-word="false" fo:orphans="2" fo:widows="2" fo:text-indent="0cm" style:auto-text-indent="false" style:vertical-align="auto">
        <style:tab-stops/>
      </style:paragraph-properties>
    </style:style>
    <style:style style:name="P12" style:family="paragraph" style:parent-style-name="Standard">
      <style:paragraph-properties fo:margin-left="0cm" fo:margin-right="0cm" fo:margin-top="0cm" fo:margin-bottom="0cm" loext:contextual-spacing="false" style:line-height-at-least="0.423cm" fo:text-align="end" style:justify-single-word="false" fo:keep-together="always" fo:orphans="2" fo:widows="2" fo:text-indent="0cm" style:auto-text-indent="false" style:vertical-align="auto"/>
      <style:text-properties fo:font-size="18pt" fo:language="en" fo:country="US" fo:font-weight="bold" style:font-size-asian="18pt" style:font-weight-asian="bold"/>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tab-stops/>
      </style:paragraph-properties>
    </style:style>
    <style:style style:name="P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vertical-align="auto"/>
    </style:style>
    <style:style style:name="P15" style:family="paragraph" style:parent-style-name="Standard" style:master-page-name="Standard">
      <style:paragraph-properties fo:margin-left="0cm" fo:margin-right="0cm" fo:margin-top="0cm" fo:margin-bottom="0cm" loext:contextual-spacing="false" style:line-height-at-least="0.423cm" fo:text-align="end" style:justify-single-word="false" fo:keep-together="always" fo:orphans="2" fo:widows="2" fo:text-indent="0cm" style:auto-text-indent="false" style:page-number="1" style:vertical-align="auto"/>
    </style:style>
    <style:style style:name="P16" style:family="paragraph" style:parent-style-name="Standard">
      <style:paragraph-properties fo:margin-left="0cm" fo:margin-right="0cm" fo:margin-top="0cm" fo:margin-bottom="0.423cm" loext:contextual-spacing="false" style:line-height-at-least="0.423cm" fo:text-align="center" style:justify-single-word="false" fo:keep-together="always" fo:orphans="2" fo:widows="2" fo:text-indent="0cm" style:auto-text-indent="false" style:vertical-align="auto"/>
      <style:text-properties fo:language="en" fo:country="US"/>
    </style:style>
    <style:style style:name="P17" style:family="paragraph" style:parent-style-name="Standard">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18" style:family="paragraph" style:parent-style-name="Standard">
      <style:paragraph-properties fo:margin-left="0cm" fo:margin-right="0cm" fo:margin-top="0cm" fo:margin-bottom="0.423cm" loext:contextual-spacing="false" style:line-height-at-least="0.423cm" fo:text-align="center" style:justify-single-word="false" fo:keep-together="always" fo:orphans="2" fo:widows="2" fo:text-indent="0cm" style:auto-text-indent="false" style:vertical-align="auto"/>
      <style:text-properties fo:font-size="18pt" fo:language="en" fo:country="US" fo:font-weight="bold" style:font-size-asian="18pt" style:font-weight-asian="bold"/>
    </style:style>
    <style:style style:name="P19" style:family="paragraph" style:parent-style-name="Standard">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20" style:family="paragraph" style:parent-style-name="Standard">
      <style:paragraph-properties fo:margin-left="0cm" fo:margin-right="0cm" fo:margin-top="0cm" fo:margin-bottom="0.423cm" loext:contextual-spacing="false" style:line-height-at-least="0.423cm" fo:text-align="justify" style:justify-single-word="false" fo:orphans="2" fo:widows="2" fo:text-indent="0cm" style:auto-text-indent="false" style:vertical-align="auto">
        <style:tab-stops/>
      </style:paragraph-properties>
    </style:style>
    <style:style style:name="P21" style:family="paragraph" style:parent-style-name="Standard">
      <style:paragraph-properties fo:margin-left="0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22" style:family="paragraph" style:parent-style-name="Standard">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23" style:family="paragraph" style:parent-style-name="Standard">
      <style:paragraph-properties fo:margin-left="0cm" fo:margin-right="0cm" fo:margin-top="0cm" fo:margin-bottom="0.494cm" loext:contextual-spacing="false" fo:text-align="justify" style:justify-single-word="false" fo:keep-together="always" fo:orphans="2" fo:widows="2" fo:text-indent="0cm" style:auto-text-indent="false" style:vertical-align="auto"/>
    </style:style>
    <style:style style:name="P24" style:family="paragraph" style:parent-style-name="Standard" style:list-style-name="WWNum54">
      <style:paragraph-properties fo:margin-left="2.61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2.611cm"/>
        </style:tab-stops>
      </style:paragraph-properties>
    </style:style>
    <style:style style:name="P25" style:family="paragraph" style:parent-style-name="Standard" style:list-style-name="WWNum55">
      <style:paragraph-properties fo:margin-left="2.61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2.611cm"/>
        </style:tab-stops>
      </style:paragraph-properties>
    </style:style>
    <style:style style:name="P26" style:family="paragraph" style:parent-style-name="Standard" style:list-style-name="WWNum54">
      <style:paragraph-properties fo:margin-left="3.12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3.126cm"/>
        </style:tab-stops>
      </style:paragraph-properties>
    </style:style>
    <style:style style:name="P27" style:family="paragraph" style:parent-style-name="Standard" style:list-style-name="WWNum93">
      <style:paragraph-properties fo:margin-left="3.24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3.246cm"/>
        </style:tab-stops>
      </style:paragraph-properties>
    </style:style>
    <style:style style:name="P28" style:family="paragraph" style:parent-style-name="Standard" style:list-style-name="WWNum70">
      <style:paragraph-properties fo:margin-left="3.24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3.246cm"/>
        </style:tab-stops>
      </style:paragraph-properties>
    </style:style>
    <style:style style:name="P29" style:family="paragraph" style:parent-style-name="Standard" style:list-style-name="WWNum72">
      <style:paragraph-properties fo:margin-left="3.24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3.246cm"/>
        </style:tab-stops>
      </style:paragraph-properties>
    </style:style>
    <style:style style:name="P30"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31"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32"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33"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0" fo:widows="0" fo:text-indent="0cm" style:auto-text-indent="false" style:vertical-align="auto"/>
    </style:style>
    <style:style style:name="P34" style:family="paragraph" style:parent-style-name="Standard">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35" style:family="paragraph" style:parent-style-name="Standard">
      <style:paragraph-properties fo:margin-left="1.981cm" fo:margin-right="0cm" fo:margin-top="0.212cm" fo:margin-bottom="0.212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36" style:family="paragraph" style:parent-style-name="Standard">
      <style:paragraph-properties fo:margin-left="1.981cm" fo:margin-right="0cm" fo:margin-top="0cm" fo:margin-bottom="0cm" loext:contextual-spacing="false" style:line-height-at-least="0.423cm" fo:text-align="justify" style:justify-single-word="false" fo:keep-together="always" fo:orphans="2" fo:widows="2" fo:text-indent="0cm" style:auto-text-indent="false" style:vertical-align="auto"/>
    </style:style>
    <style:style style:name="P37" style:family="paragraph" style:parent-style-name="Standard">
      <style:paragraph-properties fo:margin-left="1.981cm" fo:margin-right="0cm" fo:margin-top="0cm" fo:margin-bottom="0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38" style:family="paragraph" style:parent-style-name="Standard">
      <style:paragraph-properties fo:margin-left="1.981cm" fo:margin-right="0cm" fo:margin-top="0cm" fo:margin-bottom="0.212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39" style:family="paragraph" style:parent-style-name="Standard">
      <style:paragraph-properties fo:margin-left="1.981cm" fo:margin-right="0cm" fo:margin-top="0cm" fo:margin-bottom="0.212cm" loext:contextual-spacing="false" style:line-height-at-least="0.423cm" fo:text-align="justify" style:justify-single-word="false" fo:keep-together="always" fo:orphans="2" fo:widows="2" fo:text-indent="0cm" style:auto-text-indent="false" style:vertical-align="auto"/>
    </style:style>
    <style:style style:name="P40" style:family="paragraph" style:parent-style-name="Standard" style:master-page-name="Converted8">
      <style:paragraph-properties fo:margin-left="1.981cm" fo:margin-right="0cm" fo:margin-top="0cm" fo:margin-bottom="0.212cm" loext:contextual-spacing="false" style:line-height-at-least="0.423cm" fo:text-align="justify" style:justify-single-word="false" fo:keep-together="always" fo:orphans="2" fo:widows="2" fo:text-indent="0cm" style:auto-text-indent="false" style:page-number="auto" style:vertical-align="auto"/>
    </style:style>
    <style:style style:name="P41" style:family="paragraph" style:parent-style-name="Standard">
      <style:paragraph-properties fo:margin-left="1.981cm" fo:margin-right="0cm" fo:margin-top="0.212cm" fo:margin-bottom="0.423cm" loext:contextual-spacing="false" style:line-height-at-least="0.423cm" fo:text-align="justify" style:justify-single-word="false" fo:keep-together="always" fo:orphans="2" fo:widows="2" fo:text-indent="0cm" style:auto-text-indent="false" style:vertical-align="auto"/>
    </style:style>
    <style:style style:name="P42" style:family="paragraph" style:parent-style-name="Standard">
      <style:paragraph-properties fo:margin-left="0.25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43" style:family="paragraph" style:parent-style-name="Standard">
      <style:paragraph-properties fo:margin-left="0.25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44" style:family="paragraph" style:parent-style-name="Standard">
      <style:paragraph-properties fo:margin-left="4.128cm" fo:margin-right="0cm" fo:margin-top="0cm" fo:margin-bottom="0.423cm" loext:contextual-spacing="false" style:line-height-at-least="0.423cm" fo:text-align="justify" style:justify-single-word="false" fo:keep-together="always" fo:orphans="2" fo:widows="2" fo:text-indent="-2.152cm" style:auto-text-indent="false" style:vertical-align="auto"/>
    </style:style>
    <style:style style:name="P45" style:family="paragraph" style:parent-style-name="Standard">
      <style:paragraph-properties fo:margin-left="4.128cm" fo:margin-right="0cm" fo:margin-top="0cm" fo:margin-bottom="0.423cm" loext:contextual-spacing="false" style:line-height-at-least="0.423cm" fo:text-align="justify" style:justify-single-word="false" fo:keep-together="always" fo:orphans="2" fo:widows="2" fo:text-indent="-2.152cm" style:auto-text-indent="false" style:vertical-align="auto"/>
      <style:text-properties fo:language="en" fo:country="US"/>
    </style:style>
    <style:style style:name="P46" style:family="paragraph" style:parent-style-name="Standard">
      <style:paragraph-properties fo:margin-left="3.651cm" fo:margin-right="0cm" fo:margin-top="0cm" fo:margin-bottom="0.423cm" loext:contextual-spacing="false" style:line-height-at-least="0.423cm" fo:text-align="start" style:justify-single-word="false" fo:keep-together="always" fo:orphans="2" fo:widows="2" fo:text-indent="-1.676cm" style:auto-text-indent="false" style:vertical-align="auto"/>
    </style:style>
    <style:style style:name="P47" style:family="paragraph" style:parent-style-name="Standard">
      <style:paragraph-properties fo:margin-left="3.651cm" fo:margin-right="0cm" fo:margin-top="0cm" fo:margin-bottom="0.423cm" loext:contextual-spacing="false" style:line-height-at-least="0.423cm" fo:text-align="justify" style:justify-single-word="false" fo:keep-together="always" fo:orphans="2" fo:widows="2" fo:text-indent="-1.676cm" style:auto-text-indent="false" style:vertical-align="auto"/>
    </style:style>
    <style:style style:name="P48" style:family="paragraph" style:parent-style-name="Standard">
      <style:paragraph-properties fo:margin-left="4.14cm" fo:margin-right="0cm" fo:margin-top="0cm" fo:margin-bottom="0.423cm" loext:contextual-spacing="false" style:line-height-at-least="0.423cm" fo:text-align="justify" style:justify-single-word="false" fo:keep-together="always" fo:orphans="2" fo:widows="2" fo:text-indent="-2.159cm" style:auto-text-indent="false" fo:keep-with-next="always" style:vertical-align="auto"/>
    </style:style>
    <style:style style:name="P49" style:family="paragraph" style:parent-style-name="Standard">
      <style:paragraph-properties fo:margin-left="4.14cm" fo:margin-right="0cm" fo:margin-top="0cm" fo:margin-bottom="0.423cm" loext:contextual-spacing="false" style:line-height-at-least="0.423cm" fo:text-align="justify" style:justify-single-word="false" fo:keep-together="always" fo:orphans="2" fo:widows="2" fo:text-indent="-2.159cm" style:auto-text-indent="false" style:vertical-align="auto"/>
    </style:style>
    <style:style style:name="P50" style:family="paragraph" style:parent-style-name="Text_20_body">
      <style:paragraph-properties fo:margin-left="0cm" fo:margin-right="0cm" fo:margin-top="0.106cm" fo:margin-bottom="0.106cm" loext:contextual-spacing="false" style:line-height-at-least="0.106cm" fo:text-align="justify" style:justify-single-word="false" fo:orphans="2" fo:widows="2" fo:text-indent="0cm" style:auto-text-indent="false" style:vertical-align="auto">
        <style:tab-stops/>
      </style:paragraph-properties>
    </style:style>
    <style:style style:name="P51"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fo:keep-with-next="always" style:vertical-align="auto">
        <style:tab-stops>
          <style:tab-stop style:position="0cm"/>
          <style:tab-stop style:position="1.251cm"/>
        </style:tab-stops>
      </style:paragraph-properties>
    </style:style>
    <style:style style:name="P52"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style>
    <style:style style:name="P53" style:family="paragraph" style:parent-style-name="Heading_20_2"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padding-left="0.141cm" fo:padding-right="0.176cm" fo:padding-top="0.035cm" fo:padding-bottom="0.035cm" fo:border="0.51pt solid #000001" fo:keep-with-next="always" style:vertical-align="auto">
        <style:tab-stops>
          <style:tab-stop style:position="0cm"/>
          <style:tab-stop style:position="1.251cm"/>
        </style:tab-stops>
      </style:paragraph-properties>
    </style:style>
    <style:style style:name="P54" style:family="paragraph" style:parent-style-name="Heading_20_2"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style>
    <style:style style:name="P55" style:family="paragraph" style:parent-style-name="Heading_20_1" style:list-style-name="WWNum1" style:master-page-name="Converted3">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page-number="auto" fo:break-before="page" style:vertical-align="auto">
        <style:tab-stops>
          <style:tab-stop style:position="0cm"/>
          <style:tab-stop style:position="0.635cm"/>
          <style:tab-stop style:position="0.762cm"/>
        </style:tab-stops>
      </style:paragraph-properties>
    </style:style>
    <style:style style:name="P56" style:family="paragraph" style:parent-style-name="Heading_20_1"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break-before="page" style:vertical-align="auto">
        <style:tab-stops>
          <style:tab-stop style:position="0cm"/>
          <style:tab-stop style:position="0.635cm"/>
          <style:tab-stop style:position="0.762cm"/>
        </style:tab-stops>
      </style:paragraph-properties>
    </style:style>
    <style:style style:name="P57" style:family="paragraph" style:parent-style-name="Heading_20_1"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break-before="page" style:vertical-align="auto">
        <style:tab-stops>
          <style:tab-stop style:position="0cm"/>
          <style:tab-stop style:position="0.635cm"/>
          <style:tab-stop style:position="0.762cm"/>
        </style:tab-stops>
      </style:paragraph-properties>
    </style:style>
    <style:style style:name="P58" style:family="paragraph" style:parent-style-name="Heading_20_5" style:list-style-name="WWNum1">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0.635cm"/>
          <style:tab-stop style:position="1.778cm"/>
          <style:tab-stop style:position="5.715cm"/>
        </style:tab-stops>
      </style:paragraph-properties>
    </style:style>
    <style:style style:name="P59" style:family="paragraph" style:parent-style-name="Heading_20_3"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style>
    <style:style style:name="P60" style:family="paragraph" style:parent-style-name="Heading_20_3"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style>
    <style:style style:name="P61" style:family="paragraph" style:parent-style-name="Heading_20_4" style:list-style-name="WWNum1">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style>
    <style:style style:name="P62" style:family="paragraph" style:parent-style-name="Heading_20_4" style:list-style-name="WWNum1" style:master-page-name="Converted6">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style:page-number="auto" fo:keep-with-next="always" style:vertical-align="auto">
        <style:tab-stops>
          <style:tab-stop style:position="1.524cm"/>
          <style:tab-stop style:position="2.54cm"/>
          <style:tab-stop style:position="4.445cm"/>
        </style:tab-stops>
      </style:paragraph-properties>
    </style:style>
    <style:style style:name="P63" style:family="paragraph" style:parent-style-name="Heading_20_4" style:list-style-name="WWNum1">
      <style:paragraph-properties fo:margin-left="0cm" fo:margin-right="0cm" fo:margin-top="0.282cm" fo:margin-bottom="0.141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style>
    <style:style style:name="P64" style:family="paragraph" style:parent-style-name="Heading_20_4" style:list-style-name="WWNum1">
      <style:paragraph-properties fo:margin-left="0cm" fo:margin-right="0cm" fo:margin-top="0.282cm" fo:margin-bottom="0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style>
    <style:style style:name="P65" style:family="paragraph" style:parent-style-name="Heading_20_6" style:list-style-name="WWNum1">
      <style:paragraph-properties fo:margin-left="0.50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1.771cm"/>
          <style:tab-stop style:position="2.032cm"/>
        </style:tab-stops>
      </style:paragraph-properties>
    </style:style>
    <style:style style:name="P66" style:family="paragraph" style:parent-style-name="Heading_20_6" style:list-style-name="WWNum1">
      <style:paragraph-properties fo:margin-left="0.50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1.771cm"/>
          <style:tab-stop style:position="2.032cm"/>
        </style:tab-stops>
      </style:paragraph-properties>
    </style:style>
    <style:style style:name="P67" style:family="paragraph" style:parent-style-name="Heading_20_6" style:list-style-name="WWNum1">
      <style:paragraph-properties fo:margin-left="0.508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1.771cm"/>
          <style:tab-stop style:position="2.032cm"/>
        </style:tab-stops>
      </style:paragraph-properties>
    </style:style>
    <style:style style:name="P68" style:family="paragraph" style:parent-style-name="Heading_20_7" style:list-style-name="WWNum1">
      <style:paragraph-properties fo:margin-left="1.9cm" fo:margin-right="0cm" fo:margin-top="0cm" fo:margin-bottom="0.423cm" loext:contextual-spacing="false" style:line-height-at-least="0.423cm" fo:text-align="start" style:justify-single-word="false" fo:orphans="2" fo:widows="2" fo:text-indent="0cm" style:auto-text-indent="false" style:vertical-align="auto">
        <style:tab-stops>
          <style:tab-stop style:position="1.905cm"/>
          <style:tab-stop style:position="2.032cm"/>
          <style:tab-stop style:position="2.286cm"/>
        </style:tab-stops>
      </style:paragraph-properties>
    </style:style>
    <style:style style:name="P69" style:family="paragraph" style:parent-style-name="Heading_20_7" style:list-style-name="WWNum1">
      <style:paragraph-properties fo:margin-left="1.905cm" fo:margin-right="0cm" fo:margin-top="0cm" fo:margin-bottom="0.423cm" loext:contextual-spacing="false" style:line-height-at-least="0.423cm" fo:text-align="start" style:justify-single-word="false" fo:orphans="2" fo:widows="2" fo:text-indent="0cm" style:auto-text-indent="false" fo:keep-with-next="always" style:vertical-align="auto">
        <style:tab-stops>
          <style:tab-stop style:position="1.905cm"/>
          <style:tab-stop style:position="2.032cm"/>
          <style:tab-stop style:position="2.286cm"/>
        </style:tab-stops>
      </style:paragraph-properties>
    </style:style>
    <style:style style:name="P70" style:family="paragraph" style:parent-style-name="Contents_20_3">
      <style:paragraph-properties fo:margin-left="6.068cm" fo:margin-right="1.27cm" fo:margin-top="0.212cm" fo:margin-bottom="0.423cm" loext:contextual-spacing="false" fo:line-height="0.282cm" fo:text-align="start" style:justify-single-word="false" fo:keep-together="always" fo:orphans="2" fo:widows="2" fo:text-indent="-2.081cm" style:auto-text-indent="false" style:vertical-align="auto">
        <style:tab-stops>
          <style:tab-stop style:position="6.068cm"/>
          <style:tab-stop style:position="17.002cm" style:type="right"/>
        </style:tab-stops>
      </style:paragraph-properties>
    </style:style>
    <style:style style:name="P71" style:family="paragraph" style:parent-style-name="Contents_20_4">
      <style:paragraph-properties fo:margin-left="6.068cm" fo:margin-right="1.27cm" fo:margin-top="0.212cm" fo:margin-bottom="0.423cm" loext:contextual-spacing="false" fo:line-height="0.282cm" fo:text-align="start" style:justify-single-word="false" fo:keep-together="always" fo:orphans="2" fo:widows="2" fo:text-indent="-1.764cm" style:auto-text-indent="false" style:vertical-align="auto">
        <style:tab-stops>
          <style:tab-stop style:position="6.068cm"/>
          <style:tab-stop style:position="17.002cm" style:type="right"/>
        </style:tab-stops>
      </style:paragraph-properties>
    </style:style>
    <style:style style:name="P72" style:family="paragraph" style:parent-style-name="Contents_20_4">
      <style:paragraph-properties fo:margin-left="6.068cm" fo:margin-right="1.27cm" fo:margin-top="0.212cm" fo:margin-bottom="0.423cm" loext:contextual-spacing="false" fo:line-height="0.282cm" fo:text-align="start" style:justify-single-word="false" fo:keep-together="always" fo:orphans="2" fo:widows="2" fo:text-indent="-1.764cm" style:auto-text-indent="false" style:vertical-align="auto">
        <style:tab-stops>
          <style:tab-stop style:position="6.773cm"/>
          <style:tab-stop style:position="17.002cm" style:type="right"/>
        </style:tab-stops>
      </style:paragraph-properties>
    </style:style>
    <style:style style:name="P73" style:family="paragraph" style:parent-style-name="Contents_20_2">
      <style:paragraph-properties fo:margin-left="4.939cm" fo:margin-right="1.27cm" fo:margin-top="0.423cm" fo:margin-bottom="0.423cm" loext:contextual-spacing="false" fo:line-height="0.282cm" fo:text-align="start" style:justify-single-word="false" fo:keep-together="always" fo:orphans="2" fo:widows="2" fo:text-indent="-1.623cm" style:auto-text-indent="false" style:vertical-align="auto">
        <style:tab-stops>
          <style:tab-stop style:position="4.939cm"/>
          <style:tab-stop style:position="17.002cm" style:type="right"/>
        </style:tab-stops>
      </style:paragraph-properties>
    </style:style>
    <style:style style:name="P74" style:family="paragraph" style:parent-style-name="Contents_20_1">
      <style:paragraph-properties fo:margin-left="2.681cm" fo:margin-right="1.27cm" fo:margin-top="0.564cm" fo:margin-bottom="0.423cm" loext:contextual-spacing="false" style:line-height-at-least="0.353cm" fo:text-align="start" style:justify-single-word="false" fo:keep-together="always" fo:orphans="2" fo:widows="2" fo:text-indent="-1.199cm" style:auto-text-indent="false" style:vertical-align="auto">
        <style:tab-stops>
          <style:tab-stop style:position="2.681cm"/>
          <style:tab-stop style:position="17.002cm" style:type="right"/>
        </style:tab-stops>
      </style:paragraph-properties>
    </style:style>
    <style:style style:name="P75" style:family="paragraph" style:parent-style-name="Tête_20_de_20_page">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7.726cm" style:type="center"/>
          <style:tab-stop style:position="17.039cm" style:type="right"/>
        </style:tab-stops>
      </style:paragraph-properties>
    </style:style>
    <style:style style:name="P76"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size="10pt" fo:language="en" fo:country="GB" style:font-size-asian="10pt" style:language-asian="en" style:country-asian="US"/>
    </style:style>
    <style:style style:name="P77"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78"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79"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fo:background-color="#ffff00"/>
    </style:style>
    <style:style style:name="P80"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fr" fo:country="FR" style:language-asian="fr" style:country-asian="FR"/>
    </style:style>
    <style:style style:name="P81"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82" style:family="paragraph" style:parent-style-name="Header">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ext-properties fo:language="en" fo:country="US"/>
    </style:style>
    <style:style style:name="P83" style:family="paragraph" style:parent-style-name="Header">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84"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6.986cm" style:type="right"/>
        </style:tab-stops>
      </style:paragraph-properties>
    </style:style>
    <style:style style:name="P85"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style>
    <style:style style:name="P86" style:family="paragraph" style:parent-style-name="Footer">
      <style:paragraph-properties fo:margin-left="0.635cm" fo:margin-right="0.025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17.039cm" style:type="right"/>
        </style:tab-stops>
      </style:paragraph-properties>
      <style:text-properties fo:language="en" fo:country="US"/>
    </style:style>
    <style:style style:name="P87"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style>
    <style:style style:name="P88"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2.635cm"/>
        </style:tab-stops>
      </style:paragraph-properties>
    </style:style>
    <style:style style:name="P89" style:family="paragraph" style:parent-style-name="Enum_20_1" style:list-style-name="WWNum59">
      <style:paragraph-properties fo:margin-left="2.501cm" fo:margin-right="0cm" fo:margin-top="0cm" fo:margin-bottom="0.141cm" loext:contextual-spacing="false" style:line-height-at-least="0.423cm" fo:text-align="start" style:justify-single-word="false" fo:keep-together="always" fo:orphans="2" fo:widows="2" fo:text-indent="0cm" style:auto-text-indent="false" style:vertical-align="auto">
        <style:tab-stops>
          <style:tab-stop style:position="2.635cm"/>
        </style:tab-stops>
      </style:paragraph-properties>
    </style:style>
    <style:style style:name="P90"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style:vertical-align="auto"/>
      <style:text-properties fo:language="en" fo:country="US"/>
    </style:style>
    <style:style style:name="P91" style:family="paragraph" style:parent-style-name="Enum_20_1" style:list-style-name="WWNum59">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fo:keep-with-next="always" style:vertical-align="auto"/>
    </style:style>
    <style:style style:name="P92" style:family="paragraph" style:parent-style-name="Enum_20_1" style:list-style-name="WWNum59">
      <style:paragraph-properties fo:margin-left="2.515cm" fo:margin-right="0cm" fo:margin-top="0cm" fo:margin-bottom="0.141cm" loext:contextual-spacing="false" style:line-height-at-least="0.423cm" fo:text-align="justify" style:justify-single-word="false" fo:keep-together="always" fo:orphans="2" fo:widows="2" fo:text-indent="0cm" style:auto-text-indent="false" fo:keep-with-next="always" style:vertical-align="auto">
        <style:tab-stops/>
      </style:paragraph-properties>
    </style:style>
    <style:style style:name="P93" style:family="paragraph" style:parent-style-name="Enum_20_1" style:list-style-name="WWNum59">
      <style:paragraph-properties fo:margin-left="2.515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style>
    <style:style style:name="P94" style:family="paragraph" style:parent-style-name="Enum_20_1" style:list-style-name="WWNum84">
      <style:paragraph-properties fo:margin-left="2.635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2.635cm"/>
        </style:tab-stops>
      </style:paragraph-properties>
    </style:style>
    <style:style style:name="P95" style:family="paragraph" style:parent-style-name="Enum_20_1" style:list-style-name="WWNum89">
      <style:paragraph-properties fo:margin-left="2.635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2.635cm"/>
        </style:tab-stops>
      </style:paragraph-properties>
    </style:style>
    <style:style style:name="P96" style:family="paragraph" style:parent-style-name="Enum_20_1" style:list-style-name="WWNum84">
      <style:paragraph-properties fo:margin-left="2.635cm" fo:margin-right="0cm" fo:margin-top="0cm" fo:margin-bottom="0.141cm" loext:contextual-spacing="false" style:line-height-at-least="0.423cm" fo:text-align="justify" style:justify-single-word="false" fo:keep-together="always" fo:orphans="2" fo:widows="2" fo:text-indent="0cm" style:auto-text-indent="false" fo:keep-with-next="always" style:vertical-align="auto">
        <style:tab-stops>
          <style:tab-stop style:position="2.635cm"/>
        </style:tab-stops>
      </style:paragraph-properties>
    </style:style>
    <style:style style:name="P97" style:family="paragraph" style:parent-style-name="Enum_20_1" style:list-style-name="WWNum84">
      <style:paragraph-properties fo:margin-left="3.905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3.905cm"/>
        </style:tab-stops>
      </style:paragraph-properties>
    </style:style>
    <style:style style:name="P98" style:family="paragraph" style:parent-style-name="Enum_20_1" style:list-style-name="WWNum85">
      <style:paragraph-properties fo:margin-left="3.905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tab-stop style:position="3.905cm"/>
        </style:tab-stops>
      </style:paragraph-properties>
    </style:style>
    <style:style style:name="P99" style:family="paragraph" style:parent-style-name="Enum_20_1" style:list-style-name="WWNum59">
      <style:paragraph-properties fo:margin-left="2.499cm" fo:margin-right="0cm" fo:margin-top="0cm" fo:margin-bottom="0.141cm" loext:contextual-spacing="false" style:line-height-at-least="0.423cm" fo:text-align="justify" style:justify-single-word="false" fo:keep-together="always" fo:orphans="2" fo:widows="2" fo:text-indent="0cm" style:auto-text-indent="false" style:vertical-align="auto"/>
    </style:style>
    <style:style style:name="P100" style:family="paragraph" style:parent-style-name="Enum_20_1" style:list-style-name="WWNum59">
      <style:paragraph-properties fo:margin-left="2.999cm" fo:margin-right="0cm" fo:margin-top="0cm" fo:margin-bottom="0.141cm" loext:contextual-spacing="false" style:line-height-at-least="0.423cm" fo:text-align="justify" style:justify-single-word="false" fo:keep-together="always" fo:orphans="2" fo:widows="2" fo:text-indent="0.002cm" style:auto-text-indent="false" style:vertical-align="auto"/>
    </style:style>
    <style:style style:name="P101" style:family="paragraph" style:parent-style-name="Enum_20_2" style:list-style-name="WWNum79">
      <style:paragraph-properties fo:margin-left="2.997cm" fo:margin-right="0cm" fo:margin-top="0cm" fo:margin-bottom="0.141cm" loext:contextual-spacing="false" style:line-height-at-least="0.423cm" fo:text-align="justify" style:justify-single-word="false" fo:keep-together="always" fo:orphans="2" fo:widows="2" fo:text-indent="0cm" style:auto-text-indent="false" style:vertical-align="auto">
        <style:tab-stops/>
      </style:paragraph-properties>
    </style:style>
    <style:style style:name="P102"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style>
    <style:style style:name="P103"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6.502cm"/>
          <style:tab-stop style:position="13.002cm"/>
        </style:tab-stops>
      </style:paragraph-properties>
    </style:style>
    <style:style style:name="P104"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language="en" fo:country="US"/>
    </style:style>
    <style:style style:name="P105" style:family="paragraph" style:parent-style-name="Enum_20_débu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06" style:family="paragraph" style:parent-style-name="Enum_20_début">
      <style:paragraph-properties fo:margin-left="1.981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style>
    <style:style style:name="P107" style:family="paragraph" style:parent-style-name="PG_20_titre_20_projet">
      <style:paragraph-properties fo:margin-left="0cm" fo:margin-right="0.03cm" fo:margin-top="0.141cm" fo:margin-bottom="0.141cm" loext:contextual-spacing="false" style:line-height-at-least="0.423cm" fo:text-align="center" style:justify-single-word="false" fo:keep-together="always" fo:orphans="2" fo:widows="2" fo:text-indent="0cm" style:auto-text-indent="false" fo:padding="0cm" fo:border="none" style:vertical-align="auto"/>
    </style:style>
    <style:style style:name="P108" style:family="paragraph" style:parent-style-name="PG_20_titre_20_projet">
      <style:paragraph-properties fo:margin-left="0cm" fo:margin-right="0.03cm" fo:margin-top="0.141cm" fo:margin-bottom="0.141cm" loext:contextual-spacing="false" style:line-height-at-least="0.423cm" fo:text-align="center" style:justify-single-word="false" fo:keep-together="always" fo:orphans="2" fo:widows="2" fo:text-indent="0cm" style:auto-text-indent="false" fo:padding="0cm" fo:border="none" style:vertical-align="auto"/>
      <style:text-properties fo:color="#ff0000" style:font-name="Impact" fo:language="en" fo:country="US" fo:font-weight="normal" style:font-weight-asian="normal"/>
    </style:style>
    <style:style style:name="P109" style:family="paragraph" style:parent-style-name="PG_20_texte">
      <style:paragraph-properties fo:margin-left="0cm" fo:margin-right="0.03cm" fo:margin-top="0cm" fo:margin-bottom="0.176cm" loext:contextual-spacing="false" style:line-height-at-least="0.423cm" fo:text-align="center" style:justify-single-word="false" fo:keep-together="always" fo:orphans="2" fo:widows="2" fo:text-indent="0cm" style:auto-text-indent="false" fo:padding="0cm" fo:border="none" style:vertical-align="auto"/>
    </style:style>
    <style:style style:name="P110"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style>
    <style:style style:name="P111"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style>
    <style:style style:name="P112" style:family="paragraph" style:parent-style-name="Table">
      <style:paragraph-properties fo:margin-left="0cm" fo:margin-right="0cm" fo:margin-top="0.035cm" fo:margin-bottom="0.035cm" loext:contextual-spacing="false" fo:line-height="0.353cm" fo:text-align="justify" style:justify-single-word="false" fo:orphans="2" fo:widows="2" fo:text-indent="0cm" style:auto-text-indent="false" style:vertical-align="auto">
        <style:tab-stops/>
      </style:paragraph-properties>
      <style:text-properties fo:font-size="8pt" fo:language="en" fo:country="US" style:font-size-asian="8pt"/>
    </style:style>
    <style:style style:name="P113" style:family="paragraph" style:parent-style-name="Table">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fo:font-size="8pt" fo:language="en" fo:country="US" style:font-size-asian="8pt"/>
    </style:style>
    <style:style style:name="P114" style:family="paragraph" style:parent-style-name="PG_20_trait">
      <style:paragraph-properties fo:margin-left="3.387cm" fo:margin-right="3.577cm" fo:margin-top="0.529cm" fo:margin-bottom="0.882cm" loext:contextual-spacing="false" style:line-height-at-least="0.423cm" fo:text-align="center" style:justify-single-word="false" fo:keep-together="always" fo:orphans="2" fo:widows="2" fo:text-indent="0cm" style:auto-text-indent="false" fo:padding="0cm" fo:border="none" style:vertical-align="auto"/>
      <style:text-properties fo:language="en" fo:country="US" fo:font-weight="normal" style:font-weight-asian="normal"/>
    </style:style>
    <style:style style:name="P115" style:family="paragraph" style:parent-style-name="PG_20_titre_20_document">
      <style:paragraph-properties fo:margin-left="0.035cm" fo:margin-right="0.03cm" style:line-height-at-least="0.423cm" fo:text-align="center" style:justify-single-word="false" fo:keep-together="always" fo:orphans="2" fo:widows="2" fo:text-indent="0cm" style:auto-text-indent="false" fo:padding="0cm" fo:border="none" style:vertical-align="auto"/>
      <style:text-properties fo:language="en" fo:country="US"/>
    </style:style>
    <style:style style:name="P116" style:family="paragraph" style:parent-style-name="PG_20_titre_20_document">
      <style:paragraph-properties fo:margin-left="0.035cm" fo:margin-right="0.03cm" style:line-height-at-least="0.423cm" fo:text-align="center" style:justify-single-word="false" fo:keep-together="always" fo:orphans="2" fo:widows="2" fo:text-indent="0cm" style:auto-text-indent="false" fo:padding="0cm" fo:border="none" style:vertical-align="auto"/>
    </style:style>
    <style:style style:name="P117"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fo:break-before="page" style:vertical-align="auto"/>
    </style:style>
    <style:style style:name="P118" style:family="paragraph" style:parent-style-name="Sommair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style>
    <style:style style:name="P119"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style>
    <style:style style:name="P120" style:family="paragraph" style:parent-style-name="Sommaire" style:list-style-name="">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language="en" fo:country="US" fo:font-weight="normal" style:font-weight-asian="normal"/>
    </style:style>
    <style:style style:name="P121" style:family="paragraph" style:parent-style-name="Sommaire" style:list-style-name="" style:master-page-name="Converted1">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page-number="auto" fo:break-before="page" style:vertical-align="auto"/>
    </style:style>
    <style:style style:name="P122" style:family="paragraph" style:parent-style-name="code_20_Char_20_Char4">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23" style:family="paragraph" style:parent-style-name="code_20_Char_20_Char4">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text-scale="80%"/>
    </style:style>
    <style:style style:name="P124" style:family="paragraph" style:parent-style-name="code_20_Char_20_Char4">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25" style:family="paragraph" style:parent-style-name="code_20_Char_20_Char4">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Arial"/>
    </style:style>
    <style:style style:name="P126" style:family="paragraph" style:parent-style-name="code_20_Char_20_Char4">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New"/>
    </style:style>
    <style:style style:name="P127" style:family="paragraph" style:parent-style-name="code_20_Char_20_Char4">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28" style:family="paragraph" style:parent-style-name="code_20_Char_20_Char4">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fo:font-style="italic" style:font-style-asian="italic"/>
    </style:style>
    <style:style style:name="P129" style:family="paragraph" style:parent-style-name="code_20_Char_20_Char4">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fo:letter-spacing="-0.035cm"/>
    </style:style>
    <style:style style:name="P130" style:family="paragraph" style:parent-style-name="code_20_Char_20_Char4">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style:font-name="Arial"/>
    </style:style>
    <style:style style:name="P131" style:family="paragraph" style:parent-style-name="code_20_Char_20_Char4">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style:font-name="Courier New"/>
    </style:style>
    <style:style style:name="P132" style:family="paragraph" style:parent-style-name="code_20_Char_20_Char4">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33" style:family="paragraph" style:parent-style-name="code_20_Char_20_Char4">
      <style:paragraph-properties fo:margin-left="1.981cm" fo:margin-right="0cm" fo:text-align="justify" style:justify-single-word="false" fo:keep-together="always" fo:orphans="2" fo:widows="2" fo:text-indent="0cm" style:auto-text-indent="false" fo:keep-with-next="always" style:vertical-align="auto">
        <style:tab-stops>
          <style:tab-stop style:position="7.558cm"/>
        </style:tab-stops>
      </style:paragraph-properties>
    </style:style>
    <style:style style:name="P134" style:family="paragraph" style:parent-style-name="code_20_Char_20_Char4">
      <style:paragraph-properties fo:margin-left="1.981cm" fo:margin-right="0cm" fo:text-align="justify" style:justify-single-word="false" fo:keep-together="always" fo:orphans="2" fo:widows="2" fo:text-indent="0cm" style:auto-text-indent="false" fo:keep-with-next="always" style:vertical-align="auto">
        <style:tab-stops>
          <style:tab-stop style:position="4.461cm"/>
        </style:tab-stops>
      </style:paragraph-properties>
    </style:style>
    <style:style style:name="P135" style:family="paragraph" style:parent-style-name="code_20_Char_20_Char4">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anguage="en" fo:country="US"/>
    </style:style>
    <style:style style:name="P136" style:family="paragraph" style:parent-style-name="code_20_Char_20_Char4">
      <style:paragraph-properties fo:margin-left="1.981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37" style:family="paragraph" style:parent-style-name="code_20_Char_20_Char4">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38" style:family="paragraph" style:parent-style-name="code_20_Char_20_Char4">
      <style:paragraph-properties fo:margin-left="0.476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39" style:family="paragraph" style:parent-style-name="code_20_Char_20_Char4">
      <style:paragraph-properties fo:margin-left="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40" style:family="paragraph" style:parent-style-name="code_20_Char_20_Char4">
      <style:paragraph-properties fo:margin-left="1cm" fo:margin-right="0cm" fo:text-align="justify" style:justify-single-word="false" fo:keep-together="always" fo:orphans="2" fo:widows="2" fo:text-indent="0cm" style:auto-text-indent="false" fo:keep-with-next="always" style:vertical-align="auto">
        <style:tab-stops>
          <style:tab-stop style:position="2cm"/>
          <style:tab-stop style:position="2.752cm"/>
          <style:tab-stop style:position="3.501cm"/>
        </style:tab-stops>
      </style:paragraph-properties>
    </style:style>
    <style:style style:name="P141" style:family="paragraph" style:parent-style-name="code_20_Char_20_Char4">
      <style:paragraph-properties fo:margin-left="1cm" fo:margin-right="0cm" fo:text-align="justify" style:justify-single-word="false" fo:keep-together="always" fo:orphans="2" fo:widows="2" fo:text-indent="0cm" style:auto-text-indent="false" fo:keep-with-next="always" style:vertical-align="auto">
        <style:tab-stops>
          <style:tab-stop style:position="2cm"/>
          <style:tab-stop style:position="2.752cm"/>
          <style:tab-stop style:position="3.501cm"/>
        </style:tab-stops>
      </style:paragraph-properties>
      <style:text-properties fo:letter-spacing="-0.035cm"/>
    </style:style>
    <style:style style:name="P142" style:family="paragraph" style:parent-style-name="code_20_Char_20_Char4">
      <style:paragraph-properties fo:margin-left="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43" style:family="paragraph" style:parent-style-name="code_20_Char_20_Char4">
      <style:paragraph-properties fo:margin-left="1cm" fo:margin-right="0cm" fo:text-align="justify" style:justify-single-word="false" fo:keep-together="always" fo:orphans="2" fo:widows="2" fo:text-indent="0cm" style:auto-text-indent="false" style:vertical-align="auto">
        <style:tab-stops>
          <style:tab-stop style:position="2cm"/>
          <style:tab-stop style:position="2.752cm"/>
          <style:tab-stop style:position="3.501cm"/>
        </style:tab-stops>
      </style:paragraph-properties>
    </style:style>
    <style:style style:name="P144" style:family="paragraph" style:parent-style-name="code_20_Char_20_Char4">
      <style:paragraph-properties fo:margin-left="1cm" fo:margin-right="0cm" fo:text-align="justify" style:justify-single-word="false" fo:keep-together="always" fo:orphans="2" fo:widows="2" fo:text-indent="0cm" style:auto-text-indent="false" style:vertical-align="auto">
        <style:tab-stops>
          <style:tab-stop style:position="2cm"/>
          <style:tab-stop style:position="2.752cm"/>
          <style:tab-stop style:position="3.501cm"/>
        </style:tab-stops>
      </style:paragraph-properties>
      <style:text-properties fo:letter-spacing="-0.035cm"/>
    </style:style>
    <style:style style:name="P145" style:family="paragraph" style:parent-style-name="code_20_Char_20_Char4">
      <style:paragraph-properties fo:margin-left="1cm" fo:margin-right="0cm" fo:text-align="start" style:justify-single-word="false" fo:keep-together="always" fo:orphans="2" fo:widows="2" fo:text-indent="0cm" style:auto-text-indent="false" style:vertical-align="auto">
        <style:tab-stops>
          <style:tab-stop style:position="2cm"/>
          <style:tab-stop style:position="2.752cm"/>
          <style:tab-stop style:position="3.501cm"/>
        </style:tab-stops>
      </style:paragraph-properties>
    </style:style>
    <style:style style:name="P146" style:family="paragraph" style:parent-style-name="code_20_Char_20_Char4">
      <style:paragraph-properties fo:margin-left="0cm" fo:margin-right="-1cm" fo:margin-top="0cm" fo:margin-bottom="0cm" loext:contextual-spacing="false" fo:text-align="start" style:justify-single-word="false" fo:orphans="2" fo:widows="2" fo:text-indent="0cm" style:auto-text-indent="false" style:vertical-align="auto">
        <style:tab-stops>
          <style:tab-stop style:position="2.26cm"/>
          <style:tab-stop style:position="5.009cm"/>
          <style:tab-stop style:position="6.759cm"/>
          <style:tab-stop style:position="18.262cm"/>
          <style:tab-stop style:position="23.761cm"/>
        </style:tab-stops>
      </style:paragraph-properties>
      <style:text-properties style:font-name="Arial Narrow" fo:language="fr" fo:country="FR" style:language-asian="fr" style:country-asian="FR"/>
    </style:style>
    <style:style style:name="P147" style:family="paragraph" style:parent-style-name="code_20_Char_20_Char4">
      <style:paragraph-properties fo:margin-left="0cm" fo:margin-right="-1cm" fo:margin-top="0cm" fo:margin-bottom="0cm" loext:contextual-spacing="false" fo:text-align="start" style:justify-single-word="false" fo:orphans="2" fo:widows="2" fo:text-indent="0cm" style:auto-text-indent="false" style:vertical-align="auto">
        <style:tab-stops>
          <style:tab-stop style:position="2.26cm"/>
          <style:tab-stop style:position="5.009cm"/>
          <style:tab-stop style:position="7.509cm"/>
        </style:tab-stops>
      </style:paragraph-properties>
      <style:text-properties style:font-name="Arial Narrow" fo:language="fr" fo:country="FR" style:language-asian="fr" style:country-asian="FR"/>
    </style:style>
    <style:style style:name="P148" style:family="paragraph" style:parent-style-name="code_20_Char_20_Char4">
      <style:paragraph-properties fo:margin-left="0cm" fo:margin-right="-1cm" fo:margin-top="0cm" fo:margin-bottom="0cm" loext:contextual-spacing="false" fo:text-align="start" style:justify-single-word="false" fo:orphans="2" fo:widows="2" fo:text-indent="0cm" style:auto-text-indent="false" style:vertical-align="auto">
        <style:tab-stops>
          <style:tab-stop style:position="2.26cm"/>
          <style:tab-stop style:position="5.009cm"/>
          <style:tab-stop style:position="6.759cm"/>
          <style:tab-stop style:position="18.262cm"/>
          <style:tab-stop style:position="23.761cm"/>
        </style:tab-stops>
      </style:paragraph-properties>
    </style:style>
    <style:style style:name="P149" style:family="paragraph" style:parent-style-name="code_20_Char_20_Char4">
      <style:paragraph-properties fo:margin-left="0.501cm" fo:margin-right="0cm" fo:text-align="justify" style:justify-single-word="false" fo:keep-together="always" fo:orphans="2" fo:widows="2" fo:text-indent="0cm" style:auto-text-indent="false" fo:padding-left="0.141cm" fo:padding-right="0.494cm" fo:padding-top="0.035cm" fo:padding-bottom="0.035cm" fo:border="0.51pt solid #000001" fo:keep-with-next="always" style:vertical-align="auto"/>
    </style:style>
    <style:style style:name="P150" style:family="paragraph" style:parent-style-name="code_20_Char_20_Char4">
      <style:paragraph-properties fo:margin-left="0.501cm" fo:margin-right="0cm" fo:text-align="justify" style:justify-single-word="false" fo:keep-together="always" fo:orphans="2" fo:widows="2" fo:text-indent="0cm" style:auto-text-indent="false" fo:padding-left="0.141cm" fo:padding-right="0.494cm" fo:padding-top="0.035cm" fo:padding-bottom="0.035cm" fo:border="0.51pt solid #000001" style:vertical-align="auto"/>
    </style:style>
    <style:style style:name="P151" style:family="paragraph" style:parent-style-name="code_20_Char_20_Char4">
      <style:paragraph-properties fo:margin-left="0.508cm" fo:margin-right="-0.305cm" fo:text-align="justify" style:justify-single-word="false" fo:keep-together="always" fo:orphans="2" fo:widows="2" fo:text-indent="0cm" style:auto-text-indent="false" fo:padding-left="0.141cm" fo:padding-right="0.176cm" fo:padding-top="0.035cm" fo:padding-bottom="0.035cm" fo:border="0.51pt solid #000001" fo:keep-with-next="always" style:vertical-align="auto">
        <style:tab-stops>
          <style:tab-stop style:position="2.752cm"/>
          <style:tab-stop style:position="3.501cm"/>
          <style:tab-stop style:position="4.251cm"/>
        </style:tab-stops>
      </style:paragraph-properties>
    </style:style>
    <style:style style:name="P152" style:family="paragraph" style:parent-style-name="code_20_Char_20_Char4">
      <style:paragraph-properties fo:margin-left="0.508cm" fo:margin-right="-0.305cm" fo:text-align="justify" style:justify-single-word="false" fo:keep-together="always" fo:orphans="2" fo:widows="2" fo:text-indent="0cm" style:auto-text-indent="false" fo:padding-left="0.141cm" fo:padding-right="0.176cm" fo:padding-top="0.035cm" fo:padding-bottom="0.035cm" fo:border="0.51pt solid #000001" style:vertical-align="auto">
        <style:tab-stops>
          <style:tab-stop style:position="2.752cm"/>
          <style:tab-stop style:position="3.501cm"/>
          <style:tab-stop style:position="4.251cm"/>
        </style:tab-stops>
      </style:paragraph-properties>
    </style:style>
    <style:style style:name="P153" style:family="paragraph" style:parent-style-name="code_20_Char_20_Char4">
      <style:paragraph-properties fo:margin-left="1.50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54" style:family="paragraph" style:parent-style-name="code_20_Char_20_Char4">
      <style:paragraph-properties fo:margin-left="1.50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55" style:family="paragraph" style:parent-style-name="code_20_Char_20_Char4">
      <style:paragraph-properties fo:margin-left="1.50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56" style:family="paragraph" style:parent-style-name="code_20_Char_20_Char4">
      <style:paragraph-properties fo:margin-left="1.50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fo:letter-spacing="-0.035cm"/>
    </style:style>
    <style:style style:name="P157" style:family="paragraph" style:parent-style-name="caption">
      <style:paragraph-properties fo:margin-left="1.981cm" fo:margin-right="0cm" fo:margin-top="0.071cm" fo:margin-bottom="0.423cm" loext:contextual-spacing="false" style:line-height-at-least="0.423cm" fo:text-align="center" style:justify-single-word="false" fo:keep-together="always" fo:orphans="2" fo:widows="2" fo:text-indent="0cm" style:auto-text-indent="false" style:vertical-align="auto"/>
    </style:style>
    <style:style style:name="P158" style:family="paragraph" style:parent-style-name="caption">
      <style:paragraph-properties fo:margin-left="1.981cm" fo:margin-right="0cm" fo:margin-top="0.071cm" fo:margin-bottom="0.423cm" loext:contextual-spacing="false" style:line-height-at-least="0.423cm" fo:text-align="justify" style:justify-single-word="false" fo:keep-together="always" fo:orphans="2" fo:widows="2" fo:text-indent="0cm" style:auto-text-indent="false" style:vertical-align="auto"/>
    </style:style>
    <style:style style:name="P159" style:family="paragraph" style:parent-style-name="caption" style:list-style-name="">
      <style:paragraph-properties fo:margin-left="1.981cm" fo:margin-right="0cm" fo:margin-top="0.071cm" fo:margin-bottom="0.423cm" loext:contextual-spacing="false" style:line-height-at-least="0.423cm" fo:text-align="justify" style:justify-single-word="false" fo:keep-together="always" fo:orphans="2" fo:widows="2" fo:text-indent="0cm" style:auto-text-indent="false" style:vertical-align="auto"/>
    </style:style>
    <style:style style:name="P160" style:family="paragraph" style:parent-style-name="caption" style:list-style-name="">
      <style:paragraph-properties fo:margin-left="1.981cm" fo:margin-right="0cm" fo:margin-top="0.212cm" fo:margin-bottom="0.423cm" loext:contextual-spacing="false" style:line-height-at-least="0.423cm" fo:text-align="justify" style:justify-single-word="false" fo:keep-together="always" fo:orphans="2" fo:widows="2" fo:text-indent="0cm" style:auto-text-indent="false" style:vertical-align="auto"/>
    </style:style>
    <style:style style:name="P161" style:family="paragraph" style:parent-style-name="table_20_of_20_figures">
      <style:paragraph-properties fo:margin-left="0.706cm" fo:margin-right="0cm" fo:margin-top="0cm" fo:margin-bottom="0.423cm" loext:contextual-spacing="false" style:line-height-at-least="0.423cm" fo:text-align="justify" style:justify-single-word="false" fo:keep-together="always" fo:orphans="2" fo:widows="2" fo:text-indent="-0.706cm" style:auto-text-indent="false" style:vertical-align="auto">
        <style:tab-stops>
          <style:tab-stop style:position="17.002cm" style:type="right" style:leader-style="dotted" style:leader-text="."/>
        </style:tab-stops>
      </style:paragraph-properties>
    </style:style>
    <style:style style:name="P162" style:family="paragraph" style:parent-style-name="Plain_20_Text">
      <style:paragraph-properties fo:margin-left="0cm" fo:margin-right="0cm" fo:margin-top="0cm" fo:margin-bottom="0.423cm" loext:contextual-spacing="false" style:line-height-at-least="0.423cm" fo:text-align="start" style:justify-single-word="false" fo:keep-together="always" fo:orphans="2" fo:widows="2" fo:text-indent="0cm" style:auto-text-indent="false" style:vertical-align="auto"/>
    </style:style>
    <style:style style:name="P163" style:family="paragraph" style:parent-style-name="Plain_20_Text">
      <style:paragraph-properties fo:margin-left="0cm" fo:margin-right="-0.18cm" fo:margin-top="0cm" fo:margin-bottom="0.423cm" loext:contextual-spacing="false" style:line-height-at-least="0.423cm" fo:text-align="start" style:justify-single-word="false" fo:keep-together="always" fo:orphans="2" fo:widows="2" fo:text-indent="0cm" style:auto-text-indent="false" style:vertical-align="auto"/>
    </style:style>
    <style:style style:name="P164" style:family="paragraph" style:parent-style-name="Definition" style:list-style-name="WWNum63">
      <style:paragraph-properties fo:margin-left="1.981cm" fo:margin-right="0cm" fo:margin-top="0.106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1.981cm"/>
        </style:tab-stops>
      </style:paragraph-properties>
    </style:style>
    <style:style style:name="P165"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66"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0.635cm"/>
          <style:tab-stop style:position="1.27cm"/>
          <style:tab-stop style:position="1.905cm"/>
        </style:tab-stops>
      </style:paragraph-properties>
    </style:style>
    <style:style style:name="P167"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0.635cm"/>
          <style:tab-stop style:position="1.27cm"/>
          <style:tab-stop style:position="1.905cm"/>
          <style:tab-stop style:position="2.752cm"/>
          <style:tab-stop style:position="3.501cm"/>
          <style:tab-stop style:position="4.251cm"/>
        </style:tab-stops>
      </style:paragraph-properties>
    </style:style>
    <style:style style:name="P168"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2.452cm"/>
        </style:tab-stops>
      </style:paragraph-properties>
    </style:style>
    <style:style style:name="P169"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70" style:family="paragraph" style:parent-style-name="code">
      <style:paragraph-properties fo:margin-left="0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71" style:family="paragraph" style:parent-style-name="code">
      <style:paragraph-properties fo:margin-left="0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text-scale="90%"/>
    </style:style>
    <style:style style:name="P172" style:family="paragraph" style:parent-style-name="code">
      <style:paragraph-properties fo:margin-left="0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Helvetica"/>
    </style:style>
    <style:style style:name="P173" style:family="paragraph" style:parent-style-name="code">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74" style:family="paragraph" style:parent-style-name="code">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 style:position="11.135cm"/>
        </style:tab-stops>
      </style:paragraph-properties>
    </style:style>
    <style:style style:name="P175" style:family="paragraph" style:parent-style-name="code">
      <style:paragraph-properties fo:margin-left="0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 style:position="10.721cm"/>
        </style:tab-stops>
      </style:paragraph-properties>
    </style:style>
    <style:style style:name="P176" style:family="paragraph" style:parent-style-name="code">
      <style:paragraph-properties fo:margin-left="0cm" fo:margin-right="0cm" fo:text-align="justify" style:justify-single-word="false" fo:keep-together="always" fo:orphans="2" fo:widows="2" fo:text-indent="0cm" style:auto-text-indent="false" style:vertical-align="auto">
        <style:tab-stops>
          <style:tab-stop style:position="0.635cm"/>
          <style:tab-stop style:position="1.27cm"/>
          <style:tab-stop style:position="1.905cm"/>
        </style:tab-stops>
      </style:paragraph-properties>
    </style:style>
    <style:style style:name="P177" style:family="paragraph" style:parent-style-name="code">
      <style:paragraph-properties fo:margin-left="0cm" fo:margin-right="0cm" fo:text-align="justify" style:justify-single-word="false" fo:keep-together="always" fo:orphans="2" fo:widows="2" fo:text-indent="0cm" style:auto-text-indent="false" style:vertical-align="auto">
        <style:tab-stops>
          <style:tab-stop style:position="0.635cm"/>
          <style:tab-stop style:position="1.27cm"/>
          <style:tab-stop style:position="1.905cm"/>
          <style:tab-stop style:position="2.752cm"/>
          <style:tab-stop style:position="3.501cm"/>
          <style:tab-stop style:position="4.251cm"/>
        </style:tab-stops>
      </style:paragraph-properties>
    </style:style>
    <style:style style:name="P178" style:family="paragraph" style:parent-style-name="code">
      <style:paragraph-properties fo:margin-left="0cm" fo:margin-right="0cm" fo:text-align="start"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79" style:family="paragraph" style:parent-style-name="code">
      <style:paragraph-properties fo:margin-left="0cm" fo:margin-right="0cm" fo:text-align="start"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text-properties style:text-scale="90%"/>
    </style:style>
    <style:style style:name="P180"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81" style:family="paragraph" style:parent-style-name="code">
      <style:paragraph-properties fo:margin-left="1.981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letter-spacing="-0.035cm"/>
    </style:style>
    <style:style style:name="P182"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83" style:family="paragraph" style:parent-style-name="code">
      <style:paragraph-properties fo:margin-left="1.981cm" fo:margin-right="0cm" fo:text-align="start"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style>
    <style:style style:name="P184" style:family="paragraph" style:parent-style-name="code">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fo:font-size="9pt" fo:letter-spacing="-0.035cm" style:font-size-asian="9pt"/>
    </style:style>
    <style:style style:name="P185" style:family="paragraph" style:parent-style-name="code">
      <style:paragraph-properties fo:margin-left="1.981cm" fo:margin-right="0cm" fo:text-align="justify" style:justify-single-word="false" fo:keep-together="always" fo:orphans="2" fo:widows="2" fo:text-indent="0cm" style:auto-text-indent="false" style:vertical-align="auto">
        <style:tab-stops>
          <style:tab-stop style:position="2.752cm"/>
          <style:tab-stop style:position="3.501cm"/>
          <style:tab-stop style:position="4.251cm"/>
        </style:tab-stops>
      </style:paragraph-properties>
    </style:style>
    <style:style style:name="P186" style:family="paragraph">
      <loext:graphic-properties draw:fill="none" draw:fill-color="#ffffff"/>
      <style:paragraph-properties fo:text-align="center"/>
    </style:style>
    <style:style style:name="P187" style:family="paragraph">
      <loext:graphic-properties draw:fill="none" draw:fill-color="#ffffff"/>
    </style:style>
    <style:style style:name="T1" style:family="text">
      <style:text-properties fo:font-size="18pt" fo:language="en" fo:country="US" fo:font-weight="bold" style:font-size-asian="18pt" style:font-weight-asian="bold"/>
    </style:style>
    <style:style style:name="T2" style:family="text">
      <style:text-properties fo:language="en" fo:country="US"/>
    </style:style>
    <style:style style:name="T3" style:family="text">
      <style:text-properties fo:language="en" fo:country="US" fo:font-weight="normal" style:font-weight-asian="normal"/>
    </style:style>
    <style:style style:name="T4" style:family="text">
      <style:text-properties fo:language="en" fo:country="US" fo:font-weight="bold" style:font-weight-asian="bold"/>
    </style:style>
    <style:style style:name="T5" style:family="text">
      <style:text-properties fo:language="en" fo:country="US" text:display="none"/>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solid" style:text-underline-width="auto" style:text-underline-color="font-color" style:text-underline-mode="skip-white-space" style:text-overline-mode="skip-white-space" style:text-line-through-mode="skip-white-space"/>
    </style:style>
    <style:style style:name="T8" style:family="text">
      <style:text-properties fo:language="en" fo:country="US" style:language-asian="en" style:country-asian="US"/>
    </style:style>
    <style:style style:name="T9" style:family="text">
      <style:text-properties fo:language="en" fo:country="US" fo:font-style="italic" style:font-style-asian="italic"/>
    </style:style>
    <style:style style:name="T10" style:family="text">
      <style:text-properties fo:color="#ff0000" fo:font-size="12pt" fo:font-weight="bold" style:font-size-asian="12pt" style:font-weight-asian="bold"/>
    </style:style>
    <style:style style:name="T11" style:family="text">
      <style:text-properties fo:color="#ff0000" style:font-name="Helvetica" fo:font-size="10pt" fo:language="en" fo:country="GB" fo:font-weight="bold" style:font-size-asian="10pt" style:language-asian="en" style:country-asian="US" style:font-weight-asian="bold"/>
    </style:style>
    <style:style style:name="T12" style:family="text">
      <style:text-properties fo:font-size="12pt" fo:language="en" fo:country="US" style:font-size-asian="12pt"/>
    </style:style>
    <style:style style:name="T13" style:family="text">
      <style:text-properties fo:font-size="12pt" fo:language="fr" fo:country="FR" style:font-size-asian="12pt" style:language-asian="fr" style:country-asian="FR"/>
    </style:style>
    <style:style style:name="T14" style:family="text">
      <style:text-properties fo:font-size="6pt" fo:language="en" fo:country="US" style:font-size-asian="6pt"/>
    </style:style>
    <style:style style:name="T15" style:family="text">
      <style:text-properties fo:font-size="6pt" fo:language="fr" fo:country="FR" style:font-size-asian="6pt" style:language-asian="fr" style:country-asian="FR"/>
    </style:style>
    <style:style style:name="T16" style:family="text">
      <style:text-properties fo:language="fr" fo:country="FR"/>
    </style:style>
    <style:style style:name="T17" style:family="text">
      <style:text-properties fo:language="fr" fo:country="FR" style:language-asian="fr" style:country-asian="FR"/>
    </style:style>
    <style:style style:name="T18" style:family="text">
      <style:text-properties fo:language="fr" fo:country="FR" fo:font-weight="normal" style:font-weight-asian="normal"/>
    </style:style>
    <style:style style:name="T19" style:family="text">
      <style:text-properties fo:language="en" fo:country="GB"/>
    </style:style>
    <style:style style:name="T20" style:family="text">
      <style:text-properties fo:language="en" fo:country="GB" style:language-asian="en" style:country-asian="US"/>
    </style:style>
    <style:style style:name="T21" style:family="text">
      <style:text-properties fo:font-size="8pt" fo:language="en" fo:country="US" style:font-size-asian="8pt"/>
    </style:style>
    <style:style style:name="T22" style:family="text">
      <style:text-properties fo:font-variant="normal" fo:text-transform="none" style:font-name="Times New Roman" fo:font-size="12pt" fo:language="fr" fo:country="FR" fo:font-weight="normal" style:font-size-asian="12pt" style:language-asian="fr" style:country-asian="FR" style:font-weight-asian="normal"/>
    </style:style>
    <style:style style:name="T23" style:family="text">
      <style:text-properties fo:font-variant="normal" fo:text-transform="none" style:font-name="Times New Roman" fo:font-size="12pt" fo:language="fr" fo:country="FR" style:font-size-asian="12pt" style:language-asian="fr" style:country-asian="FR"/>
    </style:style>
    <style:style style:name="T24" style:family="text">
      <style:text-properties style:font-name="Times New Roman" fo:font-size="12pt" fo:language="fr" fo:country="FR" style:font-size-asian="12pt" style:language-asian="fr" style:country-asian="FR"/>
    </style:style>
    <style:style style:name="T25" style:family="text">
      <style:text-properties style:font-name="Courier" fo:language="fr" fo:country="FR" fo:font-style="italic" style:language-asian="fr" style:country-asian="FR" style:font-style-asian="italic"/>
    </style:style>
    <style:style style:name="T26" style:family="text">
      <style:text-properties style:font-name="Courier" fo:language="fr" fo:country="FR" style:language-asian="fr" style:country-asian="FR"/>
    </style:style>
    <style:style style:name="T27" style:family="text">
      <style:text-properties style:font-name="Courier" fo:language="fr" fo:country="FR" fo:font-weight="bold" style:language-asian="fr" style:country-asian="FR" style:font-weight-asian="bold"/>
    </style:style>
    <style:style style:name="T28" style:family="text">
      <style:text-properties style:font-name="Courier" fo:language="en" fo:country="US"/>
    </style:style>
    <style:style style:name="T29" style:family="text">
      <style:text-properties style:font-name="Courier" fo:language="en" fo:country="US" fo:font-style="italic" style:font-style-asian="italic"/>
    </style:style>
    <style:style style:name="T30" style:family="text">
      <style:text-properties style:font-name="Courier" fo:letter-spacing="-0.035cm" fo:language="fr" fo:country="FR" style:language-asian="fr" style:country-asian="FR"/>
    </style:style>
    <style:style style:name="T31" style:family="text">
      <style:text-properties style:font-name="Courier" fo:letter-spacing="-0.035cm" fo:language="en" fo:country="US" fo:font-style="italic" style:font-style-asian="italic"/>
    </style:style>
    <style:style style:name="T32" style:family="text">
      <style:text-properties style:font-name="Helvetica"/>
    </style:style>
    <style:style style:name="T33" style:family="text">
      <style:text-properties style:font-name="Helvetica" fo:font-size="10pt" fo:language="en" fo:country="GB" style:font-size-asian="10pt" style:language-asian="en" style:country-asian="US"/>
    </style:style>
    <style:style style:name="T34" style:family="text">
      <style:text-properties style:font-name="Helvetica" fo:language="en" fo:country="US"/>
    </style:style>
    <style:style style:name="T35" style:family="text">
      <style:text-properties style:font-name="Helvetica" fo:language="en" fo:country="US" style:language-asian="en" style:country-asian="US"/>
    </style:style>
    <style:style style:name="T36" style:family="text">
      <style:text-properties fo:font-weight="normal" style:font-weight-asian="normal"/>
    </style:style>
    <style:style style:name="T37" style:family="text">
      <style:text-properties fo:letter-spacing="-0.035cm"/>
    </style:style>
    <style:style style:name="T38" style:family="text">
      <style:text-properties fo:letter-spacing="-0.035cm" fo:language="en" fo:country="US"/>
    </style:style>
    <style:style style:name="T39" style:family="text">
      <style:text-properties fo:letter-spacing="-0.035cm" fo:language="en" fo:country="US" fo:font-style="italic" style:font-style-asian="italic"/>
    </style:style>
    <style:style style:name="T40" style:family="text">
      <style:text-properties style:font-name="Courier New"/>
    </style:style>
    <style:style style:name="T41" style:family="text">
      <style:text-properties style:font-name="Courier New" fo:language="en" fo:country="US"/>
    </style:style>
    <style:style style:name="T42" style:family="text">
      <style:text-properties style:font-name="Courier New" fo:language="fr" fo:country="FR" style:language-asian="fr" style:country-asian="FR"/>
    </style:style>
    <style:style style:name="T43" style:family="text">
      <style:text-properties style:font-name="Courier New" fo:letter-spacing="-0.035cm"/>
    </style:style>
    <style:style style:name="T44" style:family="text">
      <style:text-properties fo:font-size="9pt" fo:letter-spacing="-0.035cm" style:font-size-asian="9pt"/>
    </style:style>
    <style:style style:name="T45" style:family="text">
      <style:text-properties fo:font-size="9pt" fo:language="en" fo:country="US" style:font-size-asian="9pt"/>
    </style:style>
    <style:style style:name="T46" style:family="text">
      <style:text-properties fo:font-style="italic" style:font-style-asian="italic"/>
    </style:style>
    <style:style style:name="T47" style:family="text">
      <style:text-properties style:font-name="Arial Narrow" fo:language="fr" fo:country="FR" style:language-asian="fr" style:country-asian="FR"/>
    </style:style>
    <style:style style:name="T48" style:family="text">
      <style:text-properties style:text-scale="80%"/>
    </style:style>
    <style:style style:name="T49" style:family="text">
      <style:text-properties fo:text-transform="uppercase" style:font-name="Courier" fo:language="fr" fo:country="FR" style:language-asian="fr" style:country-asian="FR"/>
    </style:style>
    <style:style style:name="T50" style:family="text">
      <style:text-properties fo:text-transform="uppercase" fo:language="en" fo:country="US"/>
    </style:style>
    <style:style style:name="T51" style:family="text">
      <style:text-properties style:font-name="Arial"/>
    </style:style>
    <style:style style:name="T52" style:family="text">
      <style:text-properties style:font-name="Arial" fo:language="en" fo:country="US"/>
    </style:style>
    <style:style style:name="T53" style:family="text">
      <style:text-properties style:font-name="Arial" fo:language="en" fo:country="US" fo:font-weight="bold" style:font-weight-asian="bold"/>
    </style:style>
    <style:style style:name="T54" style:family="text">
      <style:text-properties style:font-name="Arial" fo:letter-spacing="-0.035cm"/>
    </style:style>
    <style:style style:name="T55" style:family="text">
      <style:text-properties style:text-scale="90%"/>
    </style:style>
    <style:style style:name="T56" style:family="text">
      <style:text-properties style:text-scale="95%"/>
    </style:style>
    <style:style style:name="fr1" style:family="graphic" style:parent-style-name="Frame">
      <style:graphic-properties fo:margin-left="0.318cm" fo:margin-right="0.318cm" fo:margin-top="0.318cm" fo:margin-bottom="0.318cm" style:wrap="none" style:vertical-pos="from-top" style:vertical-rel="page" style:horizontal-pos="from-left" style:horizontal-rel="page"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318cm" fo:margin-bottom="0.318cm" style:wrap="none" style:vertical-pos="from-top" style:vertical-rel="page" style:horizontal-pos="from-left" style:horizontal-rel="page-content" fo:background-color="#ffffff" style:background-transparency="100%" draw:fill="solid" draw:fill-color="#ffffff" draw:opacity="0%" fo:padding="0cm" fo:border="none"/>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1.45pt solid #000000" style:writing-mode="lr-tb"/>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5"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0.74pt solid #000000" style:writing-mode="lr-tb"/>
    </style:style>
    <style:style style:name="fr6" style:family="graphic" style:parent-style-name="Graphics">
      <style:graphic-properties fo:margin-left="0.319cm" fo:margin-right="0.319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parallel" style:number-wrapped-paragraphs="no-limit" style:wrap-contour="false" style:vertical-pos="from-top" style:horizontal-pos="from-left" style:horizontal-rel="paragraph-content" draw:ole-draw-aspect="1" draw:visible-area-width="5cm" draw:visible-area-height="5cm"/>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10041" number:language="en" number:country="US">
      <number:hours number:style="long"/>
      <number:text>:</number:text>
      <number:minutes number:style="long"/>
      <number:text>:</number:text>
      <number:seconds number:style="long"/>
    </number:time-style>
    <number:date-style style:name="N10121" number:language="en" number:country="US">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ext:p>
      <text:p text:style-name="P12"/>
      <text:p text:style-name="P16"><text:bookmark text:name="_Ref468003715"/></text:p>
      <text:p text:style-name="P18"/>
      <text:p text:style-name="P18"/>
      <text:p text:style-name="P115"/>
      <text:p text:style-name="P116"><text:span text:style-name="T2">QA</text:span></text:p>
      <text:p text:style-name="P114"/>
      <text:p text:style-name="P107"><text:span text:style-name="T2">Reference Manual</text:span></text:p>
      <text:p text:style-name="P108"/>
      <text:p text:style-name="P16"><draw:frame draw:style-name="fr2" draw:name="Cadre2" text:anchor-type="paragraph" svg:x="0cm" svg:y="22.19cm" draw:z-index="56"><draw:text-box fo:min-height="0cm" fo:min-width="0.041cm"><text:p text:style-name="P109"><text:line-break/><text:span text:style-name="T2">Version 0.01</text:span><text:line-break/><text:span text:style-name="T2">Tuesday, March 09, 2004</text:span></text:p><text:p text:style-name="P109"><text:span text:style-name="T14">Printed </text:span><text:span text:style-name="T15"><text:time style:data-style-name="N10121" text:time-value="2016-10-28T18:30:25.034258910">Friday 28 October 2016</text:time></text:span><text:span text:style-name="T14"> at </text:span><text:span text:style-name="T15"><text:time style:data-style-name="N10041" text:time-value="2016-10-28T18:30:25.034458818">18:29:29</text:time></text:span></text:p></draw:text-box></draw:frame><draw:frame draw:style-name="fr1" draw:name="Cadre1" text:anchor-type="paragraph" svg:x="2.032cm" svg:y="18.034cm" draw:z-index="55"><draw:text-box fo:min-height="0cm" fo:min-width="0.041cm"><text:p text:style-name="P109"><text:span text:style-name="T2">Yves Guerte</text:span></text:p></draw:text-box></draw:frame></text:p>
      <text:h text:style-name="P121" text:outline-level="1"><text:span text:style-name="T2">Document</text:span></text:h>
      <table:table table:name="Tableau1" table:style-name="Tableau1">
        <table:table-column table:style-name="Tableau1.A"/>
        <table:table-column table:style-name="Tableau1.B"/>
        <table:table-row table:style-name="Tableau1.1">
          <table:table-cell table:style-name="Tableau1.A1" office:value-type="string">
            <text:p text:style-name="P110"><text:span text:style-name="T21">Title</text:span></text:p>
          </table:table-cell>
          <table:table-cell table:style-name="Tableau1.B1" office:value-type="string">
            <text:p text:style-name="P110"><text:span text:style-name="T21">QA: Reference Manual</text:span></text:p>
          </table:table-cell>
        </table:table-row>
        <table:table-row table:style-name="Tableau1.1">
          <table:table-cell table:style-name="Tableau1.A1" office:value-type="string">
            <text:p text:style-name="P111"><text:span text:style-name="T21">Authors</text:span></text:p>
          </table:table-cell>
          <table:table-cell table:style-name="Tableau1.B2" office:value-type="string">
            <text:p text:style-name="P111"><text:span text:style-name="T21">Yves Guerte</text:span></text:p>
          </table:table-cell>
        </table:table-row>
        <table:table-row table:style-name="Tableau1.1">
          <table:table-cell table:style-name="Tableau1.A1" office:value-type="string">
            <text:p text:style-name="P111"><text:span text:style-name="T21">Type of document</text:span></text:p>
          </table:table-cell>
          <table:table-cell table:style-name="Tableau1.B3" office:value-type="string">
            <text:p text:style-name="P111"><text:span text:style-name="T21">Technical document</text:span></text:p>
          </table:table-cell>
        </table:table-row>
      </table:table>
      <text:p text:style-name="P3"/>
      <text:p text:style-name="P118"><text:span text:style-name="T2">Distribution</text:span></text:p>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110"><text:span text:style-name="T21">Name</text:span></text:p>
          </table:table-cell>
          <table:table-cell table:style-name="Tableau2.B1" office:value-type="string">
            <text:p text:style-name="P110"><text:span text:style-name="T21">Company</text:span></text:p>
          </table:table-cell>
          <table:table-cell table:style-name="Tableau2.B1" office:value-type="string">
            <text:p text:style-name="P110"><text:span text:style-name="T21">Latest version and purpose</text:span></text:p>
          </table:table-cell>
        </table:table-row>
        <table:table-row table:style-name="Tableau2.1">
          <table:table-cell table:style-name="Tableau2.A2" office:value-type="string">
            <text:p text:style-name="P112"/>
          </table:table-cell>
          <table:table-cell table:style-name="Tableau2.B2" office:value-type="string">
            <text:p text:style-name="P112"/>
          </table:table-cell>
          <table:table-cell table:style-name="Tableau2.C2" office:value-type="string">
            <text:p text:style-name="P112"/>
          </table:table-cell>
        </table:table-row>
        <table:table-row table:style-name="Tableau2.1">
          <table:table-cell table:style-name="Tableau2.A3" office:value-type="string">
            <text:p text:style-name="P113"/>
          </table:table-cell>
          <table:table-cell table:style-name="Tableau2.B3" office:value-type="string">
            <text:p text:style-name="P113"/>
          </table:table-cell>
          <table:table-cell table:style-name="Tableau2.C3" office:value-type="string">
            <text:p text:style-name="P113"/>
          </table:table-cell>
        </table:table-row>
        <table:table-row table:style-name="Tableau2.1">
          <table:table-cell table:style-name="Tableau2.A4" office:value-type="string">
            <text:p text:style-name="P113"/>
          </table:table-cell>
          <table:table-cell table:style-name="Tableau2.B4" office:value-type="string">
            <text:p text:style-name="P113"/>
          </table:table-cell>
          <table:table-cell table:style-name="Tableau2.C4" office:value-type="string">
            <text:p text:style-name="P113"/>
          </table:table-cell>
        </table:table-row>
      </table:table>
      <text:p text:style-name="P3"/>
      <text:h text:style-name="P119" text:outline-level="1"><text:span text:style-name="T2">Versions</text:span></text:h>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10"><text:span text:style-name="T21">Version number</text:span></text:p>
          </table:table-cell>
          <table:table-cell table:style-name="Tableau3.A1" office:value-type="string">
            <text:p text:style-name="P110"><text:span text:style-name="T21">Date</text:span></text:p>
          </table:table-cell>
          <table:table-cell table:style-name="Tableau3.A1" office:value-type="string">
            <text:p text:style-name="P110"><text:span text:style-name="T21">Status</text:span></text:p>
          </table:table-cell>
          <table:table-cell table:style-name="Tableau3.A1" office:value-type="string">
            <text:p text:style-name="P110"><text:span text:style-name="T21">Major changes</text:span></text:p>
          </table:table-cell>
        </table:table-row>
        <table:table-row table:style-name="Tableau3.1">
          <table:table-cell table:style-name="Tableau3.A2" office:value-type="string">
            <text:p text:style-name="P110"><text:span text:style-name="T21">0.01</text:span></text:p>
          </table:table-cell>
          <table:table-cell table:style-name="Tableau3.B2" office:value-type="string">
            <text:p text:style-name="P110"><text:span text:style-name="T21">February 25, 2003</text:span></text:p>
          </table:table-cell>
          <table:table-cell table:style-name="Tableau3.C2" office:value-type="string">
            <text:p text:style-name="P110"><text:span text:style-name="T21">Creation</text:span></text:p>
          </table:table-cell>
          <table:table-cell table:style-name="Tableau3.D2" office:value-type="string">
            <text:p text:style-name="P112"/>
          </table:table-cell>
        </table:table-row>
        <table:table-row table:style-name="Tableau3.1">
          <table:table-cell table:style-name="Tableau3.A3" office:value-type="string">
            <text:p text:style-name="P113"/>
          </table:table-cell>
          <table:table-cell table:style-name="Tableau3.B3" office:value-type="string">
            <text:p text:style-name="P113"/>
          </table:table-cell>
          <table:table-cell table:style-name="Tableau3.C3" office:value-type="string">
            <text:p text:style-name="P113"/>
          </table:table-cell>
          <table:table-cell table:style-name="Tableau3.D3" office:value-type="string">
            <text:p text:style-name="P113"/>
          </table:table-cell>
        </table:table-row>
        <table:table-row table:style-name="Tableau3.1">
          <table:table-cell table:style-name="Tableau3.A4" office:value-type="string">
            <text:p text:style-name="P113"/>
          </table:table-cell>
          <table:table-cell table:style-name="Tableau3.B4" office:value-type="string">
            <text:p text:style-name="P113"/>
          </table:table-cell>
          <table:table-cell table:style-name="Tableau3.C4" office:value-type="string">
            <text:p text:style-name="P113"/>
          </table:table-cell>
          <table:table-cell table:style-name="Tableau3.D4" office:value-type="string">
            <text:p text:style-name="P113"/>
          </table:table-cell>
        </table:table-row>
      </table:table>
      <text:p text:style-name="P3"/>
      <text:p text:style-name="P3"/>
      <text:h text:style-name="P120" text:outline-level="1"/>
      <text:h text:style-name="P117" text:outline-level="1"><text:span text:style-name="T2">Content</text:span></text:h>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span text:style-name="T17">1.</text:span><text:span text:style-name="T22"><text:tab/></text:span><text:span text:style-name="T17">Introduction<text:tab/>10</text:span></text:p>
          <text:p text:style-name="P73"><text:span text:style-name="T17">1.1</text:span><text:span text:style-name="T23"><text:tab/></text:span><text:span text:style-name="T17">Overall considerations<text:tab/>10</text:span></text:p>
          <text:p text:style-name="P70"><text:span text:style-name="T17">1.1.1</text:span><text:span text:style-name="T24"><text:tab/></text:span><text:span text:style-name="T17">Purpose<text:tab/>10</text:span></text:p>
          <text:p text:style-name="P70"><text:span text:style-name="T17">1.1.2</text:span><text:span text:style-name="T24"><text:tab/></text:span><text:span text:style-name="T17">Context<text:tab/>10</text:span></text:p>
          <text:p text:style-name="P70"><text:span text:style-name="T17">1.1.3</text:span><text:span text:style-name="T24"><text:tab/></text:span><text:span text:style-name="T17">Features<text:tab/>11</text:span></text:p>
          <text:p text:style-name="P73"><text:span text:style-name="T17">1.2</text:span><text:span text:style-name="T23"><text:tab/></text:span><text:span text:style-name="T17">Basic definitions<text:tab/>11</text:span></text:p>
          <text:p text:style-name="P73"><text:span text:style-name="T17">1.3</text:span><text:span text:style-name="T23"><text:tab/></text:span><text:span text:style-name="T17">Features<text:tab/>12</text:span></text:p>
          <text:p text:style-name="P70"><text:span text:style-name="T17">1.3.1</text:span><text:span text:style-name="T24"><text:tab/></text:span><text:span text:style-name="T17">Flexibility and genericity<text:tab/>12</text:span></text:p>
          <text:p text:style-name="P71"><text:span text:style-name="T17">1.3.1.1</text:span><text:span text:style-name="T24"><text:tab/></text:span><text:span text:style-name="T17">QA tools<text:tab/>12</text:span></text:p>
          <text:p text:style-name="P71"><text:span text:style-name="T17">1.3.1.2</text:span><text:span text:style-name="T24"><text:tab/></text:span><text:span text:style-name="T17">Test sets<text:tab/>13</text:span></text:p>
          <text:p text:style-name="P71"><text:span text:style-name="T17">1.3.1.3</text:span><text:span text:style-name="T24"><text:tab/></text:span><text:span text:style-name="T17">Compiling and simulation tools<text:tab/>13</text:span></text:p>
          <text:p text:style-name="P70"><text:span text:style-name="T17">1.3.2</text:span><text:span text:style-name="T24"><text:tab/></text:span><text:span text:style-name="T17">Portability<text:tab/>14</text:span></text:p>
          <text:p text:style-name="P70"><text:span text:style-name="T17">1.3.3</text:span><text:span text:style-name="T24"><text:tab/></text:span><text:span text:style-name="T17">Distributed and shared access<text:tab/>14</text:span></text:p>
          <text:p text:style-name="P73"><text:span text:style-name="T17">1.4</text:span><text:span text:style-name="T23"><text:tab/></text:span><text:span text:style-name="T17">Constraints and restrictions<text:tab/>14</text:span></text:p>
          <text:p text:style-name="P73"><text:span text:style-name="T17">1.5</text:span><text:span text:style-name="T23"><text:tab/></text:span><text:span text:style-name="T17">Terminology<text:tab/>15</text:span></text:p>
          <text:p text:style-name="P73"><text:span text:style-name="T17">1.6</text:span><text:span text:style-name="T23"><text:tab/></text:span><text:span text:style-name="T17">Content of this document<text:tab/>16</text:span></text:p>
          <text:p text:style-name="P73"><text:span text:style-name="T17">1.7</text:span><text:span text:style-name="T23"><text:tab/></text:span><text:span text:style-name="T17">Graphic styles and conventions<text:tab/>16</text:span></text:p>
          <text:p text:style-name="P74"><text:span text:style-name="T17">2.</text:span><text:span text:style-name="T22"><text:tab/></text:span><text:span text:style-name="T17">Preliminary Illustration<text:tab/>17</text:span></text:p>
          <text:p text:style-name="P73"><text:span text:style-name="T17">2.1</text:span><text:span text:style-name="T23"><text:tab/></text:span><text:span text:style-name="T17">Running one test on a single machine<text:tab/>17</text:span></text:p>
          <text:p text:style-name="P73"><text:span text:style-name="T17">2.2</text:span><text:span text:style-name="T23"><text:tab/></text:span><text:span text:style-name="T17">Running multiple tests on a single machine<text:tab/>17</text:span></text:p>
          <text:p text:style-name="P74"><text:span text:style-name="T17">3.</text:span><text:span text:style-name="T22"><text:tab/></text:span><text:span text:style-name="T17">Using an existing QA<text:tab/>19</text:span></text:p>
          <text:p text:style-name="P73"><text:span text:style-name="T17">3.1</text:span><text:span text:style-name="T23"><text:tab/></text:span><text:span text:style-name="T17">Main commands<text:tab/>19</text:span></text:p>
          <text:p text:style-name="P73"><text:span text:style-name="T17">3.2</text:span><text:span text:style-name="T23"><text:tab/></text:span><text:span text:style-name="T17">Running tests<text:tab/>19</text:span></text:p>
          <text:p text:style-name="P70"><text:span text:style-name="T17">3.2.1</text:span><text:span text:style-name="T24"><text:tab/></text:span><text:span text:style-name="T17">Preparing the test<text:tab/>20</text:span></text:p>
          <text:p text:style-name="P70"><text:span text:style-name="T17">3.2.2</text:span><text:span text:style-name="T24"><text:tab/></text:span><text:span text:style-name="T17">Launching the test<text:tab/>20</text:span></text:p>
          <text:p text:style-name="P70"><text:span text:style-name="T17">3.2.3</text:span><text:span text:style-name="T24"><text:tab/></text:span><text:span text:style-name="T17">Collecting and archiving results<text:tab/>24</text:span></text:p>
          <text:p text:style-name="P71"><text:span text:style-name="T17">3.2.3.1</text:span><text:span text:style-name="T24"><text:tab/></text:span><text:span text:style-name="T17">Report location<text:tab/>24</text:span></text:p>
          <text:p text:style-name="P71"><text:span text:style-name="T17">3.2.3.2</text:span><text:span text:style-name="T24"><text:tab/></text:span><text:span text:style-name="T17">Report content<text:tab/>24</text:span></text:p>
          <text:p text:style-name="P74"><text:soft-page-break/><text:span text:style-name="T17">4.</text:span><text:span text:style-name="T22"><text:tab/></text:span><text:span text:style-name="T17">System and tools prerequisites<text:tab/>28</text:span></text:p>
          <text:p text:style-name="P73"><text:span text:style-name="T17">4.1</text:span><text:span text:style-name="T23"><text:tab/></text:span><text:span text:style-name="T17">System and machines supported<text:tab/>28</text:span></text:p>
          <text:p text:style-name="P73"><text:span text:style-name="T17">4.2</text:span><text:span text:style-name="T23"><text:tab/></text:span><text:span text:style-name="T17">Accounts<text:tab/>28</text:span></text:p>
          <text:p text:style-name="P70"><text:span text:style-name="T17">4.2.1</text:span><text:span text:style-name="T24"><text:tab/></text:span><text:span text:style-name="T17">Standalone computer<text:tab/>28</text:span></text:p>
          <text:p text:style-name="P70"><text:span text:style-name="T17">4.2.2</text:span><text:span text:style-name="T24"><text:tab/></text:span><text:span text:style-name="T17">Computer sharing resources<text:tab/>29</text:span></text:p>
          <text:p text:style-name="P73"><text:span text:style-name="T17">4.3</text:span><text:span text:style-name="T23"><text:tab/></text:span><text:span text:style-name="T17">Tools needed<text:tab/>29</text:span></text:p>
          <text:p text:style-name="P70"><text:span text:style-name="T17">4.3.1</text:span><text:span text:style-name="T24"><text:tab/></text:span><text:span text:style-name="T17">To install the QA from the QA update tools<text:tab/>29</text:span></text:p>
          <text:p text:style-name="P70"><text:span text:style-name="T17">4.3.2</text:span><text:span text:style-name="T24"><text:tab/></text:span><text:span text:style-name="T17">To run the QA tests<text:tab/>30</text:span></text:p>
          <text:p text:style-name="P70"><text:span text:style-name="T17">4.3.3</text:span><text:span text:style-name="T24"><text:tab/></text:span><text:span text:style-name="T17">To add new tests<text:tab/>30</text:span></text:p>
          <text:p text:style-name="P74"><text:span text:style-name="T17">5.</text:span><text:span text:style-name="T22"><text:tab/></text:span><text:span text:style-name="T17">Compilers and simulators supported<text:tab/>31</text:span></text:p>
          <text:p text:style-name="P73"><text:span text:style-name="T17">5.1</text:span><text:span text:style-name="T23"><text:tab/></text:span><text:span text:style-name="T17">Targets<text:tab/>31</text:span></text:p>
          <text:p text:style-name="P70"><text:span text:style-name="T17">5.1.1</text:span><text:span text:style-name="T24"><text:tab/></text:span><text:span text:style-name="T17">Native<text:tab/>31</text:span></text:p>
          <text:p text:style-name="P70"><text:span text:style-name="T17">5.1.2</text:span><text:span text:style-name="T24"><text:tab/></text:span><text:span text:style-name="T17">StarCore<text:tab/>31</text:span></text:p>
          <text:p text:style-name="P70"><text:span text:style-name="T17">5.1.3</text:span><text:span text:style-name="T24"><text:tab/></text:span><text:span text:style-name="T17">PowerPC<text:tab/>31</text:span></text:p>
          <text:p text:style-name="P70"><text:span text:style-name="T17">5.1.4</text:span><text:span text:style-name="T24"><text:tab/></text:span><text:span text:style-name="T17">ARM<text:tab/>31</text:span></text:p>
          <text:p text:style-name="P73"><text:span text:style-name="T17">5.2</text:span><text:span text:style-name="T23"><text:tab/></text:span><text:span text:style-name="T17">Cycles count<text:tab/>31</text:span></text:p>
          <text:p text:style-name="P73"><text:span text:style-name="T17">5.3</text:span><text:span text:style-name="T23"><text:tab/></text:span><text:span text:style-name="T17">Code size<text:tab/>32</text:span></text:p>
          <text:p text:style-name="P74"><text:span text:style-name="T17">6.</text:span><text:span text:style-name="T22"><text:tab/></text:span><text:span text:style-name="T17">Installing and configuring a new QA<text:tab/>33</text:span></text:p>
          <text:p text:style-name="P73"><text:span text:style-name="T17">6.1</text:span><text:span text:style-name="T23"><text:tab/></text:span><text:span text:style-name="T17">Plan your QA installation<text:tab/>33</text:span></text:p>
          <text:p text:style-name="P70"><text:span text:style-name="T17">6.1.1</text:span><text:span text:style-name="T24"><text:tab/></text:span><text:span text:style-name="T17">User accounts<text:tab/>33</text:span></text:p>
          <text:p text:style-name="P71"><text:span text:style-name="T17">6.1.1.1</text:span><text:span text:style-name="T24"><text:tab/></text:span><text:span text:style-name="T17">Cygwin case<text:tab/>33</text:span></text:p>
          <text:p text:style-name="P70"><text:span text:style-name="T17">6.1.2</text:span><text:span text:style-name="T24"><text:tab/></text:span><text:span text:style-name="T17">Environment variables<text:tab/>33</text:span></text:p>
          <text:p text:style-name="P73"><text:span text:style-name="T17">6.2</text:span><text:span text:style-name="T23"><text:tab/></text:span><text:span text:style-name="T17">Tools and tests database installation<text:tab/>33</text:span></text:p>
          <text:p text:style-name="P70"><text:span text:style-name="T17">6.2.1</text:span><text:span text:style-name="T24"><text:tab/></text:span><text:span text:style-name="T17">With a local mirror and support tools<text:tab/>34</text:span></text:p>
          <text:p text:style-name="P70"><text:span text:style-name="T17">6.2.2</text:span><text:span text:style-name="T24"><text:tab/></text:span><text:span text:style-name="T17">As a demo installation<text:tab/>34</text:span></text:p>
          <text:p text:style-name="P71"><text:span text:style-name="T17">6.2.2.1</text:span><text:span text:style-name="T24"><text:tab/></text:span><text:span text:style-name="T17">Download and install the QA image files<text:tab/>34</text:span></text:p>
          <text:p text:style-name="P71"><text:span text:style-name="T17">6.2.2.2</text:span><text:span text:style-name="T24"><text:tab/></text:span><text:span text:style-name="T17">Cygwin bonus<text:tab/>35</text:span></text:p>
          <text:p text:style-name="P73"><text:span text:style-name="T17">6.3</text:span><text:span text:style-name="T23"><text:tab/></text:span><text:span text:style-name="T17">Configuration<text:tab/>35</text:span></text:p>
          <text:p text:style-name="P70"><text:span text:style-name="T17">6.3.1</text:span><text:span text:style-name="T24"><text:tab/></text:span><text:span text:style-name="T17">Remote considerations<text:tab/>35</text:span></text:p>
          <text:p text:style-name="P71"><text:span text:style-name="T17">6.3.1.1</text:span><text:span text:style-name="T24"><text:tab/></text:span><text:span text:style-name="T17">Remote access<text:tab/>36</text:span></text:p>
          <text:p text:style-name="P71"><text:soft-page-break/><text:span text:style-name="T17">6.3.1.2</text:span><text:span text:style-name="T24"><text:tab/></text:span><text:span text:style-name="T17">Unique run_id<text:tab/>36</text:span></text:p>
          <text:p text:style-name="P71"><text:span text:style-name="T17">6.3.1.3</text:span><text:span text:style-name="T24"><text:tab/></text:span><text:span text:style-name="T17">Shared data<text:tab/>37</text:span></text:p>
          <text:p text:style-name="P70"><text:span text:style-name="T17">6.3.2</text:span><text:span text:style-name="T24"><text:tab/></text:span><text:span text:style-name="T17">Simulators and boards<text:tab/>38</text:span></text:p>
          <text:p text:style-name="P71"><text:span text:style-name="T17">6.3.2.1</text:span><text:span text:style-name="T24"><text:tab/></text:span><text:span text:style-name="T17">Native<text:tab/>38</text:span></text:p>
          <text:p text:style-name="P71"><text:span text:style-name="T17">6.3.2.2</text:span><text:span text:style-name="T24"><text:tab/></text:span><text:span text:style-name="T17">StarCore<text:tab/>38</text:span></text:p>
          <text:p text:style-name="P71"><text:span text:style-name="T17">6.3.2.3</text:span><text:span text:style-name="T24"><text:tab/></text:span><text:span text:style-name="T17">ARM<text:tab/>41</text:span></text:p>
          <text:p text:style-name="P73"><text:span text:style-name="T17">6.4</text:span><text:span text:style-name="T23"><text:tab/></text:span><text:span text:style-name="T17">Test your QA installation<text:tab/>43</text:span></text:p>
          <text:p text:style-name="P74"><text:span text:style-name="T17">7.</text:span><text:span text:style-name="T22"><text:tab/></text:span><text:span text:style-name="T17">QA administration and advanced use<text:tab/>44</text:span></text:p>
          <text:p text:style-name="P73"><text:span text:style-name="T17">7.1</text:span><text:span text:style-name="T23"><text:tab/></text:span><text:span text:style-name="T17">Conventions and needs for QA test directories<text:tab/>44</text:span></text:p>
          <text:p text:style-name="P70"><text:span text:style-name="T17">7.1.1</text:span><text:span text:style-name="T24"><text:tab/></text:span><text:span text:style-name="T17">QA structure reminder<text:tab/>44</text:span></text:p>
          <text:p text:style-name="P73"><text:span text:style-name="T17">7.2</text:span><text:span text:style-name="T23"><text:tab/></text:span><text:span text:style-name="T17">Mandatory QA test properties<text:tab/>45</text:span></text:p>
          <text:p text:style-name="P70"><text:span text:style-name="T17">7.2.1</text:span><text:span text:style-name="T24"><text:tab/></text:span><text:span text:style-name="T17">Sources<text:tab/>45</text:span></text:p>
          <text:p text:style-name="P71"><text:span text:style-name="T17">7.2.1.1</text:span><text:span text:style-name="T24"><text:tab/></text:span><text:span text:style-name="T17">Classification between “codec” and “unit tests”<text:tab/>46</text:span></text:p>
          <text:p text:style-name="P71"><text:span text:style-name="T17">7.2.1.2</text:span><text:span text:style-name="T24"><text:tab/></text:span><text:span text:style-name="T17">Test directory structure<text:tab/>46</text:span></text:p>
          <text:p text:style-name="P71"><text:span text:style-name="T17">7.2.1.3</text:span><text:span text:style-name="T24"><text:tab/></text:span><text:span text:style-name="T17">Targets names and "main" C source file<text:tab/>48</text:span></text:p>
          <text:p text:style-name="P71"><text:span text:style-name="T17">7.2.1.4</text:span><text:span text:style-name="T24"><text:tab/></text:span><text:span text:style-name="T17">Test mode support<text:tab/>49</text:span></text:p>
          <text:p text:style-name="P71"><text:span text:style-name="T17">7.2.1.5</text:span><text:span text:style-name="T24"><text:tab/></text:span><text:span text:style-name="T17">Endianness considerations<text:tab/>50</text:span></text:p>
          <text:p text:style-name="P70"><text:span text:style-name="T17">7.2.2</text:span><text:span text:style-name="T24"><text:tab/></text:span><text:span text:style-name="T17">Makefiles<text:tab/>52</text:span></text:p>
          <text:p text:style-name="P71"><text:span text:style-name="T17">7.2.2.1</text:span><text:span text:style-name="T24"><text:tab/></text:span><text:span text:style-name="T17">Variables<text:tab/>52</text:span></text:p>
          <text:p text:style-name="P71"><text:span text:style-name="T17">7.2.2.2</text:span><text:span text:style-name="T24"><text:tab/></text:span><text:span text:style-name="T17">Targets<text:tab/>56</text:span></text:p>
          <text:p text:style-name="P70"><text:span text:style-name="T17">7.2.3</text:span><text:span text:style-name="T24"><text:tab/></text:span><text:span text:style-name="T17">Configuration files<text:tab/>56</text:span></text:p>
          <text:p text:style-name="P71"><text:span text:style-name="T17">7.2.3.1</text:span><text:span text:style-name="T24"><text:tab/></text:span><text:span text:style-name="T17">Master script parameter file<text:tab/>57</text:span></text:p>
          <text:p text:style-name="P71"><text:span text:style-name="T17">7.2.3.2</text:span><text:span text:style-name="T24"><text:tab/></text:span><text:span text:style-name="T17">Launching configuration file<text:tab/>59</text:span></text:p>
          <text:p text:style-name="P73"><text:span text:style-name="T17">7.3</text:span><text:span text:style-name="T23"><text:tab/></text:span><text:span text:style-name="T17">Optional QA test properties<text:tab/>60</text:span></text:p>
          <text:p text:style-name="P70"><text:span text:style-name="T17">7.3.1</text:span><text:span text:style-name="T24"><text:tab/></text:span><text:span text:style-name="T17">Sources<text:tab/>60</text:span></text:p>
          <text:p text:style-name="P71"><text:span text:style-name="T17">7.3.1.1</text:span><text:span text:style-name="T24"><text:tab/></text:span><text:span text:style-name="T17">Debug features to test code correctness<text:tab/>60</text:span></text:p>
          <text:p text:style-name="P71"><text:span text:style-name="T17">7.3.1.2</text:span><text:span text:style-name="T24"><text:tab/></text:span><text:span text:style-name="T17">Probe around the frame process<text:tab/>61</text:span></text:p>
          <text:p text:style-name="P71"><text:span text:style-name="T17">7.3.1.3</text:span><text:span text:style-name="T24"><text:tab/></text:span><text:span text:style-name="T17">Using different compilers<text:tab/>63</text:span></text:p>
          <text:p text:style-name="P71"><text:span text:style-name="T17">7.3.1.4</text:span><text:span text:style-name="T24"><text:tab/></text:span><text:span text:style-name="T17">Using different StarCore architectures<text:tab/>64</text:span></text:p>
          <text:p text:style-name="P71"><text:span text:style-name="T17">7.3.1.5</text:span><text:span text:style-name="T24"><text:tab/></text:span><text:span text:style-name="T17">Inclusion of the prototype library<text:tab/>64</text:span></text:p>
          <text:p text:style-name="P70"><text:span text:style-name="T17">7.3.2</text:span><text:span text:style-name="T24"><text:tab/></text:span><text:span text:style-name="T17">Configuration files<text:tab/>65</text:span></text:p>
          <text:p text:style-name="P71"><text:span text:style-name="T17">7.3.2.1</text:span><text:span text:style-name="T24"><text:tab/></text:span><text:span text:style-name="T17">Codec report normalization<text:tab/>65</text:span></text:p>
          <text:p text:style-name="P73"><text:span text:style-name="T17">7.4</text:span><text:span text:style-name="T23"><text:tab/></text:span><text:span text:style-name="T17">Adding or modifying tests<text:tab/>66</text:span></text:p>
          <text:p text:style-name="P70"><text:span text:style-name="T17">7.4.1</text:span><text:span text:style-name="T24"><text:tab/></text:span><text:span text:style-name="T17">Adding a new test<text:tab/>66</text:span></text:p>
          <text:p text:style-name="P71"><text:soft-page-break/><text:span text:style-name="T17">7.4.1.1</text:span><text:span text:style-name="T24"><text:tab/></text:span><text:span text:style-name="T17">Minimal template<text:tab/>66</text:span></text:p>
          <text:p text:style-name="P71"><text:span text:style-name="T17">7.4.1.2</text:span><text:span text:style-name="T24"><text:tab/></text:span><text:span text:style-name="T17">With template: reusing only the generic master script<text:tab/>69</text:span></text:p>
          <text:p text:style-name="P71"><text:span text:style-name="T17">7.4.1.3</text:span><text:span text:style-name="T24"><text:tab/></text:span><text:span text:style-name="T17">With template: reusing generic master script and generic makefile<text:tab/>70</text:span></text:p>
          <text:p text:style-name="P70"><text:span text:style-name="T17">7.4.2</text:span><text:span text:style-name="T24"><text:tab/></text:span><text:span text:style-name="T17">Adding a new test target<text:tab/>71</text:span></text:p>
          <text:p text:style-name="P71"><text:span text:style-name="T17">7.4.2.1</text:span><text:span text:style-name="T24"><text:tab/></text:span><text:span text:style-name="T17">Non standard<text:tab/>71</text:span></text:p>
          <text:p text:style-name="P71"><text:span text:style-name="T17">7.4.2.2</text:span><text:span text:style-name="T24"><text:tab/></text:span><text:span text:style-name="T17">Built from template<text:tab/>71</text:span></text:p>
          <text:p text:style-name="P70"><text:span text:style-name="T17">7.4.3</text:span><text:span text:style-name="T24"><text:tab/></text:span><text:span text:style-name="T17">Building reference files<text:tab/>71</text:span></text:p>
          <text:p text:style-name="P74"><text:span text:style-name="T17">8.</text:span><text:span text:style-name="T22"><text:tab/></text:span><text:span text:style-name="T17">Learning and doing more<text:tab/>72</text:span></text:p>
          <text:p text:style-name="P73"><text:span text:style-name="T17">8.1</text:span><text:span text:style-name="T23"><text:tab/></text:span><text:span text:style-name="T17">Running a scenario<text:tab/>72</text:span></text:p>
          <text:p text:style-name="P70"><text:span text:style-name="T17">8.1.1</text:span><text:span text:style-name="T24"><text:tab/></text:span><text:span text:style-name="T17">Stopping a scenario execution<text:tab/>72</text:span></text:p>
          <text:p text:style-name="P70"><text:span text:style-name="T17">8.1.2</text:span><text:span text:style-name="T24"><text:tab/></text:span><text:span text:style-name="T17">Building a report for a current or past scenario run<text:tab/>72</text:span></text:p>
          <text:p text:style-name="P73"><text:span text:style-name="T17">8.2</text:span><text:span text:style-name="T23"><text:tab/></text:span><text:span text:style-name="T17">Locking/unlocking a test<text:tab/>73</text:span></text:p>
          <text:p text:style-name="P70"><text:span text:style-name="T17">8.2.1</text:span><text:span text:style-name="T24"><text:tab/></text:span><text:span text:style-name="T17">Syntax<text:tab/>73</text:span></text:p>
          <text:p text:style-name="P70"><text:span text:style-name="T17">8.2.2</text:span><text:span text:style-name="T24"><text:tab/></text:span><text:span text:style-name="T17">Success<text:tab/>74</text:span></text:p>
          <text:p text:style-name="P70"><text:span text:style-name="T17">8.2.3</text:span><text:span text:style-name="T24"><text:tab/></text:span><text:span text:style-name="T17">Fail<text:tab/>74</text:span></text:p>
          <text:p text:style-name="P73"><text:span text:style-name="T17">8.3</text:span><text:span text:style-name="T23"><text:tab/></text:span><text:span text:style-name="T17">Running a test manually<text:tab/>74</text:span></text:p>
          <text:p text:style-name="P70"><text:span text:style-name="T17">8.3.1</text:span><text:span text:style-name="T24"><text:tab/></text:span><text:span text:style-name="T17">Secure access to the QA test<text:tab/>74</text:span></text:p>
          <text:p text:style-name="P73"><text:span text:style-name="T17">8.4</text:span><text:span text:style-name="T23"><text:tab/></text:span><text:span text:style-name="T17">Re-playing a test<text:tab/>75</text:span></text:p>
          <text:p text:style-name="P73"><text:span text:style-name="T17">8.5</text:span><text:span text:style-name="T23"><text:tab/></text:span><text:span text:style-name="T17">Using other compiler<text:tab/>76</text:span></text:p>
          <text:p text:style-name="P73"><text:span text:style-name="T17">8.6</text:span><text:span text:style-name="T23"><text:tab/></text:span><text:span text:style-name="T17">Using prototype functions<text:tab/>76</text:span></text:p>
          <text:p text:style-name="P70"><text:span text:style-name="T17">8.6.1</text:span><text:span text:style-name="T24"><text:tab/></text:span><text:span text:style-name="T17">The </text:span><text:span text:style-name="T25">PROTO</text:span><text:span text:style-name="T17"> makefile variable<text:tab/>77</text:span></text:p>
          <text:p text:style-name="P70"><text:span text:style-name="T17">8.6.2</text:span><text:span text:style-name="T24"><text:tab/></text:span><text:span text:style-name="T17">Default values<text:tab/>77</text:span></text:p>
          <text:p text:style-name="P70"><text:span text:style-name="T17">8.6.3</text:span><text:span text:style-name="T24"><text:tab/></text:span><text:span text:style-name="T17">Exceptions<text:tab/>77</text:span></text:p>
          <text:p text:style-name="P73"><text:span text:style-name="T17">8.7</text:span><text:span text:style-name="T23"><text:tab/></text:span><text:span text:style-name="T17">Including disassembler<text:tab/>78</text:span></text:p>
          <text:p text:style-name="P70"><text:span text:style-name="T17">8.7.1</text:span><text:span text:style-name="T24"><text:tab/></text:span><text:span text:style-name="T17">The </text:span><text:span text:style-name="T25">DASM</text:span><text:span text:style-name="T26"> makefile.scc</text:span><text:span text:style-name="T17"> macro<text:tab/>78</text:span></text:p>
          <text:p text:style-name="P70"><text:span text:style-name="T17">8.7.2</text:span><text:span text:style-name="T24"><text:tab/></text:span><text:span text:style-name="T17">Default values<text:tab/>79</text:span></text:p>
          <text:p text:style-name="P74"><text:span text:style-name="T17">9.</text:span><text:span text:style-name="T22"><text:tab/></text:span><text:span text:style-name="T17">Detailed description of the tools<text:tab/>80</text:span></text:p>
          <text:p text:style-name="P73"><text:span text:style-name="T17">9.1</text:span><text:span text:style-name="T23"><text:tab/></text:span><text:span text:style-name="T17">run_all generic master scripts<text:tab/>80</text:span></text:p>
          <text:p text:style-name="P70"><text:span text:style-name="T17">9.1.1</text:span><text:span text:style-name="T24"><text:tab/></text:span><text:span text:style-name="T17">Generic tests in the QA structure<text:tab/>81</text:span></text:p>
          <text:p text:style-name="P70"><text:span text:style-name="T17">9.1.2</text:span><text:span text:style-name="T24"><text:tab/></text:span><text:span text:style-name="T17">Mandatory sub-directories<text:tab/>81</text:span></text:p>
          <text:p text:style-name="P70"><text:span text:style-name="T17">9.1.3</text:span><text:span text:style-name="T24"><text:tab/></text:span><text:span text:style-name="T17">Master script parameters<text:tab/>82</text:span></text:p>
          <text:p text:style-name="P71"><text:soft-page-break/><text:span text:style-name="T17">9.1.3.1</text:span><text:span text:style-name="T24"><text:tab/></text:span><text:span text:style-name="T17">Syntax<text:tab/>82</text:span></text:p>
          <text:p text:style-name="P71"><text:span text:style-name="T17">9.1.3.2</text:span><text:span text:style-name="T24"><text:tab/></text:span><text:span text:style-name="T17">Details<text:tab/>82</text:span></text:p>
          <text:p text:style-name="P71"><text:span text:style-name="T17">9.1.3.3</text:span><text:span text:style-name="T24"><text:tab/></text:span><text:span text:style-name="T17">Default values<text:tab/>83</text:span></text:p>
          <text:p text:style-name="P71"><text:span text:style-name="T17">9.1.3.4</text:span><text:span text:style-name="T24"><text:tab/></text:span><text:span text:style-name="T17">Exceptions<text:tab/>84</text:span></text:p>
          <text:p text:style-name="P70"><text:span text:style-name="T17">9.1.4</text:span><text:span text:style-name="T24"><text:tab/></text:span><text:span text:style-name="T17">Configuration files<text:tab/>84</text:span></text:p>
          <text:p text:style-name="P70"><text:span text:style-name="T17">9.1.5</text:span><text:span text:style-name="T24"><text:tab/></text:span><text:span text:style-name="T17">Mandatory makefile variables<text:tab/>84</text:span></text:p>
          <text:p text:style-name="P71"><text:span text:style-name="T17">9.1.5.1</text:span><text:span text:style-name="T24"><text:tab/></text:span><text:span text:style-name="T17">CFLAGS<text:tab/>84</text:span></text:p>
          <text:p text:style-name="P71"><text:span text:style-name="T17">9.1.5.2</text:span><text:span text:style-name="T24"><text:tab/></text:span><text:span text:style-name="T17">CC<text:tab/>84</text:span></text:p>
          <text:p text:style-name="P71"><text:span text:style-name="T17">9.1.5.3</text:span><text:span text:style-name="T24"><text:tab/></text:span><text:span text:style-name="T17">Filenames extensions<text:tab/>85</text:span></text:p>
          <text:p text:style-name="P71"><text:span text:style-name="T17">9.1.5.4</text:span><text:span text:style-name="T24"><text:tab/></text:span><text:span text:style-name="T17">Directories<text:tab/>85</text:span></text:p>
          <text:p text:style-name="P71"><text:span text:style-name="T17">9.1.5.5</text:span><text:span text:style-name="T24"><text:tab/></text:span><text:span text:style-name="T17">Targets<text:tab/>85</text:span></text:p>
          <text:p text:style-name="P70"><text:span text:style-name="T17">9.1.6</text:span><text:span text:style-name="T24"><text:tab/></text:span><text:span text:style-name="T17">Report content<text:tab/>86</text:span></text:p>
          <text:p text:style-name="P73"><text:span text:style-name="T17">9.2</text:span><text:span text:style-name="T23"><text:tab/></text:span><text:span text:style-name="T17">New_run_allapp.pl<text:tab/>89</text:span></text:p>
          <text:p text:style-name="P73"><text:span text:style-name="T17">9.3</text:span><text:span text:style-name="T23"><text:tab/></text:span><text:span text:style-name="T17">Scenario syntax<text:tab/>90</text:span></text:p>
          <text:p text:style-name="P70"><text:span text:style-name="T17">9.3.1</text:span><text:span text:style-name="T24"><text:tab/></text:span><text:span text:style-name="T17">Grammar<text:tab/>90</text:span></text:p>
          <text:p text:style-name="P70"><text:span text:style-name="T17">9.3.2</text:span><text:span text:style-name="T24"><text:tab/></text:span><text:span text:style-name="T17">Example<text:tab/>91</text:span></text:p>
          <text:p text:style-name="P71"><text:span text:style-name="T17">9.3.2.1</text:span><text:span text:style-name="T24"><text:tab/></text:span><text:span text:style-name="T17">Macro-pre-processing<text:tab/>92</text:span></text:p>
          <text:p text:style-name="P71"><text:span text:style-name="T17">9.3.2.2</text:span><text:span text:style-name="T24"><text:tab/></text:span><text:span text:style-name="T17">Variables<text:tab/>92</text:span></text:p>
          <text:p text:style-name="P71"><text:span text:style-name="T17">9.3.2.3</text:span><text:span text:style-name="T24"><text:tab/></text:span><text:span text:style-name="T17">Environment variables<text:tab/>92</text:span></text:p>
          <text:p text:style-name="P71"><text:span text:style-name="T17">9.3.2.4</text:span><text:span text:style-name="T24"><text:tab/></text:span><text:span text:style-name="T17">Quoted strings<text:tab/>92</text:span></text:p>
          <text:p text:style-name="P71"><text:span text:style-name="T17">9.3.2.5</text:span><text:span text:style-name="T24"><text:tab/></text:span><text:span text:style-name="T17">Factorizations in descriptions<text:tab/>93</text:span></text:p>
          <text:p text:style-name="P73"><text:span text:style-name="T17">9.4</text:span><text:span text:style-name="T23"><text:tab/></text:span><text:span text:style-name="T17">New_allapp_reports_pack.pl<text:tab/>93</text:span></text:p>
          <text:p text:style-name="P73"><text:span text:style-name="T17">9.5</text:span><text:span text:style-name="T23"><text:tab/></text:span><text:span text:style-name="T17">New_allapp_reports_concat.pl<text:tab/>94</text:span></text:p>
          <text:p text:style-name="P73"><text:span text:style-name="T17">9.6</text:span><text:span text:style-name="T23"><text:tab/></text:span><text:span text:style-name="T17">New_validation.csh<text:tab/>94</text:span></text:p>
          <text:p text:style-name="P70"><text:span text:style-name="T17">9.6.1</text:span><text:span text:style-name="T24"><text:tab/></text:span><text:span text:style-name="T17">Help information<text:tab/>95</text:span></text:p>
          <text:p text:style-name="P70"><text:span text:style-name="T17">9.6.2</text:span><text:span text:style-name="T24"><text:tab/></text:span><text:span text:style-name="T17">Details of options<text:tab/>96</text:span></text:p>
          <text:p text:style-name="P70"><text:span text:style-name="T17">9.6.3</text:span><text:span text:style-name="T24"><text:tab/></text:span><text:span text:style-name="T17">Default configuration<text:tab/>98</text:span></text:p>
          <text:p text:style-name="P70"><text:span text:style-name="T17">9.6.4</text:span><text:span text:style-name="T24"><text:tab/></text:span><text:span text:style-name="T17">Results<text:tab/>99</text:span></text:p>
          <text:p text:style-name="P73"><text:span text:style-name="T17">9.7</text:span><text:span text:style-name="T23"><text:tab/></text:span><text:span text:style-name="T17">New_cleanup.csh<text:tab/>99</text:span></text:p>
          <text:p text:style-name="P73"><text:span text:style-name="T17">9.8</text:span><text:span text:style-name="T23"><text:tab/></text:span><text:span text:style-name="T17">Versions.pl<text:tab/>100</text:span></text:p>
          <text:p text:style-name="P73"><text:span text:style-name="T17">9.9</text:span><text:span text:style-name="T23"><text:tab/></text:span><text:span text:style-name="T17">Unlock_all.csh<text:tab/>100</text:span></text:p>
          <text:p text:style-name="P73"><text:span text:style-name="T17">9.10</text:span><text:span text:style-name="T23"><text:tab/></text:span><text:span text:style-name="T17">Get_run_id.pl<text:tab/>101</text:span></text:p>
          <text:p text:style-name="P73"><text:span text:style-name="T17">9.11</text:span><text:span text:style-name="T23"><text:tab/></text:span><text:span text:style-name="T17">Run_tests.pl<text:tab/>101</text:span></text:p>
          <text:p text:style-name="P70"><text:span text:style-name="T17">9.11.1</text:span><text:span text:style-name="T24"><text:tab/></text:span><text:span text:style-name="T17">Help information<text:tab/>101</text:span></text:p>
          <text:p text:style-name="P70"><text:span text:style-name="T17">9.11.2</text:span><text:span text:style-name="T24"><text:tab/></text:span><text:span text:style-name="T17">Details of options<text:tab/>101</text:span></text:p>
          <text:p text:style-name="P70"><text:soft-page-break/><text:span text:style-name="T17">9.11.3</text:span><text:span text:style-name="T24"><text:tab/></text:span><text:span text:style-name="T17">Grammar of the session file<text:tab/>102</text:span></text:p>
          <text:p text:style-name="P70"><text:span text:style-name="T17">9.11.4</text:span><text:span text:style-name="T24"><text:tab/></text:span><text:span text:style-name="T17">Example<text:tab/>102</text:span></text:p>
          <text:p text:style-name="P73"><text:span text:style-name="T17">9.12</text:span><text:span text:style-name="T23"><text:tab/></text:span><text:span text:style-name="T26">run_sim</text:span><text:span text:style-name="T17"> simulation library<text:tab/>105</text:span></text:p>
          <text:p text:style-name="P70"><text:span text:style-name="T17">9.12.1</text:span><text:span text:style-name="T24"><text:tab/></text:span><text:span text:style-name="T17">Add a new simulator<text:tab/>106</text:span></text:p>
          <text:p text:style-name="P71"><text:span text:style-name="T17">9.12.1.1</text:span><text:span text:style-name="T24"><text:tab/></text:span><text:span text:style-name="T17">Global simulators parameters<text:tab/>106</text:span></text:p>
          <text:p text:style-name="P71"><text:span text:style-name="T17">9.12.1.2</text:span><text:span text:style-name="T24"><text:tab/></text:span><text:span text:style-name="T17">Launching line<text:tab/>107</text:span></text:p>
          <text:p text:style-name="P71"><text:span text:style-name="T17">9.12.1.3</text:span><text:span text:style-name="T24"><text:tab/></text:span><text:span text:style-name="T17">Launching function<text:tab/>108</text:span></text:p>
          <text:p text:style-name="P73"><text:span text:style-name="T17">9.13</text:span><text:span text:style-name="T23"><text:tab/></text:span><text:span text:style-name="T17">ARM simulator launcher<text:tab/>109</text:span></text:p>
          <text:p text:style-name="P70"><text:span text:style-name="T17">9.13.1</text:span><text:span text:style-name="T24"><text:tab/></text:span><text:span text:style-name="T17">Syntax<text:tab/>109</text:span></text:p>
          <text:p text:style-name="P70"><text:span text:style-name="T17">9.13.2</text:span><text:span text:style-name="T24"><text:tab/></text:span><text:span text:style-name="T17">Examples<text:tab/>110</text:span></text:p>
          <text:p text:style-name="P71"><text:span text:style-name="T17">9.13.2.1</text:span><text:span text:style-name="T24"><text:tab/></text:span><text:span text:style-name="T17">MWCCARM compiler test<text:tab/>110</text:span></text:p>
          <text:p text:style-name="P71"><text:span text:style-name="T17">9.13.2.2</text:span><text:span text:style-name="T24"><text:tab/></text:span><text:span text:style-name="T17">ARMCC compiler test<text:tab/>110</text:span></text:p>
          <text:p text:style-name="P73"><text:span text:style-name="T17">9.14</text:span><text:span text:style-name="T23"><text:tab/></text:span><text:span text:style-name="T17">Board launcher<text:tab/>110</text:span></text:p>
          <text:p text:style-name="P74"><text:span text:style-name="T17">10.</text:span><text:span text:style-name="T22"><text:tab/></text:span><text:span text:style-name="T17">The QA tests base<text:tab/>112</text:span></text:p>
          <text:p text:style-name="P73"><text:span text:style-name="T17">10.1</text:span><text:span text:style-name="T23"><text:tab/></text:span><text:span text:style-name="T17">Tests general features<text:tab/>112</text:span></text:p>
          <text:p text:style-name="P70"><text:span text:style-name="T17">10.1.1</text:span><text:span text:style-name="T24"><text:tab/></text:span><text:span text:style-name="T17">Applications (mostly codecs)<text:tab/>112</text:span></text:p>
          <text:p text:style-name="P70"><text:span text:style-name="T17">10.1.2</text:span><text:span text:style-name="T24"><text:tab/></text:span><text:span text:style-name="T17">Unit tests and standard compiler test suites<text:tab/>113</text:span></text:p>
          <text:p text:style-name="P70"><text:span text:style-name="T17">10.1.3</text:span><text:span text:style-name="T24"><text:tab/></text:span><text:span text:style-name="T17">Customers<text:tab/>113</text:span></text:p>
          <text:p text:style-name="P73"><text:span text:style-name="T17">10.2</text:span><text:span text:style-name="T23"><text:tab/></text:span><text:span text:style-name="T17">Tests specificities<text:tab/>114</text:span></text:p>
          <text:p text:style-name="P70"><text:span text:style-name="T17">10.2.1</text:span><text:span text:style-name="T24"><text:tab/></text:span><text:span text:style-name="T17">Applications<text:tab/>114</text:span></text:p>
          <text:p text:style-name="P71"><text:span text:style-name="T17">10.2.1.1</text:span><text:span text:style-name="T24"><text:tab/></text:span><text:span text:style-name="T17">AMR codec<text:tab/>114</text:span></text:p>
          <text:p text:style-name="P71"><text:span text:style-name="T17">10.2.1.2</text:span><text:span text:style-name="T24"><text:tab/></text:span><text:span text:style-name="T17">DES2 (Data Encryption Standard version 2)<text:tab/>116</text:span></text:p>
          <text:p text:style-name="P71"><text:span text:style-name="T17">10.2.1.3</text:span><text:span text:style-name="T24"><text:tab/></text:span><text:span text:style-name="T17">ECC (Error Correcting Codes)<text:tab/>116</text:span></text:p>
          <text:p text:style-name="P71"><text:span text:style-name="T17">10.2.1.4</text:span><text:span text:style-name="T24"><text:tab/></text:span><text:span text:style-name="T17">EFR (GSM Enhanced Full Rate)<text:tab/>116</text:span></text:p>
          <text:p text:style-name="P71"><text:span text:style-name="T17">10.2.1.5</text:span><text:span text:style-name="T24"><text:tab/></text:span><text:span text:style-name="T17">EVR (CDMA Enhanced Variable-Rate Codec)<text:tab/>118</text:span></text:p>
          <text:p text:style-name="P71"><text:span text:style-name="T17">10.2.1.6</text:span><text:span text:style-name="T24"><text:tab/></text:span><text:span text:style-name="T17">FR (Full Rate vocoder)<text:tab/>119</text:span></text:p>
          <text:p text:style-name="P71"><text:span text:style-name="T17">10.2.1.7</text:span><text:span text:style-name="T24"><text:tab/></text:span><text:span text:style-name="T17">G711 codec<text:tab/>120</text:span></text:p>
          <text:p text:style-name="P71"><text:span text:style-name="T17">10.2.1.8</text:span><text:span text:style-name="T24"><text:tab/></text:span><text:span text:style-name="T17">G721 ADPCM codec<text:tab/>120</text:span></text:p>
          <text:p text:style-name="P71"><text:span text:style-name="T17">10.2.1.9</text:span><text:span text:style-name="T24"><text:tab/></text:span><text:span text:style-name="T17">G722 codec<text:tab/>121</text:span></text:p>
          <text:p text:style-name="P72"><text:span text:style-name="T17">10.2.1.10</text:span><text:span text:style-name="T24"><text:tab/></text:span><text:span text:style-name="T17">G723 dual-rate codec<text:tab/>121</text:span></text:p>
          <text:p text:style-name="P72"><text:span text:style-name="T17">10.2.1.11</text:span><text:span text:style-name="T24"><text:tab/></text:span><text:span text:style-name="T17">G728 codec<text:tab/>124</text:span></text:p>
          <text:p text:style-name="P72"><text:span text:style-name="T17">10.2.1.12</text:span><text:span text:style-name="T24"><text:tab/></text:span><text:span text:style-name="T17">G729a annex B codec<text:tab/>126</text:span></text:p>
          <text:p text:style-name="P72"><text:soft-page-break/><text:span text:style-name="T17">10.2.1.13</text:span><text:span text:style-name="T24"><text:tab/></text:span><text:span text:style-name="T17">G729 Annex I codec<text:tab/>128</text:span></text:p>
          <text:p text:style-name="P72"><text:span text:style-name="T17">10.2.1.14</text:span><text:span text:style-name="T24"><text:tab/></text:span><text:span text:style-name="T17">gsm-1.0-pl9DSP codec<text:tab/>130</text:span></text:p>
          <text:p text:style-name="P72"><text:span text:style-name="T17">10.2.1.15</text:span><text:span text:style-name="T24"><text:tab/></text:span><text:span text:style-name="T17">gsm-1.0-pl10 codec<text:tab/>131</text:span></text:p>
          <text:p text:style-name="P72"><text:span text:style-name="T17">10.2.1.16</text:span><text:span text:style-name="T24"><text:tab/></text:span><text:span text:style-name="T17">HR (GSM Half Rate) codec<text:tab/>132</text:span></text:p>
          <text:p text:style-name="P72"><text:span text:style-name="T17">10.2.1.17</text:span><text:span text:style-name="T24"><text:tab/></text:span><text:span text:style-name="T17">JPEG codec<text:tab/>132</text:span></text:p>
          <text:p text:style-name="P72"><text:span text:style-name="T17">10.2.1.18</text:span><text:span text:style-name="T24"><text:tab/></text:span><text:span text:style-name="T17">JPEG2000 codec<text:tab/>133</text:span></text:p>
          <text:p text:style-name="P72"><text:span text:style-name="T17">10.2.1.19</text:span><text:span text:style-name="T24"><text:tab/></text:span><text:span text:style-name="T17">MP3 codec<text:tab/>135</text:span></text:p>
          <text:p text:style-name="P72"><text:span text:style-name="T17">10.2.1.20</text:span><text:span text:style-name="T24"><text:tab/></text:span><text:span text:style-name="T17">MPEG4 (fast) codec<text:tab/>135</text:span></text:p>
          <text:p text:style-name="P72"><text:span text:style-name="T17">10.2.1.21</text:span><text:span text:style-name="T24"><text:tab/></text:span><text:span text:style-name="T17">SMV codec<text:tab/>136</text:span></text:p>
          <text:p text:style-name="P72"><text:span text:style-name="T17">10.2.1.22</text:span><text:span text:style-name="T24"><text:tab/></text:span><text:span text:style-name="T17">Wide Band AMR codec<text:tab/>137</text:span></text:p>
          <text:p text:style-name="P70"><text:span text:style-name="T17">10.2.2</text:span><text:span text:style-name="T24"><text:tab/></text:span><text:span text:style-name="T17">Standard compiler test suites<text:tab/>139</text:span></text:p>
          <text:p text:style-name="P71"><text:span text:style-name="T17">10.2.2.1</text:span><text:span text:style-name="T24"><text:tab/></text:span><text:span text:style-name="T17">DhryStone<text:tab/>139</text:span></text:p>
          <text:p text:style-name="P71"><text:span text:style-name="T17">10.2.2.2</text:span><text:span text:style-name="T24"><text:tab/></text:span><text:span text:style-name="T17">EEMBC (version 1.1)<text:tab/>140</text:span></text:p>
          <text:p text:style-name="P71"><text:span text:style-name="T17">10.2.2.3</text:span><text:span text:style-name="T24"><text:tab/></text:span><text:span text:style-name="T17">Fem_test<text:tab/>140</text:span></text:p>
          <text:p text:style-name="P71"><text:span text:style-name="T17">10.2.2.4</text:span><text:span text:style-name="T24"><text:tab/></text:span><text:span text:style-name="T17">NullStone<text:tab/>141</text:span></text:p>
          <text:p text:style-name="P71"><text:span text:style-name="T17">10.2.2.5</text:span><text:span text:style-name="T24"><text:tab/></text:span><text:span text:style-name="T17">Plumhall<text:tab/>142</text:span></text:p>
          <text:p text:style-name="P71"><text:span text:style-name="T17">10.2.2.6</text:span><text:span text:style-name="T24"><text:tab/></text:span><text:span text:style-name="T17">PStone<text:tab/>143</text:span></text:p>
          <text:p text:style-name="P71"><text:span text:style-name="T17">10.2.2.7</text:span><text:span text:style-name="T24"><text:tab/></text:span><text:span text:style-name="T17">WhetStone<text:tab/>143</text:span></text:p>
          <text:p text:style-name="P70"><text:span text:style-name="T17">10.2.3</text:span><text:span text:style-name="T24"><text:tab/></text:span><text:span text:style-name="T17">Unit tests<text:tab/>144</text:span></text:p>
          <text:p text:style-name="P71"><text:span text:style-name="T17">10.2.3.1</text:span><text:span text:style-name="T24"><text:tab/></text:span><text:span text:style-name="T17">TI_Benchmarks<text:tab/>144</text:span></text:p>
          <text:p text:style-name="P71"><text:span text:style-name="T17">10.2.3.2</text:span><text:span text:style-name="T24"><text:tab/></text:span><text:span text:style-name="T17">Asm_functions<text:tab/>145</text:span></text:p>
          <text:p text:style-name="P71"><text:span text:style-name="T17">10.2.3.3</text:span><text:span text:style-name="T24"><text:tab/></text:span><text:span text:style-name="T17">Benchmarks_loop<text:tab/>145</text:span></text:p>
          <text:p text:style-name="P71"><text:span text:style-name="T17">10.2.3.4</text:span><text:span text:style-name="T24"><text:tab/></text:span><text:span text:style-name="T17">Blackfin<text:tab/>145</text:span></text:p>
          <text:p text:style-name="P71"><text:span text:style-name="T17">10.2.3.5</text:span><text:span text:style-name="T24"><text:tab/></text:span><text:span text:style-name="T17">C6xx<text:tab/>146</text:span></text:p>
          <text:p text:style-name="P71"><text:span text:style-name="T17">10.2.3.6</text:span><text:span text:style-name="T24"><text:tab/></text:span><text:span text:style-name="T17">Check_s1<text:tab/>146</text:span></text:p>
          <text:p text:style-name="P71"><text:span text:style-name="T17">10.2.3.7</text:span><text:span text:style-name="T24"><text:tab/></text:span><text:span text:style-name="T17">EEMBC_telecom<text:tab/>146</text:span></text:p>
          <text:p text:style-name="P71"><text:span text:style-name="T17">10.2.3.8</text:span><text:span text:style-name="T24"><text:tab/></text:span><text:span text:style-name="T17">Intrinsics<text:tab/>147</text:span></text:p>
          <text:p text:style-name="P71"><text:span text:style-name="T17">10.2.3.9</text:span><text:span text:style-name="T24"><text:tab/></text:span><text:span text:style-name="T17">Mem_align<text:tab/>147</text:span></text:p>
          <text:p text:style-name="P72"><text:span text:style-name="T17">10.2.3.10</text:span><text:span text:style-name="T24"><text:tab/></text:span><text:span text:style-name="T17">User_tests<text:tab/>147</text:span></text:p>
          <text:p text:style-name="P70"><text:span text:style-name="T17">10.2.4</text:span><text:span text:style-name="T24"><text:tab/></text:span><text:span text:style-name="T17">Customers<text:tab/>147</text:span></text:p>
          <text:p text:style-name="P71"><text:span text:style-name="T17">10.2.4.1</text:span><text:span text:style-name="T24"><text:tab/></text:span><text:span text:style-name="T17">LMS_RLS<text:tab/>147</text:span></text:p>
          <text:p text:style-name="P74"><text:span text:style-name="T17">11.</text:span><text:span text:style-name="T22"><text:tab/></text:span><text:span text:style-name="T17">References and bibliography<text:tab/>149</text:span></text:p>
          <text:p text:style-name="P73"><text:span text:style-name="T17">11.1</text:span><text:span text:style-name="T23"><text:tab/></text:span><text:span text:style-name="T17">Documents<text:tab/>149</text:span></text:p>
          <text:p text:style-name="P73"><text:span text:style-name="T17">11.2</text:span><text:span text:style-name="T23"><text:tab/></text:span><text:span text:style-name="T17">Web sites<text:tab/>149</text:span></text:p>
          <text:p text:style-name="P70"><text:soft-page-break/><text:span text:style-name="T17">11.2.1</text:span><text:span text:style-name="T24"><text:tab/></text:span><text:span text:style-name="T17">Cygwin and GNU Projects<text:tab/>149</text:span></text:p>
          <text:p text:style-name="P70"><text:span text:style-name="T17">11.2.2</text:span><text:span text:style-name="T24"><text:tab/></text:span><text:span text:style-name="T17">Perl<text:tab/>149</text:span></text:p>
          <text:p text:style-name="P70"><text:span text:style-name="T17">11.2.3</text:span><text:span text:style-name="T24"><text:tab/></text:span><text:span text:style-name="T17">Standards<text:tab/>149</text:span></text:p>
          <text:p text:style-name="P70"><text:span text:style-name="T17">11.2.4</text:span><text:span text:style-name="T24"><text:tab/></text:span><text:span text:style-name="T17">DSP<text:tab/>149</text:span></text:p>
          <text:p text:style-name="P70"><text:span text:style-name="T17">11.2.5</text:span><text:span text:style-name="T24"><text:tab/></text:span><text:span text:style-name="T17">Codecs<text:tab/>150</text:span></text:p>
          <text:p text:style-name="P70"><text:span text:style-name="T17">11.2.6</text:span><text:span text:style-name="T24"><text:tab/></text:span><text:span text:style-name="T17">Benchmarking<text:tab/>150</text:span></text:p>
          <text:p text:style-name="P74"><text:span text:style-name="T17">12.</text:span><text:span text:style-name="T22"><text:tab/></text:span><text:span text:style-name="T17">Annexes<text:tab/>151</text:span></text:p>
          <text:p text:style-name="P73"><text:span text:style-name="T17">12.1</text:span><text:span text:style-name="T23"><text:tab/></text:span><text:span text:style-name="T17">Macros and tags<text:tab/>151</text:span></text:p>
          <text:p text:style-name="P5"/>
        </text:index-body>
      </text:table-of-content>
      <text:h text:style-name="P120" text:outline-level="1"/>
      <text:h text:style-name="P117" text:outline-level="1"><text:span text:style-name="T2">Figures</text:span></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1"><text:span text:style-name="T17">Figure 1: Running one simple test<text:tab/>17</text:span></text:p>
          <text:p text:style-name="P161"><text:span text:style-name="T17">Figure 2: Running several tests sequentially<text:tab/>17</text:span></text:p>
          <text:p text:style-name="P161"><text:span text:style-name="T17">Figure 3: Running multiple distributed tests<text:tab/>18</text:span></text:p>
          <text:p text:style-name="P161"><text:span text:style-name="T17">Figure 4: Hierarchy for tests<text:tab/>44</text:span></text:p>
          <text:p text:style-name="P161"><text:span text:style-name="T17">Figure 5: Standard unit test hierarchy (many C files per target)<text:tab/>46</text:span></text:p>
          <text:p text:style-name="P161"><text:span text:style-name="T17">Figure 6: Standard unit test source hierarchy (many C files per target)<text:tab/>47</text:span></text:p>
          <text:p text:style-name="P161"><text:span text:style-name="T17">Figure 7: Codec test source files<text:tab/>48</text:span></text:p>
          <text:p text:style-name="P161"><text:span text:style-name="T17">Figure 8: Generic tests in the QA structure<text:tab/>81</text:span></text:p>
          <text:list xml:id="list6827297915836032306" text:style-name="WWNum1">
            <text:list-item>
              <text:h text:style-name="P55" text:outline-level="1"><text:bookmark-start text:name="_Toc69120029"/>Introduction<text:bookmark-end text:name="_Toc69120029"/></text:h>
            </text:list-item>
          </text:list>
        </text:index-body>
      </text:illustration-index>
      <text:list xml:id="list183025489696606" text:continue-numbering="true" text:style-name="WWNum1">
        <text:list-item>
          <text:list>
            <text:list-item>
              <text:h text:style-name="P51" text:outline-level="2"><text:bookmark-start text:name="_Toc69120030"/><text:bookmark-start text:name="_Toc34735840"/><text:span text:style-name="T2">Overall considerations</text:span><text:bookmark-end text:name="_Toc69120030"/><text:bookmark-end text:name="_Toc34735840"/></text:h>
              <text:list>
                <text:list-item>
                  <text:h text:style-name="P59" text:outline-level="3"><text:bookmark-start text:name="_Toc69120031"/><text:span text:style-name="T2">Purpose</text:span><text:bookmark-end text:name="_Toc69120031"/></text:h>
                </text:list-item>
              </text:list>
            </text:list-item>
          </text:list>
        </text:list-item>
      </text:list>
      <text:p text:style-name="P1"><text:span text:style-name="T2">The QA environment has been defined and developed to provide quality measurements for compilers. The Metrowerks CodeWarrior for StarCore C compiler was the first target compiler.</text:span></text:p>
      <text:p text:style-name="P1"><text:span text:style-name="T2">By quality criterions for a compiler we mean:</text:span></text:p>
      <text:list xml:id="list3545018915493937490" text:style-name="WWNum59">
        <text:list-item>
          <text:p text:style-name="P87"><text:span text:style-name="T2">Functional exactness: compiled programs give their expected results,</text:span></text:p>
        </text:list-item>
        <text:list-item>
          <text:p text:style-name="P87"><text:span text:style-name="T2">Optimizations efficiency: compiler improvements must increase the speed and decrease the size of compiled programs,</text:span></text:p>
        </text:list-item>
        <text:list-item>
          <text:p text:style-name="P87"><text:span text:style-name="T2">Compilation tool efficiency: compile time must be reasonable regardless to the code optimizations.</text:span></text:p>
        </text:list-item>
      </text:list>
      <text:p text:style-name="P3"/>
      <text:p text:style-name="P1"><text:span text:style-name="T2">There is currently a definition and development process for a new QA common framework:</text:span></text:p>
      <text:list xml:id="list183026421758537" text:continue-numbering="true" text:style-name="WWNum59">
        <text:list-item>
          <text:p text:style-name="P87"><text:span text:style-name="T2">based on a CVS repository to enable multiple and distant developers contributions (there is currently a maximum of two QA managers that modify the QA reference database),</text:span></text:p>
        </text:list-item>
        <text:list-item>
          <text:p text:style-name="P87"><text:span text:style-name="T2">to improve the ability to integrate new hardware targets (currently the StarCore, the PowerPC and the ARM Metrowerks and the GNU gcc compiler are supported), and to separate the targets specific configurations,</text:span></text:p>
        </text:list-item>
        <text:list-item>
          <text:p text:style-name="P87"><text:span text:style-name="T2">to improve the ability to support others Unix-like layouts (Mac-OS for example ; as Sun Solaris and Windows with Cygwin are currently supported),</text:span></text:p>
        </text:list-item>
        <text:list-item>
          <text:p text:style-name="P87"><text:span text:style-name="T2">to extend the kind of application integrated as test sources (currently they are audio, video and picture coders-decoders).</text:span></text:p>
        </text:list-item>
      </text:list>
      <text:p text:style-name="P1"><text:span text:style-name="T2">This means that this documentation is a basement for the evolutions towards the new QA common framework.</text:span></text:p>
      <text:list xml:id="list183026706896372" text:continue-list="list183025489696606" text:style-name="WWNum1">
        <text:list-item>
          <text:list>
            <text:list-item>
              <text:list>
                <text:list-item>
                  <text:h text:style-name="P59" text:outline-level="3"><text:bookmark-start text:name="_Toc69120032"/><text:span text:style-name="T2">Context</text:span><text:bookmark-end text:name="_Toc69120032"/></text:h>
                </text:list-item>
              </text:list>
            </text:list-item>
          </text:list>
        </text:list-item>
      </text:list>
      <text:p text:style-name="P1"><text:span text:style-name="T2">The QA is integrated in the compiler development environment and is used all along the development process:</text:span></text:p>
      <text:list xml:id="list183025555321103" text:continue-list="list183026421758537" text:style-name="WWNum59">
        <text:list-item>
          <text:p text:style-name="P87"><text:span text:style-name="T2">For the software engineer: to run unit tests before compiler components integration and for debug purpose.</text:span></text:p>
        </text:list-item>
        <text:list-item>
          <text:p text:style-name="P87"><text:span text:style-name="T2">For the commercial engineer: to bring quality insurance to the customer and provide benchmarks comparisons with competitors' tools.</text:span></text:p>
        </text:list-item>
        <text:list-item>
          <text:p text:style-name="P87"><text:span text:style-name="T2">For the test team: to have standard and reusable test sets for many compilers and to shorten the test process with an automated testing environment.</text:span></text:p>
        </text:list-item>
        <text:list-item>
          <text:p text:style-name="P87"><text:span text:style-name="T2">For the team leaders: to validate the improvements of new algorithms and research directions.</text:span></text:p>
        </text:list-item>
      </text:list>
      <text:list xml:id="list183027050135663" text:continue-list="list183026706896372" text:style-name="WWNum1">
        <text:list-item>
          <text:list>
            <text:list-item>
              <text:list>
                <text:list-item>
                  <text:h text:style-name="P60" text:outline-level="3"><text:bookmark-start text:name="_Toc69120033"/><text:span text:style-name="T2">Features</text:span><text:bookmark-end text:name="_Toc69120033"/></text:h>
                </text:list-item>
              </text:list>
            </text:list-item>
          </text:list>
        </text:list-item>
      </text:list>
      <text:p text:style-name="P1"><text:span text:style-name="T2">Multiple uses of the QA environment imply multiple properties:</text:span></text:p>
      <text:list xml:id="list183025563882465" text:continue-list="list183025555321103" text:style-name="WWNum59">
        <text:list-item>
          <text:p text:style-name="P87"><text:soft-page-break/><text:span text:style-name="T2">Debug facilities: the clear and standardized structure of the QA as for the inner tests themselves, the standardized run method and the standardized errors reporting simplify the bug hunting.</text:span></text:p>
        </text:list-item>
        <text:list-item>
          <text:p text:style-name="P87"><text:span text:style-name="T2">Enhancements and improvements abilities: the standardized framework and templates allow fast new tests integration. QA tools improvements are also available for the entire QA tests.</text:span></text:p>
        </text:list-item>
        <text:list-item>
          <text:p text:style-name="P87"><text:span text:style-name="T2">Readability: many levels of reports allow many points of views (Excel graphs versus linear text).</text:span></text:p>
        </text:list-item>
        <text:list-item>
          <text:p text:style-name="P87"><text:span text:style-name="T2">Portability: compilers are implemented on many platforms and the QA environment and tools are immediately usable as soon as a UNIX layout is provided.</text:span></text:p>
        </text:list-item>
        <text:list-item>
          <text:p text:style-name="P87"><text:span text:style-name="T2">Trace ability: the history of the QA tests reports with their compiler identification allows following the evolutions of the quality/efficiency of a compiler between its successive versions.</text:span></text:p>
        </text:list-item>
        <text:list-item>
          <text:p text:style-name="P87"><text:span text:style-name="T2">Distributiveness: the tools provided allow shared access to compilers to test and the distribution of the test process on multiple computers with their final reports re-assembling.</text:span></text:p>
        </text:list-item>
      </text:list>
      <text:p text:style-name="P3"/>
      <text:list xml:id="list183025562753047" text:continue-list="list183027050135663" text:style-name="WWNum1">
        <text:list-item>
          <text:list>
            <text:list-item>
              <text:h text:style-name="P52" text:outline-level="2"><text:bookmark-start text:name="_Ref59944288"/><text:bookmark-start text:name="_Toc34735841"/><text:bookmark-start text:name="_Toc69120034"/><text:bookmark-start text:name="_Ref59944290"/><text:span text:style-name="T2">Basic definitions</text:span><text:bookmark-end text:name="_Ref59944288"/><text:bookmark-end text:name="_Toc34735841"/><text:bookmark-end text:name="_Toc69120034"/><text:bookmark-end text:name="_Ref59944290"/></text:h>
            </text:list-item>
          </text:list>
        </text:list-item>
      </text:list>
      <text:p text:style-name="P102"><text:span text:style-name="T5">This chapter must clearly presents both the goals of the QA, and the means available to reach the goal.</text:span></text:p>
      <text:list xml:id="list278190998899474185" text:style-name="WWNum54">
        <text:list-item>
          <text:p text:style-name="P24"><text:span text:style-name="T5">goal: describes the main goals of the QA (compiler validation and performance evaluation).</text:span></text:p>
        </text:list-item>
        <text:list-item>
          <text:p text:style-name="P24"><text:span text:style-name="T5">components and means: you should clearly separate the </text:span></text:p>
        </text:list-item>
        <text:list-item>
          <text:p text:style-name="P26"><text:span text:style-name="T5">QA tools/core (all the scripts, tools, … which are generic, configurable and will be present in all instances of the QA) and the </text:span></text:p>
        </text:list-item>
        <text:list-item>
          <text:p text:style-name="P26"><text:span text:style-name="T5">QA test base (i.e. the set of all the tests in one or several instances of the QA. Different instances of the QA may refer to different test sets). Explain that an existing test base is available…</text:span></text:p>
        </text:list-item>
      </text:list>
      <text:p text:style-name="P1"><text:span text:style-name="T2">The outline of the described QA test environment is to test the quality of compilers. What is a compiler? It is software set that allows transforming a source code into an executable code.</text:span></text:p>
      <text:p text:style-name="P1"><text:span text:style-name="T2">The action to test a compiler consists in verifying that, for many applications for which we have the source code, the executable code generated by the compiler behaves well when executed. The size of the code, its execution speed and the compile time are also taken in account.</text:span></text:p>
      <text:list xml:id="list6408670070511011752" text:style-name="WWNum63">
        <text:list-item>
          <text:p text:style-name="P164"><text:span text:style-name="T4">A QA test</text:span><text:span text:style-name="T2">: it consists in source code, reference inputs, reference outputs, a file (the “makefile”) for each compiler to declare its use in building the executable files, a file to map the reference inputs to the reference outputs and the execution parameters.</text:span></text:p>
        </text:list-item>
      </text:list>
      <text:p text:style-name="P1"><text:span text:style-name="T2">Source code files are C language source files as the first compiler target to test was the Metrowerks CW for StarCore C compiler but the use of “makefiles” allows others languages source files for others compilers. Reference outputs are files containing the expected results from the execution of generated code. They were computed by another way than the execution of the tested compiler, either by hand when this is possible or by using another compiler (</text:span><text:span text:style-name="code_20_Char_20_Char4_20_Char">gcc</text:span><text:span text:style-name="T2">) whose quality is recognized and with many building and execution options.</text:span></text:p>
      <text:p text:style-name="P1"><text:span text:style-name="T2">The tests are divided in some categories:</text:span></text:p>
      <text:list xml:id="list217910733071408045" text:style-name="WWNum93">
        <text:list-item>
          <text:p text:style-name="P27"><text:span text:style-name="T2">codec applications (inputs, outputs and reference files are mostly sound, video and picture files but may be any other format),</text:span></text:p>
        </text:list-item>
        <text:list-item>
          <text:p text:style-name="P27"><text:span text:style-name="T2">standard compiler testing (Plumhall, PStone, Nullstone, EEMBC, Whetstone…),</text:span></text:p>
        </text:list-item>
        <text:list-item>
          <text:p text:style-name="P27"><text:span text:style-name="T2">unit tests (application excerpts, developers unit tests) that are self tests (only report PASS/FAIL),</text:span></text:p>
        </text:list-item>
        <text:list-item>
          <text:p text:style-name="P27"><text:span text:style-name="T2">customers tests (customers application excerpts) kept separated for confidentiality purpose (they may be codec applications or unit tests),</text:span></text:p>
        </text:list-item>
        <text:list-item>
          <text:p text:style-name="P27"><text:soft-page-break/><text:span text:style-name="T2">“bug_reports” tests related to referenced bugs (these tests ensure non regression on the bug fixes).</text:span></text:p>
        </text:list-item>
      </text:list>
      <text:p text:style-name="P3"/>
      <text:list xml:id="list183026669403245" text:continue-list="list6408670070511011752" text:style-name="WWNum63">
        <text:list-item>
          <text:p text:style-name="P164"><text:span text:style-name="T4">A QA test execution</text:span><text:span text:style-name="T2">: it consists in compiling the source code of a QA test, executing the generated code (on hardware or with a simulator) with standard inputs and associated execution parameters, comparing the outputs to the expected reference outputs and reporting the results of the comparison and information about the compilation and execution.</text:span></text:p>
        </text:list-item>
        <text:list-item>
          <text:p text:style-name="P164"><text:span text:style-name="T4">A QA test report</text:span><text:span text:style-name="T2">: it contains all information on a QA test execution. This means the status of: the compilation stage, the execution/simulation stage and the outputs with reference data comparison. It reports all the compilation (versions of the compiler tools, compiling parameters) and execution (simulator and inputs) characteristics that allow re-playing the test. The report includes the size when possible (always for the CW for StarCore C compiler) and the speed (number of cycles of execution) of the generated code. The values are normalized when possible (cycles per frame and MIPS when the inputs are frame based and if the acquisition frequency is known). It also reports the time spent by each test (beginning and ending dates plus the CPU time spent).</text:span></text:p>
        </text:list-item>
      </text:list>
      <text:p text:style-name="P102"><text:span text:style-name="T2">In addition, when a fail occur in one stage of the compilation/execution/verification process, the test report contains the circumstances of the error (compiler or simulator error status, position of the erroneous value in the outputs with its frame number when computable).</text:span></text:p>
      <text:list xml:id="list183025897751255" text:continue-numbering="true" text:style-name="WWNum63">
        <text:list-item>
          <text:p text:style-name="P164"><text:span text:style-name="T4">A “passed” QA test</text:span><text:span text:style-name="T2">: a QA test is considered as passed when all the following conditions are satisfied:</text:span></text:p>
        </text:list-item>
      </text:list>
      <text:list xml:id="list183027259340371" text:continue-list="list183025563882465" text:style-name="WWNum59">
        <text:list-item>
          <text:p text:style-name="P87"><text:span text:style-name="T2">There is no error compiling the source files of the QA test and generating the executable code,</text:span></text:p>
        </text:list-item>
        <text:list-item>
          <text:p text:style-name="P87"><text:span text:style-name="T2">There is no error executing the generated code,</text:span></text:p>
        </text:list-item>
        <text:list-item>
          <text:p text:style-name="P87"><text:span text:style-name="T2">The outputs of the execution are identical to the expected reference values.</text:span></text:p>
        </text:list-item>
      </text:list>
      <text:p text:style-name="P77"><text:span text:style-name="T2">A “passed” QA test can reveal a regression of the efficiency of the compiler if, for the same source code, same inputs, same simulator and same execution parameters:</text:span></text:p>
      <text:list xml:id="list183026315342286" text:continue-numbering="true" text:style-name="WWNum59">
        <text:list-item>
          <text:p text:style-name="P87"><text:span text:style-name="T2">if the size of the generated code has grown although the size optimization was activated,</text:span></text:p>
        </text:list-item>
        <text:list-item>
          <text:p text:style-name="P87"><text:span text:style-name="T2">if the number of execution cycles has grown although a speed optimization was activated.</text:span></text:p>
        </text:list-item>
      </text:list>
      <text:list xml:id="list183026995603663" text:continue-list="list183025562753047" text:style-name="WWNum1">
        <text:list-item>
          <text:list>
            <text:list-item>
              <text:h text:style-name="P54" text:outline-level="2"><text:bookmark-start text:name="_Toc69120035"/><text:span text:style-name="T2">Features</text:span><text:bookmark-end text:name="_Toc69120035"/></text:h>
              <text:list>
                <text:list-item>
                  <text:h text:style-name="P59" text:outline-level="3"><text:bookmark-start text:name="_Toc69120036"/><text:span text:style-name="T2">Flexibility and genericity</text:span><text:bookmark-end text:name="_Toc69120036"/></text:h>
                  <text:list>
                    <text:list-item>
                      <text:h text:style-name="P61" text:outline-level="4"><text:bookmark-start text:name="_Toc69120037"/><text:span text:style-name="T2">QA tools</text:span><text:bookmark-end text:name="_Toc69120037"/></text:h>
                    </text:list-item>
                  </text:list>
                </text:list-item>
              </text:list>
            </text:list-item>
          </text:list>
        </text:list-item>
      </text:list>
      <text:p text:style-name="P102"><text:span text:style-name="T2">The QA offers a flexible, user friendly and comprehensive set of tools to easily:</text:span></text:p>
      <text:list xml:id="list6526148152941062864" text:style-name="WWNum55">
        <text:list-item>
          <text:p text:style-name="P25"><text:span text:style-name="T2">run validation and performance tests,</text:span></text:p>
        </text:list-item>
        <text:list-item>
          <text:p text:style-name="P25"><text:span text:style-name="T2">choose the compiler and the simulation tool (or on board code loader),</text:span></text:p>
        </text:list-item>
        <text:list-item>
          <text:p text:style-name="P25"><text:soft-page-break/><text:span text:style-name="T2">vary compiler options (optimization, architecture), </text:span></text:p>
        </text:list-item>
        <text:list-item>
          <text:p text:style-name="P25"><text:span text:style-name="T2">vary the depth level of a test:</text:span></text:p>
        </text:list-item>
      </text:list>
      <text:list xml:id="list8735104432255301709" text:style-name="WWNum79">
        <text:list-item>
          <text:p text:style-name="P101"><text:span text:style-name="T2">limit the number of compiled executable files built in a test (useful to replay parts of a test),</text:span></text:p>
        </text:list-item>
        <text:list-item>
          <text:p text:style-name="P101"><text:span text:style-name="T2">limit the number of inputs submitted to each built executable,</text:span></text:p>
        </text:list-item>
      </text:list>
      <text:list xml:id="list183027065267272" text:continue-list="list6526148152941062864" text:style-name="WWNum55">
        <text:list-item>
          <text:p text:style-name="P25"><text:span text:style-name="T2">handle various types of errors at either compile or run time,</text:span></text:p>
        </text:list-item>
        <text:list-item>
          <text:p text:style-name="P25"><text:span text:style-name="T2">collect results and prepare reporting.</text:span></text:p>
        </text:list-item>
      </text:list>
      <text:list xml:id="list183025238492149" text:continue-list="list183026995603663" text:style-name="WWNum1">
        <text:list-item>
          <text:list>
            <text:list-item>
              <text:list>
                <text:list-item>
                  <text:list>
                    <text:list-item>
                      <text:h text:style-name="P61" text:outline-level="4"><text:bookmark-start text:name="_Toc69120038"/><text:span text:style-name="T2">Test sets</text:span><text:bookmark-end text:name="_Toc69120038"/></text:h>
                    </text:list-item>
                  </text:list>
                </text:list-item>
              </text:list>
            </text:list-item>
          </text:list>
        </text:list-item>
      </text:list>
      <text:p text:style-name="P1"><text:span text:style-name="T2">A list of QA tests to perform can be written in a file, specifying all the possibilities described in the previous chapter. This list is called a scenario and it allows to:</text:span></text:p>
      <text:list xml:id="list183026487946107" text:continue-list="list183026315342286" text:style-name="WWNum59">
        <text:list-item>
          <text:p text:style-name="P87"><text:span text:style-name="T2">define sets of options (compiler and simulator ones, depth level, etc) for all the QA tests in the list, or individually,</text:span></text:p>
        </text:list-item>
        <text:list-item>
          <text:p text:style-name="P87"><text:span text:style-name="T2">set symbolic computer names to group QA tests so that they are split when the distributed tools or options are used.</text:span></text:p>
        </text:list-item>
      </text:list>
      <text:p text:style-name="P1"><text:span text:style-name="T2"><text:s/></text:span></text:p>
      <text:p text:style-name="P1"><text:span text:style-name="T2">The QA tool that runs these scenarios allows to:</text:span></text:p>
      <text:list xml:id="list183026451602488" text:continue-numbering="true" text:style-name="WWNum59">
        <text:list-item>
          <text:p text:style-name="P87"><text:span text:style-name="T2">run sequentially the list of QA tests in the scenario,</text:span></text:p>
        </text:list-item>
        <text:list-item>
          <text:p text:style-name="P87"><text:span text:style-name="T2">handle concurrent accesses to QA tests:</text:span></text:p>
        </text:list-item>
      </text:list>
      <text:list xml:id="list183026993917443" text:continue-list="list8735104432255301709" text:style-name="WWNum79">
        <text:list-item>
          <text:p text:style-name="P101"><text:span text:style-name="T2">lock each one which is in execution,</text:span></text:p>
        </text:list-item>
        <text:list-item>
          <text:p text:style-name="P101"><text:span text:style-name="T2">skip a QA test already used (and come back to it when possible),</text:span></text:p>
        </text:list-item>
        <text:list-item>
          <text:p text:style-name="P101"><text:span text:style-name="T2">wait for a locked QA test when it is the last one of a scenario,</text:span></text:p>
        </text:list-item>
      </text:list>
      <text:list xml:id="list183026176868338" text:continue-list="list183026451602488" text:style-name="WWNum59">
        <text:list-item>
          <text:p text:style-name="P87"><text:span text:style-name="T2">reports the scenario execution (time spent, user break that allows to skip one test without return),</text:span></text:p>
        </text:list-item>
        <text:list-item>
          <text:p text:style-name="P87"><text:span text:style-name="T2">launch the collection of all the individual reports of the QA tests.</text:span></text:p>
        </text:list-item>
      </text:list>
      <text:p text:style-name="P3"/>
      <text:list xml:id="list183026801875383" text:continue-list="list183025238492149" text:style-name="WWNum1">
        <text:list-item>
          <text:list>
            <text:list-item>
              <text:list>
                <text:list-item>
                  <text:list>
                    <text:list-item>
                      <text:h text:style-name="P61" text:outline-level="4"><text:bookmark-start text:name="_Toc69120039"/><text:bookmark-start text:name="_Ref32408162"/><text:span text:style-name="T2">Compiling and simulation tools</text:span><text:bookmark-end text:name="_Toc69120039"/><text:bookmark-end text:name="_Ref32408162"/></text:h>
                    </text:list-item>
                  </text:list>
                </text:list-item>
              </text:list>
            </text:list-item>
          </text:list>
        </text:list-item>
      </text:list>
      <text:p text:style-name="P1"><text:span text:style-name="T2">The QA test environment is designed to use many compilers and simulators once they can be used with command line. The QA was formerly written for the CodeWarrior for StarCore C compiler and used the GNU C compiler (</text:span><text:span text:style-name="T26">gcc</text:span><text:span text:style-name="T2">) to generate reference output files from reference input files. Today the QA tests take many compilers and simulators into account. They are listed in § </text:span><text:span text:style-name="T2"><text:bookmark-ref text:reference-format="number" text:ref-name="_Ref57996511">5</text:bookmark-ref></text:span><text:span text:style-name="T2"> “</text:span><text:span text:style-name="T2"><text:bookmark-ref text:reference-format="text" text:ref-name="_Ref57996518">Compilers and simulators </text:bookmark-ref></text:span><text:span text:style-name="T2">”. All tests can use many compilers (excluding the </text:span><text:span text:style-name="T26">Plumhall</text:span><text:span text:style-name="T2"> test and two others that verify StarCore compiler intermediate files).</text:span></text:p>
      <text:p text:style-name="P1"><text:span text:style-name="T2">The generated code is run native when the GNU C compiler is used. Otherwise a simulator or an on board loader is needed.</text:span></text:p>
      <text:list xml:id="list183026494006793" text:continue-numbering="true" text:style-name="WWNum1">
        <text:list-item>
          <text:list>
            <text:list-item>
              <text:list>
                <text:list-item>
                  <text:h text:style-name="P59" text:outline-level="3"><text:bookmark-start text:name="_Toc69120040"/><text:soft-page-break/><text:span text:style-name="T2">Portability</text:span><text:bookmark-end text:name="_Toc69120040"/></text:h>
                </text:list-item>
              </text:list>
            </text:list-item>
          </text:list>
        </text:list-item>
      </text:list>
      <text:p text:style-name="P1"><text:span text:style-name="T2">The QA can be installed on various sites/network architectures and different machines and systems, provided that a Unix layer is available (Windows PC with Cygwin, Solaris Sun workstations, Apple computer with MacOS-X). </text:span></text:p>
      <text:p text:style-name="P1"><text:span text:style-name="T2">Test scripts (the scripts that do the distribution of the tests among the computers, the scheduling of the scenario files, the compilation, execution of the generated code and verification of the results) are shell (</text:span><text:span text:style-name="T26">sh</text:span><text:span text:style-name="T2">, t</text:span><text:span text:style-name="T26">csh</text:span><text:span text:style-name="T2"> from the Unix layer) or </text:span><text:span text:style-name="T26">Perl</text:span><text:span text:style-name="T2"> scripts. They are the same on Windows PC with Cygwin and Unix workstations (Sun, Apple…). Additional MS/DOS batch scripts must be installed at the Cygwin root and environment variables must be defined to provide remote capabilities to the test scripts on Windows PCs. But on the environments, the tests entry points are the same.</text:span></text:p>
      <text:p text:style-name="P1"><text:span text:style-name="T2">The QA tests and tools can be put at any place on a computer. The only need is to set two environment variables to point to their location.</text:span></text:p>
      <text:list xml:id="list183025911788930" text:continue-numbering="true" text:style-name="WWNum1">
        <text:list-item>
          <text:list>
            <text:list-item>
              <text:list>
                <text:list-item>
                  <text:h text:style-name="P59" text:outline-level="3"><text:bookmark-start text:name="_Toc69120041"/><text:span text:style-name="T2">Distributed and shared access</text:span><text:bookmark-end text:name="_Toc69120041"/></text:h>
                </text:list-item>
              </text:list>
            </text:list-item>
          </text:list>
        </text:list-item>
      </text:list>
      <text:p text:style-name="P1"><text:span text:style-name="T2">The QA can be installed / used in a distributed and shared mode:</text:span></text:p>
      <text:list xml:id="list183027193250964" text:continue-list="list183026176868338" text:style-name="WWNum59">
        <text:list-item>
          <text:p text:style-name="P87"><text:span text:style-name="T2">Concurrent runs of QA tests are handled in a safe and efficient way: a system of mutual exclusions avoids conflicts between runs even initiated by different ways (manually, with scenarios or remotely with distributed tests).</text:span></text:p>
        </text:list-item>
        <text:list-item>
          <text:p text:style-name="P87"><text:span text:style-name="T2">One run can also be distributed on several machines to speed up test campaigns: as the computers can remotely copy files and launch tests, one tool allows building remote QA tests bases, launching tests on many computers and retrieving all the results.</text:span></text:p>
        </text:list-item>
      </text:list>
      <text:list xml:id="list183026664502474" text:continue-list="list183025911788930" text:style-name="WWNum1">
        <text:list-item>
          <text:list>
            <text:list-item>
              <text:h text:style-name="P54" text:outline-level="2"><text:bookmark-start text:name="_Toc69120042"/><text:span text:style-name="T2">Constraints and restrictions</text:span><text:bookmark-end text:name="_Toc69120042"/></text:h>
            </text:list-item>
          </text:list>
        </text:list-item>
      </text:list>
      <text:p text:style-name="P1"><text:span text:style-name="T2">The QA test environment installed on Solaris Sun workstation in Grenoble is the reference version. It is located in the </text:span><text:span text:style-name="T28">qatools</text:span><text:span text:style-name="T2"> account. In any case, QA development and update are performed in this reference version. If an update is needed due to external requests, then the request must be addressed to the "QA manager", who is in charge of its integration in the QA reference.</text:span></text:p>
      <text:p text:style-name="P1"><text:span text:style-name="T2">The distributed tests are currently available only on Windows PC with Cygwin, due to the location (Windows shared drives) of shared inputs. The scripts are currently modified to allow this.</text:span></text:p>
      <text:list xml:id="list183027085496647" text:continue-numbering="true" text:style-name="WWNum1">
        <text:list-item>
          <text:list>
            <text:list-item>
              <text:h text:style-name="P52" text:outline-level="2"><text:bookmark-start text:name="_Ref65645283"/><text:bookmark-start text:name="_Ref65645281"/><text:bookmark-start text:name="_Toc69120043"/><text:span text:style-name="T2">Terminology</text:span><text:bookmark-end text:name="_Ref65645283"/><text:bookmark-end text:name="_Ref65645281"/><text:bookmark-end text:name="_Toc69120043"/></text:h>
            </text:list-item>
          </text:list>
        </text:list-item>
      </text:list>
      <text:p text:style-name="P30"><text:span text:style-name="T2">This chapter presents the main key-terms of the test environment we have defined. Even though they may partly overlap definitions listed in § </text:span><text:span text:style-name="T2"><text:bookmark-ref text:reference-format="number" text:ref-name="_Ref59944288">1.2</text:bookmark-ref></text:span><text:span text:style-name="T2"> "</text:span><text:span text:style-name="T2"><text:bookmark-ref text:reference-format="text" text:ref-name="_Ref59944290">Basic definitions</text:bookmark-ref></text:span><text:span text:style-name="T2">", they provide the reader with a set of further definitions:</text:span></text:p>
      <text:list xml:id="list183026266377580" text:continue-list="list183027193250964" text:style-name="WWNum59">
        <text:list-item>
          <text:p text:style-name="P89"><text:span text:style-name="T2">The "</text:span><text:span text:style-name="T6">QA</text:span><text:span text:style-name="T2">": this term is the acronym of "Quality Analysis". It represents the whole set of software needed to test a compiler: tools to launch and control the tests and their reports, source files to be compiled and reference results files for the execution of compiled files. This set is not exhaustive and will be extended in the future (new applications, new facilities, new reporting system to present results of test campaigns in a synthetic way using tables and worksheets for instance, etc).</text:span><text:line-break/><text:span text:style-name="T2">All this software is stored in two directories: one named “QA root” and the other “QA tools”.</text:span></text:p>
        </text:list-item>
        <text:list-item>
          <text:p text:style-name="P88"><text:soft-page-break/><text:span text:style-name="T2">The "</text:span><text:span text:style-name="T6">QA root</text:span><text:span text:style-name="T2">" is the root directory where begins all the hierarchy containing the source files for the tests (the hierarchy makes a test classification), their reports, their backups, their documentation, and all what is specific to them. The </text:span><text:span text:style-name="T28">NEW_QA_ROOT</text:span><text:span text:style-name="T2"> variable points to this directory.</text:span></text:p>
        </text:list-item>
        <text:list-item>
          <text:p text:style-name="P88"><text:span text:style-name="T2">The "</text:span><text:span text:style-name="T6">QA tools</text:span><text:span text:style-name="T2">" directory contains all the tools that manage the tests (launch, control, collect reports). They are not specific to any test. The </text:span><text:span text:style-name="T28">QA_TOOLS</text:span><text:span text:style-name="T2"> variable points to the directory that contains them.</text:span></text:p>
        </text:list-item>
        <text:list-item>
          <text:p text:style-name="P88"><text:span text:style-name="T2">The "</text:span><text:span text:style-name="T6">QA tests</text:span><text:span text:style-name="T2">" are entire applications, or excerpts of applications, or pieces of code that are used to test a compiler. Each application or coherent set of source files is stored in one directory called a "</text:span><text:span text:style-name="T6">test directory</text:span><text:span text:style-name="T2">".</text:span></text:p>
        </text:list-item>
        <text:list-item>
          <text:p text:style-name="P88"><text:span text:style-name="T2">The "</text:span><text:span text:style-name="T6">master script</text:span><text:span text:style-name="T2">" is the unique entry point of a QA test to apply the compilation/execution/comparison process on the source and data files of the test directory. It is always named "</text:span><text:span text:style-name="T26">run_all</text:span><text:span text:style-name="T2">".</text:span></text:p>
        </text:list-item>
        <text:list-item>
          <text:p text:style-name="P88"><text:span text:style-name="T2">A "</text:span><text:span text:style-name="T6">script</text:span><text:span text:style-name="T2">" is a text file containing commands. It is written with the syntax of commonly used interpreters as system shells (</text:span><text:span text:style-name="code_20_Char_20_Char">sh</text:span><text:span text:style-name="T2"> or </text:span><text:span text:style-name="code_20_Char_20_Char">tcsh</text:span><text:span text:style-name="T2">) or system tools (</text:span><text:span text:style-name="code_20_Char_20_Char">awk</text:span><text:span text:style-name="T2">, </text:span><text:span text:style-name="code_20_Char_20_Char">Perl</text:span><text:span text:style-name="T2">).</text:span></text:p>
        </text:list-item>
        <text:list-item>
          <text:p text:style-name="P88"><text:span text:style-name="T2">A "</text:span><text:span text:style-name="T6">level</text:span><text:span text:style-name="T2">" of test is a symbolic name that tells the depth of the test to the master script of each QA test. It defines how exhaustive the test must be (in charge to the master script to give an interpretation to the four levels: restriction on the number of executable generated for unit tests or restriction on the number of input files for the codec's applications).</text:span></text:p>
        </text:list-item>
        <text:list-item>
          <text:p text:style-name="P88"><text:span text:style-name="T2">A "</text:span><text:span text:style-name="T6">scenario</text:span><text:span text:style-name="T2">" file is a text file containing a list of QA tests. To each QA test path is associated a level of test and compilation and simulation options (including the compiler and the simulator used).</text:span></text:p>
        </text:list-item>
        <text:list-item>
          <text:p text:style-name="P88"><text:span text:style-name="T2">The "</text:span><text:span text:style-name="T6">functional test mode</text:span><text:span text:style-name="T2">" is a test method where the correctness of the output of the execution of compiled programs is tested. Input and outputs are read / written from / to files. The size and speed of the generated code are reported and can be taken in account but they are not entirely representative of the compiler efficiency. Namely, code size and speed are increased due to the file inputs and outputs needed to test the functional correctness.</text:span></text:p>
        </text:list-item>
        <text:list-item>
          <text:p text:style-name="P88"><text:span text:style-name="T2">A "</text:span><text:span text:style-name="T6">performance test mode</text:span><text:span text:style-name="T2">" for an application (mostly codec ones) is a test method where file inputs and outputs as well as references outputs have been replaced by data inlined in the source code. They have also been shortened to small parts of data used in functional mode (often few frames when inputs and outputs can be divided into frames, relevant for various application modes if any). The background idea is to approach as much as we can a realistic embedded implementation in order to be able to provide real framework for real applications.</text:span></text:p>
        </text:list-item>
        <text:list-item>
          <text:p text:style-name="P88"><text:span text:style-name="T2">A "</text:span><text:span text:style-name="T6">performance test mode</text:span><text:span text:style-name="T2">" for a unit test (mostly small parts of code where inputs and outputs are very small or with no input) is a test method where outputs have been suppressed to report the size and efficiency values after a functional test stage.</text:span></text:p>
        </text:list-item>
        <text:list-item>
          <text:p text:style-name="P88"><text:span text:style-name="T2">A "</text:span><text:span text:style-name="T7">target</text:span><text:span text:style-name="T2">" is the symbolic name of an executable. For QA tests that are codec applications, the targets are </text:span><text:span text:style-name="T26">coder</text:span><text:span text:style-name="T2">, </text:span><text:span text:style-name="T26">decoder</text:span><text:span text:style-name="T2"> and serialized </text:span><text:span text:style-name="T26">coder_decoder</text:span><text:span text:style-name="T2">. For unit tests they can be in great number (for example, the </text:span><text:span text:style-name="T26">benchmarks_loop</text:span><text:span text:style-name="T2"> QA test contains source code for more than 300 executables). It allows re-launching a test only for a particular target for debug purpose. It allows indicating a particular executable to build (for example </text:span><text:span text:style-name="T26">coder</text:span><text:span text:style-name="T2"> or </text:span><text:span text:style-name="T26">decoder</text:span><text:span text:style-name="T2"> only) without taking care of its filename, which can change accordingly to the compiler used. <text:s/></text:span></text:p>
        </text:list-item>
      </text:list>
      <text:p text:style-name="P3"/>
      <text:list xml:id="list183025970345318" text:continue-list="list183027085496647" text:style-name="WWNum1">
        <text:list-item>
          <text:list>
            <text:list-item>
              <text:h text:style-name="P52" text:outline-level="2"><text:bookmark-start text:name="_Toc69120044"/><text:soft-page-break/><text:span text:style-name="T2">Content of this document</text:span><text:bookmark-end text:name="_Toc69120044"/></text:h>
            </text:list-item>
          </text:list>
        </text:list-item>
      </text:list>
      <text:p text:style-name="P1"><text:span text:style-name="T2">The Reference Manual document describes an advanced access to the QA with QA administrator tasks. The user in charge of the installation of the QA tests base should read it. Windows PCs and Unix workstation are taken in account. It should also be read by the user who wants to:</text:span></text:p>
      <text:list xml:id="list183027043033878" text:continue-list="list183026266377580" text:style-name="WWNum59">
        <text:list-item>
          <text:p text:style-name="P87"><text:span text:style-name="T2">create a new test or integrate an existing one in the QA (use the generic test framework),</text:span></text:p>
        </text:list-item>
        <text:list-item>
          <text:p text:style-name="P87"><text:span text:style-name="T2">modify an existing test in the QA (modify or add tests inputs, modify how the test level is taken in account …).</text:span></text:p>
        </text:list-item>
      </text:list>
      <text:p text:style-name="P3"/>
      <text:p text:style-name="P1"><text:span text:style-name="T2">The User Guide (read § </text:span><text:span text:style-name="T2"><text:bookmark-ref text:reference-format="number" text:ref-name="_Ref59944489">11.1</text:bookmark-ref></text:span><text:span text:style-name="T2"> "</text:span><text:span text:style-name="T2"><text:bookmark-ref text:reference-format="text" text:ref-name="_Ref59944493">Documents</text:bookmark-ref></text:span><text:span text:style-name="T2">") describes an easy access to the QA. It should be read by:</text:span></text:p>
      <text:list xml:id="list183026007737886" text:continue-numbering="true" text:style-name="WWNum59">
        <text:list-item>
          <text:p text:style-name="P87"><text:span text:style-name="T2">the user who only wants to test his compiler with a QA tests base already installed.</text:span></text:p>
        </text:list-item>
        <text:list-item>
          <text:p text:style-name="P87"><text:span text:style-name="T2">the user who wants to see and compare previous compiler tests results.</text:span></text:p>
        </text:list-item>
      </text:list>
      <text:p text:style-name="P1"><text:span text:style-name="T2">It describes how to launch a unique test or set of tests. It describes how to do it on a unique computer or distribute tests among a network of computers. </text:span></text:p>
      <text:p text:style-name="P1"><text:span text:style-name="T2">The User Guide was written to provide a short access to the QA and does not contain information on how integrate new tests (conventions on code source used as test code source and about the generic scripts and makefiles work).</text:span></text:p>
      <text:list xml:id="list183026190969909" text:continue-list="list183025970345318" text:style-name="WWNum1">
        <text:list-item>
          <text:list>
            <text:list-item>
              <text:h text:style-name="P52" text:outline-level="2"><text:bookmark-start text:name="_Toc69120045"/><text:span text:style-name="T2">Graphic styles and conventions</text:span><text:bookmark-end text:name="_Toc69120045"/></text:h>
            </text:list-item>
          </text:list>
        </text:list-item>
      </text:list>
      <text:p text:style-name="P1"><text:span text:style-name="T2">When included in explanation text, all text corresponding to a file name, a directory name, a computer command or a file excerpt is written with fixed font (the </text:span><text:span text:style-name="T28">courier font</text:span><text:span text:style-name="T2"> for example). This text can be surrounded by quotes or double quotes when it improves the reading (for example for the string "</text:span><text:span text:style-name="T28">cygdrive flags</text:span><text:span text:style-name="T2">" which contains a space character, or the string </text:span><text:span text:style-name="T28">'‑Xicode ‑F "&lt;file&gt;"'</text:span><text:span text:style-name="T2"> which already contains double quotes).</text:span></text:p>
      <text:p text:style-name="P1"><text:span text:style-name="T2">When not included in explanation text but counting many lines, files excerpts or commands session have a light gray background as in following example:</text:span></text:p>
      <text:p text:style-name="P165"/>
      <text:p text:style-name="P165">cp /bin/cygwin1.dll "$SC100_HOME/."</text:p>
      <text:p text:style-name="P165">cp /bin/make.exe /bin/gmake.exe</text:p>
      <text:p text:style-name="P165"/>
      <text:p text:style-name="P3"/>
      <text:p text:style-name="P102"><text:span text:style-name="T5">It must be easily readable by novices. For instance in this section, you should only mention the possibility of running tests with scenarii from QA root/runtest (i.e. all the tricky and hardly readable stuff concerning the sometimes necessary verification of locked file is thus avoided…). This should be described in the reference manual instead.</text:span></text:p>
      <text:list xml:id="list183026385068526" text:continue-numbering="true" text:style-name="WWNum1">
        <text:list-item>
          <text:h text:style-name="P56" text:outline-level="1"><text:bookmark-start text:name="_Toc35435946"/><text:bookmark-start text:name="_Ref35144581"/><text:bookmark-start text:name="_Toc69120046"/>Preliminary Illustration<text:bookmark-end text:name="_Toc35435946"/><text:bookmark-end text:name="_Ref35144581"/><text:bookmark-end text:name="_Toc69120046"/></text:h>
          <text:list>
            <text:list-item>
              <text:h text:style-name="P51" text:outline-level="2"><text:bookmark-start text:name="_Toc69120047"/><text:bookmark-start text:name="_Toc35435947"/><text:span text:style-name="T2">Running one test on a single machine</text:span><text:bookmark-end text:name="_Toc69120047"/><text:bookmark-end text:name="_Toc35435947"/></text:h>
            </text:list-item>
          </text:list>
        </text:list-item>
      </text:list>
      <text:p text:style-name="P1"><draw:frame draw:style-name="fr3" text:anchor-type="char" svg:x="1.946cm" svg:y="1.065cm" svg:width="3.302cm" svg:height="0.762cm" draw:z-index="54"><draw:text-box><text:p text:style-name="P42"><text:span text:style-name="T16">One Computer</text:span></text:p></draw:text-box></draw:frame><text:span text:style-name="T2">The new_run_allapp.pl is the main tool to be used to run QA tests. With this tool the user can launch in a simple way one test on the computer he is logged on:</text:span></text:p>
      <text:p text:style-name="P35"><draw:custom-shape text:anchor-type="char" draw:z-index="53" draw:style-name="gr2" draw:text-style-name="P187" svg:width="14.987cm" svg:height="5.927cm" svg:x="1.946cm" svg:y="0.557cm"><text:p/><draw:enhanced-geometry svg:viewBox="0 0 21600 21600" draw:type="rectangle" draw:enhanced-path="M 0 0 L 21600 0 21600 21600 0 21600 0 0 Z N"/></draw:custom-shape></text:p>
      <text:p text:style-name="P80"><draw:frame draw:style-name="fr4" text:anchor-type="char" svg:x="2.565cm" svg:y="0.279cm" svg:width="2.794cm" svg:height="0.762cm" draw:z-index="45"><draw:text-box><text:p text:style-name="P19"><text:span text:style-name="T16">Environment</text:span></text:p></draw:text-box></draw:frame><draw:frame draw:style-name="fr4" text:anchor-type="char" svg:x="8.407cm" svg:y="0.279cm" svg:width="2.794cm" svg:height="0.762cm" draw:z-index="46"><draw:text-box><text:p text:style-name="P19"><text:span text:style-name="T16">Scenario file</text:span></text:p></draw:text-box></draw:frame></text:p>
      <text:p text:style-name="P8"><draw:frame draw:style-name="fr4" text:anchor-type="char" svg:x="2.565cm" svg:y="0.194cm" svg:width="4.318cm" svg:height="1.778cm" draw:z-index="44"><draw:text-box><text:p text:style-name="P162"><text:line-break/><text:span text:style-name="T32">where is the compiler?<text:tab/></text:span><text:line-break/><text:span text:style-name="T32">where is the QA?</text:span></text:p><text:p text:style-name="P162"/></draw:text-box></draw:frame><draw:frame draw:style-name="fr4" text:anchor-type="char" svg:x="8.407cm" svg:y="0.194cm" svg:width="5.08cm" svg:height="2.54cm" draw:z-index="47"><draw:text-box><text:p text:style-name="P43"><text:line-break/>which QA test?<text:tab/><text:line-break/>which compiles options?<text:line-break/>which level?<text:tab/><text:line-break/><text:span text:style-name="T16">which simulator ?<text:tab/></text:span><text:line-break/></text:p><text:p text:style-name="P162"/></draw:text-box></draw:frame></text:p>
      <text:p text:style-name="P8"/>
      <text:p text:style-name="P80"><draw:line text:anchor-type="char" draw:z-index="50" draw:style-name="gr1" draw:text-style-name="P186" svg:x1="4.597cm" svg:y1="0.279cm" svg:x2="5.867cm" svg:y2="1.803cm"><text:p/></draw:line></text:p>
      <text:p text:style-name="P9"><draw:frame draw:style-name="fr4" text:anchor-type="char" svg:x="10.197cm" svg:y="0.778cm" svg:width="2.032cm" svg:height="0.762cm" draw:z-index="49"><draw:text-box><text:p text:style-name="P42"><text:span text:style-name="T16">report</text:span></text:p></draw:text-box></draw:frame><draw:line text:anchor-type="char" draw:z-index="51" draw:style-name="gr1" draw:text-style-name="P186" svg:x1="7.899cm" svg:y1="0.194cm" svg:x2="8.407cm" svg:y2="0.956cm"><text:p/></draw:line></text:p>
      <text:p text:style-name="P8"><draw:line text:anchor-type="char" draw:z-index="52" draw:style-name="gr1" draw:text-style-name="P186" svg:x1="8.927cm" svg:y1="0.439cm" svg:x2="10.197cm" svg:y2="0.439cm"><text:p/></draw:line><draw:frame draw:style-name="fr5" text:anchor-type="char" svg:x="5.359cm" svg:y="0.109cm" svg:width="3.886cm" svg:height="0.762cm" draw:z-index="48"><draw:text-box><text:p text:style-name="P42"><text:span text:style-name="T16">new_run_allapp.pl</text:span></text:p></draw:text-box></draw:frame></text:p>
      <text:p text:style-name="P8"/>
      <text:p text:style-name="P157"><text:bookmark-start text:name="_Toc69120261"/><text:bookmark-start text:name="_Toc35436022"/><text:span text:style-name="T12">Figure </text:span><text:span text:style-name="T13"><text:sequence text:ref-name="refFigure0" text:name="Figure" text:formula="ooow:Figure+1" style:num-format="1">1</text:sequence></text:span><text:span text:style-name="T12">: Running one simple test</text:span><text:bookmark-end text:name="_Toc69120261"/><text:bookmark-end text:name="_Toc35436022"/></text:p>
      <text:p text:style-name="P32"><text:span text:style-name="T2">Dotted arrows show data flow dependencies.</text:span></text:p>
      <text:list xml:id="list183025707844006" text:continue-numbering="true" text:style-name="WWNum1">
        <text:list-item>
          <text:list>
            <text:list-item>
              <text:h text:style-name="P52" text:outline-level="2"><text:bookmark-start text:name="_Toc69120048"/><text:bookmark-start text:name="_Toc35435948"/><text:span text:style-name="T2">Running multiple tests on a single machine</text:span><text:bookmark-end text:name="_Toc69120048"/><text:bookmark-end text:name="_Toc35435948"/></text:h>
            </text:list-item>
          </text:list>
        </text:list-item>
      </text:list>
      <text:p text:style-name="P30"><draw:frame draw:style-name="fr3" text:anchor-type="char" svg:x="2.057cm" svg:y="1.125cm" svg:width="3.302cm" svg:height="0.762cm" draw:z-index="13"><draw:text-box><text:p text:style-name="P42"><text:span text:style-name="T16">One computer</text:span></text:p></draw:text-box></draw:frame><text:span text:style-name="T2">With </text:span><text:span text:style-name="T28">new_run_allapp.pl</text:span><text:span text:style-name="T2"> the user can launch many tests on the computer he is logged on. Many users can do it simultaneously on the same computer with the same test database:</text:span></text:p>
      <text:p text:style-name="P31"><draw:custom-shape text:anchor-type="char" draw:z-index="12" draw:style-name="gr2" draw:text-style-name="P187" svg:width="14.987cm" svg:height="5.927cm" svg:x="2.057cm" svg:y="0.617cm"><text:p/><draw:enhanced-geometry svg:viewBox="0 0 21600 21600" draw:type="rectangle" draw:enhanced-path="M 0 0 L 21600 0 21600 21600 0 21600 0 0 Z N"/></draw:custom-shape></text:p>
      <text:p text:style-name="P31"><draw:frame draw:style-name="fr4" text:anchor-type="char" svg:x="2.565cm" svg:y="0.22cm" svg:width="2.794cm" svg:height="0.762cm" draw:z-index="1"><draw:text-box><text:p text:style-name="P19"><text:span text:style-name="T16">Environment</text:span></text:p></draw:text-box></draw:frame><draw:frame draw:style-name="fr4" text:anchor-type="char" svg:x="7.645cm" svg:y="0.22cm" svg:width="2.794cm" svg:height="0.762cm" draw:z-index="2"><draw:text-box><text:p text:style-name="P19"><text:span text:style-name="T16">Scenario file</text:span></text:p></draw:text-box></draw:frame></text:p>
      <text:p text:style-name="P31"><draw:frame draw:style-name="fr4" text:anchor-type="char" svg:x="7.645cm" svg:y="0.136cm" svg:width="8.731cm" svg:height="2.54cm" draw:z-index="3"><draw:text-box><text:p text:style-name="P21"><text:line-break/>which QA test, compiling options, level, simulator?<text:line-break/>which QA test, compiling options, level, simulator?<text:line-break/>which QA test, compiling options, level, simulator?<text:line-break/>…</text:p></draw:text-box></draw:frame><draw:frame draw:style-name="fr4" text:anchor-type="char" svg:x="2.565cm" svg:y="0.136cm" svg:width="4.318cm" svg:height="1.778cm" draw:z-index="0"><draw:text-box><text:p text:style-name="P162"><text:line-break/><text:span text:style-name="T32">where is the compiler?<text:tab/></text:span><text:line-break/><text:span text:style-name="T32">where is the QA?</text:span></text:p><text:p text:style-name="P162"/></draw:text-box></draw:frame></text:p>
      <text:p text:style-name="P31"/>
      <text:p text:style-name="P31"><draw:line text:anchor-type="char" draw:z-index="6" draw:style-name="gr1" draw:text-style-name="P186" svg:x1="4.343cm" svg:y1="0.22cm" svg:x2="6.121cm" svg:y2="2.252cm"><text:p/></draw:line></text:p>
      <text:p text:style-name="P31"><draw:line text:anchor-type="char" draw:z-index="7" draw:style-name="gr1" draw:text-style-name="P186" svg:x1="6.629cm" svg:y1="0.136cm" svg:x2="8.153cm" svg:y2="1.406cm"><text:p/></draw:line></text:p>
      <text:p text:style-name="P82"><draw:frame draw:style-name="fr5" text:anchor-type="char" svg:x="4.482cm" svg:y="0.39cm" svg:width="3.671cm" svg:height="0.762cm" draw:z-index="4"><draw:text-box><text:p text:style-name="P42"><text:span text:style-name="T16">new_run_allapp.pl</text:span></text:p></draw:text-box></draw:frame><draw:frame draw:style-name="fr4" text:anchor-type="char" svg:x="9.423cm" svg:y="0.39cm" svg:width="2.032cm" svg:height="0.762cm" draw:z-index="5"><draw:text-box><text:p text:style-name="P42"><text:span text:style-name="T16">report</text:span></text:p></draw:text-box></draw:frame></text:p>
      <text:p text:style-name="P31"><draw:line text:anchor-type="char" draw:z-index="8" draw:style-name="gr1" draw:text-style-name="P186" svg:x1="7.975cm" svg:y1="0.007cm" svg:x2="9.245cm" svg:y2="0.007cm"><text:p/></draw:line></text:p>
      <text:p text:style-name="P157"><text:bookmark-start text:name="_Toc69120262"/><text:bookmark-start text:name="_Toc35436023"/><text:span text:style-name="T12">Figure </text:span><text:span text:style-name="T13"><text:sequence text:ref-name="refFigure1" text:name="Figure" text:formula="ooow:Figure+1" style:num-format="1">2</text:sequence></text:span><text:span text:style-name="T12">: Running several tests sequentially</text:span><text:bookmark-end text:name="_Toc69120262"/><text:bookmark-end text:name="_Toc35436023"/></text:p>
      <text:p text:style-name="P1"><text:span text:style-name="T2">With the </text:span><text:span text:style-name="T28">new_validation.csh</text:span><text:span text:style-name="T2"> tool we can launch many tests running on many computers and get the overall report locally. It offers further options as for instance:</text:span></text:p>
      <text:list xml:id="list183025852299906" text:continue-list="list183026007737886" text:style-name="WWNum59">
        <text:list-item>
          <text:p text:style-name="P87"><text:soft-page-break/><text:span text:style-name="T2">options that ensure the consistency of the compiling tools to be used on different machines, </text:span></text:p>
        </text:list-item>
        <text:list-item>
          <text:p text:style-name="P87"><text:span text:style-name="T2">options to update QA installation before launching tests,</text:span></text:p>
        </text:list-item>
        <text:list-item>
          <text:p text:style-name="P87"><text:span text:style-name="T2">options to build the runtime libraries and update compiling tools before tests.</text:span></text:p>
        </text:list-item>
      </text:list>
      <text:p text:style-name="P3"/>
      <text:p text:style-name="P8"><draw:custom-shape text:anchor-type="char" draw:z-index="10" draw:style-name="gr2" draw:text-style-name="P187" svg:width="14.987cm" svg:height="8.129cm" svg:x="2.057cm" svg:y="0.813cm"><text:p/><draw:enhanced-geometry svg:viewBox="0 0 21600 21600" draw:type="rectangle" draw:enhanced-path="M 0 0 L 21600 0 21600 21600 0 21600 0 0 Z N"/></draw:custom-shape><draw:frame draw:style-name="fr3" text:anchor-type="char" svg:x="2.057cm" svg:y="0.051cm" svg:width="3.048cm" svg:height="0.762cm" draw:z-index="14"><draw:text-box><text:p text:style-name="P42"><text:span text:style-name="T16">Computer 1</text:span></text:p></draw:text-box></draw:frame></text:p>
      <text:p text:style-name="P31"><draw:frame draw:style-name="fr4" text:anchor-type="char" svg:x="7.391cm" svg:y="0.22cm" svg:width="2.794cm" svg:height="0.762cm" draw:z-index="15"><draw:text-box><text:p text:style-name="P19"><text:span text:style-name="T16">Scenario file</text:span></text:p></draw:text-box></draw:frame><draw:frame draw:style-name="fr4" text:anchor-type="char" svg:x="2.565cm" svg:y="0.22cm" svg:width="2.794cm" svg:height="0.762cm" draw:z-index="11"><draw:text-box><text:p text:style-name="P19"><text:span text:style-name="T16">Environment</text:span></text:p></draw:text-box></draw:frame></text:p>
      <text:p text:style-name="P8"><draw:frame draw:style-name="fr4" text:anchor-type="char" svg:x="7.391cm" svg:y="0.136cm" svg:width="9.054cm" svg:height="2.54cm" draw:z-index="16"><draw:text-box><text:p text:style-name="P21"><text:line-break/>Computer 1: which QA test, compiling options…?<text:line-break/>Computer 2: which QA test, compiling options…?<text:line-break/>Computer 3: which QA test, compiling options…?<text:line-break/>…</text:p></draw:text-box></draw:frame><draw:frame draw:style-name="fr4" text:anchor-type="char" svg:x="2.565cm" svg:y="0.136cm" svg:width="4.318cm" svg:height="1.778cm" draw:z-index="9"><draw:text-box><text:p text:style-name="P162"><text:line-break/><text:span text:style-name="T32">Where is the compiler?<text:tab/></text:span><text:line-break/><text:span text:style-name="T32">Where is the QA?</text:span></text:p><text:p text:style-name="P162"/></draw:text-box></draw:frame></text:p>
      <text:p text:style-name="P8"/>
      <text:p text:style-name="P8"><draw:frame draw:style-name="fr4" text:anchor-type="char" svg:x="2.538cm" svg:y="0.75cm" svg:width="2.794cm" svg:height="0.762cm" draw:z-index="43"><draw:text-box><text:p text:style-name="P19">Parameters</text:p></draw:text-box></draw:frame></text:p>
      <text:p text:style-name="P8"><draw:frame draw:style-name="fr4" text:anchor-type="char" svg:x="2.538cm" svg:y="0.644cm" svg:width="8.271cm" svg:height="2.683cm" draw:z-index="17"><draw:text-box><text:p text:style-name="P23">Computer 1: computer name, where to get the QA and the compiler, building or getting the runtime libraries?</text:p><text:p text:style-name="P23">Computer 2: …</text:p><text:p text:style-name="P23">Computer 3: …</text:p><text:p text:style-name="P23"><text:line-break/>…</text:p></draw:text-box></draw:frame><draw:line text:anchor-type="char" draw:z-index="37" draw:style-name="gr1" draw:text-style-name="P186" svg:x1="13.741cm" svg:y1="0.136cm" svg:x2="14.503cm" svg:y2="7.248cm"><text:p/></draw:line><draw:line text:anchor-type="char" draw:z-index="31" draw:style-name="gr1" draw:text-style-name="P186" svg:x1="7.645cm" svg:y1="0.136cm" svg:x2="13.741cm" svg:y2="7.248cm"><text:p/></draw:line><draw:line text:anchor-type="char" draw:z-index="30" draw:style-name="gr1" draw:text-style-name="P186" svg:x1="13.741cm" svg:y1="0.136cm" svg:x2="15.011cm" svg:y2="0.898cm"><text:p/></draw:line></text:p>
      <text:p text:style-name="P8"><draw:frame draw:style-name="fr5" text:anchor-type="char" svg:x="13.69cm" svg:y="0.051cm" svg:width="3.607cm" svg:height="0.762cm" draw:z-index="27"><draw:text-box><text:p text:style-name="P42"><text:span text:style-name="T16">new_run_allapp.pl</text:span></text:p></draw:text-box></draw:frame><draw:custom-shape text:anchor-type="char" draw:z-index="41" draw:style-name="gr2" draw:text-style-name="P187" svg:width="5.335cm" svg:height="3.049cm" svg:x="9.169cm" svg:y="0.559cm"><text:p/><draw:enhanced-geometry svg:viewBox="0 0 3168 1728" draw:type="non-primitive" draw:enhanced-path="M 0 1728 L C 756 1704 1512 1680 1872 1440 L C 2232 1200 1944 528 2160 288 L C 2376 48 3000 24 3168 0 N"/></draw:custom-shape><draw:line text:anchor-type="char" draw:z-index="24" draw:style-name="gr1" draw:text-style-name="P186" svg:x1="15.265cm" svg:y1="0.559cm" svg:x2="15.519cm" svg:y2="1.575cm"><text:p/></draw:line></text:p>
      <text:p text:style-name="P8"><draw:frame draw:style-name="fr4" text:anchor-type="char" svg:x="14.757cm" svg:y="0.728cm" svg:width="2.032cm" svg:height="0.762cm" draw:z-index="22"><draw:text-box><text:p text:style-name="P42"><text:span text:style-name="T16">report</text:span></text:p></draw:text-box></draw:frame></text:p>
      <text:p text:style-name="P81"><draw:line text:anchor-type="char" draw:z-index="29" draw:style-name="gr1" draw:text-style-name="P186" svg:x1="7.899cm" svg:y1="0.644cm" svg:x2="7.899cm" svg:y2="1.66cm"><text:p/></draw:line></text:p>
      <text:p text:style-name="P8"><draw:line text:anchor-type="char" draw:z-index="42" draw:style-name="gr1" draw:text-style-name="P186" svg:x1="15.773cm" svg:y1="0.051cm" svg:x2="16.027cm" svg:y2="3.861cm"><text:p/></draw:line><draw:line text:anchor-type="char" draw:z-index="25" draw:style-name="gr1" draw:text-style-name="P186" svg:x1="8.153cm" svg:y1="0.051cm" svg:x2="15.519cm" svg:y2="4.115cm"><text:p/></draw:line><draw:frame draw:style-name="fr5" text:anchor-type="char" svg:x="6.375cm" svg:y="0.559cm" svg:width="3.048cm" svg:height="0.762cm" draw:z-index="28"><draw:text-box><text:p text:style-name="P42"><text:span text:style-name="T16">validation.csh</text:span></text:p></draw:text-box></draw:frame></text:p>
      <text:p text:style-name="P8"><draw:custom-shape text:anchor-type="char" draw:z-index="39" draw:style-name="gr2" draw:text-style-name="P187" svg:width="1.863cm" svg:height="2.795cm" svg:x="5.782cm" svg:y="0.22cm"><text:p/><draw:enhanced-geometry svg:viewBox="0 0 1200 1584" draw:type="non-primitive" draw:enhanced-path="M 1200 0 L C 792 228 384 456 192 720 L C 0 984 24 1284 48 1584 N"/></draw:custom-shape><draw:custom-shape text:anchor-type="char" draw:z-index="40" draw:style-name="gr2" draw:text-style-name="P187" svg:width="4.827cm" svg:height="2.795cm" svg:x="9.169cm" svg:y="0.22cm"><text:p/><draw:enhanced-geometry svg:viewBox="0 0 3600 1584" draw:type="non-primitive" draw:enhanced-path="M 0 0 L C 1224 84 2448 168 3024 432 L C 3600 696 3432 1368 3456 1584 N"/></draw:custom-shape></text:p>
      <text:p text:style-name="P31"><draw:frame draw:style-name="fr3" text:anchor-type="char" svg:x="9.931cm" svg:y="0.39cm" svg:width="3.048cm" svg:height="0.762cm" draw:z-index="38"><draw:text-box><text:p text:style-name="P42"><text:span text:style-name="T16">Computer 3</text:span></text:p></draw:text-box></draw:frame><draw:frame draw:style-name="fr3" text:anchor-type="char" svg:x="2.057cm" svg:y="0.39cm" svg:width="3.048cm" svg:height="0.762cm" draw:z-index="26"><draw:text-box><text:p text:style-name="P42"><text:span text:style-name="T16">Computer 2</text:span></text:p></draw:text-box></draw:frame></text:p>
      <text:p text:style-name="P82"><draw:custom-shape text:anchor-type="char" draw:z-index="19" draw:style-name="gr2" draw:text-style-name="P187" svg:width="7.113cm" svg:height="4.573cm" svg:x="2.057cm" svg:y="0.305cm"><text:p/><draw:enhanced-geometry svg:viewBox="0 0 21600 21600" draw:type="rectangle" draw:enhanced-path="M 0 0 L 21600 0 21600 21600 0 21600 0 0 Z N"/></draw:custom-shape><draw:custom-shape text:anchor-type="char" draw:z-index="33" draw:style-name="gr2" draw:text-style-name="P187" svg:width="7.113cm" svg:height="4.573cm" svg:x="9.931cm" svg:y="0.305cm"><text:p/><draw:enhanced-geometry svg:viewBox="0 0 21600 21600" draw:type="rectangle" draw:enhanced-path="M 0 0 L 21600 0 21600 21600 0 21600 0 0 Z N"/></draw:custom-shape></text:p>
      <text:p text:style-name="P31"><draw:frame draw:style-name="fr5" text:anchor-type="char" svg:x="5.117cm" svg:y="0.474cm" svg:width="4.128cm" svg:height="0.762cm" draw:z-index="21"><draw:text-box><text:p text:style-name="P42"><text:span text:style-name="T16">new_run_allapp.pl</text:span></text:p></draw:text-box></draw:frame><draw:frame draw:style-name="fr5" text:anchor-type="char" svg:x="13.055cm" svg:y="0.363cm" svg:width="4.445cm" svg:height="0.762cm" draw:z-index="35"><draw:text-box><text:p text:style-name="P42"><text:span text:style-name="T16">new_run_allapp.pl</text:span></text:p></draw:text-box></draw:frame></text:p>
      <text:p text:style-name="P31"><draw:line text:anchor-type="char" draw:z-index="36" draw:style-name="gr1" draw:text-style-name="P186" svg:x1="14.757cm" svg:y1="0.136cm" svg:x2="14.757cm" svg:y2="0.898cm"><text:p/></draw:line><draw:line text:anchor-type="char" draw:z-index="23" draw:style-name="gr1" draw:text-style-name="P186" svg:x1="6.883cm" svg:y1="0.136cm" svg:x2="6.883cm" svg:y2="0.898cm"><text:p/></draw:line><draw:frame draw:style-name="fr4" text:anchor-type="char" svg:x="10.439cm" svg:y="0.136cm" svg:width="2.794cm" svg:height="0.762cm" draw:z-index="34"><draw:text-box><text:p text:style-name="P19"><text:span text:style-name="T16">Environment</text:span></text:p></draw:text-box></draw:frame></text:p>
      <text:p text:style-name="P31"><draw:frame draw:style-name="fr4" text:anchor-type="char" svg:x="2.565cm" svg:y="0.051cm" svg:width="6.096cm" svg:height="1.778cm" draw:z-index="18"><draw:text-box><text:p text:style-name="P163"><text:line-break/><text:span text:style-name="T32">Copy of the compiler of Computer 1</text:span><text:line-break/><text:span text:style-name="T32">Local QA of Computer 2</text:span></text:p></draw:text-box></draw:frame><draw:frame draw:style-name="fr4" text:anchor-type="char" svg:x="10.439cm" svg:y="0.051cm" svg:width="6.096cm" svg:height="1.778cm" draw:z-index="32"><draw:text-box><text:p text:style-name="P163"><text:line-break/><text:span text:style-name="T32">Copy of the compiler of Computer 1</text:span><text:line-break/><text:span text:style-name="T32">Local QA of Computer 3</text:span></text:p></draw:text-box></draw:frame><draw:frame draw:style-name="fr4" text:anchor-type="char" svg:x="2.565cm" svg:y="-0.711cm" svg:width="2.794cm" svg:height="0.762cm" draw:z-index="20"><draw:text-box><text:p text:style-name="P19"><text:span text:style-name="T16">Environment</text:span></text:p></draw:text-box></draw:frame></text:p>
      <text:p text:style-name="P31"/>
      <text:p text:style-name="P31"/>
      <text:p text:style-name="P157"><text:bookmark-start text:name="_Toc69120263"/><text:bookmark-start text:name="_Toc35436024"/><text:span text:style-name="T12">Figure </text:span><text:span text:style-name="T13"><text:sequence text:ref-name="refFigure2" text:name="Figure" text:formula="ooow:Figure+1" style:num-format="1">3</text:sequence></text:span><text:span text:style-name="T12">: Running multiple distributed tests</text:span><text:bookmark-end text:name="_Toc69120263"/><text:bookmark-end text:name="_Toc35436024"/></text:p>
      <text:p text:style-name="P77"><text:span text:style-name="T2">The bold and curved arrows show launching actions.</text:span></text:p>
      <text:p text:style-name="P3"/>
      <text:list xml:id="list183026636630101" text:continue-list="list183025707844006" text:style-name="WWNum1">
        <text:list-item>
          <text:h text:style-name="P56" text:outline-level="1"><text:bookmark-start text:name="_Toc35435949"/><text:bookmark-start text:name="_Ref35144637"/><text:bookmark-start text:name="_Toc69120049"/>Using an existing QA<text:bookmark-end text:name="_Toc35435949"/><text:bookmark-end text:name="_Ref35144637"/><text:bookmark-end text:name="_Toc69120049"/></text:h>
        </text:list-item>
      </text:list>
      <text:p text:style-name="P1"><text:span text:style-name="T2">We present here the general principles of using the QA test database. The user can read here:</text:span></text:p>
      <text:list xml:id="list183025433882020" text:continue-list="list183025852299906" text:style-name="WWNum59">
        <text:list-item>
          <text:p text:style-name="P87"><text:span text:style-name="T2">how launching tests on a computer or on a cluster of computers,</text:span></text:p>
        </text:list-item>
        <text:list-item>
          <text:p text:style-name="P87"><text:span text:style-name="T2">where to get the results,</text:span></text:p>
        </text:list-item>
        <text:list-item>
          <text:p text:style-name="P87"><text:span text:style-name="T2">what contains a report.</text:span></text:p>
        </text:list-item>
      </text:list>
      <text:p text:style-name="P1"><text:span text:style-name="T2"><text:s/>For more details on the tools use, you can read the § </text:span><text:span text:style-name="T2"><text:bookmark-ref text:reference-format="number" text:ref-name="_Ref59851570">9</text:bookmark-ref></text:span><text:span text:style-name="T2"> “</text:span><text:span text:style-name="T2"><text:bookmark-ref text:reference-format="text" text:ref-name="_Ref59851570">Detailed description of the tools</text:bookmark-ref></text:span><text:span text:style-name="T2">”.</text:span></text:p>
      <text:list xml:id="list183025429634512" text:continue-list="list183026636630101" text:style-name="WWNum1">
        <text:list-item>
          <text:list>
            <text:list-item>
              <text:h text:style-name="P52" text:outline-level="2"><text:bookmark-start text:name="_Toc69120050"/><text:bookmark-start text:name="_Toc35435950"/><text:span text:style-name="T2">Main commands</text:span><text:bookmark-end text:name="_Toc69120050"/><text:bookmark-end text:name="_Toc35435950"/></text:h>
            </text:list-item>
          </text:list>
        </text:list-item>
      </text:list>
      <text:p text:style-name="P105"><text:span text:style-name="T5">Simple list of high level commands to be used by standard users, …</text:span></text:p>
      <text:p text:style-name="P1"><text:span text:style-name="T2">All the tools used to run tests dump their invocation syntax when they are launched without any parameter. All the tools are used in the same way whatever the Unix layer is (i.e. on Windows PCs with Cygwin and on Unix workstation). Their detailed syntax is in § </text:span><text:span text:style-name="T2"><text:bookmark-ref text:reference-format="number" text:ref-name="_Ref59851570">9</text:bookmark-ref></text:span><text:span text:style-name="T2"> "</text:span><text:span text:style-name="T2"><text:bookmark-ref text:reference-format="text" text:ref-name="_Ref59851571">Detailed description of the tools</text:bookmark-ref></text:span><text:span text:style-name="T2">".</text:span></text:p>
      <text:p text:style-name="P1"><text:span text:style-name="T2">The </text:span><text:span text:style-name="T28">new_run_allapp.pl</text:span><text:span text:style-name="T2"> tool launches a test or a set of tests. The scenario file provided as parameter describes the tests to process, the test options and compiling options to use. It uses the current reachable compiler as compiler to test. The collection of all reports is made by automatically launching the</text:span><text:span text:style-name="T28"> new_allapp_reports_pack.pl</text:span><text:span text:style-name="T2"> tool.</text:span></text:p>
      <text:p text:style-name="P1"><text:span text:style-name="T2">The </text:span><text:span text:style-name="T28">new_allapp_reports_pack.pl</text:span><text:span text:style-name="T2"> tool collects all the reports of each test launched by a </text:span><text:span text:style-name="T28">new_run_allapp.pl</text:span><text:span text:style-name="T2"> command and concatenates them in the order the user wants. It may be used to:</text:span></text:p>
      <text:list xml:id="list183025549286973" text:continue-list="list183025433882020" text:style-name="WWNum59">
        <text:list-item>
          <text:p text:style-name="P87"><text:span text:style-name="T2">get a global report before the end of a scenario execution,</text:span></text:p>
        </text:list-item>
        <text:list-item>
          <text:p text:style-name="P87"><text:span text:style-name="T2">rebuild an existing report with a collecting order different from the default one. </text:span></text:p>
        </text:list-item>
      </text:list>
      <text:p text:style-name="P1"><text:span text:style-name="T2">The </text:span><text:span text:style-name="T28">new_validation.csh</text:span><text:span text:style-name="T2"> tool launches remotely or on local computer a test or a set of tests with a compiler package as parameter. This compiler package will be temporarily installed to be tested.</text:span></text:p>
      <text:p text:style-name="P1"><text:span text:style-name="T2">The </text:span><text:span text:style-name="code_20_Char_20_Char">run_tests.pl</text:span><text:span text:style-name="T2"> tool launches a test session made by multiple concurrent </text:span><text:span text:style-name="T28">new_validation.csh</text:span><text:span text:style-name="T2"> runs. One "session file" contains all the </text:span><text:span text:style-name="T28">new_validation.csh</text:span><text:span text:style-name="T2"> parameters for each symbolic computer, including the symbolic to real computer mapping.</text:span></text:p>
      <text:p text:style-name="P1"><text:span text:style-name="T2">The </text:span><text:span text:style-name="T28">new_</text:span><text:span text:style-name="T26">cleanup.csh</text:span><text:span text:style-name="T2"> tool removes old reports from local QA test, unnecessary intermediate or output files (that were not deleted for debug purpose).</text:span></text:p>
      <text:p text:style-name="P1"><text:span text:style-name="T2">The </text:span><text:span text:style-name="T26">versions.pl</text:span><text:span text:style-name="T2"> tool reports the version ids of the CW for StarCore C compiler components.</text:span></text:p>
      <text:p text:style-name="P1"><text:span text:style-name="T2">The </text:span><text:span text:style-name="T28">new_</text:span><text:span text:style-name="T26">unlock_all.csh</text:span><text:span text:style-name="T2"> tool allows unlocking all locked QA test of the QA test database (that may have been manually locked and forgot, or if a test process have not been properly stopped but killed).</text:span></text:p>
      <text:list xml:id="list183026054558045" text:continue-list="list183025429634512" text:style-name="WWNum1">
        <text:list-item>
          <text:list>
            <text:list-item>
              <text:h text:style-name="P52" text:outline-level="2"><text:bookmark-start text:name="_Ref33937897"/><text:bookmark-start text:name="_Ref33937894"/><text:bookmark-start text:name="_Toc69120051"/><text:bookmark-start text:name="_Toc35435957"/><text:span text:style-name="T2">Running tests</text:span><text:bookmark-end text:name="_Ref33937897"/><text:bookmark-end text:name="_Ref33937894"/><text:bookmark-end text:name="_Toc69120051"/><text:bookmark-end text:name="_Toc35435957"/></text:h>
            </text:list-item>
          </text:list>
        </text:list-item>
      </text:list>
      <text:p text:style-name="P1"><text:span text:style-name="T2">This section presents a typical use of the QA in the context described above.</text:span></text:p>
      <text:list xml:id="list183026592155268" text:continue-numbering="true" text:style-name="WWNum1">
        <text:list-item>
          <text:list>
            <text:list-item>
              <text:list>
                <text:list-item>
                  <text:h text:style-name="P59" text:outline-level="3"><text:bookmark-start text:name="_Toc35435958"/><text:bookmark-start text:name="_Ref34388682"/><text:bookmark-start text:name="_Toc69120052"/><text:soft-page-break/><text:span text:style-name="T2">Preparing the test</text:span><text:bookmark-end text:name="_Toc35435958"/><text:bookmark-end text:name="_Ref34388682"/><text:bookmark-end text:name="_Toc69120052"/></text:h>
                </text:list-item>
              </text:list>
            </text:list-item>
          </text:list>
        </text:list-item>
      </text:list>
      <text:p text:style-name="P30"><text:span text:style-name="T2">The user first chooses:</text:span></text:p>
      <text:list xml:id="list183025780608686" text:continue-list="list183025549286973" text:style-name="WWNum59">
        <text:list-item>
          <text:p text:style-name="P87"><text:span text:style-name="T2">the list of the QA tests he wants to launch,</text:span></text:p>
        </text:list-item>
        <text:list-item>
          <text:p text:style-name="P87"><text:span text:style-name="T2">the compiler optimization options he wants to test,</text:span></text:p>
        </text:list-item>
        <text:list-item>
          <text:p text:style-name="P87"><text:span text:style-name="T2">depending on the time and bandwidth available to run the tests:</text:span></text:p>
        </text:list-item>
      </text:list>
      <text:list xml:id="list183026725203326" text:continue-list="list183026993917443" text:style-name="WWNum79">
        <text:list-item>
          <text:p text:style-name="P101"><text:span text:style-name="T2">the functional or performance test mode for codec's,</text:span></text:p>
        </text:list-item>
        <text:list-item>
          <text:p text:style-name="P101"><text:span text:style-name="T2">the depth level of the test (full or light).</text:span></text:p>
        </text:list-item>
      </text:list>
      <text:p text:style-name="P3"/>
      <text:p text:style-name="P1"><text:span text:style-name="T2">To know the possibilities of each QA test (for instance: some tests don’t exist in performance mode, like the </text:span><text:span text:style-name="T26">mpeg4</text:span><text:span text:style-name="T2"> one, etc), the user must refer to the § </text:span><text:span text:style-name="T2"><text:bookmark-ref text:reference-format="number" text:ref-name="_Ref32921869">10</text:bookmark-ref></text:span><text:span text:style-name="T2"> "</text:span><text:span text:style-name="T2"><text:bookmark-ref text:reference-format="text" text:ref-name="_Ref32921869">The QA tests base</text:bookmark-ref></text:span><text:span text:style-name="T2">".</text:span></text:p>
      <text:p text:style-name="P1"><text:span text:style-name="T2">In distributed installations and if he wants to, the user can split the list of tests into several clusters to be run on different computers. This is achieved by attributing a symbolic computer name to each test to be run. This partition will be taken in account optionally.</text:span></text:p>
      <text:p text:style-name="P30"><text:span text:style-name="T2"><text:s/>For example in the following "</text:span><text:span text:style-name="T26">simple.scn</text:span><text:span text:style-name="T2">" scenario:</text:span></text:p>
      <text:list xml:id="list183025567422857" text:continue-list="list183025780608686" text:style-name="WWNum59">
        <text:list-item>
          <text:p text:style-name="P87"><text:span text:style-name="T2">the </text:span><text:span text:style-name="T26">amr</text:span><text:span text:style-name="T2"> and </text:span><text:span text:style-name="T26">efr</text:span><text:span text:style-name="T2"> applications in the functional mode, with the "light" level and the "</text:span><text:span text:style-name="code_20_Char_20_Char">‑O3 ‑Og</text:span><text:span text:style-name="T2">" compiler optimization options,</text:span></text:p>
        </text:list-item>
        <text:list-item>
          <text:p text:style-name="P87"><text:span text:style-name="T2">the </text:span><text:span text:style-name="T26">benchmarks_loop</text:span><text:span text:style-name="T2"> unit tests in the default mode (no indication), with "full" level and the "</text:span><text:span text:style-name="code_20_Char_20_Char">‑O3 ‑Og ‑Os</text:span><text:span text:style-name="T2">" compiler optimization options.</text:span></text:p>
        </text:list-item>
      </text:list>
      <text:p text:style-name="P122"/>
      <text:p text:style-name="P122">applications/amr/v0 <text:s text:c="12"/>-f <text:s/>-l light <text:s/>‑O3 ‑Og</text:p>
      <text:p text:style-name="P122">applications/efr/v0 <text:s text:c="12"/>-f <text:s/>-l light <text:s/>‑O3 ‑Og</text:p>
      <text:p text:style-name="P122">unit_tests/benchmarks_loop/v0 <text:s text:c="6"/>-l full <text:s text:c="2"/>‑O3 ‑Og -Os</text:p>
      <text:p text:style-name="P122"/>
      <text:list xml:id="list183025610914597" text:continue-list="list183026592155268" text:style-name="WWNum1">
        <text:list-item>
          <text:list>
            <text:list-item>
              <text:list>
                <text:list-item>
                  <text:h text:style-name="P59" text:outline-level="3"><text:bookmark-start text:name="_Toc35435959"/><text:bookmark-start text:name="_Ref33777066"/><text:bookmark-start text:name="_Toc69120053"/><text:span text:style-name="T2">Launching the test</text:span><text:bookmark-end text:name="_Toc35435959"/><text:bookmark-end text:name="_Ref33777066"/><text:bookmark-end text:name="_Toc69120053"/></text:h>
                </text:list-item>
              </text:list>
            </text:list-item>
          </text:list>
        </text:list-item>
      </text:list>
      <text:p text:style-name="P1"><text:span text:style-name="T2">The environment is the one described in the § </text:span><text:span text:style-name="T2"><text:bookmark-ref text:reference-format="number" text:ref-name="_Ref59857020">7.1</text:bookmark-ref></text:span><text:span text:style-name="T2"> "</text:span><text:span text:style-name="T2"><text:bookmark-ref text:reference-format="text" text:ref-name="_Ref59857024">Conventions and needs for QA test directories</text:bookmark-ref></text:span><text:span text:style-name="T2">".</text:span></text:p>
      <text:list xml:id="list183025403175038" text:continue-numbering="true" text:style-name="WWNum1">
        <text:list-item>
          <text:list>
            <text:list-item>
              <text:list>
                <text:list-item>
                  <text:list>
                    <text:list-item>
                      <text:list>
                        <text:list-item>
                          <text:h text:style-name="P58" text:outline-level="5"><text:bookmark-start text:name="_Ref34382094"/>Simple test<text:bookmark-end text:name="_Ref34382094"/></text:h>
                        </text:list-item>
                      </text:list>
                    </text:list-item>
                  </text:list>
                </text:list-item>
              </text:list>
            </text:list-item>
          </text:list>
        </text:list-item>
      </text:list>
      <text:p text:style-name="P1"><text:span text:style-name="T2">This section describes how to run:</text:span></text:p>
      <text:list xml:id="list183025555455894" text:continue-list="list183025567422857" text:style-name="WWNum59">
        <text:list-item>
          <text:p text:style-name="P87"><text:span text:style-name="T2">a simple set of tests,</text:span></text:p>
        </text:list-item>
        <text:list-item>
          <text:p text:style-name="P87"><text:span text:style-name="T2">sequentially on a single computer,</text:span></text:p>
        </text:list-item>
        <text:list-item>
          <text:p text:style-name="P87"><text:span text:style-name="T2">with the currently reachable compiler.</text:span></text:p>
        </text:list-item>
      </text:list>
      <text:p text:style-name="P1"><text:span text:style-name="T2">The user must provide:</text:span></text:p>
      <text:list xml:id="list183026484554831" text:continue-numbering="true" text:style-name="WWNum59">
        <text:list-item>
          <text:p text:style-name="P87"><text:soft-page-break/><text:span text:style-name="T2">a scenario,</text:span></text:p>
        </text:list-item>
        <text:list-item>
          <text:p text:style-name="P87"><text:span text:style-name="T2">an optional test session identifier (must not be unique).</text:span></text:p>
        </text:list-item>
      </text:list>
      <text:p text:style-name="P78"/>
      <text:p text:style-name="P30"><text:span text:style-name="T2">If the user wants to execute the </text:span><text:span text:style-name="T26">simple.scn</text:span><text:span text:style-name="T2"> scenario with the string "</text:span><text:span text:style-name="code_20_Char_20_Char">simple_try</text:span><text:span text:style-name="T2">" as identifier, if the scenario is stored with the others scenarios in the </text:span><text:span text:style-name="code_20_Char_20_Char">$NEW_QA_ROOT/scenarios</text:span><text:span text:style-name="T2"> directory, the launching command is:</text:span></text:p>
      <text:p text:style-name="P122"/>
      <text:p text:style-name="P122">cd $NEW_QA_ROOT/runtest </text:p>
      <text:p text:style-name="P122">new_run_allapp.pl -v simple_try scenarios/simple.scn</text:p>
      <text:p text:style-name="P127"/>
      <text:p text:style-name="P3"/>
      <text:p text:style-name="P1"><text:span text:style-name="T2">The user then gets:</text:span></text:p>
      <text:list xml:id="list183025272543761" text:continue-numbering="true" text:style-name="WWNum59">
        <text:list-item>
          <text:p text:style-name="P87"><text:span text:style-name="T2">a trace file while the tests are executed,</text:span></text:p>
        </text:list-item>
        <text:list-item>
          <text:p text:style-name="P87"><text:span text:style-name="T2">a global report at the end of the run.</text:span></text:p>
        </text:list-item>
      </text:list>
      <text:p text:style-name="P3"/>
      <text:p text:style-name="P1"><text:span text:style-name="T2">The optional identifier is concatenated to a test counter to get the "test version". If the identifier is not provided, the current date is used instead. Assuming the local counter is used, it is stored in the </text:span><text:span text:style-name="T26">$NEW_QA_ROOT/runtest/current_run_id</text:span><text:span text:style-name="T2"> file (else a shared test counter may be used as described in § </text:span><text:span text:style-name="T2"><text:bookmark-ref text:reference-format="number" text:ref-name="_Ref68341219">6.3.1.2</text:bookmark-ref></text:span><text:span text:style-name="T2"> “</text:span><text:span text:style-name="T2"><text:bookmark-ref text:reference-format="text" text:ref-name="_Ref68341219">Unique run_id</text:bookmark-ref></text:span><text:span text:style-name="T2">") and assuming it contains the value 334 at the launch, the test version is the </text:span><text:span text:style-name="T26">v0334_simple_try</text:span><text:span text:style-name="T2"> string and the trace file is: </text:span><text:span text:style-name="T26">$NEW_QA_ROOT/runtest/running.v0334_simple_try</text:span><text:span text:style-name="T2">.</text:span></text:p>
      <text:p text:style-name="P1"><text:span text:style-name="T2">While the scenario is executed, the user can read its progress in the trace file. Next figure represents its content once the first QA test has been executed:</text:span></text:p>
      <text:p text:style-name="P169"><text:soft-page-break/></text:p>
      <text:p text:style-name="P165"><text:span text:style-name="T37">Begin new_run_allapp.pl -v v0334_simple_try scenarios/simple.scn</text:span></text:p>
      <text:p text:style-name="P169"/>
      <text:p text:style-name="P165"><text:span text:style-name="T37">HOST <text:s text:c="7"/>= 'mozart'</text:span></text:p>
      <text:p text:style-name="P165"><text:span text:style-name="T37">SC100_HOME <text:s/>= '/home/qatools/local_enterprise_20drop'</text:span></text:p>
      <text:p text:style-name="P165"><text:span text:style-name="T37">Path to scc = '/home/qatools/local_enterprise_20drop/bin'</text:span></text:p>
      <text:p text:style-name="P169"/>
      <text:p text:style-name="P165"><text:span text:style-name="T37">scc version: 2.0 - 021803-1140</text:span></text:p>
      <text:p text:style-name="P165"><text:span text:style-name="T37">cobj version: 2.4</text:span></text:p>
      <text:p text:style-name="P165"><text:span text:style-name="T37">icode version: 2.33</text:span></text:p>
      <text:p text:style-name="P165"><text:span text:style-name="T37">llt version: 1.1.2 - MDCR-NEWRA_128_Wed Feb 19</text:span></text:p>
      <text:p text:style-name="P165"><text:span text:style-name="T37">asmsc100 version: 6.4.48</text:span></text:p>
      <text:p text:style-name="P165"><text:span text:style-name="T37">sc100_ld version: 1.3.32 - 2003.02.13</text:span></text:p>
      <text:p text:style-name="P165"><text:span text:style-name="T37">runsc100 version: 1.39</text:span></text:p>
      <text:p text:style-name="P165"><text:span text:style-name="T37">sc100_sim version: 1.5</text:span></text:p>
      <text:p text:style-name="P169"/>
      <text:p text:style-name="P165"><text:span text:style-name="T37">=============================================================================</text:span></text:p>
      <text:p text:style-name="P165"><text:span text:style-name="T37">/home/qatools/QA/…/applications/amr/v0 =&gt; ([-f -l light -O3 -Og] [-f -l light –O1 -Og])</text:span></text:p>
      <text:p text:style-name="P165"><text:span text:style-name="T37">/home/qatools/QA/…/applications/efr/v0 =&gt; ([-f -l light -O3 -Og])</text:span></text:p>
      <text:p text:style-name="P165"><text:span text:style-name="T37">/home/qatools/QA/…/unit_tests/benchmarks_loop/v0 =&gt; ([-l full -O3 –Og -Os])</text:span></text:p>
      <text:p text:style-name="P165"><text:span text:style-name="T37">=============================================================================</text:span></text:p>
      <text:p text:style-name="P169"/>
      <text:p text:style-name="P165"><text:span text:style-name="T37">Wed Feb 19 18:01:36 2003 <text:s/>Begin /home/qatools/…/applications/amr/v0 ‑f ‑l light ‑O3 ‑Og</text:span></text:p>
      <text:p text:style-name="P165"><text:span text:style-name="T37">Wed Feb 19 18:34:48 2003 <text:s/>End <text:s text:c="2"/>/home/qatools/…/applications/amr/v0 ‑f ‑l light ‑O3 ‑Og</text:span></text:p>
      <text:p text:style-name="P165"><text:span text:style-name="T37"><text:s text:c="9"/>Times (user=0h0'0"5, system=0h0'0"12, cuser=0h0'4"54, csystem=0h0'5"58)</text:span></text:p>
      <text:p text:style-name="P169"/>
      <text:p text:style-name="P78"><text:soft-page-break/></text:p>
      <text:p text:style-name="P102"><text:span text:style-name="T2">The header reminds:</text:span></text:p>
      <text:list xml:id="list183027030148978" text:continue-numbering="true" text:style-name="WWNum59">
        <text:list-item>
          <text:p text:style-name="P87"><text:span text:style-name="T2">the launching command line,</text:span></text:p>
        </text:list-item>
        <text:list-item>
          <text:p text:style-name="P87"><text:span text:style-name="T2">the computer on which the test runs,</text:span></text:p>
        </text:list-item>
        <text:list-item>
          <text:p text:style-name="P87"><text:span text:style-name="T2">the compiler location,</text:span></text:p>
        </text:list-item>
        <text:list-item>
          <text:p text:style-name="P87"><text:span text:style-name="T2">the versions of the CW for StarCore compiler components,</text:span></text:p>
        </text:list-item>
        <text:list-item>
          <text:p text:style-name="P87"><text:span text:style-name="T2">the QA tests paths and for each one the list of parameters sets passed to the master script.</text:span></text:p>
        </text:list-item>
      </text:list>
      <text:p text:style-name="P1"><text:span text:style-name="T2">In the header above, a second set of parameters has been added to the </text:span><text:span text:style-name="code_20_Char_20_Char">AMR</text:span><text:span text:style-name="T2"> test for example purpose.</text:span></text:p>
      <text:p text:style-name="P1"><text:span text:style-name="T2">After follows the trace information:</text:span></text:p>
      <text:list xml:id="list183025995578185" text:continue-numbering="true" text:style-name="WWNum59">
        <text:list-item>
          <text:p text:style-name="P87"><text:span text:style-name="T2">the QA test which is executed with its master script parameters,</text:span></text:p>
        </text:list-item>
        <text:list-item>
          <text:p text:style-name="P87"><text:span text:style-name="T2">the beginning and ending time,</text:span></text:p>
        </text:list-item>
        <text:list-item>
          <text:p text:style-name="P87"><text:span text:style-name="T2">the cpu time spent in each test.</text:span></text:p>
        </text:list-item>
      </text:list>
      <text:p text:style-name="P3"/>
      <text:p text:style-name="P1"><text:span text:style-name="T2">When the whole scenario execution is finished, the collection of all reports of each test of the scenario is launched and the trace file is deleted. The </text:span><text:span text:style-name="T30">allapp_report_v0334_simple_try</text:span><text:span text:style-name="T2"> global report is created in the </text:span><text:span text:style-name="T30">$NEW_QA_ROOT/runtest/allapp_reports</text:span><text:span text:style-name="T2"> directory. It contains all the information of the </text:span><text:span text:style-name="T30">running.v0334_simple_try </text:span><text:span text:style-name="T2">trace file plus the command launched to do the reports collection plus the concatenation of all the local tests reports (read next § </text:span><text:span text:style-name="T2"><text:bookmark-ref text:reference-format="number" text:ref-name="_Ref33525433">3.2.3</text:bookmark-ref></text:span><text:span text:style-name="T2">"</text:span><text:span text:style-name="T2"><text:bookmark-ref text:reference-format="text" text:ref-name="_Ref33525433">Collecting and archiving results</text:bookmark-ref></text:span><text:span text:style-name="T2">" with a report example page </text:span><text:span text:style-name="T17"><text:bookmark-ref text:reference-format="page" text:ref-name="_Ref34389092">31</text:bookmark-ref></text:span><text:span text:style-name="T2">).</text:span></text:p>
      <text:list xml:id="list183026740903040" text:continue-list="list183025403175038" text:style-name="WWNum1">
        <text:list-item>
          <text:list>
            <text:list-item>
              <text:list>
                <text:list-item>
                  <text:list>
                    <text:list-item>
                      <text:list>
                        <text:list-item>
                          <text:h text:style-name="P58" text:outline-level="5"><text:bookmark-start text:name="_Ref33940215"/>Remote test<text:bookmark-end text:name="_Ref33940215"/></text:h>
                        </text:list-item>
                      </text:list>
                    </text:list-item>
                  </text:list>
                </text:list-item>
              </text:list>
            </text:list-item>
          </text:list>
        </text:list-item>
      </text:list>
      <text:p text:style-name="P30"><text:span text:style-name="T2">This feature is currently available only for the CW for StarCore compiler as the </text:span><text:span text:style-name="code_20_Char_20_Char">new_validation.csh</text:span><text:span text:style-name="T2"> script supports the compiler bundling and remotely installing for this compiler only. The user must provide:</text:span></text:p>
      <text:list xml:id="list183026060276942" text:continue-list="list183025995578185" text:style-name="WWNum59">
        <text:list-item>
          <text:p text:style-name="P87"><text:span text:style-name="T2">a scenario,</text:span></text:p>
        </text:list-item>
        <text:list-item>
          <text:p text:style-name="P87"><text:span text:style-name="T2">an optional test session identifier (must not be unique),</text:span></text:p>
        </text:list-item>
        <text:list-item>
          <text:p text:style-name="P87"><text:span text:style-name="T2">a compiler location reachable by the distant computers that will run the tests.</text:span></text:p>
        </text:list-item>
      </text:list>
      <text:p text:style-name="P3"/>
      <text:p text:style-name="P32"><text:span text:style-name="T2">The scenario is the same for all the computers. To specify which computer must run a given QA test, we must put a prefix on each line. Each prefix contains a symbolic computer name (that may differ from the actual computer name). For example with the distribution of the previous scenario on 3 computers:</text:span></text:p>
      <text:p text:style-name="P180"><text:soft-page-break/></text:p>
      <text:p text:style-name="P182"><text:span text:style-name="T37">@PC1 applications/amr/v0 <text:s text:c="12"/>-f <text:s/>-l light <text:s/>‑O3 ‑Og</text:span></text:p>
      <text:p text:style-name="P182"><text:span text:style-name="T37">@PC2 applications/efr/v0 <text:s text:c="12"/>-f <text:s/>-l light <text:s/>‑O3 ‑Og</text:span></text:p>
      <text:p text:style-name="P182"><text:span text:style-name="T37">@PC3 unit_tests/benchmarks_loop/v0 <text:s text:c="6"/>-l full <text:s text:c="2"/>‑O3 ‑Og -Os</text:span></text:p>
      <text:p text:style-name="P180"/>
      <text:p text:style-name="P34"/>
      <text:p text:style-name="P32"><text:span text:style-name="T2">The mapping between the symbolic computer name (</text:span><text:span text:style-name="code_20_Char_20_Char">PC1</text:span><text:span text:style-name="T2"> / </text:span><text:span text:style-name="code_20_Char_20_Char">PC2</text:span><text:span text:style-name="T2"> / </text:span><text:span text:style-name="code_20_Char_20_Char">PC3</text:span><text:span text:style-name="T2">) and its real name is made at launch time. </text:span></text:p>
      <text:p text:style-name="P30"><text:span text:style-name="T2">The compiler folder is assumed to contain a whole </text:span><text:span text:style-name="T26">compiler</text:span><text:span text:style-name="T2"> setup as in its standard installation. This standard installation can be found in the </text:span><text:span text:style-name="T26">$SC100_HOME</text:span><text:span text:style-name="T2"> directory. The compiler that will be used on the multiple computers for the tests must be stored in a drive shared by all the machines (same drive name on all computers). If the drive name is </text:span><text:span text:style-name="T26">$SHAREDDRIVE</text:span><text:span text:style-name="T2"> and the compiler identifier </text:span><text:span text:style-name="T26">$COMP_ID</text:span><text:span text:style-name="T2">, then the "</text:span><text:span text:style-name="T26">compiler</text:span><text:span text:style-name="T2">" directory must be stored at the following location:</text:span></text:p>
      <text:list xml:id="list183025794974258" text:continue-numbering="true" text:style-name="WWNum59">
        <text:list-item>
          <text:p text:style-name="P87"><text:span text:style-name="T41">$SHAREDDRIVE:/compilers/$</text:span><text:span text:style-name="T42">COMP_ID</text:span><text:span text:style-name="T41">/</text:span></text:p>
        </text:list-item>
        <text:list-item>
          <text:p text:style-name="P90"/>
        </text:list-item>
      </text:list>
      <text:p text:style-name="P1"><text:span text:style-name="T2">For example the user </text:span><text:span text:style-name="T26">smith</text:span><text:span text:style-name="T2"> who has a drive </text:span><text:span text:style-name="T26">Z:</text:span><text:span text:style-name="T2"> shared among many PCs puts its </text:span><text:span text:style-name="code_20_Char_20_Char">compiler</text:span><text:span text:style-name="T2"> directory in: </text:span><text:span text:style-name="T26">Z:/compilers/smith/</text:span></text:p>
      <text:list xml:id="list183027175720284" text:continue-numbering="true" text:style-name="WWNum59">
        <text:list-item>
          <text:p text:style-name="P91"><text:span text:style-name="T2">The launching commands are:</text:span></text:p>
        </text:list-item>
      </text:list>
      <text:p text:style-name="P181"/>
      <text:p text:style-name="P183"><text:span text:style-name="T37">new_validation.csh ‑trace ‑cpu_id PC1 ‑remote bach ‑scenario simple.scn ‑nogetqa \ ‑shareddrive Z ‑othercomp smith ‑keeplib</text:span></text:p>
      <text:p text:style-name="P181"/>
      <text:p text:style-name="P183"><text:span text:style-name="T37">new_validation.csh ‑trace ‑cpu_id PC2 ‑remote mozart ‑scenario simple.scn ‑nogetqa \ ‑shareddrive Z ‑othercomp smith ‑keeplib</text:span></text:p>
      <text:p text:style-name="P181"/>
      <text:p text:style-name="P183"><text:span text:style-name="T37">new_validation.csh ‑trace ‑cpu_id PC3 ‑remote verdi ‑scenario simple.scn ‑nogetqa \ ‑shareddrive Z ‑othercomp smith ‑keeplib</text:span></text:p>
      <text:p text:style-name="P181"/>
      <text:p text:style-name="P3"/>
      <text:p text:style-name="P30"><text:span text:style-name="T2">Parameters descriptions:</text:span></text:p>
      <text:list xml:id="list183026066164074" text:continue-numbering="true" text:style-name="WWNum59">
        <text:list-item>
          <text:p text:style-name="P87"><text:span text:style-name="T2">the </text:span><text:span text:style-name="T26">‑trace</text:span><text:span text:style-name="T2"> parameter enables the writing of the entire standard output to a file (this may be useful when running overnight tests: accurate information is then immediately available especially in case of failure).</text:span></text:p>
        </text:list-item>
        <text:list-item>
          <text:p text:style-name="P87"><text:soft-page-break/><text:span text:style-name="T2">the </text:span><text:span text:style-name="T26">‑cpu_id</text:span><text:span text:style-name="T2"> </text:span><text:span text:style-name="T38">parameters</text:span><text:span text:style-name="T2"> indicate that the three computers are </text:span><text:span text:style-name="T26">bach</text:span><text:span text:style-name="T2">, </text:span><text:span text:style-name="T26">mozart</text:span><text:span text:style-name="T2"> and </text:span><text:span text:style-name="T26">verdi</text:span><text:span text:style-name="T2">. They are used to run the scenario as respectively the </text:span><text:span text:style-name="T26">CPU1</text:span><text:span text:style-name="T2">, </text:span><text:span text:style-name="T26">CPU2</text:span><text:span text:style-name="T2">, </text:span><text:span text:style-name="T26">CPU3</text:span><text:span text:style-name="T2"> symbolic computers,</text:span></text:p>
        </text:list-item>
        <text:list-item>
          <text:p text:style-name="P87"><text:span text:style-name="T2">the </text:span><text:span text:style-name="T26">‑nogetqa</text:span><text:span text:style-name="T2"> parameter indicates that it is not necessary to update the QA test database from a reference remote drive or computer before tests, but to use the local installation as it instead. If the ­­</text:span><text:span text:style-name="code_20_Char_20_Char">‑getqa</text:span><text:span text:style-name="T2"> parameter is used, then the QA is updated,</text:span></text:p>
        </text:list-item>
        <text:list-item>
          <text:p text:style-name="P87"><text:span text:style-name="T2">the </text:span><text:span text:style-name="T26">‑keeplib</text:span><text:span text:style-name="T2"> parameter indicates that the existing runtime library (already present in the compiler setup) can be used for tests. Otherwise, the runtime library can be updated before tests. In this case all related computers wait for those runtimes to be updated and available in the compiler setup before running tests </text:span></text:p>
        </text:list-item>
      </text:list>
      <text:p text:style-name="P1"><text:span text:style-name="T2">Without the </text:span><text:span text:style-name="T26">‑cpu_id</text:span><text:span text:style-name="T2"> parameter, the </text:span><text:span text:style-name="T26">@&lt;symbolic_computer&gt;</text:span><text:span text:style-name="T2"> prefixes in the lines are not taken in account and the entire scenario is executed. Lines without </text:span><text:span text:style-name="T26">@&lt;symbolic_computer&gt;</text:span><text:span text:style-name="T2"> prefixes are executed whatever the </text:span><text:span text:style-name="T26">‑cpu_id</text:span><text:span text:style-name="T2"> parameter is.</text:span></text:p>
      <text:p text:style-name="P1"><text:span text:style-name="T2">Once tests are completed, the following information is available on each computer:</text:span></text:p>
      <text:list xml:id="list183027200494696" text:continue-numbering="true" text:style-name="WWNum59">
        <text:list-item>
          <text:p text:style-name="P87"><text:span text:style-name="T2">a trace file,</text:span></text:p>
        </text:list-item>
        <text:list-item>
          <text:p text:style-name="P87"><text:span text:style-name="T2">a global report</text:span></text:p>
        </text:list-item>
      </text:list>
      <text:p text:style-name="P1"><text:span text:style-name="T2">Those outputs are available when tests are ran on single machines as well</text:span></text:p>
      <text:p text:style-name="P1"><text:span text:style-name="T2">If the user wants to look at the test progress on each computer, he must log into each one and read the running trace file in the </text:span><text:span text:style-name="T26">$NEW_QA_ROOT/runtest</text:span><text:span text:style-name="T2"> directory.</text:span></text:p>
      <text:list xml:id="list183027327468875" text:continue-list="list183026740903040" text:style-name="WWNum1">
        <text:list-item>
          <text:list>
            <text:list-item>
              <text:list>
                <text:list-item>
                  <text:h text:style-name="P59" text:outline-level="3"><text:bookmark-start text:name="_Toc35435960"/><text:bookmark-start text:name="_Ref33525433"/><text:bookmark-start text:name="_Toc69120054"/><text:span text:style-name="T2">Collecting and archiving results</text:span><text:bookmark-end text:name="_Toc35435960"/><text:bookmark-end text:name="_Ref33525433"/><text:bookmark-end text:name="_Toc69120054"/></text:h>
                  <text:list>
                    <text:list-item>
                      <text:h text:style-name="P61" text:outline-level="4"><text:bookmark-start text:name="_Toc35435961"/><text:bookmark-start text:name="_Ref34381637"/><text:bookmark-start text:name="_Toc69120055"/><text:span text:style-name="T2">Report location</text:span><text:bookmark-end text:name="_Toc35435961"/><text:bookmark-end text:name="_Ref34381637"/><text:bookmark-end text:name="_Toc69120055"/></text:h>
                      <text:list>
                        <text:list-item>
                          <text:h text:style-name="P58" text:outline-level="5">Simple test</text:h>
                        </text:list-item>
                      </text:list>
                    </text:list-item>
                  </text:list>
                </text:list-item>
              </text:list>
            </text:list-item>
          </text:list>
        </text:list-item>
      </text:list>
      <text:p text:style-name="P1"><text:span text:style-name="T2">The </text:span><text:span text:style-name="T26">$NEW_QA_ROOT/runtest/allapp_reports</text:span><text:span text:style-name="T2"> contains the reports of the scenario execution. They are named </text:span><text:span text:style-name="T26">allapp_report_v</text:span><text:span text:style-name="T25">&lt;test_version&gt;</text:span><text:span text:style-name="T2">. With the previous simple test example, the report is named </text:span><text:span text:style-name="T30">allapp_report_v0334_simple_try</text:span><text:span text:style-name="T2">.</text:span></text:p>
      <text:list xml:id="list183027085503093" text:continue-numbering="true" text:style-name="WWNum1">
        <text:list-item>
          <text:list>
            <text:list-item>
              <text:list>
                <text:list-item>
                  <text:list>
                    <text:list-item>
                      <text:list>
                        <text:list-item>
                          <text:h text:style-name="P58" text:outline-level="5">Distributed test</text:h>
                        </text:list-item>
                      </text:list>
                    </text:list-item>
                  </text:list>
                </text:list-item>
              </text:list>
            </text:list-item>
          </text:list>
        </text:list-item>
      </text:list>
      <text:p text:style-name="P1"><text:span text:style-name="T2">While executing distributed tests, the global report of each computer is stored locally on the computer like a non-distributed tests with the version built with the local test counter and the date. Then this report is copied it the </text:span><text:span text:style-name="code_20_Char_20_Char">allapp_reports</text:span><text:span text:style-name="T2"> directory on the shared drive or shared directory that contains the inputs for the distributed tests. Its name is prefixed by the computer name.</text:span></text:p>
      <text:p text:style-name="P1"><text:span text:style-name="T2">For example with the previous distributed test, the user will get:</text:span></text:p>
      <text:list xml:id="list183025295073057" text:continue-list="list183027200494696" text:style-name="WWNum59">
        <text:list-item>
          <text:p text:style-name="P87"><text:span text:style-name="T41">Z:/allapp_reports/bach.allapp_report_v0078</text:span><text:span text:style-name="T42">_2003-2-19</text:span></text:p>
        </text:list-item>
        <text:list-item>
          <text:p text:style-name="P87"><text:span text:style-name="T41">Z:/allapp_reports/mozart.allapp_report_v0335_2003-2-19</text:span></text:p>
        </text:list-item>
        <text:list-item>
          <text:p text:style-name="P87"><text:span text:style-name="T41">Z:/allapp_reports/verdi.allapp_report_v0107_2003-2-19</text:span></text:p>
        </text:list-item>
      </text:list>
      <text:p text:style-name="P78"/>
      <text:p text:style-name="P1"><text:soft-page-break/><text:span text:style-name="T2">The standard output (</text:span><text:span text:style-name="T26">stdout</text:span><text:span text:style-name="T2">, if required in the launching command) will be stored in the </text:span><text:span text:style-name="T26">qatools/share/trace</text:span><text:span text:style-name="T2"> directory on the shared drive. Its name is </text:span><text:span text:style-name="T30">validation</text:span><text:span text:style-name="T26">_&lt;computer_name&gt;_</text:span><text:span text:style-name="T30">output</text:span><text:span text:style-name="T26">_&lt;scenario&gt;_&lt;date&gt;_&lt;time&gt;.txt</text:span></text:p>
      <text:p text:style-name="P1"><text:span text:style-name="T2">For example with the previous distributed test, the user gets in </text:span><text:span text:style-name="T26">Z:/qatools/share/trace</text:span><text:span text:style-name="T2">:</text:span></text:p>
      <text:list xml:id="list183025994704835" text:continue-numbering="true" text:style-name="WWNum59">
        <text:list-item>
          <text:p text:style-name="P87"><text:span text:style-name="T41">validation_bach_output_simple.scn_2003-2-19_16-07-44.txt</text:span></text:p>
        </text:list-item>
        <text:list-item>
          <text:p text:style-name="P87"><text:span text:style-name="T41">validation_mozart_output_simple.scn_2003-2-19_16-07-44.txt</text:span></text:p>
        </text:list-item>
        <text:list-item>
          <text:p text:style-name="P87"><text:span text:style-name="T41">validation_verdi_output_simple.scn_2003-2-19_16-07-44.txt</text:span></text:p>
        </text:list-item>
      </text:list>
      <text:p text:style-name="P1"><text:span text:style-name="T2">According to the large amount of information stored in trace files, enabling this option may require large disk space to be available (typically 15Mb for tests running all night long on one computer).</text:span></text:p>
      <text:list xml:id="list183025853808631" text:continue-list="list183027085503093" text:style-name="WWNum1">
        <text:list-item>
          <text:list>
            <text:list-item>
              <text:list>
                <text:list-item>
                  <text:list>
                    <text:list-item>
                      <text:h text:style-name="P61" text:outline-level="4"><text:bookmark-start text:name="_Toc69120056"/><text:bookmark-start text:name="_Toc35435962"/><text:span text:style-name="T2">Report content</text:span><text:bookmark-end text:name="_Toc69120056"/><text:bookmark-end text:name="_Toc35435962"/></text:h>
                    </text:list-item>
                  </text:list>
                </text:list-item>
              </text:list>
            </text:list-item>
          </text:list>
        </text:list-item>
      </text:list>
      <text:p text:style-name="P1"><text:span text:style-name="T2">After the header that contains the compiler environment and the running trace as detailed in § </text:span><text:span text:style-name="T2"><text:bookmark-ref text:reference-format="number" text:ref-name="_Ref33777066">3.2.2</text:bookmark-ref></text:span><text:span text:style-name="T2"> "</text:span><text:span text:style-name="T2"><text:bookmark-ref text:reference-format="text" text:ref-name="_Ref33777066">Launching the test</text:bookmark-ref></text:span><text:span text:style-name="T2">", the report contains the command launched to collect and merge all individual test reports. Report format aims to make importation of data into standard spreadsheets (Lotus, Excel).</text:span></text:p>
      <text:list xml:id="list183026994749262" text:continue-numbering="true" text:style-name="WWNum1">
        <text:list-item>
          <text:list>
            <text:list-item>
              <text:list>
                <text:list-item>
                  <text:list>
                    <text:list-item>
                      <text:list>
                        <text:list-item>
                          <text:h text:style-name="P58" text:outline-level="5">Report order</text:h>
                        </text:list-item>
                      </text:list>
                    </text:list-item>
                  </text:list>
                </text:list-item>
              </text:list>
            </text:list-item>
          </text:list>
        </text:list-item>
      </text:list>
      <text:p text:style-name="P1"><text:span text:style-name="T2">As the QA tests in a scenario are not always executed in their writing order (when a QA test is already running and locked for another scenario, it is skipped and launched later when unlocked), the local reports collection is not made using this execution order. The order used is defined by the </text:span><text:span text:style-name="T26">$NEW_QA_ROOT/runtest/scenarios/report_order.scn</text:span><text:span text:style-name="T2"> scenario.</text:span></text:p>
      <text:p text:style-name="P30"><text:span text:style-name="T2">The command launched to do the local reports collection appears after the header of the global report and is before the concatenated local reports. For example with the simple test it is:</text:span></text:p>
      <text:p text:style-name="P132"/>
      <text:p text:style-name="P132">Concatenation of the reports made by: </text:p>
      <text:p text:style-name="P132">'new_allapp_reports_pack.pl -v v0334_simple /home/qatools/QA/runtest/scenarios/report_order.scn'</text:p>
      <text:p text:style-name="P132"/>
      <text:p text:style-name="P3"/>
      <text:p text:style-name="P1"><text:span text:style-name="T2">This report collection can be performed at any time and using any specified order. The order can be changed thanks to a dedicated scenario (in this case, the test options don’t matter).</text:span></text:p>
      <text:list xml:id="list183025427498481" text:continue-numbering="true" text:style-name="WWNum1">
        <text:list-item>
          <text:list>
            <text:list-item>
              <text:list>
                <text:list-item>
                  <text:list>
                    <text:list-item>
                      <text:list>
                        <text:list-item>
                          <text:h text:style-name="P58" text:outline-level="5"><text:bookmark-start text:name="_Ref34389092"/><text:soft-page-break/>Individual test report content<text:bookmark-end text:name="_Ref34389092"/></text:h>
                        </text:list-item>
                      </text:list>
                    </text:list-item>
                  </text:list>
                </text:list-item>
              </text:list>
            </text:list-item>
          </text:list>
        </text:list-item>
      </text:list>
      <text:p text:style-name="P30"><text:span text:style-name="T2">Here is an example of the global report of the </text:span><text:span text:style-name="T26">simple.scn</text:span><text:span text:style-name="T2"> scenario without its header. It would also be divided in three parts with the previous distributed tests (each global report would contain one QA test report):</text:span></text:p>
      <text:p text:style-name="P184"/>
      <text:p text:style-name="P182"><text:span text:style-name="T44">******************************************************************</text:span></text:p>
      <text:p text:style-name="P182"><text:span text:style-name="T44">* <text:s/>Launch date: <text:s text:c="27"/>2003/02/19 - 18:01:39 *</text:span></text:p>
      <text:p text:style-name="P182"><text:span text:style-name="T44">* <text:s text:c="3"/>Test name: <text:s text:c="45"/>AMR *</text:span></text:p>
      <text:p text:style-name="P182"><text:span text:style-name="T44">* Test version: <text:s text:c="32"/>v0334_simple_try *</text:span></text:p>
      <text:p text:style-name="P182"><text:span text:style-name="T44">* <text:s text:c="3"/>Test path: <text:s text:c="29"/>applications/amr/v0 *</text:span></text:p>
      <text:p text:style-name="P182"><text:span text:style-name="T44">* <text:s text:c="63"/>*</text:span></text:p>
      <text:p text:style-name="P182"><text:span text:style-name="T44">* <text:s text:c="3"/>Test mode: <text:s text:c="38"/>functional *</text:span></text:p>
      <text:p text:style-name="P182"><text:span text:style-name="T44">* <text:s text:c="7"/>Level: <text:s text:c="43"/>light *</text:span></text:p>
      <text:p text:style-name="P182"><text:span text:style-name="T44">* <text:s text:c="2"/>CC options: -O3 -Og -D_USE_CW_PROTO_ -mb -mem crtscamrmm.cmd *</text:span></text:p>
      <text:p text:style-name="P182"><text:span text:style-name="T44">* <text:s text:c="5"/>Targets: <text:s text:c="43"/>coder *</text:span></text:p>
      <text:p text:style-name="P182"><text:span text:style-name="T44">* <text:s text:c="55"/>decoder *</text:span></text:p>
      <text:p text:style-name="P182"><text:span text:style-name="T44">* <text:s text:c="49"/>coder_decoder *</text:span></text:p>
      <text:p text:style-name="P182"><text:span text:style-name="T44">* <text:s text:c="4"/>Makefile: <text:s text:c="36"/>makefile.scc *</text:span></text:p>
      <text:p text:style-name="P182"><text:span text:style-name="T44">* Make options: <text:s text:c="49"/>*</text:span></text:p>
      <text:p text:style-name="P182"><text:span text:style-name="T44">* <text:s text:c="3"/>Simulator: <text:s text:c="39"/>sc100-sim *</text:span></text:p>
      <text:p text:style-name="P182"><text:span text:style-name="T44">* Sim. options: <text:s text:c="49"/>*</text:span></text:p>
      <text:p text:style-name="P182"><text:span text:style-name="T44">******************************************************************</text:span></text:p>
      <text:p text:style-name="P184"/>
      <text:p text:style-name="P182"><text:span text:style-name="T44"><text:s text:c="7"/>Target, <text:s text:c="6"/>Input file; <text:s text:c="9"/>Status; Size (b); <text:s text:c="3"/>Cycles; Cycles/frame; <text:s/>...</text:span></text:p>
      <text:p text:style-name="P182"><text:span text:style-name="T44">-------------------------------------------------------------------------------------------</text:span></text:p>
      <text:p text:style-name="P182"><text:span text:style-name="T44"><text:s text:c="8"/>coder, <text:s text:c="2"/>speech.cod.pcm; <text:s text:c="11"/>PASS; <text:s text:c="3"/>60672; <text:s/>62716561; <text:s text:c="6"/>147568; 7.378 MIPS</text:span></text:p>
      <text:p text:style-name="P182"><text:span text:style-name="T44"><text:s text:c="6"/>decoder, speech.dec.bstrm; <text:s text:c="11"/>PASS; <text:s text:c="3"/>30640; <text:s/>14910212; <text:s text:c="7"/>35083; 1.754 MIPS</text:span></text:p>
      <text:p text:style-name="P182"><text:span text:style-name="T44">coder_decoder, <text:s text:c="2"/>speech.cod.pcm; <text:s text:c="11"/>PASS; <text:s text:c="3"/>87424; <text:s/>78988533; <text:s text:c="6"/>185855; 9.293 MIPS</text:span></text:p>
      <text:p text:style-name="P182"><text:soft-page-break/><text:span text:style-name="T44">-------------------------------------------------------------------------------------------</text:span></text:p>
      <text:p text:style-name="P182"><text:span text:style-name="T44"><text:s text:c="8"/>Total, <text:s text:c="16"/>; num F_A_I_L = 0; <text:s text:c="2"/>178736; 156615306</text:span></text:p>
      <text:p text:style-name="P184"/>
      <text:p text:style-name="P184"/>
      <text:p text:style-name="P182"><text:span text:style-name="T44">**************************************************************</text:span></text:p>
      <text:p text:style-name="P184"/>
      <text:p text:style-name="P184"/>
      <text:p text:style-name="P184"/>
      <text:p text:style-name="P182"><text:span text:style-name="T44">**************************************************************</text:span></text:p>
      <text:p text:style-name="P182"><text:span text:style-name="T44">* <text:s/>Launch date: <text:s text:c="23"/>2003/02/19 - 18:34:51 *</text:span></text:p>
      <text:p text:style-name="P182"><text:span text:style-name="T44">* <text:s text:c="3"/>Test name: <text:s text:c="40"/>efr <text:s/>*</text:span></text:p>
      <text:p text:style-name="P182"><text:span text:style-name="T44">* Test version: <text:s text:c="28"/>v0334_simple_try *</text:span></text:p>
      <text:p text:style-name="P182"><text:span text:style-name="T44">* <text:s text:c="3"/>Test path: <text:s text:c="25"/>applications/efr/v0 *</text:span></text:p>
      <text:p text:style-name="P182"><text:span text:style-name="T44">* <text:s text:c="59"/>*</text:span></text:p>
      <text:p text:style-name="P182"><text:span text:style-name="T44">* <text:s text:c="3"/>Test mode: <text:s text:c="34"/>functional *</text:span></text:p>
      <text:p text:style-name="P182"><text:span text:style-name="T44">* <text:s text:c="7"/>Level: <text:s text:c="39"/>light *</text:span></text:p>
      <text:p text:style-name="P182"><text:span text:style-name="T44">* <text:s text:c="2"/>CC options: <text:s text:c="16"/>-O3 -Og -D_USE_CW_PROTO_ -mb *</text:span></text:p>
      <text:p text:style-name="P182"><text:span text:style-name="T44">* <text:s text:c="5"/>Targets: <text:s text:c="39"/>coder *</text:span></text:p>
      <text:p text:style-name="P182"><text:span text:style-name="T44">* <text:s text:c="51"/>decoder *</text:span></text:p>
      <text:p text:style-name="P182"><text:span text:style-name="T44">* <text:s text:c="45"/>coder_decoder *</text:span></text:p>
      <text:p text:style-name="P182"><text:span text:style-name="T44">* <text:s text:c="4"/>Makefile: <text:s text:c="32"/>makefile.scc *</text:span></text:p>
      <text:p text:style-name="P182"><text:span text:style-name="T44">* Make options: <text:s text:c="45"/>*</text:span></text:p>
      <text:p text:style-name="P182"><text:span text:style-name="T44">* <text:s text:c="3"/>Simulator: <text:s text:c="35"/>sc100-sim *</text:span></text:p>
      <text:p text:style-name="P182"><text:span text:style-name="T44">* Sim. options: <text:s text:c="45"/>*</text:span></text:p>
      <text:p text:style-name="P182"><text:span text:style-name="T44">**************************************************************</text:span></text:p>
      <text:p text:style-name="P184"/>
      <text:p text:style-name="P182"><text:soft-page-break/><text:span text:style-name="T44"><text:s text:c="11"/>Target, <text:s text:c="4"/>Input file; <text:s text:c="8"/>Status; Size(b); <text:s text:c="3"/>Cycles; Cycles/frame; <text:s/>...</text:span></text:p>
      <text:p text:style-name="P182"><text:span text:style-name="T44">----------------------------------------------------------------------------------------------</text:span></text:p>
      <text:p text:style-name="P182"><text:span text:style-name="T44"><text:s text:c="12"/>coder, test0.inp.swap; <text:s text:c="10"/>PASS; <text:s text:c="2"/>28480; <text:s/>55708899; <text:s text:c="6"/>195470; 9.773 MIPS</text:span></text:p>
      <text:p text:style-name="P182"><text:span text:style-name="T44"><text:s text:c="8"/>coder dtx, dtx01.inp.swap; <text:s text:c="10"/>PASS; <text:s text:c="2"/>28480; 126187569; <text:s text:c="6"/>177729; 8.886 MIPS</text:span></text:p>
      <text:p text:style-name="P182"><text:span text:style-name="T44"><text:s text:c="10"/>decoder, test0.dec.swap; <text:s text:c="10"/>PASS; <text:s text:c="2"/>12800; <text:s text:c="2"/>8350711; <text:s text:c="7"/>29301; 1.465 MIPS</text:span></text:p>
      <text:p text:style-name="P182"><text:span text:style-name="T44"><text:s text:c="6"/>decoder dtx, dtx01.dec.swap; <text:s text:c="10"/>PASS; <text:s text:c="2"/>12800; <text:s/>19599769; <text:s text:c="7"/>27605; 1.380 MIPS</text:span></text:p>
      <text:p text:style-name="P182"><text:span text:style-name="T44"><text:s text:c="4"/>coder_decoder, test0.inp.swap; <text:s text:c="10"/>PASS; <text:s text:c="2"/>38096; <text:s/>62700555; <text:s text:c="6"/>220002; 11.000 MIPS</text:span></text:p>
      <text:p text:style-name="P182"><text:span text:style-name="T44">coder_decoder dtx, dtx01.inp.swap; <text:s text:c="10"/>PASS; <text:s text:c="2"/>38096; 145025944; <text:s text:c="6"/>204262; 10.213 MIPS</text:span></text:p>
      <text:p text:style-name="P182"><text:span text:style-name="T44">----------------------------------------------------------------------------------------</text:span></text:p>
      <text:p text:style-name="P182"><text:span text:style-name="T44"><text:s text:c="12"/>Total, <text:s text:c="14"/>;num F_A_I_L = 0; <text:s text:c="2"/>79376; 417573447</text:span></text:p>
      <text:p text:style-name="P184"/>
      <text:p text:style-name="P184"/>
      <text:p text:style-name="P182"><text:span text:style-name="T44">**************************************************************</text:span></text:p>
      <text:p text:style-name="P184"/>
      <text:p text:style-name="P184"/>
      <text:p text:style-name="P184"/>
      <text:p text:style-name="P182"><text:span text:style-name="T44">**************************************************************</text:span></text:p>
      <text:p text:style-name="P182"><text:span text:style-name="T44">* <text:s/>Launch date: <text:s text:c="23"/>2003/02/19 - 21:24:38 *</text:span></text:p>
      <text:p text:style-name="P182"><text:span text:style-name="T44">* <text:s text:c="3"/>Test name: <text:s text:c="29"/>Benchmarks loop *</text:span></text:p>
      <text:p text:style-name="P182"><text:span text:style-name="T44">* Test version: <text:s text:c="28"/>v0334_simple_try *</text:span></text:p>
      <text:p text:style-name="P182"><text:span text:style-name="T44">* <text:s text:c="3"/>Test path: <text:s text:c="15"/>unit_tests/benchmarks_loop/v0 *</text:span></text:p>
      <text:p text:style-name="P182"><text:span text:style-name="T44">* <text:s text:c="59"/>*</text:span></text:p>
      <text:p text:style-name="P182"><text:span text:style-name="T44">* <text:s text:c="3"/>Test mode: <text:s text:c="22"/>functional+performance *</text:span></text:p>
      <text:p text:style-name="P182"><text:span text:style-name="T44">* <text:s text:c="7"/>Level: <text:s text:c="40"/>full *</text:span></text:p>
      <text:p text:style-name="P182"><text:span text:style-name="T44">* <text:s text:c="2"/>CC options: <text:s text:c="16"/>-O3 -Og -Os -D_USE_CW_PROTO_ *</text:span></text:p>
      <text:p text:style-name="P182"><text:span text:style-name="T44">* <text:s text:c="5"/>Targets: <text:s text:c="39"/>&lt;all&gt; *</text:span></text:p>
      <text:p text:style-name="P182"><text:span text:style-name="T44">* <text:s text:c="4"/>Makefile: <text:s text:c="32"/>makefile.scc *</text:span></text:p>
      <text:p text:style-name="P182"><text:soft-page-break/><text:span text:style-name="T44">* Make options: <text:s text:c="45"/>*</text:span></text:p>
      <text:p text:style-name="P182"><text:span text:style-name="T44">* <text:s text:c="3"/>Simulator: <text:s text:c="35"/>sc100-sim *</text:span></text:p>
      <text:p text:style-name="P182"><text:span text:style-name="T44">* Sim. options: <text:s text:c="45"/>*</text:span></text:p>
      <text:p text:style-name="P182"><text:span text:style-name="T44">**************************************************************</text:span></text:p>
      <text:p text:style-name="P184"/>
      <text:p text:style-name="P182"><text:span text:style-name="T44"><text:s text:c="11"/>Target, <text:s text:c="14"/>Status; Size (b); <text:s text:c="8"/>Cycles; Cycles/frame; <text:s/>...</text:span></text:p>
      <text:p text:style-name="P182"><text:span text:style-name="T44">---------------------------------------------------------------------</text:span></text:p>
      <text:p text:style-name="P182"><text:span text:style-name="T44"><text:s text:c="4"/>bench_autocorr; <text:s text:c="15"/>PASS; <text:s text:c="5"/>258; <text:s text:c="10"/>6411</text:span></text:p>
      <text:p text:style-name="P182"><text:span text:style-name="T44"><text:s text:c="6"/>bench_chebps; <text:s text:c="15"/>PASS; <text:s text:c="5"/>140; <text:s text:c="11"/>170</text:span></text:p>
      <text:p text:style-name="P182"><text:span text:style-name="T44"><text:s text:c="7"/>bench_cor_h; <text:s text:c="15"/>PASS; <text:s text:c="5"/>416; <text:s text:c="10"/>7456</text:span></text:p>
      <text:p text:style-name="P182"><text:span text:style-name="T44"><text:s text:c="5"/>bench_lag_max; <text:s text:c="15"/>PASS; <text:s text:c="5"/>248; <text:s text:c="10"/>3340</text:span></text:p>
      <text:p text:style-name="P182"><text:span text:style-name="T44"><text:s text:c="3"/>bench_norm_corr; <text:s text:c="15"/>PASS; <text:s text:c="5"/>400; <text:s text:c="10"/>8847</text:span></text:p>
      <text:p text:style-name="P184"/>
      <text:p text:style-name="P182"><text:span text:style-name="T44"><text:s text:c="6"/>bug_4dim_arr; <text:s text:c="15"/>PASS; <text:s text:c="5"/>188; <text:s text:c="8"/>243266</text:span></text:p>
      <text:p text:style-name="P182"><text:span text:style-name="T44"><text:s text:c="5"/>v42bis_simple; <text:s text:c="2"/>PASS(compil only); <text:s text:c="8"/>;</text:span></text:p>
      <text:p text:style-name="P182"><text:span text:style-name="T44"><text:s text:c="9"/>test_copy; <text:s text:c="15"/>PASS; <text:s text:c="6"/>30; <text:s text:c="11"/>415</text:span></text:p>
      <text:p text:style-name="P182"><text:span text:style-name="T44"><text:s text:c="11"/>bug_lpg; <text:s text:c="2"/>PASS(compil only); <text:s text:c="8"/>;</text:span></text:p>
      <text:p text:style-name="P182"><text:span text:style-name="T44"><text:s text:c="2"/>bug_propag_cross; <text:s text:c="15"/>PASS; <text:s text:c="5"/>104; <text:s text:c="10"/>1439</text:span></text:p>
      <text:p text:style-name="P184"/>
      <text:p text:style-name="P182"><text:span text:style-name="T44"><text:s/>bug_infineon_cc09;FAIL(sim status 256); <text:s text:c="6"/>96; <text:s text:c="8"/>(fail)</text:span></text:p>
      <text:p text:style-name="P182"><text:span text:style-name="T44"><text:s text:c="6"/>bug_plum_uns; <text:s text:c="15"/>PASS; <text:s text:c="6"/>36; <text:s text:c="10"/>5329</text:span></text:p>
      <text:p text:style-name="P182"><text:span text:style-name="T44"><text:s text:c="5"/>bug_plum_uns2; <text:s text:c="15"/>PASS; <text:s text:c="6"/>60; <text:s text:c="10"/>3534</text:span></text:p>
      <text:p text:style-name="P182"><text:span text:style-name="T44"><text:s text:c="4"/>bug_plum_float; <text:s text:c="15"/>PASS; <text:s text:c="5"/>172; <text:s text:c="9"/>15422</text:span></text:p>
      <text:p text:style-name="P182"><text:span text:style-name="T44"><text:s text:c="2"/>bug_HR_preincseq; <text:s text:c="15"/>PASS; <text:s text:c="5"/>344; <text:s text:c="10"/>1495</text:span></text:p>
      <text:p text:style-name="P182"><text:span text:style-name="T44"><text:s text:c="7"/>bug_seq_pcs; <text:s text:c="9"/>FAIL(Diff); <text:s text:c="6"/>88; <text:s text:c="11"/>199</text:span></text:p>
      <text:p text:style-name="P182"><text:span text:style-name="T44"><text:s text:c="5"/>bug_nb_mod_iv; <text:s text:c="9"/>FAIL(Diff); <text:s text:c="5"/>202; <text:s text:c="11"/>396</text:span></text:p>
      <text:p text:style-name="P182"><text:soft-page-break/><text:span text:style-name="T44"><text:s text:c="4"/>bug_postdec_hw; <text:s text:c="15"/>PASS; <text:s text:c="6"/>12; <text:s text:c="11"/>119</text:span></text:p>
      <text:p text:style-name="P182"><text:span text:style-name="T44"><text:s text:c="4"/>bug_nb_mod_iv2; <text:s text:c="9"/>FAIL(Diff); <text:s text:c="6"/>96; <text:s text:c="11"/>243</text:span></text:p>
      <text:p text:style-name="P182"><text:span text:style-name="T44"><text:s text:c="5"/>bug_b_mod_iv3; <text:s text:c="9"/>FAIL(Diff); <text:s text:c="5"/>106; <text:s text:c="11"/>209</text:span></text:p>
      <text:p text:style-name="P182"><text:span text:style-name="T44">---------------------------------------------------------------------</text:span></text:p>
      <text:p text:style-name="P182"><text:span text:style-name="T44"><text:s text:c="13"/>Total; <text:s text:c="4"/>num F_A_I_L = 5; <text:s text:c="3"/>66688; <text:s text:c="7"/>1209245</text:span></text:p>
      <text:p text:style-name="P184"/>
      <text:p text:style-name="P182"><text:span text:style-name="T44">*****************************************************</text:span></text:p>
      <text:p text:style-name="P184"/>
      <text:p text:style-name="P3"/>
      <text:p text:style-name="P1"><text:span text:style-name="T2">You can read in the § </text:span><text:span text:style-name="T2"><text:bookmark-ref text:reference-format="number" text:ref-name="_Ref65312987">9.1.6</text:bookmark-ref></text:span><text:span text:style-name="T2"> </text:span><text:span text:style-name="T2"><text:bookmark-ref text:reference-format="text" text:ref-name="_Ref65312987">Report content</text:bookmark-ref></text:span><text:span text:style-name="T2">” the detailed description of the different sections and fields of local reports:</text:span></text:p>
      <text:list xml:id="list183025353313734" text:continue-list="list183025994704835" text:style-name="WWNum59">
        <text:list-item>
          <text:p text:style-name="P87"><text:span text:style-name="T2">headers</text:span></text:p>
        </text:list-item>
        <text:list-item>
          <text:p text:style-name="P87"><text:span text:style-name="T2">column definition and test header lines</text:span></text:p>
        </text:list-item>
        <text:list-item>
          <text:p text:style-name="P87"><text:span text:style-name="T2">target column </text:span></text:p>
        </text:list-item>
        <text:list-item>
          <text:p text:style-name="P87"><text:span text:style-name="T2">status column</text:span></text:p>
        </text:list-item>
        <text:list-item>
          <text:p text:style-name="P87"><text:span text:style-name="T2">size column</text:span></text:p>
        </text:list-item>
        <text:list-item>
          <text:p text:style-name="P87"><text:span text:style-name="T2">cycles</text:span></text:p>
        </text:list-item>
        <text:list-item>
          <text:p text:style-name="P87"><text:span text:style-name="T2">cycles/frame</text:span></text:p>
        </text:list-item>
        <text:list-item>
          <text:p text:style-name="P87"><text:span text:style-name="T2">columns that may follow…</text:span></text:p>
        </text:list-item>
      </text:list>
      <text:p text:style-name="P3"/>
      <text:list xml:id="list183026630149531" text:continue-list="list183025427498481" text:style-name="WWNum1">
        <text:list-item>
          <text:h text:style-name="P56" text:outline-level="1"><text:bookmark-start text:name="_Toc69120057"/>System and tools prerequisites<text:bookmark-end text:name="_Toc69120057"/></text:h>
          <text:list>
            <text:list-item>
              <text:h text:style-name="P51" text:outline-level="2"><text:bookmark-start text:name="_Toc69120058"/><text:span text:style-name="T2">System and machines supported</text:span><text:bookmark-end text:name="_Toc69120058"/></text:h>
            </text:list-item>
          </text:list>
        </text:list-item>
      </text:list>
      <text:p text:style-name="P1"><text:span text:style-name="T2">The current QA environment is installed and tested on:</text:span></text:p>
      <text:list xml:id="list183026796442462" text:continue-list="list183025353313734" text:style-name="WWNum59">
        <text:list-item>
          <text:p text:style-name="P87"><text:span text:style-name="T2">Windows NT or 2000 or XP computer with:</text:span></text:p>
        </text:list-item>
      </text:list>
      <text:list xml:id="list183026268122054" text:continue-list="list183026725203326" text:style-name="WWNum79">
        <text:list-item>
          <text:p text:style-name="P101"><text:span text:style-name="T2">Cygwin 1.3.12-4 full installation,</text:span></text:p>
        </text:list-item>
        <text:list-item>
          <text:p text:style-name="P101"><text:span text:style-name="T2">Hummingbird V7.0 Inetd (service in control panel),</text:span></text:p>
        </text:list-item>
      </text:list>
      <text:list xml:id="list183025737907754" text:continue-list="list183026796442462" text:style-name="WWNum59">
        <text:list-item>
          <text:p text:style-name="P87"><text:span text:style-name="T2">Solaris 2.7/2.8 Sun workstations.</text:span></text:p>
        </text:list-item>
      </text:list>
      <text:p text:style-name="P3"/>
      <text:p text:style-name="P1"><text:span text:style-name="T2">Cygwin provides the Unix layout and standard tools such that Perl, </text:span><text:span text:style-name="T26">tcsh</text:span><text:span text:style-name="T2"> and </text:span><text:span text:style-name="T26">gcc</text:span><text:span text:style-name="T2"> C compiler. The Cygwin web site is referenced in § </text:span><text:span text:style-name="T2"><text:bookmark-ref text:reference-format="number" text:ref-name="_Ref34415943">11</text:bookmark-ref></text:span><text:span text:style-name="T2"> "</text:span><text:span text:style-name="T2"><text:bookmark-ref text:reference-format="text" text:ref-name="_Ref34415947">References and bibliography</text:bookmark-ref></text:span><text:span text:style-name="T2">". If you use a cluster of computers to run tests, you need that:</text:span></text:p>
      <text:list xml:id="list183026216907452" text:continue-numbering="true" text:style-name="WWNum59">
        <text:list-item>
          <text:p text:style-name="P87"><text:span text:style-name="T2">The distant computers that run tests support the </text:span><text:span text:style-name="code_20_Char_20_Char">rexec</text:span><text:span text:style-name="T2"> service.</text:span></text:p>
        </text:list-item>
        <text:list-item>
          <text:p text:style-name="P87"><text:span text:style-name="T2">The distant computer that owns the tests common run ID supports the </text:span><text:span text:style-name="code_20_Char_20_Char">rsh</text:span><text:span text:style-name="T2"> service.</text:span></text:p>
        </text:list-item>
      </text:list>
      <text:p text:style-name="P1"><text:span text:style-name="T2">On Windows, the Hummingbird V7.0 Inetd daemon provides the </text:span><text:span text:style-name="code_20_Char_20_Char">rexec</text:span><text:span text:style-name="T2"> remote launching capabilities but not the </text:span><text:span text:style-name="code_20_Char_20_Char">rsh</text:span><text:span text:style-name="T2"> one.</text:span></text:p>
      <text:p text:style-name="P1"><text:span text:style-name="T2">The current configuration at Grenoble is the following one:</text:span></text:p>
      <text:list xml:id="list183026287396999" text:continue-numbering="true" text:style-name="WWNum59">
        <text:list-item>
          <text:p text:style-name="P87"><text:span text:style-name="T2">The Windows computers that run tests remotely have all the Hummingbird V7.0 Inetd daemon providing the </text:span><text:span text:style-name="code_20_Char_20_Char">rexec</text:span><text:span text:style-name="T2"> service.</text:span></text:p>
        </text:list-item>
        <text:list-item>
          <text:p text:style-name="P87"><text:span text:style-name="T2">One Sun with Solaris workstation provides the rsh service and owns the tests common run ID.</text:span></text:p>
        </text:list-item>
      </text:list>
      <text:p text:style-name="P1"><text:span text:style-name="T2">It is also possible to have a full Windows computers configuration where Cygwin provides the both </text:span><text:span text:style-name="code_20_Char_20_Char">rexec</text:span><text:span text:style-name="T2"> and </text:span><text:span text:style-name="code_20_Char_20_Char">rsh</text:span><text:span text:style-name="T2"> services.</text:span></text:p>
      <text:p text:style-name="P1"><text:span text:style-name="T2">The CW for StarCore C compiler has interactions with the Cygwin environment when used in command lines. Registers and system variable modifications can solve this problem. One patch is provided (read § </text:span><text:span text:style-name="T2"><text:bookmark-ref text:reference-format="number" text:ref-name="_Ref34444738">6.2.2.1</text:bookmark-ref></text:span><text:span text:style-name="T2"> "</text:span><text:span text:style-name="T2"><text:bookmark-ref text:reference-format="text" text:ref-name="_Ref34444727">Download and install the QA image files</text:bookmark-ref></text:span><text:span text:style-name="T2">").</text:span></text:p>
      <text:list xml:id="list183025600924288" text:continue-list="list183026630149531" text:style-name="WWNum1">
        <text:list-item>
          <text:list>
            <text:list-item>
              <text:h text:style-name="P52" text:outline-level="2"><text:bookmark-start text:name="_Toc69120059"/>Accounts<text:bookmark-end text:name="_Toc69120059"/></text:h>
            </text:list-item>
          </text:list>
        </text:list-item>
      </text:list>
      <text:p text:style-name="P1"><text:span text:style-name="T2">Each account can own multiple QA test databases and multiple tools sets. The test database that the QA tools use is pointed by the </text:span><text:span text:style-name="code_20_Char_20_Char">NEW_QA_ROOT</text:span><text:span text:style-name="T2"> environment variable. The tools hierarchy root directory is pointed by the </text:span><text:span text:style-name="code_20_Char_20_Char">QA_TOOLS</text:span><text:span text:style-name="T2"> environment variable. It must be included in the </text:span><text:span text:style-name="code_20_Char_20_Char">PATH</text:span><text:span text:style-name="T2"> environment variable. The definition of the environment variables is explained in § </text:span><text:span text:style-name="T2"><text:bookmark-ref text:reference-format="number" text:ref-name="_Ref33942079">6</text:bookmark-ref></text:span><text:span text:style-name="T2"> “</text:span><text:span text:style-name="T2"><text:bookmark-ref text:reference-format="text" text:ref-name="_Ref33942079">Installing and configuring a new QA</text:bookmark-ref></text:span><text:span text:style-name="T2">”.</text:span></text:p>
      <text:list xml:id="list183025648083333" text:continue-numbering="true" text:style-name="WWNum1">
        <text:list-item>
          <text:list>
            <text:list-item>
              <text:list>
                <text:list-item>
                  <text:h text:style-name="P59" text:outline-level="3"><text:bookmark-start text:name="_Toc69120060"/><text:span text:style-name="T2">Standalone computer</text:span><text:bookmark-end text:name="_Toc69120060"/></text:h>
                </text:list-item>
              </text:list>
            </text:list-item>
          </text:list>
        </text:list-item>
      </text:list>
      <text:p text:style-name="P1"><text:span text:style-name="T2">No particular account name is needed to install a QA test database.</text:span></text:p>
      <text:list xml:id="list183026301227432" text:continue-numbering="true" text:style-name="WWNum1">
        <text:list-item>
          <text:list>
            <text:list-item>
              <text:list>
                <text:list-item>
                  <text:h text:style-name="P59" text:outline-level="3"><text:bookmark-start text:name="_Ref68341524"/><text:bookmark-start text:name="_Ref68341522"/><text:bookmark-start text:name="_Toc69120061"/><text:soft-page-break/><text:span text:style-name="T2">Computer sharing resources</text:span><text:bookmark-end text:name="_Ref68341524"/><text:bookmark-end text:name="_Ref68341522"/><text:bookmark-end text:name="_Toc69120061"/></text:h>
                </text:list-item>
              </text:list>
            </text:list-item>
          </text:list>
        </text:list-item>
      </text:list>
      <text:p text:style-name="P1"><text:span text:style-name="T2">It means a computer that offers access and CPU time to run tests for another one. Distributed tests are done by remotely launching the </text:span><text:span text:style-name="code_20_Char_20_Char">new_validation.csh</text:span><text:span text:style-name="T2"> tool on a </text:span><text:span text:style-name="code_20_Char_20_Char">qatools</text:span><text:span text:style-name="T2"> account. For each computer where test will be run from a distant computer, a </text:span><text:span text:style-name="code_20_Char_20_Char">qatools</text:span><text:span text:style-name="T2"> account must be created. On Windows computers with Cygwin, it means a </text:span><text:span text:style-name="code_20_Char_20_Char">qatools</text:span><text:span text:style-name="T2"> Cygwin user must exist for the </text:span><text:span text:style-name="code_20_Char_20_Char">qatools</text:span><text:span text:style-name="T2"> Windows account. The environment configuration for this use is explained in § </text:span><text:span text:style-name="T2"><text:bookmark-ref text:reference-format="number" text:ref-name="_Ref62836418">6.3.1</text:bookmark-ref></text:span><text:span text:style-name="T2"> "</text:span><text:span text:style-name="T2"><text:bookmark-ref text:reference-format="text" text:ref-name="_Ref62836418">Remote considerations</text:bookmark-ref></text:span><text:span text:style-name="T2">”.</text:span></text:p>
      <text:list xml:id="list183025692002164" text:continue-numbering="true" text:style-name="WWNum1">
        <text:list-item>
          <text:list>
            <text:list-item>
              <text:h text:style-name="P52" text:outline-level="2"><text:bookmark-start text:name="_Toc69120062"/><text:span text:style-name="T2">Tools needed</text:span><text:bookmark-end text:name="_Toc69120062"/></text:h>
              <text:list>
                <text:list-item>
                  <text:h text:style-name="P59" text:outline-level="3"><text:bookmark-start text:name="_Toc69120063"/><text:bookmark-start text:name="_Ref59871740"/><text:span text:style-name="T2">To install the QA from the QA update tools</text:span><text:bookmark-end text:name="_Toc69120063"/><text:bookmark-end text:name="_Ref59871740"/></text:h>
                </text:list-item>
              </text:list>
            </text:list-item>
          </text:list>
        </text:list-item>
      </text:list>
      <text:p text:style-name="P1"><text:span text:style-name="T2">The QA update tools are subject of another document (read the QA Update Tools in § </text:span><text:span text:style-name="T2"><text:bookmark-ref text:reference-format="number" text:ref-name="_Ref59884041">11.1</text:bookmark-ref></text:span><text:span text:style-name="T2"> "</text:span><text:span text:style-name="T2"><text:bookmark-ref text:reference-format="text" text:ref-name="_Ref59884047">Documents</text:bookmark-ref></text:span><text:span text:style-name="T2">"). Their purpose is:</text:span></text:p>
      <text:list xml:id="list183025731825575" text:continue-list="list183026287396999" text:style-name="WWNum59">
        <text:list-item>
          <text:p text:style-name="P87"><text:span text:style-name="T2">For the QA Masters (QA repository maintainers):</text:span></text:p>
        </text:list-item>
      </text:list>
      <text:list xml:id="list183027246116987" text:continue-list="list183026268122054" text:style-name="WWNum79">
        <text:list-item>
          <text:p text:style-name="P101"><text:span text:style-name="T2">To maintain the reference QA base:</text:span></text:p>
        </text:list-item>
        <text:list-item>
          <text:p text:style-name="P101"><text:span text:style-name="T2">Integrate tests.</text:span></text:p>
        </text:list-item>
        <text:list-item>
          <text:p text:style-name="P101"><text:span text:style-name="T2">Integrate compilers.</text:span></text:p>
        </text:list-item>
        <text:list-item>
          <text:p text:style-name="P101"><text:span text:style-name="T2">Develop tools.</text:span></text:p>
        </text:list-item>
        <text:list-item>
          <text:p text:style-name="P101"><text:span text:style-name="T2">Be informed about users QA update state.</text:span></text:p>
        </text:list-item>
        <text:list-item>
          <text:p text:style-name="P101"><text:span text:style-name="T2">Notify QA users for updates.</text:span></text:p>
        </text:list-item>
        <text:list-item>
          <text:p text:style-name="P101"><text:span text:style-name="T2">Maintain a QA web page for information and updates.</text:span></text:p>
        </text:list-item>
      </text:list>
      <text:list xml:id="list183025676749669" text:continue-list="list183025731825575" text:style-name="WWNum59">
        <text:list-item>
          <text:p text:style-name="P87"><text:span text:style-name="T2">For the QA users:</text:span></text:p>
        </text:list-item>
      </text:list>
      <text:list xml:id="list183026430605023" text:continue-list="list183027246116987" text:style-name="WWNum79">
        <text:list-item>
          <text:p text:style-name="P101"><text:span text:style-name="T2">Update their QA asynchronously:</text:span></text:p>
        </text:list-item>
        <text:list-item>
          <text:p text:style-name="P101"><text:span text:style-name="T2">By ftp based tools.</text:span></text:p>
        </text:list-item>
        <text:list-item>
          <text:p text:style-name="P101"><text:span text:style-name="T2">By http through the QA web page.</text:span></text:p>
        </text:list-item>
        <text:list-item>
          <text:p text:style-name="P101"><text:span text:style-name="T2">Send to the QA masters new tests to integrate:</text:span></text:p>
        </text:list-item>
        <text:list-item>
          <text:p text:style-name="P101"><text:span text:style-name="T2">Encoder / decoder + standardized makefile.</text:span></text:p>
        </text:list-item>
        <text:list-item>
          <text:p text:style-name="P101"><text:span text:style-name="T2">Unit tests already integrated by scripts.</text:span></text:p>
        </text:list-item>
      </text:list>
      <text:p text:style-name="P30"><text:soft-page-break/><text:span text:style-name="T2">The necessary Perl libraries are defined by the following import declarations:</text:span></text:p>
      <text:p text:style-name="P132"/>
      <text:p text:style-name="P132">use Socket ;</text:p>
      <text:p text:style-name="P132">use Net::FTP ;</text:p>
      <text:p text:style-name="P132">use POSIX qw/getpgrp tcgetpgrp/ ;</text:p>
      <text:p text:style-name="P132">use File::Temp qw/tempdir/ ;</text:p>
      <text:p text:style-name="P132">use File::Basename ;</text:p>
      <text:p text:style-name="P132">use Cwd(abs_path) ;</text:p>
      <text:p text:style-name="P132">use Getopt::Long qw(:config no_ignore_case permute pass_through) ;</text:p>
      <text:p text:style-name="P137"/>
      <text:p text:style-name="P30"><text:span text:style-name="T2">To test if your Unix layout provides all these libraries, you can launch the interactive Perl shell:</text:span></text:p>
      <text:p text:style-name="P132"/>
      <text:p text:style-name="P132">perl -wde 1</text:p>
      <text:p text:style-name="P132"/>
      <text:p text:style-name="P1"><text:span text:style-name="T2">Then you can type the import declarations above and verify that no error message is echoed.</text:span></text:p>
      <text:list xml:id="list183025939436803" text:continue-list="list183025692002164" text:style-name="WWNum1">
        <text:list-item>
          <text:list>
            <text:list-item>
              <text:list>
                <text:list-item>
                  <text:h text:style-name="P59" text:outline-level="3"><text:bookmark-start text:name="_Toc69120064"/><text:span text:style-name="T2">To run the QA tests</text:span><text:bookmark-end text:name="_Toc69120064"/></text:h>
                </text:list-item>
              </text:list>
            </text:list-item>
          </text:list>
        </text:list-item>
      </text:list>
      <text:p text:style-name="P30"><text:span text:style-name="T2">The tools needed which are not parts of the QA delivery:</text:span></text:p>
      <text:list xml:id="list183025781392893" text:continue-list="list183025676749669" text:style-name="WWNum59">
        <text:list-item>
          <text:p text:style-name="P87"><text:span text:style-name="T2">Perl: version v5.6.1,</text:span></text:p>
        </text:list-item>
        <text:list-item>
          <text:p text:style-name="P87"><text:span text:style-name="T2">GNU </text:span><text:span text:style-name="code_20_Char_20_Char">gmake</text:span><text:span text:style-name="T2">,</text:span></text:p>
        </text:list-item>
        <text:list-item>
          <text:p text:style-name="P87"><text:span text:style-name="code_20_Char_20_Char">tcsh</text:span><text:span text:style-name="T2">, </text:span><text:span text:style-name="code_20_Char_20_Char">sh</text:span><text:span text:style-name="T2">,</text:span></text:p>
        </text:list-item>
        <text:list-item>
          <text:p text:style-name="P87"><text:span text:style-name="code_20_Char_20_Char">tar</text:span><text:span text:style-name="T2">,</text:span></text:p>
        </text:list-item>
        <text:list-item>
          <text:p text:style-name="P87"><text:span text:style-name="code_20_Char_20_Char">gzip</text:span><text:span text:style-name="T2">.</text:span></text:p>
        </text:list-item>
      </text:list>
      <text:p text:style-name="P1"><text:span text:style-name="T2">These tools are standard ones in Unix systems and are provided by a standard Cygwin installation.</text:span></text:p>
      <text:p text:style-name="P30"><text:soft-page-break/><text:span text:style-name="T2">The necessary Perl libraries are defined by the following import declarations:</text:span></text:p>
      <text:p text:style-name="P132"/>
      <text:p text:style-name="P132">use Config ;</text:p>
      <text:p text:style-name="P132">use Cwd qw(cwd chdir abs_path ) ;</text:p>
      <text:p text:style-name="P132">use English ;</text:p>
      <text:p text:style-name="P132">use Fcntl ':flock' ;</text:p>
      <text:p text:style-name="P132">use File::Basename ;</text:p>
      <text:p text:style-name="P132">use File::Copy ;</text:p>
      <text:p text:style-name="P132">use File::Path ;</text:p>
      <text:p text:style-name="P132">use File::Temp qw/tempdir tempfile/ ;</text:p>
      <text:p text:style-name="P132">use FileHandle ;</text:p>
      <text:p text:style-name="P132">use Getopt::Long qw(:config no_ignore_case permute pass_through) ;</text:p>
      <text:p text:style-name="P132">use IO::File ;</text:p>
      <text:p text:style-name="P132">use IO::Handle ;</text:p>
      <text:p text:style-name="P132">use IO::Select ;</text:p>
      <text:p text:style-name="P132">use IO::Socket ;</text:p>
      <text:p text:style-name="P132">use Net::FTP ;</text:p>
      <text:p text:style-name="P132">use Net::Netrc ;</text:p>
      <text:p text:style-name="P132">use Net::Rexec 'rexec';</text:p>
      <text:p text:style-name="P132">use Net::hostent;</text:p>
      <text:p text:style-name="P132">use POSIX ":sys_wait_h";</text:p>
      <text:p text:style-name="P132">use POSIX ;</text:p>
      <text:p text:style-name="P132">use POSIX qw/getpgrp tcgetpgrp/;</text:p>
      <text:p text:style-name="P132">use Socket ;</text:p>
      <text:p text:style-name="P132">use Sys::Hostname ;</text:p>
      <text:p text:style-name="P132">use sigtrap 'handler' =&gt; 'IGNORE', 'error-signals'; # and others signals</text:p>
      <text:p text:style-name="P132"><text:soft-page-break/>use strict ;</text:p>
      <text:p text:style-name="P132"/>
      <text:p text:style-name="P30"><text:span text:style-name="T2">To test if your Unix layout provides all these libraries, you can launch the interactive Perl shell as described in the § </text:span><text:span text:style-name="T2"><text:bookmark-ref text:reference-format="number" text:ref-name="_Ref59871740">4.3.1</text:bookmark-ref></text:span><text:span text:style-name="T2"> "</text:span><text:span text:style-name="T2"><text:bookmark-ref text:reference-format="text" text:ref-name="_Ref59871740">To install the QA from the QA update tools</text:bookmark-ref></text:span><text:span text:style-name="T2">".</text:span></text:p>
      <text:list xml:id="list183027385805773" text:continue-list="list183025939436803" text:style-name="WWNum1">
        <text:list-item>
          <text:list>
            <text:list-item>
              <text:list>
                <text:list-item>
                  <text:h text:style-name="P59" text:outline-level="3"><text:bookmark-start text:name="_Toc69120065"/><text:span text:style-name="T2">To add new tests</text:span><text:bookmark-end text:name="_Toc69120065"/></text:h>
                </text:list-item>
              </text:list>
            </text:list-item>
          </text:list>
        </text:list-item>
      </text:list>
      <text:p text:style-name="P1"><text:span text:style-name="T2">The </text:span><text:span text:style-name="code_20_Char_20_Char4_20_Char">gcc</text:span><text:span text:style-name="T2"> C compiler is needed only when integrating a new test in the QA: it is the reference compiler used instead of the CW for StarCore C compiler to create the reference output files from the reference input files:</text:span></text:p>
      <text:list xml:id="list183026228415541" text:continue-list="list183025781392893" text:style-name="WWNum59">
        <text:list-item>
          <text:p text:style-name="P87"><text:span text:style-name="code_20_Char_20_Char">gcc</text:span><text:span text:style-name="T2"> C compiler:</text:span></text:p>
        </text:list-item>
      </text:list>
      <text:list xml:id="list183025369735202" text:continue-list="list183026430605023" text:style-name="WWNum79">
        <text:list-item>
          <text:p text:style-name="P101"><text:span text:style-name="T2">on Windows PC with Cygwin: version 2.95.3-5 ,</text:span></text:p>
        </text:list-item>
        <text:list-item>
          <text:p text:style-name="P101"><text:span text:style-name="T2">on Sun workstations: version 2.95.3 20010315.</text:span></text:p>
        </text:list-item>
      </text:list>
      <text:p text:style-name="P1"><text:span text:style-name="T2">The </text:span><text:span text:style-name="code_20_Char_20_Char">gcc</text:span><text:span text:style-name="T2"> C compiler is provided by a standard Cygwin installation.</text:span></text:p>
      <text:list xml:id="list183027411661521" text:continue-list="list183027385805773" text:style-name="WWNum1">
        <text:list-item>
          <text:h text:style-name="P56" text:outline-level="1"><text:bookmark-start text:name="_Ref57996518"/><text:bookmark-start text:name="_Ref57996511"/><text:bookmark-start text:name="_Toc69120066"/>Compilers and simulators <text:bookmark-end text:name="_Ref57996518"/><text:bookmark-end text:name="_Toc69120066"/>supported<text:bookmark-end text:name="_Ref57996511"/></text:h>
        </text:list-item>
      </text:list>
      <text:p text:style-name="P1"><text:span text:style-name="T2">This status concerns the tools state at the date of the beginning 2004. There is currently an integration effort for the MW CW Hawk2 compiler (and one DSP 56800 simulator).</text:span></text:p>
      <text:p text:style-name="P1"><text:span text:style-name="T2">The following paragraphs describes the currently integrated compilation and simulation tools per target.</text:span></text:p>
      <text:list xml:id="list183027054574562" text:continue-numbering="true" text:style-name="WWNum1">
        <text:list-item>
          <text:list>
            <text:list-item>
              <text:h text:style-name="P52" text:outline-level="2"><text:bookmark-start text:name="_Toc69120067"/><text:span text:style-name="T2">Targets</text:span><text:bookmark-end text:name="_Toc69120067"/></text:h>
              <text:list>
                <text:list-item>
                  <text:h text:style-name="P59" text:outline-level="3"><text:bookmark-start text:name="_Toc69120068"/><text:span text:style-name="T2">Native</text:span><text:bookmark-end text:name="_Toc69120068"/></text:h>
                </text:list-item>
              </text:list>
            </text:list-item>
          </text:list>
        </text:list-item>
      </text:list>
      <text:list xml:id="list183025863745521" text:continue-list="list183026228415541" text:style-name="WWNum59">
        <text:list-item>
          <text:p text:style-name="P87"><text:span text:style-name="T2">1 Compiler: Gnu compiler </text:span><text:span text:style-name="code_20_Char_20_Char">gcc</text:span></text:p>
        </text:list-item>
      </text:list>
      <text:list xml:id="list183025949513917" text:continue-list="list183027054574562" text:style-name="WWNum1">
        <text:list-item>
          <text:list>
            <text:list-item>
              <text:list>
                <text:list-item>
                  <text:h text:style-name="P60" text:outline-level="3"><text:bookmark-start text:name="_Toc69120069"/><text:span text:style-name="T2">StarCore</text:span><text:bookmark-end text:name="_Toc69120069"/></text:h>
                </text:list-item>
              </text:list>
            </text:list-item>
          </text:list>
        </text:list-item>
      </text:list>
      <text:list xml:id="list183027033595692" text:continue-list="list183025863745521" text:style-name="WWNum59">
        <text:list-item>
          <text:p text:style-name="P87"><text:span text:style-name="T2">1 Compiler: Metrowerks StarCore </text:span><text:span text:style-name="code_20_Char_20_Char">scc</text:span></text:p>
        </text:list-item>
        <text:list-item>
          <text:p text:style-name="P87"><text:span text:style-name="T2">2 Simulators: </text:span><text:span text:style-name="code_20_Char_20_Char">runsc100</text:span><text:span text:style-name="T2">, </text:span><text:span text:style-name="code_20_Char_20_Char">sc100-sim</text:span><text:span text:style-name="T2">,</text:span></text:p>
        </text:list-item>
        <text:list-item>
          <text:p text:style-name="P87"><text:span text:style-name="T2">1 board loader: </text:span><text:span text:style-name="code_20_Char_20_Char">runccs</text:span><text:span text:style-name="T2"> (used with 8101 boards)</text:span></text:p>
        </text:list-item>
      </text:list>
      <text:p text:style-name="P3"/>
      <text:p text:style-name="P1"><text:span text:style-name="T2">A feature developed only for the CW for StarCore C compiler is the possibility to insert the </text:span><text:span text:style-name="code_20_Char_20_Char">disasmsc100</text:span><text:span text:style-name="T2"> disassembler in each executable building process.</text:span></text:p>
      <text:list xml:id="list183026379397823" text:continue-list="list183025949513917" text:style-name="WWNum1">
        <text:list-item>
          <text:list>
            <text:list-item>
              <text:list>
                <text:list-item>
                  <text:h text:style-name="P59" text:outline-level="3"><text:bookmark-start text:name="_Toc69120070"/><text:span text:style-name="T2">PowerPC</text:span><text:bookmark-end text:name="_Toc69120070"/></text:h>
                </text:list-item>
              </text:list>
            </text:list-item>
          </text:list>
        </text:list-item>
      </text:list>
      <text:list xml:id="list183025325478710" text:continue-list="list183027033595692" text:style-name="WWNum59">
        <text:list-item>
          <text:p text:style-name="P87"><text:span text:style-name="T2">1 Compiler : Metrowerks PPC </text:span><text:span text:style-name="code_20_Char_20_Char">mwcceppc</text:span></text:p>
        </text:list-item>
        <text:list-item>
          <text:p text:style-name="P87"><text:span text:style-name="T2">2 Simulators : </text:span><text:span text:style-name="code_20_Char_20_Char">sim-ame</text:span><text:span text:style-name="T2">, </text:span><text:span text:style-name="code_20_Char_20_Char">iss</text:span></text:p>
        </text:list-item>
      </text:list>
      <text:list xml:id="list183025712600863" text:continue-list="list183026379397823" text:style-name="WWNum1">
        <text:list-item>
          <text:list>
            <text:list-item>
              <text:list>
                <text:list-item>
                  <text:h text:style-name="P60" text:outline-level="3"><text:bookmark-start text:name="_Toc69120071"/><text:span text:style-name="T2">ARM</text:span><text:bookmark-end text:name="_Toc69120071"/></text:h>
                </text:list-item>
              </text:list>
            </text:list-item>
          </text:list>
        </text:list-item>
      </text:list>
      <text:list xml:id="list183025464447899" text:continue-list="list183025325478710" text:style-name="WWNum59">
        <text:list-item>
          <text:p text:style-name="P87"><text:span text:style-name="T2">2 Compilers : </text:span><text:span text:style-name="code_20_Char_20_Char">mwccarm</text:span><text:span text:style-name="T2">, </text:span><text:span text:style-name="code_20_Char_20_Char">armcc</text:span></text:p>
        </text:list-item>
        <text:list-item>
          <text:p text:style-name="P87"><text:span text:style-name="T2">1 Simulator: </text:span><text:span text:style-name="code_20_Char_20_Char">axd</text:span><text:span text:style-name="T2">. The </text:span><text:span text:style-name="code_20_Char_20_Char">axd</text:span><text:span text:style-name="T2"> simulator launcher runs on Windows PC only, due to default session storage definition in the user profile data and the need to use it to set simulation parameters.</text:span></text:p>
        </text:list-item>
      </text:list>
      <text:p text:style-name="P31"/>
      <text:list xml:id="list183026732416774" text:continue-list="list183025712600863" text:style-name="WWNum1">
        <text:list-item>
          <text:list>
            <text:list-item>
              <text:h text:style-name="P52" text:outline-level="2"><text:bookmark-start text:name="_Toc69120072"/><text:span text:style-name="T2">Cycles count</text:span><text:bookmark-end text:name="_Toc69120072"/></text:h>
            </text:list-item>
          </text:list>
        </text:list-item>
      </text:list>
      <text:p text:style-name="P1"><text:span text:style-name="T2">The master script gets the execution cycles count by parsing the trace output from the simulators. A Perl library contains the definition of:</text:span></text:p>
      <text:list xml:id="list183025334532248" text:continue-list="list183025464447899" text:style-name="WWNum59">
        <text:list-item>
          <text:p text:style-name="P87"><text:span text:style-name="T2">the construction of the launching line from the executable filename, its parameters and the compilation options (useful when endianness specific options are needed by the simulator),</text:span></text:p>
        </text:list-item>
        <text:list-item>
          <text:p text:style-name="P87"><text:span text:style-name="T2">the parsing of the outputs of the simulator (</text:span><text:span text:style-name="code_20_Char_20_Char4_20_Char">stdout</text:span><text:span text:style-name="T2"> or any other file) to get the cycles (or ticks) count.</text:span></text:p>
        </text:list-item>
      </text:list>
      <text:p text:style-name="P77"><text:soft-page-break/><text:span text:style-name="T2">The integration of a new simulator (for a newly added hardware target or for an existing one) is described in § </text:span><text:span text:style-name="T2"><text:bookmark-ref text:reference-format="number" text:ref-name="_Ref58146955">9.12.1</text:bookmark-ref></text:span><text:span text:style-name="T2"> "</text:span><text:span text:style-name="T2"><text:bookmark-ref text:reference-format="text" text:ref-name="_Ref58146959">Add a new simulator</text:bookmark-ref></text:span><text:span text:style-name="T2">".</text:span></text:p>
      <text:list xml:id="list183027067955863" text:continue-list="list183026732416774" text:style-name="WWNum1">
        <text:list-item>
          <text:list>
            <text:list-item>
              <text:h text:style-name="P52" text:outline-level="2"><text:bookmark-start text:name="_Toc69120073"/><text:span text:style-name="T2">Code size</text:span><text:bookmark-end text:name="_Toc69120073"/></text:h>
            </text:list-item>
          </text:list>
        </text:list-item>
      </text:list>
      <text:p text:style-name="P30"><text:span text:style-name="T2">For all targets, the following rule applies on the ELF files:</text:span></text:p>
      <text:list xml:id="list183027103174537" text:continue-list="list183025334532248" text:style-name="WWNum59">
        <text:list-item>
          <text:p text:style-name="P87"><text:span text:style-name="T2">on Windows PC with Cygwin and for a </text:span><text:span text:style-name="code_20_Char_20_Char4_20_Char">gcc</text:span><text:span text:style-name="T2"> compilation to native code:</text:span></text:p>
        </text:list-item>
      </text:list>
      <text:list xml:id="list183025868536260" text:continue-list="list183025369735202" text:style-name="WWNum79">
        <text:list-item>
          <text:p text:style-name="P101"><text:span text:style-name="T2">if present, the GNU “</text:span><text:span text:style-name="code_20_Char_20_Char">size –t</text:span><text:span text:style-name="T2">” command is used,</text:span></text:p>
        </text:list-item>
        <text:list-item>
          <text:p text:style-name="P101"><text:span text:style-name="T2">else the size computation is considered as failed,</text:span></text:p>
        </text:list-item>
      </text:list>
      <text:list xml:id="list183025899752882" text:continue-list="list183027103174537" text:style-name="WWNum59">
        <text:list-item>
          <text:p text:style-name="P87"><text:span text:style-name="T2">else and if present the </text:span><text:span text:style-name="T28">sc100-size</text:span><text:span text:style-name="T2"> command of the StarCore </text:span><text:span text:style-name="code_20_Char_20_Char4_20_Char">scc</text:span><text:span text:style-name="T2"> compiler package is used (the instructions part reported is used),</text:span></text:p>
        </text:list-item>
        <text:list-item>
          <text:p text:style-name="P87"><text:span text:style-name="T2">else (</text:span><text:span text:style-name="T28">sc100-size</text:span><text:span text:style-name="T2"> command not present):</text:span></text:p>
        </text:list-item>
      </text:list>
      <text:list xml:id="list183027115360132" text:continue-list="list183025868536260" text:style-name="WWNum79">
        <text:list-item>
          <text:p text:style-name="P101"><text:span text:style-name="T2">if present, the GNU “</text:span><text:span text:style-name="code_20_Char_20_Char">size –t</text:span><text:span text:style-name="T2">” command is used,</text:span></text:p>
        </text:list-item>
        <text:list-item>
          <text:p text:style-name="P101"><text:span text:style-name="T2">else the size computation is considered as failed.</text:span></text:p>
        </text:list-item>
      </text:list>
      <text:p text:style-name="P3"/>
      <text:list xml:id="list183027194162095" text:continue-list="list183027067955863" text:style-name="WWNum1">
        <text:list-item>
          <text:h text:style-name="P56" text:outline-level="1"><text:bookmark-start text:name="_Ref33942083"/><text:bookmark-start text:name="_Ref33942079"/><text:bookmark-start text:name="_Toc69120074"/>Installing and configuring a new QA<text:bookmark-end text:name="_Ref33942083"/><text:bookmark-end text:name="_Ref33942079"/><text:bookmark-end text:name="_Toc69120074"/></text:h>
          <text:list>
            <text:list-item>
              <text:h text:style-name="P51" text:outline-level="2"><text:bookmark-start text:name="_Toc69120075"/><text:span text:style-name="T2">Plan your QA installation</text:span><text:bookmark-end text:name="_Toc69120075"/></text:h>
              <text:list>
                <text:list-item>
                  <text:h text:style-name="P59" text:outline-level="3"><text:bookmark-start text:name="_Toc69120076"/><text:span text:style-name="T2">User accounts</text:span><text:bookmark-end text:name="_Toc69120076"/></text:h>
                </text:list-item>
              </text:list>
            </text:list-item>
          </text:list>
        </text:list-item>
      </text:list>
      <text:p text:style-name="P1"><text:span text:style-name="T2">Create a </text:span><text:span text:style-name="T26">qatools</text:span><text:span text:style-name="T2"> user account on each computer (Unix or Windows PC) where the QA tests will be launched remotely. Otherwise any account can be used to install the QA.</text:span></text:p>
      <text:list xml:id="list183027227250713" text:continue-numbering="true" text:style-name="WWNum1">
        <text:list-item>
          <text:list>
            <text:list-item>
              <text:list>
                <text:list-item>
                  <text:list>
                    <text:list-item>
                      <text:h text:style-name="P61" text:outline-level="4"><text:bookmark-start text:name="_Ref58863188"/><text:bookmark-start text:name="_Ref58863183"/><text:bookmark-start text:name="_Toc69120077"/><text:span text:style-name="T2">Cygwin case</text:span><text:bookmark-end text:name="_Ref58863188"/><text:bookmark-end text:name="_Ref58863183"/><text:bookmark-end text:name="_Toc69120077"/></text:h>
                    </text:list-item>
                  </text:list>
                </text:list-item>
              </text:list>
            </text:list-item>
          </text:list>
        </text:list-item>
      </text:list>
      <text:p text:style-name="P1"><text:span text:style-name="T2">If the Windows </text:span><text:span text:style-name="T26">qatools</text:span><text:span text:style-name="T2"> user account already existed when Cygwin was installed, the </text:span><text:span text:style-name="T26">qatools</text:span><text:span text:style-name="T2"> home directory was created at the Cygwin installation. If the Windows </text:span><text:span text:style-name="T26">qatools</text:span><text:span text:style-name="T2"> user account was created after the Cygwin installation, the user must log on Windows as </text:span><text:span text:style-name="T26">qatools</text:span><text:span text:style-name="T2"> user and launch a shell (double-click on the standard </text:span><text:span text:style-name="T26">Cygwin.bat</text:span><text:span text:style-name="T2"> file in the directory where Cygwin was installed) to create his </text:span><text:span text:style-name="T26">qatools</text:span><text:span text:style-name="T2"> Cygwin home and account.</text:span></text:p>
      <text:list xml:id="list183027301638513" text:continue-numbering="true" text:style-name="WWNum1">
        <text:list-item>
          <text:list>
            <text:list-item>
              <text:list>
                <text:list-item>
                  <text:h text:style-name="P59" text:outline-level="3"><text:bookmark-start text:name="_Toc69120078"/><text:span text:style-name="T2">Environment variables</text:span><text:bookmark-end text:name="_Toc69120078"/></text:h>
                </text:list-item>
              </text:list>
            </text:list-item>
          </text:list>
        </text:list-item>
      </text:list>
      <text:p text:style-name="P1"><text:span text:style-name="T2">The </text:span><text:span text:style-name="T26">NEW_QA_ROOT</text:span><text:span text:style-name="T2"> and </text:span><text:span text:style-name="T26">QA_TOOLS</text:span><text:span text:style-name="T2"> variables must be defined in the </text:span><text:span text:style-name="T26">.cshrc</text:span><text:span text:style-name="T2"> file (or </text:span><text:span text:style-name="T26">.profile</text:span><text:span text:style-name="T2"> or </text:span><text:span text:style-name="T26">.bashrc</text:span><text:span text:style-name="T2"> if you want to use another shell than </text:span><text:span text:style-name="T26">tcsh</text:span><text:span text:style-name="T2"> as your interactive shell). For example with the </text:span><text:span text:style-name="T26">.cshrc</text:span><text:span text:style-name="T2"> file:</text:span></text:p>
      <text:p text:style-name="P132"/>
      <text:p text:style-name="P132">setenv NEW_QA_ROOT <text:s text:c="4"/>/home/qatools/QA</text:p>
      <text:p text:style-name="P132">setenv QA_TOOLS <text:s text:c="7"/>/home/qatools/tools</text:p>
      <text:p text:style-name="P132"/>
      <text:p text:style-name="P1"><text:span text:style-name="T2">The </text:span><text:span text:style-name="T28">PATH</text:span><text:span text:style-name="T2"> variable must contain the </text:span><text:span text:style-name="code_20_Char_20_Char2">QA_TOOLS</text:span><text:span text:style-name="T2"> variable value and the paths needed to access the compilers and simulators used.</text:span></text:p>
      <text:list xml:id="list183026670173498" text:continue-numbering="true" text:style-name="WWNum1">
        <text:list-item>
          <text:list>
            <text:list-item>
              <text:h text:style-name="P52" text:outline-level="2"><text:bookmark-start text:name="_Toc69120079"/><text:span text:style-name="T2">Tools and tests database installation</text:span><text:bookmark-end text:name="_Toc69120079"/></text:h>
            </text:list-item>
          </text:list>
        </text:list-item>
      </text:list>
      <text:p text:style-name="P1"><text:span text:style-name="T2">The installation of the QA tools and database can be:</text:span></text:p>
      <text:list xml:id="list183026857282094" text:continue-list="list183025899752882" text:style-name="WWNum59">
        <text:list-item>
          <text:p text:style-name="P87"><text:span text:style-name="T2">with a local QA database mirror and support tools if:</text:span></text:p>
        </text:list-item>
      </text:list>
      <text:list xml:id="list183025582452089" text:continue-list="list183027115360132" text:style-name="WWNum79">
        <text:list-item>
          <text:p text:style-name="P101"><text:span text:style-name="T2">the purpose is for a long time and daily use,</text:span></text:p>
        </text:list-item>
        <text:list-item>
          <text:p text:style-name="P101"><text:span text:style-name="T2">the QA must be as much as possible up-to-date regarding the reference QA test database (located at Grenoble),</text:span></text:p>
        </text:list-item>
        <text:list-item>
          <text:p text:style-name="P101"><text:span text:style-name="T2">the connection to the Grenoble QA reference database is slow or unreliable and multiple QA databases must be installed and updated.</text:span></text:p>
        </text:list-item>
      </text:list>
      <text:list xml:id="list183026734147467" text:continue-list="list183026857282094" text:style-name="WWNum59">
        <text:list-item>
          <text:p text:style-name="P87"><text:span text:style-name="T2">with a "demo" installation from a database image constituted by 2 tar files (3 tar files on Windows with Cygwin). This is the case when regular updates are not planned.</text:span></text:p>
        </text:list-item>
        <text:list-item>
          <text:p text:style-name="P90"/>
        </text:list-item>
      </text:list>
      <text:list xml:id="list183027160215036" text:continue-list="list183026670173498" text:style-name="WWNum1">
        <text:list-item>
          <text:list>
            <text:list-item>
              <text:list>
                <text:list-item>
                  <text:h text:style-name="P60" text:outline-level="3"><text:bookmark-start text:name="_Toc69120080"/><text:soft-page-break/><text:span text:style-name="T2">With a local mirror and support tools</text:span><text:bookmark-end text:name="_Toc69120080"/></text:h>
                </text:list-item>
              </text:list>
            </text:list-item>
          </text:list>
        </text:list-item>
      </text:list>
      <text:p text:style-name="P1"><text:span text:style-name="T2">You must refer to the update tools manual that is stored on the QA web page. The URL of this web page is </text:span><text:a xlink:type="simple" xlink:href="http://maxtor.sps.mot.com/qa" text:style-name="Internet_20_link" text:visited-style-name="Visited_20_Internet_20_Link"><text:span text:style-name="T8">http://maxtor.sps.mot.com/qa</text:span></text:a><text:span text:style-name="T2"> as referenced in the § </text:span><text:span text:style-name="T2"><text:bookmark-ref text:reference-format="number" text:ref-name="_Ref65323516">11.2</text:bookmark-ref></text:span><text:span text:style-name="T2"> “</text:span><text:span text:style-name="T2"><text:bookmark-ref text:reference-format="text" text:ref-name="_Ref65323519">Web sites</text:bookmark-ref></text:span><text:span text:style-name="T2">”. You must ask the Grenoble "QA master or the Grenoble web master for an account and password to access to these pages (read the § </text:span><text:span text:style-name="T2"><text:bookmark-ref text:reference-format="number" text:ref-name="_Ref69120401">11.3</text:bookmark-ref></text:span><text:span text:style-name="T2"> “</text:span><text:span text:style-name="T2"><text:bookmark-ref text:reference-format="text" text:ref-name="_Ref69120401">Contacts</text:bookmark-ref></text:span><text:span text:style-name="T2">”).</text:span></text:p>
      <text:list xml:id="list183027250364298" text:continue-numbering="true" text:style-name="WWNum1">
        <text:list-item>
          <text:list>
            <text:list-item>
              <text:list>
                <text:list-item>
                  <text:h text:style-name="P59" text:outline-level="3"><text:bookmark-start text:name="_Toc69120081"/><text:span text:style-name="T2">As a demo installation</text:span><text:bookmark-end text:name="_Toc69120081"/></text:h>
                </text:list-item>
              </text:list>
            </text:list-item>
          </text:list>
        </text:list-item>
      </text:list>
      <text:p text:style-name="P1"><text:span text:style-name="T2">This installation is made from image files (tar compressed files). The status of the QA when the tar files were made is not related to a particular state of the QA evolution. The use of update tools for future updates of the QA is possible if the “update level” file is included and if a mirror of the QA update database is reachable. But even in this case, the QA will not be able to come back in states earlier that the installation one.</text:span></text:p>
      <text:p text:style-name="P1"><text:span text:style-name="T2">The § </text:span><text:span text:style-name="T2"><text:bookmark-ref text:reference-format="number" text:ref-name="_Ref65323757">6.2.2.1</text:bookmark-ref></text:span><text:span text:style-name="T2"> “</text:span><text:span text:style-name="T2"><text:bookmark-ref text:reference-format="text" text:ref-name="_Ref65323757">Download and install the QA </text:bookmark-ref></text:span><text:span text:style-name="T2">” shows how to install these image files and the § </text:span><text:span text:style-name="T2"><text:bookmark-ref text:reference-format="number" text:ref-name="_Ref58863378">6.2.2.2</text:bookmark-ref></text:span><text:span text:style-name="T2"> “</text:span><text:span text:style-name="T2"><text:bookmark-ref text:reference-format="text" text:ref-name="_Ref58863378">Cygwin bonus</text:bookmark-ref></text:span><text:span text:style-name="T2">” shows how to install an additional configuration package that avoids conflicts between the CW for StarCore compiler and the Cygwin environment.</text:span></text:p>
      <text:list xml:id="list183025951564224" text:continue-numbering="true" text:style-name="WWNum1">
        <text:list-item>
          <text:list>
            <text:list-item>
              <text:list>
                <text:list-item>
                  <text:list>
                    <text:list-item>
                      <text:h text:style-name="P61" text:outline-level="4"><text:bookmark-start text:name="_Ref34444738"/><text:bookmark-start text:name="_Ref34444727"/><text:bookmark-start text:name="_Toc69120082"/><text:bookmark-start text:name="_Ref65323757"/>Download and install the QA <text:bookmark-end text:name="_Ref34444738"/><text:bookmark-end text:name="_Ref65323757"/>image files<text:bookmark-end text:name="_Ref34444727"/><text:bookmark-end text:name="_Toc69120082"/></text:h>
                    </text:list-item>
                  </text:list>
                </text:list-item>
              </text:list>
            </text:list-item>
          </text:list>
        </text:list-item>
      </text:list>
      <text:p text:style-name="P30"><text:span text:style-name="T2">The following two tar files are provided to build the QA environment:</text:span></text:p>
      <text:list xml:id="list183027257269835" text:continue-list="list183026734147467" text:style-name="WWNum59">
        <text:list-item>
          <text:p text:style-name="P87"><text:span text:style-name="code_20_Char_20_Char">new_qa_root.tar.gz</text:span></text:p>
        </text:list-item>
        <text:list-item>
          <text:p text:style-name="P87"><text:span text:style-name="code_20_Char_20_Char">qa_tools.tar.gz</text:span></text:p>
        </text:list-item>
      </text:list>
      <text:p text:style-name="P1"><text:span text:style-name="T2">These files are the same for a first installation or an update and are installed in the same way.</text:span></text:p>
      <text:p text:style-name="P1"><text:span text:style-name="T2">In case of a Cygwin installation, an </text:span><text:span text:style-name="T26">After_Cygwin_Install.tar.gz</text:span><text:span text:style-name="T2"> file is provided to:</text:span></text:p>
      <text:list xml:id="list5285417948003237974" text:style-name="WWNum70">
        <text:list-item>
          <text:p text:style-name="P28"><text:span text:style-name="T2">patch CW for StarCore C compiler commands conflicts with Cygwin, and environment variables for remote accesses,</text:span></text:p>
        </text:list-item>
        <text:list-item>
          <text:p text:style-name="P28"><text:span text:style-name="T2">install remote </text:span><text:span text:style-name="T26">cvs</text:span><text:span text:style-name="T2"> scripts to access the CW for StarCore C compiler components (</text:span><text:span text:style-name="T26">scc</text:span><text:span text:style-name="T2">, </text:span><text:span text:style-name="T26">cobj</text:span><text:span text:style-name="T2">, </text:span><text:span text:style-name="T26">icode</text:span><text:span text:style-name="T2"> and runtimes) repositories from PC, using the same commands as those used on Sun workstations. It is needed to build runtimes in distributed validation.</text:span></text:p>
        </text:list-item>
      </text:list>
      <text:p text:style-name="P1"><text:span text:style-name="T2">Put the </text:span><text:span text:style-name="T26">NEW_QA_ROOT.tar.gz</text:span><text:span text:style-name="T2"> file in the </text:span><text:span text:style-name="T26">$NEW_QA_ROOT</text:span><text:span text:style-name="T2"> directory and launch:</text:span></text:p>
      <text:p text:style-name="P132"/>
      <text:p text:style-name="P132">cd $NEW_QA_ROOT</text:p>
      <text:p text:style-name="P132">gzip -cd NEW_QA_ROOT.tar.gz | tar xf -</text:p>
      <text:p text:style-name="P132"/>
      <text:p text:style-name="P3"/>
      <text:p text:style-name="P1"><text:span text:style-name="T2">Put the </text:span><text:span text:style-name="T26">qa_tools.tar.gz</text:span><text:span text:style-name="T2"> file in the </text:span><text:span text:style-name="T26">$QA_TOOLS</text:span><text:span text:style-name="T2"> directory and launch:</text:span></text:p>
      <text:p text:style-name="P132"><text:soft-page-break/></text:p>
      <text:p text:style-name="P132">cd $QA_TOOLS</text:p>
      <text:p text:style-name="P132">gzip -cd qa_tools.tar.gz | tar xf -</text:p>
      <text:p text:style-name="P132"/>
      <text:p text:style-name="P3"/>
      <text:p text:style-name="P30"><text:span text:style-name="T2">If no problem is reported you can remove the tar files:</text:span></text:p>
      <text:p text:style-name="P132"/>
      <text:p text:style-name="P132">rm -f $NEW_QA_ROOT/NEW_QA_ROOT.tar.gz $QA_TOOLS/qa_tools.tar.gz</text:p>
      <text:p text:style-name="P132"/>
      <text:list xml:id="list183026687553361" text:continue-list="list183025951564224" text:style-name="WWNum1">
        <text:list-item>
          <text:list>
            <text:list-item>
              <text:list>
                <text:list-item>
                  <text:list>
                    <text:list-item>
                      <text:h text:style-name="P61" text:outline-level="4"><text:bookmark-start text:name="_Ref58863381"/><text:bookmark-start text:name="_Ref58863378"/><text:bookmark-start text:name="_Toc69120083"/><text:span text:style-name="T2">Cygwin bonus</text:span><text:bookmark-end text:name="_Ref58863381"/><text:bookmark-end text:name="_Ref58863378"/><text:bookmark-end text:name="_Toc69120083"/></text:h>
                    </text:list-item>
                  </text:list>
                </text:list-item>
              </text:list>
            </text:list-item>
          </text:list>
        </text:list-item>
      </text:list>
      <text:p text:style-name="P1"><text:span text:style-name="T2">Apply the </text:span><text:span text:style-name="T26">After_Cygwin_Install.tar.gz</text:span><text:span text:style-name="T2"> patch:</text:span></text:p>
      <text:p text:style-name="P132"/>
      <text:p text:style-name="P132">gzip -cd After_Cygwin_Install.tar.gz | tar xf -</text:p>
      <text:p text:style-name="P132">cd After_Cygwin_Install</text:p>
      <text:p text:style-name="P137"/>
      <text:p text:style-name="P30"><text:span text:style-name="T2">In the </text:span><text:span text:style-name="T26">After_Cygwin_Install</text:span><text:span text:style-name="T2"> directory are two "readme" text files. Read carefully and follow the instructions of:</text:span></text:p>
      <text:list xml:id="list183025621711487" text:continue-list="list183027257269835" text:style-name="WWNum59">
        <text:list-item>
          <text:p text:style-name="P87"><text:span text:style-name="T26">patch_cygwin_readme.txt</text:span><text:span text:style-name="T2"> to patch CW for StarCore C compiler commands conflicts with Cygwin, and environment variables for remote accesses,</text:span></text:p>
        </text:list-item>
        <text:list-item>
          <text:p text:style-name="P87"><text:span text:style-name="T26">script_remote_cvs_readme.txt</text:span><text:span text:style-name="T2"> to install remote </text:span><text:span text:style-name="T26">cvs</text:span><text:span text:style-name="T2"> scripts needed to access the CW for StarCore C compiler components (</text:span><text:span text:style-name="T26">scc</text:span><text:span text:style-name="T2">, </text:span><text:span text:style-name="T26">cobj</text:span><text:span text:style-name="T2">, </text:span><text:span text:style-name="T26">icode</text:span><text:span text:style-name="T2"> and runtimes) repositories from PC.</text:span></text:p>
        </text:list-item>
      </text:list>
      <text:p text:style-name="P1"><text:span text:style-name="T2">Reboot your PC after having applied the patch (mandatory).</text:span></text:p>
      <text:p text:style-name="P3"/>
      <text:list xml:id="list183025634222789" text:continue-list="list183026687553361" text:style-name="WWNum1">
        <text:list-item>
          <text:list>
            <text:list-item>
              <text:h text:style-name="P52" text:outline-level="2"><text:bookmark-start text:name="_Toc69120084"/><text:span text:style-name="T2">Configuration</text:span><text:bookmark-end text:name="_Toc69120084"/></text:h>
              <text:list>
                <text:list-item>
                  <text:h text:style-name="P59" text:outline-level="3"><text:bookmark-start text:name="_Toc69120085"/><text:bookmark-start text:name="_Ref62836418"/><text:span text:style-name="T2">Remote considerations</text:span><text:bookmark-end text:name="_Toc69120085"/><text:bookmark-end text:name="_Ref62836418"/></text:h>
                </text:list-item>
              </text:list>
            </text:list-item>
          </text:list>
        </text:list-item>
      </text:list>
      <text:p text:style-name="P30"><text:span text:style-name="T2">Remote capabilities are needed:</text:span></text:p>
      <text:list xml:id="list183026490289870" text:continue-list="list183025621711487" text:style-name="WWNum59">
        <text:list-item>
          <text:p text:style-name="P87"><text:span text:style-name="T2">for the "unique run id" feature:</text:span></text:p>
        </text:list-item>
      </text:list>
      <text:list xml:id="list183025918944550" text:continue-list="list183025582452089" text:style-name="WWNum79">
        <text:list-item>
          <text:p text:style-name="P101"><text:span text:style-name="T2">one computer stores in a file the tests counter that is remotely accessed and increased,</text:span></text:p>
        </text:list-item>
      </text:list>
      <text:list xml:id="list183027168492657" text:continue-list="list183026490289870" text:style-name="WWNum59">
        <text:list-item>
          <text:p text:style-name="P87"><text:soft-page-break/><text:span text:style-name="T2">for distributed tests to:</text:span></text:p>
        </text:list-item>
      </text:list>
      <text:list xml:id="list183026800091294" text:continue-list="list183025918944550" text:style-name="WWNum79">
        <text:list-item>
          <text:p text:style-name="P101"><text:span text:style-name="T2">share test inputs and outputs,</text:span></text:p>
        </text:list-item>
        <text:list-item>
          <text:p text:style-name="P101"><text:span text:style-name="T2">remotely launch scripts (</text:span><text:span text:style-name="code_20_Char_20_Char">run_tests.pl</text:span><text:span text:style-name="T2"> and </text:span><text:span text:style-name="T26">new_validation.csh</text:span><text:span text:style-name="T2"> script).</text:span></text:p>
        </text:list-item>
      </text:list>
      <text:p text:style-name="P1"><text:span text:style-name="T2">Distributed tests need the "unique run id" feature to be configured.</text:span></text:p>
      <text:p text:style-name="P1"><text:span text:style-name="T2">The "unique run id" feature needs a computer that provides the </text:span><text:span text:style-name="code_20_Char_20_Char">rsh</text:span><text:span text:style-name="T2"> service and the distributed tests need for remote computers to provide either </text:span><text:span text:style-name="code_20_Char_20_Char">rsh</text:span><text:span text:style-name="T2"> or </text:span><text:span text:style-name="code_20_Char_20_Char">rexec</text:span><text:span text:style-name="T2"> services for a </text:span><text:span text:style-name="code_20_Char_20_Char">qatools</text:span><text:span text:style-name="T2"> account.</text:span></text:p>
      <text:list xml:id="list183025709168133" text:continue-list="list183025634222789" text:style-name="WWNum1">
        <text:list-item>
          <text:list>
            <text:list-item>
              <text:list>
                <text:list-item>
                  <text:list>
                    <text:list-item>
                      <text:h text:style-name="P61" text:outline-level="4"><text:bookmark-start text:name="_Ref68342235"/><text:bookmark-start text:name="_Ref68342232"/><text:bookmark-start text:name="_Toc69120086"/><text:span text:style-name="T2">Remote access</text:span><text:bookmark-end text:name="_Ref68342235"/><text:bookmark-end text:name="_Ref68342232"/><text:bookmark-end text:name="_Toc69120086"/></text:h>
                    </text:list-item>
                  </text:list>
                </text:list-item>
              </text:list>
            </text:list-item>
          </text:list>
        </text:list-item>
      </text:list>
      <text:p text:style-name="P30"><text:span text:style-name="T2">Remote launching capabilities must be enabled to:</text:span></text:p>
      <text:list xml:id="list183026188104587" text:continue-list="list183027168492657" text:style-name="WWNum59">
        <text:list-item>
          <text:p text:style-name="P87"><text:span text:style-name="T2">provide a </text:span><text:span text:style-name="code_20_Char_20_Char">rsh</text:span><text:span text:style-name="T2"> service at the user account that stores a test counter shared with distant users,</text:span></text:p>
        </text:list-item>
        <text:list-item>
          <text:p text:style-name="P87"><text:span text:style-name="T2">provide a </text:span><text:span text:style-name="code_20_Char_20_Char">rexec</text:span><text:span text:style-name="T2"> service at the </text:span><text:span text:style-name="T26">qatools</text:span><text:span text:style-name="T2"> accounts that run tests remotely launched (with a compiler as input).</text:span></text:p>
        </text:list-item>
      </text:list>
      <text:p text:style-name="P3"/>
      <text:list xml:id="list183026546810850" text:continue-list="list183025709168133" text:style-name="WWNum1">
        <text:list-item>
          <text:list>
            <text:list-item>
              <text:list>
                <text:list-item>
                  <text:list>
                    <text:list-item>
                      <text:list>
                        <text:list-item>
                          <text:h text:style-name="P58" text:outline-level="5">Unix workstation or Windows PC with Cygwin <text:span text:style-name="code_20_Char_20_Char4_20_Char">inetd</text:span> daemon</text:h>
                        </text:list-item>
                      </text:list>
                    </text:list-item>
                  </text:list>
                </text:list-item>
              </text:list>
            </text:list-item>
          </text:list>
        </text:list-item>
      </text:list>
      <text:p text:style-name="P1"><text:span text:style-name="T2">The </text:span><text:span text:style-name="code_20_Char_20_Char">rsh</text:span><text:span text:style-name="T2"> service access grant is set by writing the in the </text:span><text:span text:style-name="T26">.rhosts</text:span><text:span text:style-name="T2"> file in the home directory of the </text:span><text:span text:style-name="T26">qatools</text:span><text:span text:style-name="T2"> user. The list of allowed loggings is made by one computer name followed by the user name on each line. For the Cygwin case you can read the </text:span><text:span text:style-name="code_20_Char_20_Char">inetd</text:span><text:span text:style-name="T2"> daemon installation and configuration instructions in the </text:span><text:span text:style-name="code_20_Char_20_Char">/usr/doc/Cygwin/inetutils‑1.3.2.README</text:span><text:span text:style-name="T2"> file.</text:span></text:p>
      <text:p text:style-name="P30"><text:span text:style-name="T2">For example:</text:span></text:p>
      <text:p text:style-name="P132"/>
      <text:p text:style-name="P132">### From qatools on SUNs... ######</text:p>
      <text:p text:style-name="P132">verdi <text:s text:c="6"/>qatools</text:p>
      <text:p text:style-name="P132">vivaldi <text:s text:c="4"/>qatools</text:p>
      <text:p text:style-name="P132"/>
      <text:p text:style-name="P132">### From qatools on PCs... ######</text:p>
      <text:p text:style-name="P132">bach <text:s text:c="7"/>qatools</text:p>
      <text:p text:style-name="P132">beethoven <text:s text:c="2"/>qatools</text:p>
      <text:p text:style-name="P132">berg <text:s text:c="7"/>qatools</text:p>
      <text:p text:style-name="P132"/>
      <text:p text:style-name="P1"><text:span text:style-name="T2"><text:s/></text:span></text:p>
      <text:p text:style-name="P1"><text:soft-page-break/><text:span text:style-name="T2">The QA tests remotely launched with </text:span><text:span text:style-name="T26">validation.csh</text:span><text:span text:style-name="T2"> doesn't need to set permanent access rights with the </text:span><text:span text:style-name="T26">.rhosts</text:span><text:span text:style-name="T2"> file as the </text:span><text:span text:style-name="T26">validation.csh</text:span><text:span text:style-name="T2"> script asks for the passwords interactively.</text:span></text:p>
      <text:list xml:id="list183025748692422" text:continue-numbering="true" text:style-name="WWNum1">
        <text:list-item>
          <text:list>
            <text:list-item>
              <text:list>
                <text:list-item>
                  <text:list>
                    <text:list-item>
                      <text:list>
                        <text:list-item>
                          <text:h text:style-name="P58" text:outline-level="5"><text:bookmark-start text:name="_Ref68341567"/>Windows PC with Hummingbird <text:span text:style-name="code_20_Char_20_Char">inetd</text:span> daemon<text:bookmark-end text:name="_Ref68341567"/></text:h>
                        </text:list-item>
                      </text:list>
                    </text:list-item>
                  </text:list>
                </text:list-item>
              </text:list>
            </text:list-item>
          </text:list>
        </text:list-item>
      </text:list>
      <text:p text:style-name="P30"><text:span text:style-name="T2">Remote launching must be available on Cygwin PCs that:</text:span></text:p>
      <text:list xml:id="list183027155700564" text:continue-list="list183026188104587" text:style-name="WWNum59">
        <text:list-item>
          <text:p text:style-name="P87"><text:span text:style-name="T2">will execute QA tests launched remotely from others PCs or workstations: no access can be granted automatically from </text:span><text:span text:style-name="T26">qatools</text:span><text:span text:style-name="T2"> users of others Cygwin PCs and Unix workstations. The </text:span><text:span text:style-name="T26">validation.csh</text:span><text:span text:style-name="T2"> and run_tests.pl scripts will ask for the passwords interactively.</text:span></text:p>
        </text:list-item>
      </text:list>
      <text:p text:style-name="P3"/>
      <text:p text:style-name="P1"><text:span text:style-name="T2">The Hummingbird V7.0 Inetd in the Control Panel must have the following service enabled:</text:span></text:p>
      <text:list xml:id="list183027444348880" text:continue-numbering="true" text:style-name="WWNum59">
        <text:list-item>
          <text:p text:style-name="P87"><text:span text:style-name="code_20_Char_20_Char4_20_Char">Xstartd </text:span><text:span text:style-name="T2">(</text:span><text:span text:style-name="code_20_Char_20_Char4_20_Char">rexec</text:span><text:span text:style-name="T2">).</text:span></text:p>
        </text:list-item>
      </text:list>
      <text:p text:style-name="P3"/>
      <text:list xml:id="list183027247098201" text:continue-list="list183025748692422" text:style-name="WWNum1">
        <text:list-item>
          <text:list>
            <text:list-item>
              <text:list>
                <text:list-item>
                  <text:list>
                    <text:list-item>
                      <text:h text:style-name="P61" text:outline-level="4"><text:bookmark-start text:name="_Ref68341223"/><text:bookmark-start text:name="_Ref68341219"/><text:bookmark-start text:name="_Toc69120087"/><text:span text:style-name="T2">Unique run_id</text:span><text:bookmark-end text:name="_Ref68341223"/><text:bookmark-end text:name="_Ref68341219"/><text:bookmark-end text:name="_Toc69120087"/></text:h>
                    </text:list-item>
                  </text:list>
                </text:list-item>
              </text:list>
            </text:list-item>
          </text:list>
        </text:list-item>
      </text:list>
      <text:p text:style-name="P1"><text:span text:style-name="T2">If user on its computer uses his own test counter, there is nothing to do and the counter is stored in </text:span><text:span text:style-name="code_20_Char_20_Char">$NEW_QA_ROOT/runtest/current_run_id</text:span><text:span text:style-name="T2">.</text:span></text:p>
      <text:p text:style-name="P1"><text:span text:style-name="T2">Many users on many computers may use a unique counter. This is mandatory only when using distributed tests (else the </text:span><text:span text:style-name="code_20_Char_20_Char">run_tests.pl</text:span><text:span text:style-name="T2"> distributed tests launching tool may overwrite past reports: the test counter value sent to a remote computer may be there already used).</text:span></text:p>
      <text:p text:style-name="P1"><text:span text:style-name="T2">You must successively do:</text:span></text:p>
      <text:list xml:id="list183026801455078" text:continue-list="list183027444348880" text:style-name="WWNum59">
        <text:list-item>
          <text:p text:style-name="P88"><text:span text:style-name="T2">update with QA update tools (begin with </text:span><text:span text:style-name="T26">qa_stat.csh</text:span><text:span text:style-name="T2">)</text:span></text:p>
        </text:list-item>
        <text:list-item>
          <text:p text:style-name="P88"><text:span text:style-name="T2">launch "</text:span><text:span text:style-name="T26">get_run_id.pl</text:span><text:span text:style-name="T2">"</text:span></text:p>
        </text:list-item>
        <text:list-item>
          <text:p text:style-name="P88"><text:span text:style-name="T2">edit the following files in the </text:span><text:span text:style-name="T26">$NEW_QA_ROOT/defaults</text:span><text:span text:style-name="T2"> directory</text:span></text:p>
        </text:list-item>
      </text:list>
      <text:list xml:id="list183025837191428" text:continue-list="list183026800091294" text:style-name="WWNum79">
        <text:list-item>
          <text:p text:style-name="P101"><text:span text:style-name="T26">counter_host.txt</text:span><text:span text:style-name="T2">: it must contain the hostname or the IP address of the computer where the run_id counter is really stored.</text:span></text:p>
        </text:list-item>
        <text:list-item>
          <text:p text:style-name="P101"><text:span text:style-name="T26">counter_owner.txt</text:span><text:span text:style-name="T2">: it must contain the user login name of the user on the computer defined in counter_host.txt that is the owner of the run_id counter. The counter will be stored in his </text:span><text:span text:style-name="T26">$NEW_QA_ROOT/runtest/current_run_id</text:span><text:span text:style-name="T2"> file.</text:span></text:p>
        </text:list-item>
      </text:list>
      <text:p text:style-name="P3"/>
      <text:p text:style-name="P36"><text:span text:style-name="T2">The </text:span><text:span text:style-name="T26">$NEW_QA_ROOT/defaults/counter_host.txt</text:span><text:span text:style-name="T2"> is initialized with the local hostname. The </text:span><text:span text:style-name="T26">$NEW_QA_ROOT/defaults/counter_owner.txt</text:span><text:span text:style-name="T2"> file is initialized with the "</text:span><text:span text:style-name="code_20_Char_20_Char">qatools</text:span><text:span text:style-name="T2">" user name. These files have to be modified to contain the user and host names of the owner of the counter. The constraints are for the account of the owner of the counter:</text:span></text:p>
      <text:list xml:id="list183026769325693" text:continue-list="list183026801455078" text:style-name="WWNum59">
        <text:list-item>
          <text:p text:style-name="P87"><text:span text:style-name="T2">to allow a </text:span><text:span text:style-name="code_20_Char_20_Char">rsh</text:span><text:span text:style-name="T2"> command from all the QA users that point to its test counter,</text:span></text:p>
        </text:list-item>
        <text:list-item>
          <text:p text:style-name="P87"><text:span text:style-name="T2">to have the QA installed (at least the tools) and have defined in his startup script (</text:span><text:span text:style-name="code_20_Char_20_Char">.cshrc</text:span><text:span text:style-name="T2"> or other) the </text:span><text:span text:style-name="code_20_Char_20_Char">QA_TOOLS</text:span><text:span text:style-name="T2"> and </text:span><text:span text:style-name="code_20_Char_20_Char">NEW_QA_ROOT</text:span><text:span text:style-name="T2"> variables.</text:span></text:p>
        </text:list-item>
      </text:list>
      <text:list xml:id="list183025476172163" text:continue-list="list183027247098201" text:style-name="WWNum1">
        <text:list-item>
          <text:list>
            <text:list-item>
              <text:list>
                <text:list-item>
                  <text:list>
                    <text:list-item>
                      <text:h text:style-name="P63" text:outline-level="4"><text:bookmark-start text:name="_Toc69120088"/><text:soft-page-break/><text:span text:style-name="T2">Shared data</text:span><text:bookmark-end text:name="_Toc69120088"/></text:h>
                    </text:list-item>
                  </text:list>
                </text:list-item>
              </text:list>
            </text:list-item>
          </text:list>
        </text:list-item>
      </text:list>
      <text:p text:style-name="P30"><text:span text:style-name="T2">A shared location is needed for distributed tests to store the input and output data. This directory must contain the following directories:</text:span></text:p>
      <text:p text:style-name="P137"/>
      <text:p text:style-name="P137">allapp_reports</text:p>
      <text:p text:style-name="P137">compilers</text:p>
      <text:p text:style-name="P132">traces</text:p>
      <text:p text:style-name="P132">archives</text:p>
      <text:p text:style-name="P132">tmp</text:p>
      <text:p text:style-name="P132"/>
      <text:p text:style-name="P3"/>
      <text:list xml:id="list183025545777858" text:continue-numbering="true" text:style-name="WWNum1">
        <text:list-item>
          <text:list>
            <text:list-item>
              <text:list>
                <text:list-item>
                  <text:list>
                    <text:list-item>
                      <text:list>
                        <text:list-item>
                          <text:h text:style-name="P58" text:outline-level="5">Unix workstation</text:h>
                        </text:list-item>
                      </text:list>
                    </text:list-item>
                  </text:list>
                </text:list-item>
              </text:list>
            </text:list-item>
          </text:list>
        </text:list-item>
      </text:list>
      <text:p text:style-name="P1"><text:span text:style-name="T2">The shared inputs and outputs for distributed tests can be stored in a directory readable by all the Unix workstations running these distributed tests. For example with the following file server the </text:span><text:span text:style-name="T26">/net/maxtor/nfs/qatools/share</text:span><text:span text:style-name="T2"> path can be the </text:span><text:span text:style-name="T26">-shareddir</text:span><text:span text:style-name="T2"> parameter value of the </text:span><text:span text:style-name="T26">validation.csh</text:span><text:span text:style-name="T2"> script:</text:span></text:p>
      <text:p text:style-name="P132"/>
      <text:p text:style-name="P132">&gt; ls -1 -d /net/maxtor/nfs/qatools/share/*</text:p>
      <text:p text:style-name="P132">/net/maxtor/nfs/qatools/share/allapp_reports</text:p>
      <text:p text:style-name="P132">/net/maxtor/nfs/qatools/share/compilers</text:p>
      <text:p text:style-name="P132">/net/maxtor/nfs/qatools/share/traces</text:p>
      <text:p text:style-name="P132">/net/maxtor/nfs/qatools/share/archives</text:p>
      <text:p text:style-name="P132">/net/maxtor/nfs/qatools/share/tmp</text:p>
      <text:p text:style-name="P132"/>
      <text:p text:style-name="P3"/>
      <text:list xml:id="list183026328659865" text:continue-numbering="true" text:style-name="WWNum1">
        <text:list-item>
          <text:list>
            <text:list-item>
              <text:list>
                <text:list-item>
                  <text:list>
                    <text:list-item>
                      <text:list>
                        <text:list-item>
                          <text:h text:style-name="P58" text:outline-level="5"><text:soft-page-break/>Windows with Cygwin</text:h>
                          <text:list>
                            <text:list-item>
                              <text:h text:style-name="P65" text:outline-level="6"><text:span text:style-name="T2">Windows remote folder</text:span></text:h>
                            </text:list-item>
                          </text:list>
                        </text:list-item>
                      </text:list>
                    </text:list-item>
                  </text:list>
                </text:list-item>
              </text:list>
            </text:list-item>
          </text:list>
        </text:list-item>
      </text:list>
      <text:p text:style-name="P30"><text:span text:style-name="T2">For example with the previous file server the </text:span><text:span text:style-name="T26">//maxtor/nfs/qatools/share</text:span><text:span text:style-name="T2"> directory can be the </text:span><text:span text:style-name="code_20_Char_20_Char">-shareddir</text:span><text:span text:style-name="T2"> parameter of the </text:span><text:span text:style-name="T26">validation.csh</text:span><text:span text:style-name="T2"> script:</text:span></text:p>
      <text:p text:style-name="P132"/>
      <text:p text:style-name="P137">&gt;dir //maxtor/nfs/qatools/share/*</text:p>
      <text:p text:style-name="P137">allapp_reports</text:p>
      <text:p text:style-name="P137">compilers</text:p>
      <text:p text:style-name="P132">traces</text:p>
      <text:p text:style-name="P132">archives</text:p>
      <text:p text:style-name="P132">tmp</text:p>
      <text:p text:style-name="P132"/>
      <text:p text:style-name="P3"/>
      <text:list xml:id="list183025967500134" text:continue-numbering="true" text:style-name="WWNum1">
        <text:list-item>
          <text:list>
            <text:list-item>
              <text:list>
                <text:list-item>
                  <text:list>
                    <text:list-item>
                      <text:list>
                        <text:list-item>
                          <text:list>
                            <text:list-item>
                              <text:h text:style-name="P67" text:outline-level="6"><text:span text:style-name="T2">Windows mounted drive</text:span></text:h>
                            </text:list-item>
                          </text:list>
                        </text:list-item>
                      </text:list>
                    </text:list-item>
                  </text:list>
                </text:list-item>
              </text:list>
            </text:list-item>
          </text:list>
        </text:list-item>
      </text:list>
      <text:p text:style-name="P30"><text:span text:style-name="T2">As the Windows PC can mount external drives and directories as a new local drive, mounting the </text:span><text:span text:style-name="T26">//maxtor/nfs/qatools/share</text:span><text:span text:style-name="T2"> as the </text:span><text:span text:style-name="T26">Z</text:span><text:span text:style-name="T2"> drive would enable the </text:span><text:span text:style-name="T26">Z</text:span><text:span text:style-name="T2"> drive to be the </text:span><text:span text:style-name="code_20_Char_20_Char">‑shareddrive</text:span><text:span text:style-name="T2"> parameter of the </text:span><text:span text:style-name="T26">validation.csh</text:span><text:span text:style-name="T2"> script.</text:span></text:p>
      <text:list xml:id="list183026722610031" text:continue-numbering="true" text:style-name="WWNum1">
        <text:list-item>
          <text:list>
            <text:list-item>
              <text:list>
                <text:list-item>
                  <text:list>
                    <text:list-item>
                      <text:list>
                        <text:list-item>
                          <text:list>
                            <text:list-item>
                              <text:h text:style-name="P66" text:outline-level="6"><text:span text:style-name="T2">Windows mounted drive and Cygwin</text:span></text:h>
                            </text:list-item>
                          </text:list>
                        </text:list-item>
                      </text:list>
                    </text:list-item>
                  </text:list>
                </text:list-item>
              </text:list>
            </text:list-item>
          </text:list>
        </text:list-item>
      </text:list>
      <text:p text:style-name="P1"><text:span text:style-name="T2">The previous mounted drive can be viewed as a directory with Cygwin and the /cygdrive/z can be the </text:span><text:span text:style-name="code_20_Char_20_Char4_20_Char">-shareddir</text:span><text:span text:style-name="T2"> parameter of the </text:span><text:span text:style-name="T26">validation.csh</text:span><text:span text:style-name="T2"> script.</text:span></text:p>
      <text:list xml:id="list183026524171809" text:continue-numbering="true" text:style-name="WWNum1">
        <text:list-item>
          <text:list>
            <text:list-item>
              <text:list>
                <text:list-item>
                  <text:h text:style-name="P59" text:outline-level="3"><text:bookmark-start text:name="_Toc69120089"/><text:span text:style-name="T2">Simulators and boards</text:span><text:bookmark-end text:name="_Toc69120089"/></text:h>
                  <text:list>
                    <text:list-item>
                      <text:h text:style-name="P61" text:outline-level="4"><text:bookmark-start text:name="_Toc69120090"/><text:span text:style-name="T2">Native</text:span><text:bookmark-end text:name="_Toc69120090"/></text:h>
                    </text:list-item>
                  </text:list>
                </text:list-item>
              </text:list>
            </text:list-item>
          </text:list>
        </text:list-item>
      </text:list>
      <text:p text:style-name="P1"><text:span text:style-name="T2">No simulator is needed as this is the native code of the running computer that is generated (no cross-compilation). As penalty, neither tool nor method is provided to get the cycles count.</text:span></text:p>
      <text:list xml:id="list183025466377711" text:continue-numbering="true" text:style-name="WWNum1">
        <text:list-item>
          <text:list>
            <text:list-item>
              <text:list>
                <text:list-item>
                  <text:list>
                    <text:list-item>
                      <text:h text:style-name="P61" text:outline-level="4"><text:bookmark-start text:name="_Toc69120091"/><text:span text:style-name="T2">StarCore</text:span><text:bookmark-end text:name="_Toc69120091"/></text:h>
                      <text:list>
                        <text:list-item>
                          <text:h text:style-name="P58" text:outline-level="5"><text:span text:style-name="code_20_Char_20_Char">runsc100</text:span> and <text:span text:style-name="code_20_Char_20_Char">sc100-sim</text:span></text:h>
                        </text:list-item>
                      </text:list>
                    </text:list-item>
                  </text:list>
                </text:list-item>
              </text:list>
            </text:list-item>
          </text:list>
        </text:list-item>
      </text:list>
      <text:p text:style-name="P1"><text:span text:style-name="T2">The </text:span><text:span text:style-name="code_20_Char_20_Char">runsc100</text:span><text:span text:style-name="T2"> and the </text:span><text:span text:style-name="code_20_Char_20_Char">sc100-sim</text:span><text:span text:style-name="T2"> simulators only need to be reachable (their access path must be included in the PATH environment variable).</text:span></text:p>
      <text:list xml:id="list183025705871705" text:continue-numbering="true" text:style-name="WWNum1">
        <text:list-item>
          <text:list>
            <text:list-item>
              <text:list>
                <text:list-item>
                  <text:list>
                    <text:list-item>
                      <text:list>
                        <text:list-item>
                          <text:h text:style-name="P58" text:outline-level="5"><text:soft-page-break/>Board launcher</text:h>
                        </text:list-item>
                      </text:list>
                    </text:list-item>
                  </text:list>
                </text:list-item>
              </text:list>
            </text:list-item>
          </text:list>
        </text:list-item>
      </text:list>
      <text:p text:style-name="P1"><text:span text:style-name="T2">The </text:span><text:span text:style-name="code_20_Char_20_Char">runccs</text:span><text:span text:style-name="T2"> tool is an application that allows running StarCore code on a board as the CW IDE does: like the CW IDE, </text:span><text:span text:style-name="code_20_Char_20_Char">runccs</text:span><text:span text:style-name="T2"> is a client of the command converter server CCS (and this can be remotely). But contrary to the IDE, </text:span><text:span text:style-name="code_20_Char_20_Char">runccs</text:span><text:span text:style-name="T2"> is scriptable and can load and run StarCore code on a board from a command line.</text:span></text:p>
      <text:p text:style-name="P1"><text:span text:style-name="T2">The </text:span><text:span text:style-name="code_20_Char_20_Char">runccs</text:span><text:span text:style-name="T2"> application provides </text:span><text:span text:style-name="code_20_Char_20_Char">Elf</text:span><text:span text:style-name="T2"> file loading, launching and cycles tracing services (locally or remotely). It was written using the CCSAPI, starting from the C source code of the </text:span><text:span text:style-name="code_20_Char_20_Char">HiprofSCTB</text:span><text:span text:style-name="T2"> profiler.</text:span></text:p>
      <text:p text:style-name="P1"><text:span text:style-name="T2">Function calls are passed across </text:span><text:span text:style-name="code_20_Char_20_Char">TCP/IP</text:span><text:span text:style-name="T2"> to a stand-alone server application (</text:span><text:span text:style-name="code_20_Char_20_Char">CCS</text:span><text:span text:style-name="T2">), which interprets the commands, performs the requested operation on the hardware and returns the results to </text:span><text:span text:style-name="code_20_Char_20_Char">runccs</text:span><text:span text:style-name="T2"> via CCSAPI again. </text:span></text:p>
      <text:p text:style-name="P1"><text:span text:style-name="T2">The </text:span><text:span text:style-name="code_20_Char_20_Char">runccs</text:span><text:span text:style-name="T2"> and </text:span><text:span text:style-name="code_20_Char_20_Char">CCS</text:span><text:span text:style-name="T2"> may execute on separate machines (which may be different platforms but the current </text:span><text:span text:style-name="code_20_Char_20_Char">runccs</text:span><text:span text:style-name="T2"> launcher runs only on Windows PCs) connected via a </text:span><text:span text:style-name="code_20_Char_20_Char">TCP/IP</text:span><text:span text:style-name="T2"> network.</text:span></text:p>
      <text:p text:style-name="P1"><text:span text:style-name="T2">For the detailed running procedure you must refer to § </text:span><text:span text:style-name="T2"><text:bookmark-ref text:reference-format="number" text:ref-name="_Ref65575269">9.14</text:bookmark-ref></text:span><text:span text:style-name="T2"> “</text:span><text:span text:style-name="T2"><text:bookmark-ref text:reference-format="text" text:ref-name="_Ref65575272">Board launcher</text:bookmark-ref></text:span><text:span text:style-name="T2">”.</text:span></text:p>
      <text:list xml:id="list183025665143721" text:continue-numbering="true" text:style-name="WWNum1">
        <text:list-item>
          <text:list>
            <text:list-item>
              <text:list>
                <text:list-item>
                  <text:list>
                    <text:list-item>
                      <text:list>
                        <text:list-item>
                          <text:list>
                            <text:list-item>
                              <text:h text:style-name="P66" text:outline-level="6">Prerequisites</text:h>
                              <text:list>
                                <text:list-item>
                                  <text:h text:style-name="P68" text:outline-level="7"><text:span text:style-name="T2">System supported</text:span></text:h>
                                </text:list-item>
                              </text:list>
                            </text:list-item>
                          </text:list>
                        </text:list-item>
                      </text:list>
                    </text:list-item>
                  </text:list>
                </text:list-item>
              </text:list>
            </text:list-item>
          </text:list>
        </text:list-item>
      </text:list>
      <text:p text:style-name="P1"><text:span text:style-name="T2">Current </text:span><text:span text:style-name="code_20_Char_20_Char">runccs</text:span><text:span text:style-name="T2"> is compiled on Windows 2000 PC with Visual C Studio and may supports Windows 98, Windows NT4, Windows 2000 as the </text:span><text:span text:style-name="code_20_Char_20_Char">CCSAPI</text:span><text:span text:style-name="T2"> does. It does not support Solaris 2.6-2.8 yet. </text:span></text:p>
      <text:p text:style-name="P1"><text:span text:style-name="T2">Debugging hardware supported (</text:span><text:span text:style-name="code_20_Char_20_Char">CCS</text:span><text:span text:style-name="T2"> command converter server) varies depending on the platform and Operating System (e.g. WinNT does not support </text:span><text:span text:style-name="code_20_Char_20_Char">USB</text:span><text:span text:style-name="T2">, Solaris does not support parallel).</text:span></text:p>
      <text:list xml:id="list183025750607160" text:continue-numbering="true" text:style-name="WWNum1">
        <text:list-item>
          <text:list>
            <text:list-item>
              <text:list>
                <text:list-item>
                  <text:list>
                    <text:list-item>
                      <text:list>
                        <text:list-item>
                          <text:list>
                            <text:list-item>
                              <text:list>
                                <text:list-item>
                                  <text:h text:style-name="P68" text:outline-level="7"><text:span text:style-name="code_20_Char_20_Char">Runccs</text:span><text:span text:style-name="T2"> and </text:span><text:span text:style-name="code_20_Char_20_Char">CCS</text:span><text:span text:style-name="T2"> versions compatibilities</text:span></text:h>
                                </text:list-item>
                              </text:list>
                            </text:list-item>
                          </text:list>
                        </text:list-item>
                      </text:list>
                    </text:list-item>
                  </text:list>
                </text:list-item>
              </text:list>
            </text:list-item>
          </text:list>
        </text:list-item>
      </text:list>
      <text:p text:style-name="P1"><text:span text:style-name="T2">The version of </text:span><text:span text:style-name="code_20_Char_20_Char">CCS</text:span><text:span text:style-name="T2"> consists of a major and minor version number. The minor number is incremented whenever there is a bug fix to the </text:span><text:span text:style-name="code_20_Char_20_Char">CCS</text:span><text:span text:style-name="T2"> core program, or to </text:span><text:span text:style-name="code_20_Char_20_Char">CCSAPI</text:span><text:span text:style-name="T2">. The major number is incremented whenever the interface (</text:span><text:span text:style-name="code_20_Char_20_Char">CCSAPI</text:span><text:span text:style-name="T2">) changes. Generally, older versions of </text:span><text:span text:style-name="code_20_Char_20_Char">CCSAPI</text:span><text:span text:style-name="T2"> are compatible with newer versions of </text:span><text:span text:style-name="code_20_Char_20_Char">CCS</text:span><text:span text:style-name="T2">; however newer versions of </text:span><text:span text:style-name="code_20_Char_20_Char">CCSAPI</text:span><text:span text:style-name="T2"> may not be compatible with older versions of </text:span><text:span text:style-name="code_20_Char_20_Char">CCS</text:span><text:span text:style-name="T2">. The directory of the QA tools hierarchy that contains the </text:span><text:span text:style-name="code_20_Char_20_Char">runccs</text:span><text:span text:style-name="T2"> client application also contains a </text:span><text:span text:style-name="code_20_Char_20_Char">CCS</text:span><text:span text:style-name="T2"> server application.</text:span></text:p>
      <text:p text:style-name="P1"><text:span text:style-name="T2">The version on the </text:span><text:span text:style-name="code_20_Char_20_Char">CCSAPI</text:span><text:span text:style-name="T2"> documentation (Adobe </text:span><text:span text:style-name="code_20_Char_20_Char">pdf</text:span><text:span text:style-name="T2"> documentation) is of the </text:span><text:span text:style-name="code_20_Char_20_Char">major.minor.revision</text:span><text:span text:style-name="T2"> form and reflects the version of </text:span><text:span text:style-name="code_20_Char_20_Char">CCSAPI</text:span><text:span text:style-name="T2"> that it is written to describe (</text:span><text:span text:style-name="code_20_Char_20_Char">major.minor</text:span><text:span text:style-name="T2">) and the iteration (revision) of this document for the current version of </text:span><text:span text:style-name="code_20_Char_20_Char">CCSAPI</text:span><text:span text:style-name="T2">.</text:span></text:p>
      <text:p text:style-name="P3"/>
      <text:list xml:id="list183026878284200" text:continue-numbering="true" text:style-name="WWNum1">
        <text:list-item>
          <text:list>
            <text:list-item>
              <text:list>
                <text:list-item>
                  <text:list>
                    <text:list-item>
                      <text:list>
                        <text:list-item>
                          <text:list>
                            <text:list-item>
                              <text:h text:style-name="P66" text:outline-level="6">Installation.</text:h>
                              <text:list>
                                <text:list-item>
                                  <text:h text:style-name="P68" text:outline-level="7"><text:span text:style-name="T2">Launcher side.</text:span></text:h>
                                </text:list-item>
                              </text:list>
                            </text:list-item>
                          </text:list>
                        </text:list-item>
                      </text:list>
                    </text:list-item>
                  </text:list>
                </text:list-item>
              </text:list>
            </text:list-item>
          </text:list>
        </text:list-item>
      </text:list>
      <text:p text:style-name="P1"><text:soft-page-break/><text:span text:style-name="T2">The installation is automatically made using the QA update tools (</text:span><text:span text:style-name="code_20_Char_20_Char">qa_stat.csh</text:span><text:span text:style-name="T2"> and </text:span><text:span text:style-name="code_20_Char_20_Char">update_my_qa_now.csh</text:span><text:span text:style-name="T2">).</text:span></text:p>
      <text:p text:style-name="P1"><text:span text:style-name="T2">A tar file to expand in </text:span><text:span text:style-name="code_20_Char_20_Char">$QA_TOOLS</text:span><text:span text:style-name="T2"> could be provided for a QA environment that cannot be managed with the QA update tools.</text:span></text:p>
      <text:p text:style-name="P1"><text:span text:style-name="T2">Don't forget to execute the </text:span><text:span text:style-name="code_20_Char_20_Char">rehash</text:span><text:span text:style-name="T2"> command (in </text:span><text:span text:style-name="code_20_Char_20_Char">tcsh</text:span><text:span text:style-name="T2"> shell) or to launch a new shell once the update is made to allow the shell to recognize the new </text:span><text:span text:style-name="code_20_Char_20_Char">runccs</text:span><text:span text:style-name="T2"> command in its PATH system variable (for example: </text:span><text:span text:style-name="code_20_Char_20_Char">$QA_TOOLS</text:span><text:span text:style-name="T2"> is already in the </text:span><text:span text:style-name="code_20_Char_20_Char">PATH</text:span><text:span text:style-name="T2"> variable and </text:span><text:span text:style-name="code_20_Char_20_Char">$QA_TOOLS/runccs.exe</text:span><text:span text:style-name="T2"> points to </text:span><text:span text:style-name="code_20_Char_20_Char">$QA_TOOLS/simulators/ccs/bin/runccs.exe</text:span><text:span text:style-name="T2">).</text:span></text:p>
      <text:list xml:id="list183025856929045" text:continue-numbering="true" text:style-name="WWNum1">
        <text:list-item>
          <text:list>
            <text:list-item>
              <text:list>
                <text:list-item>
                  <text:list>
                    <text:list-item>
                      <text:list>
                        <text:list-item>
                          <text:list>
                            <text:list-item>
                              <text:list>
                                <text:list-item>
                                  <text:h text:style-name="P69" text:outline-level="7"><text:span text:style-name="T2">Board side.</text:span></text:h>
                                </text:list-item>
                              </text:list>
                            </text:list-item>
                          </text:list>
                        </text:list-item>
                      </text:list>
                    </text:list-item>
                  </text:list>
                </text:list-item>
              </text:list>
            </text:list-item>
          </text:list>
        </text:list-item>
      </text:list>
      <text:p text:style-name="P1"><text:span text:style-name="T2">The </text:span><text:span text:style-name="code_20_Char_20_Char">CCS</text:span><text:span text:style-name="T2"> command converter is included in the Codewarrior for StarCore C compiler standard </text:span><text:span text:style-name="code_20_Char_20_Char">setup</text:span><text:span text:style-name="T2">. In case of versions incompatibilities, use the </text:span><text:span text:style-name="code_20_Char_20_Char">CCS</text:span><text:span text:style-name="T2"> provided with the QA update in </text:span><text:span text:style-name="code_20_Char_20_Char">$QA_TOOLS/simulators/ccs/bin/</text:span><text:span text:style-name="T2">. </text:span></text:p>
      <text:list xml:id="list183026132940639" text:continue-numbering="true" text:style-name="WWNum1">
        <text:list-item>
          <text:list>
            <text:list-item>
              <text:list>
                <text:list-item>
                  <text:list>
                    <text:list-item>
                      <text:list>
                        <text:list-item>
                          <text:list>
                            <text:list-item>
                              <text:h text:style-name="P66" text:outline-level="6">Configuration</text:h>
                              <text:list>
                                <text:list-item>
                                  <text:h text:style-name="P68" text:outline-level="7"><text:span text:style-name="T2">Launcher side.</text:span></text:h>
                                </text:list-item>
                              </text:list>
                            </text:list-item>
                          </text:list>
                        </text:list-item>
                      </text:list>
                    </text:list-item>
                  </text:list>
                </text:list-item>
              </text:list>
            </text:list-item>
          </text:list>
        </text:list-item>
      </text:list>
      <text:p text:style-name="P30"><text:span text:style-name="T2">The </text:span><text:span text:style-name="code_20_Char_20_Char">runccs</text:span><text:span text:style-name="T2"> launcher uses two initialization files: one board initialization file and one system configuration files. When no launching parameter tells which initialization file to use (</text:span><text:span text:style-name="code_20_Char_20_Char">‑i &lt;init_file&gt;</text:span><text:span text:style-name="T2"> and </text:span><text:span text:style-name="code_20_Char_20_Char">‑c &lt;config_file&gt;</text:span><text:span text:style-name="T2">), the following files are used instead:</text:span></text:p>
      <text:p text:style-name="P132"/>
      <text:p text:style-name="P132">$QA_TOOLS/simulators/ccs/src/8101_Initialization.cfg</text:p>
      <text:p text:style-name="P132">$QA_TOOLS/simulators/ccs/src/syscfg.txt</text:p>
      <text:p text:style-name="P132"/>
      <text:p text:style-name="P3"/>
      <text:p text:style-name="P30"><text:span text:style-name="T2">The default initialization file comes from the </text:span><text:span text:style-name="code_20_Char_20_Char">HiprofSCTB</text:span><text:span text:style-name="T2"> profiler. It contains initialization data to upload on the board. An empty initialization file it is also provided:</text:span></text:p>
      <text:p text:style-name="P132"/>
      <text:p text:style-name="P132">8101_Initialization_empty.cfg</text:p>
      <text:p text:style-name="P132"/>
      <text:p text:style-name="P3"/>
      <text:p text:style-name="P30"><text:soft-page-break/><text:span text:style-name="T2">The </text:span><text:span text:style-name="code_20_Char_20_Char">syscfg.txt</text:span><text:span text:style-name="T2"> configuration file contains the list of a pool of </text:span><text:span text:style-name="code_20_Char_20_Char">CCS</text:span><text:span text:style-name="T2"> command converter definitions. For example:</text:span></text:p>
      <text:p text:style-name="P132"/>
      <text:p text:style-name="P132">IPADDR 10.161.188.15</text:p>
      <text:p text:style-name="P132">PORT 41475</text:p>
      <text:p text:style-name="P132">TOUT 30</text:p>
      <text:p text:style-name="P132"/>
      <text:p text:style-name="P132">IPADDR 10.161.188.15</text:p>
      <text:p text:style-name="P132">TOUT 60</text:p>
      <text:p text:style-name="P132"/>
      <text:p text:style-name="P1"><text:span text:style-name="T2">The </text:span><text:span text:style-name="code_20_Char_20_Char">IPADDR</text:span><text:span text:style-name="T2"> field gives the </text:span><text:span text:style-name="code_20_Char_20_Char">IP</text:span><text:span text:style-name="T2"> address of the computer running </text:span><text:span text:style-name="code_20_Char_20_Char">CCS</text:span><text:span text:style-name="T2">. The </text:span><text:span text:style-name="code_20_Char_20_Char">PORT</text:span><text:span text:style-name="T2"> field gives the port number used by the </text:span><text:span text:style-name="code_20_Char_20_Char">CCS</text:span><text:span text:style-name="T2"> command converter (c.f. next paragraph).</text:span></text:p>
      <text:p text:style-name="P1"><text:span text:style-name="T2">When no port is given, the port number 41475 is used instead. When no timeout is given, a timeout of 15 seconds is used instead.</text:span></text:p>
      <text:p text:style-name="P1"><text:span text:style-name="T2">In the previous example, the same </text:span><text:span text:style-name="code_20_Char_20_Char">CCS</text:span><text:span text:style-name="T2"> command converter is defined twice but with two different values for the timeout. A first connection to the </text:span><text:span text:style-name="code_20_Char_20_Char">CCS</text:span><text:span text:style-name="T2"> that fails will be followed by a second attempt with the second timeout value.</text:span></text:p>
      <text:list xml:id="list183025575964979" text:continue-numbering="true" text:style-name="WWNum1">
        <text:list-item>
          <text:list>
            <text:list-item>
              <text:list>
                <text:list-item>
                  <text:list>
                    <text:list-item>
                      <text:list>
                        <text:list-item>
                          <text:list>
                            <text:list-item>
                              <text:list>
                                <text:list-item>
                                  <text:h text:style-name="P68" text:outline-level="7"><text:span text:style-name="T2">Board side.</text:span></text:h>
                                </text:list-item>
                              </text:list>
                            </text:list-item>
                          </text:list>
                        </text:list-item>
                      </text:list>
                    </text:list-item>
                  </text:list>
                </text:list-item>
              </text:list>
            </text:list-item>
          </text:list>
        </text:list-item>
      </text:list>
      <text:p text:style-name="P1"><text:span text:style-name="T2">The </text:span><text:span text:style-name="code_20_Char_20_Char">CCS</text:span><text:span text:style-name="T2"> command converter loads the </text:span><text:span text:style-name="code_20_Char_20_Char">ccs.cfg</text:span><text:span text:style-name="T2"> file located at the same place it is stored.</text:span></text:p>
      <text:p text:style-name="P30"><text:span text:style-name="T2">In case of using the </text:span><text:span text:style-name="code_20_Char_20_Char">CCS</text:span><text:span text:style-name="T2"> command converter provided in the </text:span><text:span text:style-name="code_20_Char_20_Char">runccs</text:span><text:span text:style-name="T2"> update package (if version of the installed one is not compatible with </text:span><text:span text:style-name="code_20_Char_20_Char">runccs</text:span><text:span text:style-name="T2">), this file is:</text:span></text:p>
      <text:p text:style-name="P132"/>
      <text:p text:style-name="P132">$QA_TOOLS/simulators/ccs/bin/ccs.cfg </text:p>
      <text:p text:style-name="P132"/>
      <text:p text:style-name="P3"/>
      <text:p text:style-name="P30"><text:soft-page-break/><text:span text:style-name="T2">This file must contain the following line to avoid concurrent access to </text:span><text:span text:style-name="code_20_Char_20_Char">CCS</text:span><text:span text:style-name="T2"> from multiple launchers:</text:span></text:p>
      <text:p text:style-name="P132"/>
      <text:p text:style-name="P132">config client one</text:p>
      <text:p text:style-name="P132"/>
      <text:p text:style-name="P1"><text:span text:style-name="T2">Else a second client can break a current </text:span><text:span text:style-name="code_20_Char_20_Char">Elf</text:span><text:span text:style-name="T2"> file execution. We strongly recommend setting this line in the </text:span><text:span text:style-name="code_20_Char_20_Char">ccs.cfg</text:span><text:span text:style-name="T2"> file that is read if you use another </text:span><text:span text:style-name="code_20_Char_20_Char">CCS</text:span><text:span text:style-name="T2"> command converter server than the one in </text:span><text:span text:style-name="code_20_Char_20_Char">$QA_TOOLS/simulators/ccs/bin</text:span><text:span text:style-name="T2"> and if your board is used by multiple users.</text:span></text:p>
      <text:p text:style-name="P30"><text:span text:style-name="T2">The port number is given by:</text:span></text:p>
      <text:p text:style-name="P132"/>
      <text:p text:style-name="P132">config port 41475</text:p>
      <text:p text:style-name="P132"/>
      <text:p text:style-name="P3"/>
      <text:list xml:id="list183026588818305" text:continue-numbering="true" text:style-name="WWNum1">
        <text:list-item>
          <text:list>
            <text:list-item>
              <text:list>
                <text:list-item>
                  <text:list>
                    <text:list-item>
                      <text:h text:style-name="P61" text:outline-level="4"><text:bookmark-start text:name="_Toc69120092"/><text:bookmark-start text:name="_Ref58177948"/><text:span text:style-name="T2">ARM</text:span><text:bookmark-end text:name="_Toc69120092"/><text:bookmark-end text:name="_Ref58177948"/></text:h>
                    </text:list-item>
                  </text:list>
                </text:list-item>
              </text:list>
            </text:list-item>
          </text:list>
        </text:list-item>
      </text:list>
      <text:p text:style-name="P1"><text:span text:style-name="T2">The simulator installation is let to the responsibility of the user.</text:span></text:p>
      <text:list xml:id="list183027391495262" text:continue-numbering="true" text:style-name="WWNum1">
        <text:list-item>
          <text:list>
            <text:list-item>
              <text:list>
                <text:list-item>
                  <text:list>
                    <text:list-item>
                      <text:list>
                        <text:list-item>
                          <text:h text:style-name="P58" text:outline-level="5">Environment definition</text:h>
                          <text:list>
                            <text:list-item>
                              <text:h text:style-name="P66" text:outline-level="6"><text:span text:style-name="T2">AXD simulator side</text:span></text:h>
                            </text:list-item>
                          </text:list>
                        </text:list-item>
                      </text:list>
                    </text:list-item>
                  </text:list>
                </text:list-item>
              </text:list>
            </text:list-item>
          </text:list>
        </text:list-item>
      </text:list>
      <text:p text:style-name="P1"><text:span text:style-name="T2">The PATH environment variable must contain the path to access to </text:span><text:span text:style-name="code_20_Char_20_Char">axd</text:span><text:span text:style-name="T2">.</text:span></text:p>
      <text:p text:style-name="P1"><text:span text:style-name="T2">The ARMCONF variable must be set so that </text:span><text:span text:style-name="code_20_Char_20_Char">axd</text:span><text:span text:style-name="T2"> can access to its data (replace the string between " " by the directory where </text:span><text:span text:style-name="code_20_Char_20_Char4_20_Char">axd</text:span><text:span text:style-name="T2"> is stored):</text:span></text:p>
      <text:p text:style-name="P132"/>
      <text:p text:style-name="P132">setenv ARMCONF `cygpath --mixed "/cygdrive/v/qatools/ARM/ADSARM/Bin"`</text:p>
      <text:p text:style-name="P132"/>
      <text:p text:style-name="P1"><text:span text:style-name="T2">or</text:span></text:p>
      <text:p text:style-name="P132"/>
      <text:p text:style-name="P132">setenv ARMCONF "V:/qatools/ARM/ADSARM/Bin"</text:p>
      <text:p text:style-name="P132"/>
      <text:p text:style-name="P1"><text:span text:style-name="T2">Modify your startup shell file (</text:span><text:span text:style-name="code_20_Char_20_Char4_20_Char">.cshrc</text:span><text:span text:style-name="T2"> or </text:span><text:span text:style-name="code_20_Char_20_Char4_20_Char">.profile</text:span><text:span text:style-name="T2">) so that this variable is valued when launching the tests.</text:span></text:p>
      <text:list xml:id="list183026524692992" text:continue-numbering="true" text:style-name="WWNum1">
        <text:list-item>
          <text:list>
            <text:list-item>
              <text:list>
                <text:list-item>
                  <text:list>
                    <text:list-item>
                      <text:list>
                        <text:list-item>
                          <text:list>
                            <text:list-item>
                              <text:h text:style-name="P66" text:outline-level="6"><text:span text:style-name="T2">License manager side</text:span></text:h>
                            </text:list-item>
                          </text:list>
                        </text:list-item>
                      </text:list>
                    </text:list-item>
                  </text:list>
                </text:list-item>
              </text:list>
            </text:list-item>
          </text:list>
        </text:list-item>
      </text:list>
      <text:p text:style-name="P1"><text:soft-page-break/><text:span text:style-name="T2">The </text:span><text:span text:style-name="code_20_Char_20_Char4_20_Char">PATH</text:span><text:span text:style-name="T2"> and </text:span><text:span text:style-name="code_20_Char_20_Char4_20_Char">LM_LICENSE_FILE</text:span><text:span text:style-name="T2"> environment variables need to be set to access to DLLs by the license manager for the </text:span><text:span text:style-name="code_20_Char_20_Char4_20_Char">mwccarm</text:span><text:span text:style-name="T2"> and </text:span><text:span text:style-name="code_20_Char_20_Char4_20_Char">amrcc</text:span><text:span text:style-name="T2"> compilers (the </text:span><text:span text:style-name="code_20_Char_20_Char4_20_Char">lmutil.exe</text:span><text:span text:style-name="T2"> tool path must be included in the </text:span><text:span text:style-name="code_20_Char_20_Char4_20_Char">PATH</text:span><text:span text:style-name="T2"> variable):</text:span></text:p>
      <text:p text:style-name="P138"/>
      <text:p text:style-name="P138">setenv PATH <text:s text:c="10"/>"${PATH}:/cygdrive/v/qatools/ARM/ADSARM/Bin"</text:p>
      <text:p text:style-name="P138">setenv <text:span text:style-name="T37">LM_LICENSE_FILE</text:span> <text:s/>`<text:span text:style-name="T37">cygpath --mixed "/cygdrive/v/qatools/ARM/ADSARM/License.dat</text:span>"`</text:p>
      <text:p text:style-name="P138"/>
      <text:p text:style-name="P3"/>
      <text:list xml:id="list183025892469649" text:continue-numbering="true" text:style-name="WWNum1">
        <text:list-item>
          <text:list>
            <text:list-item>
              <text:list>
                <text:list-item>
                  <text:list>
                    <text:list-item>
                      <text:list>
                        <text:list-item>
                          <text:list>
                            <text:list-item>
                              <text:h text:style-name="P66" text:outline-level="6"><text:span text:style-name="T2">Compiler side</text:span></text:h>
                            </text:list-item>
                          </text:list>
                        </text:list-item>
                      </text:list>
                    </text:list-item>
                  </text:list>
                </text:list-item>
              </text:list>
            </text:list-item>
          </text:list>
        </text:list-item>
      </text:list>
      <text:p text:style-name="P30"><text:span text:style-name="T2">The CWFOLDER must contain the root compiler directory. For example: </text:span></text:p>
      <text:p text:style-name="P132"/>
      <text:p text:style-name="P132">setenv CWFOLDER <text:s/>"/cygdrive/v/qatools/ARM/MWARM"</text:p>
      <text:p text:style-name="P137"/>
      <text:p text:style-name="P30"><text:span text:style-name="T2">or:</text:span></text:p>
      <text:p text:style-name="P132"/>
      <text:p text:style-name="P132">setenv CWFOLDER <text:s/>"/cygdrive/v/qatools/ARM/ADSARM"</text:p>
      <text:p text:style-name="P137"/>
      <text:list xml:id="list183026182769750" text:continue-numbering="true" text:style-name="WWNum1">
        <text:list-item>
          <text:list>
            <text:list-item>
              <text:list>
                <text:list-item>
                  <text:list>
                    <text:list-item>
                      <text:list>
                        <text:list-item>
                          <text:h text:style-name="P58" text:outline-level="5">Initialization</text:h>
                        </text:list-item>
                      </text:list>
                    </text:list-item>
                  </text:list>
                </text:list-item>
              </text:list>
            </text:list-item>
          </text:list>
        </text:list-item>
      </text:list>
      <text:p text:style-name="P1"><text:span text:style-name="T2">The </text:span><text:span text:style-name="code_20_Char_20_Char">axd</text:span><text:span text:style-name="T2"> simulator must be launched and configured one time before any use the </text:span><text:span text:style-name="code_20_Char_20_Char">run_axd_sim.pl</text:span><text:span text:style-name="T2"> launcher. The configuration must set the endianness (big) of the target used (the target will be automatically recognized by </text:span><text:span text:style-name="code_20_Char_20_Char">axd</text:span><text:span text:style-name="T2">).</text:span></text:p>
      <text:p text:style-name="P30"><text:span text:style-name="T2">Once the configuration is done, launch:</text:span></text:p>
      <text:p text:style-name="P132"/>
      <text:p text:style-name="P132">$QA_TOOLS/simulators/axd/init_default_ses.csh</text:p>
      <text:p text:style-name="P137"/>
      <text:p text:style-name="P1"><text:span text:style-name="T2">The OCX files are registered launching the </text:span><text:span text:style-name="code_20_Char_20_Char">register.bat</text:span><text:span text:style-name="T2"> script in the </text:span><text:span text:style-name="code_20_Char_20_Char">axd</text:span><text:span text:style-name="T2">'s Bin directory.</text:span></text:p>
      <text:list xml:id="list183026475683121" text:continue-numbering="true" text:style-name="WWNum1">
        <text:list-item>
          <text:list>
            <text:list-item>
              <text:list>
                <text:list-item>
                  <text:list>
                    <text:list-item>
                      <text:list>
                        <text:list-item>
                          <text:h text:style-name="P58" text:outline-level="5">Optional StarCore libraries use</text:h>
                        </text:list-item>
                      </text:list>
                    </text:list-item>
                  </text:list>
                </text:list-item>
              </text:list>
            </text:list-item>
          </text:list>
        </text:list-item>
      </text:list>
      <text:p text:style-name="P1"><text:span text:style-name="T2">The QA tests are provided with all needed source files. For codec applications that provide their own "basic op" functions, there is the possibility to use instead the StarCore prototype ones.</text:span></text:p>
      <text:p text:style-name="P1"><text:soft-page-break/><text:span text:style-name="T2">This is possible using the makefile macro definition "PROTO=NPR" (its default value is BASIC_OP). In this case you need to use:</text:span></text:p>
      <text:list xml:id="list183027475904125" text:continue-list="list183026769325693" text:style-name="WWNum59">
        <text:list-item>
          <text:p text:style-name="P87"><text:span text:style-name="T2">either a MW CodeWarrior for StarCore compiler installed,</text:span></text:p>
        </text:list-item>
        <text:list-item>
          <text:p text:style-name="P87"><text:span text:style-name="T2">or only some parts of the CodeWarrior for StarCore compiler that are stored in a place pointed by the SC100_HOME variable:</text:span></text:p>
        </text:list-item>
      </text:list>
      <text:list xml:id="list183027089493309" text:continue-list="list183025837191428" text:style-name="WWNum79">
        <text:list-item>
          <text:p text:style-name="P101"><text:span text:style-name="code_20_Char_20_Char">$SC100_HOME/src/host</text:span></text:p>
        </text:list-item>
        <text:list-item>
          <text:p text:style-name="P101"><text:span text:style-name="code_20_Char_20_Char">$SC100_HOME/include</text:span></text:p>
        </text:list-item>
      </text:list>
      <text:p text:style-name="P1"><text:span text:style-name="T2">If you want to use this feature, you must ensure the </text:span><text:span text:style-name="code_20_Char_20_Char">SC100_HOME</text:span><text:span text:style-name="T2"> variable will be correctly set (Windows environment variables or startup script).</text:span></text:p>
      <text:p text:style-name="P3"/>
      <text:list xml:id="list183025649838865" text:continue-list="list183026475683121" text:style-name="WWNum1">
        <text:list-item>
          <text:list>
            <text:list-item>
              <text:h text:style-name="P52" text:outline-level="2"><text:bookmark-start text:name="_Toc69120093"/><text:span text:style-name="T2">Test your QA installation</text:span><text:bookmark-end text:name="_Toc69120093"/></text:h>
            </text:list-item>
          </text:list>
        </text:list-item>
      </text:list>
      <text:p text:style-name="P30"><text:span text:style-name="T2">Set your </text:span><text:span text:style-name="T26">PATH</text:span><text:span text:style-name="T2"> variable so that the </text:span><text:span text:style-name="T26">scc</text:span><text:span text:style-name="T2"> compiler is found. You can verify it access by running:</text:span></text:p>
      <text:p text:style-name="P132"/>
      <text:p text:style-name="P132">versions.pl</text:p>
      <text:p text:style-name="P132"/>
      <text:p text:style-name="P3"/>
      <text:p text:style-name="P30"><text:span text:style-name="T2">Launch the </text:span><text:span text:style-name="T26">applis.scn</text:span><text:span text:style-name="T2"> scenario:</text:span></text:p>
      <text:p text:style-name="P132"/>
      <text:p text:style-name="P132">cd $NEW_QA_ROOT/runtest</text:p>
      <text:p text:style-name="P132">new_run_allapp.pl -v test scenarios/applis.scn</text:p>
      <text:p text:style-name="P132"/>
      <text:p text:style-name="P1"><text:span text:style-name="T2">If no error is reported the QA is operational.</text:span></text:p>
      <text:list xml:id="list183027482317718" text:continue-numbering="true" text:style-name="WWNum1">
        <text:list-item>
          <text:h text:style-name="P56" text:outline-level="1"><text:bookmark-start text:name="_Toc69120094"/>QA administration and advanced use<text:bookmark-end text:name="_Toc69120094"/></text:h>
          <text:list>
            <text:list-item>
              <text:h text:style-name="P51" text:outline-level="2"><text:bookmark-start text:name="_Ref59857024"/><text:bookmark-start text:name="_Ref59857020"/><text:bookmark-start text:name="_Toc69120095"/><text:span text:style-name="T2">Conventions and needs for QA test directories</text:span><text:bookmark-end text:name="_Ref59857024"/><text:bookmark-end text:name="_Ref59857020"/><text:bookmark-end text:name="_Toc69120095"/></text:h>
              <text:list>
                <text:list-item>
                  <text:h text:style-name="P59" text:outline-level="3"><text:bookmark-start text:name="_Ref58238241"/><text:bookmark-start text:name="_Ref58238238"/><text:bookmark-start text:name="_Toc69120096"/><text:span text:style-name="T2">QA structure reminder</text:span><text:bookmark-end text:name="_Ref58238241"/><text:bookmark-end text:name="_Ref58238238"/><text:bookmark-end text:name="_Toc69120096"/></text:h>
                </text:list-item>
              </text:list>
            </text:list-item>
          </text:list>
        </text:list-item>
      </text:list>
      <text:p text:style-name="P1"><draw:frame draw:style-name="fr6" text:anchor-type="char" svg:x="2.011cm" svg:y="1.27cm" svg:width="12.765cm" svg:height="9.052cm" draw:z-index="57"><draw:image xlink:href="Pictures/20000646000031EB000023739D2E93F32B766493.wmf" xlink:type="simple" xlink:show="embed" xlink:actuate="onLoad"/></draw:frame><text:span text:style-name="T2">The QA test directories are stored in the </text:span><text:span text:style-name="T26">$NEW_QA_ROOT</text:span><text:span text:style-name="T2"> directory. They are organized in a hierarchy beginning at $</text:span><text:span text:style-name="T26">NEW_QA_ROOT/runtest</text:span><text:span text:style-name="T2"> and classified as follows:</text:span></text:p>
      <text:h text:style-name="P160" text:outline-level="1"><text:bookmark-start text:name="_Ref535410526"/><text:bookmark-start text:name="_Ref535410520"/><text:bookmark-start text:name="_Toc69120264"/><text:bookmark-start text:name="_Toc535679952"/><text:span text:style-name="T12">Figure </text:span><text:span text:style-name="T13"><text:sequence text:ref-name="refFigure3" text:name="Figure" text:formula="ooow:Figure+1" style:num-format="1">4</text:sequence></text:span><text:span text:style-name="T12">: Hierarchy for test</text:span><text:bookmark-end text:name="_Ref535410526"/><text:bookmark-end text:name="_Toc69120264"/><text:bookmark-end text:name="_Toc535679952"/><text:span text:style-name="T12">s</text:span><text:bookmark-end text:name="_Ref535410520"/></text:h>
      <text:p text:style-name="P30"><text:span text:style-name="T2">A test directory within the </text:span><text:span text:style-name="code_20_Char_20_Char4_20_Char">runtest</text:span><text:span text:style-name="T2"> directory matches one of the patterns below: </text:span></text:p>
      <text:list xml:id="list183026812305525" text:continue-list="list183027475904125" text:style-name="WWNum59">
        <text:list-item>
          <text:p text:style-name="P87"><text:span text:style-name="T38">{</text:span><text:span text:style-name="code_20_Char_20_Char4_20_Char">applications|standards|unit_tests}/</text:span><text:span text:style-name="T31">&lt;test_name&gt;</text:span><text:span text:style-name="T38">/</text:span><text:span text:style-name="code_20_Char_20_Char4_20_Char">v</text:span><text:span text:style-name="T39">&lt;ref_number&gt;</text:span></text:p>
        </text:list-item>
        <text:list-item>
          <text:p text:style-name="P87"><text:span text:style-name="code_20_Char_20_Char4_20_Char">bug_reports/</text:span><text:span text:style-name="T29">&lt;</text:span><text:span text:style-name="T9">bench_name&gt;</text:span><text:span text:style-name="T2">/</text:span><text:span text:style-name="code_20_Char_20_Char4_20_Char">v</text:span><text:span text:style-name="T9">&lt;ref_number&gt;</text:span></text:p>
        </text:list-item>
        <text:list-item>
          <text:p text:style-name="P87"><text:span text:style-name="code_20_Char_20_Char4_20_Char">customers/</text:span><text:span text:style-name="T29">&lt;customer_name&gt;</text:span><text:span text:style-name="T28">/</text:span><text:span text:style-name="T29">&lt;identifier_or_project_name&gt;</text:span><text:span text:style-name="T2">/</text:span><text:span text:style-name="code_20_Char_20_Char4_20_Char">v</text:span><text:span text:style-name="T9">&lt;ref_number&gt;</text:span></text:p>
        </text:list-item>
      </text:list>
      <text:p text:style-name="P78"/>
      <text:p text:style-name="P106"><text:span text:style-name="T2">Test directories are classified:</text:span></text:p>
      <text:list xml:id="list183026430199676" text:continue-numbering="true" text:style-name="WWNum59">
        <text:list-item>
          <text:p text:style-name="P87"><text:span text:style-name="T28">applications</text:span><text:span text:style-name="T2"> directory contains tests which are excerpts from real or commercial applications. They cover both conformance and performance aspects,</text:span></text:p>
        </text:list-item>
        <text:list-item>
          <text:p text:style-name="P87"><text:span text:style-name="T28">standards</text:span><text:span text:style-name="T2"> directory contains tests which are standards for compilers testing,</text:span></text:p>
        </text:list-item>
        <text:list-item>
          <text:p text:style-name="P87"><text:span text:style-name="T28">units_tests</text:span><text:span text:style-name="T2"> directory is for the StarCore compiler development purpose,</text:span></text:p>
        </text:list-item>
        <text:list-item>
          <text:p text:style-name="P87"><text:span text:style-name="T28">bug_reports</text:span><text:span text:style-name="T2"> directory contains tests created to reproduce a bug environment when one is found. It is then used to ensure non-regression,</text:span></text:p>
        </text:list-item>
        <text:list-item>
          <text:p text:style-name="P87"><text:soft-page-break/><text:span text:style-name="T28">customers</text:span><text:span text:style-name="T2"> directory contains tests given by Motorola customers. This directory may content code that is concerned by intellectual property and that we are engaged not to divulge. For this reason, the QA test database and any part of its sources cannot be distributed without the agreement of the responsible of the QA reference test database (for the Grenoble "QA master" address, read § </text:span><text:span text:style-name="T2"><text:bookmark-ref text:reference-format="number" text:ref-name="_Ref69120401">11.3</text:bookmark-ref></text:span><text:span text:style-name="T2"> “</text:span><text:span text:style-name="T2"><text:bookmark-ref text:reference-format="text" text:ref-name="_Ref69120401">Contacts</text:bookmark-ref></text:span><text:span text:style-name="T2">”). The future QA Common Framework that will be stored in a CVS repository will handle these access restrictions with CVS access rights. </text:span></text:p>
        </text:list-item>
      </text:list>
      <text:p text:style-name="P3"/>
      <text:p text:style-name="P102"><text:span text:style-name="T2">Each QA test may exist in many versions, depending on the version of the application outside the QA before its integration but also depending on changes or improvements within the QA for platform (StarCore, PowerPC, etc) or optimization purpose. For example the </text:span><text:span text:style-name="code_20_Char_20_Char4_20_Char">runtest</text:span><text:span text:style-name="T28">/…/</text:span><text:span text:style-name="T29">&lt;</text:span><text:span text:style-name="T9">bench_name&gt;</text:span><text:span text:style-name="T2">/</text:span><text:span text:style-name="code_20_Char_20_Char4_20_Char">voob </text:span>test<text:span text:style-name="T2"> corresponds to an "out of the box" version. There can also be many versions corresponding to many optimizations in the source code to take into account some compiler specific features. For the g728 test, the v0.1 version is the v0 one plus many "pragma align" added. The v1 version of this test contains more C source modifications (prototype intrinsic functions replacements, data and loops re-structuring) for better high and low level optimizations by the compiler.</text:span></text:p>
      <text:p text:style-name="P1"><text:span text:style-name="T2">Within the </text:span><text:span text:style-name="T26">$NEW_QA_ROOT</text:span><text:span text:style-name="T2"> directory, the </text:span><text:span text:style-name="code_20_Char_20_Char4_20_Char">allapp_reports</text:span><text:span text:style-name="T2"> directory contains all the global reports of tests made with scenarios.</text:span></text:p>
      <text:list xml:id="list183027387729950" text:continue-list="list183027482317718" text:style-name="WWNum1">
        <text:list-item>
          <text:list>
            <text:list-item>
              <text:h text:style-name="P52" text:outline-level="2"><text:bookmark-start text:name="_Toc69120097"/><text:bookmark-start text:name="_Ref58241834"/><text:span text:style-name="T2">Mandatory QA test properties</text:span><text:bookmark-end text:name="_Toc69120097"/><text:bookmark-end text:name="_Ref58241834"/></text:h>
            </text:list-item>
          </text:list>
        </text:list-item>
      </text:list>
      <text:p text:style-name="P1"><text:span text:style-name="T2">These properties of the source files, the makefiles and the configurations files are needed by the QA tools to function properly. Additional properties can be added to take benefit from additional features of the QA. These ones are described in § </text:span><text:span text:style-name="T2"><text:bookmark-ref text:reference-format="number" text:ref-name="_Ref50959085">7.3</text:bookmark-ref></text:span><text:span text:style-name="T2"> "</text:span><text:span text:style-name="T2"><text:bookmark-ref text:reference-format="text" text:ref-name="_Ref50959085">Optional QA test properties</text:bookmark-ref></text:span><text:span text:style-name="T2">".</text:span></text:p>
      <text:p text:style-name="P1"><text:span text:style-name="T2">The "test target" concept is important. It represents a sub-test and is the makefile target value to build the corresponding executable. The compiler, the compilation options and the execution/simulation options are sub-test parameters.</text:span></text:p>
      <text:p text:style-name="P1"><text:span text:style-name="T2">The tests that are not codec ones are considered as "unit tests" regarding the generic master script and the others generic parts (makefile, reported efficiency normalization function).</text:span></text:p>
      <text:list xml:id="list183026211902570" text:continue-numbering="true" text:style-name="WWNum1">
        <text:list-item>
          <text:list>
            <text:list-item>
              <text:list>
                <text:list-item>
                  <text:h text:style-name="P59" text:outline-level="3"><text:bookmark-start text:name="_Ref58386190"/><text:bookmark-start text:name="_Ref58386187"/><text:bookmark-start text:name="_Toc69120098"/><text:span text:style-name="T2">Source</text:span><text:bookmark-end text:name="_Ref58386190"/><text:bookmark-end text:name="_Toc69120098"/><text:span text:style-name="T2">s</text:span><text:bookmark-end text:name="_Ref58386187"/></text:h>
                </text:list-item>
              </text:list>
            </text:list-item>
          </text:list>
        </text:list-item>
      </text:list>
      <text:p text:style-name="P1"><text:span text:style-name="T2">The standardized source files organization has many advantages (readability for the developer in a debug session and for the maintenance tasks, use of generic scripts and configuration files that provide flexibility and portability). But this files organization may be extended according to the new requirements for the test process. </text:span></text:p>
      <text:list xml:id="list183027374517107" text:continue-numbering="true" text:style-name="WWNum1">
        <text:list-item>
          <text:list>
            <text:list-item>
              <text:list>
                <text:list-item>
                  <text:list>
                    <text:list-item>
                      <text:h text:style-name="P61" text:outline-level="4"><text:bookmark-start text:name="_Toc69120099"/><text:bookmark-start text:name="_Ref65945044"/><text:soft-page-break/><text:span text:style-name="T2">Classification between “codec” and “unit tests”</text:span><text:bookmark-end text:name="_Toc69120099"/><text:bookmark-end text:name="_Ref65945044"/><text:span text:style-name="T2"> </text:span></text:h>
                    </text:list-item>
                  </text:list>
                </text:list-item>
              </text:list>
            </text:list-item>
          </text:list>
        </text:list-item>
      </text:list>
      <text:p text:style-name="P30"><text:span text:style-name="T2">The overall differences between the “codec” and “unit_tests” tests sources to satisfy the “codec” and “unit_tests” master scripts requirements are the following:</text:span></text:p>
      <text:list xml:id="list183025985907068" text:continue-list="list183026430199676" text:style-name="WWNum59">
        <text:list-item>
          <text:p text:style-name="P92"><text:span text:style-name="T2">the “codec” application:</text:span></text:p>
        </text:list-item>
      </text:list>
      <text:list xml:id="list183027320518116" text:continue-list="list183027089493309" text:style-name="WWNum79">
        <text:list-item>
          <text:p text:style-name="P101"><text:span text:style-name="T2">has files as input and outputs (it can be </text:span><text:span text:style-name="code_20_Char_20_Char">STDOUT</text:span><text:span text:style-name="T2"> for the output) in functional mode (filenames and running options are set by parameters in the launching command line). The master script reports a </text:span><text:span text:style-name="code_20_Char_20_Char">PASS</text:span><text:span text:style-name="T2"> or a </text:span><text:span text:style-name="code_20_Char_20_Char">FAIL</text:span><text:span text:style-name="T2"> status while comparing the outputs to reference files.</text:span></text:p>
        </text:list-item>
        <text:list-item>
          <text:p text:style-name="P101"><text:span text:style-name="T2">has no file input nor output in performance mode. The </text:span><text:span text:style-name="code_20_Char_20_Char">_QA_PERF_</text:span><text:span text:style-name="T2"> macro is defined in the </text:span><text:span text:style-name="code_20_Char_20_Char">CFLAGS</text:span><text:span text:style-name="T2"> makefile variable at the compilation stage. Input, output and reference data is inlined in the code (mainly a few frames when the data is frame structured) and the codec application does the output verification. It reports a “PASS” or “FAIL” string on </text:span><text:span text:style-name="code_20_Char_20_Char">STDOUT</text:span><text:span text:style-name="T2"> that is captured by the master script and then the master script reports the PASS or FAIL status.</text:span></text:p>
        </text:list-item>
      </text:list>
      <text:list xml:id="list183026280503792" text:continue-list="list183025985907068" text:style-name="WWNum59">
        <text:list-item>
          <text:p text:style-name="P87"><text:span text:style-name="T2">the “unit tests” code:</text:span></text:p>
        </text:list-item>
      </text:list>
      <text:list xml:id="list183026659197716" text:continue-list="list183027320518116" text:style-name="WWNum79">
        <text:list-item>
          <text:p text:style-name="P101"><text:span text:style-name="T2">has the same behavior than a codec application in the functional mode: files as input and outputs (the output is often a </text:span><text:span text:style-name="code_20_Char_20_Char">PASS</text:span><text:span text:style-name="T2">/</text:span><text:span text:style-name="code_20_Char_20_Char">FAIL</text:span><text:span text:style-name="T2"> string on </text:span><text:span text:style-name="code_20_Char_20_Char">STDOUT)</text:span><text:span text:style-name="T2">. The </text:span><text:span text:style-name="code_20_Char_20_Char">DEBUG</text:span><text:span text:style-name="T2"> macro is defined in the </text:span><text:span text:style-name="code_20_Char_20_Char">CFLAGS</text:span><text:span text:style-name="T2"> makefile variable at the compilation stage by the master script,</text:span></text:p>
        </text:list-item>
        <text:list-item>
          <text:p text:style-name="P101"><text:span text:style-name="T2">has no output (neither file nor </text:span><text:span text:style-name="code_20_Char_20_Char">STDOUT</text:span><text:span text:style-name="T2">) in performance mode (no </text:span><text:span text:style-name="code_20_Char_20_Char">DEBUG</text:span><text:span text:style-name="T2"> macro is set by the master script).</text:span></text:p>
        </text:list-item>
      </text:list>
      <text:p text:style-name="P1"><text:span text:style-name="T2">For a “codec” application the master script compiles the source files, executes the generated code, and verifies its outputs either in functional or in performance mode (the mode is set in the launching parameters of the master script).</text:span></text:p>
      <text:p text:style-name="P1"><text:span text:style-name="T2">A “unit tests” is assumed to have minimal inputs and outputs. The master script operates in two stages for each test target (sub-test). The first stage is in functional mode to get the PASS/FAIL status: it compiles the source files, executes the generated code, and verifies its outputs. The second stage is in performance mode to get the code size and the cycles count. In this second stage no output is verified (the generated code is assumed to not do any).</text:span></text:p>
      <text:list xml:id="list183026977593469" text:continue-list="list183027374517107" text:style-name="WWNum1">
        <text:list-item>
          <text:list>
            <text:list-item>
              <text:list>
                <text:list-item>
                  <text:list>
                    <text:list-item>
                      <text:h text:style-name="P61" text:outline-level="4"><text:bookmark-start text:name="_Toc69120100"/><text:bookmark-start text:name="_Ref46748952"/><text:span text:style-name="T2">Test directory structure</text:span><text:bookmark-end text:name="_Toc69120100"/><text:bookmark-end text:name="_Ref46748952"/></text:h>
                    </text:list-item>
                  </text:list>
                </text:list-item>
              </text:list>
            </text:list-item>
          </text:list>
        </text:list-item>
      </text:list>
      <text:p text:style-name="P30"><text:span text:style-name="T2">In standard a QA test directory, the C source files are stored in the following </text:span><text:span text:style-name="T26">src</text:span><text:span text:style-name="T2"> sub-directory:</text:span></text:p>
      <text:p text:style-name="P30"><draw:frame draw:style-name="fr8" text:anchor-type="as-char" svg:y="0cm" svg:width="8.625cm" svg:height="5.168cm" draw:z-index="59"><draw:object-ole xlink:href="./Obj100" xlink:type="simple" xlink:show="embed" xlink:actuate="onLoad"/><draw:image xlink:href="./ObjectReplacements/Obj100" xlink:type="simple" xlink:show="embed" xlink:actuate="onLoad"/></draw:frame></text:p>
      <text:h text:style-name="P159" text:outline-level="1"><text:bookmark-start text:name="_Toc69120265"/><text:bookmark-start text:name="_Toc21430492"/><text:span text:style-name="T12">Figure </text:span><text:span text:style-name="T13"><text:sequence text:ref-name="refFigure4" text:name="Figure" text:formula="ooow:Figure+1" style:num-format="1">5</text:sequence></text:span><text:span text:style-name="T12">: Standard unit test </text:span><text:bookmark-end text:name="_Toc69120265"/><text:span text:style-name="T12">hierarchy (one C files per target)</text:span><text:bookmark-end text:name="_Toc21430492"/></text:h>
      <text:p text:style-name="P1"><text:soft-page-break/><text:span text:style-name="T2">This standard test source file corresponds to tests where there is one C source file per target (per sub-test). This is the case for example for the </text:span><text:span text:style-name="T26">benchmarks_loop</text:span><text:span text:style-name="T2"> test.</text:span></text:p>
      <text:p text:style-name="P30"><text:span text:style-name="T2">When there are many C source files for each target, there is the possibility to group the source files of each target in a sub-directory of </text:span><text:span text:style-name="T26">src</text:span><text:span text:style-name="T2">:</text:span></text:p>
      <text:p text:style-name="P10"><draw:frame draw:style-name="fr8" text:anchor-type="as-char" svg:y="0cm" svg:width="8.625cm" svg:height="5.168cm" draw:z-index="60"><draw:object-ole xlink:href="./Obj101" xlink:type="simple" xlink:show="embed" xlink:actuate="onLoad"/><draw:image xlink:href="./ObjectReplacements/Obj101" xlink:type="simple" xlink:show="embed" xlink:actuate="onLoad"/></draw:frame></text:p>
      <text:p text:style-name="P158"><text:bookmark-start text:name="_Toc69120266"/><text:span text:style-name="T12">Figure </text:span><text:span text:style-name="T13"><text:sequence text:ref-name="refFigure5" text:name="Figure" text:formula="ooow:Figure+1" style:num-format="1">6</text:sequence></text:span><text:span text:style-name="T12">: Standard unit test source hierarchy (many C files per target)</text:span><text:bookmark-end text:name="_Toc69120266"/></text:p>
      <text:p text:style-name="P1"><text:span text:style-name="T2">In this case the </text:span><text:span text:style-name="T26">MULTIPLE_SOURCE_FILES</text:span><text:span text:style-name="T2"> variable must be defined in the makefile configuration part. All "*.c" files in each target directory will be used to build the executable. There is no </text:span><text:span text:style-name="T26">common</text:span><text:span text:style-name="T2"> directory contrary to the codec's applications (next directory hierarchy description). If one is needed, it can be added in the test directory (here: </text:span><text:span text:style-name="T26">v0</text:span><text:span text:style-name="T2">) and the </text:span><text:span text:style-name="T26">COMMON_SRC</text:span><text:span text:style-name="T2"> variable must be defined in the configuration part of the makefile and must contain its path value (read § </text:span><text:span text:style-name="T2"><text:bookmark-ref text:reference-format="number" text:ref-name="_Ref46637942">7.2.2</text:bookmark-ref></text:span><text:span text:style-name="T2"> "</text:span><text:span text:style-name="T2"><text:bookmark-ref text:reference-format="text" text:ref-name="_Ref46637942">Makefiles</text:bookmark-ref></text:span><text:span text:style-name="T2">").</text:span></text:p>
      <text:p text:style-name="P31"><text:soft-page-break/></text:p>
      <text:p text:style-name="P30"><draw:frame draw:style-name="fr8" text:anchor-type="as-char" svg:y="0cm" svg:width="8.241cm" svg:height="12.107cm" draw:z-index="61"><draw:object-ole xlink:href="./Obj102" xlink:type="simple" xlink:show="embed" xlink:actuate="onLoad"/><draw:image xlink:href="./ObjectReplacements/Obj102" xlink:type="simple" xlink:show="embed" xlink:actuate="onLoad"/></draw:frame></text:p>
      <text:h text:style-name="P159" text:outline-level="1"><text:bookmark-start text:name="_Toc69120267"/><text:bookmark-start text:name="_Toc21430493"/><text:span text:style-name="T12">Figure </text:span><text:span text:style-name="T13"><text:sequence text:ref-name="refFigure6" text:name="Figure" text:formula="ooow:Figure+1" style:num-format="1">7</text:sequence></text:span><text:span text:style-name="T12">: Codec test source files</text:span><text:bookmark-end text:name="_Toc69120267"/><text:bookmark-end text:name="_Toc21430493"/></text:h>
      <text:p text:style-name="P1"><text:span text:style-name="T2">If the test is a codec application (a coder plus a decoder and a bi-directional coder-decoder), three directories replace the </text:span><text:span text:style-name="T26">src</text:span><text:span text:style-name="T2"> directory.</text:span></text:p>
      <text:list xml:id="list183025656274897" text:continue-numbering="true" text:style-name="WWNum1">
        <text:list-item>
          <text:list>
            <text:list-item>
              <text:list>
                <text:list-item>
                  <text:list>
                    <text:list-item>
                      <text:h text:style-name="P61" text:outline-level="4"><text:bookmark-start text:name="_Toc69120101"/><text:bookmark-start text:name="_Ref51675575"/><text:span text:style-name="T2">Targets names and "main" C source file</text:span><text:bookmark-end text:name="_Toc69120101"/><text:bookmark-end text:name="_Ref51675575"/></text:h>
                      <text:list>
                        <text:list-item>
                          <text:h text:style-name="P58" text:outline-level="5">Codec application</text:h>
                        </text:list-item>
                      </text:list>
                    </text:list-item>
                  </text:list>
                </text:list-item>
              </text:list>
            </text:list-item>
          </text:list>
        </text:list-item>
      </text:list>
      <text:p text:style-name="P1"><text:span text:style-name="T2">Codec applications include three executable targets: </text:span><text:span text:style-name="T26">coder</text:span><text:span text:style-name="T2">, </text:span><text:span text:style-name="T26">decoder</text:span><text:span text:style-name="T2"> and </text:span><text:span text:style-name="code_20_Char_20_Char4_20_Char">coder_decoder</text:span><text:span text:style-name="T2">, but only one "main" C source file is stored in the </text:span><text:span text:style-name="T26">common</text:span><text:span text:style-name="T2"> directory.</text:span></text:p>
      <text:p text:style-name="P1"><text:span text:style-name="T2">The selection between the </text:span><text:span text:style-name="T26">coder</text:span><text:span text:style-name="T2">, </text:span><text:span text:style-name="T26">decoder</text:span><text:span text:style-name="T2"> or </text:span><text:span text:style-name="code_20_Char_20_Char4_20_Char">coder_decoder</text:span><text:span text:style-name="T2"> generated binary is made in the source files while testing the following macros that are set by the master script:</text:span></text:p>
      <text:list xml:id="list183025891399195" text:continue-list="list183026280503792" text:style-name="WWNum59">
        <text:list-item>
          <text:p text:style-name="P87"><text:span text:style-name="T2">_QA_CODER_</text:span></text:p>
        </text:list-item>
        <text:list-item>
          <text:p text:style-name="P87"><text:span text:style-name="T2">_QA_DECODER_</text:span></text:p>
        </text:list-item>
        <text:list-item>
          <text:p text:style-name="P87"><text:span text:style-name="T2">_QA_CODER_DECODER_</text:span></text:p>
        </text:list-item>
      </text:list>
      <text:p text:style-name="P1"><text:soft-page-break/><text:span text:style-name="T2">This is not visible at user level (when running the master script or a scenario). The generic makefile sets one of these macros when used to build the </text:span><text:span text:style-name="code_20_Char_20_Char">coder</text:span><text:span text:style-name="T2">, </text:span><text:span text:style-name="code_20_Char_20_Char">decoder</text:span><text:span text:style-name="T2"> or </text:span><text:span text:style-name="code_20_Char_20_Char">coder_decoder</text:span><text:span text:style-name="T2"> targets (</text:span><text:span text:style-name="code_20_Char_20_Char">‑t coder</text:span><text:span text:style-name="T2">, </text:span><text:span text:style-name="code_20_Char_20_Char">‑t decoder</text:span><text:span text:style-name="T2"> or </text:span><text:span text:style-name="code_20_Char_20_Char">-t coder_decoder</text:span><text:span text:style-name="T2"> options of the master script).</text:span></text:p>
      <text:list xml:id="list183027507143454" text:continue-list="list183025656274897" text:style-name="WWNum1">
        <text:list-item>
          <text:list>
            <text:list-item>
              <text:list>
                <text:list-item>
                  <text:list>
                    <text:list-item>
                      <text:list>
                        <text:list-item>
                          <text:h text:style-name="P58" text:outline-level="5"><text:bookmark-start text:name="_Ref58241820"/>Unit tests<text:bookmark-end text:name="_Ref58241820"/></text:h>
                          <text:list>
                            <text:list-item>
                              <text:h text:style-name="P65" text:outline-level="6"><text:bookmark-start text:name="_Ref58604173"/><text:span text:style-name="T2">One C file per target</text:span><text:bookmark-end text:name="_Ref58604173"/></text:h>
                            </text:list-item>
                          </text:list>
                        </text:list-item>
                      </text:list>
                    </text:list-item>
                  </text:list>
                </text:list-item>
              </text:list>
            </text:list-item>
          </text:list>
        </text:list-item>
      </text:list>
      <text:p text:style-name="P1"><text:span text:style-name="T2">The executable targets can have any name. The name of the C source file (in the </text:span><text:span text:style-name="T26">src</text:span><text:span text:style-name="T2"> directory) is the name of the target with the .c extension. The name of the generated binary file is the name of the target with the standard extension of compiled binaries of the compiler that is used.</text:span></text:p>
      <text:list xml:id="list183025737311450" text:continue-numbering="true" text:style-name="WWNum1">
        <text:list-item>
          <text:list>
            <text:list-item>
              <text:list>
                <text:list-item>
                  <text:list>
                    <text:list-item>
                      <text:list>
                        <text:list-item>
                          <text:list>
                            <text:list-item>
                              <text:h text:style-name="P66" text:outline-level="6"><text:bookmark-start text:name="_Ref58604189"/><text:span text:style-name="T2">Many C files per target</text:span><text:bookmark-end text:name="_Ref58604189"/></text:h>
                            </text:list-item>
                          </text:list>
                        </text:list-item>
                      </text:list>
                    </text:list-item>
                  </text:list>
                </text:list-item>
              </text:list>
            </text:list-item>
          </text:list>
        </text:list-item>
      </text:list>
      <text:p text:style-name="P1"><text:span text:style-name="T2">The executable targets can have any name. The C source files can have any name but must be stored in a sub-directory of </text:span><text:span text:style-name="T26">src</text:span><text:span text:style-name="T2"> whose name is the name of the target. All files in this directory are compiled to generate the binary. The </text:span><text:span text:style-name="code_20_Char_20_Char1">MULTIPLE_SOURCE_FILES</text:span><text:span text:style-name="T2"> makefile variable must be enabled in this case.</text:span></text:p>
      <text:p text:style-name="P1"><text:span text:style-name="T2">The name of the generated file is the name of the target with the standard extension of compiled binaries of the compiler that is used.</text:span></text:p>
      <text:list xml:id="list183026894364433" text:continue-numbering="true" text:style-name="WWNum1">
        <text:list-item>
          <text:list>
            <text:list-item>
              <text:list>
                <text:list-item>
                  <text:list>
                    <text:list-item>
                      <text:h text:style-name="P61" text:outline-level="4"><text:bookmark-start text:name="_Toc69120102"/><text:bookmark-start text:name="_Ref51675784"/><text:span text:style-name="T2">Test mode support</text:span><text:bookmark-end text:name="_Toc69120102"/><text:bookmark-end text:name="_Ref51675784"/></text:h>
                    </text:list-item>
                  </text:list>
                </text:list-item>
              </text:list>
            </text:list-item>
          </text:list>
        </text:list-item>
      </text:list>
      <text:p text:style-name="P1"><text:span text:style-name="T2">The functional and performance test modes are slightly different for codec and for unit tests.</text:span></text:p>
      <text:p text:style-name="P1"><text:span text:style-name="T2">In “Codec application” we mean mainly an application that do sound or image or video processing (usually a coding or decoding process from a format to another). It also includes all applications that do computations on data stored in one input file and that generate results in another file (or the standard output).</text:span></text:p>
      <text:list xml:id="list183025392009386" text:continue-numbering="true" text:style-name="WWNum1">
        <text:list-item>
          <text:list>
            <text:list-item>
              <text:list>
                <text:list-item>
                  <text:list>
                    <text:list-item>
                      <text:list>
                        <text:list-item>
                          <text:h text:style-name="P58" text:outline-level="5">Codec application</text:h>
                        </text:list-item>
                      </text:list>
                    </text:list-item>
                  </text:list>
                </text:list-item>
              </text:list>
            </text:list-item>
          </text:list>
        </text:list-item>
      </text:list>
      <text:p text:style-name="P30"><text:span text:style-name="T2">The performance test mode differs from the functional one in the way that:</text:span></text:p>
      <text:list xml:id="list183026750404390" text:continue-list="list183025891399195" text:style-name="WWNum59">
        <text:list-item>
          <text:p text:style-name="P87"><text:span text:style-name="T2">In a functional mode, the inputs and outputs data are stored in files and the master script does the comparison between the output and the reference files. The input and output file names are given in the parameters of the launching command line. The syntax of the parameters doesn't matter as the launching command is given in a configuration file (read § </text:span><text:span text:style-name="T2"><text:bookmark-ref text:reference-format="number" text:ref-name="_Ref51389716">7.2.3</text:bookmark-ref></text:span><text:span text:style-name="T2"> "</text:span><text:span text:style-name="T2"><text:bookmark-ref text:reference-format="text" text:ref-name="_Ref51389729">Configuration files</text:bookmark-ref></text:span><text:span text:style-name="T2">").</text:span></text:p>
        </text:list-item>
        <text:list-item>
          <text:p text:style-name="P87"><text:span text:style-name="T2">In a performance mode, no file is read or written. The data are handled in memory. The generated code does the comparison between the output and reference values stored in memory. A PASS/FAIL message is reported only on </text:span><text:span text:style-name="code_20_Char_20_Char4_20_Char">stdout</text:span><text:span text:style-name="T2">. The both input and reference output arrays are constants defined in a separate file (the inclusion of this file is conditioned by the </text:span><text:span text:style-name="T28">#ifdef _QA_PERF_ </text:span><text:span text:style-name="T2">macro).</text:span></text:p>
        </text:list-item>
      </text:list>
      <text:p text:style-name="P1"><text:span text:style-name="T2">The master script defines the macro </text:span><text:span text:style-name="T26">_QA_PERF_</text:span><text:span text:style-name="T2"> when compiling in the performance test mode.</text:span></text:p>
      <text:list xml:id="list183025689766939" text:continue-list="list183025392009386" text:style-name="WWNum1">
        <text:list-item>
          <text:list>
            <text:list-item>
              <text:list>
                <text:list-item>
                  <text:list>
                    <text:list-item>
                      <text:list>
                        <text:list-item>
                          <text:h text:style-name="P58" text:outline-level="5">Unit tests</text:h>
                        </text:list-item>
                      </text:list>
                    </text:list-item>
                  </text:list>
                </text:list-item>
              </text:list>
            </text:list-item>
          </text:list>
        </text:list-item>
      </text:list>
      <text:p text:style-name="P1"><text:span text:style-name="T2">These small benchmarks are often short tests with one C source file:</text:span></text:p>
      <text:list xml:id="list183027241704761" text:continue-list="list183026750404390" text:style-name="WWNum59">
        <text:list-item>
          <text:p text:style-name="P87"><text:soft-page-break/><text:span text:style-name="T2">in a functional mode, they can do file input and outputs as use the standard output. They can output data to be compared to a reference file or only output a PASS/FAIL status,</text:span></text:p>
        </text:list-item>
        <text:list-item>
          <text:p text:style-name="P87"><text:span text:style-name="T2">in a performance mode, no output is made.</text:span></text:p>
        </text:list-item>
      </text:list>
      <text:p text:style-name="P1"><text:span text:style-name="T2">The master script defines the macro </text:span><text:span text:style-name="T26">DEBUG</text:span><text:span text:style-name="T2"> when compiling in the performance test mode.</text:span></text:p>
      <text:p text:style-name="P1"><text:span text:style-name="T2">A future standardization will be to replace in the source files of unit tests the existence of the </text:span><text:span text:style-name="T26">DEBUG</text:span><text:span text:style-name="T2"> macro (used also for historical reasons) by the test of the absence of the </text:span><text:span text:style-name="T26">_QA_PERF_</text:span><text:span text:style-name="T2"> macro. A </text:span><text:span text:style-name="T26">_QA_DEBUG_</text:span><text:span text:style-name="T2"> macro will be used to enable the output of the frame number trace information (read § </text:span><text:span text:style-name="T2"><text:bookmark-ref text:reference-format="number" text:ref-name="_Ref51390732">7.3.1.1</text:bookmark-ref></text:span><text:span text:style-name="T2"> "</text:span><text:span text:style-name="T2"><text:bookmark-ref text:reference-format="text" text:ref-name="_Ref51390732">Debug features to test code correctness</text:bookmark-ref></text:span><text:span text:style-name="T2">").</text:span></text:p>
      <text:list xml:id="list183025940039326" text:continue-list="list183025689766939" text:style-name="WWNum1">
        <text:list-item>
          <text:list>
            <text:list-item>
              <text:list>
                <text:list-item>
                  <text:list>
                    <text:list-item>
                      <text:h text:style-name="P61" text:outline-level="4"><text:bookmark-start text:name="_Ref12187668"/><text:bookmark-start text:name="_Toc11566816"/><text:bookmark-start text:name="_Toc69120103"/><text:bookmark-start text:name="_Toc21430461"/><text:bookmark-start text:name="_Ref12187671"/><text:span text:style-name="T2">Endianness consideration</text:span><text:bookmark-end text:name="_Ref12187668"/><text:bookmark-end text:name="_Toc69120103"/><text:bookmark-end text:name="_Toc21430461"/><text:bookmark-end text:name="_Ref12187671"/><text:span text:style-name="T2">s</text:span><text:bookmark-end text:name="_Toc11566816"/></text:h>
                    </text:list-item>
                  </text:list>
                </text:list-item>
              </text:list>
            </text:list-item>
          </text:list>
        </text:list-item>
      </text:list>
      <text:p text:style-name="P1"><text:span text:style-name="T2">All the applications of the QA support the both little and big </text:span><text:bookmark text:name="_Hlt20915554"/><text:span text:style-name="T2">endianness. We assume that input and reference files are in little endian. File reading and writing must be followed by a conversion in the case of running with the big endian architecture.</text:span></text:p>
      <text:list xml:id="list183025445469059" text:continue-numbering="true" text:style-name="WWNum1">
        <text:list-item>
          <text:list>
            <text:list-item>
              <text:list>
                <text:list-item>
                  <text:list>
                    <text:list-item>
                      <text:list>
                        <text:list-item>
                          <text:h text:style-name="P58" text:outline-level="5">Endianness handling in sources</text:h>
                        </text:list-item>
                      </text:list>
                    </text:list-item>
                  </text:list>
                </text:list-item>
              </text:list>
            </text:list-item>
          </text:list>
        </text:list-item>
      </text:list>
      <text:p text:style-name="P1"><text:span text:style-name="T2">The </text:span><text:span text:style-name="T26">scc</text:span><text:span text:style-name="T2"> wrapper defines the </text:span><text:span text:style-name="T26">BIG_ENDIAN</text:span><text:span text:style-name="T2"> macro when the compiling options tell it. Otherwise, little endianness is assumed. The </text:span><text:span text:style-name="T28">LITTLE_ENDIAN</text:span><text:span text:style-name="T2"> variable is never defined. The </text:span><text:span text:style-name="T28">BIG_ENDIAN</text:span><text:span text:style-name="T2"> macro must be tested in the program to know how to handle the file inputs and outputs.</text:span></text:p>
      <text:p text:style-name="P1"><text:span text:style-name="T2">With </text:span><text:span text:style-name="code_20_Char_20_Char4_20_Char">gcc</text:span><text:span text:style-name="T2">, the makefile must provide the "</text:span><text:span text:style-name="T28">-DBIG_ENDIAN</text:span><text:span text:style-name="T2">" in the compiler parameters (read § </text:span><text:span text:style-name="T2"><text:bookmark-ref text:reference-format="number" text:ref-name="_Ref21348234">b</text:bookmark-ref></text:span><text:span text:style-name="T2"> "</text:span><text:span text:style-name="T2"><text:bookmark-ref text:reference-format="text" text:ref-name="_Ref21348239">Endianness parameter choice for native code (gcc compiler</text:bookmark-ref></text:span><text:span text:style-name="T2">"). This macro is set by the generic makefiles.</text:span></text:p>
      <text:p text:style-name="P30"><text:span text:style-name="T2">Example:</text:span></text:p>
      <text:list xml:id="list183026541809828" text:continue-list="list183027241704761" text:style-name="WWNum59">
        <text:list-item>
          <text:p text:style-name="P87"><text:span text:style-name="T2">For the read function:</text:span></text:p>
        </text:list-item>
      </text:list>
      <text:p text:style-name="P132"/>
      <text:p text:style-name="P137">For(i=0;i&lt;IN_SAMPLES); i++){</text:p>
      <text:p text:style-name="P137"><text:tab/>fread(&amp;tmp,sizeof(short),1,infile)</text:p>
      <text:p text:style-name="P137"><text:tab/>#ifdef BIG_ENDIAN</text:p>
      <text:p text:style-name="P137"><text:tab/><text:tab/>_TO_BIG_ENDIAN_SHORT_(tmp)</text:p>
      <text:p text:style-name="P137"><text:tab/>#endif</text:p>
      <text:p text:style-name="P132"><text:tab/>in[i]=tmp;</text:p>
      <text:p text:style-name="P132">}</text:p>
      <text:p text:style-name="P132"/>
      <text:p text:style-name="P86"/>
      <text:list xml:id="list183025829061353" text:continue-numbering="true" text:style-name="WWNum59">
        <text:list-item>
          <text:p text:style-name="P87"><text:span text:style-name="T2">For the write function:</text:span></text:p>
        </text:list-item>
      </text:list>
      <text:p text:style-name="P132"><text:soft-page-break/></text:p>
      <text:p text:style-name="P137">For (i=0;i&lt;OUT_SAMPLES; i++)</text:p>
      <text:p text:style-name="P137"><text:tab/>tmp=out[i];</text:p>
      <text:p text:style-name="P137"><text:tab/>#ifdef BIG_ENDIAN</text:p>
      <text:p text:style-name="P137"><text:tab/><text:tab/>_TO_BIG_ENDIAN_SHORT_(tmp)</text:p>
      <text:p text:style-name="P137"><text:tab/>#endif</text:p>
      <text:p text:style-name="P132"><text:tab/>fwrite(&amp;tmp,sizeof(short),1,outfile)</text:p>
      <text:p text:style-name="P132">}</text:p>
      <text:p text:style-name="P132"/>
      <text:p text:style-name="P37"/>
      <text:list xml:id="list183027190969527" text:continue-numbering="true" text:style-name="WWNum59">
        <text:list-item>
          <text:p text:style-name="P87"><text:span text:style-name="T2">With the following defined macros:</text:span></text:p>
        </text:list-item>
      </text:list>
      <text:p text:style-name="P132"/>
      <text:p text:style-name="P137">#ifdef BIG_ENDIAN</text:p>
      <text:p text:style-name="P137"><text:tab/>#define _TO_BIG_ENDIAN_SHORT_(__short) {<text:tab/>\</text:p>
      <text:p text:style-name="P137"><text:tab/><text:tab/>int msb,lsb; <text:s text:c="5"/><text:tab/><text:tab/><text:tab/><text:tab/><text:tab/>\</text:p>
      <text:p text:style-name="P137"><text:tab/><text:tab/>lsb <text:tab/> = __short &amp; 0x00FF &lt;&lt; 8; <text:tab/><text:tab/><text:tab/>\</text:p>
      <text:p text:style-name="P137"><text:tab/><text:tab/>msb <text:tab/> = __short &amp; 0xFF00 &gt;&gt; 8;<text:tab/><text:tab/><text:tab/>\</text:p>
      <text:p text:style-name="P137"><text:tab/> <text:tab/>__short = (lsb | (msb &amp; 0x00FF));<text:tab/><text:tab/>\</text:p>
      <text:p text:style-name="P137"><text:tab/>}</text:p>
      <text:p text:style-name="P137">#endif</text:p>
      <text:p text:style-name="P132">#endif</text:p>
      <text:p text:style-name="P132"/>
      <text:p text:style-name="P3"/>
      <text:p text:style-name="P132"><text:soft-page-break/></text:p>
      <text:p text:style-name="P137">#define _TO_BIG_ENDIAN_LONG_(__int) {<text:tab/><text:tab/>\</text:p>
      <text:p text:style-name="P137"><text:tab/>int msb2,msb1,lsb1,lsb2;<text:tab/><text:tab/><text:tab/>\</text:p>
      <text:p text:style-name="P137"><text:tab/>lsb2 = __int &amp; 0x000000FF;<text:tab/><text:tab/><text:tab/>\</text:p>
      <text:p text:style-name="P137"><text:tab/>lsb1 = __int &amp; 0x0000FF00;<text:tab/><text:tab/><text:tab/>\</text:p>
      <text:p text:style-name="P137"><text:tab/>msb1 = __int &amp; 0x00FF0000;<text:tab/><text:tab/><text:tab/>\</text:p>
      <text:p text:style-name="P137"><text:tab/>msb2 = __int &gt;&gt; 24;<text:tab/><text:tab/><text:tab/><text:tab/>\</text:p>
      <text:p text:style-name="P132"><text:tab/> __int=(lsb2&lt;&lt;24|lsb1&lt;&lt;8|msb1&gt;&gt;8|(msb2&amp;0x00FF));\</text:p>
      <text:p text:style-name="P132">}</text:p>
      <text:p text:style-name="P132"/>
      <text:p text:style-name="P3"/>
      <text:list xml:id="list183026447813668" text:continue-list="list183025445469059" text:style-name="WWNum1">
        <text:list-item>
          <text:list>
            <text:list-item>
              <text:list>
                <text:list-item>
                  <text:list>
                    <text:list-item>
                      <text:list>
                        <text:list-item>
                          <text:h text:style-name="P58" text:outline-level="5"><text:bookmark-start text:name="_Ref21348239"/><text:bookmark-start text:name="_Ref21348234"/><text:bookmark-start text:name="_Ref66816055"/><text:bookmark-start text:name="_Toc23246211"/>Endianness parameter choice for native code (<text:span text:style-name="code_20_Char_20_Char4_20_Char">gcc</text:span> compiler<text:bookmark-end text:name="_Ref21348239"/><text:bookmark-end text:name="_Ref66816055"/><text:bookmark-end text:name="_Toc23246211"/>)<text:bookmark-end text:name="_Ref21348234"/></text:h>
                        </text:list-item>
                      </text:list>
                    </text:list-item>
                  </text:list>
                </text:list-item>
              </text:list>
            </text:list-item>
          </text:list>
        </text:list-item>
      </text:list>
      <text:p text:style-name="P1"><text:span text:style-name="T2">The code is endianness independent and files input and outputs are conditioned by the BIG_ENDIAN macro. The MW </text:span><text:span text:style-name="T26">scc</text:span><text:span text:style-name="T2"> compiler provides the endianness flag but the </text:span><text:span text:style-name="T26">gcc</text:span><text:span text:style-name="T2"> doesn't.</text:span></text:p>
      <text:p text:style-name="P30"><text:span text:style-name="T2">As it depends on the processor native endianness with </text:span><text:span text:style-name="T26">gcc</text:span><text:span text:style-name="T2">, we must compute it before setting it as compilation option of the test code (as a macro definition). Here is an example of makefile source to compute the processor native endianness:</text:span></text:p>
      <text:p text:style-name="P37"/>
      <text:p text:style-name="P139"><text:soft-page-break/></text:p>
      <text:p text:style-name="P142">ENDIANNESS := $(shell $(CC) -o is_big_endian.exe \</text:p>
      <text:p text:style-name="P142"><text:tab/><text:tab/><text:tab/><text:tab/>$(QA_TOOLS)/Other_src/is_big_endian.c &gt;/dev/null 2&gt;&amp;1 ;\</text:p>
      <text:p text:style-name="P142"><text:tab/><text:tab/><text:tab/><text:tab/>./is_big_endian.exe || echo BIG_ENDIAN ;\</text:p>
      <text:p text:style-name="P142"><text:tab/><text:tab/><text:tab/><text:tab/>./is_big_endian.exe &amp;&amp; echo LITTLE_ENDIAN ;\</text:p>
      <text:p text:style-name="P142"><text:tab/><text:tab/><text:tab/><text:tab/>\rm -f is_big_endian.exe &gt;/dev/null 2&gt;&amp;1 ;\</text:p>
      <text:p text:style-name="P142"><text:tab/><text:tab/><text:tab/><text:tab/>)</text:p>
      <text:p text:style-name="P142"/>
      <text:p text:style-name="P142"># Mandatory compiler options</text:p>
      <text:p text:style-name="P142"># This variable must not be renamed</text:p>
      <text:p text:style-name="P142">MANDATORY_CFLAGS = -D$(ENDIANNESS)</text:p>
      <text:p text:style-name="P139"/>
      <text:p text:style-name="P37"/>
      <text:p text:style-name="P1"><text:span text:style-name="T2">The </text:span><text:span text:style-name="T28">$</text:span><text:span text:style-name="code_20_Char_20_Char4_20_Char">QA_TOOLS/Other_src/is_big_endian.c</text:span><text:span text:style-name="T2"> <text:s/>files contains:</text:span></text:p>
      <text:p text:style-name="P139"><text:soft-page-break/></text:p>
      <text:p text:style-name="P142">int is_big_endian() {</text:p>
      <text:p text:style-name="P142"/>
      <text:p text:style-name="P142"><text:s text:c="4"/>/* Are we little or big endian? <text:s/>From Harbison&amp;Steele. <text:s/>*/</text:p>
      <text:p text:style-name="P142"><text:s text:c="4"/>union</text:p>
      <text:p text:style-name="P142"><text:s text:c="12"/>{</text:p>
      <text:p text:style-name="P142"><text:s text:c="12"/>long l;</text:p>
      <text:p text:style-name="P142"><text:s text:c="12"/>char c[sizeof (long)];</text:p>
      <text:p text:style-name="P142"><text:s text:c="12"/>} u ;</text:p>
      <text:p text:style-name="P142"/>
      <text:p text:style-name="P142"><text:s text:c="4"/>u.l = 1 ;</text:p>
      <text:p text:style-name="P142"><text:s text:c="4"/>return (u.c[sizeof (long) - 1] == 1) ;</text:p>
      <text:p text:style-name="P142">}</text:p>
      <text:p text:style-name="P142"/>
      <text:p text:style-name="P142">int main() {</text:p>
      <text:p text:style-name="P139"><text:s text:c="4"/>return is_big_endian() ;</text:p>
      <text:p text:style-name="P139">}</text:p>
      <text:p text:style-name="P139"/>
      <text:p text:style-name="P3"/>
      <text:list xml:id="list183026784430083" text:continue-numbering="true" text:style-name="WWNum1">
        <text:list-item>
          <text:list>
            <text:list-item>
              <text:list>
                <text:list-item>
                  <text:h text:style-name="P59" text:outline-level="3"><text:bookmark-start text:name="_Toc69120104"/><text:bookmark-start text:name="_Ref46637942"/><text:span text:style-name="T2">Makefiles</text:span><text:bookmark-end text:name="_Toc69120104"/><text:bookmark-end text:name="_Ref46637942"/></text:h>
                </text:list-item>
              </text:list>
            </text:list-item>
          </text:list>
        </text:list-item>
      </text:list>
      <text:p text:style-name="P1"><text:span text:style-name="T2">In this section we describe the content of the </text:span><text:span text:style-name="T26">makefile</text:span><text:span text:style-name="T2"> file used with a generic master script (read § </text:span><text:span text:style-name="T2"><text:bookmark-ref text:reference-format="number" text:ref-name="_Ref65645281">1.5</text:bookmark-ref></text:span><text:span text:style-name="T2"> “</text:span><text:span text:style-name="T2"><text:bookmark-ref text:reference-format="text" text:ref-name="_Ref65645283">Terminology</text:bookmark-ref></text:span><text:span text:style-name="T2">” for the definition and § </text:span><text:span text:style-name="T2"><text:bookmark-ref text:reference-format="number" text:ref-name="_Ref58326971">9.1</text:bookmark-ref></text:span><text:span text:style-name="T2"> “</text:span><text:span text:style-name="T2"><text:bookmark-ref text:reference-format="text" text:ref-name="_Ref58326971">run_all generic master scripts</text:bookmark-ref></text:span><text:span text:style-name="T2">” for the details). The § </text:span><text:span text:style-name="T2"><text:bookmark-ref text:reference-format="number" text:ref-name="_Ref51471466">9.1.5</text:bookmark-ref></text:span><text:span text:style-name="T2"> "</text:span><text:span text:style-name="T2"><text:bookmark-ref text:reference-format="text" text:ref-name="_Ref51471472">Mandatory makefile variables</text:bookmark-ref></text:span><text:span text:style-name="T2">" describes the makefile necessary variables for the master script point of view (and that we must define if we want to write from scratch a makefile used by one of the two generic master scripts: </text:span><text:span text:style-name="code_20_Char_20_Char">codec</text:span><text:span text:style-name="T2"> or </text:span><text:span text:style-name="code_20_Char_20_Char">unit_tests</text:span><text:span text:style-name="T2"> one).</text:span></text:p>
      <text:p text:style-name="P1"><text:span text:style-name="T2"><text:s/>Here are defined the variables needed to build a makefile that contains only the configuration part of the </text:span><text:span text:style-name="T26">makefile_generic.mk</text:span><text:span text:style-name="T2"> generic makefile stored in the following directory (depending on the kind of test: codec or unit test):</text:span></text:p>
      <text:p text:style-name="P132"><text:soft-page-break/></text:p>
      <text:p text:style-name="P132">$NEW_QA_ROOT/generic_test/{codec,unit_tests}/last/</text:p>
      <text:p text:style-name="P135"/>
      <text:p text:style-name="P3"/>
      <text:p text:style-name="P30"><text:span text:style-name="T2">At the end of the </text:span><text:span text:style-name="T26">makefile</text:span><text:span text:style-name="T2"> file must appear (in the case of a codec test):</text:span></text:p>
      <text:p text:style-name="P132"/>
      <text:p text:style-name="P132">######################################################################</text:p>
      <text:p text:style-name="P132">### GENERIC MAKEFILE INCLUSION</text:p>
      <text:p text:style-name="P132"/>
      <text:p text:style-name="P132">ifeq (,$(findstring CYGWIN,$(SYS_OS)))</text:p>
      <text:p text:style-name="P132"><text:s text:c="4"/>GENERIC_MAKEFILE_LOC := <text:span text:style-name="T37">$(NEW_QA_ROOT)/runtest/generic_test/codec/last</text:span></text:p>
      <text:p text:style-name="P132">else</text:p>
      <text:p text:style-name="P132"><text:s text:c="4"/>GENERIC_MAKEFILE_LOC := \</text:p>
      <text:p text:style-name="P132"><text:s text:c="2"/>$(shell cygpath -d -m "$(NEW_QA_ROOT)/runtest/generic_test/codec/last")</text:p>
      <text:p text:style-name="P132">endif</text:p>
      <text:p text:style-name="P132"/>
      <text:p text:style-name="P132">include <text:s/>$(GENERIC_MAKEFILE_LOC)/makefile_generic.mk</text:p>
      <text:p text:style-name="P132"/>
      <text:p text:style-name="P3"/>
      <text:list xml:id="list183025862653319" text:continue-numbering="true" text:style-name="WWNum1">
        <text:list-item>
          <text:list>
            <text:list-item>
              <text:list>
                <text:list-item>
                  <text:list>
                    <text:list-item>
                      <text:h text:style-name="P61" text:outline-level="4"><text:bookmark-start text:name="_Toc69120105"/><text:span text:style-name="T2">Variables</text:span><text:bookmark-end text:name="_Toc69120105"/></text:h>
                      <text:list>
                        <text:list-item>
                          <text:h text:style-name="P58" text:outline-level="5">MAKEFILENAME</text:h>
                        </text:list-item>
                      </text:list>
                    </text:list-item>
                  </text:list>
                </text:list-item>
              </text:list>
            </text:list-item>
          </text:list>
        </text:list-item>
      </text:list>
      <text:p text:style-name="P1"><text:span text:style-name="T2">This variable must contain the makefile filename to enable the recursive call of the makefile. This is done for example by the following line:</text:span></text:p>
      <text:p text:style-name="P132"><text:soft-page-break/></text:p>
      <text:p text:style-name="P132">MAKEFILENAME := makefile.gcc</text:p>
      <text:p text:style-name="P132"/>
      <text:p text:style-name="P3"/>
      <text:list xml:id="list183027458153803" text:continue-numbering="true" text:style-name="WWNum1">
        <text:list-item>
          <text:list>
            <text:list-item>
              <text:list>
                <text:list-item>
                  <text:list>
                    <text:list-item>
                      <text:list>
                        <text:list-item>
                          <text:h text:style-name="P58" text:outline-level="5"><text:bookmark-start text:name="_Ref52786752"/>CC<text:bookmark-end text:name="_Ref52786752"/></text:h>
                        </text:list-item>
                      </text:list>
                    </text:list-item>
                  </text:list>
                </text:list-item>
              </text:list>
            </text:list-item>
          </text:list>
        </text:list-item>
      </text:list>
      <text:p text:style-name="P1"><text:span text:style-name="T2">The compiler symbolic name must be defined in the </text:span><text:span text:style-name="T28">CC</text:span><text:span text:style-name="T2"> variable. The value of </text:span><text:span text:style-name="T28">CC</text:span><text:span text:style-name="T2"> is used in the generic makefiles to set compiler dependant sections (it can also be used in the same manner in </text:span><text:span text:style-name="T26">makefile</text:span><text:span text:style-name="T2"> file of the test directory that is the configuration part of the generic makefile).</text:span></text:p>
      <text:p text:style-name="P1"><text:span text:style-name="T2">When the master script doesn’t know how to compute the size of the compiled code, the </text:span><text:span text:style-name="T26">CC</text:span><text:span text:style-name="T2"> variable value is reported in the "Size" field (for example, if the master script doesn’t know how to compute the size of <text:s/>the </text:span><text:span text:style-name="code_20_Char_20_Char">gcc</text:span><text:span text:style-name="T2"> compiled code, the “</text:span><text:span text:style-name="code_20_Char_20_Char">(gcc)</text:span><text:span text:style-name="T2">” string would be printed instead of the size in the report). The </text:span><text:span text:style-name="T26">CC</text:span><text:span text:style-name="T2"> variable value is also reported for the "Cycles" field if the master script doesn't know how to get the number of cycles of the simulation/execution of the generated code.</text:span></text:p>
      <text:p text:style-name="P1"><text:span text:style-name="T2">To shorten the parameter list of the master script (to only set the makefile filename and not the makefile filename and the </text:span><text:span text:style-name="T26">CC</text:span><text:span text:style-name="T2"> macro value as makefile option), the </text:span><text:span text:style-name="T26">CC</text:span><text:span text:style-name="T2"> variable is set to the corresponding value in </text:span><text:span text:style-name="T26">makefile.scc</text:span><text:span text:style-name="T2"> or </text:span><text:span text:style-name="T26">makefile.gcc</text:span><text:span text:style-name="T2"> which only includes the local configuration makefile with:</text:span></text:p>
      <text:p text:style-name="P132"/>
      <text:p text:style-name="P132">CC := gcc</text:p>
      <text:p text:style-name="P132">include ./makefile</text:p>
      <text:p text:style-name="P132"/>
      <text:p text:style-name="P1"><text:span text:style-name="T2">A </text:span><text:span text:style-name="T26">coder</text:span><text:span text:style-name="T2"> target in the master script can build a </text:span><text:span text:style-name="code_20_Char_20_Char4_20_Char">coder.eld</text:span><text:span text:style-name="T2"> file with the </text:span><text:span text:style-name="code_20_Char_20_Char4_20_Char">makefile.scc</text:span><text:span text:style-name="T2"> makefile and build a </text:span><text:span text:style-name="code_20_Char_20_Char4_20_Char">coder.exe</text:span><text:span text:style-name="T2"> file with the </text:span><text:span text:style-name="code_20_Char_20_Char4_20_Char">makefile.gcc</text:span><text:span text:style-name="T2"> makefile.</text:span></text:p>
      <text:list xml:id="list183027225651458" text:continue-numbering="true" text:style-name="WWNum1">
        <text:list-item>
          <text:list>
            <text:list-item>
              <text:list>
                <text:list-item>
                  <text:list>
                    <text:list-item>
                      <text:list>
                        <text:list-item>
                          <text:h text:style-name="P58" text:outline-level="5">CFLAGS</text:h>
                        </text:list-item>
                      </text:list>
                    </text:list-item>
                  </text:list>
                </text:list-item>
              </text:list>
            </text:list-item>
          </text:list>
        </text:list-item>
      </text:list>
      <text:p text:style-name="P1"><text:span text:style-name="T2">The master script sets the compilation options and flags to the </text:span><text:span text:style-name="T26">CFLAGS</text:span><text:span text:style-name="T2"> variable used by the makefile. The generic makefile extracts the useful information from the </text:span><text:span text:style-name="T26">CFLAGS variable (used for the "</text:span><text:span text:style-name="code_20_Char_20_Char">$(CC) –c</text:span><text:span text:style-name="T26">" command)</text:span><text:span text:style-name="T2"> to set the value of the </text:span><text:span text:style-name="T26">LFLAGS</text:span><text:span text:style-name="T2"> variable (used by the link command).</text:span></text:p>
      <text:list xml:id="list183027175432723" text:continue-numbering="true" text:style-name="WWNum1">
        <text:list-item>
          <text:list>
            <text:list-item>
              <text:list>
                <text:list-item>
                  <text:list>
                    <text:list-item>
                      <text:list>
                        <text:list-item>
                          <text:h text:style-name="P58" text:outline-level="5"><text:bookmark-start text:name="_Ref67800637"/>Directories definitions<text:bookmark-end text:name="_Ref67800637"/></text:h>
                        </text:list-item>
                      </text:list>
                    </text:list-item>
                  </text:list>
                </text:list-item>
              </text:list>
            </text:list-item>
          </text:list>
        </text:list-item>
      </text:list>
      <text:p text:style-name="P1"><text:span text:style-name="T2">The following directories definitions are mandatory. The values of these macros are fixed by the rules defined in this document. They can also be temporarily modified for debug purpose (the generic master script gets these directories values from the makefile).</text:span></text:p>
      <text:p text:style-name="P137"><text:soft-page-break/></text:p>
      <text:p text:style-name="P137">OBJ_DIR <text:s text:c="4"/>:= obj</text:p>
      <text:p text:style-name="P137">DASM_DIR <text:s text:c="3"/>:= dasm</text:p>
      <text:p text:style-name="P132">BIN_DIR <text:s text:c="4"/>:= bin</text:p>
      <text:p text:style-name="P132"/>
      <text:p text:style-name="P3"/>
      <text:p text:style-name="P1"><text:span text:style-name="T2">For example with the </text:span><text:span text:style-name="code_20_Char_20_Char4_20_Char">scc</text:span><text:span text:style-name="T2"> StarCore compiler, the objects files (</text:span><text:span text:style-name="code_20_Char_20_Char4_20_Char">*.obj</text:span><text:span text:style-name="T2">, </text:span><text:span text:style-name="code_20_Char_20_Char4_20_Char">*.s1</text:span><text:span text:style-name="T2">, </text:span><text:span text:style-name="code_20_Char_20_Char4_20_Char">*.sl</text:span><text:span text:style-name="T2">, </text:span><text:span text:style-name="code_20_Char_20_Char4_20_Char">*.eln</text:span><text:span text:style-name="T2">) created during the compilation are created in the </text:span><text:span text:style-name="code_20_Char_20_Char4_20_Char">obj</text:span><text:span text:style-name="T2"> directory. The executable files (</text:span><text:span text:style-name="code_20_Char_20_Char4_20_Char">*.exe</text:span><text:span text:style-name="T2">, </text:span><text:span text:style-name="code_20_Char_20_Char4_20_Char">*.eld</text:span><text:span text:style-name="T2">) are created in the </text:span><text:span text:style-name="code_20_Char_20_Char4_20_Char">bin</text:span><text:span text:style-name="T2"> directory.</text:span></text:p>
      <text:p text:style-name="P30"><text:span text:style-name="T2">In order to test the disassembler, a special feature is provided for the disasmsc100 disassembler included with the StarCore compiler tools. This feature is provided for this target only. It consists in inserting a disassembling stage in the compilation process building each executable code. The normal file generation process is:</text:span></text:p>
      <text:list xml:id="list183026447502881" text:continue-list="list183027190969527" text:style-name="WWNum59">
        <text:list-item>
          <text:p text:style-name="P93"><text:span text:style-name="T2">source files </text:span><field:fieldmark-start text:name="__Fieldmark__6431_1316373460" field:type="SYMBOL 174 \f &quot;Symbol&quot; \s 10"/><field:fieldmark-end/><text:span text:style-name="T2"> </text:span><text:span text:style-name="code_20_Char_20_Char">.eln</text:span><text:span text:style-name="T2"> files in </text:span><text:span text:style-name="code_20_Char_20_Char">$(OBJ_DIR)</text:span><text:span text:style-name="T2"> </text:span><field:fieldmark-start text:name="__Fieldmark__6439_1316373460" field:type="SYMBOL 174 \f &quot;Symbol&quot; \s 10"/><field:fieldmark-end/><text:span text:style-name="T2"> </text:span><text:span text:style-name="code_20_Char_20_Char">.eld</text:span><text:span text:style-name="T2"> files in the </text:span><text:span text:style-name="code_20_Char_20_Char">$(BIN_DIR)</text:span><text:span text:style-name="T2">.</text:span></text:p>
        </text:list-item>
      </text:list>
      <text:p text:style-name="P30"><text:span text:style-name="T2">When inserting the disassembling process from the </text:span><text:span text:style-name="code_20_Char_20_Char">.eln</text:span><text:span text:style-name="T2"> files (“</text:span><text:span text:style-name="code_20_Char_20_Char">DASM=eln</text:span><text:span text:style-name="T2">” macro definition as </text:span><text:span text:style-name="code_20_Char_20_Char">make</text:span><text:span text:style-name="T2"> parameter), in addition to the normal file generation process, a fork is done to yield to another built executable:</text:span></text:p>
      <text:list xml:id="list183027278455287" text:continue-numbering="true" text:style-name="WWNum59">
        <text:list-item>
          <text:p text:style-name="P87"><text:span text:style-name="code_20_Char_20_Char">.eln</text:span><text:span text:style-name="T2"> files in </text:span><text:span text:style-name="code_20_Char_20_Char">$(OBJ_DIR)</text:span><text:span text:style-name="T2"> </text:span><field:fieldmark-start text:name="__Fieldmark__6468_1316373460" field:type="SYMBOL 174 \f &quot;Symbol&quot; \s 10"/><field:fieldmark-end/><text:span text:style-name="T2"> </text:span><text:span text:style-name="code_20_Char_20_Char">.sl</text:span><text:span text:style-name="T2"> files in </text:span><text:span text:style-name="code_20_Char_20_Char">$(DASM_DIR)</text:span><text:span text:style-name="T2"> </text:span><field:fieldmark-start text:name="__Fieldmark__6479_1316373460" field:type="SYMBOL 174 \f &quot;Symbol&quot; \s 10"/><field:fieldmark-end/><text:span text:style-name="T2"> </text:span><text:span text:style-name="code_20_Char_20_Char">.eln</text:span><text:span text:style-name="T2"> files in </text:span><text:span text:style-name="code_20_Char_20_Char">$(DASM_DIR)</text:span><text:span text:style-name="T2"> <text:s/></text:span><field:fieldmark-start text:name="__Fieldmark__6489_1316373460" field:type="SYMBOL 174 \f &quot;Symbol&quot; \s 10"/><field:fieldmark-end/><text:span text:style-name="T2"> </text:span><text:span text:style-name="code_20_Char_20_Char">.eld</text:span><text:span text:style-name="T2"> files in the </text:span><text:span text:style-name="code_20_Char_20_Char">$(DASM_DIR)</text:span><text:span text:style-name="T2">.</text:span></text:p>
        </text:list-item>
      </text:list>
      <text:p text:style-name="P30"><text:span text:style-name="T2">When inserting the disassembling process from the </text:span><text:span text:style-name="code_20_Char_20_Char">.eld</text:span><text:span text:style-name="T2"> files (“</text:span><text:span text:style-name="code_20_Char_20_Char">DASM=eln</text:span><text:span text:style-name="T2">” macro definition as </text:span><text:span text:style-name="code_20_Char_20_Char">make</text:span><text:span text:style-name="T2"> parameter), it forks at:</text:span></text:p>
      <text:list xml:id="list183025813006957" text:continue-numbering="true" text:style-name="WWNum59">
        <text:list-item>
          <text:p text:style-name="P87"><text:span text:style-name="code_20_Char_20_Char">.eld</text:span><text:span text:style-name="T2"> files in </text:span><text:span text:style-name="code_20_Char_20_Char">$(BIN_DIR)</text:span><text:span text:style-name="T2"> </text:span><field:fieldmark-start text:name="__Fieldmark__6522_1316373460" field:type="SYMBOL 174 \f &quot;Symbol&quot; \s 10"/><field:fieldmark-end/><text:span text:style-name="T2"> </text:span><text:span text:style-name="code_20_Char_20_Char">.sl</text:span><text:span text:style-name="T2"> files in </text:span><text:span text:style-name="code_20_Char_20_Char">$(DASM_DIR)</text:span><text:span text:style-name="T2"> </text:span><field:fieldmark-start text:name="__Fieldmark__6533_1316373460" field:type="SYMBOL 174 \f &quot;Symbol&quot; \s 10"/><field:fieldmark-end/><text:span text:style-name="T2"> </text:span><text:span text:style-name="code_20_Char_20_Char">.eln</text:span><text:span text:style-name="T2"> files in </text:span><text:span text:style-name="code_20_Char_20_Char">$(DASM_DIR)</text:span><text:span text:style-name="T2"> <text:s/></text:span><field:fieldmark-start text:name="__Fieldmark__6543_1316373460" field:type="SYMBOL 174 \f &quot;Symbol&quot; \s 10"/><field:fieldmark-end/><text:span text:style-name="T2"> </text:span><text:span text:style-name="code_20_Char_20_Char">.eld</text:span><text:span text:style-name="T2"> files in the </text:span><text:span text:style-name="code_20_Char_20_Char">$(DASM_DIR)</text:span><text:span text:style-name="T2">.</text:span></text:p>
        </text:list-item>
      </text:list>
      <text:p text:style-name="P1"><text:span text:style-name="T2">For other details about the DASM macro of the generic makefile, read § </text:span><text:span text:style-name="T2"><text:bookmark-ref text:reference-format="number" text:ref-name="_Ref66016993">8.7.1</text:bookmark-ref></text:span><text:span text:style-name="T2"> “</text:span><text:span text:style-name="T2"><text:bookmark-ref text:reference-format="text" text:ref-name="_Ref66016996">The DASM makefile.scc macro</text:bookmark-ref></text:span><text:span text:style-name="T2">”.</text:span></text:p>
      <text:p text:style-name="P3"/>
      <text:list xml:id="list183025942624152" text:continue-list="list183027175432723" text:style-name="WWNum1">
        <text:list-item>
          <text:list>
            <text:list-item>
              <text:list>
                <text:list-item>
                  <text:list>
                    <text:list-item>
                      <text:list>
                        <text:list-item>
                          <text:list>
                            <text:list-item>
                              <text:h text:style-name="P66" text:outline-level="6"><text:bookmark-start text:name="_Ref58689536"/>Codec application<text:bookmark-end text:name="_Ref58689536"/></text:h>
                            </text:list-item>
                          </text:list>
                        </text:list-item>
                      </text:list>
                    </text:list-item>
                  </text:list>
                </text:list-item>
              </text:list>
            </text:list-item>
          </text:list>
        </text:list-item>
      </text:list>
      <text:p text:style-name="P137"><text:soft-page-break/></text:p>
      <text:p text:style-name="P137">CODER_DIR <text:s text:c="2"/>:= coder</text:p>
      <text:p text:style-name="P137">DECODER_DIR := decoder</text:p>
      <text:p text:style-name="P137">COMMON_DIR <text:s/>:= common</text:p>
      <text:p text:style-name="P137">INC_DIR <text:s text:c="4"/>:= include</text:p>
      <text:p text:style-name="P137"/>
      <text:p text:style-name="P3"/>
      <text:list xml:id="list183027398785990" text:continue-numbering="true" text:style-name="WWNum1">
        <text:list-item>
          <text:list>
            <text:list-item>
              <text:list>
                <text:list-item>
                  <text:list>
                    <text:list-item>
                      <text:list>
                        <text:list-item>
                          <text:list>
                            <text:list-item>
                              <text:h text:style-name="P66" text:outline-level="6"><text:span text:style-name="T2">Unit tests</text:span></text:h>
                            </text:list-item>
                          </text:list>
                        </text:list-item>
                      </text:list>
                    </text:list-item>
                  </text:list>
                </text:list-item>
              </text:list>
            </text:list-item>
          </text:list>
        </text:list-item>
      </text:list>
      <text:p text:style-name="P132"/>
      <text:p text:style-name="P132">SRC_DIR <text:s text:c="4"/>:= src</text:p>
      <text:p text:style-name="P137">INC_DIR <text:s text:c="4"/>:= include</text:p>
      <text:p text:style-name="P137"/>
      <text:p text:style-name="P3"/>
      <text:p text:style-name="P30"><text:span text:style-name="T2">In case of one sub-directory of the </text:span><text:span text:style-name="code_20_Char_20_Char2">SRC_DIR</text:span><text:span text:style-name="T2"> directory per target, with each sub-directory containing all the necessary C files for the target (read § </text:span><text:span text:style-name="T2"><text:bookmark-ref text:reference-format="number" text:ref-name="_Ref46748952">7.2.1.2</text:bookmark-ref></text:span><text:span text:style-name="T2"> "</text:span><text:span text:style-name="T2"><text:bookmark-ref text:reference-format="text" text:ref-name="_Ref46748952">Test directory structure</text:bookmark-ref></text:span><text:span text:style-name="T2">"), the </text:span><text:span text:style-name="code_20_Char_20_Char2">MULTIPLE_SOURCE_FILES</text:span><text:span text:style-name="T2"> variable must be set to one:</text:span></text:p>
      <text:p text:style-name="P132"/>
      <text:p text:style-name="P132">MULTIPLE_SOURCE_FILES := 1</text:p>
      <text:p text:style-name="P132"/>
      <text:p text:style-name="P3"/>
      <text:list xml:id="list183025532651113" text:continue-numbering="true" text:style-name="WWNum1">
        <text:list-item>
          <text:list>
            <text:list-item>
              <text:list>
                <text:list-item>
                  <text:list>
                    <text:list-item>
                      <text:list>
                        <text:list-item>
                          <text:h text:style-name="P58" text:outline-level="5"><text:bookmark-start text:name="_Ref58690744"/>MANDATORY_CFLAGS<text:bookmark-end text:name="_Ref58690744"/> </text:h>
                        </text:list-item>
                      </text:list>
                    </text:list-item>
                  </text:list>
                </text:list-item>
              </text:list>
            </text:list-item>
          </text:list>
        </text:list-item>
      </text:list>
      <text:p text:style-name="P1"><text:span text:style-name="T2">Some tests need particular compiling option to function properly. This is often the case with the </text:span><text:span text:style-name="T26">‑ansi</text:span><text:span text:style-name="T2"> option or the "big memory model" </text:span><text:span text:style-name="T26">‑mb</text:span><text:span text:style-name="T2"> option for codec's with the CW for StarCore compiler. Options that are mandatory but not compiler dependant are set to the </text:span><text:span text:style-name="T28">MANDATORY_CFLAGS</text:span><text:span text:style-name="T2"> variable. When the compiler matters, these options must be defined in a </text:span><text:span text:style-name="T28">MANDATORY_SCC</text:span><text:span text:style-name="T2">, </text:span><text:span text:style-name="T28">MANDATORY_GCC,</text:span><text:span text:style-name="T2"> </text:span><text:span text:style-name="T28">MANDATORY_PPC or MANDATORY_ARM</text:span><text:span text:style-name="T2"> variable depending on the compiler used. These options appear in the report (even if they were not in the launching test options). Be careful with options that are mandatory when others appear (for example: the </text:span><text:span text:style-name="code_20_Char_20_Char4_20_Char">-mb</text:span><text:span text:style-name="T2"> for the big memory model may be mandatory only without the </text:span><text:span text:style-name="code_20_Char_20_Char4_20_Char">‑Os</text:span><text:span text:style-name="T2"> for size optimization).</text:span></text:p>
      <text:list xml:id="list183026612197584" text:continue-numbering="true" text:style-name="WWNum1">
        <text:list-item>
          <text:list>
            <text:list-item>
              <text:list>
                <text:list-item>
                  <text:list>
                    <text:list-item>
                      <text:list>
                        <text:list-item>
                          <text:h text:style-name="P58" text:outline-level="5"><text:soft-page-break/>FORBIDDEN CFLAGS</text:h>
                        </text:list-item>
                      </text:list>
                    </text:list-item>
                  </text:list>
                </text:list-item>
              </text:list>
            </text:list-item>
          </text:list>
        </text:list-item>
      </text:list>
      <text:p text:style-name="P1"><text:span text:style-name="T2">The </text:span><text:span text:style-name="code_20_Char_20_Char">FORBIDDEN_CFLAGS</text:span><text:span text:style-name="T2"> variable does not exist like the </text:span><text:span text:style-name="code_20_Char_20_Char">MANDATORY_CFLAGS</text:span> one but the <text:span text:style-name="code_20_Char_20_Char">FORBIDDEN</text:span><text:span text:style-name="T28">_SCC</text:span><text:span text:style-name="T2">, </text:span><text:span text:style-name="code_20_Char_20_Char">FORBIDDEN</text:span><text:span text:style-name="T28">_GCC,</text:span><text:span text:style-name="T2"> </text:span><text:span text:style-name="code_20_Char_20_Char">FORBIDDEN</text:span><text:span text:style-name="T28">_PPC </text:span>and<text:span text:style-name="T28"> </text:span><text:span text:style-name="code_20_Char_20_Char">FORBIDDEN</text:span><text:span text:style-name="T28">_ARM</text:span><text:span text:style-name="T2"> variables do. These variables are used to filter out the CFLAGS values that are forbidden for a particular test.</text:span></text:p>
      <text:list xml:id="list183026358284190" text:continue-numbering="true" text:style-name="WWNum1">
        <text:list-item>
          <text:list>
            <text:list-item>
              <text:list>
                <text:list-item>
                  <text:list>
                    <text:list-item>
                      <text:list>
                        <text:list-item>
                          <text:h text:style-name="P58" text:outline-level="5">Source files definitions</text:h>
                          <text:list>
                            <text:list-item>
                              <text:h text:style-name="P65" text:outline-level="6"><text:bookmark-start text:name="_Ref58689723"/><text:span text:style-name="T2">Codec application</text:span><text:bookmark-end text:name="_Ref58689723"/></text:h>
                            </text:list-item>
                          </text:list>
                        </text:list-item>
                      </text:list>
                    </text:list-item>
                  </text:list>
                </text:list-item>
              </text:list>
            </text:list-item>
          </text:list>
        </text:list-item>
      </text:list>
      <text:p text:style-name="P1"><text:span text:style-name="T2">The necessary files to build the </text:span><text:span text:style-name="T26">coder</text:span><text:span text:style-name="T2">, </text:span><text:span text:style-name="T26">decoder</text:span><text:span text:style-name="T2"> and </text:span><text:span text:style-name="T26">coder_decoder</text:span><text:span text:style-name="T2"> targets must be listed in the following variables:</text:span></text:p>
      <text:p text:style-name="P132"/>
      <text:p text:style-name="P132">COD_SRC = </text:p>
      <text:p text:style-name="P132">DEC_SRC =</text:p>
      <text:p text:style-name="P132">COMMON_SRC =</text:p>
      <text:p text:style-name="P132"/>
      <text:p text:style-name="P132">COD_ASM_SRC =</text:p>
      <text:p text:style-name="P132">DEC_ASM_SRC =</text:p>
      <text:p text:style-name="P132">COMMON_ASM_SRC =</text:p>
      <text:p text:style-name="P132"/>
      <text:p text:style-name="P3"/>
      <text:p text:style-name="P1"><text:span text:style-name="T2">The </text:span><text:span text:style-name="T26">coder</text:span><text:span text:style-name="T2"> target is compiled with the source files in </text:span><text:span text:style-name="T26">COD_SRC</text:span><text:span text:style-name="T2">, </text:span><text:span text:style-name="T26">COMMON_SRC</text:span><text:span text:style-name="T2">, </text:span><text:span text:style-name="T26">COD_ASM_SRC</text:span><text:span text:style-name="T2"> and </text:span><text:span text:style-name="T26">COMMON_ASM_SRC</text:span><text:span text:style-name="T2">. The </text:span><text:span text:style-name="T26">decoder</text:span><text:span text:style-name="T2"> target is compiled with the source files in </text:span><text:span text:style-name="T26">DEC_SRC</text:span><text:span text:style-name="T2">, </text:span><text:span text:style-name="T26">COMMON_SRC</text:span><text:span text:style-name="T2">, </text:span><text:span text:style-name="T26">DEC_ASM_SRC</text:span><text:span text:style-name="T2"> and </text:span><text:span text:style-name="T26">COMMON_ASM_SRC</text:span><text:span text:style-name="T2">. The </text:span><text:span text:style-name="T26">coder_decoder</text:span><text:span text:style-name="T2"> target is compiled with the source files in </text:span><text:span text:style-name="T26">COD_SRC</text:span><text:span text:style-name="T2">, </text:span><text:span text:style-name="T26">DEC_SRC</text:span><text:span text:style-name="T2">, </text:span><text:span text:style-name="T26">COMMON_SRC</text:span><text:span text:style-name="T2">, </text:span><text:span text:style-name="T26">COD_ASM_SRC</text:span><text:span text:style-name="T2">, </text:span><text:span text:style-name="T26">DEC_ASM_SRC</text:span><text:span text:style-name="T2"> and </text:span><text:span text:style-name="T26">COMMON_ASM_SRC</text:span><text:span text:style-name="T2">.</text:span></text:p>
      <text:p text:style-name="P1"><text:span text:style-name="T2">The definition of the </text:span><text:span text:style-name="T26">_QA_CODER_</text:span><text:span text:style-name="T2">, </text:span><text:span text:style-name="T26">_QA_DECODER_</text:span><text:span text:style-name="T2"> and </text:span><text:span text:style-name="T26">_QA_CODER_DECODER_</text:span><text:span text:style-name="T2"> macros by the generic makefile for respectively the </text:span><text:span text:style-name="T26">coder</text:span><text:span text:style-name="T2">, </text:span><text:span text:style-name="T26">decoder and coder_decoder</text:span><text:span text:style-name="T2"> targets allows generating the executable code from the previously defined files lists.</text:span></text:p>
      <text:list xml:id="list183026123188979" text:continue-numbering="true" text:style-name="WWNum1">
        <text:list-item>
          <text:list>
            <text:list-item>
              <text:list>
                <text:list-item>
                  <text:list>
                    <text:list-item>
                      <text:list>
                        <text:list-item>
                          <text:list>
                            <text:list-item>
                              <text:h text:style-name="P66" text:outline-level="6"><text:span text:style-name="T2">Unit tests</text:span></text:h>
                            </text:list-item>
                          </text:list>
                        </text:list-item>
                      </text:list>
                    </text:list-item>
                  </text:list>
                </text:list-item>
              </text:list>
            </text:list-item>
          </text:list>
        </text:list-item>
      </text:list>
      <text:p text:style-name="P1"><text:span text:style-name="T2">There are no source files lists to define in the configuration part of the makefile (makefile file of the test directory).</text:span></text:p>
      <text:list xml:id="list183027145241603" text:continue-numbering="true" text:style-name="WWNum1">
        <text:list-item>
          <text:list>
            <text:list-item>
              <text:list>
                <text:list-item>
                  <text:list>
                    <text:list-item>
                      <text:list>
                        <text:list-item>
                          <text:list>
                            <text:list-item>
                              <text:list>
                                <text:list-item>
                                  <text:h text:style-name="P68" text:outline-level="7"><text:span text:style-name="T2">Without MULTIPLE_SOURCE_FILES</text:span></text:h>
                                </text:list-item>
                              </text:list>
                            </text:list-item>
                          </text:list>
                        </text:list-item>
                      </text:list>
                    </text:list-item>
                  </text:list>
                </text:list-item>
              </text:list>
            </text:list-item>
          </text:list>
        </text:list-item>
      </text:list>
      <text:p text:style-name="P1"><text:soft-page-break/><text:span text:style-name="T2">For each target, the C source file located in the </text:span><text:span text:style-name="T26">src</text:span><text:span text:style-name="T2"> directory and whose name is the name of the target plus the ".c" extension is compiled (for example the </text:span><text:span text:style-name="T26">src/multi_sampling.c</text:span><text:span text:style-name="T2"> is compiled for a "</text:span><text:span text:style-name="T26">multi_sampling</text:span><text:span text:style-name="T2">" target).</text:span></text:p>
      <text:list xml:id="list183025680003902" text:continue-numbering="true" text:style-name="WWNum1">
        <text:list-item>
          <text:list>
            <text:list-item>
              <text:list>
                <text:list-item>
                  <text:list>
                    <text:list-item>
                      <text:list>
                        <text:list-item>
                          <text:list>
                            <text:list-item>
                              <text:list>
                                <text:list-item>
                                  <text:h text:style-name="P68" text:outline-level="7"><text:span text:style-name="T2">With MULTIPLE_SOURCE_FILES</text:span></text:h>
                                </text:list-item>
                              </text:list>
                            </text:list-item>
                          </text:list>
                        </text:list-item>
                      </text:list>
                    </text:list-item>
                  </text:list>
                </text:list-item>
              </text:list>
            </text:list-item>
          </text:list>
        </text:list-item>
      </text:list>
      <text:p text:style-name="P1"><text:span text:style-name="T2">For each target, all the C source files in the sub-directory of </text:span><text:span text:style-name="code_20_Char_20_Char4_20_Char">src</text:span><text:span text:style-name="T2"> whose name is the name of the target are compiled (for example, all the C source files stored in the </text:span><text:span text:style-name="code_20_Char_20_Char4_20_Char">src/IIR_filter</text:span><text:span text:style-name="T2"> directory are compiled for a "</text:span><text:span text:style-name="code_20_Char_20_Char4_20_Char">IIR_filter</text:span><text:span text:style-name="T2">" target).</text:span></text:p>
      <text:list xml:id="list183026539591922" text:continue-numbering="true" text:style-name="WWNum1">
        <text:list-item>
          <text:list>
            <text:list-item>
              <text:list>
                <text:list-item>
                  <text:list>
                    <text:list-item>
                      <text:h text:style-name="P61" text:outline-level="4"><text:bookmark-start text:name="_Toc69120106"/><text:bookmark-start text:name="_Ref51675622"/><text:span text:style-name="T2">Targets</text:span><text:bookmark-end text:name="_Toc69120106"/><text:bookmark-end text:name="_Ref51675622"/></text:h>
                    </text:list-item>
                  </text:list>
                </text:list-item>
              </text:list>
            </text:list-item>
          </text:list>
        </text:list-item>
      </text:list>
      <text:p text:style-name="P1"><text:span text:style-name="T2">Each target that the master script can find in the configuration file describing the target launching (read § </text:span><text:span text:style-name="T2"><text:bookmark-ref text:reference-format="number" text:ref-name="_Ref60999541">7.2.3.2</text:bookmark-ref></text:span><text:span text:style-name="T2"> "</text:span><text:span text:style-name="T2"><text:bookmark-ref text:reference-format="text" text:ref-name="_Ref60999547">Launching configuration file</text:bookmark-ref></text:span><text:span text:style-name="T2">") must correspond to a makefile target.</text:span></text:p>
      <text:list xml:id="list183026411332142" text:continue-numbering="true" text:style-name="WWNum1">
        <text:list-item>
          <text:list>
            <text:list-item>
              <text:list>
                <text:list-item>
                  <text:list>
                    <text:list-item>
                      <text:list>
                        <text:list-item>
                          <text:h text:style-name="P58" text:outline-level="5">Common ones</text:h>
                        </text:list-item>
                      </text:list>
                    </text:list-item>
                  </text:list>
                </text:list-item>
              </text:list>
            </text:list-item>
          </text:list>
        </text:list-item>
      </text:list>
      <text:p text:style-name="P1"><text:span text:style-name="T2">A </text:span><text:span text:style-name="T26">light_clean</text:span><text:span text:style-name="T2"> target must exist to delete the intermediate files of the compilation process. It means all standard ones as for example </text:span><text:span text:style-name="code_20_Char_20_Char4_20_Char">*.obj and *.eln</text:span><text:span text:style-name="T2"> </text:span><text:span text:style-name="code_20_Char_20_Char4_20_Char">for the </text:span><text:span text:style-name="code_20_Char_20_Char">scc</text:span><text:span text:style-name="code_20_Char_20_Char4_20_Char"> compiler and </text:span><text:span text:style-name="code_20_Char_20_Char">*.o</text:span><text:span text:style-name="code_20_Char_20_Char4_20_Char"> for </text:span><text:span text:style-name="code_20_Char_20_Char">gcc</text:span><text:span text:style-name="code_20_Char_20_Char4_20_Char">. It must also include the intermediate files created with some special compilation options</text:span><text:span text:style-name="T2"> (as </text:span><text:span text:style-name="code_20_Char_20_Char">*.s1</text:span><text:span text:style-name="T2"> and </text:span><text:span text:style-name="code_20_Char_20_Char">*.sl</text:span><text:span text:style-name="T2">, for </text:span><text:span text:style-name="code_20_Char_20_Char">scc with the ‑‑keep option</text:span><text:span text:style-name="T2">).</text:span></text:p>
      <text:p text:style-name="P1"><text:span text:style-name="T2">A </text:span><text:span text:style-name="T26">clean</text:span><text:span text:style-name="T2"> target must exist to delete the intermediate files and the executable files (for example the </text:span><text:span text:style-name="code_20_Char_20_Char4_20_Char">*.eld </text:span><text:span text:style-name="T2">files for </text:span><text:span text:style-name="code_20_Char_20_Char4_20_Char">scc </text:span><text:span text:style-name="T2">and </text:span><text:span text:style-name="code_20_Char_20_Char4_20_Char">*.exe </text:span><text:span text:style-name="T2">for </text:span><text:span text:style-name="code_20_Char_20_Char4_20_Char">gcc</text:span><text:span text:style-name="T2">).</text:span></text:p>
      <text:list xml:id="list183026812906646" text:continue-numbering="true" text:style-name="WWNum1">
        <text:list-item>
          <text:list>
            <text:list-item>
              <text:list>
                <text:list-item>
                  <text:list>
                    <text:list-item>
                      <text:list>
                        <text:list-item>
                          <text:h text:style-name="P58" text:outline-level="5"><text:bookmark-start text:name="_Ref58690120"/>Codec application<text:bookmark-end text:name="_Ref58690120"/></text:h>
                        </text:list-item>
                      </text:list>
                    </text:list-item>
                  </text:list>
                </text:list-item>
              </text:list>
            </text:list-item>
          </text:list>
        </text:list-item>
      </text:list>
      <text:p text:style-name="P1"><text:span text:style-name="T2">In the case of a codec application, the makefile must have three targets: </text:span><text:span text:style-name="code_20_Char_20_Char4_20_Char">coder</text:span><text:span text:style-name="T2">, </text:span><text:span text:style-name="code_20_Char_20_Char4_20_Char">decoder</text:span><text:span text:style-name="T2">, and </text:span><text:span text:style-name="code_20_Char_20_Char4_20_Char">coder_decoder</text:span><text:span text:style-name="T2">.</text:span></text:p>
      <text:list xml:id="list183026386031201" text:continue-list="list183025813006957" text:style-name="WWNum59">
        <text:list-item>
          <text:p text:style-name="P87"><text:span text:style-name="T2">The </text:span><text:span text:style-name="T28">coder</text:span><text:span text:style-name="T2"> target compiles the coder only while compiling source files with the macro </text:span><text:span text:style-name="T28">_QA_CODER_</text:span><text:span text:style-name="T2"> defined.</text:span></text:p>
        </text:list-item>
        <text:list-item>
          <text:p text:style-name="P87"><text:span text:style-name="T2">The </text:span><text:span text:style-name="T28">decoder</text:span><text:span text:style-name="T2"> target compiles the decoder only while compiling source files with the macro </text:span><text:span text:style-name="T28">_QA_CODER_</text:span><text:span text:style-name="T2"> defined.</text:span></text:p>
        </text:list-item>
        <text:list-item>
          <text:p text:style-name="P87"><text:span text:style-name="T2">The </text:span><text:span text:style-name="code_20_Char_20_Char4_20_Char">coder_decoder</text:span><text:span text:style-name="T2"> target compiles the codec while compiling source files with the macro </text:span><text:span text:style-name="T28">_QA_CODER_</text:span><text:span text:style-name="T2"> defined. The generated executable file takes an input file, codes it, prints this file, decodes it, and prints this second file.</text:span></text:p>
        </text:list-item>
      </text:list>
      <text:p text:style-name="P3"/>
      <text:list xml:id="list183026881313635" text:continue-list="list183026812906646" text:style-name="WWNum1">
        <text:list-item>
          <text:list>
            <text:list-item>
              <text:list>
                <text:list-item>
                  <text:list>
                    <text:list-item>
                      <text:list>
                        <text:list-item>
                          <text:h text:style-name="P58" text:outline-level="5">Unit tests</text:h>
                        </text:list-item>
                      </text:list>
                    </text:list-item>
                  </text:list>
                </text:list-item>
              </text:list>
            </text:list-item>
          </text:list>
        </text:list-item>
      </text:list>
      <text:p text:style-name="P1"><text:span text:style-name="T2">In the case of a non-codec application, there is one target for each executable to be built. It is allowed to have only a makefile rule for all targets corresponding to the test (all the </text:span><text:span text:style-name="code_20_Char_20_Char4_20_Char">.eld </text:span><text:span text:style-name="T2">files for the StarCore) when there number is too big and the rule short.</text:span></text:p>
      <text:list xml:id="list183025838672273" text:continue-numbering="true" text:style-name="WWNum1">
        <text:list-item>
          <text:list>
            <text:list-item>
              <text:list>
                <text:list-item>
                  <text:h text:style-name="P59" text:outline-level="3"><text:bookmark-start text:name="_Ref51389729"/><text:bookmark-start text:name="_Ref51389716"/><text:bookmark-start text:name="_Toc69120107"/><text:span text:style-name="T2">Configuration files</text:span><text:bookmark-end text:name="_Ref51389729"/><text:bookmark-end text:name="_Ref51389716"/><text:bookmark-end text:name="_Toc69120107"/></text:h>
                </text:list-item>
              </text:list>
            </text:list-item>
          </text:list>
        </text:list-item>
      </text:list>
      <text:p text:style-name="P1"><text:span text:style-name="T2">The following configuration files concern tests that use a generic master script. Others tests (Plumhall, Pstone, Nullstone, etc) have their own master script and you must refer to the README file of their directory.</text:span></text:p>
      <text:p text:style-name="P1"><text:soft-page-break/><text:span text:style-name="T2">The master script parameter file is a simple set of parameterization variables that define:</text:span></text:p>
      <text:list xml:id="list183027406980767" text:continue-list="list183026386031201" text:style-name="WWNum59">
        <text:list-item>
          <text:p text:style-name="P87"><text:span text:style-name="T2">basic information to be written in the report,</text:span></text:p>
        </text:list-item>
        <text:list-item>
          <text:p text:style-name="P87"><text:span text:style-name="T2">the default test targets (makefile targets),</text:span></text:p>
        </text:list-item>
        <text:list-item>
          <text:p text:style-name="P87"><text:span text:style-name="T2">the storage location of others configuration files.</text:span></text:p>
        </text:list-item>
      </text:list>
      <text:p text:style-name="P30"><text:span text:style-name="T2">The launching configuration file sets for each test target (makefile target) the way the compiled code has to be launched:</text:span></text:p>
      <text:list xml:id="list183026717462466" text:continue-numbering="true" text:style-name="WWNum59">
        <text:list-item>
          <text:p text:style-name="P87"><text:span text:style-name="T2">the launching parameters,</text:span></text:p>
        </text:list-item>
        <text:list-item>
          <text:p text:style-name="P87"><text:span text:style-name="T2">the input files,</text:span></text:p>
        </text:list-item>
        <text:list-item>
          <text:p text:style-name="P87"><text:span text:style-name="T2">the output files ant their corresponding reference files.</text:span></text:p>
        </text:list-item>
      </text:list>
      <text:p text:style-name="P3"/>
      <text:list xml:id="list183026413020857" text:continue-list="list183025838672273" text:style-name="WWNum1">
        <text:list-item>
          <text:list>
            <text:list-item>
              <text:list>
                <text:list-item>
                  <text:list>
                    <text:list-item>
                      <text:h text:style-name="P61" text:outline-level="4"><text:bookmark-start text:name="_Toc69120108"/>Master script parameter file<text:bookmark-end text:name="_Toc69120108"/></text:h>
                    </text:list-item>
                  </text:list>
                </text:list-item>
              </text:list>
            </text:list-item>
          </text:list>
        </text:list-item>
      </text:list>
      <text:p text:style-name="P1"><text:span text:style-name="T2">The generic master script parameters are set in the </text:span><text:span text:style-name="T26">run_all_params.pm</text:span><text:span text:style-name="T2"> file stored in the test directory. Here is an example:</text:span></text:p>
      <text:p text:style-name="P122"><text:soft-page-break/></text:p>
      <text:p text:style-name="P122"><text:span text:style-name="T46">#!/usr/bin/perl</text:span></text:p>
      <text:p text:style-name="P122"/>
      <text:p text:style-name="P127"><text:span text:style-name="T46"># --------------------------- OPTIONS --------------------------------------------</text:span></text:p>
      <text:p text:style-name="P127"><text:span text:style-name="T46"># Title of the test in the header</text:span></text:p>
      <text:p text:style-name="P127">$str15_title = 'G.728_optimized' ;</text:p>
      <text:p text:style-name="P127"/>
      <text:p text:style-name="P127"><text:span text:style-name="T46"># --------------------------- FUNCTIONAL OPTIONS ---------------------------------</text:span></text:p>
      <text:p text:style-name="P128"/>
      <text:p text:style-name="P127"><text:span text:style-name="T46"># file of filenames for inputs, outputs and reference for the targets</text:span></text:p>
      <text:p text:style-name="P127">$fnames = <text:s/>'files_in_out_ref.txt' ;</text:p>
      <text:p text:style-name="P127"/>
      <text:p text:style-name="P127"><text:span text:style-name="T46"># file of filenames for inputs, outputs and reference for targets in 'light' mode</text:span></text:p>
      <text:p text:style-name="P127">$fnames_light = 'files_in_out_ref_light.txt' ;</text:p>
      <text:p text:style-name="P127"/>
      <text:p text:style-name="P127"><text:span text:style-name="T46"># --------------------------- OPTIONS --------------------------------------------</text:span></text:p>
      <text:p text:style-name="P128"/>
      <text:p text:style-name="P127"><text:span text:style-name="T46"># default mode is "functional" or "performance" or "functional+performance"</text:span></text:p>
      <text:p text:style-name="P127">$default_test_mode = 'functional' ;</text:p>
      <text:p text:style-name="P127"/>
      <text:p text:style-name="P127">$default_makefile = 'makefile.scc' ;</text:p>
      <text:p text:style-name="P127"/>
      <text:p text:style-name="P127">@default_targets <text:s/>= ('coder', 'decoder', 'coder_decoder') ;</text:p>
      <text:p text:style-name="P127"/>
      <text:p text:style-name="P127"><text:span text:style-name="T46"># Normalisation function</text:span></text:p>
      <text:p text:style-name="P127">$run_norm = '../inputs/run_norm' ;</text:p>
      <text:p text:style-name="P127"><text:span text:style-name="T46"># Files informations for normalisation</text:span></text:p>
      <text:p text:style-name="P127"><text:soft-page-break/>$files_infos = '../inputs/files.infos' ;</text:p>
      <text:p text:style-name="P127"/>
      <text:p text:style-name="P122"><text:span text:style-name="T46"># --------------------------- OPTIONS END ----------------------------------------</text:span></text:p>
      <text:p text:style-name="P122"><text:span text:style-name="T46"># next line is mandatory, don't change it, don't delete it</text:span></text:p>
      <text:p text:style-name="P122">1 ;</text:p>
      <text:p text:style-name="P122"/>
      <text:p text:style-name="P1"><text:span text:style-name="T2">The use of the different variables:</text:span></text:p>
      <text:list xml:id="list183025616045229" text:continue-list="list183026717462466" text:style-name="WWNum59">
        <text:list-item>
          <text:p text:style-name="P87"><text:span text:style-name="T26">str15_title</text:span><text:span text:style-name="T2">: contains the name of the test that will be printed in the head of the report.</text:span></text:p>
        </text:list-item>
        <text:list-item>
          <text:p text:style-name="P87"><text:span text:style-name="T26">fnames</text:span><text:span text:style-name="T2"> and </text:span><text:span text:style-name="T26">fnames_light</text:span><text:span text:style-name="T2">: contains the names of the launching configuration file (read next § </text:span><text:span text:style-name="T2"><text:bookmark-ref text:reference-format="number" text:ref-name="_Ref60999541">7.2.3.2</text:bookmark-ref></text:span><text:span text:style-name="T2"> “</text:span><text:span text:style-name="T2"><text:bookmark-ref text:reference-format="text" text:ref-name="_Ref60999541">Launching configuration file</text:bookmark-ref></text:span><text:span text:style-name="T2">”) in full and light test levels.</text:span></text:p>
        </text:list-item>
        <text:list-item>
          <text:p text:style-name="P87"><text:span text:style-name="T26">default_test_mode</text:span><text:span text:style-name="T2">: contains the test mode used for this test. This is </text:span><text:span text:style-name="T26">"functional"</text:span><text:span text:style-name="T2"> by default for codec's and </text:span><text:span text:style-name="T26">"functional+performance"</text:span><text:span text:style-name="T2"> for unit tests.</text:span></text:p>
        </text:list-item>
        <text:list-item>
          <text:p text:style-name="P87"><text:span text:style-name="T26">default_makefile</text:span><text:span text:style-name="T2">: contains the default makefile filename. This also allows having a default compiler (read § </text:span><text:span text:style-name="T2"><text:bookmark-ref text:reference-format="number" text:ref-name="_Ref52786752">7.2.2.1 b</text:bookmark-ref></text:span><text:span text:style-name="T2"> "</text:span><text:span text:style-name="T2"><text:bookmark-ref text:reference-format="text" text:ref-name="_Ref52786752">CC</text:bookmark-ref></text:span><text:span text:style-name="T2">").</text:span></text:p>
        </text:list-item>
        <text:list-item>
          <text:p text:style-name="P87"><text:span text:style-name="T26">default_targets</text:span><text:span text:style-name="T2">: these are the default targets that will be tested. This variable is used only in codec's and doesn't need to be defined for unit tests (where it is not used).</text:span></text:p>
        </text:list-item>
        <text:list-item>
          <text:p text:style-name="P87"><text:span text:style-name="T26">run_norm</text:span><text:span text:style-name="T2">: contains the filename (access path included) of the script that can normalize the cycle number reported by the simulator for this test (read § </text:span><text:span text:style-name="T2"><text:bookmark-ref text:reference-format="number" text:ref-name="_Ref59856259">7.3.2.1</text:bookmark-ref></text:span><text:span text:style-name="T2"> "</text:span><text:span text:style-name="T2"><text:bookmark-ref text:reference-format="text" text:ref-name="_Ref59856263">Codec report normalization</text:bookmark-ref></text:span><text:span text:style-name="T2">"). If this variable is set empty (or let undefined) the cycle number normalization won't be applied.</text:span></text:p>
        </text:list-item>
        <text:list-item>
          <text:p text:style-name="P87"><text:span text:style-name="T26">files_infos</text:span><text:span text:style-name="T2">: contains the filename (access path included) of the </text:span><text:span text:style-name="code_20_Char_20_Char4_20_Char">run_norm</text:span><text:span text:style-name="T2"> configuration file that contains the input files description (read § </text:span><text:span text:style-name="T2"><text:bookmark-ref text:reference-format="number" text:ref-name="_Ref59856259">7.3.2.1</text:bookmark-ref></text:span><text:span text:style-name="T2"> "</text:span><text:span text:style-name="T2"><text:bookmark-ref text:reference-format="text" text:ref-name="_Ref59856263">Codec report normalization</text:bookmark-ref></text:span><text:span text:style-name="T2">").</text:span></text:p>
        </text:list-item>
      </text:list>
      <text:list xml:id="list183026710895042" text:continue-list="list183026413020857" text:style-name="WWNum1">
        <text:list-item>
          <text:list>
            <text:list-item>
              <text:list>
                <text:list-item>
                  <text:list>
                    <text:list-item>
                      <text:h text:style-name="P62" text:outline-level="4"><text:bookmark-start text:name="_Ref60999541"/><text:bookmark-start text:name="_Ref51674492"/><text:bookmark-start text:name="_Toc69120109"/><text:bookmark-start text:name="_Ref60999547"/><text:span text:style-name="T2">Launching configuration file</text:span><text:bookmark-end text:name="_Ref60999541"/><text:bookmark-end text:name="_Ref51674492"/><text:bookmark-end text:name="_Toc69120109"/><text:bookmark-end text:name="_Ref60999547"/></text:h>
                    </text:list-item>
                  </text:list>
                </text:list-item>
              </text:list>
            </text:list-item>
          </text:list>
        </text:list-item>
      </text:list>
      <text:p text:style-name="P1"><text:span text:style-name="T2">As the makefile defines how to build the test targets (</text:span><text:span text:style-name="T26">coder</text:span><text:span text:style-name="T2">, </text:span><text:span text:style-name="T26">decoder</text:span><text:span text:style-name="T2">, </text:span><text:span text:style-name="T26">coder-decoder</text:span><text:span text:style-name="T2"> or any other target for non-codec test), the launching configuration file defines the running parameters of the built executable, its input and output files and the corresponding output reference files. The </text:span><text:span text:style-name="T28">files_in_out_ref.txt and files_in_out_ref_light.txt</text:span><text:span text:style-name="T2"> files are for respectively the default </text:span><text:span text:style-name="code_20_Char_20_Char">full</text:span><text:span text:style-name="T2"> mode and the </text:span><text:span text:style-name="code_20_Char_20_Char">light</text:span><text:span text:style-name="T2"> mode. No simulator information is given. For example:</text:span></text:p>
      <table:table table:name="Tableau4" table:style-name="Tableau4">
        <table:table-column table:style-name="Tableau4.A"/>
        <table:table-row table:style-name="Tableau4.1">
          <table:table-cell table:style-name="Tableau4.A1" office:value-type="string">
            <text:p text:style-name="P146"/>
            <text:p text:style-name="P148"><text:span text:style-name="T47"># The lines <text:s/>must <text:s/>contain:</text:span></text:p>
            <text:p text:style-name="P148"><text:span text:style-name="T47"># <text:s/>target ;<text:tab/>input file ;<text:tab/>description ;<text:tab/>launch params ;<text:tab/>output file1, reference file1 <text:s/>; output file2, reference file2 <text:s/>; ...</text:span></text:p>
            <text:p text:style-name="P148"><text:span text:style-name="T47">#</text:span></text:p>
            <text:p text:style-name="P148"><text:span text:style-name="T47">#-----------------------------------------------------------------------------------------------------------------</text:span></text:p>
            <text:p text:style-name="P146"/>
            <text:p text:style-name="P148"><text:span text:style-name="T47">coder ;<text:tab/>dtx63.cod.pcm ;<text:tab/>coder 6.3 ;<text:tab/>"-r63 -v ../inputs/dtx63.cod.pcm outputs/dtx63.cod.bstream" ;<text:tab/>dtx63.cod.bstream, dtx63.cod.bstream</text:span></text:p>
            <text:p text:style-name="P148"><text:span text:style-name="T47">coder ;<text:tab/>dtx53mix.cod.pcm ;<text:tab/>coder 5.3 ;<text:tab/>"-r53 -v ../inputs/dtx53mix.cod.pcm outputs/dtx53.cod.bstream" ;<text:tab/>dtx53.cod.bstream, dtx53.cod.bstream</text:span></text:p>
            <text:p text:style-name="P148"><text:span text:style-name="T47">coder ;<text:tab/>dtx63.cod.pcm ;<text:tab/>coder mix ;<text:tab/>"-r../inputs/dtxmix.rat -v ../inputs/dtx53mix.cod.pcm outputs/dtxmix.cod.bstream" ;<text:tab/>dtxmix.cod.bstream, dtxmix.cod.bstream</text:span></text:p>
            <text:p text:style-name="P146"/>
            <text:p text:style-name="P148"><text:span text:style-name="T47">decoder ;<text:tab/>dtx63.dec.bstream ; <text:tab/>decoder 6.3 ;<text:tab/>"../inputs/dtx63.dec.bstream outputs/dtx63.dec.pcm" <text:s/>;<text:tab/>dtx63.dec.pcm, dtx63.dec.pcm</text:span></text:p>
            <text:p text:style-name="P146"/>
            <text:p text:style-name="P148"><text:span text:style-name="T47">coder_decoder ;<text:tab/>dtx63.cod.pcm ;<text:tab/>cod_dec 6.3 ;<text:tab/>"-r63 -v ../inputs/dtx63.cod.pcm outputs/dtx63.codec.bstream outputs/dtx63.codec.pcm" ;<text:tab/>dtx63.codec.bstream, dtx63.cod.bstream ;<text:tab/>dtx63.codec.pcm, dtx63.dec.pcm</text:span></text:p>
            <text:p text:style-name="P147"/>
          </table:table-cell>
        </table:table-row>
      </table:table>
      <text:p text:style-name="P38"/>
      <text:p text:style-name="P1"><text:span text:style-name="T2">Each line is one launching definition. Once built, each target may be launched multiple times with different parameters. Thus many lines may exist for one target. The target name is the key field (first column) of the launching definition lines, we have the following other fields:</text:span></text:p>
      <text:list xml:id="list183025956594166" text:continue-list="list183025616045229" text:style-name="WWNum59">
        <text:list-item>
          <text:p text:style-name="P87"><text:span text:style-name="T2">the input files,</text:span></text:p>
        </text:list-item>
        <text:list-item>
          <text:p text:style-name="P87"><text:span text:style-name="T2">the information to insert in the report,</text:span></text:p>
        </text:list-item>
        <text:list-item>
          <text:p text:style-name="P87"><text:span text:style-name="T2">the launching parameters,</text:span></text:p>
        </text:list-item>
        <text:list-item>
          <text:p text:style-name="P87"><text:span text:style-name="T2">the list of output and reference files.</text:span></text:p>
        </text:list-item>
      </text:list>
      <text:p text:style-name="P39"><text:span text:style-name="T2">The separator character is the ";". The launching definition line ends with a list of duets "output file" - "reference file", the separator within each duet is the "," character.</text:span></text:p>
      <text:p text:style-name="P40"><text:span text:style-name="T2">The output and reference files are stored respectively in the </text:span><text:span text:style-name="T26">"</text:span><text:span text:style-name="code_20_Char_20_Char4_20_Char">outputs</text:span><text:span text:style-name="T26">"</text:span><text:span text:style-name="T2"> and "</text:span><text:span text:style-name="code_20_Char_20_Char4_20_Char">../ref</text:span><text:span text:style-name="T2">"</text:span> <text:span text:style-name="T2">sub-directories. Thus the output and reference fields don't need to specify it. For clarifying purpose it is possible to write it explicitly. For example the last fields of the last </text:span><text:span text:style-name="T26">coder_decoder</text:span><text:span text:style-name="T2"> launching definition line might be:</text:span></text:p>
      <text:p text:style-name="P123"/>
      <text:p text:style-name="P122"><text:span text:style-name="T48">outputs/dtx63.codec.bstream, ../ref/dtx63.cod.bstream ; <text:s/>outputs/dtx63.codec.pcm, ../ref/dtx63.dec.pcm</text:span></text:p>
      <text:p text:style-name="P123"/>
      <text:p text:style-name="P1"><text:span text:style-name="T2">The "launching parameters" field is a string that will be set as argument of the compiled executable file (</text:span><text:span text:style-name="T26">ARGC</text:span><text:span text:style-name="T2"> standard array). When this argument contains a filename, this one must contain the access path from the current test directory.</text:span></text:p>
      <text:p text:style-name="P3"/>
      <text:list xml:id="list183027533267284" text:continue-list="list183026710895042" text:style-name="WWNum1">
        <text:list-item>
          <text:list>
            <text:list-item>
              <text:h text:style-name="P52" text:outline-level="2"><text:bookmark-start text:name="_Toc69120110"/><text:bookmark-start text:name="_Ref50959085"/><text:span text:style-name="T2">Optional QA test properties</text:span><text:bookmark-end text:name="_Toc69120110"/><text:bookmark-end text:name="_Ref50959085"/></text:h>
            </text:list-item>
          </text:list>
        </text:list-item>
      </text:list>
      <text:p text:style-name="P1"><text:span text:style-name="T2">These properties, if provided by the source files, the makefiles and the configurations files enable extra features from the QA tools.</text:span></text:p>
      <text:list xml:id="list183026376447128" text:continue-numbering="true" text:style-name="WWNum1">
        <text:list-item>
          <text:list>
            <text:list-item>
              <text:list>
                <text:list-item>
                  <text:h text:style-name="P59" text:outline-level="3"><text:bookmark-start text:name="_Toc69120111"/><text:span text:style-name="T2">Sources</text:span><text:bookmark-end text:name="_Toc69120111"/></text:h>
                  <text:list>
                    <text:list-item>
                      <text:h text:style-name="P61" text:outline-level="4"><text:bookmark-start text:name="_Toc69120112"/><text:bookmark-start text:name="_Ref51390732"/><text:span text:style-name="T2">Debug features</text:span><text:bookmark-end text:name="_Toc69120112"/><text:span text:style-name="T2"> to test code correctness</text:span><text:bookmark-end text:name="_Ref51390732"/></text:h>
                    </text:list-item>
                  </text:list>
                </text:list-item>
              </text:list>
            </text:list-item>
          </text:list>
        </text:list-item>
      </text:list>
      <text:p text:style-name="P1"><text:span text:style-name="T2">Trace information that is echoed on </text:span><text:span text:style-name="code_20_Char_20_Char">STDOUT</text:span> by the compiled program or by the simulator <text:span text:style-name="T2">is captured </text:span>by the master script. The master script parses this trace data and inserts the appropriate information in the report. This is the standard way to get cycles number from some simulators and this is the way to get optional debug information<text:span text:style-name="T2">. For compiling efficiency purpose and in order to avoid intrusive trace code addition, a future feature of the master script will be to set a </text:span><text:span text:style-name="T26">_QA_DEBUG_</text:span><text:span text:style-name="T2"> macro when an optional parameter will be passed.</text:span></text:p>
      <text:list xml:id="list183027326846935" text:continue-numbering="true" text:style-name="WWNum1">
        <text:list-item>
          <text:list>
            <text:list-item>
              <text:list>
                <text:list-item>
                  <text:list>
                    <text:list-item>
                      <text:list>
                        <text:list-item>
                          <text:h text:style-name="P58" text:outline-level="5">Codec application</text:h>
                          <text:list>
                            <text:list-item>
                              <text:h text:style-name="P66" text:outline-level="6"><text:span text:style-name="T2">Functional mode</text:span></text:h>
                            </text:list-item>
                          </text:list>
                        </text:list-item>
                      </text:list>
                    </text:list-item>
                  </text:list>
                </text:list-item>
              </text:list>
            </text:list-item>
          </text:list>
        </text:list-item>
      </text:list>
      <text:p text:style-name="P1"><text:span text:style-name="T2">Useful information is the frame number of the frame that the encoder / decoder is encoding / decoding and the number of bytes already written on output at the end of the previous frame. The syntax is "</text:span><text:span text:style-name="code_20_Char_20_Char4_20_Char">&lt;cod|dec&gt;, frame=&lt;frame number&gt;, &lt;number&gt; bytes written</text:span><text:span text:style-name="T2">" at the beginning of lines (First string is "</text:span><text:span text:style-name="code_20_Char_20_Char4_20_Char">cod</text:span><text:span text:style-name="T2">" for the coder and "</text:span><text:span text:style-name="code_20_Char_20_Char4_20_Char">dec</text:span><text:span text:style-name="T2">" for the decoder). This enables to interleave or not the frames encoding and decoding stages. The master script uses this information to compute the number of the frame when an error occurs (when the output differs from the reference).</text:span></text:p>
      <text:list xml:id="list183027574161364" text:continue-numbering="true" text:style-name="WWNum1">
        <text:list-item>
          <text:list>
            <text:list-item>
              <text:list>
                <text:list-item>
                  <text:list>
                    <text:list-item>
                      <text:list>
                        <text:list-item>
                          <text:list>
                            <text:list-item>
                              <text:h text:style-name="P66" text:outline-level="6"><text:span text:style-name="T2">Performance mode</text:span></text:h>
                            </text:list-item>
                          </text:list>
                        </text:list-item>
                      </text:list>
                    </text:list-item>
                  </text:list>
                </text:list-item>
              </text:list>
            </text:list-item>
          </text:list>
        </text:list-item>
      </text:list>
      <text:p text:style-name="P1"><text:span text:style-name="T2">In case of a FAIL, the generated code outputs the frame number where the error occurs (surrounded by parenthesis after the "FAIL" string message).</text:span></text:p>
      <text:list xml:id="list183027183174958" text:continue-numbering="true" text:style-name="WWNum1">
        <text:list-item>
          <text:list>
            <text:list-item>
              <text:list>
                <text:list-item>
                  <text:list>
                    <text:list-item>
                      <text:list>
                        <text:list-item>
                          <text:h text:style-name="P58" text:outline-level="5">Unit tests</text:h>
                        </text:list-item>
                      </text:list>
                    </text:list-item>
                  </text:list>
                </text:list-item>
              </text:list>
            </text:list-item>
          </text:list>
        </text:list-item>
      </text:list>
      <text:p text:style-name="P1"><text:span text:style-name="T2">There is no general convention about outputs for the debug purpose (the master script offers no additional feature to locate incorrect source from output verification).</text:span></text:p>
      <text:list xml:id="list183027182821032" text:continue-numbering="true" text:style-name="WWNum1">
        <text:list-item>
          <text:list>
            <text:list-item>
              <text:list>
                <text:list-item>
                  <text:list>
                    <text:list-item>
                      <text:h text:style-name="P61" text:outline-level="4"><text:bookmark-start text:name="_Ref12186354"/><text:bookmark-start text:name="_Hlt12188097"/><text:bookmark-start text:name="_Toc69120113"/><text:bookmark-start text:name="_Toc21430459"/><text:soft-page-break/><text:span text:style-name="T2">Probe around the frame process</text:span><text:bookmark-end text:name="_Ref12186354"/><text:bookmark-end text:name="_Hlt12188097"/><text:bookmark-end text:name="_Toc69120113"/><text:bookmark-end text:name="_Toc21430459"/><text:bookmark text:name="_Ref12186349"/></text:h>
                    </text:list-item>
                  </text:list>
                </text:list-item>
              </text:list>
            </text:list-item>
          </text:list>
        </text:list-item>
      </text:list>
      <text:p text:style-name="P30"><text:span text:style-name="T2">Currently all the applications tests contain probes:</text:span></text:p>
      <text:list xml:id="list183026215884374" text:continue-list="list183025956594166" text:style-name="WWNum59">
        <text:list-item>
          <text:p text:style-name="P87"><text:span text:style-name="T2">around the whole program,</text:span></text:p>
        </text:list-item>
        <text:list-item>
          <text:p text:style-name="P87"><text:span text:style-name="T2">around the frame processing.</text:span></text:p>
        </text:list-item>
      </text:list>
      <text:p text:style-name="P102"><text:span text:style-name="T2">These probes will inform the user on the number of cycles spent in a particular code section for the whole program execution. For example it may be used to report the min / max / mean number of cycles spent to process a frame, and the number of frames processed. The compiled code can end with an echo “</text:span><text:span text:style-name="T26">qa_cycles=</text:span><text:span text:style-name="T25">&lt;a_number&gt;</text:span>" <text:span text:style-name="T2">on </text:span><text:span text:style-name="code_20_Char_20_Char">STDOUT</text:span><text:span text:style-name="T2"> </text:span>with <text:span text:style-name="T25">a_number</text:span> equal to the value we want to report. The <text:span text:style-name="T25">a_number</text:span><text:span text:style-name="T2"> value is then used for the cycles count in the master script report instead of the simulator (or board launcher) reported value as explained in § </text:span><text:span text:style-name="T2"><text:bookmark-ref text:reference-format="number" text:ref-name="_Ref66176514">9.12.1.3</text:bookmark-ref></text:span><text:span text:style-name="T2"> “</text:span><text:span text:style-name="T2"><text:bookmark-ref text:reference-format="text" text:ref-name="_Ref66176516">Launching function</text:bookmark-ref></text:span><text:span text:style-name="T2">”). This probe method is available with any simulator or with the 8101 and 8102 boards (with the CW for StarCore compiler).</text:span></text:p>
      <text:p text:style-name="P1"><text:span text:style-name="T2">Here is an example:</text:span></text:p>
      <text:p text:style-name="P132"><text:soft-page-break/></text:p>
      <text:p text:style-name="P137">#include &lt;qa_probing.h&gt;</text:p>
      <text:p text:style-name="P137"/>
      <text:p text:style-name="P137">int main( void )</text:p>
      <text:p text:style-name="P137">{</text:p>
      <text:p text:style-name="P137"><text:tab/>START_PROBING_PROGRAM;</text:p>
      <text:p text:style-name="P137"><text:tab/>...</text:p>
      <text:p text:style-name="P137"><text:tab/>for (i=0;i&lt;nb_frames;i++) {</text:p>
      <text:p text:style-name="P137"><text:tab/><text:tab/><text:tab/>START_PROBING_CODER;</text:p>
      <text:p text:style-name="P137"/>
      <text:p text:style-name="P137"><text:tab/><text:tab/><text:tab/>/* do the frame processing */</text:p>
      <text:p text:style-name="P137"/>
      <text:p text:style-name="P137"><text:tab/><text:tab/><text:tab/></text:p>
      <text:p text:style-name="P137"><text:tab/><text:tab/><text:tab/>STOP_PROBING_CODER;</text:p>
      <text:p text:style-name="P137"><text:tab/>}</text:p>
      <text:p text:style-name="P137"><text:tab/>...</text:p>
      <text:p text:style-name="P132"><text:tab/>STOP_PROBING_PROGRAM;</text:p>
      <text:p text:style-name="P132">}</text:p>
      <text:p text:style-name="P132"/>
      <text:p text:style-name="P1"><text:span text:style-name="T2">The included </text:span><text:span text:style-name="T26">qa_probing.h</text:span><text:span text:style-name="T2"> file is a common file for all the codec applications. It is stored in the </text:span><text:span text:style-name="T26">$NEW_QA_ROOT/runtest/generic_test/codec/last/src</text:span><text:span text:style-name="T2"> directory. It contains the needed probing macros. The four previous probing macros have different definitions if the program is built to run on the simulator, on the hardware platform 8101, on the 8102 platform.</text:span></text:p>
      <text:p text:style-name="P1"><text:span text:style-name="T2">Three switches are used in the </text:span><text:span text:style-name="T26">qa_probing.h</text:span><text:span text:style-name="T2"> file: </text:span></text:p>
      <text:list xml:id="list7318189904992548926" text:style-name="WWNum72">
        <text:list-item>
          <text:p text:style-name="P29"><text:span text:style-name="T26">_QA_SWPROBING_</text:span><text:span text:style-name="T2"> should be defined if the platform is the </text:span><text:span text:style-name="T26">runsc100</text:span><text:span text:style-name="T2"> simulator.</text:span></text:p>
        </text:list-item>
        <text:list-item>
          <text:p text:style-name="P29"><text:span text:style-name="T26">_MSC8101ADS_</text:span><text:span text:style-name="T2"> should be defined to activate the 8101 EOnce.</text:span></text:p>
        </text:list-item>
        <text:list-item>
          <text:p text:style-name="P29"><text:span text:style-name="T26">_MSC8102ADS_</text:span><text:span text:style-name="T2"> should be defined to activate the 8102 EOnce.</text:span></text:p>
        </text:list-item>
      </text:list>
      <text:p text:style-name="P30"><text:soft-page-break/><text:span text:style-name="T2">Here is the common </text:span><text:span text:style-name="T26">qa_probing.h</text:span><text:span text:style-name="T2"> file:</text:span></text:p>
      <text:p text:style-name="P141"/>
      <text:p text:style-name="P143"><text:span text:style-name="T37">/********************/</text:span></text:p>
      <text:p text:style-name="P143"><text:span text:style-name="T37">/** PROBING MACROS **/</text:span></text:p>
      <text:p text:style-name="P143"><text:span text:style-name="T37">/********************/</text:span></text:p>
      <text:p text:style-name="P143"><text:span text:style-name="T37">#ifdef _ENTERPRISE_C_</text:span></text:p>
      <text:p text:style-name="P144"/>
      <text:p text:style-name="P143"><text:span text:style-name="T37">#ifdef _QA_SWPROBING_</text:span></text:p>
      <text:p text:style-name="P144"/>
      <text:p text:style-name="P143"><text:span text:style-name="T37"># define START_PROBING_PROGRAM <text:s/>/* */</text:span></text:p>
      <text:p text:style-name="P143"><text:span text:style-name="T37"># define START_PROBING_CODER <text:s text:c="2"/>asm("PROFILE_BEGIN_%C_code_1_frame:");</text:span></text:p>
      <text:p text:style-name="P143"><text:span text:style-name="T37"># define STOP_PROBING_CODER <text:s text:c="3"/>asm("PROFILE_END_%C_code_1_frame:");</text:span></text:p>
      <text:p text:style-name="P143"><text:span text:style-name="T37"># define START_PROBING_DECODER asm("PROFILE_BEGIN_%C_decode_1_frame:");</text:span></text:p>
      <text:p text:style-name="P143"><text:span text:style-name="T37"># define STOP_PROBING_DECODER <text:s/>asm("PROFILE_END_%C_decode_1_frame:");</text:span></text:p>
      <text:p text:style-name="P143"><text:span text:style-name="T37"># define STOP_PROBING_PROGRAM <text:s/><text:tab/>/* */</text:span></text:p>
      <text:p text:style-name="P144"/>
      <text:p text:style-name="P143"><text:span text:style-name="T37">#elif _MSC8101ADS_</text:span></text:p>
      <text:p text:style-name="P143"><text:span text:style-name="T37">#include &lt;eoncecnt.h&gt;</text:span></text:p>
      <text:p text:style-name="P143"><text:span text:style-name="T37"># define START_PROBING_PROGRAM <text:s text:c="3"/>{\</text:span></text:p>
      <text:p text:style-name="P143"><text:span text:style-name="T37"><text:tab/><text:tab/>init_hw_time_counter();<text:tab/>/* start for the program */\</text:span></text:p>
      <text:p text:style-name="P143"><text:span text:style-name="T37"><text:tab/><text:tab/>cycles_total = 0;\</text:span></text:p>
      <text:p text:style-name="P143"><text:span text:style-name="T37"><text:tab/><text:tab/>}</text:span></text:p>
      <text:p text:style-name="P143"><text:span text:style-name="T37"># define START_PROBING_CODER <text:s text:c="3"/>{\</text:span></text:p>
      <text:p text:style-name="P143"><text:span text:style-name="T37"><text:tab/><text:tab/>stop_hw_time_counter();<text:tab/><text:tab/>/* stop counter for the program */\</text:span></text:p>
      <text:p text:style-name="P143"><text:span text:style-name="T37"><text:tab/><text:tab/>cycles_total += vuliCycle_count;\</text:span></text:p>
      <text:p text:style-name="P143"><text:span text:style-name="T37"><text:tab/><text:tab/>init_hw_time_counter();<text:tab/><text:tab/>/* start coding a frame */\</text:span></text:p>
      <text:p text:style-name="P143"><text:span text:style-name="T37"><text:tab/><text:tab/>}</text:span></text:p>
      <text:p text:style-name="P143"><text:span text:style-name="T37"># define STOP_PROBING_CODER <text:s text:c="2"/>{\</text:span></text:p>
      <text:p text:style-name="P143"><text:span text:style-name="T37"><text:tab/><text:tab/>stop_hw_time_counter();<text:tab/><text:tab/>/* stop coding a frame */\</text:span></text:p>
      <text:p text:style-name="P143"><text:soft-page-break/><text:span text:style-name="T37"><text:tab/><text:tab/>cycles_total += vuliCycle_count;\</text:span></text:p>
      <text:p text:style-name="P143"><text:span text:style-name="T37"><text:tab/><text:tab/>cycles_coder_total += vuliCycle_count;\</text:span></text:p>
      <text:p text:style-name="P143"><text:span text:style-name="T37"><text:tab/><text:tab/>if (cycles_coder_min &lt; vuliCycle_count)\</text:span></text:p>
      <text:p text:style-name="P143"><text:span text:style-name="T37"><text:tab/><text:tab/><text:tab/>cycles_coder_min = cycles_coder_min;\</text:span></text:p>
      <text:p text:style-name="P143"><text:span text:style-name="T37"><text:tab/><text:tab/>else \</text:span></text:p>
      <text:p text:style-name="P143"><text:span text:style-name="T37"><text:tab/><text:tab/><text:tab/>cycles_coder_min = vuliCycle_count;\</text:span></text:p>
      <text:p text:style-name="P143"><text:span text:style-name="T37"><text:tab/><text:tab/>if (cycles_coder_max &gt; vuliCycle_count)\</text:span></text:p>
      <text:p text:style-name="P143"><text:span text:style-name="T37"><text:tab/><text:tab/><text:tab/>cycles_coder_max = cycles_coder_max; \</text:span></text:p>
      <text:p text:style-name="P143"><text:span text:style-name="T37"><text:tab/><text:tab/>else \</text:span></text:p>
      <text:p text:style-name="P143"><text:span text:style-name="T37"><text:tab/><text:tab/><text:tab/>cycles_coder_max = vuliCycle_count;\</text:span></text:p>
      <text:p text:style-name="P143"><text:span text:style-name="T37"><text:tab/><text:tab/>nb_frame_coder++;\</text:span></text:p>
      <text:p text:style-name="P143"><text:span text:style-name="T37"><text:tab/><text:tab/>init_hw_time_counter();\</text:span></text:p>
      <text:p text:style-name="P143"><text:span text:style-name="T37"><text:tab/><text:tab/>}<text:tab/><text:tab/>/* go on for the program */</text:span></text:p>
      <text:p text:style-name="P144"/>
      <text:p text:style-name="P143"><text:span text:style-name="T37"># define START_PROBING_DECODER <text:s/>{\</text:span></text:p>
      <text:p text:style-name="P143"><text:span text:style-name="T37"><text:tab/><text:tab/>stop_hw_time_counter();<text:tab/><text:tab/>/* stop for the whole program */\</text:span></text:p>
      <text:p text:style-name="P143"><text:span text:style-name="T37"><text:tab/><text:tab/>cycles_total += vuliCycle_count;\</text:span></text:p>
      <text:p text:style-name="P143"><text:span text:style-name="T37"><text:tab/><text:tab/>init_hw_time_counter();<text:tab/><text:tab/>/* start decoding a frame */\</text:span></text:p>
      <text:p text:style-name="P143"><text:span text:style-name="T37"><text:tab/><text:tab/>}</text:span></text:p>
      <text:p text:style-name="P143"><text:span text:style-name="T37"># define STOP_PROBING_DECODER <text:s text:c="2"/>{\</text:span></text:p>
      <text:p text:style-name="P143"><text:span text:style-name="T37"><text:tab/><text:tab/>stop_hw_time_counter();<text:tab/><text:tab/>/* stop decoding a frame */\</text:span></text:p>
      <text:p text:style-name="P143"><text:span text:style-name="T37"><text:tab/><text:tab/>cycles_total += vuliCycle_count;\</text:span></text:p>
      <text:p text:style-name="P143"><text:span text:style-name="T37"><text:tab/><text:tab/>cycles_decoder_total += vuliCycle_count;\</text:span></text:p>
      <text:p text:style-name="P143"><text:span text:style-name="T37"><text:tab/><text:tab/>if (cycles_decoder_min &lt; vuliCycle_count)\</text:span></text:p>
      <text:p text:style-name="P143"><text:span text:style-name="T37"><text:tab/><text:tab/><text:tab/>cycles_decoder_min = cycles_decoder_min;\</text:span></text:p>
      <text:p text:style-name="P143"><text:span text:style-name="T37"><text:tab/><text:tab/>else \</text:span></text:p>
      <text:p text:style-name="P143"><text:span text:style-name="T37"><text:tab/><text:tab/><text:tab/>cycles_decoder_min = vuliCycle_count;\</text:span></text:p>
      <text:p text:style-name="P143"><text:soft-page-break/><text:span text:style-name="T37"><text:tab/><text:tab/>if (cycles_decoder_max &gt; vuliCycle_count)\</text:span></text:p>
      <text:p text:style-name="P143"><text:span text:style-name="T37"><text:tab/><text:tab/><text:tab/>cycles_decoder_max = cycles_decoder_max; \</text:span></text:p>
      <text:p text:style-name="P143"><text:span text:style-name="T37"><text:tab/><text:tab/>else \</text:span></text:p>
      <text:p text:style-name="P143"><text:span text:style-name="T37"><text:tab/><text:tab/><text:tab/>cycles_decoder_max = vuliCycle_count;\</text:span></text:p>
      <text:p text:style-name="P143"><text:span text:style-name="T37"><text:tab/><text:tab/>nb_frame_decoder++;\</text:span></text:p>
      <text:p text:style-name="P143"><text:span text:style-name="T37"><text:tab/><text:tab/>init_hw_time_counter();\</text:span></text:p>
      <text:p text:style-name="P143"><text:span text:style-name="T37"><text:tab/><text:tab/>}<text:tab/><text:tab/>/* go on for the program */</text:span></text:p>
      <text:p text:style-name="P143"><text:span text:style-name="T37"># define STOP_PROBING_PROGRAM <text:s/>{<text:tab/>/* stop for the whole program */\</text:span></text:p>
      <text:p text:style-name="P143"><text:span text:style-name="T37"><text:tab/><text:tab/>stop_hw_time_counter();\</text:span></text:p>
      <text:p text:style-name="P143"><text:span text:style-name="T37"><text:tab/><text:tab/>cycles_total += vuliCycle_count;\</text:span></text:p>
      <text:p text:style-name="P143"><text:span text:style-name="T37"><text:tab/><text:tab/>if (nb_frame_coder != 0)\</text:span></text:p>
      <text:p text:style-name="P143"><text:span text:style-name="T37"><text:tab/><text:tab/><text:tab/>nb_frame_total = nb_frame_coder;\</text:span></text:p>
      <text:p text:style-name="P143"><text:span text:style-name="T37"><text:tab/><text:tab/>else\</text:span></text:p>
      <text:p text:style-name="P143"><text:span text:style-name="T37"><text:tab/><text:tab/><text:tab/>nb_frame_total = nb_frame_decoder;\</text:span></text:p>
      <text:p text:style-name="P143"><text:span text:style-name="T37"><text:tab/><text:tab/><text:tab/>print("-&gt; num. of cycles to run the program: ");\</text:span></text:p>
      <text:p text:style-name="P143"><text:span text:style-name="T37"><text:s text:c="14"/>printf("%u for %u frames (%u /frame) \n",\</text:span></text:p>
      <text:p text:style-name="P143"><text:span text:style-name="T37"><text:tab/><text:tab/><text:tab/> <text:s text:c="6"/>cycles_total, nb_frame_total, cycles_total/nb_frame_total);\</text:span></text:p>
      <text:p text:style-name="P143"><text:span text:style-name="T37"><text:tab/><text:tab/>if (cycles_coder_max &gt;= cycles_coder_min)\</text:span></text:p>
      <text:p text:style-name="P145"><text:span text:style-name="T37"><text:tab/><text:tab/><text:tab/>printf("--&gt; num. of cycles to code %u frames: ", nb_frame_coder);\</text:span></text:p>
      <text:p text:style-name="P145"><text:span text:style-name="T37"><text:tab/><text:tab/><text:tab/>printf("%u (Min=%u <text:s/>Max=%u <text:s/>Mean=%u)\n",\</text:span></text:p>
      <text:p text:style-name="P143"><text:span text:style-name="T37"><text:tab/><text:tab/><text:tab/> <text:s text:c="6"/>cycles_coder_total, cycles_coder_min, \</text:span></text:p>
      <text:p text:style-name="P143"><text:span text:style-name="T37"><text:tab/><text:tab/><text:tab/> <text:s text:c="6"/>cycles_coder_max, cycles_coder_total/nb_frame_coder);\</text:span></text:p>
      <text:p text:style-name="P143"><text:span text:style-name="T37"><text:tab/><text:tab/>if (cycles_decoder_max &gt;= cycles_decoder_min)\</text:span></text:p>
      <text:p text:style-name="P143"><text:span text:style-name="T37"><text:tab/><text:tab/><text:tab/>printf("--&gt; number of cycles to decode %u frames: ", nb_frame_decoder);\</text:span></text:p>
      <text:p text:style-name="P143"><text:span text:style-name="T37"><text:tab/><text:tab/><text:tab/>printf("%u (Min=%u <text:s/>Max=%u <text:s/>Mean=%u)\n",\</text:span></text:p>
      <text:p text:style-name="P143"><text:span text:style-name="T37"><text:tab/><text:tab/><text:tab/> <text:s text:c="6"/>cycles_decoder_total, cycles_decoder_min, \</text:span></text:p>
      <text:p text:style-name="P143"><text:span text:style-name="T37"><text:tab/><text:tab/><text:tab/> <text:s text:c="6"/>cycles_decoder_max, cycles_decoder_total/nb_frame_decoder);\</text:span></text:p>
      <text:p text:style-name="P143"><text:span text:style-name="T37"><text:tab/><text:tab/><text:tab/>}</text:span></text:p>
      <text:p text:style-name="P144"/>
      <text:p text:style-name="P143"><text:soft-page-break/><text:span text:style-name="T37">#else</text:span></text:p>
      <text:p text:style-name="P144"/>
      <text:p text:style-name="P143"><text:span text:style-name="T37"># define START_PROBING_PROGRAM <text:s/>/* nothing to probe with */</text:span></text:p>
      <text:p text:style-name="P143"><text:span text:style-name="T37"># define START_PROBING_CODER <text:s text:c="3"/>/* nothing to probe with */</text:span></text:p>
      <text:p text:style-name="P143"><text:span text:style-name="T37"># define STOP_PROBING_CODER <text:s text:c="4"/>/* nothing to probe with */</text:span></text:p>
      <text:p text:style-name="P143"><text:span text:style-name="T37"># define START_PROBING_DECODER <text:s/>/* nothing to probe with */</text:span></text:p>
      <text:p text:style-name="P143"><text:span text:style-name="T37"># define STOP_PROBING_DECODER <text:s text:c="2"/>/* nothing to probe with */</text:span></text:p>
      <text:p text:style-name="P143"><text:span text:style-name="T37"># define STOP_PROBING_PROGRAM <text:s text:c="2"/>/* nothing to probe with */</text:span></text:p>
      <text:p text:style-name="P144"/>
      <text:p text:style-name="P143"><text:span text:style-name="T37">#endif</text:span></text:p>
      <text:p text:style-name="P143"><text:span text:style-name="T37">#else /* not _ENTERPRISE_C_*/</text:span></text:p>
      <text:p text:style-name="P144"/>
      <text:p text:style-name="P143"><text:span text:style-name="T37"># define START_PROBING_PROGRAM <text:s/>/* nothing to probe if not enterprise */</text:span></text:p>
      <text:p text:style-name="P143"><text:span text:style-name="T37"># define START_PROBING_CODER <text:s text:c="3"/>/* nothing to probe if not enterprise */</text:span></text:p>
      <text:p text:style-name="P143"><text:span text:style-name="T37"># define STOP_PROBING_CODER <text:s text:c="4"/>/* nothing to probe if not enterprise */</text:span></text:p>
      <text:p text:style-name="P143"><text:span text:style-name="T37"># define START_PROBING_DECODER <text:s/>/* nothing to probe if not enterprise */</text:span></text:p>
      <text:p text:style-name="P143"><text:span text:style-name="T37"># define STOP_PROBING_DECODER <text:s text:c="2"/>/* nothing to probe if not enterprise */</text:span></text:p>
      <text:p text:style-name="P143"><text:span text:style-name="T37"># define STOP_PROBING_PROGRAM <text:s text:c="2"/>/* nothing to probe if not enterprise */</text:span></text:p>
      <text:p text:style-name="P141"/>
      <text:p text:style-name="P140"><text:span text:style-name="T37">#endif /*_ENTERPRISE_C_*/</text:span></text:p>
      <text:p text:style-name="P141"/>
      <text:p text:style-name="P3"/>
      <text:p text:style-name="P1"><text:span text:style-name="T2">The functions needed for the 8101/8102 </text:span><text:span text:style-name="T26">eonce</text:span><text:span text:style-name="T2"> usage are defined in the </text:span><text:span text:style-name="T26">eoncecnt.c</text:span><text:span text:style-name="T2"> file stored in the </text:span><text:span text:style-name="T26">$NEW_QA_ROOT/runtest/generic_test/codec/last/src</text:span><text:span text:style-name="T2"> directory. This file is included in the source files by the </text:span><text:span text:style-name="T26">makefile_generic.mk</text:span><text:span text:style-name="T2"> generic part of the makefile (in the </text:span><text:span text:style-name="T26">$NEW_QA_ROOT/runtest/generic_test/codec/last</text:span><text:span text:style-name="T2"> directory) if the compilation options contain one of the following macros defined:</text:span></text:p>
      <text:list xml:id="list183026500194490" text:continue-list="list183026215884374" text:style-name="WWNum59">
        <text:list-item>
          <text:p text:style-name="P87"><text:span text:style-name="T26">_QA_SWPROBING_</text:span><text:span text:style-name="T2">,</text:span></text:p>
        </text:list-item>
        <text:list-item>
          <text:p text:style-name="P87"><text:span text:style-name="T26">_MSC8101ADS_</text:span><text:span text:style-name="T2">,</text:span></text:p>
        </text:list-item>
        <text:list-item>
          <text:p text:style-name="P87"><text:soft-page-break/><text:span text:style-name="T26">_MSC8102ADS_</text:span><text:span text:style-name="T2">,</text:span></text:p>
        </text:list-item>
      </text:list>
      <text:list xml:id="list183027010756220" text:continue-list="list183027182821032" text:style-name="WWNum1">
        <text:list-item>
          <text:list>
            <text:list-item>
              <text:list>
                <text:list-item>
                  <text:list>
                    <text:list-item>
                      <text:h text:style-name="P63" text:outline-level="4"><text:bookmark-start text:name="_Ref58602860"/><text:bookmark-start text:name="_Toc23246201"/><text:bookmark-start text:name="_Toc69120114"/><text:bookmark-start text:name="_Ref58602864"/><text:span text:style-name="T2">Using different compilers</text:span><text:bookmark-end text:name="_Ref58602860"/><text:bookmark-end text:name="_Toc23246201"/><text:bookmark-end text:name="_Toc69120114"/><text:bookmark-end text:name="_Ref58602864"/></text:h>
                    </text:list-item>
                  </text:list>
                </text:list-item>
              </text:list>
            </text:list-item>
          </text:list>
        </text:list-item>
      </text:list>
      <text:p text:style-name="P1"><text:span text:style-name="T2">The "</text:span><text:span text:style-name="T28">_ENTERPRISE_C_</text:span><text:span text:style-name="T2">" macro is defined by the StarCore </text:span><text:span text:style-name="code_20_Char_20_Char4_20_Char">scc</text:span><text:span text:style-name="T2"> wrapper. It must be used to condition the source code used only for the Metrowerks StarCore compiler.</text:span></text:p>
      <text:p text:style-name="P1"><text:span text:style-name="T2">The following macros must be used to condition the source code for others compiler than the Metrowerks StarCore one:</text:span></text:p>
      <text:list xml:id="list183026667092504" text:continue-list="list183026500194490" text:style-name="WWNum59">
        <text:list-item>
          <text:p text:style-name="P87"><text:span text:style-name="T2">"_GHS_" for the Greenhills compiler,</text:span></text:p>
        </text:list-item>
        <text:list-item>
          <text:p text:style-name="P87"><text:span text:style-name="T2">"_TI_" for the Texas Instruments one,</text:span></text:p>
        </text:list-item>
        <text:list-item>
          <text:p text:style-name="P87"><text:span text:style-name="T2">"_JV_" for the Joint Venture one.</text:span></text:p>
        </text:list-item>
      </text:list>
      <text:p text:style-name="P3"/>
      <text:list xml:id="list183027394620886" text:continue-list="list183027010756220" text:style-name="WWNum1">
        <text:list-item>
          <text:list>
            <text:list-item>
              <text:list>
                <text:list-item>
                  <text:list>
                    <text:list-item>
                      <text:h text:style-name="P61" text:outline-level="4"><text:bookmark-start text:name="_Ref58602784"/><text:bookmark-start text:name="_Toc23246202"/><text:bookmark-start text:name="_Toc69120115"/><text:bookmark-start text:name="_Ref58602787"/><text:span text:style-name="T2">Using different StarCore architectures</text:span><text:bookmark-end text:name="_Ref58602784"/><text:bookmark-end text:name="_Toc23246202"/><text:bookmark-end text:name="_Toc69120115"/><text:bookmark-end text:name="_Ref58602787"/></text:h>
                    </text:list-item>
                  </text:list>
                </text:list-item>
              </text:list>
            </text:list-item>
          </text:list>
        </text:list-item>
      </text:list>
      <text:p text:style-name="P77"><text:span text:style-name="T2">The following macros must be used to condition the source code for specific StarCore CPU versions:</text:span></text:p>
      <text:list xml:id="list183025645975955" text:continue-list="list183026667092504" text:style-name="WWNum59">
        <text:list-item>
          <text:p text:style-name="P87"><text:span text:style-name="T26">"</text:span><text:span text:style-name="T49">_sc140_</text:span><text:span text:style-name="T26">"</text:span><text:span text:style-name="T2">, </text:span><text:span text:style-name="T26">"</text:span><text:span text:style-name="T49">_sc140e_"</text:span><text:span text:style-name="T50">, </text:span><text:span text:style-name="T26">"_sc110_"</text:span><text:span text:style-name="T50">, </text:span><text:span text:style-name="T26">"_sc120_"</text:span><text:span text:style-name="T2"> for the eponym architectures.</text:span></text:p>
        </text:list-item>
      </text:list>
      <text:p text:style-name="P37"/>
      <text:list xml:id="list183025520261918" text:continue-list="list183027394620886" text:style-name="WWNum1">
        <text:list-item>
          <text:list>
            <text:list-item>
              <text:list>
                <text:list-item>
                  <text:list>
                    <text:list-item>
                      <text:h text:style-name="P64" text:outline-level="4"><text:bookmark-start text:name="_Ref12870445"/><text:bookmark-start text:name="_Toc11566818"/><text:bookmark-start text:name="_Toc69120116"/><text:bookmark-start text:name="_Toc23246203"/><text:bookmark-start text:name="_Ref12870448"/><text:soft-page-break/><text:span text:style-name="T2">Inclusion of the prototype library</text:span><text:bookmark-end text:name="_Ref12870445"/><text:bookmark-end text:name="_Toc11566818"/><text:bookmark-end text:name="_Toc69120116"/><text:bookmark-end text:name="_Toc23246203"/><text:bookmark-end text:name="_Ref12870448"/></text:h>
                    </text:list-item>
                  </text:list>
                </text:list-item>
              </text:list>
            </text:list-item>
          </text:list>
        </text:list-item>
      </text:list>
      <text:p text:style-name="P106"><text:span text:style-name="T2">We have the possibility to use the prototype library of the MW CodeWarrior for StarCore compiler while compiling with </text:span><text:span text:style-name="code_20_Char_20_Char4_20_Char">gcc</text:span><text:span text:style-name="T2"> or any other compiler than the MW CodeWarrior for StarCore compiler. The </text:span><text:span text:style-name="T28">_USE_CW_PROTO_</text:span><text:span text:style-name="T2"> C macro is defined when calling the </text:span><text:span text:style-name="code_20_Char_20_Char4_20_Char">makefile.gcc</text:span><text:span text:style-name="T2"> makefile with </text:span><text:span text:style-name="T28">USE_CW_EMULATE_PROTO=1</text:span><text:span text:style-name="T2">.</text:span></text:p>
      <text:p text:style-name="P106"><text:span text:style-name="T2">The </text:span><text:span text:style-name="code_20_Char_20_Char4_20_Char">prototype.h</text:span><text:span text:style-name="T2"> prototype library contains a mapping of the ITU / ETSI special functions. It should be included only once in the </text:span><text:span text:style-name="code_20_Char_20_Char4_20_Char">basic_op.h</text:span><text:span text:style-name="T2"> file (if it exists):</text:span></text:p>
      <text:p text:style-name="P132"/>
      <text:p text:style-name="P137">#ifdef _USE_CW_PROTO_</text:p>
      <text:p text:style-name="P137">#include &lt;prototype.h&gt;</text:p>
      <text:p text:style-name="P137">#else</text:p>
      <text:p text:style-name="P137"/>
      <text:p text:style-name="P137">Word16 saturate(Word32 L_var1);</text:p>
      <text:p text:style-name="P137">Word16 add(Word16 var1, Word16 var2);</text:p>
      <text:p text:style-name="P137">Word16 sub(Word16 var1, Word16 var2);</text:p>
      <text:p text:style-name="P137">...</text:p>
      <text:p text:style-name="P132"/>
      <text:p text:style-name="P132">#endif</text:p>
      <text:p text:style-name="P132"/>
      <text:p text:style-name="P17"/>
      <text:p text:style-name="P1"><text:span text:style-name="T2">The </text:span><text:span text:style-name="code_20_Char_20_Char4_20_Char">basic_op.c</text:span><text:span text:style-name="T2"> file should protect the section concerned by the prototype library with the _</text:span><text:span text:style-name="T28">USE_CW_PROTO_</text:span><text:span text:style-name="T2"> flag (some other functions may still need to appear):</text:span></text:p>
      <text:p text:style-name="P132"><text:soft-page-break/></text:p>
      <text:p text:style-name="P137">#ifndef _USE_CW_PROTO_</text:p>
      <text:p text:style-name="P137"/>
      <text:p text:style-name="P137">Word16 saturate(Word32 L_var1)</text:p>
      <text:p text:style-name="P137">{ ... }</text:p>
      <text:p text:style-name="P137"/>
      <text:p text:style-name="P137">Word16 add(Word16 var1, Word16 var2)</text:p>
      <text:p text:style-name="P137">{ ... }</text:p>
      <text:p text:style-name="P137"/>
      <text:p text:style-name="P137">Word16 sub(Word16 var1, Word16 var2)</text:p>
      <text:p text:style-name="P137">{ ... }</text:p>
      <text:p text:style-name="P137"/>
      <text:p text:style-name="P137">#endif</text:p>
      <text:p text:style-name="P137"/>
      <text:p text:style-name="P132">Word16 div_iter(Word23 var1, Word16 var2)</text:p>
      <text:p text:style-name="P132">{ ... }</text:p>
      <text:p text:style-name="P132"/>
      <text:p text:style-name="P77"><text:span text:style-name="T2"><text:s text:c="2"/></text:span></text:p>
      <text:p text:style-name="P1"><text:span text:style-name="T2">We must ensure that neither </text:span><text:span text:style-name="code_20_Char_20_Char">prototype.h</text:span><text:span text:style-name="T2"> nor </text:span><text:span text:style-name="code_20_Char_20_Char">io.h</text:span><text:span text:style-name="T2"> exists in the source directory.</text:span></text:p>
      <text:p text:style-name="P30"><text:span text:style-name="T2">No path has to be added to the command line for a compilation with </text:span><text:span text:style-name="code_20_Char_20_Char4_20_Char">scc</text:span><text:span text:style-name="T2">. Conversely, with a </text:span><text:span text:style-name="code_20_Char_20_Char">gcc</text:span><text:span text:style-name="code_20_Char_20_Char4_20_Char"> </text:span>compilation, a path has to be added:</text:p>
      <text:p text:style-name="P132"/>
      <text:p text:style-name="P132">scc –o bench.eld &lt;source files&gt;</text:p>
      <text:p text:style-name="P137"/>
      <text:p text:style-name="P3"/>
      <text:p text:style-name="P132"/>
      <text:p text:style-name="P132">gcc –I$SC100_HOME/src/host/ <text:s/>–o bench.exe &lt;source files&gt;</text:p>
      <text:p text:style-name="P132"/>
      <text:p text:style-name="P1"><text:span text:style-name="T2">When the </text:span><text:span text:style-name="T28">_USE_CW_PROTO_ C macro is defined, the </text:span><text:span text:style-name="code_20_Char_20_Char">prototype.c</text:span> and<text:span text:style-name="T28"> </text:span><text:span text:style-name="code_20_Char_20_Char">prototype.h</text:span><text:span text:style-name="T28"> are automatically used.</text:span></text:p>
      <text:list xml:id="list183026124159359" text:continue-numbering="true" text:style-name="WWNum1">
        <text:list-item>
          <text:list>
            <text:list-item>
              <text:list>
                <text:list-item>
                  <text:h text:style-name="P59" text:outline-level="3"><text:bookmark-start text:name="_Ref58603147"/><text:bookmark-start text:name="_Ref58603145"/><text:bookmark-start text:name="_Toc69120117"/><text:bookmark-start text:name="_Ref58666969"/><text:bookmark-start text:name="_Ref58666965"/><text:soft-page-break/><text:span text:style-name="T2">Configuration files</text:span><text:bookmark-end text:name="_Ref58603147"/><text:bookmark-end text:name="_Ref58603145"/><text:bookmark-end text:name="_Toc69120117"/><text:bookmark-end text:name="_Ref58666969"/><text:bookmark-end text:name="_Ref58666965"/></text:h>
                </text:list-item>
              </text:list>
            </text:list-item>
          </text:list>
        </text:list-item>
      </text:list>
      <text:p text:style-name="P1"><text:span text:style-name="T2">As in the § </text:span><text:span text:style-name="T2"><text:bookmark-ref text:reference-format="number" text:ref-name="_Ref51389716">7.2.3</text:bookmark-ref></text:span><text:span text:style-name="T2"> “</text:span><text:span text:style-name="T2"><text:bookmark-ref text:reference-format="text" text:ref-name="_Ref51389716">Configuration files</text:bookmark-ref></text:span><text:span text:style-name="T2">” the following files concern tests that use a generic master script. But contrary to the § </text:span><text:span text:style-name="T2"><text:bookmark-ref text:reference-format="number" text:ref-name="_Ref51389716">7.2.3</text:bookmark-ref></text:span><text:span text:style-name="T2"> 2 they are not mandatory for the master script operation.</text:span></text:p>
      <text:list xml:id="list183025750644652" text:continue-numbering="true" text:style-name="WWNum1">
        <text:list-item>
          <text:list>
            <text:list-item>
              <text:list>
                <text:list-item>
                  <text:list>
                    <text:list-item>
                      <text:h text:style-name="P61" text:outline-level="4"><text:bookmark-start text:name="_Ref59856263"/><text:bookmark-start text:name="_Ref59856259"/><text:bookmark-start text:name="_Toc69120118"/><text:span text:style-name="T2">Codec report normalization</text:span><text:bookmark-end text:name="_Ref59856263"/><text:bookmark-end text:name="_Ref59856259"/><text:bookmark-end text:name="_Toc69120118"/></text:h>
                    </text:list-item>
                  </text:list>
                </text:list-item>
              </text:list>
            </text:list-item>
          </text:list>
        </text:list-item>
      </text:list>
      <text:p text:style-name="P1"><text:span text:style-name="T2">All of the following descriptions concern the codec tests whose input data is constituted by frames and that use the generic codec master script.</text:span></text:p>
      <text:p text:style-name="P1"><text:span text:style-name="T2">In addition to standard information, for codec's and benchmarks whose input data is constituted by frames, the master script reports:</text:span></text:p>
      <text:list xml:id="list183026073011630" text:continue-list="list183025645975955" text:style-name="WWNum59">
        <text:list-item>
          <text:p text:style-name="P87"><text:span text:style-name="T2">when an error occur, the index number of the frame,</text:span></text:p>
        </text:list-item>
        <text:list-item>
          <text:p text:style-name="P87"><text:span text:style-name="T2">when possible, either</text:span></text:p>
        </text:list-item>
      </text:list>
      <text:list xml:id="list183027089417995" text:continue-list="list183026659197716" text:style-name="WWNum79">
        <text:list-item>
          <text:p text:style-name="P101"><text:span text:style-name="T2">the number of cycles for one frame or</text:span></text:p>
        </text:list-item>
        <text:list-item>
          <text:p text:style-name="P101"><text:span text:style-name="T2">the number of MIPS,</text:span></text:p>
        </text:list-item>
      </text:list>
      <text:list xml:id="list183027071403647" text:continue-list="list183026073011630" text:style-name="WWNum59">
        <text:list-item>
          <text:p text:style-name="P87"><text:span text:style-name="T2">the unit of the last value ("cycles/frame" or "MIPS").</text:span></text:p>
        </text:list-item>
      </text:list>
      <text:p text:style-name="P3"/>
      <text:p text:style-name="P30"><text:soft-page-break/><text:span text:style-name="T2">Each input directory can provide a </text:span><text:span text:style-name="code_20_Char_20_Char4_20_Char">files.infos</text:span><text:span text:style-name="T2"> and a </text:span><text:span text:style-name="code_20_Char_20_Char4_20_Char">run_norm</text:span><text:span text:style-name="T2"> files. The </text:span><text:span text:style-name="code_20_Char_20_Char4_20_Char">files.infos</text:span><text:span text:style-name="T2"> is a text file that describes the characteristics of the input files, characteristics that the </text:span><text:span text:style-name="code_20_Char_20_Char4_20_Char">run_norm</text:span><text:span text:style-name="T2"> script uses to report standardized values (cycles per frame or MIPS) from a cycle number and an input filename. Thus the </text:span><text:span text:style-name="T26">files.infos</text:span><text:span text:style-name="T2"> file contains information related to each possible input file of the compiled targets. </text:span></text:p>
      <text:p text:style-name="P30"><text:span text:style-name="T2">The </text:span><text:span text:style-name="code_20_Char_20_Char4_20_Char">run_norm</text:span><text:span text:style-name="T2"> script must support the following call syntax and must report a string containing the normalized performance (value and unit):</text:span></text:p>
      <text:p text:style-name="P132"/>
      <text:p text:style-name="P132">run_norm &lt;files.infos&gt; &lt;input file name&gt; &lt;number of cycles&gt;</text:p>
      <text:p text:style-name="P137"/>
      <text:p text:style-name="P30"><text:span text:style-name="T2">A generic script is put in </text:span><text:span text:style-name="code_20_Char_20_Char4_20_Char">$NEW_QA_ROOT/runtest/generic/codec/inputs</text:span><text:span text:style-name="T2">. The </text:span><text:span text:style-name="T28">input</text:span><text:span text:style-name="T2"> directory of a QA test usually contains a link to this script. In this case the grammar of the </text:span><text:span text:style-name="code_20_Char_20_Char">files.infos</text:span><text:span text:style-name="T2"> is as in this example:</text:span></text:p>
      <text:p text:style-name="P149"/>
      <text:p text:style-name="P149"># Filename ; num of frames ; num of samples/frame ; freq of acq of samples (Hz)</text:p>
      <text:p text:style-name="P149">speech.cod.pcm ; <text:s text:c="9"/>256 ; <text:s text:c="13"/>5 ; <text:s text:c="26"/>8000</text:p>
      <text:p text:style-name="P149">speech.codec.pcm ; <text:s text:c="7"/>256 ; <text:s text:c="13"/>5 ; <text:s text:c="26"/>8000</text:p>
      <text:p text:style-name="P150">speech.dec.bitstream ; <text:s text:c="3"/>256 ; <text:s text:c="13"/>5 ; <text:s text:c="26"/>8000</text:p>
      <text:p text:style-name="P150"/>
      <text:p text:style-name="P83"><text:span text:style-name="T2">This script computes the reported value in MIPS with:</text:span></text:p>
      <text:p text:style-name="P151"/>
      <text:p text:style-name="P151"><text:span text:style-name="T51">$nb_mips = $nb_cycles * $sample_acq_freq / $Million / $nb_frames / $samples_per_frame</text:span></text:p>
      <text:p text:style-name="P152"/>
      <text:list xml:id="list183026199293054" text:continue-list="list183025750644652" text:style-name="WWNum1">
        <text:list-item>
          <text:list>
            <text:list-item>
              <text:h text:style-name="P53" text:outline-level="2"><text:bookmark-start text:name="_Toc69120119"/><text:span text:style-name="T2">Adding or modifying tests</text:span><text:bookmark-end text:name="_Toc69120119"/></text:h>
              <text:list>
                <text:list-item>
                  <text:h text:style-name="P59" text:outline-level="3"><text:bookmark text:name="_Toc67999082"/><text:bookmark-start text:name="_Toc67993705"/><text:bookmark text:name="_Toc69120120"/><text:bookmark text:name="_Toc69111177"/><text:bookmark text:name="_Toc69110934"/><text:bookmark text:name="_Toc69104924"/><text:bookmark text:name="_Toc69104681"/><text:bookmark text:name="_Toc68956103"/><text:bookmark text:name="_Toc68955868"/><text:bookmark text:name="_Toc68955499"/><text:bookmark text:name="_Toc68955256"/><text:bookmark text:name="_Toc68922974"/><text:bookmark text:name="_Toc68922731"/><text:bookmark text:name="_Toc68870914"/><text:bookmark text:name="_Toc68870672"/><text:bookmark text:name="_Toc68870440"/><text:bookmark text:name="_Toc68000428"/><text:bookmark text:name="_Toc67999277"/><text:span text:style-name="T2">Adding a new test</text:span><text:bookmark-end text:name="_Toc67993705"/></text:h>
                </text:list-item>
              </text:list>
            </text:list-item>
          </text:list>
        </text:list-item>
      </text:list>
      <text:p text:style-name="P1"><text:span text:style-name="T2">The test directory must be inserted in the QA hierarchy according to the classification described in § </text:span><text:span text:style-name="T2"><text:bookmark-ref text:reference-format="number" text:ref-name="_Ref58238238">7.1.1</text:bookmark-ref></text:span><text:span text:style-name="T2"> "</text:span><text:span text:style-name="T2"><text:bookmark-ref text:reference-format="text" text:ref-name="_Ref58238241">QA structure reminder</text:bookmark-ref></text:span><text:span text:style-name="T2">". It may start with version equal to 0 and also be stored in a </text:span><text:span text:style-name="code_20_Char_20_Char">&lt;test_name&gt;/v0</text:span><text:span text:style-name="T2"> directory (else in a </text:span><text:span text:style-name="code_20_Char_20_Char">&lt;test_name&gt;/voob</text:span><text:span text:style-name="T2"> directory for an "out of the box" version).</text:span></text:p>
      <text:p text:style-name="P1"><text:span text:style-name="T2">The compilation and simulation tools must be reached using the PATH variable. The user is in charge to set it before running the test, as all other variables that may be necessary by the compilation and simulation tools.</text:span></text:p>
      <text:list xml:id="list183026731442081" text:continue-numbering="true" text:style-name="WWNum1">
        <text:list-item>
          <text:list>
            <text:list-item>
              <text:list>
                <text:list-item>
                  <text:list>
                    <text:list-item>
                      <text:h text:style-name="P61" text:outline-level="4"><text:bookmark-start text:name="_Toc69120121"/><text:soft-page-break/><text:span text:style-name="T2">Minimal template</text:span><text:bookmark-end text:name="_Toc69120121"/></text:h>
                    </text:list-item>
                  </text:list>
                </text:list-item>
              </text:list>
            </text:list-item>
          </text:list>
        </text:list-item>
      </text:list>
      <text:p text:style-name="P1"><text:span text:style-name="T2">In order to ensure the consistency of the QA, we strongly recommend to comply with the description of the standard test structure described in § </text:span><text:span text:style-name="T2"><text:bookmark-ref text:reference-format="number" text:ref-name="_Ref58241834">7.2</text:bookmark-ref></text:span><text:span text:style-name="T2"> "</text:span><text:span text:style-name="T2"><text:bookmark-ref text:reference-format="text" text:ref-name="_Ref58241834">Mandatory QA test properties</text:bookmark-ref></text:span><text:span text:style-name="T2">".</text:span></text:p>
      <text:p text:style-name="P1"><text:span text:style-name="T2">Though, it is possible to create a new test with only a minimal set of constraints. Quite all the master script running options are set by the content of the scenario file. The solely properties the master script must provide to be launched by the scenario interpreter and so that the scenario interpreter gets the results are:</text:span></text:p>
      <text:list xml:id="list183026342860992" text:continue-list="list183027071403647" text:style-name="WWNum59">
        <text:list-item>
          <text:p text:style-name="P87"><text:span text:style-name="T2">the name of its master script must be "</text:span><text:span text:style-name="code_20_Char_20_Char">run_all</text:span><text:span text:style-name="T2">" (this file can be a symbolic link to another one, for example to </text:span><text:span text:style-name="code_20_Char_20_Char">run_all.csh</text:span><text:span text:style-name="T2"> or </text:span><text:span text:style-name="code_20_Char_20_Char">run_all.pl</text:span><text:span text:style-name="T2">),</text:span></text:p>
        </text:list-item>
        <text:list-item>
          <text:p text:style-name="P87"><text:span text:style-name="T2">it supports at least the </text:span><text:span text:style-name="code_20_Char_20_Char">-v </text:span><text:span text:style-name="code_20_Char_20_Char"><text:span text:style-name="T46">&lt;version&gt;</text:span></text:span><text:span text:style-name="T2"> option (mandatory one ; the allowed generic master script options are described in § </text:span><text:span text:style-name="T2"><text:bookmark-ref text:reference-format="number" text:ref-name="_Ref34135693">9.1.3</text:bookmark-ref></text:span><text:span text:style-name="T2"> "</text:span><text:span text:style-name="T2"><text:bookmark-ref text:reference-format="text" text:ref-name="_Ref34135693">Master script </text:bookmark-ref></text:span><text:span text:style-name="T2">"),</text:span></text:p>
        </text:list-item>
        <text:list-item>
          <text:p text:style-name="P87"><text:span text:style-name="T2">the name of the report it generates is </text:span><text:span text:style-name="code_20_Char_20_Char">report_</text:span><text:span text:style-name="code_20_Char_20_Char"><text:span text:style-name="T46">&lt;version&gt;</text:span></text:span><text:span text:style-name="T2"> and the report is stored in the </text:span><text:span text:style-name="code_20_Char_20_Char">reports</text:span><text:span text:style-name="T2"> sub-directory.</text:span></text:p>
        </text:list-item>
      </text:list>
      <text:p text:style-name="P3"/>
      <text:p text:style-name="P1"><text:span text:style-name="T2">Writing a master script from scratch implies that:</text:span></text:p>
      <text:list xml:id="list183026161940847" text:continue-numbering="true" text:style-name="WWNum59">
        <text:list-item>
          <text:p text:style-name="P87"><text:span text:style-name="T2">it supports the constraints above to be used from a scenario run,</text:span></text:p>
        </text:list-item>
        <text:list-item>
          <text:p text:style-name="P87"><text:span text:style-name="T2">it handles the compilation options to set them to the compiler.</text:span></text:p>
        </text:list-item>
      </text:list>
      <text:p text:style-name="P1"><text:span text:style-name="T2">If the test is based on a makefile (as all tests based on a generic <text:s/>master script), we strongly recommend that compilation options are set to the compiler with the CFLAGS variable set in a </text:span><text:span text:style-name="code_20_Char_20_Char">make</text:span><text:span text:style-name="T2"> command.</text:span></text:p>
      <text:p text:style-name="P30"><text:span text:style-name="T2">The master script parameters parsing and handling is easier in Perl but for those who would prefer the </text:span><text:span text:style-name="code_20_Char_20_Char">tcsh</text:span><text:span text:style-name="T2"> shell scripts, some advices may help to support compiler options that contain the space character as:</text:span></text:p>
      <text:list xml:id="list183027500499287" text:continue-numbering="true" text:style-name="WWNum59">
        <text:list-item>
          <text:p text:style-name="P87"><text:span text:style-name="T2">‑Xasm “-s all”</text:span></text:p>
        </text:list-item>
        <text:list-item>
          <text:p text:style-name="P93"><text:span text:style-name="T2">‑Xicode “‑F /home/qatools/root/runtest/Xicode-F/norange.opt”</text:span></text:p>
        </text:list-item>
      </text:list>
      <text:p text:style-name="P30"><text:soft-page-break/><text:span text:style-name="T2">The </text:span><text:span text:style-name="code_20_Char_20_Char">run_all.csh</text:span><text:span text:style-name="T2"> master script may contain:</text:span></text:p>
      <text:p text:style-name="P122"/>
      <text:p text:style-name="P122">#!/usr/bin/tcsh –f</text:p>
      <text:p text:style-name="P122">umask 022</text:p>
      <text:p text:style-name="P122"># version: <text:s text:c="13"/>1.x</text:p>
      <text:p text:style-name="P122"># date of creation: <text:s text:c="4"/>xx/xx/200x</text:p>
      <text:p text:style-name="P122"># date of modification: xx/xx/200x</text:p>
      <text:p text:style-name="P122"># author: <text:s text:c="14"/>John Smith</text:p>
      <text:p text:style-name="P122"># usage: <text:s text:c="15"/>for help, launch without parameter: run_all.csh</text:p>
      <text:p text:style-name="P122">•••</text:p>
      <text:p text:style-name="P122"/>
      <text:p text:style-name="P122"># Perl script to apply quotemeta to the toperl environment variable value</text:p>
      <text:p text:style-name="P122">set quotexpr='perl -e '"'"'print quotemeta($ENV{"toperl"})'"'"</text:p>
      <text:p text:style-name="P127">•••</text:p>
      <text:p text:style-name="P122"/>
      <text:p text:style-name="P122">unset VERSION</text:p>
      <text:p text:style-name="P122"># <text:s text:c="12"/>simulator options</text:p>
      <text:p text:style-name="P122">set <text:s text:c="2"/>SIM_OPT=""</text:p>
      <text:p text:style-name="P122"># <text:s text:c="12"/>compiler options</text:p>
      <text:p text:style-name="P122">set <text:s text:c="2"/>OPTIONS=""</text:p>
      <text:p text:style-name="P122">unset START_COMPILER_OPTION</text:p>
      <text:p text:style-name="P127">•••</text:p>
      <text:p text:style-name="P122"/>
      <text:p text:style-name="P122">while (( $#argv != 0 ) &amp;&amp; (! $?START_COMPILER_OPTION))</text:p>
      <text:p text:style-name="P122"><text:s text:c="2"/>switch ( "${argv[1]:al}" )</text:p>
      <text:p text:style-name="P122"><text:tab/>case -v:</text:p>
      <text:p text:style-name="P122"><text:tab/><text:tab/>shift</text:p>
      <text:p text:style-name="P122"><text:tab/><text:tab/>set VERSION="$argv[1]"</text:p>
      <text:p text:style-name="P122"><text:tab/><text:tab/>shift</text:p>
      <text:p text:style-name="P122"><text:soft-page-break/><text:tab/><text:tab/>breaksw</text:p>
      <text:p text:style-name="P127">•••</text:p>
      <text:p text:style-name="P122"><text:tab/>case -so:</text:p>
      <text:p text:style-name="P122"><text:tab/><text:tab/>shift</text:p>
      <text:p text:style-name="P122"><text:tab/><text:tab/>setenv toperl "$argv[1]"</text:p>
      <text:p text:style-name="P122"><text:tab/><text:tab/>set SIM_OPT="$SIM_OPT `$quotexpr`"</text:p>
      <text:p text:style-name="P122"><text:tab/><text:tab/>shift</text:p>
      <text:p text:style-name="P122"><text:tab/><text:tab/>breaksw</text:p>
      <text:p text:style-name="P127">•••</text:p>
      <text:p text:style-name="P122"><text:tab/>case --:</text:p>
      <text:p text:style-name="P122"><text:tab/><text:tab/>set START_COMPILER_OPTION</text:p>
      <text:p text:style-name="P122"><text:tab/><text:tab/>shift</text:p>
      <text:p text:style-name="P122"><text:tab/><text:tab/>breaksw</text:p>
      <text:p text:style-name="P122"><text:tab/>default:</text:p>
      <text:p text:style-name="P122"><text:tab/><text:tab/>setenv toperl "$argv[1]"</text:p>
      <text:p text:style-name="P122"><text:tab/><text:tab/>set OPTIONS="$OPTIONS `$quotexpr`"</text:p>
      <text:p text:style-name="P122"><text:tab/><text:tab/>shift</text:p>
      <text:p text:style-name="P122"><text:tab/><text:tab/>breaksw</text:p>
      <text:p text:style-name="P122"><text:s text:c="2"/>endsw</text:p>
      <text:p text:style-name="P122">end</text:p>
      <text:p text:style-name="P122">while ( $#argv != 0 )</text:p>
      <text:p text:style-name="P122"><text:tab/><text:tab/>setenv toperl "$argv[1]"</text:p>
      <text:p text:style-name="P122"><text:tab/><text:tab/>set OPTIONS="$OPTIONS `$quotexpr`"</text:p>
      <text:p text:style-name="P122"><text:tab/><text:tab/>shift</text:p>
      <text:p text:style-name="P122">end</text:p>
      <text:p text:style-name="P122"># The OPTIONS variable has been filled with compilation options</text:p>
      <text:p text:style-name="P122"># with the space character as separator. The compilation options </text:p>
      <text:p text:style-name="P122"><text:soft-page-break/># that contain this character as others special ones are “backslashed”</text:p>
      <text:p text:style-name="P122"># All future use of the OPTIONS variable will need to use the “eval” operator.</text:p>
      <text:p text:style-name="P127">•••</text:p>
      <text:p text:style-name="P122"/>
      <text:p text:style-name="P122"># The cflags_cygfilter.pl script filters the compilation options that</text:p>
      <text:p text:style-name="P122"># contain filenames and that must be transformed into Windows format instead</text:p>
      <text:p text:style-name="P122"># of Cygwin one.</text:p>
      <text:p text:style-name="P122">#</text:p>
      <text:p text:style-name="P122">set CFLAGS = `eval "cflags_cygfilter.pl ${MANDATORY_OPTIONS} ${OPTIONS}"`</text:p>
      <text:p text:style-name="P122">eval "set CFLAGS = ( $CFLAGS )"</text:p>
      <text:p text:style-name="P122"/>
      <text:p text:style-name="P122"># The CFLAGS variable is now a real array where $CFLAGS[$i] may contain</text:p>
      <text:p text:style-name="P122"># the space character</text:p>
      <text:p text:style-name="P122"/>
      <text:p text:style-name="P122">eval "set SIM_OPT = ( $SIM_OPT )"</text:p>
      <text:p text:style-name="P127">•••</text:p>
      <text:p text:style-name="P122"/>
      <text:p text:style-name="P122"><text:span text:style-name="T48">gmake -f "$MAKEFILE" "$LEVEL" RUN="$TARGETS" SIMULATOR="$SIMULATOR" SIM_OPT="$SIM_OPT" CFLAGS="$CFLAGS"</text:span></text:p>
      <text:p text:style-name="P122"/>
      <text:p text:style-name="P3"/>
      <text:p text:style-name="P1"><text:span text:style-name="T2">For a good use by developers, we require to:</text:span></text:p>
      <text:list xml:id="list183027361311585" text:continue-numbering="true" text:style-name="WWNum59">
        <text:list-item>
          <text:p text:style-name="P87"><text:span text:style-name="T2">trace all commands executed:</text:span></text:p>
        </text:list-item>
      </text:list>
      <text:list xml:id="list183027368624454" text:continue-list="list183027089417995" text:style-name="WWNum79">
        <text:list-item>
          <text:p text:style-name="P101"><text:span text:style-name="T2">files copy or removing,</text:span></text:p>
        </text:list-item>
        <text:list-item>
          <text:p text:style-name="P101"><text:span text:style-name="T2">directory changing,</text:span></text:p>
        </text:list-item>
        <text:list-item>
          <text:p text:style-name="P101"><text:span text:style-name="T2">make commands run,</text:span></text:p>
        </text:list-item>
        <text:list-item>
          <text:p text:style-name="P101"><text:span text:style-name="T2">simulator launch with parameters used,</text:span></text:p>
        </text:list-item>
        <text:list-item>
          <text:p text:style-name="P101"><text:span text:style-name="T2">outputs with reference comparison,</text:span></text:p>
        </text:list-item>
        <text:list-item>
          <text:p text:style-name="P101"><text:span text:style-name="T2">and so on.</text:span></text:p>
        </text:list-item>
      </text:list>
      <text:list xml:id="list183026630935064" text:continue-list="list183027361311585" text:style-name="WWNum59">
        <text:list-item>
          <text:p text:style-name="P87"><text:span text:style-name="T2">allow tests sub-tasks to be executed separately, even if they are handled by a makefile run:</text:span></text:p>
        </text:list-item>
      </text:list>
      <text:list xml:id="list183025658663198" text:continue-list="list183027368624454" text:style-name="WWNum79">
        <text:list-item>
          <text:p text:style-name="P101"><text:span text:style-name="T2">compilation,</text:span></text:p>
        </text:list-item>
        <text:list-item>
          <text:p text:style-name="P101"><text:soft-page-break/><text:span text:style-name="T2">built file run/simulation,</text:span></text:p>
        </text:list-item>
        <text:list-item>
          <text:p text:style-name="P101"><text:span text:style-name="T2">outputs comparison,</text:span></text:p>
        </text:list-item>
        <text:list-item>
          <text:p text:style-name="P101"><text:span text:style-name="T2">object, binaries and outputs cleaning.</text:span></text:p>
        </text:list-item>
      </text:list>
      <text:list xml:id="list183026007499963" text:continue-list="list183026630935064" text:style-name="WWNum59">
        <text:list-item>
          <text:p text:style-name="P87"><text:span text:style-name="T2">give a help message with the <text:s/>help option or without parameter, describing:</text:span></text:p>
        </text:list-item>
      </text:list>
      <text:list xml:id="list183026741783505" text:continue-list="list183025658663198" text:style-name="WWNum79">
        <text:list-item>
          <text:p text:style-name="P101"><text:span text:style-name="T2">the launching syntax,</text:span></text:p>
        </text:list-item>
        <text:list-item>
          <text:p text:style-name="P101"><text:span text:style-name="T2">the simulators supported (if there is a parameter to set it),</text:span></text:p>
        </text:list-item>
        <text:list-item>
          <text:p text:style-name="P101"><text:span text:style-name="T2">the test targets allowed (as coder/decoder/…) if they are not too many.</text:span></text:p>
        </text:list-item>
      </text:list>
      <text:p text:style-name="P3"/>
      <text:p text:style-name="P1"><text:span text:style-name="T2">We strongly encourage to:</text:span></text:p>
      <text:list xml:id="list183025855946136" text:continue-list="list183026007499963" text:style-name="WWNum59">
        <text:list-item>
          <text:p text:style-name="P87"><text:span text:style-name="T2">use the same syntax than the generic master scripts (read the §</text:span><text:span text:style-name="T2"><text:bookmark-ref text:reference-format="number" text:ref-name="_Ref58326971">9.1</text:bookmark-ref></text:span><text:span text:style-name="T2"> “</text:span><text:span text:style-name="T2"><text:bookmark-ref text:reference-format="text" text:ref-name="_Ref58326971">run_all generic master scripts</text:bookmark-ref></text:span><text:span text:style-name="T2">”),</text:span></text:p>
        </text:list-item>
        <text:list-item>
          <text:p text:style-name="P87"><text:span text:style-name="T2">use the same directories for the objects, binaries, input, output, reference files (read § </text:span><text:span text:style-name="T2"><text:bookmark-ref text:reference-format="number" text:ref-name="_Ref46748952">7.2.1.2</text:bookmark-ref></text:span><text:span text:style-name="T2"> “</text:span><text:span text:style-name="T2"><text:bookmark-ref text:reference-format="text" text:ref-name="_Ref46748952">Test directory structure</text:bookmark-ref></text:span><text:span text:style-name="T2">”),</text:span></text:p>
        </text:list-item>
        <text:list-item>
          <text:p text:style-name="P87"><text:span text:style-name="T2">use as much as possible the same makefile variables than the mandatory ones for the generic master scripts (read § </text:span><text:span text:style-name="T2"><text:bookmark-ref text:reference-format="number" text:ref-name="_Ref51471466">9.1.5</text:bookmark-ref></text:span><text:span text:style-name="T2"> “</text:span><text:span text:style-name="T2"><text:bookmark-ref text:reference-format="text" text:ref-name="_Ref51471466">Mandatory makefile variables</text:bookmark-ref></text:span><text:span text:style-name="T2">”),</text:span></text:p>
        </text:list-item>
        <text:list-item>
          <text:p text:style-name="P87"><text:span text:style-name="T2">use the same report format (read § </text:span><text:span text:style-name="T2"><text:bookmark-ref text:reference-format="number" text:ref-name="_Ref65312987">9.1.6</text:bookmark-ref></text:span><text:span text:style-name="T2"> </text:span><text:span text:style-name="T2"><text:bookmark-ref text:reference-format="text" text:ref-name="_Ref65312987">Report content</text:bookmark-ref></text:span><text:span text:style-name="T2">”:). This allows scripts to parse the reports to do an automated data extraction to generate Excel importable files.</text:span></text:p>
        </text:list-item>
      </text:list>
      <text:p text:style-name="P3"/>
      <text:list xml:id="list183027177522195" text:continue-list="list183026731442081" text:style-name="WWNum1">
        <text:list-item>
          <text:list>
            <text:list-item>
              <text:list>
                <text:list-item>
                  <text:list>
                    <text:list-item>
                      <text:h text:style-name="P61" text:outline-level="4"><text:bookmark-start text:name="_Ref58668904"/><text:bookmark-start text:name="_Ref58668900"/><text:bookmark-start text:name="_Toc69120122"/><text:bookmark-start text:name="_Ref58695276"/><text:bookmark-start text:name="_Ref58695273"/><text:span text:style-name="T2">With template: reusing only the generic master script</text:span><text:bookmark-end text:name="_Ref58668904"/><text:bookmark-end text:name="_Ref58668900"/><text:bookmark-end text:name="_Toc69120122"/><text:bookmark-end text:name="_Ref58695276"/><text:bookmark-end text:name="_Ref58695273"/></text:h>
                    </text:list-item>
                  </text:list>
                </text:list-item>
              </text:list>
            </text:list-item>
          </text:list>
        </text:list-item>
      </text:list>
      <text:p text:style-name="P1"><text:span text:style-name="T2">If you can provide:</text:span></text:p>
      <text:list xml:id="list183027507081649" text:continue-list="list183025855946136" text:style-name="WWNum59">
        <text:list-item>
          <text:p text:style-name="P87"><text:span text:style-name="T2">a makefile that complies with the requirements described in the § </text:span><text:span text:style-name="T2"><text:bookmark-ref text:reference-format="number" text:ref-name="_Ref58181888">9.1.5</text:bookmark-ref></text:span><text:span text:style-name="T2"> “</text:span><text:span text:style-name="T2"><text:bookmark-ref text:reference-format="text" text:ref-name="_Ref58181888">Mandatory makefile variables</text:bookmark-ref></text:span><text:span text:style-name="T2">”, </text:span></text:p>
        </text:list-item>
        <text:list-item>
          <text:p text:style-name="P87"><text:span text:style-name="T2">source code that complies with the requirements described in the § </text:span><text:span text:style-name="T2"><text:bookmark-ref text:reference-format="number" text:ref-name="_Ref51675575">7.2.1.3</text:bookmark-ref></text:span><text:span text:style-name="T2"> "</text:span><text:span text:style-name="T2"><text:bookmark-ref text:reference-format="text" text:ref-name="_Ref51675575">Targets names and "main" C source file</text:bookmark-ref></text:span><text:span text:style-name="T2">" and § </text:span><text:span text:style-name="T2"><text:bookmark-ref text:reference-format="number" text:ref-name="_Ref51675784">7.2.1.4</text:bookmark-ref></text:span><text:span text:style-name="T2"> "</text:span><text:span text:style-name="T2"><text:bookmark-ref text:reference-format="text" text:ref-name="_Ref51675784">Test mode support</text:bookmark-ref></text:span><text:span text:style-name="T2">",</text:span></text:p>
        </text:list-item>
      </text:list>
      <text:p text:style-name="P1"><text:span text:style-name="T2">Then you can choose a generic master scripts between the codec applications and the unit test ones:</text:span></text:p>
      <text:list xml:id="list5230764620148548135" text:style-name="WWNum84">
        <text:list-item>
          <text:p text:style-name="P94"><text:span text:style-name="T2">Expand in the directory that correspond to your test category (</text:span><text:span text:style-name="code_20_Char_20_Char2">applications</text:span><text:span text:style-name="T2">, </text:span><text:span text:style-name="code_20_Char_20_Char2">unit_tests</text:span><text:span text:style-name="T2">, </text:span><text:span text:style-name="code_20_Char_20_Char2">customers</text:span><text:span text:style-name="T2">, </text:span><text:span text:style-name="code_20_Char_20_Char2">standards</text:span><text:span text:style-name="T2">) the corresponding tar file of the </text:span><text:span text:style-name="code_20_Char_20_Char">templates</text:span><text:span text:style-name="T2"> directory, and then rename it. For example with a new codec application that we name "</text:span><text:span text:style-name="T26">my_test_name</text:span><text:span text:style-name="T2">":</text:span></text:p>
        </text:list-item>
      </text:list>
      <text:p text:style-name="P132"><text:soft-page-break/></text:p>
      <text:p text:style-name="P132">cd $NEW_QA_ROOT/runtest/applications</text:p>
      <text:p text:style-name="P132">tar xf $NEW_QA_ROOT/templates/new_appli.tar</text:p>
      <text:p text:style-name="P132">mv __change_my_name__ <text:s/><text:span text:style-name="T46">my_test_name</text:span></text:p>
      <text:p text:style-name="P132"/>
      <text:list xml:id="list183026358223451" text:continue-numbering="true" text:style-name="WWNum84">
        <text:list-item>
          <text:p text:style-name="P96"><text:bookmark-start text:name="_Ref58689217"/><text:span text:style-name="T2">Put your makefile in the "</text:span><text:span text:style-name="T9">my_test_name</text:span><text:span text:style-name="T2">" test directory with the </text:span><text:span text:style-name="code_20_Char_20_Char">makefile</text:span><text:span text:style-name="T2"> filename (overwrite the existing one).</text:span><text:bookmark-end text:name="_Ref58689217"/></text:p>
        </text:list-item>
        <text:list-item>
          <text:p text:style-name="P94"><text:span text:style-name="T2">Fill in the source directories as described in the § </text:span><text:span text:style-name="T2"><text:bookmark-ref text:reference-format="number" text:ref-name="_Ref58386187">7.2.1</text:bookmark-ref></text:span><text:span text:style-name="T2"> "</text:span><text:span text:style-name="T2"><text:bookmark-ref text:reference-format="text" text:ref-name="_Ref58386187">Sources</text:bookmark-ref></text:span><text:span text:style-name="T2">" with either:</text:span></text:p>
          <text:list>
            <text:list-item>
              <text:p text:style-name="P97"><text:span text:style-name="code_20_Char_20_Char1">coder</text:span><text:span text:style-name="T2">, </text:span><text:span text:style-name="code_20_Char_20_Char1">decoder</text:span><text:span text:style-name="T2">, </text:span><text:span text:style-name="code_20_Char_20_Char1">common</text:span><text:span text:style-name="T2">, </text:span><text:span text:style-name="code_20_Char_20_Char1">include</text:span><text:span text:style-name="T2">: for codec applications,</text:span></text:p>
            </text:list-item>
            <text:list-item>
              <text:p text:style-name="P97"><text:span text:style-name="code_20_Char_20_Char1"><text:span text:style-name="T35">or </text:span></text:span><text:span text:style-name="code_20_Char_20_Char1">src</text:span><text:span text:style-name="T2">, </text:span><text:span text:style-name="code_20_Char_20_Char1">include</text:span><text:span text:style-name="T2">: for unit tests when one file per target is used (read § </text:span><text:span text:style-name="T2"><text:bookmark-ref text:reference-format="number" text:ref-name="_Ref58604173">7.2.1.3 b.1</text:bookmark-ref></text:span><text:span text:style-name="T2"> "</text:span><text:span text:style-name="T2"><text:bookmark-ref text:reference-format="text" text:ref-name="_Ref58604173">One C file per target</text:bookmark-ref></text:span><text:span text:style-name="T2">"),</text:span></text:p>
            </text:list-item>
            <text:list-item>
              <text:p text:style-name="P97"><text:span text:style-name="code_20_Char_20_Char1"><text:span text:style-name="T35">or </text:span></text:span><text:span text:style-name="code_20_Char_20_Char1">src</text:span><text:span text:style-name="T2"> with one sub-directory of </text:span><text:span text:style-name="code_20_Char_20_Char1">src</text:span><text:span text:style-name="T2"> per target, </text:span><text:span text:style-name="code_20_Char_20_Char1">include</text:span><text:span text:style-name="T2">: for unit tests when one file per target is used (read § </text:span><text:span text:style-name="T2"><text:bookmark-ref text:reference-format="number" text:ref-name="_Ref58604189">7.2.1.3 b.2</text:bookmark-ref></text:span><text:span text:style-name="T2"> "</text:span><text:span text:style-name="T2"><text:bookmark-ref text:reference-format="text" text:ref-name="_Ref58604189">Many C files per target</text:bookmark-ref></text:span><text:span text:style-name="T2">"),</text:span></text:p>
            </text:list-item>
            <text:list-item>
              <text:p text:style-name="P94"><text:bookmark-start text:name="_Ref58692443"/><text:span text:style-name="T2">Define the configuration files as described in § </text:span><text:span text:style-name="T2"><text:bookmark-ref text:reference-format="number" text:ref-name="_Ref51389716">7.2.3</text:bookmark-ref></text:span><text:span text:style-name="T2"> "</text:span><text:span text:style-name="T2"><text:bookmark-ref text:reference-format="text" text:ref-name="_Ref51389716">Configuration files</text:bookmark-ref></text:span><text:span text:style-name="T2">" (and </text:span><text:span text:style-name="T2"><text:bookmark-ref text:reference-format="number" text:ref-name="_Ref58666965">7.3.2</text:bookmark-ref></text:span><text:span text:style-name="T2"> "</text:span><text:span text:style-name="T2"><text:bookmark-ref text:reference-format="text" text:ref-name="_Ref58666969">Configuration files</text:bookmark-ref></text:span><text:span text:style-name="T2">" if possible):</text:span><text:bookmark-end text:name="_Ref58692443"/></text:p>
            </text:list-item>
          </text:list>
        </text:list-item>
      </text:list>
      <text:list xml:id="list3199304481845130010" text:style-name="WWNum85">
        <text:list-item>
          <text:list>
            <text:list-item>
              <text:p text:style-name="P98"><text:bookmark-start text:name="_Ref63677257"/><text:span text:style-name="T2">the master script parameter file (the test name, default targets if codec, …),</text:span><text:bookmark-end text:name="_Ref63677257"/></text:p>
            </text:list-item>
            <text:list-item>
              <text:p text:style-name="P98"><text:span text:style-name="T2">the launching configuration file (how to launch the built executable files),</text:span></text:p>
            </text:list-item>
            <text:list-item>
              <text:p text:style-name="P98"><text:span text:style-name="T2">the input file description (for performance normalization, if possible).</text:span></text:p>
            </text:list-item>
          </text:list>
        </text:list-item>
      </text:list>
      <text:list xml:id="list3020958833546184094" text:style-name="WWNum89">
        <text:list-item>
          <text:list>
            <text:list-item>
              <text:p text:style-name="P95"><text:bookmark-start text:name="_Ref58692151"/><text:span text:style-name="T2">Populate the "</text:span><text:span text:style-name="code_20_Char_20_Char2">../inputs"</text:span><text:span text:style-name="T2"> directory accordingly to the launching configuration file and generate the reference files as described in § </text:span><text:span text:style-name="T2"><text:bookmark-ref text:reference-format="number" text:ref-name="_Ref58691796">7.4.3</text:bookmark-ref></text:span><text:span text:style-name="T2"> "</text:span><text:span text:style-name="T2"><text:bookmark-ref text:reference-format="text" text:ref-name="_Ref58691802">Building reference files</text:bookmark-ref></text:span><text:span text:style-name="T2">".</text:span><text:bookmark-end text:name="_Ref58692151"/></text:p>
            </text:list-item>
          </text:list>
        </text:list-item>
      </text:list>
      <text:p text:style-name="P1"><text:span text:style-name="T2">You can then try your new test by launching </text:span><text:span text:style-name="code_20_Char_20_Char2">run_all</text:span><text:span text:style-name="T2"> with the appropriate parameters.</text:span></text:p>
      <text:list xml:id="list183026958493928" text:continue-list="list183027177522195" text:style-name="WWNum1">
        <text:list-item>
          <text:list>
            <text:list-item>
              <text:list>
                <text:list-item>
                  <text:list>
                    <text:list-item>
                      <text:h text:style-name="P61" text:outline-level="4"><text:bookmark-start text:name="_Ref58695296"/><text:bookmark-start text:name="_Ref58695293"/><text:bookmark-start text:name="_Toc69120123"/><text:span text:style-name="T2">With template: reusing generic master script and generic makefile</text:span><text:bookmark-end text:name="_Ref58695296"/><text:bookmark-end text:name="_Ref58695293"/><text:bookmark-end text:name="_Toc69120123"/></text:h>
                      <text:list>
                        <text:list-item>
                          <text:h text:style-name="P58" text:outline-level="5">Applications</text:h>
                        </text:list-item>
                      </text:list>
                    </text:list-item>
                  </text:list>
                </text:list-item>
              </text:list>
            </text:list-item>
          </text:list>
        </text:list-item>
      </text:list>
      <text:p text:style-name="P1"><text:span text:style-name="T2">You must first build the directory as described in the § </text:span><text:span text:style-name="T2"><text:bookmark-ref text:reference-format="number" text:ref-name="_Ref58668900">7.4.1.2</text:bookmark-ref></text:span><text:span text:style-name="T2"> "</text:span><text:span text:style-name="T2"><text:bookmark-ref text:reference-format="text" text:ref-name="_Ref58668904">With template: reusing only the generic master script</text:bookmark-ref></text:span><text:span text:style-name="T2">" above until the step number </text:span><text:span text:style-name="T2"><text:bookmark-ref text:reference-format="number" text:ref-name="_Ref58692443">d</text:bookmark-ref></text:span><text:span text:style-name="T2"> (included, and skipping step number </text:span><text:span text:style-name="T2"><text:bookmark-ref text:reference-format="number" text:ref-name="_Ref58689217">2</text:bookmark-ref></text:span><text:span text:style-name="T2">).</text:span></text:p>
      <text:p text:style-name="P1"><text:span text:style-name="T2">Before building the reference files, you must configure the generic makefile by setting the values to the appropriate variables of the </text:span><text:span text:style-name="code_20_Char_20_Char2">makefile</text:span><text:span text:style-name="T2"> file as described in § </text:span><text:span text:style-name="T2"><text:bookmark-ref text:reference-format="number-all-superior" text:ref-name="_Ref46637942">7.2.2</text:bookmark-ref></text:span><text:span text:style-name="T2"> "</text:span><text:span text:style-name="T2"><text:bookmark-ref text:reference-format="text" text:ref-name="_Ref46637942">Makefiles</text:bookmark-ref></text:span><text:span text:style-name="T2">":</text:span></text:p>
      <text:list xml:id="list183026258835829" text:continue-list="list183027507081649" text:style-name="WWNum59">
        <text:list-item>
          <text:p text:style-name="P87"><text:span text:style-name="T2">Directories definitions as in § </text:span><text:span text:style-name="T2"><text:bookmark-ref text:reference-format="number" text:ref-name="_Ref58689536">7.2.2.1 d.1</text:bookmark-ref></text:span><text:span text:style-name="T2"> "</text:span><text:span text:style-name="T2"><text:bookmark-ref text:reference-format="text" text:ref-name="_Ref58689536">Codec application</text:bookmark-ref></text:span><text:span text:style-name="T2">",</text:span></text:p>
        </text:list-item>
        <text:list-item>
          <text:p text:style-name="P87"><text:span text:style-name="T2">Source files definitions as in § </text:span><text:span text:style-name="T2"><text:bookmark-ref text:reference-format="number" text:ref-name="_Ref58689723">7.2.2.1 g.1</text:bookmark-ref></text:span><text:span text:style-name="T2"> "</text:span><text:span text:style-name="T2"><text:bookmark-ref text:reference-format="text" text:ref-name="_Ref58689723">Codec application</text:bookmark-ref></text:span><text:span text:style-name="T2">",</text:span></text:p>
        </text:list-item>
        <text:list-item>
          <text:p text:style-name="P87"><text:span text:style-name="T2">Target definitions as in § </text:span><text:span text:style-name="T2"><text:bookmark-ref text:reference-format="number" text:ref-name="_Ref58690120">7.2.2.2 b</text:bookmark-ref></text:span><text:span text:style-name="T2"> "</text:span><text:span text:style-name="T2"><text:bookmark-ref text:reference-format="text" text:ref-name="_Ref58690120">Codec application</text:bookmark-ref></text:span><text:span text:style-name="T2">",</text:span></text:p>
        </text:list-item>
        <text:list-item>
          <text:p text:style-name="P87"><text:span text:style-name="T2">Mandatory compilation option for some compiler as in § </text:span><text:span text:style-name="T2"><text:bookmark-ref text:reference-format="number" text:ref-name="_Ref58690744">7.2.2.1 e</text:bookmark-ref></text:span><text:span text:style-name="T2"> "</text:span><text:span text:style-name="T2"><text:bookmark-ref text:reference-format="text" text:ref-name="_Ref58690744">MANDATORY_CFLAGS</text:bookmark-ref></text:span><text:span text:style-name="T2">".</text:span></text:p>
        </text:list-item>
      </text:list>
      <text:p text:style-name="P1"><text:span text:style-name="T2">You can then populate the "</text:span><text:span text:style-name="code_20_Char_20_Char2">../inputs"</text:span><text:span text:style-name="T2"> directory accordingly to the launching configuration file and generate the reference files as described in § </text:span><text:span text:style-name="T2"><text:bookmark-ref text:reference-format="number" text:ref-name="_Ref58691796">7.4.3</text:bookmark-ref></text:span><text:span text:style-name="T2"> "</text:span><text:span text:style-name="T2"><text:bookmark-ref text:reference-format="text" text:ref-name="_Ref58691802">Building reference files</text:bookmark-ref></text:span><text:span text:style-name="T2">".</text:span></text:p>
      <text:p text:style-name="P1"><text:span text:style-name="T2">You can then try your new test by launching </text:span><text:span text:style-name="code_20_Char_20_Char2">run_all</text:span><text:span text:style-name="T2"> with the appropriate parameters.</text:span></text:p>
      <text:list xml:id="list183025615972353" text:continue-list="list183026958493928" text:style-name="WWNum1">
        <text:list-item>
          <text:list>
            <text:list-item>
              <text:list>
                <text:list-item>
                  <text:list>
                    <text:list-item>
                      <text:list>
                        <text:list-item>
                          <text:h text:style-name="P58" text:outline-level="5"><text:bookmark-start text:name="_Ref58694588"/>Unit tests<text:bookmark-end text:name="_Ref58694588"/></text:h>
                        </text:list-item>
                      </text:list>
                    </text:list-item>
                  </text:list>
                </text:list-item>
              </text:list>
            </text:list-item>
          </text:list>
        </text:list-item>
      </text:list>
      <text:p text:style-name="P1"><text:span text:style-name="T2">You can first build the directory as described in the § </text:span><text:span text:style-name="T2"><text:bookmark-ref text:reference-format="number" text:ref-name="_Ref58668900">7.4.1.2</text:bookmark-ref></text:span><text:span text:style-name="T2"> "</text:span><text:span text:style-name="T2"><text:bookmark-ref text:reference-format="text" text:ref-name="_Ref58668904">With template: reusing only the generic master script</text:bookmark-ref></text:span><text:span text:style-name="T2">" above until the step number </text:span><text:span text:style-name="T2"><text:bookmark-ref text:reference-format="number" text:ref-name="_Ref58692443">d</text:bookmark-ref></text:span><text:span text:style-name="T2"><text:bookmark-ref text:reference-format="number" text:ref-name="_Ref63677257">a</text:bookmark-ref></text:span><text:span text:style-name="T2"> (included, and skipping step number </text:span><text:span text:style-name="T2"><text:bookmark-ref text:reference-format="number" text:ref-name="_Ref58689217">2</text:bookmark-ref></text:span><text:span text:style-name="T2">).</text:span></text:p>
      <text:p text:style-name="P1"><text:soft-page-break/><text:span text:style-name="T2">The makefile is configured for one C file per target in the </text:span><text:span text:style-name="code_20_Char_20_Char">src</text:span><text:span text:style-name="T2"> directory (there may be others files included in the </text:span><text:span text:style-name="code_20_Char_20_Char2">include</text:span><text:span text:style-name="T2"> directory). In the case of one sub-directory per target in the </text:span><text:span text:style-name="code_20_Char_20_Char">src</text:span><text:span text:style-name="T2"> directory, uncomment the following line in the </text:span><text:span text:style-name="code_20_Char_20_Char">makefile</text:span><text:span text:style-name="T2"> file:</text:span></text:p>
      <text:p text:style-name="P132"/>
      <text:p text:style-name="P132">#MULTIPLE_SOURCE_FILES=1</text:p>
      <text:p text:style-name="P132"/>
      <text:p text:style-name="P1"><text:span text:style-name="T2">The makefile must take care to the endianness as described in the § </text:span><text:span text:style-name="T2"><text:bookmark-ref text:reference-format="number" text:ref-name="_Ref66816055">7.2.1.5 b</text:bookmark-ref></text:span><text:span text:style-name="T2"> "</text:span><text:span text:style-name="T2"><text:bookmark-ref text:reference-format="text" text:ref-name="_Ref66816055">Endianness parameter choice for native code (gcc compiler</text:bookmark-ref></text:span><text:span text:style-name="T2">”.</text:span></text:p>
      <text:p text:style-name="P1"><text:span text:style-name="T2">The </text:span><text:span text:style-name="code_20_Char_20_Char">add_test.csh</text:span><text:span text:style-name="T2"> script in the test directory automatically adds the target to the test. For example:</text:span></text:p>
      <text:p text:style-name="P132"/>
      <text:p text:style-name="P132">add_tests.csh fft tst_unroll tst_unr_jam</text:p>
      <text:p text:style-name="P133"><text:tab/></text:p>
      <text:p text:style-name="P1"><text:span text:style-name="T2">With these parameters the </text:span><text:span text:style-name="code_20_Char_20_Char">add_tests.csh</text:span><text:span text:style-name="T2"> tool will compile with </text:span><text:span text:style-name="code_20_Char_20_Char2">gcc</text:span><text:span text:style-name="T2"> successively the </text:span><text:span text:style-name="code_20_Char_20_Char">fft.c</text:span><text:span text:style-name="T2">, </text:span><text:span text:style-name="code_20_Char_20_Char">tst_unroll.c</text:span><text:span text:style-name="T2">, </text:span><text:span text:style-name="code_20_Char_20_Char">tst_unr_jam.c</text:span><text:span text:style-name="T2"> files of the </text:span><text:span text:style-name="code_20_Char_20_Char">src</text:span><text:span text:style-name="T2"> directory (includes are got in the </text:span><text:span text:style-name="code_20_Char_20_Char">include</text:span><text:span text:style-name="T2"> directory if necessary), execute them and put their standard output in respectively </text:span><text:span text:style-name="code_20_Char_20_Char">fft.ref</text:span><text:span text:style-name="T2">, </text:span><text:span text:style-name="code_20_Char_20_Char">tst_unroll.ref</text:span><text:span text:style-name="T2">, </text:span><text:span text:style-name="code_20_Char_20_Char">tst_unr_jam.ref</text:span><text:span text:style-name="T2"> <text:s/>in the </text:span><text:span text:style-name="code_20_Char_20_Char">../ref</text:span><text:span text:style-name="T2"> directory. Then the three new targets are added to the </text:span><text:span text:style-name="code_20_Char_20_Char">files_in_out_ref.txt</text:span><text:span text:style-name="T2"> configuration file.</text:span></text:p>
      <text:p text:style-name="P1"><text:span text:style-name="T2">We call attention to the fact that the script parameters (the test target names) are not filenames and also don’t have the </text:span><text:span text:style-name="code_20_Char_20_Char">.c</text:span><text:span text:style-name="T2"> suffix. In addition, for example for the </text:span><text:span text:style-name="code_20_Char_20_Char">fft</text:span><text:span text:style-name="T2"> test target, if the MULTIPLE_SOURCE_FILES=1 makefile macro has been set; all the source files of the </text:span><text:span text:style-name="code_20_Char_20_Char">src/fft</text:span><text:span text:style-name="T2"> directory are used to build an executable.</text:span></text:p>
      <text:p text:style-name="P1"><text:span text:style-name="T2">We assume that the </text:span><text:span text:style-name="code_20_Char_20_Char">gcc</text:span><text:span text:style-name="T2"> compiler (used as reference compiler) is reachable and allows compiling to native code. The compiled native code will generate the reference output files.</text:span></text:p>
      <text:list xml:id="list183027020689060" text:continue-numbering="true" text:style-name="WWNum1">
        <text:list-item>
          <text:list>
            <text:list-item>
              <text:list>
                <text:list-item>
                  <text:h text:style-name="P59" text:outline-level="3"><text:bookmark-start text:name="_Toc69120124"/><text:span text:style-name="T2">Adding a new test target</text:span><text:bookmark-end text:name="_Toc69120124"/></text:h>
                  <text:list>
                    <text:list-item>
                      <text:h text:style-name="P61" text:outline-level="4"><text:bookmark-start text:name="_Toc69120125"/><text:span text:style-name="T2">Non standard</text:span><text:bookmark-end text:name="_Toc69120125"/></text:h>
                    </text:list-item>
                  </text:list>
                </text:list-item>
              </text:list>
            </text:list-item>
          </text:list>
        </text:list-item>
      </text:list>
      <text:p text:style-name="P1"><text:span text:style-name="T2">For a test that a user has built from scratch, he is responsible of adding his source code and to configure his master script to accept a new test target.</text:span></text:p>
      <text:list xml:id="list183025690635463" text:continue-numbering="true" text:style-name="WWNum1">
        <text:list-item>
          <text:list>
            <text:list-item>
              <text:list>
                <text:list-item>
                  <text:list>
                    <text:list-item>
                      <text:h text:style-name="P61" text:outline-level="4"><text:bookmark-start text:name="_Toc69120126"/><text:span text:style-name="T2">Built from template</text:span><text:bookmark-end text:name="_Toc69120126"/></text:h>
                      <text:list>
                        <text:list-item>
                          <text:h text:style-name="P58" text:outline-level="5">Application</text:h>
                        </text:list-item>
                      </text:list>
                    </text:list-item>
                  </text:list>
                </text:list-item>
              </text:list>
            </text:list-item>
          </text:list>
        </text:list-item>
      </text:list>
      <text:p text:style-name="P1"><text:span text:style-name="T2">To add a new target among </text:span><text:span text:style-name="code_20_Char_20_Char2">coder</text:span><text:span text:style-name="T2">, </text:span><text:span text:style-name="code_20_Char_20_Char2">decoder</text:span><text:span text:style-name="T2"> and </text:span><text:span text:style-name="code_20_Char_20_Char2">coder_decoder</text:span><text:span text:style-name="T2"> implies to check every step of the § </text:span><text:span text:style-name="T2"><text:bookmark-ref text:reference-format="number" text:ref-name="_Ref58695273">7.4.1.2</text:bookmark-ref></text:span><text:span text:style-name="T2"> "</text:span><text:span text:style-name="T2"><text:bookmark-ref text:reference-format="text" text:ref-name="_Ref58695276">With template: reusing only the generic master script</text:bookmark-ref></text:span><text:span text:style-name="T2">" and § </text:span><text:span text:style-name="T2"><text:bookmark-ref text:reference-format="number" text:ref-name="_Ref58695293">7.4.1.3</text:bookmark-ref></text:span><text:span text:style-name="T2"> "</text:span><text:span text:style-name="T2"><text:bookmark-ref text:reference-format="text" text:ref-name="_Ref58695296">With template: reusing generic master script and generic makefile</text:bookmark-ref></text:span><text:span text:style-name="T2">" that are involved by such source code add.</text:span></text:p>
      <text:list xml:id="list183027413910283" text:continue-numbering="true" text:style-name="WWNum1">
        <text:list-item>
          <text:list>
            <text:list-item>
              <text:list>
                <text:list-item>
                  <text:list>
                    <text:list-item>
                      <text:list>
                        <text:list-item>
                          <text:h text:style-name="P58" text:outline-level="5"><text:soft-page-break/>Unit tests</text:h>
                        </text:list-item>
                      </text:list>
                    </text:list-item>
                  </text:list>
                </text:list-item>
              </text:list>
            </text:list-item>
          </text:list>
        </text:list-item>
      </text:list>
      <text:p text:style-name="P1"><text:span text:style-name="T2">As a script automatically add targets to a unit test, the tasks are the same as those described in § </text:span><text:span text:style-name="T2"><text:bookmark-ref text:reference-format="number" text:ref-name="_Ref58694588">7.4.1.3 b</text:bookmark-ref></text:span><text:span text:style-name="T2"> "</text:span><text:span text:style-name="T2"><text:bookmark-ref text:reference-format="text" text:ref-name="_Ref58694588">Unit tests</text:bookmark-ref></text:span><text:span text:style-name="T2">".</text:span></text:p>
      <text:p text:style-name="P3"/>
      <text:list xml:id="list183026309450829" text:continue-numbering="true" text:style-name="WWNum1">
        <text:list-item>
          <text:list>
            <text:list-item>
              <text:list>
                <text:list-item>
                  <text:h text:style-name="P59" text:outline-level="3"><text:bookmark-start text:name="_Ref58691796"/><text:bookmark-start text:name="_Toc23246227"/><text:bookmark-start text:name="_Toc69120127"/><text:bookmark-start text:name="_Ref58691802"/><text:span text:style-name="T2">Building reference files</text:span><text:bookmark-end text:name="_Ref58691796"/><text:bookmark-end text:name="_Toc23246227"/><text:bookmark-end text:name="_Toc69120127"/><text:bookmark-end text:name="_Ref58691802"/></text:h>
                </text:list-item>
              </text:list>
            </text:list-item>
          </text:list>
        </text:list-item>
      </text:list>
      <text:p text:style-name="P30"><text:span text:style-name="T2">The reference files can be constructed by running the tests using </text:span><text:span text:style-name="T28">gcc</text:span><text:span text:style-name="T2"> if we consider that we can trust in its results. It can be made with empty reference files in the </text:span><text:span text:style-name="T28">ref</text:span><text:span text:style-name="T2"> directory and the following master script options:</text:span></text:p>
      <text:list xml:id="list183027414042854" text:continue-list="list183026258835829" text:style-name="WWNum59">
        <text:list-item>
          <text:p text:style-name="P87"><text:span text:style-name="T2"><text:s/></text:span><text:span text:style-name="T28">‑makefile </text:span><text:span text:style-name="code_20_Char_20_Char4_20_Char">makefile.gcc</text:span><text:span text:style-name="T28"> ‑simulator none</text:span></text:p>
        </text:list-item>
      </text:list>
      <text:p text:style-name="P39"><text:span text:style-name="T2">or</text:span></text:p>
      <text:list xml:id="list183025762580402" text:continue-numbering="true" text:style-name="WWNum59">
        <text:list-item>
          <text:p text:style-name="P87"><text:span text:style-name="T28">-m makefile –s none –mo CC=</text:span><text:span text:style-name="code_20_Char_20_Char4_20_Char">gcc</text:span></text:p>
        </text:list-item>
      </text:list>
      <text:p text:style-name="P1"><text:span text:style-name="T2">The test will report only a </text:span><text:span text:style-name="T28">FAIL</text:span><text:span text:style-name="T2"> status and the output files will be kept. Then we can copy the output files to the </text:span><text:span text:style-name="T28">ref</text:span><text:span text:style-name="T2"> directory.</text:span></text:p>
      <text:p text:style-name="P1"><text:span text:style-name="T2">Thus, it is important that the source be endianness independent and that the endianness be well computed for the native </text:span><text:span text:style-name="code_20_Char_20_Char4_20_Char">gcc</text:span><text:span text:style-name="T2"> generated code (read the computation of the endianness in § </text:span><text:span text:style-name="T2"><text:bookmark-ref text:reference-format="number" text:ref-name="_Ref21348234">7.2.1.5 b</text:bookmark-ref></text:span><text:span text:style-name="T2"> "</text:span><text:span text:style-name="T2"><text:bookmark-ref text:reference-format="text" text:ref-name="_Ref21348234">Endianness parameter choice for native code (gcc compiler)</text:bookmark-ref></text:span><text:span text:style-name="T2">").</text:span></text:p>
      <text:list xml:id="list183027400362366" text:continue-list="list183026309450829" text:style-name="WWNum1">
        <text:list-item>
          <text:h text:style-name="P56" text:outline-level="1"><text:bookmark-start text:name="_Toc35435999"/><text:bookmark-start text:name="_Ref351448541"/><text:bookmark-start text:name="_Ref33958723"/><text:bookmark-start text:name="_Ref35144854"/><text:bookmark-start text:name="_Toc69120128"/>Learning and doing more<text:bookmark-end text:name="_Toc35435999"/><text:bookmark-end text:name="_Ref35144854"/><text:bookmark-end text:name="_Toc69120128"/></text:h>
          <text:list>
            <text:list-item>
              <text:h text:style-name="P51" text:outline-level="2"><text:bookmark-start text:name="_Toc69120129"/><text:bookmark-start text:name="_Toc35436000"/><text:span text:style-name="T2">Running a scenario</text:span><text:bookmark-end text:name="_Toc69120129"/><text:bookmark-end text:name="_Toc35436000"/></text:h>
            </text:list-item>
          </text:list>
        </text:list-item>
      </text:list>
      <text:p text:style-name="P1"><text:span text:style-name="T2">For the definition and how to launch a scenario you can read the § </text:span><text:span text:style-name="T2"><text:bookmark-ref text:reference-format="number" text:ref-name="_Ref33937894">3.2</text:bookmark-ref></text:span><text:span text:style-name="T2"> “</text:span><text:span text:style-name="T2"><text:bookmark-ref text:reference-format="text" text:ref-name="_Ref33937894">Running tests</text:bookmark-ref></text:span><text:span text:style-name="T2">”. For more details about the launching command syntax, you can read § </text:span><text:span text:style-name="T2"><text:bookmark-ref text:reference-format="number" text:ref-name="_Ref67460394">9.2</text:bookmark-ref></text:span><text:span text:style-name="T2"> “</text:span><text:span text:style-name="T2"><text:bookmark-ref text:reference-format="text" text:ref-name="_Ref67460397">New_run_allapp.pl</text:bookmark-ref></text:span><text:span text:style-name="T2">”.</text:span></text:p>
      <text:list xml:id="list183027441466745" text:continue-numbering="true" text:style-name="WWNum1">
        <text:list-item>
          <text:list>
            <text:list-item>
              <text:list>
                <text:list-item>
                  <text:h text:style-name="P59" text:outline-level="3"><text:bookmark-start text:name="_Toc69120130"/><text:bookmark-start text:name="_Toc35436001"/><text:span text:style-name="T2">Stopping a scenario execution</text:span><text:bookmark-end text:name="_Toc69120130"/><text:bookmark-end text:name="_Toc35436001"/></text:h>
                </text:list-item>
              </text:list>
            </text:list-item>
          </text:list>
        </text:list-item>
      </text:list>
      <text:p text:style-name="P1"><text:span text:style-name="T2">The user can interrupt a scenario execution by hitting the Ctrl-C keys. The </text:span><text:span text:style-name="code_20_Char_20_Char">new_run_allapp.pl</text:span><text:span text:style-name="T2"> writes then the interrupt event in the "running" trace file in the </text:span><text:span text:style-name="T26">$NEW_QA_ROOT/runtest</text:span><text:span text:style-name="T2"> directory and asks the user to choose between:</text:span></text:p>
      <text:list xml:id="list183027055805889" text:continue-list="list183025762580402" text:style-name="WWNum59">
        <text:list-item>
          <text:p text:style-name="P87"><text:span text:style-name="T2">stopping the entire scenario,</text:span></text:p>
        </text:list-item>
        <text:list-item>
          <text:p text:style-name="P87"><text:span text:style-name="T2">skipping only the currently running QA test.</text:span></text:p>
        </text:list-item>
      </text:list>
      <text:p text:style-name="P165"/>
      <text:p text:style-name="P165">Do you want to abort all the tests ? y|o/n [y]</text:p>
      <text:p text:style-name="P165"/>
      <text:p text:style-name="P104"/>
      <text:p text:style-name="P102"><text:span text:style-name="T2">If the whole scenario is stopped (the "</text:span><text:span text:style-name="code_20_Char_20_Char">y</text:span><text:span text:style-name="T2">" or "</text:span><text:span text:style-name="code_20_Char_20_Char">o</text:span><text:span text:style-name="T2">" or </text:span><text:span text:style-name="code_20_Char_20_Char">ENTER</text:span><text:span text:style-name="T2"> key answers) then the assembly of the global report is launched. This report will contain only the local reports of QA test that have already run:</text:span></text:p>
      <text:p text:style-name="P165"/>
      <text:p text:style-name="P165">Launching the concatenation of the reports <text:span text:style-name="T37">(new_allapp_reports_pack.pl ‑v v0334_simple_try /home/qatools/QA/runtest/scenarios/report_order.scn)</text:span></text:p>
      <text:p text:style-name="P170"/>
      <text:p text:style-name="P3"/>
      <text:p text:style-name="P1"><text:span text:style-name="T2">The global report will be stored in the </text:span><text:span text:style-name="T26">$NEW_QA_ROOT/runtest/allapp_reports</text:span><text:span text:style-name="T2"> directory as if the scenario wouldn't have been stopped (read § </text:span><text:span text:style-name="T2"><text:bookmark-ref text:reference-format="number" text:ref-name="_Ref34381637">3.2.3.1</text:bookmark-ref></text:span><text:span text:style-name="T2"> "</text:span><text:span text:style-name="T2"><text:bookmark-ref text:reference-format="text" text:ref-name="_Ref34381637">Report location</text:bookmark-ref></text:span><text:span text:style-name="T2">"). The tar file of all the local reports will be generated at the same place if the </text:span><text:span text:style-name="code_20_Char_20_Char">‑tar</text:span><text:span text:style-name="T2"> option was used when launching </text:span><text:span text:style-name="code_20_Char_20_Char">new_run_allapp.pl</text:span><text:span text:style-name="T2">. A scenario named "</text:span><text:span text:style-name="code_20_Char_20_Char">remaining_tests_</text:span><text:span text:style-name="code_20_Char_20_Char"><text:span text:style-name="T46">&lt;version&gt;</text:span></text:span><text:span text:style-name="code_20_Char_20_Char">.scn</text:span><text:span text:style-name="T2">" is generated in the </text:span><text:span text:style-name="code_20_Char_20_Char">/tmp</text:span><text:span text:style-name="T2"> directory containing the remaining tests to run.</text:span></text:p>
      <text:p text:style-name="P1"><text:span text:style-name="T2">If the currently running QA test only is stopped ("n" answer) then the </text:span><text:span text:style-name="T26">new_run_allapp.pl</text:span><text:span text:style-name="T2"> script continues with the next QA test of the scenario to be executed.</text:span></text:p>
      <text:list xml:id="list183027542574988" text:continue-list="list183027441466745" text:style-name="WWNum1">
        <text:list-item>
          <text:list>
            <text:list-item>
              <text:list>
                <text:list-item>
                  <text:h text:style-name="P59" text:outline-level="3"><text:bookmark-start text:name="_Ref58920329"/><text:bookmark-start text:name="_Toc35436002"/><text:bookmark-start text:name="_Toc69120131"/><text:bookmark-start text:name="_Ref58920332"/><text:span text:style-name="T2">Building a report for a current or past scenario </text:span><text:bookmark-end text:name="_Ref58920329"/><text:span text:style-name="T2">run</text:span><text:bookmark-end text:name="_Toc35436002"/><text:bookmark-end text:name="_Toc69120131"/><text:bookmark-end text:name="_Ref58920332"/></text:h>
                </text:list-item>
              </text:list>
            </text:list-item>
          </text:list>
        </text:list-item>
      </text:list>
      <text:p text:style-name="P30"><text:span text:style-name="T2">The user can get a global report of all the QA tests of a scenario that:</text:span></text:p>
      <text:list xml:id="list183027324725543" text:continue-list="list183027055805889" text:style-name="WWNum59">
        <text:list-item>
          <text:p text:style-name="P87"><text:span text:style-name="T2">is currently running, or</text:span></text:p>
        </text:list-item>
        <text:list-item>
          <text:p text:style-name="P87"><text:span text:style-name="T2">has already run and is finished.</text:span></text:p>
        </text:list-item>
      </text:list>
      <text:p text:style-name="P30"><text:soft-page-break/><text:span text:style-name="T2">The script to be used is the </text:span><text:span text:style-name="T26">new_allapp_reports_pack.pl</text:span><text:span text:style-name="T2"> script. The user only needs to provide the test version and the scenario specifying the report order. If the global report already exists, the script includes the trace section of the QA tests and re-builds the results section.</text:span></text:p>
      <text:p text:style-name="P30"><text:span text:style-name="T2">In the following example the test is currently running and the global report does not exist. In this case we can use the current trace file to have this section filled. The copy command of the second line is for this purpose. The report order chosen </text:span>is the "<text:span text:style-name="code_20_Char_20_Char">report_order.scn</text:span>"<text:span text:style-name="T2"> default one:</text:span></text:p>
      <text:p text:style-name="P165"/>
      <text:p text:style-name="P165">cd $NEW_QA_ROOT/runtest</text:p>
      <text:p text:style-name="P165">cp running.<text:span text:style-name="T46">&lt;version&gt;</text:span> <text:s/>allapp_reports/allapp_report_<text:span text:style-name="T46">&lt;version&gt;</text:span></text:p>
      <text:p text:style-name="P165">new_allapp_reports_pack.pl -v <text:span text:style-name="T46">&lt;version&gt;</text:span> <text:span text:style-name="T37">$NEW_QA_ROOT/runtest/scenarios/report_order.scn</text:span></text:p>
      <text:p text:style-name="P165"/>
      <text:p text:style-name="P1"><text:span text:style-name="T2">The intermediate global report is stored in the </text:span><text:span text:style-name="T26">$NEW_QA_ROOT/runtest/allapp_reports</text:span><text:span text:style-name="T2"> directory with the same name as the final global report (read § </text:span><text:span text:style-name="T2"><text:bookmark-ref text:reference-format="number" text:ref-name="_Ref34381637">3.2.3.1</text:bookmark-ref></text:span><text:span text:style-name="T2"> "</text:span><text:span text:style-name="T2"><text:bookmark-ref text:reference-format="text" text:ref-name="_Ref34381637">Report location</text:bookmark-ref></text:span><text:span text:style-name="T2">").</text:span></text:p>
      <text:p text:style-name="P1"><text:span text:style-name="T2">If the user wants to built again an existing global report from the local reports using a different order than the default one, he must run the command lines above omitting the second one to not override the header. The header contains tools versions and starting and ending dates for each test.</text:span></text:p>
      <text:p text:style-name="P77"><text:span text:style-name="T2">Next example with the </text:span><text:span text:style-name="T26">simple.scn</text:span><text:span text:style-name="T2"> scenario execution of § </text:span><text:span text:style-name="T2"><text:bookmark-ref text:reference-format="number" text:ref-name="_Ref34382094">3.2.2.1 a</text:bookmark-ref></text:span><text:span text:style-name="T2"> "</text:span><text:span text:style-name="T2"><text:bookmark-ref text:reference-format="text" text:ref-name="_Ref34382094">Simple test</text:bookmark-ref></text:span><text:span text:style-name="T2">" and choosing a scenario named </text:span><text:span text:style-name="T26">other_order.scn</text:span><text:span text:style-name="T2"> for the report order:</text:span></text:p>
      <text:p text:style-name="P165"/>
      <text:p text:style-name="P165">cd $NEW_QA_ROOT/runtest</text:p>
      <text:p text:style-name="P165">cp running.v0334<text:span text:style-name="T37">_simple_try</text:span> <text:s/>allapp_reports/allapp_report_v0334<text:span text:style-name="T37">_simple_try</text:span> <text:s/></text:p>
      <text:p text:style-name="P165">new_allapp_reports_pack.pl<text:span text:style-name="T37"> -v v0334_simple_try $NEW_QA_ROOT/runtest/scenarios/other_order.scn</text:span></text:p>
      <text:p text:style-name="P165"/>
      <text:p text:style-name="P78"/>
      <text:list xml:id="list183027533596608" text:continue-list="list183027542574988" text:style-name="WWNum1">
        <text:list-item>
          <text:list>
            <text:list-item>
              <text:h text:style-name="P52" text:outline-level="2"><text:bookmark-start text:name="_Ref58728805"/><text:bookmark-start text:name="_Ref33958718"/><text:bookmark-start text:name="_Toc69120132"/><text:span text:style-name="T2">Locking/unlocking a test</text:span><text:bookmark-end text:name="_Ref58728805"/><text:bookmark-end text:name="_Ref33958718"/><text:bookmark-end text:name="_Toc69120132"/><text:bookmark-end text:name="_Ref33958723"/><text:bookmark-end text:name="_Ref351448541"/></text:h>
            </text:list-item>
          </text:list>
        </text:list-item>
      </text:list>
      <text:p text:style-name="P1"><text:span text:style-name="T2">Locking a QA test means locking the master script the QA test directory contains. All master scripts are named </text:span><text:span text:style-name="T26">run_all</text:span><text:span text:style-name="T2"> and the lock/unlock commands are respectively </text:span><text:span text:style-name="T26">lock.pl</text:span><text:span text:style-name="T2"> an </text:span><text:span text:style-name="T26">unlock.pl</text:span><text:span text:style-name="T2">.</text:span></text:p>
      <text:p text:style-name="P1"><text:span text:style-name="T2">Once locked manually or by a scenario run, no other scenario execution will launch the master script.</text:span></text:p>
      <text:list xml:id="list183025617482178" text:continue-numbering="true" text:style-name="WWNum1">
        <text:list-item>
          <text:list>
            <text:list-item>
              <text:list>
                <text:list-item>
                  <text:h text:style-name="P59" text:outline-level="3"><text:bookmark-start text:name="_Toc69120133"/><text:soft-page-break/><text:span text:style-name="T2">Syntax</text:span><text:bookmark-end text:name="_Toc69120133"/></text:h>
                </text:list-item>
              </text:list>
            </text:list-item>
          </text:list>
        </text:list-item>
      </text:list>
      <text:p text:style-name="P182"><text:span text:style-name="code_20_Char_20_Char"/></text:p>
      <text:p text:style-name="P182"><text:span text:style-name="code_20_Char_20_Char">lock.pl &lt;master_script&gt;</text:span></text:p>
      <text:p text:style-name="P182"><text:span text:style-name="code_20_Char_20_Char">unlock.pl &lt;master_script&gt;</text:span></text:p>
      <text:p text:style-name="P182"><text:span text:style-name="code_20_Char_20_Char"/></text:p>
      <text:p text:style-name="P3"/>
      <text:p text:style-name="P30"><text:span text:style-name="T2">For example: if the user wants to lock and unlock the </text:span><text:span text:style-name="T26">g728/v1</text:span><text:span text:style-name="T2"> codec application:</text:span></text:p>
      <text:p text:style-name="P132"/>
      <text:p text:style-name="P137">lock.pl $NEW_QA_ROOT/runtest/applications/g728/v1/run_all</text:p>
      <text:p text:style-name="P137"/>
      <text:p text:style-name="P132">unlock.pl $NEW_QA_ROOT/runtest/applications/g728/v1/run_all</text:p>
      <text:p text:style-name="P132"/>
      <text:p text:style-name="P3"/>
      <text:list xml:id="list183026571124537" text:continue-numbering="true" text:style-name="WWNum1">
        <text:list-item>
          <text:list>
            <text:list-item>
              <text:list>
                <text:list-item>
                  <text:h text:style-name="P59" text:outline-level="3"><text:bookmark-start text:name="_Toc69120134"/><text:span text:style-name="T2">Success</text:span><text:bookmark-end text:name="_Toc69120134"/></text:h>
                </text:list-item>
              </text:list>
            </text:list-item>
          </text:list>
        </text:list-item>
      </text:list>
      <text:p text:style-name="P1"><text:span text:style-name="T2">If the lock succeeds, the user gets (if the QA is located in </text:span><text:span text:style-name="T26">/home/qatools/QA</text:span><text:span text:style-name="T2">):</text:span></text:p>
      <text:p text:style-name="P132"/>
      <text:p text:style-name="P132">File /home/qatools/QA/runtest/applications/g728/v1/run_all is now locked.</text:p>
      <text:p text:style-name="P132"/>
      <text:p text:style-name="P3"/>
      <text:p text:style-name="P1"><text:span text:style-name="T2">If the unlock succeeds, the user gets:</text:span></text:p>
      <text:p text:style-name="P132"/>
      <text:p text:style-name="P132">File /home/qatools/QA/runtest/applications/g728/v1/run_all unlocked.</text:p>
      <text:p text:style-name="P132"/>
      <text:p text:style-name="P3"/>
      <text:list xml:id="list183026043248309" text:continue-numbering="true" text:style-name="WWNum1">
        <text:list-item>
          <text:list>
            <text:list-item>
              <text:list>
                <text:list-item>
                  <text:h text:style-name="P59" text:outline-level="3"><text:bookmark-start text:name="_Toc69120135"/><text:span text:style-name="T2">Fail</text:span><text:bookmark-end text:name="_Toc69120135"/></text:h>
                </text:list-item>
              </text:list>
            </text:list-item>
          </text:list>
        </text:list-item>
      </text:list>
      <text:p text:style-name="P1"><text:span text:style-name="T2">If the unlock fails because the test is already locked, the user gets:</text:span></text:p>
      <text:p text:style-name="P132"><text:soft-page-break/></text:p>
      <text:p text:style-name="P132">File <text:span text:style-name="T37">/home/qatools/QA/runtest/applications/g728/v1/run_all</text:span> is already locked.</text:p>
      <text:p text:style-name="P137"/>
      <text:p text:style-name="P1"><text:span text:style-name="T2">The status value returned is 255 and the QA test directory contains a </text:span><text:span text:style-name="T26">run_all.lock</text:span><text:span text:style-name="T2"> file that contains the process id of the process that locked the master script and the lock date. For example:</text:span></text:p>
      <text:p text:style-name="P132"/>
      <text:p text:style-name="P132">Pid=2464, Mon Feb 24 17:49:26 2003</text:p>
      <text:p text:style-name="P137"/>
      <text:p text:style-name="P1"><text:span text:style-name="T2">The user can look if the process that locked the master script is currently running by using the </text:span><text:span text:style-name="T26">ps</text:span><text:span text:style-name="T2"> command (with no parameter). If the process id is in the output (2464 in our example) then the process is currently running, else it may be either an old test badly stopped or a manual lock.</text:span></text:p>
      <text:p text:style-name="P30"><text:span text:style-name="T2">If the unlock fails because the </text:span><text:span text:style-name="T26">$NEW_QA_ROOT/runtest/applications/g728/v1</text:span><text:span text:style-name="T2"> directory doesn't exist (it doesn't matter if the locked file exists), the user gets:</text:span></text:p>
      <text:p text:style-name="P132"/>
      <text:p text:style-name="P132">Can't open the semaphore file.</text:p>
      <text:p text:style-name="P132"/>
      <text:p text:style-name="P1"><text:span text:style-name="T2">The status value returned is 2.</text:span></text:p>
      <text:list xml:id="list183025947330001" text:continue-numbering="true" text:style-name="WWNum1">
        <text:list-item>
          <text:list>
            <text:list-item>
              <text:h text:style-name="P52" text:outline-level="2"><text:bookmark-start text:name="_Ref33504683"/><text:bookmark-start text:name="_Ref33504679"/><text:bookmark-start text:name="_Toc69120136"/><text:span text:style-name="T2">Running a test manually</text:span><text:bookmark-end text:name="_Ref33504683"/><text:bookmark-end text:name="_Ref33504679"/><text:bookmark-end text:name="_Toc69120136"/></text:h>
              <text:list>
                <text:list-item>
                  <text:h text:style-name="P59" text:outline-level="3"><text:bookmark-start text:name="_Toc69120137"/><text:span text:style-name="T2">Secure access to the QA test</text:span><text:bookmark-end text:name="_Toc69120137"/></text:h>
                </text:list-item>
              </text:list>
            </text:list-item>
          </text:list>
        </text:list-item>
      </text:list>
      <text:p text:style-name="P30"><text:span text:style-name="T2">Manual launch of the master script gives a faster run (no scenario interpretation), allows shortening the test and keep useful files by:</text:span></text:p>
      <text:list xml:id="list183027665351019" text:continue-list="list183027324725543" text:style-name="WWNum59">
        <text:list-item>
          <text:p text:style-name="P87"><text:span text:style-name="T2">limiting the test to only the targets which fail,</text:span></text:p>
        </text:list-item>
        <text:list-item>
          <text:p text:style-name="P87"><text:span text:style-name="T2">running the test without cleaning the intermediate files after the test (compiler or execution output ones),</text:span></text:p>
        </text:list-item>
        <text:list-item>
          <text:p text:style-name="P87"><text:span text:style-name="T2">running the test without cleaning the compiler intermediate files before the test (run the targets while skipping the build stage),</text:span></text:p>
        </text:list-item>
        <text:list-item>
          <text:p text:style-name="P87"><text:span text:style-name="T2">running a unit test without the performance stage (when the functional reports are bad or when the size and speed don't matter).</text:span></text:p>
        </text:list-item>
      </text:list>
      <text:p text:style-name="P30"><text:soft-page-break/><text:span text:style-name="T2">You must first change to the QA test directory where we want to launch the tests. Then you lock the master script against any other access to this directory. For example if the user wants to run g728/v1 application test, he has to launch:</text:span></text:p>
      <text:p text:style-name="P132"/>
      <text:p text:style-name="P132">cd $NEW_QA_ROOT/runtest/applications/g728/v1</text:p>
      <text:p text:style-name="P132">lock.pl run_all</text:p>
      <text:p text:style-name="P132"/>
      <text:p text:style-name="P1"><text:span text:style-name="T2">If the lock fails, the user can only verify that the lock was not erroneously made (read previous § </text:span><text:span text:style-name="T2"><text:bookmark-ref text:reference-format="number" text:ref-name="_Ref58728804">Erreur : source de la référence non trouvée</text:bookmark-ref></text:span><text:span text:style-name="T2"> "</text:span><text:span text:style-name="T2"><text:bookmark-ref text:reference-format="text" text:ref-name="_Ref58728805">Locking/unlocking a test</text:bookmark-ref></text:span><text:span text:style-name="T2">") and wait until the lock is removed.</text:span></text:p>
      <text:p text:style-name="P30"><text:span text:style-name="T2">Once the master script is locked, it can be launched as explained in § </text:span><text:span text:style-name="T2"><text:bookmark-ref text:reference-format="number" text:ref-name="_Ref58326971">9.1</text:bookmark-ref></text:span><text:span text:style-name="T2"> "</text:span><text:span text:style-name="T2"><text:bookmark-ref text:reference-format="text" text:ref-name="_Ref58326974">run_all generic master scripts</text:bookmark-ref></text:span><text:span text:style-name="T2">". Once tests are finished, the user must unlock the master script. For example:</text:span></text:p>
      <text:p text:style-name="P132"/>
      <text:p text:style-name="P132">cd $NEW_QA_ROOT/runtest/applications/g728/v1</text:p>
      <text:p text:style-name="P132">unlock.pl run_all</text:p>
      <text:p text:style-name="P132"/>
      <text:p text:style-name="P3"/>
      <text:list xml:id="list183025863201084" text:continue-list="list183025947330001" text:style-name="WWNum1">
        <text:list-item>
          <text:list>
            <text:list-item>
              <text:h text:style-name="P52" text:outline-level="2"><text:bookmark-start text:name="_Toc69120138"/><text:span text:style-name="T2">Re-playing a test</text:span><text:bookmark-end text:name="_Toc69120138"/></text:h>
            </text:list-item>
          </text:list>
        </text:list-item>
      </text:list>
      <text:p text:style-name="P30"><text:span text:style-name="T2">The </text:span><text:span text:style-name="code_20_Char_20_Char">run_all</text:span><text:span text:style-name="T2"> master script must output enough trace to do a manual replay of each test. It consists in:</text:span></text:p>
      <text:list xml:id="list183026386329069" text:continue-list="list183027665351019" text:style-name="WWNum59">
        <text:list-item>
          <text:p text:style-name="P87"><text:span text:style-name="T2">the files copy, move or deletion,</text:span></text:p>
        </text:list-item>
        <text:list-item>
          <text:p text:style-name="P87"><text:span text:style-name="T2">the change of directories and variable definitions when necessary,</text:span></text:p>
        </text:list-item>
        <text:list-item>
          <text:p text:style-name="P87"><text:span text:style-name="T2">the compilation commands (including the makefile call),</text:span></text:p>
        </text:list-item>
        <text:list-item>
          <text:p text:style-name="P87"><text:span text:style-name="T2">the simulation commands,</text:span></text:p>
        </text:list-item>
        <text:list-item>
          <text:p text:style-name="P87"><text:span text:style-name="T2">the comparison commands.</text:span></text:p>
        </text:list-item>
      </text:list>
      <text:p text:style-name="P3"/>
      <text:p text:style-name="P1"><text:span text:style-name="T2">Some options allow shortening the tests:</text:span></text:p>
      <text:list xml:id="list183025782430724" text:continue-numbering="true" text:style-name="WWNum59">
        <text:list-item>
          <text:p text:style-name="P87"><text:span text:style-name="code_20_Char_20_Char4_20_Char">-no_clean</text:span></text:p>
        </text:list-item>
        <text:list-item>
          <text:p text:style-name="P87"><text:span text:style-name="code_20_Char_20_Char4_20_Char">-no_pre_clean</text:span></text:p>
        </text:list-item>
      </text:list>
      <text:p text:style-name="P3"/>
      <text:p text:style-name="P1"><text:span text:style-name="T2">The </text:span><text:span text:style-name="code_20_Char_20_Char">–no_clean</text:span><text:span text:style-name="T2"> option tells the master script not to delete intermediate files after a test:</text:span></text:p>
      <text:list xml:id="list183025840687226" text:continue-numbering="true" text:style-name="WWNum59">
        <text:list-item>
          <text:p text:style-name="P87"><text:span text:style-name="T2">the output files generated by the execution / simulation of the compiled code,</text:span></text:p>
        </text:list-item>
        <text:list-item>
          <text:p text:style-name="P87"><text:span text:style-name="T2">the intermediate files generated by the compiler when building the test target. Else a “</text:span><text:span text:style-name="code_20_Char_20_Char4_20_Char">gmake clean</text:span><text:span text:style-name="T2">” is performed. A special feature for the </text:span><text:span text:style-name="code_20_Char_20_Char4_20_Char">scc</text:span><text:span text:style-name="T2"> StarCore compiler is to enable the </text:span><text:span text:style-name="code_20_Char_20_Char">‑no_clean</text:span><text:span text:style-name="T2"> when the </text:span><text:span text:style-name="code_20_Char_20_Char">--keep</text:span><text:span text:style-name="T2"> compilation option is set.</text:span></text:p>
        </text:list-item>
      </text:list>
      <text:p text:style-name="P1"><text:soft-page-break/><text:span text:style-name="T2">If this option is used for multiple tests in a scenario, this doesn't affect the results but only the outputs of the last tests will be relevant.</text:span></text:p>
      <text:p text:style-name="P1"><text:span text:style-name="T2">The </text:span><text:span text:style-name="code_20_Char_20_Char">–no_pre_clean</text:span><text:span text:style-name="T2"> option tells the master script not to delete intermediate files before a test:</text:span></text:p>
      <text:list xml:id="list183025715498868" text:continue-numbering="true" text:style-name="WWNum59">
        <text:list-item>
          <text:p text:style-name="P87"><text:span text:style-name="T2">the executable built files,</text:span></text:p>
        </text:list-item>
        <text:list-item>
          <text:p text:style-name="P87"><text:span text:style-name="T2">the intermediate compiler files:</text:span></text:p>
        </text:list-item>
      </text:list>
      <text:list xml:id="list183025938419005" text:continue-list="list183026741783505" text:style-name="WWNum79">
        <text:list-item>
          <text:p text:style-name="P101"><text:span text:style-name="T2">all files in the objects directory (</text:span><text:span text:style-name="code_20_Char_20_Char">$(OBJ_DIR)</text:span><text:span text:style-name="T2"> makefile variable) with the object extension (</text:span><text:span text:style-name="code_20_Char_20_Char">$(O)</text:span><text:span text:style-name="T2"> makefile variable),</text:span></text:p>
        </text:list-item>
        <text:list-item>
          <text:p text:style-name="P101"><text:span text:style-name="T2">the files removed by the "</text:span><text:span text:style-name="code_20_Char_20_Char">gmake light_clean</text:span><text:span text:style-name="T2">" command.</text:span></text:p>
        </text:list-item>
      </text:list>
      <text:p text:style-name="P1"><text:span text:style-name="T2">This option must be used carefully: in a debug stage and using only the same test target and the same options, it avoids compiling the entire source code at each master script launch: only the modified files are compiled at each time. But we strongly recommend not using this option in a scenario: resulting code of previous compilations should be re-used for next ones with different options.</text:span></text:p>
      <text:list xml:id="list183026739129924" text:continue-list="list183025863201084" text:style-name="WWNum1">
        <text:list-item>
          <text:list>
            <text:list-item>
              <text:h text:style-name="P52" text:outline-level="2"><text:bookmark-start text:name="_Toc34741370"/><text:bookmark-start text:name="_Ref33804114"/><text:bookmark-start text:name="_Toc69120139"/><text:span text:style-name="T2">Using other compiler</text:span><text:bookmark-end text:name="_Toc34741370"/><text:bookmark-end text:name="_Ref33804114"/><text:bookmark-end text:name="_Toc69120139"/></text:h>
            </text:list-item>
          </text:list>
        </text:list-item>
      </text:list>
      <text:p text:style-name="P1"><text:span text:style-name="T2">The “CW FOR STARCORE” QA tests base (read § </text:span><text:span text:style-name="T2"><text:bookmark-ref text:reference-format="number" text:ref-name="_Ref32921869">10</text:bookmark-ref></text:span><text:span text:style-name="T2"> "</text:span><text:span text:style-name="T2"><text:bookmark-ref text:reference-format="text" text:ref-name="_Ref32921869">The QA tests base</text:bookmark-ref></text:span><text:span text:style-name="T2">") is configured for the CW for StarCore C compiler (default makefile, compiler and simulator). Each QA test includes a </text:span><text:span text:style-name="T26">makefile.scc</text:span><text:span text:style-name="T2"> makefile used by default (read § </text:span><text:span text:style-name="T2"><text:bookmark-ref text:reference-format="number" text:ref-name="_Ref34385181">9.1.3.3</text:bookmark-ref></text:span><text:span text:style-name="T2"> "</text:span><text:span text:style-name="T2"><text:bookmark-ref text:reference-format="text" text:ref-name="_Ref34385181">Default values</text:bookmark-ref></text:span><text:span text:style-name="T2">") to build the executable tested files (the targets). Plumhall and some special QA tests omitted, they all contain a </text:span><text:span text:style-name="T26">makefile.gcc</text:span><text:span text:style-name="T2"> makefile for the use of </text:span><text:span text:style-name="T26">gcc</text:span><text:span text:style-name="T2"> as C compiler. The </text:span><text:span text:style-name="T26">gcc</text:span><text:span text:style-name="T2"> compiler was also used to generate reference output files from reference input files by running </text:span><text:span text:style-name="T26">gcc</text:span><text:span text:style-name="T2">-compiled targets.</text:span></text:p>
      <text:p text:style-name="P1"><text:span text:style-name="T2">The user can also put in the scenario the </text:span><text:span text:style-name="T26">makefile.gcc</text:span><text:span text:style-name="T2"> as makefile to use. Another possibility is to use the </text:span><text:span text:style-name="code_20_Char_20_Char">makefile</text:span><text:span text:style-name="T2"> file and define the </text:span><text:span text:style-name="code_20_Char_20_Char">CC</text:span><text:span text:style-name="T2"> value as </text:span><text:span text:style-name="code_20_Char_20_Char">gcc</text:span><text:span text:style-name="T2">. In this case:</text:span></text:p>
      <text:list xml:id="list183027029509037" text:continue-list="list183025715498868" text:style-name="WWNum59">
        <text:list-item>
          <text:p text:style-name="P87"><text:span text:style-name="T2">the generated code is native code for the running computer,</text:span></text:p>
        </text:list-item>
        <text:list-item>
          <text:p text:style-name="P87"><text:span text:style-name="T2">no simulator is needed and the simulator parameter is </text:span><text:span text:style-name="T26">none</text:span><text:span text:style-name="T2">.</text:span></text:p>
        </text:list-item>
      </text:list>
      <text:p text:style-name="P1"><text:span text:style-name="T2">For example:</text:span></text:p>
      <text:p text:style-name="P132"/>
      <text:p text:style-name="P136"><text:span text:style-name="T37">applications/amr/v0 <text:s text:c="12"/>-f <text:s/>-l light -m makefile.gcc -s none ‑O3</text:span></text:p>
      <text:p text:style-name="P136"><text:span text:style-name="T37">applications/efr/v0 <text:s text:c="12"/>-f <text:s/>-l light -m makefile <text:s text:c="4"/>-s none ‑O3 –mo CC=gcc</text:span></text:p>
      <text:p text:style-name="P136"><text:span text:style-name="T37">unit_tests/benchmarks_loop/v0 <text:s text:c="2"/>-f <text:s/>-l full <text:s/>-m makefile.gcc -s none -O</text:span></text:p>
      <text:p text:style-name="P132"/>
      <text:p text:style-name="P1"><text:span text:style-name="T2">Be careful with the compiler options that are not the same if re-using a scenario for a different compiler.</text:span></text:p>
      <text:p text:style-name="P1"><text:span text:style-name="T2">For many tests, makefiles for others compilers are provided (</text:span><text:span text:style-name="code_20_Char_20_Char">makefile.ppc</text:span><text:span text:style-name="T2"> for example) but it is not the case for all. These additional makefiles are shortcuts to run the standard makefile file with the preliminary definition of </text:span><text:span text:style-name="code_20_Char_20_Char">CC</text:span><text:span text:style-name="T2">. There is also no loss of functionality to run a test using the </text:span><text:span text:style-name="code_20_Char_20_Char">makefile</text:span><text:span text:style-name="T2"> file and setting a value to the CC macro.</text:span></text:p>
      <text:list xml:id="list183026451223115" text:continue-list="list183026739129924" text:style-name="WWNum1">
        <text:list-item>
          <text:list>
            <text:list-item>
              <text:h text:style-name="P52" text:outline-level="2"><text:bookmark-start text:name="_Toc34741371"/><text:bookmark-start text:name="_Ref33803382"/><text:bookmark-start text:name="_Toc69120140"/><text:soft-page-break/><text:span text:style-name="T2">Using prototype functions</text:span><text:bookmark-end text:name="_Toc34741371"/><text:bookmark-end text:name="_Ref33803382"/><text:bookmark-end text:name="_Toc69120140"/></text:h>
            </text:list-item>
          </text:list>
        </text:list-item>
      </text:list>
      <text:p text:style-name="P1"><text:span text:style-name="T2">This is a particular case of DSP applications that have been optimized to use intrinsic functions of the StarCore processor.</text:span></text:p>
      <text:list xml:id="list183026578785473" text:continue-numbering="true" text:style-name="WWNum1">
        <text:list-item>
          <text:list>
            <text:list-item>
              <text:list>
                <text:list-item>
                  <text:h text:style-name="P59" text:outline-level="3"><text:bookmark-start text:name="_Toc69120141"/><text:span text:style-name="T2">The </text:span><text:span text:style-name="T25">PROTO</text:span><text:span text:style-name="T2"> makefile variable</text:span><text:bookmark-end text:name="_Toc69120141"/></text:h>
                </text:list-item>
              </text:list>
            </text:list-item>
          </text:list>
        </text:list-item>
      </text:list>
      <text:p text:style-name="P30"><text:span text:style-name="T2">The makefiles allow using either:</text:span></text:p>
      <text:list xml:id="list183026218404144" text:continue-list="list183027029509037" text:style-name="WWNum59">
        <text:list-item>
          <text:p text:style-name="P87"><text:span text:style-name="T2">the basic functions provided with the source files (often in a </text:span><text:span text:style-name="T26">basic_op.c</text:span><text:span text:style-name="T2"> file) of the applications integrated in the QA,</text:span></text:p>
        </text:list-item>
        <text:list-item>
          <text:p text:style-name="P87"><text:span text:style-name="T2">or the prototype library that contains a mapping of the ITU/ETSI special functions. In this case there are still two possibilities: </text:span></text:p>
        </text:list-item>
      </text:list>
      <text:list xml:id="list183027290841346" text:continue-list="list183025938419005" text:style-name="WWNum79">
        <text:list-item>
          <text:p text:style-name="P101"><text:span text:style-name="T2">either to do the prototype functions replacement and use the compiled library (the usual and most efficient solution),</text:span></text:p>
        </text:list-item>
        <text:list-item>
          <text:p text:style-name="P101"><text:span text:style-name="T2">or to not do the prototype functions replacement and compile their source files (</text:span><text:span text:style-name="T26">prototype.c</text:span><text:span text:style-name="T2"> and </text:span><text:span text:style-name="T26">prototype.h</text:span><text:span text:style-name="T2">) with the targets source files. We strongly discourage the user to do that with the CW for StarCore compiler or only for test purpose because compiled code is very big and slow.</text:span></text:p>
        </text:list-item>
      </text:list>
      <text:p text:style-name="P1"><text:span text:style-name="T2">These three possibilities are associated with the three </text:span><text:span text:style-name="T26">BASIC_OP</text:span><text:span text:style-name="T2">, </text:span><text:span text:style-name="T26">EMULATE</text:span><text:span text:style-name="T2"> and </text:span><text:span text:style-name="T26">NPR</text:span><text:span text:style-name="T2"> values of the </text:span><text:span text:style-name="T26">PROTO</text:span><text:span text:style-name="T2"> makefile variable. The default value of this variable can be overwritten while doing its macro-definition launching the makefile (</text:span><text:span text:style-name="T26">-mo</text:span><text:span text:style-name="T2"> option of the master script). Such a definition would be in the </text:span><text:span text:style-name="T26">simple.scn</text:span><text:span text:style-name="T2"> scenario:</text:span></text:p>
      <text:p text:style-name="P132"/>
      <text:p text:style-name="P132">applications/amr/v0 <text:s text:c="11"/>-f <text:s/>-l light -mo PROTO=BASIC_OP ‑O3 ‑Og</text:p>
      <text:p text:style-name="P132">applications/efr/v0 <text:s text:c="11"/>-f <text:s/>-l light -mo PROTO=EMULATE <text:s/>‑O3 ‑Og</text:p>
      <text:p text:style-name="P132">unit_tests/benchmarks_loop/v0 <text:s text:c="5"/>-l full <text:s/>-mo PROTO=NPR <text:s text:c="4"/>‑O3 ‑Og -Os</text:p>
      <text:p text:style-name="P132"/>
      <text:p text:style-name="P3"/>
      <text:p text:style-name="P10"><text:span text:style-name="T2">The test applications have been optimized to use intrinsic functions with the CW for StarCore compiler and the default </text:span><text:span text:style-name="code_20_Char_20_Char">PROTO=EMULATE</text:span><text:span text:style-name="T2"> macro definition.</text:span></text:p>
      <text:p text:style-name="P10"><text:span text:style-name="T2">The available values for the </text:span><text:span text:style-name="code_20_Char_20_Char4_20_Char">PROTO</text:span><text:span text:style-name="T2"> variable are also:</text:span></text:p>
      <text:list xml:id="list183026070993536" text:continue-list="list183026218404144" text:style-name="WWNum59">
        <text:list-item>
          <text:p text:style-name="P87"><text:span text:style-name="T2">codec application:</text:span></text:p>
        </text:list-item>
      </text:list>
      <text:list xml:id="list183025915788238" text:continue-list="list183027290841346" text:style-name="WWNum79">
        <text:list-item>
          <text:p text:style-name="P101"><text:span text:style-name="code_20_Char_20_Char4_20_Char">scc</text:span><text:span text:style-name="T2">: </text:span><text:span text:style-name="T17">BASIC_OP</text:span><text:span text:style-name="T2">, </text:span><text:span text:style-name="T17">EMULATE</text:span><text:span text:style-name="T2">, </text:span><text:span text:style-name="T17">NPR</text:span><text:span text:style-name="T2">,</text:span></text:p>
        </text:list-item>
        <text:list-item>
          <text:p text:style-name="P101"><text:span text:style-name="T2">not </text:span><text:span text:style-name="code_20_Char_20_Char">scc</text:span><text:span text:style-name="T2">: </text:span><text:span text:style-name="T17">BASIC_OP</text:span><text:span text:style-name="T2">, </text:span><text:span text:style-name="T17">NPR</text:span><text:span text:style-name="T2">.</text:span></text:p>
        </text:list-item>
      </text:list>
      <text:list xml:id="list183026809422860" text:continue-list="list183026070993536" text:style-name="WWNum59">
        <text:list-item>
          <text:p text:style-name="P87"><text:span text:style-name="T2">unit tests:</text:span></text:p>
        </text:list-item>
      </text:list>
      <text:list xml:id="list183027686110356" text:continue-list="list183025915788238" text:style-name="WWNum79">
        <text:list-item>
          <text:p text:style-name="P101"><text:span text:style-name="code_20_Char_20_Char4_20_Char">scc</text:span><text:span text:style-name="T2">: </text:span><text:span text:style-name="T17">EMULATE</text:span><text:span text:style-name="T2">, </text:span><text:span text:style-name="T17">NPR</text:span><text:span text:style-name="T2">,</text:span></text:p>
        </text:list-item>
        <text:list-item>
          <text:p text:style-name="P101"><text:span text:style-name="T2">not </text:span><text:span text:style-name="code_20_Char_20_Char">scc</text:span><text:span text:style-name="T2">: </text:span><text:span text:style-name="T17">NPR</text:span><text:span text:style-name="T2">.</text:span></text:p>
        </text:list-item>
      </text:list>
      <text:list xml:id="list183026046258454" text:continue-list="list183026578785473" text:style-name="WWNum1">
        <text:list-item>
          <text:list>
            <text:list-item>
              <text:list>
                <text:list-item>
                  <text:h text:style-name="P60" text:outline-level="3"><text:bookmark-start text:name="_Toc69120142"/><text:soft-page-break/><text:span text:style-name="T2">Default values</text:span><text:bookmark-end text:name="_Toc69120142"/></text:h>
                </text:list-item>
              </text:list>
            </text:list-item>
          </text:list>
        </text:list-item>
      </text:list>
      <text:p text:style-name="P30"><text:span text:style-name="T2">The </text:span><text:span text:style-name="T26">PROTO</text:span><text:span text:style-name="T2"> variable has its default value set in the makefile:</text:span></text:p>
      <text:list xml:id="list183027488073570" text:continue-list="list183026809422860" text:style-name="WWNum59">
        <text:list-item>
          <text:p text:style-name="P87"><text:span text:style-name="code_20_Char_20_Char4_20_Char">scc</text:span><text:span text:style-name="T2">: </text:span><text:span text:style-name="T26">EMULATE</text:span><text:span text:style-name="T2">,</text:span></text:p>
        </text:list-item>
        <text:list-item>
          <text:p text:style-name="P87"><text:span text:style-name="T2">not </text:span><text:span text:style-name="code_20_Char_20_Char">scc</text:span><text:span text:style-name="T2">: </text:span><text:span text:style-name="T26">NPR</text:span><text:span text:style-name="T2">.</text:span></text:p>
        </text:list-item>
      </text:list>
      <text:list xml:id="list183026361873132" text:continue-list="list183026046258454" text:style-name="WWNum1">
        <text:list-item>
          <text:list>
            <text:list-item>
              <text:list>
                <text:list-item>
                  <text:h text:style-name="P60" text:outline-level="3"><text:bookmark-start text:name="_Toc69120143"/><text:span text:style-name="T2">Exceptions</text:span><text:bookmark-end text:name="_Toc69120143"/></text:h>
                </text:list-item>
              </text:list>
            </text:list-item>
          </text:list>
        </text:list-item>
      </text:list>
      <text:p text:style-name="P1"><text:span text:style-name="T2">Some (not generic) </text:span><text:span text:style-name="code_20_Char_20_Char">makekile</text:span><text:span text:style-name="T2"> files don't have the available and default values for the </text:span><text:span text:style-name="code_20_Char_20_Char4_20_Char">PROTO</text:span><text:span text:style-name="T2"> variable described above. To know these exceptions, read the § </text:span><text:span text:style-name="T2"><text:bookmark-ref text:reference-format="number" text:ref-name="_Ref32921869">10</text:bookmark-ref></text:span><text:span text:style-name="T2"> "</text:span><text:span text:style-name="T2"><text:bookmark-ref text:reference-format="text" text:ref-name="_Ref32921869">The QA tests base</text:bookmark-ref></text:span><text:span text:style-name="T2">".</text:span></text:p>
      <text:list xml:id="list183027301689803" text:continue-numbering="true" text:style-name="WWNum1">
        <text:list-item>
          <text:list>
            <text:list-item>
              <text:h text:style-name="P52" text:outline-level="2"><text:bookmark-start text:name="_Toc34741372"/><text:bookmark-start text:name="_Ref34219209"/><text:bookmark-start text:name="_Toc69120144"/><text:span text:style-name="T2">Including disassembler</text:span><text:bookmark-end text:name="_Toc34741372"/><text:bookmark-end text:name="_Ref34219209"/><text:bookmark-end text:name="_Toc69120144"/></text:h>
            </text:list-item>
          </text:list>
        </text:list-item>
      </text:list>
      <text:p text:style-name="P1"><text:span text:style-name="T2">In order to test the disassembler, a special feature is provided for the disasmsc100 disassembler included with the StarCore compiler tools. This feature is provided for this target only. It consists in inserting a disassembling stage in the compilation process building each executable code. It uses the </text:span><text:span text:style-name="T26">dasm</text:span><text:span text:style-name="T2"> directory to store the intermediate disassembled files. Some information is provided in § </text:span><text:span text:style-name="T2"><text:bookmark-ref text:reference-format="number" text:ref-name="_Ref67800637">7.2.2.1 d</text:bookmark-ref></text:span><text:span text:style-name="T2"> “</text:span><text:span text:style-name="T2"><text:bookmark-ref text:reference-format="text" text:ref-name="_Ref67800637">Directories definitions</text:bookmark-ref></text:span><text:span text:style-name="T2">”.</text:span></text:p>
      <text:list xml:id="list183026524628523" text:continue-numbering="true" text:style-name="WWNum1">
        <text:list-item>
          <text:list>
            <text:list-item>
              <text:list>
                <text:list-item>
                  <text:h text:style-name="P59" text:outline-level="3"><text:bookmark-start text:name="_Ref66016996"/><text:bookmark-start text:name="_Ref66016993"/><text:bookmark-start text:name="_Toc69120145"/><text:span text:style-name="T2">The </text:span><text:span text:style-name="T25">DASM</text:span><text:span text:style-name="code_20_Char_20_Char4_20_Char"> makefile.scc</text:span><text:span text:style-name="T2"> macro</text:span><text:bookmark-end text:name="_Ref66016996"/><text:bookmark-end text:name="_Ref66016993"/><text:bookmark-end text:name="_Toc69120145"/></text:h>
                </text:list-item>
              </text:list>
            </text:list-item>
          </text:list>
        </text:list-item>
      </text:list>
      <text:p text:style-name="P1"><text:span text:style-name="T2">The </text:span><text:span text:style-name="T26">scc</text:span><text:span text:style-name="T2"> generic makefile section allows including the disassembler in the target build process. Standard </text:span><text:span text:style-name="T26">gmake</text:span><text:span text:style-name="T2"> process takes and generates the files in the following order in each QA test directory:</text:span></text:p>
      <text:list xml:id="list183025747638606" text:continue-list="list183027488073570" text:style-name="WWNum59">
        <text:list-item>
          <text:p text:style-name="P87"><text:span text:style-name="T26">.c</text:span><text:span text:style-name="T2"> source files in the </text:span><text:span text:style-name="T26">src</text:span><text:span text:style-name="T2">, </text:span><text:span text:style-name="T26">coder</text:span><text:span text:style-name="T2">, </text:span><text:span text:style-name="T26">decoder</text:span><text:span text:style-name="T2">, </text:span><text:span text:style-name="T26">common</text:span><text:span text:style-name="T2">, </text:span><text:span text:style-name="T26">include</text:span><text:span text:style-name="T2"> directories,</text:span></text:p>
        </text:list-item>
        <text:list-item>
          <text:p text:style-name="P87"><text:span text:style-name="T26">.eln</text:span><text:span text:style-name="T2"> intermediate code files in the </text:span><text:span text:style-name="T26">obj</text:span><text:span text:style-name="T2"> directory,</text:span></text:p>
        </text:list-item>
        <text:list-item>
          <text:p text:style-name="P87"><text:span text:style-name="T26">.eld</text:span><text:span text:style-name="T2"> executable code files in the </text:span><text:span text:style-name="T26">bin</text:span><text:span text:style-name="T2"> directory.</text:span></text:p>
        </text:list-item>
      </text:list>
      <text:p text:style-name="P1"><text:span text:style-name="T2">As the disassembler can take intermediate and executable code files as inputs, there are two ways to invoke the disassembler:</text:span></text:p>
      <text:list xml:id="list183027180938522" text:continue-numbering="true" text:style-name="WWNum59">
        <text:list-item>
          <text:p text:style-name="P87"><text:span text:style-name="T2">adding </text:span><text:span text:style-name="T26">-mo DASM=eln</text:span><text:span text:style-name="T2"> in the master script parameters (in scenario or manually) and the building process becomes:</text:span></text:p>
        </text:list-item>
      </text:list>
      <text:list xml:id="list183027064342774" text:continue-list="list183027686110356" text:style-name="WWNum79">
        <text:list-item>
          <text:p text:style-name="P101"><text:span text:style-name="T26">.c</text:span><text:span text:style-name="T2"> </text:span><text:span text:style-name="T26">.h</text:span><text:span text:style-name="T2"> source files in the </text:span><text:span text:style-name="T26">src</text:span><text:span text:style-name="T2">, </text:span><text:span text:style-name="T26">coder</text:span><text:span text:style-name="T2">, </text:span><text:span text:style-name="T26">decoder</text:span><text:span text:style-name="T2">, </text:span><text:span text:style-name="T26">common</text:span><text:span text:style-name="T2">, </text:span><text:span text:style-name="T26">include</text:span><text:span text:style-name="T2"> directories,</text:span></text:p>
        </text:list-item>
        <text:list-item>
          <text:p text:style-name="P101"><text:span text:style-name="T26">.eln</text:span><text:span text:style-name="T2"> intermediate code files in the </text:span><text:span text:style-name="T26">obj</text:span><text:span text:style-name="T2"> directory,</text:span></text:p>
        </text:list-item>
        <text:list-item>
          <text:p text:style-name="P101"><text:span text:style-name="T26">.sl</text:span><text:span text:style-name="T2"> assembler source files in the </text:span><text:span text:style-name="T26">dasm</text:span><text:span text:style-name="T2"> directory (from </text:span><text:span text:style-name="T26">.eln</text:span><text:span text:style-name="T2"> files),</text:span></text:p>
        </text:list-item>
        <text:list-item>
          <text:p text:style-name="P101"><text:span text:style-name="T26">.eln</text:span><text:span text:style-name="T2"> intermediate code files in the </text:span><text:span text:style-name="T26">dasm</text:span><text:span text:style-name="T2"> directory (from </text:span><text:span text:style-name="T26">.sl</text:span><text:span text:style-name="T2"> files),</text:span></text:p>
        </text:list-item>
        <text:list-item>
          <text:p text:style-name="P101"><text:span text:style-name="T26">.eld</text:span><text:span text:style-name="T2"> executable code files in the </text:span><text:span text:style-name="T26">dasm</text:span><text:span text:style-name="T2"> directory (from </text:span><text:span text:style-name="T26">.eln</text:span><text:span text:style-name="T2"> files in </text:span><text:span text:style-name="T26">dasm</text:span><text:span text:style-name="T2">),</text:span></text:p>
        </text:list-item>
        <text:list-item>
          <text:p text:style-name="P101"><text:span text:style-name="T26">.eld</text:span><text:span text:style-name="T2"> executable code files in the </text:span><text:span text:style-name="T26">bin</text:span><text:span text:style-name="T2"> directory (from </text:span><text:span text:style-name="T26">.eln</text:span><text:span text:style-name="T2"> files in </text:span><text:span text:style-name="T26">obj</text:span><text:span text:style-name="T2">).</text:span></text:p>
        </text:list-item>
      </text:list>
      <text:list xml:id="list183026387228078" text:continue-list="list183027180938522" text:style-name="WWNum59">
        <text:list-item>
          <text:p text:style-name="P87"><text:span text:style-name="T2">adding </text:span><text:span text:style-name="T26">-mo DASM=eld</text:span><text:span text:style-name="T2"> in the master script parameters (in scenario or manually) and the building process becomes:</text:span></text:p>
        </text:list-item>
      </text:list>
      <text:list xml:id="list183027369695646" text:continue-list="list183027064342774" text:style-name="WWNum79">
        <text:list-item>
          <text:p text:style-name="P101"><text:span text:style-name="T26">.c .h</text:span><text:span text:style-name="T2"> source files in the </text:span><text:span text:style-name="T26">src</text:span><text:span text:style-name="T2">, </text:span><text:span text:style-name="T26">coder</text:span><text:span text:style-name="T2">, </text:span><text:span text:style-name="T26">decoder</text:span><text:span text:style-name="T2">, </text:span><text:span text:style-name="T26">common</text:span><text:span text:style-name="T2">, </text:span><text:span text:style-name="T26">include</text:span><text:span text:style-name="T2"> directories,</text:span></text:p>
        </text:list-item>
        <text:list-item>
          <text:p text:style-name="P101"><text:span text:style-name="T26">.eln</text:span><text:span text:style-name="T2"> intermediate code files in the </text:span><text:span text:style-name="T26">obj</text:span><text:span text:style-name="T2"> directory,</text:span></text:p>
        </text:list-item>
        <text:list-item>
          <text:p text:style-name="P101"><text:span text:style-name="T26">.eld</text:span><text:span text:style-name="T2"> executable code files in the </text:span><text:span text:style-name="T26">bin</text:span><text:span text:style-name="T2"> directory (from </text:span><text:span text:style-name="T26">.eln</text:span><text:span text:style-name="T2"> files in </text:span><text:span text:style-name="T26">obj</text:span><text:span text:style-name="T2">),</text:span></text:p>
        </text:list-item>
        <text:list-item>
          <text:p text:style-name="P101"><text:span text:style-name="T26">.sl</text:span><text:span text:style-name="T2"> assembler source files in the </text:span><text:span text:style-name="T26">dasm</text:span><text:span text:style-name="T2"> directory (from </text:span><text:span text:style-name="T26">.eld</text:span><text:span text:style-name="T2"> files in </text:span><text:span text:style-name="T26">bin</text:span><text:span text:style-name="T2">),</text:span></text:p>
        </text:list-item>
        <text:list-item>
          <text:p text:style-name="P101"><text:soft-page-break/><text:span text:style-name="T26">.eln</text:span><text:span text:style-name="T2"> intermediate code files in the </text:span><text:span text:style-name="T26">dasm</text:span><text:span text:style-name="T2"> directory (from </text:span><text:span text:style-name="T26">.sl</text:span><text:span text:style-name="T2"> files),</text:span></text:p>
        </text:list-item>
        <text:list-item>
          <text:p text:style-name="P101"><text:span text:style-name="T26">.eld</text:span><text:span text:style-name="T2"> executable code files in the </text:span><text:span text:style-name="T26">dasm</text:span><text:span text:style-name="T2"> directory (from </text:span><text:span text:style-name="T26">.eln</text:span><text:span text:style-name="T2"> files in </text:span><text:span text:style-name="T26">dasm</text:span><text:span text:style-name="T2">).</text:span></text:p>
        </text:list-item>
      </text:list>
      <text:p text:style-name="P78"/>
      <text:p text:style-name="P77"><text:span text:style-name="T2">The report generated is in the form:</text:span></text:p>
      <text:p text:style-name="P153"><text:soft-page-break/></text:p>
      <text:p text:style-name="P154"><text:span text:style-name="T37">**************************************************************</text:span></text:p>
      <text:p text:style-name="P154"><text:span text:style-name="T37">* <text:s/>Launch date: <text:s text:c="23"/>2003/02/28 - 19:17:02 *</text:span></text:p>
      <text:p text:style-name="P155"><text:span text:style-name="T37">* <text:s text:c="3"/>Test name: <text:s text:c="38"/>PStone *</text:span></text:p>
      <text:p text:style-name="P155"><text:span text:style-name="T37">* Test version: <text:s text:c="34"/>v0505_dasm *</text:span></text:p>
      <text:p text:style-name="P155"><text:span text:style-name="T37">* <text:s text:c="3"/>Test path: <text:s text:c="25"/>standards/pstone/v0 *</text:span></text:p>
      <text:p text:style-name="P155"><text:span text:style-name="T37">* <text:s text:c="59"/>*</text:span></text:p>
      <text:p text:style-name="P155"><text:span text:style-name="T37">* <text:s text:c="3"/>Test mode: <text:s text:c="22"/>functional+performance *</text:span></text:p>
      <text:p text:style-name="P155"><text:span text:style-name="T37">* <text:s text:c="7"/>Level: <text:s text:c="40"/>full *</text:span></text:p>
      <text:p text:style-name="P155"><text:span text:style-name="T37">* <text:s text:c="2"/>CC options: <text:s text:c="8"/>-O3 -Og -arch sc140 -D_USE_CW_PROTO_ *</text:span></text:p>
      <text:p text:style-name="P155"><text:span text:style-name="T37">* <text:s text:c="5"/>Targets: <text:s text:c="39"/>&lt;all&gt; *</text:span></text:p>
      <text:p text:style-name="P155"><text:span text:style-name="T37">* <text:s text:c="4"/>Makefile: <text:s text:c="32"/>makefile.scc *</text:span></text:p>
      <text:p text:style-name="P155"><text:span text:style-name="T37">* Make options: <text:s text:c="22"/>PROTO=EMULATE DASM=eln *</text:span></text:p>
      <text:p text:style-name="P155"><text:span text:style-name="T37">* <text:s text:c="3"/>Simulator: <text:s text:c="35"/>sc100-sim *</text:span></text:p>
      <text:p text:style-name="P155"><text:span text:style-name="T37">* Sim. options: <text:s text:c="45"/>*</text:span></text:p>
      <text:p text:style-name="P155"><text:span text:style-name="T37">**************************************************************</text:span></text:p>
      <text:p text:style-name="P156"/>
      <text:p text:style-name="P155"><text:span text:style-name="T37"><text:s text:c="12"/>Target; <text:s text:c="13"/>Status; Size (b); <text:s/>Num of cycles; Num of cycles/fr; <text:s/>...</text:span></text:p>
      <text:p text:style-name="P155"><text:span text:style-name="T37">------------------------------------------------------------------------------</text:span></text:p>
      <text:p text:style-name="P155"><text:span text:style-name="T37"><text:s text:c="14"/>auto; <text:s text:c="15"/>PASS; <text:s text:c="4"/>2832; <text:s text:c="10"/>3369</text:span></text:p>
      <text:p text:style-name="P155"><text:span text:style-name="T37"><text:s text:c="4"/>auto(DASM=eln); <text:s text:c="9"/>FAIL(Diff); <text:s text:c="4"/>2904; <text:s text:c="10"/>3318</text:span></text:p>
      <text:p text:style-name="P155"><text:span text:style-name="T37"><text:s text:c="14"/>blit; <text:s text:c="15"/>PASS; <text:s text:c="5"/>816; <text:s text:c="9"/>22157</text:span></text:p>
      <text:p text:style-name="P155"><text:span text:style-name="T37"><text:s text:c="4"/>blit(DASM=eln); <text:s text:c="15"/>PASS; <text:s text:c="5"/>848; <text:s text:c="9"/>23655</text:span></text:p>
      <text:p text:style-name="P155"><text:span text:style-name="T37"><text:s text:c="10"/>compress; <text:s text:c="15"/>PASS; <text:s text:c="4"/>3136; <text:s text:c="9"/>11033</text:span></text:p>
      <text:p text:style-name="P155"><text:span text:style-name="T37">compress(DASM=eln); <text:s text:c="15"/>PASS; <text:s text:c="4"/>3348; <text:s text:c="9"/>11184</text:span></text:p>
      <text:p text:style-name="P154"><text:span text:style-name="T37"><text:s text:c="15"/>des; <text:s text:c="15"/>PASS; <text:s text:c="4"/>2080; <text:s text:c="9"/>52903</text:span></text:p>
      <text:p text:style-name="P154"><text:soft-page-break/><text:span text:style-name="T37"><text:s text:c="5"/>des(DASM=eln); <text:s text:c="15"/>PASS; <text:s text:c="4"/>2108; <text:s text:c="9"/>53326</text:span></text:p>
      <text:p text:style-name="P154"/>
      <text:p text:style-name="P7"/>
      <text:list xml:id="list183026687425976" text:continue-list="list183026524628523" text:style-name="WWNum1">
        <text:list-item>
          <text:list>
            <text:list-item>
              <text:list>
                <text:list-item>
                  <text:h text:style-name="P59" text:outline-level="3"><text:bookmark-start text:name="_Toc69120146"/><text:span text:style-name="T2">Default values</text:span><text:bookmark-end text:name="_Toc69120146"/></text:h>
                </text:list-item>
              </text:list>
            </text:list-item>
          </text:list>
        </text:list-item>
      </text:list>
      <text:p text:style-name="P1"><text:span text:style-name="T2">The DASM variable is let void in the makefile and no value is set by default by the master script.</text:span></text:p>
      <text:list xml:id="list183027238304881" text:continue-numbering="true" text:style-name="WWNum1">
        <text:list-item>
          <text:h text:style-name="P56" text:outline-level="1"><text:bookmark-start text:name="_Ref59851571"/><text:bookmark-start text:name="_Ref59851570"/><text:bookmark-start text:name="_Toc69120147"/>Detailed description of the tools<text:bookmark-end text:name="_Ref59851571"/><text:bookmark-end text:name="_Ref59851570"/><text:bookmark-end text:name="_Toc69120147"/></text:h>
          <text:list>
            <text:list-item>
              <text:h text:style-name="P51" text:outline-level="2"><text:bookmark-start text:name="_Ref58326974"/><text:bookmark-start text:name="_Ref58326971"/><text:bookmark-start text:name="_Toc69120148"/><text:span text:style-name="T2">run_all generic master scripts</text:span><text:bookmark-end text:name="_Ref58326974"/><text:bookmark-end text:name="_Ref58326971"/><text:bookmark-end text:name="_Toc69120148"/></text:h>
            </text:list-item>
          </text:list>
        </text:list-item>
      </text:list>
      <text:p text:style-name="P102"><text:span text:style-name="T2">Quite every QA test master script is a generic master script plus some configuration data. There are also two generic master scripts for:</text:span></text:p>
      <text:list xml:id="list183026877302231" text:continue-list="list183026387228078" text:style-name="WWNum59">
        <text:list-item>
          <text:p text:style-name="P87"><text:span text:style-name="T2">codec application tests,</text:span></text:p>
        </text:list-item>
        <text:list-item>
          <text:p text:style-name="P87"><text:span text:style-name="T2">unit tests.</text:span></text:p>
        </text:list-item>
      </text:list>
      <text:p text:style-name="P1"><text:span text:style-name="T2">Some special tests have their own master script (</text:span><text:span text:style-name="T26">plumhall</text:span><text:span text:style-name="T2"> and others tests that verify intermediate compiler files). The reasons are:</text:span></text:p>
      <text:list xml:id="list183026793215170" text:continue-numbering="true" text:style-name="WWNum59">
        <text:list-item>
          <text:p text:style-name="P87"><text:span text:style-name="T2">For test suites that work in a very different way from the generic tests, their integration would need heavy transformations and the loss of their architecture would not be satisfying:</text:span></text:p>
        </text:list-item>
      </text:list>
      <text:list xml:id="list183026760465638" text:continue-list="list183027369695646" text:style-name="WWNum79">
        <text:list-item>
          <text:p text:style-name="P101"><text:span text:style-name="T2">Their makefiles are very different from the generic ones (cascaded, running multiple tools) and require a prior definition of multiple environment variables.</text:span></text:p>
        </text:list-item>
        <text:list-item>
          <text:p text:style-name="P101"><text:span text:style-name="T2">They use a C source based wrapper that is compiled to native code. Then this wrapper schedules the compilation, execution (if needed) and verification stages.</text:span></text:p>
        </text:list-item>
        <text:list-item>
          <text:p text:style-name="P101"><text:span text:style-name="T2">Their conformance tests verify other cases than what the generic master scripts can do: compilation errors that are considered as successful results, timeouts on compilation time, C source code variations (type’s alternatives), etc.</text:span></text:p>
        </text:list-item>
      </text:list>
      <text:list xml:id="list183026423093167" text:continue-list="list183026793215170" text:style-name="WWNum59">
        <text:list-item>
          <text:p text:style-name="P87"><text:span text:style-name="T2">Some tests are specific to the CW StarCore compiler: they test the occurrence of some expressions in the intermediate files that the compiler can generate.</text:span></text:p>
        </text:list-item>
      </text:list>
      <text:p text:style-name="P1"><text:span text:style-name="T2">The test suites integration choice was to use these suites with a master script written ad-hoc that:</text:span></text:p>
      <text:list xml:id="list183026134631046" text:continue-numbering="true" text:style-name="WWNum59">
        <text:list-item>
          <text:p text:style-name="P87"><text:span text:style-name="T2">set their input parameters in the format they require,</text:span></text:p>
        </text:list-item>
        <text:list-item>
          <text:p text:style-name="P87"><text:span text:style-name="T2">format their results accordingly to the QA standard ones.</text:span></text:p>
        </text:list-item>
      </text:list>
      <text:p text:style-name="P1"><text:span text:style-name="T2">The behavior of a generic master script and the functional requirements of the source code depending on the “codec application” or “unit tests” classification are described in § </text:span><text:span text:style-name="T2"><text:bookmark-ref text:reference-format="number" text:ref-name="_Ref65945044">7.2.1.1</text:bookmark-ref></text:span><text:span text:style-name="T2"> “</text:span><text:span text:style-name="T2"><text:bookmark-ref text:reference-format="text" text:ref-name="_Ref65945044">Classification between “codec” and “unit tests”</text:bookmark-ref></text:span><text:span text:style-name="T2">”.</text:span></text:p>
      <text:p text:style-name="P1"><text:span text:style-name="T2">Read § </text:span><text:span text:style-name="T2"><text:bookmark-ref text:reference-format="number" text:ref-name="_Ref32921869">10</text:bookmark-ref></text:span><text:span text:style-name="T2"> "</text:span><text:span text:style-name="T2"><text:bookmark-ref text:reference-format="text" text:ref-name="_Ref32921869">The QA tests base</text:bookmark-ref></text:span><text:span text:style-name="T2">" to check which kind of master script a QA test uses and what are its available parameters,. The </text:span><text:span text:style-name="T26">standard.scn</text:span><text:span text:style-name="T2"> scenario in </text:span><text:span text:style-name="T26">$NEW_QA_ROOT/runtest/scenarios</text:span><text:span text:style-name="T2"> is also a good example of the parameters possibilities.</text:span></text:p>
      <text:list xml:id="list183027393179873" text:continue-list="list183027238304881" text:style-name="WWNum1">
        <text:list-item>
          <text:list>
            <text:list-item>
              <text:list>
                <text:list-item>
                  <text:h text:style-name="P59" text:outline-level="3"><text:bookmark text:name="_Toc67999112"/><text:bookmark-start text:name="_Toc67993735"/><text:bookmark text:name="_Toc69120149"/><text:bookmark text:name="_Toc69111207"/><text:bookmark text:name="_Toc69110964"/><text:bookmark text:name="_Toc69104954"/><text:bookmark text:name="_Toc69104711"/><text:bookmark text:name="_Toc68956133"/><text:bookmark text:name="_Toc68955898"/><text:bookmark text:name="_Toc68955529"/><text:bookmark text:name="_Toc68955286"/><text:bookmark text:name="_Toc68923004"/><text:bookmark text:name="_Toc68922761"/><text:bookmark text:name="_Toc68870944"/><text:bookmark text:name="_Toc68870702"/><text:bookmark text:name="_Toc68870470"/><text:bookmark text:name="_Toc68000458"/><text:bookmark text:name="_Toc67999307"/><text:soft-page-break/><text:span text:style-name="T2">Generic tests in the QA structure</text:span><text:bookmark-end text:name="_Toc67993735"/></text:h>
                </text:list-item>
              </text:list>
            </text:list-item>
          </text:list>
        </text:list-item>
      </text:list>
      <text:p text:style-name="P22"><draw:frame draw:style-name="fr7" text:anchor-type="as-char" svg:width="17.163cm" svg:height="11.786cm" draw:z-index="58"><draw:image xlink:href="Pictures/20000AB90000431300002E18349DB4AA2430401D.wmf" xlink:type="simple" xlink:show="embed" xlink:actuate="onLoad"/></draw:frame></text:p>
      <text:h text:style-name="P159" text:outline-level="1"><text:bookmark-start text:name="_Toc69120268"/><text:span text:style-name="T12">Figure </text:span><text:span text:style-name="T13"><text:sequence text:ref-name="refFigure7" text:name="Figure" text:formula="ooow:Figure+1" style:num-format="1">8</text:sequence></text:span><text:span text:style-name="T12">: Generic tests in the QA structure</text:span><text:bookmark-end text:name="_Toc69120268"/></text:h>
      <text:p text:style-name="P1"><text:span text:style-name="T2">The </text:span><text:span text:style-name="code_20_Char_20_Char">run_all</text:span><text:span text:style-name="T2"> master script is the entry point for a QA test. This script is launched many times if a scenario describes many sets of master script and compilation options for this QA test. </text:span></text:p>
      <text:list xml:id="list183026502894104" text:continue-numbering="true" text:style-name="WWNum1">
        <text:list-item>
          <text:list>
            <text:list-item>
              <text:list>
                <text:list-item>
                  <text:h text:style-name="P59" text:outline-level="3"><text:bookmark-start text:name="_Toc69120150"/><text:span text:style-name="T2">Mandatory sub-directories</text:span><text:bookmark-end text:name="_Toc69120150"/></text:h>
                </text:list-item>
              </text:list>
            </text:list-item>
          </text:list>
        </text:list-item>
      </text:list>
      <text:p text:style-name="P1"><text:span text:style-name="T2">All the following descriptions apply on directories that appear in the figure above:</text:span></text:p>
      <text:list xml:id="list183026286309999" text:continue-list="list183026134631046" text:style-name="WWNum59">
        <text:list-item>
          <text:p text:style-name="P87"><text:span text:style-name="T28">reports</text:span><text:span text:style-name="T2"> directory contains the test results,</text:span></text:p>
        </text:list-item>
        <text:list-item>
          <text:p text:style-name="P87"><text:span text:style-name="T26">inputs</text:span><text:span text:style-name="T2"> and </text:span><text:span text:style-name="T26">ref</text:span><text:span text:style-name="T2"> directories contain respectively the input and reference files and are common for all versions of a benchmark,</text:span></text:p>
        </text:list-item>
        <text:list-item>
          <text:p text:style-name="P87"><text:span text:style-name="T28">outputs</text:span><text:span text:style-name="T2"> directory contains the outputs of the tests (in functional mode).</text:span></text:p>
        </text:list-item>
      </text:list>
      <text:p text:style-name="P3"/>
      <text:p text:style-name="P1"><text:span text:style-name="T2">There must be directories for the object files (intermediate compiler files), the executable generated binary files and if you want to use it, the disassembler files. Their common names are "</text:span><text:span text:style-name="code_20_Char_20_Char1">obj</text:span><text:span text:style-name="T2">", "</text:span><text:span text:style-name="code_20_Char_20_Char1">bin</text:span><text:span text:style-name="T2">" and "</text:span><text:span text:style-name="code_20_Char_20_Char1">dasm</text:span><text:span text:style-name="T2">" but these names can vary as they are set in the makefile file. The master script also gets these directory names in the makefile (launching the “</text:span><text:span text:style-name="code_20_Char_20_Char">make ‑r ‑p ‑n</text:span><text:span text:style-name="T2">” command and parsing its output).</text:span></text:p>
      <text:list xml:id="list183027166142851" text:continue-list="list183026502894104" text:style-name="WWNum1">
        <text:list-item>
          <text:list>
            <text:list-item>
              <text:list>
                <text:list-item>
                  <text:h text:style-name="P59" text:outline-level="3"><text:bookmark-start text:name="_Ref34135693"/><text:bookmark-start text:name="_Ref34066145"/><text:bookmark-start text:name="_Toc69120151"/><text:bookmark-start text:name="_Toc34741359"/><text:soft-page-break/><text:span text:style-name="T2">Master script </text:span><text:bookmark-end text:name="_Ref34135693"/><text:span text:style-name="T2">parameters</text:span><text:bookmark-end text:name="_Ref34066145"/><text:bookmark-end text:name="_Toc69120151"/><text:bookmark-end text:name="_Toc34741359"/></text:h>
                  <text:list>
                    <text:list-item>
                      <text:h text:style-name="P61" text:outline-level="4"><text:bookmark-start text:name="_Toc69120152"/><text:span text:style-name="T2">Syntax</text:span><text:bookmark-end text:name="_Toc69120152"/></text:h>
                    </text:list-item>
                  </text:list>
                </text:list-item>
              </text:list>
            </text:list-item>
          </text:list>
        </text:list-item>
      </text:list>
      <text:p text:style-name="P1"><text:span text:style-name="T2">The generic master scripts have the same parameter syntax. Without parameter, the generic master script of codec applications returns this help message:</text:span></text:p>
      <text:p text:style-name="P124"/>
      <text:p text:style-name="P122"><text:span text:style-name="T37">usage: run_all [MASTER SCRIPT OPTIONS] [--] [COMPILER OPTIONS]</text:span></text:p>
      <text:p text:style-name="P129"/>
      <text:p text:style-name="P127"><text:span text:style-name="T37">MASTER SCRIPT OPTIONS:</text:span></text:p>
      <text:p text:style-name="P127"><text:span text:style-name="T37">-f, <text:s/>-functional <text:s text:c="13"/>functional test mode (exclusive with the -p option)</text:span></text:p>
      <text:p text:style-name="P127"><text:span text:style-name="T37">-p, <text:s/>-performance <text:s text:c="12"/>performance test mode (exclusive with the -f option)</text:span></text:p>
      <text:p text:style-name="P127"><text:span text:style-name="T37">-v, <text:s/>-version <text:s text:c="4"/>[VERSION] <text:s text:c="2"/>version string of this test</text:span></text:p>
      <text:p text:style-name="P127"><text:span text:style-name="T37">-l, <text:s/>-level <text:s text:c="6"/>[LEVEL] <text:s text:c="4"/>level value among [skip, compile, light, full], default is full</text:span></text:p>
      <text:p text:style-name="P127"><text:span text:style-name="T37">-t, <text:s/>-target <text:s text:c="5"/>[TARGET] <text:s text:c="3"/>make target name (-target &lt;target_name&gt; can occur many times)</text:span></text:p>
      <text:p text:style-name="P127"><text:span text:style-name="T37">-m, <text:s/>-makefile <text:s text:c="3"/>[MAKEFILE] <text:s/>makefile file name</text:span></text:p>
      <text:p text:style-name="P127"><text:span text:style-name="T37">-mo, -make_option [MAKEFILE OPTION] (can occur many times)</text:span></text:p>
      <text:p text:style-name="P127"><text:span text:style-name="T37">-s, <text:s/>-simulator <text:s text:c="2"/>[SIMULATOR] simulator reference among [runsc100, sc100-sim, none, runccs, sim-ame, ISS, axd, mwrunsim56800e, mwrunsim56800]</text:span></text:p>
      <text:p text:style-name="P127"><text:span text:style-name="T37">-so, -sim_option <text:s/>[SIMULATOR OPTION] simulator option (can occur many times)</text:span></text:p>
      <text:p text:style-name="P127"><text:span text:style-name="T37">-pf, -param_file <text:s/>[FILENAME] file that appears in the compiler options, to include in the report</text:span></text:p>
      <text:p text:style-name="P127"><text:span text:style-name="T37">-no_clean <text:s text:c="20"/>don't delete files after compilation nor execution</text:span></text:p>
      <text:p text:style-name="P127"><text:span text:style-name="T37">-no_pre_clean <text:s text:c="16"/>don't delete files before compilation</text:span></text:p>
      <text:p text:style-name="P129"/>
      <text:p text:style-name="P127"><text:span text:style-name="T37">COMPILER OPTIONS are options passed to the compiler via the CFLAGS makefile parameter</text:span></text:p>
      <text:p text:style-name="P127"><text:span text:style-name="T37">the "--" parameter is used to stop the parameters parsing:</text:span></text:p>
      <text:p text:style-name="P122"><text:span text:style-name="T37">all the parameters that follow are compiler options (this allows -v, -l, -t, ...).</text:span></text:p>
      <text:p text:style-name="P124"/>
      <text:p text:style-name="P3"/>
      <text:p text:style-name="P1"><text:span text:style-name="T2">The list of items defined as &lt;master_script_params&gt; in the scenario grammar § </text:span><text:span text:style-name="T2"><text:bookmark-ref text:reference-format="number" text:ref-name="_Ref34140233">9.3.1</text:bookmark-ref></text:span><text:span text:style-name="T2"> "</text:span><text:span text:style-name="T2"><text:bookmark-ref text:reference-format="text" text:ref-name="_Ref34140233">Grammar</text:bookmark-ref></text:span><text:span text:style-name="T2">" must match the master script parameters description above.</text:span></text:p>
      <text:p text:style-name="P1"><text:span text:style-name="T2">The parameters are classified between:</text:span></text:p>
      <text:list xml:id="list183026295605451" text:continue-list="list183026286309999" text:style-name="WWNum59">
        <text:list-item>
          <text:p text:style-name="P87"><text:soft-page-break/><text:span text:style-name="T2">the master script options that define the master script behavior,</text:span></text:p>
        </text:list-item>
        <text:list-item>
          <text:p text:style-name="P87"><text:span text:style-name="T2">the compiler options that are transmitted to the compiler through the makefile.</text:span></text:p>
        </text:list-item>
      </text:list>
      <text:p text:style-name="P1"><text:span text:style-name="T2">The order of the master script options and the compiler options doesn't matter as long as there is no conflict between them. If a compiler option is a master script options too, the ambiguity can be solved by setting this options after the "</text:span><text:span text:style-name="T26">--</text:span><text:span text:style-name="T2">" parameter.</text:span></text:p>
      <text:list xml:id="list183026837259828" text:continue-list="list183027166142851" text:style-name="WWNum1">
        <text:list-item>
          <text:list>
            <text:list-item>
              <text:list>
                <text:list-item>
                  <text:list>
                    <text:list-item>
                      <text:h text:style-name="P61" text:outline-level="4"><text:bookmark-start text:name="_Toc69120153"/><text:span text:style-name="T2">Details</text:span><text:bookmark-end text:name="_Toc69120153"/></text:h>
                    </text:list-item>
                  </text:list>
                </text:list-item>
              </text:list>
            </text:list-item>
          </text:list>
        </text:list-item>
      </text:list>
      <text:p text:style-name="P1"><text:span text:style-name="T2">Here is the meaning of each master script option and the possibly mutually exclusive ones:</text:span></text:p>
      <text:list xml:id="list183027489259156" text:continue-list="list183026295605451" text:style-name="WWNum59">
        <text:list-item>
          <text:p text:style-name="P87"><text:span text:style-name="T26">-f or -p</text:span><text:span text:style-name="T2">: the functional or performance test mode:</text:span></text:p>
        </text:list-item>
      </text:list>
      <text:list xml:id="list183027590332218" text:continue-list="list183026760465638" text:style-name="WWNum79">
        <text:list-item>
          <text:p text:style-name="P101"><text:span text:style-name="T2">codec applications: </text:span><text:span text:style-name="T26">-f</text:span><text:span text:style-name="T2"> or </text:span><text:span text:style-name="T26">-p</text:span><text:span text:style-name="T2"> are available but not simultaneously,</text:span></text:p>
        </text:list-item>
        <text:list-item>
          <text:p text:style-name="P101"><text:span text:style-name="T2">unit tests: </text:span><text:span text:style-name="T26">-f</text:span><text:span text:style-name="T2"> and </text:span><text:span text:style-name="T26">-p</text:span><text:span text:style-name="T2"> simultaneously or </text:span><text:span text:style-name="T26">-f</text:span><text:span text:style-name="T2"> alone for debug purpose or with compilers and simulators that don't provide size nor speed values.</text:span></text:p>
        </text:list-item>
      </text:list>
      <text:list xml:id="list183027674579915" text:continue-list="list183027489259156" text:style-name="WWNum59">
        <text:list-item>
          <text:p text:style-name="P87"><text:span text:style-name="T26">-v</text:span><text:span text:style-name="T2">: the version of the test. It is used to build the name of the test report stored in the </text:span><text:span text:style-name="code_20_Char_20_Char">reports</text:span><text:span text:style-name="T2"> directory: </text:span><text:span text:style-name="code_20_Char_20_Char">report_</text:span><text:span text:style-name="code_20_Char_20_Char"><text:span text:style-name="T46">&lt;version&gt;</text:span></text:span><text:span text:style-name="T2"> filename,</text:span></text:p>
        </text:list-item>
        <text:list-item>
          <text:p text:style-name="P87"><text:span text:style-name="T26">-l</text:span><text:span text:style-name="T2">: supported by all QA tests,</text:span></text:p>
        </text:list-item>
        <text:list-item>
          <text:p text:style-name="P87"><text:span text:style-name="T26">-t</text:span><text:span text:style-name="T2">: the targets: this option shortens the list defined in the </text:span><text:span text:style-name="T26">files_in_out_ref.txt</text:span><text:span text:style-name="T2"> or </text:span><text:span text:style-name="T26">files_in_out_ref_light.txt</text:span><text:span text:style-name="T2"> files:</text:span></text:p>
        </text:list-item>
      </text:list>
      <text:list xml:id="list183026675050573" text:continue-list="list183027590332218" text:style-name="WWNum79">
        <text:list-item>
          <text:p text:style-name="P101"><text:span text:style-name="T2">for codec applications, among:</text:span><text:span text:style-name="T26"> coder</text:span><text:span text:style-name="T2">, </text:span><text:span text:style-name="T26">decoder</text:span><text:span text:style-name="T2"> and </text:span><text:span text:style-name="T26">coder_decoder</text:span><text:span text:style-name="T2">,</text:span></text:p>
        </text:list-item>
        <text:list-item>
          <text:p text:style-name="P101"><text:span text:style-name="T2">unit tests: depending on the level, in the first column of the </text:span><text:span text:style-name="T26">files_in_out_ref.txt</text:span><text:span text:style-name="T2"> and </text:span><text:span text:style-name="T26">files_in_out_ref_light.txt</text:span><text:span text:style-name="T2"> files of each QA test directory,</text:span></text:p>
        </text:list-item>
      </text:list>
      <text:list xml:id="list183027273751612" text:continue-list="list183027674579915" text:style-name="WWNum59">
        <text:list-item>
          <text:p text:style-name="P87"><text:span text:style-name="T26">-m</text:span><text:span text:style-name="T2">: the </text:span><text:span text:style-name="T26">makefile.scc</text:span><text:span text:style-name="T2"> and </text:span><text:span text:style-name="T26">makefile.gcc</text:span><text:span text:style-name="T2"> are supported by quite all the QA tests,</text:span></text:p>
        </text:list-item>
        <text:list-item>
          <text:p text:style-name="P87"><text:span text:style-name="T26">-mo</text:span><text:span text:style-name="T2">: all macro supported by the makefiles. Some optional macros can be defined:</text:span></text:p>
        </text:list-item>
      </text:list>
      <text:list xml:id="list183027696401112" text:continue-list="list183026675050573" text:style-name="WWNum79">
        <text:list-item>
          <text:p text:style-name="P101"><text:span text:style-name="T2">in</text:span><text:span text:style-name="T26"> makefile.gcc and makefile.scc </text:span><text:span text:style-name="T2">the</text:span><text:span text:style-name="T26"> PROTO</text:span><text:span text:style-name="T2"> macro can have the values: </text:span><text:span text:style-name="T26">BASIC_OP</text:span><text:span text:style-name="T2">, </text:span><text:span text:style-name="T26">EMULATE</text:span><text:span text:style-name="T2"> and </text:span><text:span text:style-name="T26">NPR</text:span><text:span text:style-name="T2"> (read § </text:span><text:span text:style-name="T2"><text:bookmark-ref text:reference-format="number" text:ref-name="_Ref33803382">8.6</text:bookmark-ref></text:span><text:span text:style-name="T2"> "</text:span><text:span text:style-name="T2"><text:bookmark-ref text:reference-format="text" text:ref-name="_Ref33803382">Using prototype functions</text:bookmark-ref></text:span><text:span text:style-name="T2">"),</text:span></text:p>
        </text:list-item>
        <text:list-item>
          <text:p text:style-name="P101"><text:span text:style-name="T2">in</text:span><text:span text:style-name="T26"> makefile.scc DASM</text:span><text:span text:style-name="T2"> that can have the </text:span><text:span text:style-name="T26">eln</text:span><text:span text:style-name="T2"> and </text:span><text:span text:style-name="T26">eld</text:span><text:span text:style-name="T2"> values (read § </text:span><text:span text:style-name="T2"><text:bookmark-ref text:reference-format="number" text:ref-name="_Ref34219209">8.7</text:bookmark-ref></text:span><text:span text:style-name="T2"> "</text:span><text:span text:style-name="T2"><text:bookmark-ref text:reference-format="text" text:ref-name="_Ref34219209">Including disassembler</text:bookmark-ref></text:span><text:span text:style-name="T2">").</text:span></text:p>
        </text:list-item>
      </text:list>
      <text:list xml:id="list183026549006210" text:continue-list="list183027273751612" text:style-name="WWNum59">
        <text:list-item>
          <text:p text:style-name="P87"><text:span text:style-name="code_20_Char_20_Char">-s</text:span><text:span text:style-name="T2">: the simulator to use depends on the compiler used; for example:</text:span></text:p>
        </text:list-item>
      </text:list>
      <text:list xml:id="list183026088852901" text:continue-list="list183027696401112" text:style-name="WWNum79">
        <text:list-item>
          <text:p text:style-name="P101"><text:span text:style-name="T2">with the </text:span><text:span text:style-name="T26">scc</text:span><text:span text:style-name="T2"> compiler: </text:span><text:span text:style-name="T26">runsc100</text:span><text:span text:style-name="T38"> ,</text:span><text:span text:style-name="T26">sc100-sim</text:span><text:span text:style-name="T2"> and </text:span><text:span text:style-name="code_20_Char_20_Char">runccs</text:span><text:span text:style-name="T2">.</text:span></text:p>
        </text:list-item>
        <text:list-item>
          <text:p text:style-name="P101"><text:span text:style-name="T2">with the </text:span><text:span text:style-name="T26">gcc</text:span><text:span text:style-name="T2"> compiler: </text:span><text:span text:style-name="T26">none</text:span><text:span text:style-name="T2">.</text:span></text:p>
        </text:list-item>
      </text:list>
      <text:list xml:id="list183026280732943" text:continue-list="list183026549006210" text:style-name="WWNum59">
        <text:list-item>
          <text:p text:style-name="P87"><text:span text:style-name="code_20_Char_20_Char">-so</text:span><text:span text:style-name="T2">: the simulator options. They are parameters that included in the simulator launching command line (built by the </text:span><text:span text:style-name="code_20_Char_20_Char">$QA_TOOLS/libperl/run_sim.pm</text:span><text:span text:style-name="T2"> library).</text:span></text:p>
        </text:list-item>
        <text:list-item>
          <text:p text:style-name="P87"><text:span text:style-name="code_20_Char_20_Char">-pf</text:span><text:span text:style-name="T2">: the parameter file that must be included in the report. It allows reporting any file content that has consequences on the compilation process (application file, additional file of compiler internal flags…).</text:span></text:p>
        </text:list-item>
      </text:list>
      <text:p text:style-name="P1"><text:span text:style-name="T2">The </text:span><text:span text:style-name="code_20_Char_20_Char">-v</text:span><text:span text:style-name="T2"> option is the only mandatory parameter, as this one has no default value. When launched by the </text:span><text:span text:style-name="T26">new_run_allapp.pl</text:span><text:span text:style-name="T2"> scenario interpreter, the version parameter value is built by the interpreter and is not taken from the scenario.</text:span></text:p>
      <text:list xml:id="list183027459570870" text:continue-list="list183026837259828" text:style-name="WWNum1">
        <text:list-item>
          <text:list>
            <text:list-item>
              <text:list>
                <text:list-item>
                  <text:list>
                    <text:list-item>
                      <text:h text:style-name="P61" text:outline-level="4"><text:bookmark-start text:name="_Toc69120154"/><text:bookmark-start text:name="_Ref34385181"/><text:soft-page-break/><text:span text:style-name="T2">Default values</text:span><text:bookmark-end text:name="_Toc69120154"/><text:bookmark-end text:name="_Ref34385181"/></text:h>
                    </text:list-item>
                  </text:list>
                </text:list-item>
              </text:list>
            </text:list-item>
          </text:list>
        </text:list-item>
      </text:list>
      <text:p text:style-name="P30"><text:span text:style-name="T2">Only the </text:span><text:span text:style-name="T26">-v</text:span><text:span text:style-name="T2"> version parameter is mandatory to launch the master script of each QA test (and it is provided by the </text:span><text:span text:style-name="T26">new_run_allapp.pl</text:span><text:span text:style-name="T2"> scenario interpreter when the test is not launched manually). Other master script options have default values and the compiler options list can be empty:</text:span></text:p>
      <text:list xml:id="list183027294631138" text:continue-list="list183026280732943" text:style-name="WWNum59">
        <text:list-item>
          <text:p text:style-name="P87"><text:span text:style-name="T26">-f or -p</text:span><text:span text:style-name="T2">: the test mode:</text:span></text:p>
        </text:list-item>
      </text:list>
      <text:list xml:id="list183026250294559" text:continue-list="list183026088852901" text:style-name="WWNum79">
        <text:list-item>
          <text:p text:style-name="P101"><text:span text:style-name="T2">codec applications: </text:span><text:span text:style-name="T26">-f</text:span><text:span text:style-name="T2">,</text:span></text:p>
        </text:list-item>
        <text:list-item>
          <text:p text:style-name="P101"><text:span text:style-name="T2">unit tests: </text:span><text:span text:style-name="T26">-f</text:span><text:span text:style-name="T2"> </text:span><text:span text:style-name="T26">-p</text:span><text:span text:style-name="T2"> simultaneously,</text:span></text:p>
        </text:list-item>
      </text:list>
      <text:list xml:id="list183027055671351" text:continue-list="list183027294631138" text:style-name="WWNum59">
        <text:list-item>
          <text:p text:style-name="P87"><text:span text:style-name="T26">-l</text:span><text:span text:style-name="T2">: full,</text:span></text:p>
        </text:list-item>
        <text:list-item>
          <text:p text:style-name="P87"><text:span text:style-name="T26">-t</text:span><text:span text:style-name="T2">: the targets:</text:span></text:p>
        </text:list-item>
      </text:list>
      <text:list xml:id="list183025969703780" text:continue-list="list183026250294559" text:style-name="WWNum79">
        <text:list-item>
          <text:p text:style-name="P101"><text:span text:style-name="T2">for codec applications:</text:span><text:span text:style-name="T26"> coder</text:span><text:span text:style-name="T2">, </text:span><text:span text:style-name="T26">decoder</text:span><text:span text:style-name="T2"> and </text:span><text:span text:style-name="T26">coder_decoder</text:span><text:span text:style-name="T2">,</text:span></text:p>
        </text:list-item>
        <text:list-item>
          <text:p text:style-name="P101"><text:span text:style-name="T2">unit tests: depending on the level, in the first column of the </text:span><text:span text:style-name="T26">files_in_out_ref.txt</text:span><text:span text:style-name="T2"> and </text:span><text:span text:style-name="T26">files_in_out_ref_light.txt</text:span><text:span text:style-name="T2"> files of each QA test directory,</text:span></text:p>
        </text:list-item>
      </text:list>
      <text:list xml:id="list183025818476011" text:continue-list="list183027055671351" text:style-name="WWNum59">
        <text:list-item>
          <text:p text:style-name="P87"><text:span text:style-name="T26">-m</text:span><text:span text:style-name="T2">: </text:span><text:span text:style-name="T26">makefile.scc</text:span><text:span text:style-name="T2">,</text:span></text:p>
        </text:list-item>
        <text:list-item>
          <text:p text:style-name="P87"><text:span text:style-name="T26">-mo</text:span><text:span text:style-name="T2">: the master script defines no macro. The </text:span><text:span text:style-name="T26">PROTO</text:span><text:span text:style-name="T2"> macro has its default value defined in </text:span><text:span text:style-name="T26">makefile.gcc </text:span><text:span text:style-name="T2">and</text:span><text:span text:style-name="T26"> makefile.scc</text:span><text:span text:style-name="T2"> (read § </text:span><text:span text:style-name="T2"><text:bookmark-ref text:reference-format="number" text:ref-name="_Ref33803382">8.6</text:bookmark-ref></text:span><text:span text:style-name="T2"> "</text:span><text:span text:style-name="T2"><text:bookmark-ref text:reference-format="text" text:ref-name="_Ref33803382">Using prototype functions</text:bookmark-ref></text:span><text:span text:style-name="T2">"). The </text:span><text:span text:style-name="T26">DASM</text:span><text:span text:style-name="T2"> macro has its default value defined in </text:span><text:span text:style-name="T26">makefile.scc</text:span><text:span text:style-name="T2"> (read § </text:span><text:span text:style-name="T2"><text:bookmark-ref text:reference-format="number" text:ref-name="_Ref34219209">8.7</text:bookmark-ref></text:span><text:span text:style-name="T2"> "</text:span><text:span text:style-name="T2"><text:bookmark-ref text:reference-format="text" text:ref-name="_Ref34219209">Including disassembler</text:bookmark-ref></text:span><text:span text:style-name="T2">").</text:span></text:p>
        </text:list-item>
        <text:list-item>
          <text:p text:style-name="P87"><text:span text:style-name="T2">-s: the </text:span><text:span text:style-name="T26">sc100-sim</text:span><text:span text:style-name="T2"> simulator.</text:span></text:p>
        </text:list-item>
      </text:list>
      <text:p text:style-name="P3"/>
      <text:list xml:id="list183027108764542" text:continue-list="list183027459570870" text:style-name="WWNum1">
        <text:list-item>
          <text:list>
            <text:list-item>
              <text:list>
                <text:list-item>
                  <text:list>
                    <text:list-item>
                      <text:h text:style-name="P61" text:outline-level="4"><text:bookmark-start text:name="_Toc69120155"/><text:span text:style-name="T2">Exceptions</text:span><text:bookmark-end text:name="_Toc69120155"/></text:h>
                    </text:list-item>
                  </text:list>
                </text:list-item>
              </text:list>
            </text:list-item>
          </text:list>
        </text:list-item>
      </text:list>
      <text:p text:style-name="P30"><text:span text:style-name="T2">Some codec applications don't support:</text:span></text:p>
      <text:list xml:id="list183027186694566" text:continue-list="list183025818476011" text:style-name="WWNum59">
        <text:list-item>
          <text:p text:style-name="P87"><text:span text:style-name="T2">the both </text:span><text:span text:style-name="T26">functional</text:span><text:span text:style-name="T2"> and </text:span><text:span text:style-name="T26">performance</text:span><text:span text:style-name="T2"> modes (for some applications, the </text:span><text:span text:style-name="code_20_Char_20_Char">performance</text:span><text:span text:style-name="T2"> mode is not available),</text:span></text:p>
        </text:list-item>
        <text:list-item>
          <text:p text:style-name="P87"><text:span text:style-name="T2">all the three standard targets: </text:span><text:span text:style-name="T26">coder</text:span><text:span text:style-name="T2">, </text:span><text:span text:style-name="T26">decoder</text:span><text:span text:style-name="T2">, </text:span><text:span text:style-name="T26">coder_decoder</text:span><text:span text:style-name="T2">.</text:span></text:p>
        </text:list-item>
      </text:list>
      <text:p text:style-name="P1"><text:span text:style-name="T2">Some QA tests don't have a </text:span><text:span text:style-name="T26">makefile.gcc</text:span><text:span text:style-name="T2"> makefile. They may not have either a </text:span><text:span text:style-name="code_20_Char_20_Char">makefile.ppc</text:span><text:span text:style-name="T2"> or other targets ones. These makefiles are not necessary as the use of the </text:span><text:span text:style-name="code_20_Char_20_Char">makefile</text:span><text:span text:style-name="T2"> file with the assignment of the </text:span><text:span text:style-name="code_20_Char_20_Char">CC</text:span><text:span text:style-name="T2"> variable is equivalent. This avoids filling directories with unnecessary files. In another way, these makefiles may not exist simply because the test doesn’t support other compiler than the CW for StarCore one (for example the tests that verify the content of </text:span><text:span text:style-name="code_20_Char_20_Char">scc</text:span><text:span text:style-name="T2"> intermediate output files, as assembler ones).</text:span></text:p>
      <text:p text:style-name="P1"><text:span text:style-name="T2">The default values that are not supported for one QA test are set to correct values by the master script itself.</text:span></text:p>
      <text:p text:style-name="P1"><text:span text:style-name="T2">To check these exceptions read the § </text:span><text:span text:style-name="T2"><text:bookmark-ref text:reference-format="number" text:ref-name="_Ref32921869">10</text:bookmark-ref></text:span><text:span text:style-name="T2"> "</text:span><text:span text:style-name="T2"><text:bookmark-ref text:reference-format="text" text:ref-name="_Ref32921869">The QA tests base</text:bookmark-ref></text:span><text:span text:style-name="T2">".</text:span></text:p>
      <text:list xml:id="list183027710873094" text:continue-list="list183027108764542" text:style-name="WWNum1">
        <text:list-item>
          <text:list>
            <text:list-item>
              <text:list>
                <text:list-item>
                  <text:h text:style-name="P59" text:outline-level="3"><text:bookmark-start text:name="_Toc69120156"/><text:span text:style-name="T2">Configuration files</text:span><text:bookmark-end text:name="_Toc69120156"/></text:h>
                </text:list-item>
              </text:list>
            </text:list-item>
          </text:list>
        </text:list-item>
      </text:list>
      <text:p text:style-name="P1"><text:span text:style-name="T2">The mandatory configuration files are described in § </text:span><text:span text:style-name="T2"><text:bookmark-ref text:reference-format="number" text:ref-name="_Ref51389716">7.2.3</text:bookmark-ref></text:span><text:span text:style-name="T2"> and the optional ones in § </text:span><text:span text:style-name="T2"><text:bookmark-ref text:reference-format="number" text:ref-name="_Ref58603145">7.3.2</text:bookmark-ref></text:span><text:span text:style-name="T2"> "</text:span><text:span text:style-name="T2"><text:bookmark-ref text:reference-format="text" text:ref-name="_Ref58603147">Configuration files</text:bookmark-ref></text:span><text:span text:style-name="T2">".</text:span></text:p>
      <text:list xml:id="list183026253758804" text:continue-numbering="true" text:style-name="WWNum1">
        <text:list-item>
          <text:list>
            <text:list-item>
              <text:list>
                <text:list-item>
                  <text:h text:style-name="P59" text:outline-level="3"><text:bookmark-start text:name="_Ref51471472"/><text:bookmark-start text:name="_Ref51471466"/><text:bookmark-start text:name="_Toc69120157"/><text:bookmark-start text:name="_Ref58181888"/><text:soft-page-break/><text:span text:style-name="T2">Mandatory makefile variables</text:span><text:bookmark-end text:name="_Ref51471472"/><text:bookmark-end text:name="_Ref51471466"/><text:bookmark-end text:name="_Toc69120157"/><text:bookmark-end text:name="_Ref58181888"/></text:h>
                </text:list-item>
              </text:list>
            </text:list-item>
          </text:list>
        </text:list-item>
      </text:list>
      <text:p text:style-name="P1"><text:span text:style-name="T2">We describe here the makefile necessary variables for the generic master scripts (and that we must define if we want to write a makefile used by one of these master scripts from scratch).</text:span></text:p>
      <text:list xml:id="list183025822540864" text:continue-numbering="true" text:style-name="WWNum1">
        <text:list-item>
          <text:list>
            <text:list-item>
              <text:list>
                <text:list-item>
                  <text:list>
                    <text:list-item>
                      <text:h text:style-name="P61" text:outline-level="4"><text:bookmark-start text:name="_Toc69120158"/><text:span text:style-name="T2">CFLAGS</text:span><text:bookmark-end text:name="_Toc69120158"/></text:h>
                    </text:list-item>
                  </text:list>
                </text:list-item>
              </text:list>
            </text:list-item>
          </text:list>
        </text:list-item>
      </text:list>
      <text:p text:style-name="P1"><text:span text:style-name="T2">The compilation options and flags are given to the makefile in the </text:span><text:span text:style-name="T28">CFLAGS</text:span><text:span text:style-name="T2"> variable.</text:span></text:p>
      <text:list xml:id="list183025742142934" text:continue-numbering="true" text:style-name="WWNum1">
        <text:list-item>
          <text:list>
            <text:list-item>
              <text:list>
                <text:list-item>
                  <text:list>
                    <text:list-item>
                      <text:h text:style-name="P61" text:outline-level="4"><text:bookmark-start text:name="_Toc69120159"/><text:span text:style-name="T2">CC</text:span><text:bookmark-end text:name="_Toc69120159"/></text:h>
                    </text:list-item>
                  </text:list>
                </text:list-item>
              </text:list>
            </text:list-item>
          </text:list>
        </text:list-item>
      </text:list>
      <text:p text:style-name="P1"><text:span text:style-name="T2">The compiler used is set with a symbolic value set to this variable. The real </text:span><text:span text:style-name="T26">COMPILER</text:span><text:span text:style-name="T2"> and </text:span><text:span text:style-name="T26">LINKER</text:span><text:span text:style-name="T2"> variables are defined in the generic makefile depending on the value of the </text:span><text:span text:style-name="T26">CC</text:span><text:span text:style-name="T2"> variable.</text:span></text:p>
      <text:p text:style-name="P30"><text:span text:style-name="T2">For example in the generic makefile for the codec application:</text:span></text:p>
      <text:p text:style-name="P132"/>
      <text:p text:style-name="P132">ifeq "$(CC)" "scc"</text:p>
      <text:p text:style-name="P132"><text:s text:c="2"/>O = eln</text:p>
      <text:p text:style-name="P132"><text:s text:c="2"/>A = sl</text:p>
      <text:p text:style-name="P132"><text:s text:c="2"/>E = eld</text:p>
      <text:p text:style-name="P132"><text:s text:c="2"/>COMPILER = scc</text:p>
      <text:p text:style-name="P132"><text:s text:c="2"/>LINKER <text:s text:c="2"/>= scc</text:p>
      <text:p text:style-name="P132">Endif</text:p>
      <text:p text:style-name="P132"/>
      <text:p text:style-name="P3"/>
      <text:list xml:id="list183026311716501" text:continue-numbering="true" text:style-name="WWNum1">
        <text:list-item>
          <text:list>
            <text:list-item>
              <text:list>
                <text:list-item>
                  <text:list>
                    <text:list-item>
                      <text:h text:style-name="P61" text:outline-level="4"><text:bookmark-start text:name="_Toc69120160"/><text:span text:style-name="T2">Filenames extensions</text:span><text:bookmark-end text:name="_Toc69120160"/></text:h>
                    </text:list-item>
                  </text:list>
                </text:list-item>
              </text:list>
            </text:list-item>
          </text:list>
        </text:list-item>
      </text:list>
      <text:p text:style-name="P1"><text:span text:style-name="T2">The filename extensions of the binary compiled files, the assembler files and the object or ELF files (files built by the “</text:span><text:span text:style-name="code_20_Char_20_Char">$(cc) –c</text:span><text:span text:style-name="T2">” command) are got from the makefile. The </text:span><text:span text:style-name="code_20_Char_20_Char">$(O)</text:span><text:span text:style-name="T2">, </text:span><text:span text:style-name="code_20_Char_20_Char">$(A)</text:span><text:span text:style-name="T2"> and </text:span><text:span text:style-name="code_20_Char_20_Char">$(E)</text:span><text:span text:style-name="T2"> makefile variables are shown in the example above. </text:span></text:p>
      <text:list xml:id="list183026990100970" text:continue-numbering="true" text:style-name="WWNum1">
        <text:list-item>
          <text:list>
            <text:list-item>
              <text:list>
                <text:list-item>
                  <text:list>
                    <text:list-item>
                      <text:h text:style-name="P61" text:outline-level="4"><text:bookmark-start text:name="_Toc69120161"/><text:span text:style-name="T2">Directories</text:span><text:bookmark-end text:name="_Toc69120161"/></text:h>
                    </text:list-item>
                  </text:list>
                </text:list-item>
              </text:list>
            </text:list-item>
          </text:list>
        </text:list-item>
      </text:list>
      <text:p text:style-name="P1"><text:span text:style-name="T2">The directories containing the source files, the binary compiled files, the assembler files and the object or ELF files (files built by the “</text:span><text:span text:style-name="code_20_Char_20_Char">$(cc) –c</text:span><text:span text:style-name="T2">” command) are got from the makefile. The names of the corresponding variables are shown in the following example:</text:span></text:p>
      <text:p text:style-name="P132"><text:soft-page-break/></text:p>
      <text:p text:style-name="P132">OBJ_DIR <text:s text:c="4"/>:= obj</text:p>
      <text:p text:style-name="P132">DASM_DIR <text:s text:c="3"/>:= dasm</text:p>
      <text:p text:style-name="P132">BIN_DIR <text:s text:c="4"/>:= bin</text:p>
      <text:p text:style-name="P137"/>
      <text:p text:style-name="P3"/>
      <text:list xml:id="list183026048841996" text:continue-numbering="true" text:style-name="WWNum1">
        <text:list-item>
          <text:list>
            <text:list-item>
              <text:list>
                <text:list-item>
                  <text:list>
                    <text:list-item>
                      <text:h text:style-name="P61" text:outline-level="4"><text:bookmark-start text:name="_Toc69120162"/><text:span text:style-name="T2">Targets</text:span><text:bookmark-end text:name="_Toc69120162"/></text:h>
                    </text:list-item>
                  </text:list>
                </text:list-item>
              </text:list>
            </text:list-item>
          </text:list>
        </text:list-item>
      </text:list>
      <text:p text:style-name="P1"><text:span text:style-name="T2">All rules defining the target build method must have on right side (the prerequisite) the executable name and this one only. The master script uses these rules to know the built executable name and its location.</text:span></text:p>
      <text:p text:style-name="P30"><text:span text:style-name="T2">For example in the generic makefile for the codec application:</text:span></text:p>
      <text:p text:style-name="P134"><text:tab/></text:p>
      <text:p text:style-name="P132">coder: $(BIN_DIR)/coder.$(E)</text:p>
      <text:p text:style-name="P132"><text:tab/>- @echo "coder done"</text:p>
      <text:p text:style-name="P132">decoder: $(BIN_DIR)/decoder.$(E)</text:p>
      <text:p text:style-name="P132"><text:tab/>- @echo "decoder done"</text:p>
      <text:p text:style-name="P132">coder_decoder: $(BIN_DIR)/coder_decoder.$(E)</text:p>
      <text:p text:style-name="P132"><text:tab/>- @echo "coder_decoder done"</text:p>
      <text:p text:style-name="P132"/>
      <text:p text:style-name="P3"/>
      <text:list xml:id="list183026468513776" text:continue-numbering="true" text:style-name="WWNum1">
        <text:list-item>
          <text:list>
            <text:list-item>
              <text:list>
                <text:list-item>
                  <text:h text:style-name="P59" text:outline-level="3"><text:bookmark-start text:name="_Toc69120163"/><text:bookmark-start text:name="_Ref65312987"/><text:soft-page-break/>Report content<text:bookmark-end text:name="_Toc69120163"/><text:bookmark-end text:name="_Ref65312987"/></text:h>
                </text:list-item>
              </text:list>
            </text:list-item>
          </text:list>
        </text:list-item>
      </text:list>
      <text:p text:style-name="P30"><text:span text:style-name="T2">Here is an example of three reports. The first two ones come from codec applications where the input files are associated to each test target and the third one comes from a unit test:</text:span></text:p>
      <text:p text:style-name="P184"/>
      <text:p text:style-name="P182"><text:span text:style-name="T44">******************************************************************</text:span></text:p>
      <text:p text:style-name="P182"><text:span text:style-name="T44">* <text:s/>Launch date: <text:s text:c="27"/>2003/02/19 - 18:01:39 *</text:span></text:p>
      <text:p text:style-name="P182"><text:span text:style-name="T44">* <text:s text:c="3"/>Test name: <text:s text:c="45"/>AMR *</text:span></text:p>
      <text:p text:style-name="P182"><text:span text:style-name="T44">* Test version: <text:s text:c="32"/>v0334_simple_try *</text:span></text:p>
      <text:p text:style-name="P182"><text:span text:style-name="T44">* <text:s text:c="3"/>Test path: <text:s text:c="29"/>applications/amr/v0 *</text:span></text:p>
      <text:p text:style-name="P182"><text:span text:style-name="T44">* <text:s text:c="63"/>*</text:span></text:p>
      <text:p text:style-name="P182"><text:span text:style-name="T44">* <text:s text:c="3"/>Test mode: <text:s text:c="38"/>functional *</text:span></text:p>
      <text:p text:style-name="P182"><text:span text:style-name="T44">* <text:s text:c="7"/>Level: <text:s text:c="43"/>light *</text:span></text:p>
      <text:p text:style-name="P182"><text:span text:style-name="T44">* <text:s text:c="2"/>CC options: -O3 -Og -D_USE_CW_PROTO_ -mb -mem crtscamrmm.cmd *</text:span></text:p>
      <text:p text:style-name="P182"><text:span text:style-name="T44">* <text:s text:c="5"/>Targets: <text:s text:c="43"/>coder *</text:span></text:p>
      <text:p text:style-name="P182"><text:span text:style-name="T44">* <text:s text:c="55"/>decoder *</text:span></text:p>
      <text:p text:style-name="P182"><text:span text:style-name="T44">* <text:s text:c="49"/>coder_decoder *</text:span></text:p>
      <text:p text:style-name="P182"><text:span text:style-name="T44">* <text:s text:c="4"/>Makefile: <text:s text:c="36"/>makefile.scc *</text:span></text:p>
      <text:p text:style-name="P182"><text:span text:style-name="T44">* Make options: <text:s text:c="49"/>*</text:span></text:p>
      <text:p text:style-name="P182"><text:span text:style-name="T44">* <text:s text:c="3"/>Simulator: <text:s text:c="39"/>sc100-sim *</text:span></text:p>
      <text:p text:style-name="P182"><text:span text:style-name="T44">* Sim. options: <text:s text:c="49"/>*</text:span></text:p>
      <text:p text:style-name="P182"><text:span text:style-name="T44">******************************************************************</text:span></text:p>
      <text:p text:style-name="P184"/>
      <text:p text:style-name="P182"><text:span text:style-name="T44"><text:s text:c="7"/>Target, <text:s text:c="6"/>Input file; <text:s text:c="9"/>Status; Size (b); <text:s text:c="3"/>Cycles; Cycles/frame; <text:s/>...</text:span></text:p>
      <text:p text:style-name="P182"><text:span text:style-name="T44">-------------------------------------------------------------------------------------------</text:span></text:p>
      <text:p text:style-name="P182"><text:span text:style-name="T44"><text:s text:c="8"/>coder, <text:s text:c="2"/>speech.cod.pcm; <text:s text:c="11"/>PASS; <text:s text:c="3"/>60672; <text:s/>62716561; <text:s text:c="6"/>147568; 7.378 MIPS</text:span></text:p>
      <text:p text:style-name="P182"><text:span text:style-name="T44"><text:s text:c="6"/>decoder, speech.dec.bstrm; <text:s text:c="11"/>PASS; <text:s text:c="3"/>30640; <text:s/>14910212; <text:s text:c="7"/>35083; 1.754 MIPS</text:span></text:p>
      <text:p text:style-name="P182"><text:span text:style-name="T44">coder_decoder, <text:s text:c="2"/>speech.cod.pcm; <text:s text:c="11"/>PASS; <text:s text:c="3"/>87424; <text:s/>78988533; <text:s text:c="6"/>185855; 9.293 MIPS</text:span></text:p>
      <text:p text:style-name="P182"><text:soft-page-break/><text:span text:style-name="T44">-------------------------------------------------------------------------------------------</text:span></text:p>
      <text:p text:style-name="P182"><text:span text:style-name="T44"><text:s text:c="8"/>Total, <text:s text:c="16"/>; num F_A_I_L = 0; <text:s text:c="2"/>178736; 156615306</text:span></text:p>
      <text:p text:style-name="P184"/>
      <text:p text:style-name="P184"/>
      <text:p text:style-name="P182"><text:span text:style-name="T44">**************************************************************</text:span></text:p>
      <text:p text:style-name="P184"/>
      <text:p text:style-name="P184"/>
      <text:p text:style-name="P184"/>
      <text:p text:style-name="P182"><text:span text:style-name="T44">**************************************************************</text:span></text:p>
      <text:p text:style-name="P182"><text:span text:style-name="T44">* <text:s/>Launch date: <text:s text:c="23"/>2003/02/19 - 18:34:51 *</text:span></text:p>
      <text:p text:style-name="P182"><text:span text:style-name="T44">* <text:s text:c="3"/>Test name: <text:s text:c="40"/>efr <text:s/>*</text:span></text:p>
      <text:p text:style-name="P182"><text:span text:style-name="T44">* Test version: <text:s text:c="28"/>v0334_simple_try *</text:span></text:p>
      <text:p text:style-name="P182"><text:span text:style-name="T44">* <text:s text:c="3"/>Test path: <text:s text:c="25"/>applications/efr/v0 *</text:span></text:p>
      <text:p text:style-name="P182"><text:span text:style-name="T44">* <text:s text:c="59"/>*</text:span></text:p>
      <text:p text:style-name="P182"><text:span text:style-name="T44">* <text:s text:c="3"/>Test mode: <text:s text:c="34"/>functional *</text:span></text:p>
      <text:p text:style-name="P182"><text:span text:style-name="T44">* <text:s text:c="7"/>Level: <text:s text:c="39"/>light *</text:span></text:p>
      <text:p text:style-name="P182"><text:span text:style-name="T44">* <text:s text:c="2"/>CC options: <text:s text:c="16"/>-O3 -Og -D_USE_CW_PROTO_ -mb *</text:span></text:p>
      <text:p text:style-name="P182"><text:span text:style-name="T44">* <text:s text:c="5"/>Targets: <text:s text:c="39"/>coder *</text:span></text:p>
      <text:p text:style-name="P182"><text:span text:style-name="T44">* <text:s text:c="51"/>decoder *</text:span></text:p>
      <text:p text:style-name="P182"><text:span text:style-name="T44">* <text:s text:c="45"/>coder_decoder *</text:span></text:p>
      <text:p text:style-name="P182"><text:span text:style-name="T44">* <text:s text:c="4"/>Makefile: <text:s text:c="32"/>makefile.scc *</text:span></text:p>
      <text:p text:style-name="P182"><text:span text:style-name="T44">* Make options: <text:s text:c="45"/>*</text:span></text:p>
      <text:p text:style-name="P182"><text:span text:style-name="T44">* <text:s text:c="3"/>Simulator: <text:s text:c="35"/>sc100-sim *</text:span></text:p>
      <text:p text:style-name="P182"><text:span text:style-name="T44">* Sim. options: <text:s text:c="45"/>*</text:span></text:p>
      <text:p text:style-name="P182"><text:span text:style-name="T44">**************************************************************</text:span></text:p>
      <text:p text:style-name="P184"/>
      <text:p text:style-name="P182"><text:span text:style-name="T44"><text:s text:c="11"/>Target, <text:s text:c="4"/>Input file; <text:s text:c="8"/>Status; Size(b); <text:s text:c="3"/>Cycles; Cycles/frame; <text:s/>...</text:span></text:p>
      <text:p text:style-name="P182"><text:span text:style-name="T44">----------------------------------------------------------------------------------------------</text:span></text:p>
      <text:p text:style-name="P182"><text:span text:style-name="T44"><text:s text:c="12"/>coder, test0.inp.swap; <text:s text:c="10"/>PASS; <text:s text:c="2"/>28480; <text:s/>55708899; <text:s text:c="6"/>195470; 9.773 MIPS</text:span></text:p>
      <text:p text:style-name="P182"><text:soft-page-break/><text:span text:style-name="T44"><text:s text:c="8"/>coder dtx, dtx01.inp.swap; <text:s text:c="10"/>PASS; <text:s text:c="2"/>28480; 126187569; <text:s text:c="6"/>177729; 8.886 MIPS</text:span></text:p>
      <text:p text:style-name="P182"><text:span text:style-name="T44"><text:s text:c="10"/>decoder, test0.dec.swap; <text:s text:c="10"/>PASS; <text:s text:c="2"/>12800; <text:s text:c="2"/>8350711; <text:s text:c="7"/>29301; 1.465 MIPS</text:span></text:p>
      <text:p text:style-name="P182"><text:span text:style-name="T44"><text:s text:c="6"/>decoder dtx, dtx01.dec.swap; <text:s text:c="10"/>PASS; <text:s text:c="2"/>12800; <text:s/>19599769; <text:s text:c="7"/>27605; 1.380 MIPS</text:span></text:p>
      <text:p text:style-name="P182"><text:span text:style-name="T44"><text:s text:c="4"/>coder_decoder, test0.inp.swap; <text:s text:c="10"/>PASS; <text:s text:c="2"/>38096; <text:s/>62700555; <text:s text:c="6"/>220002; 11.000 MIPS</text:span></text:p>
      <text:p text:style-name="P182"><text:span text:style-name="T44">coder_decoder dtx, dtx01.inp.swap; <text:s text:c="10"/>PASS; <text:s text:c="2"/>38096; 145025944; <text:s text:c="6"/>204262; 10.213 MIPS</text:span></text:p>
      <text:p text:style-name="P182"><text:span text:style-name="T44">----------------------------------------------------------------------------------------</text:span></text:p>
      <text:p text:style-name="P182"><text:span text:style-name="T44"><text:s text:c="12"/>Total, <text:s text:c="14"/>;num F_A_I_L = 0; <text:s text:c="2"/>79376; 417573447</text:span></text:p>
      <text:p text:style-name="P184"/>
      <text:p text:style-name="P184"/>
      <text:p text:style-name="P182"><text:span text:style-name="T44">**************************************************************</text:span></text:p>
      <text:p text:style-name="P184"/>
      <text:p text:style-name="P184"/>
      <text:p text:style-name="P184"/>
      <text:p text:style-name="P182"><text:span text:style-name="T44">**************************************************************</text:span></text:p>
      <text:p text:style-name="P182"><text:span text:style-name="T44">* <text:s/>Launch date: <text:s text:c="23"/>2003/02/19 - 21:24:38 *</text:span></text:p>
      <text:p text:style-name="P182"><text:span text:style-name="T44">* <text:s text:c="3"/>Test name: <text:s text:c="29"/>Benchmarks loop *</text:span></text:p>
      <text:p text:style-name="P182"><text:span text:style-name="T44">* Test version: <text:s text:c="28"/>v0334_simple_try *</text:span></text:p>
      <text:p text:style-name="P182"><text:span text:style-name="T44">* <text:s text:c="3"/>Test path: <text:s text:c="15"/>unit_tests/benchmarks_loop/v0 *</text:span></text:p>
      <text:p text:style-name="P182"><text:span text:style-name="T44">* <text:s text:c="59"/>*</text:span></text:p>
      <text:p text:style-name="P182"><text:span text:style-name="T44">* <text:s text:c="3"/>Test mode: <text:s text:c="22"/>functional+performance *</text:span></text:p>
      <text:p text:style-name="P182"><text:span text:style-name="T44">* <text:s text:c="7"/>Level: <text:s text:c="40"/>full *</text:span></text:p>
      <text:p text:style-name="P182"><text:span text:style-name="T44">* <text:s text:c="2"/>CC options: <text:s text:c="16"/>-O3 -Og -Os -D_USE_CW_PROTO_ *</text:span></text:p>
      <text:p text:style-name="P182"><text:span text:style-name="T44">* <text:s text:c="5"/>Targets: <text:s text:c="39"/>&lt;all&gt; *</text:span></text:p>
      <text:p text:style-name="P182"><text:span text:style-name="T44">* <text:s text:c="4"/>Makefile: <text:s text:c="32"/>makefile.scc *</text:span></text:p>
      <text:p text:style-name="P182"><text:span text:style-name="T44">* Make options: <text:s text:c="45"/>*</text:span></text:p>
      <text:p text:style-name="P182"><text:span text:style-name="T44">* <text:s text:c="3"/>Simulator: <text:s text:c="35"/>sc100-sim *</text:span></text:p>
      <text:p text:style-name="P182"><text:span text:style-name="T44">* Sim. options: <text:s text:c="45"/>*</text:span></text:p>
      <text:p text:style-name="P182"><text:soft-page-break/><text:span text:style-name="T44">**************************************************************</text:span></text:p>
      <text:p text:style-name="P184"/>
      <text:p text:style-name="P182"><text:span text:style-name="T44"><text:s text:c="11"/>Target, <text:s text:c="14"/>Status; Size (b); <text:s text:c="8"/>Cycles; Cycles/frame; <text:s/>...</text:span></text:p>
      <text:p text:style-name="P182"><text:span text:style-name="T44">---------------------------------------------------------------------</text:span></text:p>
      <text:p text:style-name="P182"><text:span text:style-name="T44"><text:s text:c="4"/>bench_autocorr; <text:s text:c="15"/>PASS; <text:s text:c="5"/>258; <text:s text:c="10"/>6411</text:span></text:p>
      <text:p text:style-name="P182"><text:span text:style-name="T44"><text:s text:c="6"/>bench_chebps; <text:s text:c="15"/>PASS; <text:s text:c="5"/>140; <text:s text:c="11"/>170</text:span></text:p>
      <text:p text:style-name="P182"><text:span text:style-name="T44"><text:s text:c="7"/>bench_cor_h; <text:s text:c="15"/>PASS; <text:s text:c="5"/>416; <text:s text:c="10"/>7456</text:span></text:p>
      <text:p text:style-name="P182"><text:span text:style-name="T44"><text:s text:c="5"/>bench_lag_max; <text:s text:c="15"/>PASS; <text:s text:c="5"/>248; <text:s text:c="10"/>3340</text:span></text:p>
      <text:p text:style-name="P182"><text:span text:style-name="T44"><text:s text:c="3"/>bench_norm_corr; <text:s text:c="15"/>PASS; <text:s text:c="5"/>400; <text:s text:c="10"/>8847</text:span></text:p>
      <text:p text:style-name="P184"/>
      <text:p text:style-name="P182"><text:span text:style-name="T44"><text:s text:c="6"/>bug_4dim_arr; <text:s text:c="15"/>PASS; <text:s text:c="5"/>188; <text:s text:c="8"/>243266</text:span></text:p>
      <text:p text:style-name="P182"><text:span text:style-name="T44"><text:s text:c="5"/>v42bis_simple; <text:s text:c="2"/>PASS(compil only); <text:s text:c="8"/>;</text:span></text:p>
      <text:p text:style-name="P182"><text:span text:style-name="T44"><text:s text:c="9"/>test_copy; <text:s text:c="15"/>PASS; <text:s text:c="6"/>30; <text:s text:c="11"/>415</text:span></text:p>
      <text:p text:style-name="P182"><text:span text:style-name="T44"><text:s text:c="11"/>bug_lpg; <text:s text:c="2"/>PASS(compil only); <text:s text:c="8"/>;</text:span></text:p>
      <text:p text:style-name="P182"><text:span text:style-name="T44"><text:s text:c="2"/>bug_propag_cross; <text:s text:c="15"/>PASS; <text:s text:c="5"/>104; <text:s text:c="10"/>1439</text:span></text:p>
      <text:p text:style-name="P184"/>
      <text:p text:style-name="P182"><text:span text:style-name="T44"><text:s/>bug_infineon_cc09;FAIL(sim status 256); <text:s text:c="6"/>96; <text:s text:c="8"/>(fail)</text:span></text:p>
      <text:p text:style-name="P182"><text:span text:style-name="T44"><text:s text:c="6"/>bug_plum_uns; <text:s text:c="15"/>PASS; <text:s text:c="6"/>36; <text:s text:c="10"/>5329</text:span></text:p>
      <text:p text:style-name="P182"><text:span text:style-name="T44"><text:s text:c="5"/>bug_plum_uns2; <text:s text:c="15"/>PASS; <text:s text:c="6"/>60; <text:s text:c="10"/>3534</text:span></text:p>
      <text:p text:style-name="P182"><text:span text:style-name="T44"><text:s text:c="4"/>bug_plum_float; <text:s text:c="15"/>PASS; <text:s text:c="5"/>172; <text:s text:c="9"/>15422</text:span></text:p>
      <text:p text:style-name="P182"><text:span text:style-name="T44"><text:s text:c="2"/>bug_HR_preincseq; <text:s text:c="15"/>PASS; <text:s text:c="5"/>344; <text:s text:c="10"/>1495</text:span></text:p>
      <text:p text:style-name="P182"><text:span text:style-name="T44"><text:s text:c="7"/>bug_seq_pcs; <text:s text:c="9"/>FAIL(Diff); <text:s text:c="6"/>88; <text:s text:c="11"/>199</text:span></text:p>
      <text:p text:style-name="P182"><text:span text:style-name="T44"><text:s text:c="5"/>bug_nb_mod_iv; <text:s text:c="9"/>FAIL(Diff); <text:s text:c="5"/>202; <text:s text:c="11"/>396</text:span></text:p>
      <text:p text:style-name="P182"><text:span text:style-name="T44"><text:s text:c="4"/>bug_postdec_hw; <text:s text:c="15"/>PASS; <text:s text:c="6"/>12; <text:s text:c="11"/>119</text:span></text:p>
      <text:p text:style-name="P182"><text:span text:style-name="T44"><text:s text:c="4"/>bug_nb_mod_iv2; <text:s text:c="9"/>FAIL(Diff); <text:s text:c="6"/>96; <text:s text:c="11"/>243</text:span></text:p>
      <text:p text:style-name="P182"><text:span text:style-name="T44"><text:s text:c="5"/>bug_b_mod_iv3; <text:s text:c="9"/>FAIL(Diff); <text:s text:c="5"/>106; <text:s text:c="11"/>209</text:span></text:p>
      <text:p text:style-name="P182"><text:span text:style-name="T44">---------------------------------------------------------------------</text:span></text:p>
      <text:p text:style-name="P182"><text:span text:style-name="T44"><text:s text:c="13"/>Total; <text:s text:c="4"/>num F_A_I_L = 5; <text:s text:c="3"/>66688; <text:s text:c="7"/>1209245</text:span></text:p>
      <text:p text:style-name="P184"/>
      <text:p text:style-name="P182"><text:soft-page-break/><text:span text:style-name="T44">*****************************************************</text:span></text:p>
      <text:p text:style-name="P184"/>
      <text:p text:style-name="P3"/>
      <text:list xml:id="list183026821466118" text:continue-numbering="true" text:style-name="WWNum1">
        <text:list-item>
          <text:list>
            <text:list-item>
              <text:list>
                <text:list-item>
                  <text:list>
                    <text:list-item>
                      <text:list>
                        <text:list-item>
                          <text:list>
                            <text:list-item>
                              <text:h text:style-name="P66" text:outline-level="6"><text:span text:style-name="T2">Headers</text:span></text:h>
                            </text:list-item>
                          </text:list>
                        </text:list-item>
                      </text:list>
                    </text:list-item>
                  </text:list>
                </text:list-item>
              </text:list>
            </text:list-item>
          </text:list>
        </text:list-item>
      </text:list>
      <text:p text:style-name="P1"><text:span text:style-name="T2">Each QA test local report begins with a header reminding the launching information. Among them are:</text:span></text:p>
      <text:list xml:id="list183026945924847" text:continue-list="list183027186694566" text:style-name="WWNum59">
        <text:list-item>
          <text:p text:style-name="P87"><text:span text:style-name="T2">test path: from the </text:span><text:span text:style-name="T26">$NEW_QA_ROOT/runtest</text:span><text:span text:style-name="T2"> directory,</text:span></text:p>
        </text:list-item>
        <text:list-item>
          <text:p text:style-name="P87"><text:span text:style-name="T2">test mode: for a codec application it can be either functional or performance. For unit tests (as the </text:span><text:span text:style-name="T26">benchmarks_loop</text:span><text:span text:style-name="T2"> test), it is functional and performance together (the mode functional only is possible but must be restricted for debug purpose),</text:span></text:p>
        </text:list-item>
        <text:list-item>
          <text:p text:style-name="P87"><text:span text:style-name="T2">the compiler options: they are the options passed in the </text:span><text:span text:style-name="T26">CFLAGS</text:span><text:span text:style-name="T2"> variable to the makefile and are passed as parameters to the compiler. They are the compiler options from the scenario plus test mandatory options added when necessary. For example, that is the case with the </text:span><text:span text:style-name="T26">amr</text:span><text:span text:style-name="T2"> test:</text:span></text:p>
        </text:list-item>
      </text:list>
      <text:list xml:id="list183025914863631" text:continue-list="list183025969703780" text:style-name="WWNum79">
        <text:list-item>
          <text:p text:style-name="P101"><text:span text:style-name="T26">-D_USE_CW_PROTO_</text:span><text:span text:style-name="T2"> to define the macro </text:span><text:span text:style-name="T26">_USE_CW_PROTO_</text:span><text:span text:style-name="T2"> to use the CW prototype, instead of </text:span><text:span text:style-name="code_20_Char_20_Char">Basic_Op</text:span><text:span text:style-name="T2"> functions (read § </text:span><text:span text:style-name="T2"><text:bookmark-ref text:reference-format="number" text:ref-name="_Ref33803382">8.6</text:bookmark-ref></text:span><text:span text:style-name="T2"> "</text:span><text:span text:style-name="T2"><text:bookmark-ref text:reference-format="text" text:ref-name="_Ref33803382">Using prototype functions</text:bookmark-ref></text:span><text:span text:style-name="T2">"),</text:span></text:p>
        </text:list-item>
        <text:list-item>
          <text:p text:style-name="P101"><text:span text:style-name="T26">-mb</text:span><text:span text:style-name="T2"> for the big memory model,</text:span></text:p>
        </text:list-item>
        <text:list-item>
          <text:p text:style-name="P101"><text:span text:style-name="T26">-mem crtscamrmm.cmd</text:span><text:span text:style-name="T2"> to set a link memory control file,</text:span></text:p>
        </text:list-item>
      </text:list>
      <text:list xml:id="list183027638395470" text:continue-list="list183026945924847" text:style-name="WWNum59">
        <text:list-item>
          <text:p text:style-name="P87"><text:span text:style-name="T2">the targets: for codec's applications they are </text:span><text:span text:style-name="T26">coder</text:span><text:span text:style-name="T2">, </text:span><text:span text:style-name="T26">decoder</text:span><text:span text:style-name="T2">, </text:span><text:span text:style-name="T26">coder_decoder</text:span><text:span text:style-name="T2">, but for standard or unit tests they can be in huge number of targets (one target usually corresponds with one of the unit tests, i.e. one source code containing a main root function). The string </text:span><text:span text:style-name="T26">"&lt;all&gt;"</text:span><text:span text:style-name="T2"> is used when all the targets are used (when their list is not shortened with the </text:span><text:span text:style-name="T26">-t</text:span><text:span text:style-name="T2"> option) and when they are less than 10,</text:span></text:p>
        </text:list-item>
        <text:list-item>
          <text:p text:style-name="P87"><text:span text:style-name="T2">the makefile: this is </text:span><text:span text:style-name="T26">makefile.scc</text:span><text:span text:style-name="T2"> by default (makefile for CW for StarCore C compiler) but another compiler can be used while choosing another makefile. The </text:span><text:span text:style-name="T26">makefile.gcc</text:span><text:span text:style-name="T2"> exists for quite all the tests and </text:span><text:span text:style-name="T26">makefile.ppc</text:span><text:span text:style-name="T2"> for few ones (read § </text:span><text:span text:style-name="T2"><text:bookmark-ref text:reference-format="number" text:ref-name="_Ref33804114">8.5</text:bookmark-ref></text:span><text:span text:style-name="T2"> "</text:span><text:span text:style-name="T2"><text:bookmark-ref text:reference-format="text" text:ref-name="_Ref33804114">Using other compiler</text:bookmark-ref></text:span><text:span text:style-name="T2">"),</text:span></text:p>
        </text:list-item>
        <text:list-item>
          <text:p text:style-name="P87"><text:span text:style-name="T2">the makefile options: can be used to define some macros in the makefiles (for an example read § </text:span><text:span text:style-name="T2"><text:bookmark-ref text:reference-format="number" text:ref-name="_Ref33803382">8.6</text:bookmark-ref></text:span><text:span text:style-name="T2"> "</text:span><text:span text:style-name="T2"><text:bookmark-ref text:reference-format="text" text:ref-name="_Ref33803382">Using prototype functions</text:bookmark-ref></text:span><text:span text:style-name="T2">"),</text:span></text:p>
        </text:list-item>
        <text:list-item>
          <text:p text:style-name="P87"><text:span text:style-name="T2">the simulator: this is </text:span><text:span text:style-name="T26">sc100-sim</text:span><text:span text:style-name="T2"> by default but others can be used (read § </text:span><text:span text:style-name="T2"><text:bookmark-ref text:reference-format="number" text:ref-name="_Ref33804114">8.5</text:bookmark-ref></text:span><text:span text:style-name="T2"> "</text:span><text:span text:style-name="T2"><text:bookmark-ref text:reference-format="text" text:ref-name="_Ref33804114">Using other compiler</text:bookmark-ref></text:span><text:span text:style-name="T2">"),</text:span></text:p>
        </text:list-item>
        <text:list-item>
          <text:p text:style-name="P87"><text:span text:style-name="T2">the simulator options: can be used to pass options to the simulator. Simulator options can be processor architecture or checking options.</text:span></text:p>
        </text:list-item>
      </text:list>
      <text:p text:style-name="P17"/>
      <text:list xml:id="list183025703601005" text:continue-list="list183026821466118" text:style-name="WWNum1">
        <text:list-item>
          <text:list>
            <text:list-item>
              <text:list>
                <text:list-item>
                  <text:list>
                    <text:list-item>
                      <text:list>
                        <text:list-item>
                          <text:list>
                            <text:list-item>
                              <text:h text:style-name="P66" text:outline-level="6"><text:span text:style-name="T2">Column definition and test header lines</text:span></text:h>
                            </text:list-item>
                          </text:list>
                        </text:list-item>
                      </text:list>
                    </text:list-item>
                  </text:list>
                </text:list-item>
              </text:list>
            </text:list-item>
          </text:list>
        </text:list-item>
      </text:list>
      <text:p text:style-name="P1"><text:span text:style-name="T2">For each QA test, a header line is provided. It contains the definition of each column name present in target test report (one line per target compilation - execution/simulation - verification cycles). Within lines, values are semicolon separated, apart from codec applications where the target is associated with its launching input, and separated only by a comma. This allows comparing two reports with the same test options with the first column for the keys (with semicolon as separator).</text:span></text:p>
      <text:list xml:id="list183027636551837" text:continue-numbering="true" text:style-name="WWNum1">
        <text:list-item>
          <text:list>
            <text:list-item>
              <text:list>
                <text:list-item>
                  <text:list>
                    <text:list-item>
                      <text:list>
                        <text:list-item>
                          <text:list>
                            <text:list-item>
                              <text:h text:style-name="P66" text:outline-level="6"><text:soft-page-break/><text:span text:style-name="T2">Target column </text:span></text:h>
                            </text:list-item>
                          </text:list>
                        </text:list-item>
                      </text:list>
                    </text:list-item>
                  </text:list>
                </text:list-item>
              </text:list>
            </text:list-item>
          </text:list>
        </text:list-item>
      </text:list>
      <text:p text:style-name="P1"><text:span text:style-name="T2">The first column describes the target with the description of the way it was run (input parameters of resulting executable like options, input vector name, and so on). For example with the </text:span><text:span text:style-name="T26">efr</text:span><text:span text:style-name="T2"> test, the </text:span><text:span text:style-name="T26">coder</text:span><text:span text:style-name="T2"> or </text:span><text:span text:style-name="T26">decoder</text:span><text:span text:style-name="T2"> can be used with an option activating the voice detection. The "</text:span><text:span text:style-name="T26">dtx</text:span><text:span text:style-name="T2">" associated with target names in the </text:span><text:span text:style-name="T26">efr</text:span><text:span text:style-name="T2"> test means that the voice detection is enabled.</text:span></text:p>
      <text:list xml:id="list183026319201875" text:continue-numbering="true" text:style-name="WWNum1">
        <text:list-item>
          <text:list>
            <text:list-item>
              <text:list>
                <text:list-item>
                  <text:list>
                    <text:list-item>
                      <text:list>
                        <text:list-item>
                          <text:list>
                            <text:list-item>
                              <text:h text:style-name="P66" text:outline-level="6"><text:span text:style-name="T2">Status column</text:span></text:h>
                            </text:list-item>
                          </text:list>
                        </text:list-item>
                      </text:list>
                    </text:list-item>
                  </text:list>
                </text:list-item>
              </text:list>
            </text:list-item>
          </text:list>
        </text:list-item>
      </text:list>
      <text:p text:style-name="P1"><text:span text:style-name="T2">This field indicates the test main diagnosis, i.e. either PASS of FAIL depending on either the success or failure of the compilation - execution/simulation - verification stages. Additional information may appear surrounded by parenthesis:</text:span></text:p>
      <text:list xml:id="list183025819497660" text:continue-list="list183027638395470" text:style-name="WWNum59">
        <text:list-item>
          <text:p text:style-name="P87"><text:span text:style-name="T26">PASS(compil only)</text:span><text:span text:style-name="T2">: this may occur:</text:span></text:p>
        </text:list-item>
      </text:list>
      <text:list xml:id="list183026106812204" text:continue-list="list183025914863631" text:style-name="WWNum79">
        <text:list-item>
          <text:p text:style-name="P101"><text:span text:style-name="T2">when test level is "</text:span><text:span text:style-name="T26">compile</text:span><text:span text:style-name="T2">",</text:span></text:p>
        </text:list-item>
        <text:list-item>
          <text:p text:style-name="P101"><text:span text:style-name="T2">in unit tests for source files that doesn't contain the "main" function. Then the compilation is made without execution,</text:span></text:p>
        </text:list-item>
      </text:list>
      <text:list xml:id="list183025915620270" text:continue-list="list183025819497660" text:style-name="WWNum59">
        <text:list-item>
          <text:p text:style-name="P87"><text:span text:style-name="T26">FAIL(make error)</text:span><text:span text:style-name="T2">: this may occur when the "</text:span><text:span text:style-name="code_20_Char_20_Char">make</text:span><text:span text:style-name="T2">" compilation command fails returning an error status,</text:span></text:p>
        </text:list-item>
        <text:list-item>
          <text:p text:style-name="P87"><text:span text:style-name="T26">FAIL(no exe)</text:span><text:span text:style-name="T2">: this may occur when the "make" compilation succeeded but no target file (executable file or object file when no "main") was generated,</text:span></text:p>
        </text:list-item>
        <text:list-item>
          <text:p text:style-name="P87"><text:span text:style-name="T26">FAIL(sim status </text:span><text:span text:style-name="T25">&lt;number&gt;</text:span><text:span text:style-name="T26">)</text:span><text:span text:style-name="T2">: this may occur when the simulator failed returning an error status (which is reported),</text:span></text:p>
        </text:list-item>
        <text:list-item>
          <text:p text:style-name="P87"><text:span text:style-name="T26">FAIL(no out)</text:span><text:span text:style-name="T2">: this may occur when no output was generated (STDOUT or output file) and that one was expected,</text:span></text:p>
        </text:list-item>
        <text:list-item>
          <text:p text:style-name="P87"><text:span text:style-name="T26">FAIL(no ref)</text:span><text:span text:style-name="T2">: this may occur when the reference file is missing (it's a bug of the QA),</text:span></text:p>
        </text:list-item>
        <text:list-item>
          <text:p text:style-name="P87"><text:span text:style-name="T26">FAIL(Diff)</text:span><text:span text:style-name="T2">: the most common fail report. It occurs when the output file differs from the corresponding reference file.</text:span></text:p>
        </text:list-item>
        <text:list-item>
          <text:p text:style-name="P90"/>
        </text:list-item>
      </text:list>
      <text:list xml:id="list183027649885644" text:continue-list="list183026319201875" text:style-name="WWNum1">
        <text:list-item>
          <text:list>
            <text:list-item>
              <text:list>
                <text:list-item>
                  <text:list>
                    <text:list-item>
                      <text:list>
                        <text:list-item>
                          <text:list>
                            <text:list-item>
                              <text:h text:style-name="P66" text:outline-level="6"><text:span text:style-name="T2">Size column</text:span></text:h>
                            </text:list-item>
                          </text:list>
                        </text:list-item>
                      </text:list>
                    </text:list-item>
                  </text:list>
                </text:list-item>
              </text:list>
            </text:list-item>
          </text:list>
        </text:list-item>
      </text:list>
      <text:p text:style-name="P1"><text:span text:style-name="T2">This field reports the size in bytes of the generated code. In the case of the CW for StarCore C compiler this is the text total field reported from the </text:span><text:span text:style-name="code_20_Char_20_Char">sc100-size</text:span><text:span text:style-name="T2"> command computed on the </text:span><text:span text:style-name="code_20_Char_20_Char">.eln</text:span><text:span text:style-name="T2"> files.</text:span></text:p>
      <text:list xml:id="list183026456342193" text:continue-numbering="true" text:style-name="WWNum1">
        <text:list-item>
          <text:list>
            <text:list-item>
              <text:list>
                <text:list-item>
                  <text:list>
                    <text:list-item>
                      <text:list>
                        <text:list-item>
                          <text:list>
                            <text:list-item>
                              <text:h text:style-name="P66" text:outline-level="6"><text:span text:style-name="T2">Cycles</text:span></text:h>
                            </text:list-item>
                          </text:list>
                        </text:list-item>
                      </text:list>
                    </text:list-item>
                  </text:list>
                </text:list-item>
              </text:list>
            </text:list-item>
          </text:list>
        </text:list-item>
      </text:list>
      <text:p text:style-name="P1"><text:span text:style-name="T2">This field reports the number of cycles reported by the simulator indicated in the header.</text:span></text:p>
      <text:list xml:id="list183026806265821" text:continue-numbering="true" text:style-name="WWNum1">
        <text:list-item>
          <text:list>
            <text:list-item>
              <text:list>
                <text:list-item>
                  <text:list>
                    <text:list-item>
                      <text:list>
                        <text:list-item>
                          <text:list>
                            <text:list-item>
                              <text:h text:style-name="P66" text:outline-level="6"><text:span text:style-name="T2">Cycles/frame</text:span></text:h>
                            </text:list-item>
                          </text:list>
                        </text:list-item>
                      </text:list>
                    </text:list-item>
                  </text:list>
                </text:list-item>
              </text:list>
            </text:list-item>
          </text:list>
        </text:list-item>
      </text:list>
      <text:p text:style-name="P1"><text:span text:style-name="T2">This field contains a value when the QA test is an audio codec (as the </text:span><text:span text:style-name="T26">amr</text:span><text:span text:style-name="T2"> and </text:span><text:span text:style-name="T26">efr</text:span><text:span text:style-name="T2"> in the previous tests) and when the input files are frame based (not the case for the </text:span><text:span text:style-name="T26">jpeg</text:span><text:span text:style-name="T2"> coder for example).</text:span></text:p>
      <text:list xml:id="list183027480660059" text:continue-numbering="true" text:style-name="WWNum1">
        <text:list-item>
          <text:list>
            <text:list-item>
              <text:list>
                <text:list-item>
                  <text:list>
                    <text:list-item>
                      <text:list>
                        <text:list-item>
                          <text:list>
                            <text:list-item>
                              <text:h text:style-name="P66" text:outline-level="6"><text:span text:style-name="T2">Columns that may follow…</text:span></text:h>
                            </text:list-item>
                          </text:list>
                        </text:list-item>
                      </text:list>
                    </text:list-item>
                  </text:list>
                </text:list-item>
              </text:list>
            </text:list-item>
          </text:list>
        </text:list-item>
      </text:list>
      <text:p text:style-name="P1"><text:soft-page-break/><text:span text:style-name="T2">This field contains a normalization of the speed value when possible. For codec applications with frame based input files and that have a frequency of acquisition, a MIPS value is reported (the unit is reported in the value field, as MIPS for the </text:span><text:span text:style-name="T26">amr</text:span><text:span text:style-name="T2"> and </text:span><text:span text:style-name="T26">efr</text:span><text:span text:style-name="T2"> tests). This field and those that follow can contain more details about failures: for </text:span><text:span text:style-name="code_20_Char_20_Char">codec</text:span><text:span text:style-name="T2"> applications the frame number of the frame that differs in the output file from the reference file is reported (as the filename for </text:span><text:span text:style-name="T26">coder_decoder</text:span><text:span text:style-name="T2"> where there are two output files).</text:span></text:p>
      <text:p text:style-name="P3"/>
      <text:list xml:id="list183026604720684" text:continue-numbering="true" text:style-name="WWNum1">
        <text:list-item>
          <text:list>
            <text:list-item>
              <text:h text:style-name="P52" text:outline-level="2"><text:bookmark-start text:name="_Ref58841920"/><text:bookmark-start text:name="_Toc35435968"/><text:bookmark-start text:name="_Toc69120164"/><text:bookmark-start text:name="_Ref67460397"/><text:bookmark-start text:name="_Ref67460394"/><text:bookmark-start text:name="_Ref58841922"/><text:span text:style-name="T2">New_run_allapp.pl</text:span><text:bookmark-end text:name="_Ref58841920"/><text:bookmark-end text:name="_Toc35435968"/><text:bookmark-end text:name="_Toc69120164"/><text:bookmark-end text:name="_Ref67460397"/><text:bookmark-end text:name="_Ref67460394"/><text:bookmark-end text:name="_Ref58841922"/></text:h>
            </text:list-item>
          </text:list>
        </text:list-item>
      </text:list>
      <text:p text:style-name="P30"><text:span text:style-name="T2">This tool is used to run a scenario. Without parameter it provides the following help information:</text:span></text:p>
      <text:p text:style-name="P165"/>
      <text:p text:style-name="P165"><text:span text:style-name="T37">new_run_allapp.pl</text:span> [-v version] [-i cpu_id] [-d macro] [-r run_id] [-tar] <text:span text:style-name="T37">scenario_file</text:span></text:p>
      <text:p text:style-name="P173"/>
      <text:p text:style-name="P79"/>
      <text:p text:style-name="P1"><text:span text:style-name="T2">It accepts the following input parameters:</text:span></text:p>
      <text:list xml:id="list183026898693034" text:continue-list="list183025915620270" text:style-name="WWNum59">
        <text:list-item>
          <text:p text:style-name="P87"><text:span text:style-name="T2">The </text:span><text:span text:style-name="T26">‑v</text:span><text:span text:style-name="T2"> parameter is a string used to build the "test version". Without it, the current date is used instead.</text:span></text:p>
        </text:list-item>
        <text:list-item>
          <text:p text:style-name="P87"><text:span text:style-name="T2">The </text:span><text:span text:style-name="T26">‑i</text:span><text:span text:style-name="T2"> parameter is a string defining the symbolic computer that is running the test. With this parameter and with the value </text:span><text:span text:style-name="T25">&lt;cpu_id&gt;</text:span><text:span text:style-name="T2"> the script will execute only the lines of the scenario with the </text:span><text:span text:style-name="T26">@</text:span><text:span text:style-name="T25">&lt;cpu_id&gt;</text:span><text:span text:style-name="T2"> prefix or without prefix.</text:span></text:p>
        </text:list-item>
        <text:list-item>
          <text:p text:style-name="P87"><text:span text:style-name="T2">The </text:span><text:span text:style-name="code_20_Char_20_Char">-d</text:span><text:span text:style-name="T2"> macro allows to set values to macro-definition variables as with the </text:span><text:span text:style-name="code_20_Char_20_Char">cpp</text:span><text:span text:style-name="code_20_Char_20_Char"><text:span text:style-name="T35"> </text:span></text:span><text:span text:style-name="code_20_Char_20_Char">C</text:span><text:span text:style-name="T2"> pre-processor. In fact this is really the </text:span><text:span text:style-name="code_20_Char_20_Char">cpp</text:span><text:span text:style-name="code_20_Char_20_Char"><text:span text:style-name="T35"> </text:span></text:span><text:span text:style-name="code_20_Char_20_Char">C</text:span><text:span text:style-name="T2"> pre-processor that is used to expand the macro definitions, with the exception of using the "</text:span><text:span text:style-name="code_20_Char_20_Char">#</text:span><text:span text:style-name="T2">" character (already used to write comments) instead of the "</text:span><text:span text:style-name="code_20_Char_20_Char">%</text:span><text:span text:style-name="T2">" character. For example if the </text:span><text:span text:style-name="code_20_Char_20_Char">cc_options</text:span><text:span text:style-name="T2"> appears in a scenario and if the </text:span><text:span text:style-name="code_20_Char_20_Char">‑D cc_options='‑O2 ‑Os'</text:span><text:span text:style-name="T2"> parameter is set to </text:span><text:span text:style-name="code_20_Char_20_Char">new_run_allapp.pl</text:span><text:span text:style-name="T2">, then the </text:span><text:span text:style-name="code_20_Char_20_Char">cc_options</text:span><text:span text:style-name="code_20_Char_20_Char"><text:span text:style-name="T35"> strings of the scenario will be replaced by </text:span></text:span><text:span text:style-name="code_20_Char_20_Char">'‑O2 ‑Os'</text:span><text:span text:style-name="code_20_Char_20_Char"><text:span text:style-name="T35">. The "</text:span></text:span><text:span text:style-name="code_20_Char_20_Char">%ifdef cc_options</text:span><text:span text:style-name="code_20_Char_20_Char"><text:span text:style-name="T35">" that may appear in the scenario are also interpreted as a successful test.</text:span></text:span></text:p>
        </text:list-item>
        <text:list-item>
          <text:p text:style-name="P87"><text:span text:style-name="T2">The </text:span><text:span text:style-name="code_20_Char_20_Char">-r</text:span><text:span text:style-name="T2"> parameter sets the test counter value to use for the version in the names of the reports. This option is useful for the distributed tests (and set by the </text:span><text:span text:style-name="code_20_Char_20_Char">new_validation.csh</text:span><text:span text:style-name="T2"> script) so that the multiple distributed reports can be collected and merged. We strongly recommend not using it in a manual launch.</text:span></text:p>
        </text:list-item>
        <text:list-item>
          <text:p text:style-name="P87"><text:span text:style-name="T2">The </text:span><text:span text:style-name="T26">‑tar</text:span><text:span text:style-name="T2"> parameter tells to not only concatenate the local QA tests reports to build the global scenario report but to make a tar file of all these local reports. The tar filename is the same than the global report filename but with the </text:span><text:span text:style-name="T26">.tar</text:span><text:span text:style-name="T2"> filename extension.</text:span></text:p>
        </text:list-item>
        <text:list-item>
          <text:p text:style-name="P87"><text:span text:style-name="T2">The scenario files uses the grammar defined in § </text:span><text:span text:style-name="T2"><text:bookmark-ref text:reference-format="number" text:ref-name="_Ref33937768">9.3</text:bookmark-ref></text:span><text:span text:style-name="T2"> "</text:span><text:span text:style-name="T2"><text:bookmark-ref text:reference-format="text" text:ref-name="_Ref33937772">Scenario</text:bookmark-ref></text:span><text:span text:style-name="T2">" and is interpreted as explained in § </text:span><text:span text:style-name="T2"><text:bookmark-ref text:reference-format="number" text:ref-name="_Ref33937897">3.2</text:bookmark-ref></text:span><text:span text:style-name="T2"> "</text:span><text:span text:style-name="T2"><text:bookmark-ref text:reference-format="text" text:ref-name="_Ref33937894">Running tests</text:bookmark-ref></text:span><text:span text:style-name="T2">".</text:span></text:p>
        </text:list-item>
      </text:list>
      <text:p text:style-name="P1"><text:span text:style-name="T2">The name and location of the report (related with the </text:span><text:span text:style-name="code_20_Char_20_Char">-v</text:span><text:span text:style-name="T2"> parameter) is explained for simple test in § </text:span><text:span text:style-name="T2"><text:bookmark-ref text:reference-format="number" text:ref-name="_Ref33525433">3.2.3</text:bookmark-ref></text:span><text:span text:style-name="T2"> "</text:span><text:span text:style-name="T2"><text:bookmark-ref text:reference-format="text" text:ref-name="_Ref33525433">Collecting and archiving results</text:bookmark-ref></text:span><text:span text:style-name="T2">".</text:span></text:p>
      <text:list xml:id="list183026444119244" text:continue-list="list183026604720684" text:style-name="WWNum1">
        <text:list-item>
          <text:list>
            <text:list-item>
              <text:h text:style-name="P52" text:outline-level="2"><text:bookmark-start text:name="_Ref33937772"/><text:bookmark-start text:name="_Ref339377681"/><text:bookmark-start text:name="_Ref33937768"/><text:bookmark-start text:name="_Toc69120165"/><text:bookmark-start text:name="_Toc35435974"/><text:soft-page-break/><text:span text:style-name="T2">Scenario</text:span><text:bookmark-end text:name="_Ref33937772"/><text:bookmark-end text:name="_Toc69120165"/><text:bookmark-end text:name="_Toc35435974"/><text:span text:style-name="T2"> syntax</text:span><text:bookmark-end text:name="_Ref33937768"/></text:h>
              <text:list>
                <text:list-item>
                  <text:h text:style-name="P59" text:outline-level="3"><text:bookmark-start text:name="_Toc35435975"/><text:bookmark-start text:name="_Ref34140233"/><text:bookmark-start text:name="_Toc69120166"/><text:span text:style-name="T2">Grammar</text:span><text:bookmark-end text:name="_Toc35435975"/><text:bookmark-end text:name="_Ref34140233"/><text:bookmark-end text:name="_Toc69120166"/></text:h>
                </text:list-item>
              </text:list>
            </text:list-item>
          </text:list>
        </text:list-item>
      </text:list>
      <text:p text:style-name="P1"><text:span text:style-name="T2">Here is the grammar of the scenarios, after having applied the </text:span><text:span text:style-name="code_20_Char_20_Char">cpp</text:span><text:span text:style-name="T2"> macro expansion stage (we don't include here the </text:span><text:span text:style-name="code_20_Char_20_Char">cpp</text:span><text:span text:style-name="T2"> input syntax):</text:span></text:p>
      <text:p text:style-name="P165"><text:soft-page-break/></text:p>
      <text:p text:style-name="P173">scenario ::= <text:span text:style-name="T46">&lt;scenario_line&gt;</text:span>*</text:p>
      <text:p text:style-name="P173"/>
      <text:p text:style-name="P165">scenario_line ::= <text:s text:c="2"/><text:span text:style-name="T46">&lt;comment&gt;</text:span> </text:p>
      <text:p text:style-name="P165"><text:s text:c="18"/>| &lt;vardef_or_test&gt;</text:p>
      <text:p text:style-name="P173"><text:s text:c="18"/>| @&lt;symbolic_computer&gt; &lt;vardef_or_test&gt;</text:p>
      <text:p text:style-name="P173"/>
      <text:p text:style-name="P173">comment ::= #<text:span text:style-name="T46">&lt;text_until_carriage_return&gt;</text:span></text:p>
      <text:p text:style-name="P173"/>
      <text:p text:style-name="P173">symbolic_computer ::= [:alphanum:]+</text:p>
      <text:p text:style-name="P173"/>
      <text:p text:style-name="P165">vardef_or_test ::= <text:s text:c="2"/><text:span text:style-name="T46">&lt;variable_definition&gt;</text:span> </text:p>
      <text:p text:style-name="P173"><text:s text:c="19"/>| <text:span text:style-name="T46">&lt;test&gt;</text:span></text:p>
      <text:p text:style-name="P173"/>
      <text:p text:style-name="P173">variable_definition ::= <text:span text:style-name="T46">&lt;variable&gt;</text:span> = <text:span text:style-name="T46">&lt;description&gt;</text:span></text:p>
      <text:p text:style-name="P173">variable <text:s text:c="11"/>::= [:alphanum:]+</text:p>
      <text:p text:style-name="P173"/>
      <text:p text:style-name="P165">description ::= <text:s text:c="2"/><text:span text:style-name="T46">&lt;item&gt;</text:span> | <text:span text:style-name="T46">&lt;item&gt; &lt;description&gt;</text:span></text:p>
      <text:p text:style-name="P165"><text:s text:c="15"/>| ( <text:span text:style-name="T46">&lt;description&gt;</text:span> ) </text:p>
      <text:p text:style-name="P173"><text:s text:c="15"/>| <text:span text:style-name="T46">&lt;item&gt;</text:span> , <text:span text:style-name="T46">&lt;description&gt;</text:span></text:p>
      <text:p text:style-name="P173"/>
      <text:p text:style-name="P165">item <text:s text:c="4"/>::= <text:s text:c="2"/>[:alphanum:]+ | '[^']*' | "[^"]*"</text:p>
      <text:p text:style-name="P173"><text:s text:c="15"/>| <text:span text:style-name="T46">&lt;system_variable&gt;</text:span></text:p>
      <text:p text:style-name="P173"/>
      <text:p text:style-name="P174">system_variable ::= $[:alphanum:]+<text:tab/></text:p>
      <text:p text:style-name="P173"/>
      <text:p text:style-name="P173">test ::= <text:span text:style-name="T46">&lt;path&gt;</text:span> <text:span text:style-name="T46">&lt;master_script_params&gt;</text:span></text:p>
      <text:p text:style-name="P173"><text:soft-page-break/>path ::= [:alphanum:/]+</text:p>
      <text:p text:style-name="P173"/>
      <text:p text:style-name="P175">master_script_params ::= <text:span text:style-name="T46">&lt;description&gt;</text:span><text:tab/></text:p>
      <text:p text:style-name="P173"/>
      <text:p text:style-name="P78"/>
      <text:p text:style-name="P1"><text:span text:style-name="T2">Some terminal definitions:</text:span></text:p>
      <text:list xml:id="list183025927338829" text:continue-list="list183026898693034" text:style-name="WWNum59">
        <text:list-item>
          <text:p text:style-name="P87"><text:span text:style-name="T2">The </text:span><text:span text:style-name="T26">:alphanum:</text:span><text:span text:style-name="T2"> means an alphanumeric character.</text:span></text:p>
        </text:list-item>
        <text:list-item>
          <text:p text:style-name="P87"><text:span text:style-name="T2">The </text:span><text:span text:style-name="T26">[]</text:span><text:span text:style-name="T2"> surround a set of characters.</text:span></text:p>
        </text:list-item>
        <text:list-item>
          <text:p text:style-name="P87"><text:span text:style-name="T2">The </text:span><text:span text:style-name="T26">+</text:span><text:span text:style-name="T2"> following a terminal or non terminal means “at least one”.</text:span></text:p>
        </text:list-item>
        <text:list-item>
          <text:p text:style-name="P87"><text:span text:style-name="T2">The </text:span><text:span text:style-name="T26">?</text:span><text:span text:style-name="T2"> following a terminal or non terminal means “none or one”.</text:span></text:p>
        </text:list-item>
        <text:list-item>
          <text:p text:style-name="P87"><text:span text:style-name="T2">The </text:span><text:span text:style-name="T26">*</text:span><text:span text:style-name="T2"> following a terminal or non terminal means “any number of”.</text:span></text:p>
        </text:list-item>
      </text:list>
      <text:p text:style-name="P3"/>
      <text:p text:style-name="P1"><text:span text:style-name="T2">For a more detailed definition of what are “master script parameters”, read the § </text:span><text:span text:style-name="T2"><text:bookmark-ref text:reference-format="number" text:ref-name="_Ref34066145">9.1.3</text:bookmark-ref></text:span><text:span text:style-name="T2"> “</text:span><text:span text:style-name="T2"><text:bookmark-ref text:reference-format="text" text:ref-name="_Ref34135693">Master script </text:bookmark-ref></text:span><text:span text:style-name="T2">”. The parameters that are accepted by the master scripts are described there. </text:span></text:p>
      <text:list xml:id="list183026378160574" text:continue-list="list183026444119244" text:style-name="WWNum1">
        <text:list-item>
          <text:list>
            <text:list-item>
              <text:list>
                <text:list-item>
                  <text:h text:style-name="P59" text:outline-level="3"><text:bookmark-start text:name="_Toc69120167"/><text:bookmark-start text:name="_Toc35435976"/><text:soft-page-break/><text:span text:style-name="T2">Example</text:span><text:bookmark-end text:name="_Toc69120167"/><text:bookmark-end text:name="_Toc35435976"/></text:h>
                </text:list-item>
              </text:list>
            </text:list-item>
          </text:list>
        </text:list-item>
      </text:list>
      <text:p text:style-name="P30"><text:span text:style-name="T2">Example : the </text:span><text:span text:style-name="code_20_Char_20_Char">stdvars.scn</text:span><text:span text:style-name="T2"> file contains the usual variables definitions: </text:span></text:p>
      <text:p text:style-name="P132"/>
      <text:p text:style-name="P132"># Standard variables</text:p>
      <text:p text:style-name="P132">debug = <text:s text:c="16"/>-g</text:p>
      <text:p text:style-name="P132">nodebug =</text:p>
      <text:p text:style-name="P132">global = <text:s text:c="15"/>-Og</text:p>
      <text:p text:style-name="P132">separate =</text:p>
      <text:p text:style-name="P132">O0 = <text:s text:c="19"/>-O0</text:p>
      <text:p text:style-name="P132">O1 = <text:s text:c="19"/>-O1</text:p>
      <text:p text:style-name="P132">O2 = <text:s text:c="19"/>-O2</text:p>
      <text:p text:style-name="P132">O3 = <text:s text:c="19"/>-O3</text:p>
      <text:p text:style-name="P132">Os = <text:s text:c="19"/>-Os</text:p>
      <text:p text:style-name="P132">be = <text:s text:c="19"/>-be</text:p>
      <text:p text:style-name="P132">le =</text:p>
      <text:p text:style-name="P132"/>
      <text:p text:style-name="P3"/>
      <text:p text:style-name="P1"><text:span text:style-name="T2">Then the </text:span><text:span text:style-name="code_20_Char_20_Char">example.scn</text:span><text:span text:style-name="T2"> scenario:</text:span></text:p>
      <text:p text:style-name="P182"><text:soft-page-break/></text:p>
      <text:p text:style-name="P182"># Example of comment, next line includes the usual variables definitions</text:p>
      <text:p text:style-name="P182">%include "stdvars.scn"</text:p>
      <text:p text:style-name="P185"/>
      <text:p text:style-name="P185">%ifndef cc_options</text:p>
      <text:p text:style-name="P185">cc_options = (O2, O3) (be, )</text:p>
      <text:p text:style-name="P185">%endif</text:p>
      <text:p text:style-name="P185"/>
      <text:p text:style-name="P182">%ifdef night</text:p>
      <text:p text:style-name="P185">target <text:s text:c="5"/>= -t coder -t coder_decoder</text:p>
      <text:p text:style-name="P185">%else</text:p>
      <text:p text:style-name="P185">%ifdef week‑end</text:p>
      <text:p text:style-name="P185">target <text:s text:c="5"/>= -t coder -t decoder -t coder_decoder</text:p>
      <text:p text:style-name="P185">%else</text:p>
      <text:p text:style-name="P185">target <text:s text:c="5"/>= -t coder_decoder</text:p>
      <text:p text:style-name="P185">%endif</text:p>
      <text:p text:style-name="P185">%endif</text:p>
      <text:p text:style-name="P185"/>
      <text:p text:style-name="P185">level <text:s text:c="6"/>= -l light</text:p>
      <text:p text:style-name="P185">icode_opt <text:s text:c="2"/>= -Xicode "-F $NEW_QA_ROOT/runtest/Xicode-F/no‑range.opt"</text:p>
      <text:p text:style-name="P185"/>
      <text:p text:style-name="P185">cc_optim_options = target cc_options icode_opt</text:p>
      <text:p text:style-name="P185"/>
      <text:p text:style-name="P185">applications/g728/v1 <text:s text:c="11"/>level <text:s/>-p <text:s/>cc_optim_options</text:p>
      <text:p text:style-name="P185"/>
      <text:p text:style-name="P182">@PC3 applications/amr/v0 <text:s text:c="7"/>level <text:s/>-p <text:s/>cc_optim_options</text:p>
      <text:p text:style-name="P182"/>
      <text:p text:style-name="P3"/>
      <text:list xml:id="list183027252566177" text:continue-numbering="true" text:style-name="WWNum1">
        <text:list-item>
          <text:list>
            <text:list-item>
              <text:list>
                <text:list-item>
                  <text:list>
                    <text:list-item>
                      <text:h text:style-name="P61" text:outline-level="4"><text:bookmark-start text:name="_Toc69120168"/><text:bookmark-start text:name="_Toc691201681"/><text:soft-page-break/><text:span text:style-name="T2">Macro-pre-processing</text:span><text:bookmark-end text:name="_Toc69120168"/></text:h>
                    </text:list-item>
                  </text:list>
                </text:list-item>
              </text:list>
            </text:list-item>
          </text:list>
        </text:list-item>
      </text:list>
      <text:p text:style-name="P1"><text:span text:style-name="T2">The </text:span><text:span text:style-name="code_20_Char_20_Char">stdvars.scn</text:span><text:span text:style-name="T2"> file (that can be stored in the current directory or in the </text:span><text:span text:style-name="code_20_Char_20_Char">$NEW_QA_ROOT/runtest/scenarios</text:span><text:span text:style-name="T2"> directories) is included in the </text:span><text:span text:style-name="code_20_Char_20_Char">example.scn</text:span><text:span text:style-name="T2"> scenario file.</text:span></text:p>
      <text:p text:style-name="P1"><text:span text:style-name="T2">The </text:span><text:span text:style-name="code_20_Char_20_Char">cc_options</text:span><text:span text:style-name="T2"> variable value must be set with a </text:span><text:span text:style-name="code_20_Char_20_Char">‑D</text:span><text:span text:style-name="T2"> parameter to </text:span><text:span text:style-name="code_20_Char_20_Char">new_run_allapp.pl</text:span><text:span text:style-name="T2"> script. Else it value is set to "</text:span><text:span text:style-name="code_20_Char_20_Char">(O2, O3) (be, )</text:span><text:span text:style-name="T2">" in a </text:span><text:span text:style-name="code_20_Char_20_Char">new_run_allapp.pl</text:span><text:span text:style-name="code_20_Char_20_Char"><text:span text:style-name="T35"> variable sense</text:span></text:span><text:span text:style-name="T2">. It would have been possible to write instead:</text:span></text:p>
      <text:p text:style-name="P185"/>
      <text:p text:style-name="P185">%ifndef cc_options</text:p>
      <text:p text:style-name="P185">%define cc_options (O2, O3) (be, )</text:p>
      <text:p text:style-name="P185">%endif</text:p>
      <text:p text:style-name="P185"/>
      <text:p text:style-name="P1"><text:span text:style-name="T2">With the </text:span><text:span text:style-name="code_20_Char_20_Char">‑D night</text:span><text:span text:style-name="T2"> or </text:span><text:span text:style-name="code_20_Char_20_Char">‑D week‑end</text:span><text:span text:style-name="T2"> parameters we can select the suitable </text:span><text:span text:style-name="code_20_Char_20_Char">target</text:span><text:span text:style-name="T2"> variable definition.</text:span></text:p>
      <text:list xml:id="list183027204089106" text:continue-numbering="true" text:style-name="WWNum1">
        <text:list-item>
          <text:list>
            <text:list-item>
              <text:list>
                <text:list-item>
                  <text:list>
                    <text:list-item>
                      <text:h text:style-name="P61" text:outline-level="4"><text:bookmark-start text:name="_Toc35435977"/><text:span text:style-name="T2">Variables</text:span><text:bookmark-end text:name="_Toc35435977"/><text:bookmark-end text:name="_Toc691201681"/></text:h>
                    </text:list-item>
                  </text:list>
                </text:list-item>
              </text:list>
            </text:list-item>
          </text:list>
        </text:list-item>
      </text:list>
      <text:p text:style-name="P1"><text:span text:style-name="T2">We can notice that there are five variable definitions: </text:span><text:span text:style-name="code_20_Char_20_Char">cc_options</text:span><text:span text:style-name="T2">, </text:span><text:span text:style-name="code_20_Char_20_Char">target</text:span><text:span text:style-name="T2">, </text:span><text:span text:style-name="T26">level</text:span><text:span text:style-name="T2">, </text:span><text:span text:style-name="T26">icode_opt</text:span><text:span text:style-name="T2"> and </text:span><text:span text:style-name="T26">cc_optim_options</text:span><text:span text:style-name="T2">. The variables must be defined before their use and each variable use is replaced by its value before the QA tests runs.</text:span></text:p>
      <text:p text:style-name="P1"><text:span text:style-name="T2">For example, in the two test definitions (</text:span><text:span text:style-name="T26">g728</text:span><text:span text:style-name="T2"> and </text:span><text:span text:style-name="T26">amr</text:span><text:span text:style-name="T2">) of the previous scenario the </text:span><text:span text:style-name="T26">level</text:span><text:span text:style-name="T2"> string is replaced by </text:span><text:span text:style-name="T26">-l light</text:span><text:span text:style-name="T2">.</text:span></text:p>
      <text:list xml:id="list183026034927249" text:continue-numbering="true" text:style-name="WWNum1">
        <text:list-item>
          <text:list>
            <text:list-item>
              <text:list>
                <text:list-item>
                  <text:list>
                    <text:list-item>
                      <text:h text:style-name="P61" text:outline-level="4"><text:bookmark-start text:name="_Toc69120170"/><text:bookmark-start text:name="_Toc35435978"/><text:span text:style-name="T2">Environment variables</text:span><text:bookmark-end text:name="_Toc69120170"/><text:bookmark-end text:name="_Toc35435978"/></text:h>
                    </text:list-item>
                  </text:list>
                </text:list-item>
              </text:list>
            </text:list-item>
          </text:list>
        </text:list-item>
      </text:list>
      <text:p text:style-name="P1"><text:span text:style-name="T2">Every environment variable can be used while using </text:span><text:span text:style-name="T26">$</text:span><text:span text:style-name="T25">&lt;string&gt;</text:span><text:span text:style-name="T2"> syntax. No replacement is made when launching the QA tests if the variable doesn't exist. This case can yield to an error message from the master script, the compiler or the simulator depending on the parameter using this unknown environment variable.</text:span></text:p>
      <text:p text:style-name="P1"><text:span text:style-name="T2">As the QA can be relocated and as this only requires the </text:span><text:span text:style-name="T26">$NEW_QA_ROOT</text:span><text:span text:style-name="T2"> variable to be set, the user can give files locations from this root directory. In the previous example, the </text:span><text:span text:style-name="T26">icode‑basic.opt</text:span><text:span text:style-name="T2"> option file for the </text:span><text:span text:style-name="T26">icode</text:span><text:span text:style-name="T2"> component of the CW for StarCore compiler is located in:</text:span></text:p>
      <text:list xml:id="list183027774217923" text:continue-list="list183025927338829" text:style-name="WWNum59">
        <text:list-item>
          <text:p text:style-name="P87"><text:span text:style-name="T26">$NEW_QA_ROOT/runtest/Xicode‑F</text:span></text:p>
        </text:list-item>
      </text:list>
      <text:list xml:id="list183027774772383" text:continue-list="list183026034927249" text:style-name="WWNum1">
        <text:list-item>
          <text:list>
            <text:list-item>
              <text:list>
                <text:list-item>
                  <text:list>
                    <text:list-item>
                      <text:h text:style-name="P63" text:outline-level="4"><text:bookmark-start text:name="_Toc69120171"/><text:bookmark-start text:name="_Toc35435979"/><text:span text:style-name="T2">Quoted strings</text:span><text:bookmark-end text:name="_Toc69120171"/><text:bookmark-end text:name="_Toc35435979"/></text:h>
                    </text:list-item>
                  </text:list>
                </text:list-item>
              </text:list>
            </text:list-item>
          </text:list>
        </text:list-item>
      </text:list>
      <text:p text:style-name="P1"><text:span text:style-name="T2">Some parameters of the master script must include the space character or quotes or double quotes. In these case items can be surrounded by quotes or double quotes and may contain any other character. For example the </text:span><text:span text:style-name="T26">"-F $NEW_QA_ROOT/runtest/Xicode-F/icode-basic.opt"</text:span><text:span text:style-name="T2"> is a single parameter of the </text:span><text:span text:style-name="T26">-Xicode</text:span><text:span text:style-name="T2"> CW for StarCore C compiler option.</text:span></text:p>
      <text:list xml:id="list183026439932010" text:continue-numbering="true" text:style-name="WWNum1">
        <text:list-item>
          <text:list>
            <text:list-item>
              <text:list>
                <text:list-item>
                  <text:list>
                    <text:list-item>
                      <text:h text:style-name="P61" text:outline-level="4"><text:bookmark-start text:name="_Toc69120172"/><text:bookmark-start text:name="_Toc35435980"/><text:soft-page-break/><text:span text:style-name="T2">Factorizations in descriptions</text:span><text:bookmark-end text:name="_Toc69120172"/><text:bookmark-end text:name="_Toc35435980"/></text:h>
                    </text:list-item>
                  </text:list>
                </text:list-item>
              </text:list>
            </text:list-item>
          </text:list>
        </text:list-item>
      </text:list>
      <text:p text:style-name="P1"><text:span text:style-name="T2">It is possible to factorize options and test descriptions. The space and comma characters are respectively used as the </text:span><text:span text:style-name="T26">AND</text:span><text:span text:style-name="T2"> and </text:span><text:span text:style-name="T26">OR</text:span><text:span text:style-name="T2"> logical operators. The distributive property of these operators also applies:</text:span></text:p>
      <text:p text:style-name="P182"/>
      <text:p text:style-name="P182">(O2, O3) (be, ) icode_opt</text:p>
      <text:p text:style-name="P185"/>
      <text:p text:style-name="P30"><text:span text:style-name="T2">And this yields to:</text:span></text:p>
      <text:p text:style-name="P182"/>
      <text:p text:style-name="P182">-O2 -be icode_opt, -O2 icode_opt, -O3 -be icode_opt, -O3 icode_opt</text:p>
      <text:p text:style-name="P185"/>
      <text:p text:style-name="P3"/>
      <text:p text:style-name="P1"><text:span text:style-name="T2">The description part of the tests definitions in the scenarios is developed to obtain a unique disjunction of conjunctions as in previous example. Each conjunction (list of items separated by spaces is then a list of parameters for one call of the QA test master script. In the previous scenario, if the QA is installed in </text:span><text:span text:style-name="T26">/home/qatools/QA</text:span><text:span text:style-name="T2">, the master script of the </text:span><text:span text:style-name="T26">applications/g728/v1</text:span><text:span text:style-name="T2"> QA test will be launched four times with the following parameters:</text:span></text:p>
      <text:p text:style-name="P184"/>
      <text:p text:style-name="P182"><text:span text:style-name="T44">-l light -p -O2 -be icode_opt ‑Xicode "‑F /home/qatools/QA/runtest/Xicode-F/icode-basic.opt"</text:span></text:p>
      <text:p text:style-name="P182"><text:span text:style-name="T44">-l light -p -O2 <text:s text:c="4"/>icode_opt ‑Xicode "‑F /home/qatools/QA/runtest/Xicode-F/icode-basic.opt"</text:span></text:p>
      <text:p text:style-name="P182"><text:span text:style-name="T44">-l light -p -O3 -be icode_opt ‑Xicode "‑F /home/qatools/QA/runtest/Xicode-F/icode-basic.opt"</text:span></text:p>
      <text:p text:style-name="P182"><text:span text:style-name="T44">-l light -p -O3 <text:s text:c="4"/>icode_opt ‑Xicode "‑F /home/qatools/QA/runtest/Xicode-F/icode-basic.opt"</text:span></text:p>
      <text:p text:style-name="P184"/>
      <text:p text:style-name="P78"/>
      <text:p text:style-name="P3"/>
      <text:list xml:id="list183027684121395" text:continue-numbering="true" text:style-name="WWNum1">
        <text:list-item>
          <text:list>
            <text:list-item>
              <text:h text:style-name="P52" text:outline-level="2"><text:bookmark-start text:name="_Toc35435969"/><text:span text:style-name="T2">New_allapp_reports_pack.pl</text:span><text:bookmark-end text:name="_Toc35435969"/><text:bookmark-end text:name="_Ref339377681"/></text:h>
            </text:list-item>
          </text:list>
        </text:list-item>
      </text:list>
      <text:p text:style-name="P1"><text:span text:style-name="T2">The </text:span><text:span text:style-name="code_20_Char_20_Char">new_allapp_reports_pack.pl</text:span><text:span text:style-name="T2"> tool is called by the </text:span><text:span text:style-name="T28">new_run_allapp.pl</text:span><text:span text:style-name="T2"> command to collect all the reports of each test of an executed scenario. It can be launched manually to concatenate the local QA tests reports in the order the user wants (other than the standard </text:span><text:span text:style-name="T26">report_order.scn</text:span><text:span text:style-name="T2"> one, or before the end of the scenario execution). This script provides the following help information:</text:span></text:p>
      <text:p text:style-name="P182"><text:soft-page-break/></text:p>
      <text:p text:style-name="P182">Scenario file is mandatory.</text:p>
      <text:p text:style-name="P182">Syntax:</text:p>
      <text:p text:style-name="P182">new_allapp_reports_pack.pl -v version [-i cpu_id] [-tar] scenario_file</text:p>
      <text:p text:style-name="P182"/>
      <text:p text:style-name="P3"/>
      <text:p text:style-name="P32"><text:span text:style-name="T2">The </text:span><text:span text:style-name="T26">-i</text:span><text:span text:style-name="T2">, </text:span><text:span text:style-name="T26">-v</text:span><text:span text:style-name="T2"> and </text:span><text:span text:style-name="T26">-tar</text:span><text:span text:style-name="T2"> parameters have the same meaning than for the </text:span><text:span text:style-name="T28">new_run_allapp.pl </text:span><text:span text:style-name="T2">command. The only difference is that the scenario is used only to define the QA tests where to look in the report directory for a report with the given version. No test execution is made.</text:span></text:p>
      <text:p text:style-name="P33"><text:span text:style-name="T2">The name and location of the report is detailed for simple test in section § </text:span><text:span text:style-name="T2"><text:bookmark-ref text:reference-format="number" text:ref-name="_Ref33525433">3.2.3</text:bookmark-ref></text:span><text:span text:style-name="T2"> "</text:span><text:span text:style-name="T2"><text:bookmark-ref text:reference-format="text" text:ref-name="_Ref33525433">Collecting and archiving results</text:bookmark-ref></text:span><text:span text:style-name="T2">".</text:span></text:p>
      <text:list xml:id="list183026674373735" text:continue-numbering="true" text:style-name="WWNum1">
        <text:list-item>
          <text:list>
            <text:list-item>
              <text:h text:style-name="P52" text:outline-level="2"><text:bookmark-start text:name="_Ref58930017"/><text:bookmark-start text:name="_Ref589300141"/><text:bookmark-start text:name="_Ref58930014"/><text:bookmark-start text:name="_Toc69120174"/><text:span text:style-name="T2">New_allapp_reports_concat.pl</text:span><text:bookmark-end text:name="_Ref58930017"/><text:bookmark-end text:name="_Ref58930014"/><text:bookmark-end text:name="_Toc69120174"/></text:h>
            </text:list-item>
          </text:list>
        </text:list-item>
      </text:list>
      <text:p text:style-name="P1"><text:span text:style-name="T2">When launching distributed tests, each computer involved in the validation executes its own part of a scenario and generates its own reports.</text:span></text:p>
      <text:p text:style-name="P1"><text:span text:style-name="T2">One QA test can then appear in many computer reports, but the set of options for this test can be split and distributed on the cluster of computers.</text:span></text:p>
      <text:p text:style-name="P1"><text:span text:style-name="T2">The manual concatenation of all computers reports yields to one report where tests are not sorted by the report order told by the </text:span><text:span text:style-name="code_20_Char_20_Char">report_order.scn</text:span><text:span text:style-name="T2"> scenario (or another if another scenario order was chosen). The reports of the same test executed (with different options) on different computers are also not grouped together (excepted by chance).</text:span></text:p>
      <text:p text:style-name="P1"><text:span text:style-name="T2">To get the global report the user wants; all validations (launch of </text:span><text:span text:style-name="code_20_Char_20_Char">new_validation.csh</text:span><text:span text:style-name="T2">) now set the </text:span><text:span text:style-name="code_20_Char_20_Char">-tar</text:span><text:span text:style-name="T2"> option of the </text:span><text:span text:style-name="code_20_Char_20_Char">new_run_allapp.pl</text:span><text:span text:style-name="T2"> scenario interpreter. Then each computer global report is generated with an associated tar file of all its local tests reports. The </text:span><text:span text:style-name="code_20_Char_20_Char">new_allapp_reports_concat.pl</text:span><text:span text:style-name="T2"> script combine all the local tests reports as if they were all executed on a unique computer. Its syntax is:</text:span></text:p>
      <text:p text:style-name="P122"/>
      <text:p text:style-name="P122"><text:span text:style-name="code_20_Char_20_Char"><text:span text:style-name="T34">new_allapp_reports_concat.pl</text:span></text:span><text:span text:style-name="code_20_Char_20_Char"><text:span text:style-name="T32"> -v &lt;</text:span></text:span><text:span text:style-name="code_20_Char_20_Char"><text:span text:style-name="T34">version</text:span></text:span><text:span text:style-name="code_20_Char_20_Char"><text:span text:style-name="T32">&gt; [-i &lt;</text:span></text:span><text:span text:style-name="code_20_Char_20_Char"><text:span text:style-name="T34">cpu_id</text:span></text:span><text:span text:style-name="code_20_Char_20_Char"><text:span text:style-name="T32">&gt;] [-</text:span></text:span><text:span text:style-name="code_20_Char_20_Char"><text:span text:style-name="T34">fill</text:span></text:span><text:span text:style-name="code_20_Char_20_Char"><text:span text:style-name="T32">] -s &lt;</text:span></text:span><text:span text:style-name="code_20_Char_20_Char"><text:span text:style-name="T34">scenario_file</text:span></text:span><text:span text:style-name="code_20_Char_20_Char"><text:span text:style-name="T32">&gt; <text:s/>&lt;</text:span></text:span><text:span text:style-name="code_20_Char_20_Char"><text:span text:style-name="T34">tarfile1</text:span></text:span><text:span text:style-name="code_20_Char_20_Char"><text:span text:style-name="T32">&gt; &lt;</text:span></text:span><text:span text:style-name="code_20_Char_20_Char"><text:span text:style-name="T34">tarfile2</text:span></text:span><text:span text:style-name="code_20_Char_20_Char"><text:span text:style-name="T32">&gt;</text:span></text:span><text:span text:style-name="code_20_Char_20_Char"> ...</text:span></text:p>
      <text:p text:style-name="P122"/>
      <text:p text:style-name="P102"><text:span text:style-name="T2">You put as parameters all the tar files you got with new_run_allapp.pl or <text:s/>new_allapp_reports_pack.pl with the -tar option.</text:span></text:p>
      <text:p text:style-name="P1"><text:span text:style-name="T2">With the </text:span><text:span text:style-name="code_20_Char_20_Char">-v tst_forall</text:span><text:span text:style-name="T2"> option the final report will be named </text:span><text:span text:style-name="code_20_Char_20_Char">$NEW_QA_ROOT/runtest/allapp_reports/allapp_report_tst_forall</text:span><text:span text:style-name="T2">.</text:span></text:p>
      <text:p text:style-name="P1"><text:span text:style-name="T2">With the </text:span><text:span text:style-name="code_20_Char_20_Char">-s scenario_rapport.scn</text:span><text:span text:style-name="T2"> option you set to </text:span><text:span text:style-name="code_20_Char_20_Char">scenario_rapport.scn</text:span><text:span text:style-name="T2"> the scenario used for the reports order.</text:span></text:p>
      <text:p text:style-name="P1"><text:soft-page-break/><text:span text:style-name="T2">With the </text:span><text:span text:style-name="code_20_Char_20_Char">-i pc_xyz</text:span><text:span text:style-name="T2"> option you shorten the scenario used for the reports order to the tests concerning the </text:span><text:span text:style-name="code_20_Char_20_Char">pc_xyz</text:span><text:span text:style-name="T2"> symbolic computer (as it is used for the </text:span><text:span text:style-name="code_20_Char_20_Char">new_run_allapp.pl</text:span><text:span text:style-name="T2"> script).</text:span></text:p>
      <text:p text:style-name="P1"><text:span text:style-name="T2">With the </text:span><text:span text:style-name="code_20_Char_20_Char">-fill</text:span><text:span text:style-name="T2"> option the test reports that are missing in the tar files regarding the scenario used for the report order are replaced by an "</text:span><text:span text:style-name="code_20_Char_20_Char">EMPTY</text:span><text:span text:style-name="T2">" report. This doesn't handle the case of missing reports when many sets of test option were planned for one test and only few ones were actually executed. If for example 5 test sets were planned for the </text:span><text:span text:style-name="code_20_Char_20_Char">g728/v1</text:span><text:span text:style-name="T2"> test and none was executed and the </text:span><text:span text:style-name="code_20_Char_20_Char">g728/v1</text:span><text:span text:style-name="T2"> appears in the report order scenario, one "</text:span><text:span text:style-name="code_20_Char_20_Char">EMPTY</text:span><text:span text:style-name="T2">" report will be included. If the same 5 test sets were planned but at least one was executed, no "</text:span><text:span text:style-name="code_20_Char_20_Char">EMPTY</text:span><text:span text:style-name="T2">" report will be included in the final report.</text:span></text:p>
      <text:list xml:id="list183026251833653" text:continue-numbering="true" text:style-name="WWNum1">
        <text:list-item>
          <text:list>
            <text:list-item>
              <text:h text:style-name="P52" text:outline-level="2"><text:bookmark-start text:name="_Toc35435970"/><text:span text:style-name="T2">New_validation.csh</text:span><text:bookmark-end text:name="_Toc35435970"/><text:bookmark-end text:name="_Ref589300141"/></text:h>
            </text:list-item>
          </text:list>
        </text:list-item>
      </text:list>
      <text:p text:style-name="P1"><text:span text:style-name="T2">The purpose of the </text:span><text:span text:style-name="code_20_Char_20_Char">new_validation.csh</text:span><text:span text:style-name="T2"> tool is to offer facilities to launch tests on one or multiple computers and to get results:</text:span></text:p>
      <text:list xml:id="list183027219899676" text:continue-list="list183027774217923" text:style-name="WWNum59">
        <text:list-item>
          <text:p text:style-name="P87"><text:span text:style-name="T2">To install a compiler different of the possibly already installed one and use it to run a scenario. </text:span></text:p>
        </text:list-item>
        <text:list-item>
          <text:p text:style-name="P87"><text:span text:style-name="T2">To get inputs and store outputs on the same storage location.</text:span></text:p>
        </text:list-item>
      </text:list>
      <text:p text:style-name="P1"><text:span text:style-name="T2">On a distant computer the user account is</text:span><text:span text:style-name="code_20_Char_20_Char"> qatools</text:span><text:span text:style-name="T2">. A simple example can be read at § </text:span><text:span text:style-name="T2"><text:bookmark-ref text:reference-format="number" text:ref-name="_Ref33940215">3.2.2.1 b</text:bookmark-ref></text:span><text:span text:style-name="T2"> "</text:span><text:span text:style-name="T2"><text:bookmark-ref text:reference-format="text" text:ref-name="_Ref33940215">Remote test</text:bookmark-ref></text:span><text:span text:style-name="T2">".</text:span></text:p>
      <text:list xml:id="list183026256714860" text:continue-list="list183026251833653" text:style-name="WWNum1">
        <text:list-item>
          <text:list>
            <text:list-item>
              <text:list>
                <text:list-item>
                  <text:h text:style-name="P59" text:outline-level="3"><text:bookmark-start text:name="_Toc69120176"/><text:soft-page-break/><text:span text:style-name="T2">Help information</text:span><text:bookmark-end text:name="_Toc69120176"/></text:h>
                </text:list-item>
              </text:list>
            </text:list-item>
          </text:list>
        </text:list-item>
      </text:list>
      <text:p text:style-name="P30"><text:span text:style-name="T2">This script delivers the following help information with the </text:span><text:span text:style-name="code_20_Char_20_Char">‑help</text:span><text:span text:style-name="T2"> parameter:</text:span></text:p>
      <text:p text:style-name="P171"/>
      <text:p text:style-name="P170"><text:span text:style-name="T55">usage: new_validation.csh parameters</text:span></text:p>
      <text:p text:style-name="P170"><text:span text:style-name="T55">The parameters are:</text:span></text:p>
      <text:p text:style-name="P170"><text:span text:style-name="T55"><text:s text:c="15"/>[-help]</text:span></text:p>
      <text:p text:style-name="P170"><text:span text:style-name="T55"><text:s text:c="15"/>[-trace | -notrace]</text:span></text:p>
      <text:p text:style-name="P170"><text:span text:style-name="T55"><text:s text:c="15"/>[-sleep &lt;sec_sleep_delay&gt;]</text:span></text:p>
      <text:p text:style-name="P170"><text:span text:style-name="T55"><text:s text:c="15"/>[-cpu_id &lt;cpu_id_string&gt;]</text:span></text:p>
      <text:p text:style-name="P170"><text:span text:style-name="T55"><text:s text:c="15"/>[-run_id &lt;run_id_number&gt;]</text:span></text:p>
      <text:p text:style-name="P170"><text:span text:style-name="T55"><text:s text:c="15"/>[-after &lt;after_run_id_number&gt;]</text:span></text:p>
      <text:p text:style-name="P170"><text:span text:style-name="T55"><text:s text:c="15"/>[-def &lt;macrodef&gt;]*</text:span></text:p>
      <text:p text:style-name="P170"><text:span text:style-name="T55"><text:s text:c="15"/>[-prefix &lt;prfx_string&gt; | -scenario &lt;scenario_fname&gt;]</text:span></text:p>
      <text:p text:style-name="P170"><text:span text:style-name="T55"><text:s text:c="15"/>[-remote &lt;remote_pc&gt; [-hinetd | -nohinetd] ]</text:span></text:p>
      <text:p text:style-name="P170"><text:span text:style-name="T55"><text:s text:c="15"/>[-getqa|-nogetqa]</text:span></text:p>
      <text:p text:style-name="P170"><text:span text:style-name="T55"><text:s text:c="15"/>[-qadrive &lt;drive&gt; | -qastation &lt;workstation_adress&gt;]</text:span></text:p>
      <text:p text:style-name="P170"><text:span text:style-name="T55"><text:s text:c="15"/>[-shareddrive &lt;drive&gt; | -shareddir &lt;directory&gt;]</text:span></text:p>
      <text:p text:style-name="P170"><text:span text:style-name="T55"><text:s text:c="15"/>[-local_shareddrive &lt;drive&gt; | -local_shareddir &lt;directory&gt;] </text:span></text:p>
      <text:p text:style-name="P170"><text:span text:style-name="T55"><text:s text:c="15"/>[-othercomp &lt;compiler_path&gt;]</text:span></text:p>
      <text:p text:style-name="P170"><text:span text:style-name="T55"><text:s text:c="15"/>[-buildlib | -getlib | -keeplib]</text:span></text:p>
      <text:p text:style-name="P170"><text:span text:style-name="T55"><text:s text:c="15"/>[-cleantmpcc | -nocleantmpcc]</text:span></text:p>
      <text:p text:style-name="P170"><text:span text:style-name="T55"><text:s text:c="15"/>[-fill | -nofill]</text:span></text:p>
      <text:p text:style-name="P170"><text:span text:style-name="T55"><text:s text:c="15"/>[-report_order &lt;report_scenario_fname&gt;]</text:span></text:p>
      <text:p text:style-name="P171"/>
      <text:p text:style-name="P170"><text:span text:style-name="T55">The default parameters are defined in $NEW_QA_ROOT/defaults/new_validation.txt</text:span></text:p>
      <text:p text:style-name="P170"><text:span text:style-name="T55">The mandatory parameter is -shareddrive &lt;drive&gt; or -shareddir &lt;directory&gt;</text:span></text:p>
      <text:p text:style-name="P171"/>
      <text:p text:style-name="P170"><text:soft-page-break/><text:span text:style-name="T55">The sleep delay occur after downloading all necessary data and before running the tests.</text:span></text:p>
      <text:p text:style-name="P178"><text:span text:style-name="T55">The &lt;run_id_number&gt; parameter is used to set the run_id of the tests instead of getting it dynamically.</text:span></text:p>
      <text:p text:style-name="P178"><text:span text:style-name="T55">The &lt;after_run_id_number&gt; parameter is used to wait until the test of specified run_id is finished.</text:span></text:p>
      <text:p text:style-name="P171"/>
      <text:p text:style-name="P170"><text:span text:style-name="T55">If the -scenario parameter is not provided, the prefix prfx_string is added to valid_$HOSTNAME.scn to build the scenario name.</text:span></text:p>
      <text:p text:style-name="P178"><text:span text:style-name="T55">The scenario &lt;scenario_fname&gt; is got in the '$NEW_QA_ROOT/runtest/scenarios' folder.</text:span></text:p>
      <text:p text:style-name="P171"/>
      <text:p text:style-name="P178"><text:span text:style-name="T55">On Windows PC with -getqa and -qadrive parameters, the QA is updated from:</text:span></text:p>
      <text:p text:style-name="P178"><text:span text:style-name="T55"><text:s text:c="5"/>/cygdrive/&lt;the_qa_drive&gt;/QA and /cygdrive/&lt;the_qa_drive&gt;/tools</text:span></text:p>
      <text:p text:style-name="P179"/>
      <text:p text:style-name="P178"><text:span text:style-name="T55">With -getqa and -qastation parameters, the QA is updated from qatools@&lt;qastation&gt;</text:span></text:p>
      <text:p text:style-name="P179"/>
      <text:p text:style-name="P178"><text:span text:style-name="T55">On Windows PC with -shareddrive parameter, the compiler is got in:</text:span></text:p>
      <text:p text:style-name="P178"><text:span text:style-name="T55"><text:s text:c="5"/>/cygdrive/&lt;the_shared_drive&gt;/compilers/&lt;compiler_path&gt;/compiler</text:span></text:p>
      <text:p text:style-name="P171"/>
      <text:p text:style-name="P170"><text:span text:style-name="T55">With -shareddir parameter, the compiler is got in:</text:span></text:p>
      <text:p text:style-name="P170"><text:span text:style-name="T55"><text:s text:c="5"/>&lt;the_shared_directory&gt;/compilers/&lt;compiler_path&gt;/compiler</text:span></text:p>
      <text:p text:style-name="P171"/>
      <text:p text:style-name="P170"><text:span text:style-name="T55">The -local_shareddrive and -local_shareddir parameters must be used when running tests remotely,</text:span></text:p>
      <text:p text:style-name="P170"><text:span text:style-name="T55">and when the shared location has not the same name on the caller and the called computers.</text:span></text:p>
      <text:p text:style-name="P171"/>
      <text:p text:style-name="P170"><text:span text:style-name="T55"><text:s/>- Buildlib: we build the runtime library, test and use it.</text:span></text:p>
      <text:p text:style-name="P170"><text:span text:style-name="T55"><text:s/>- Getlib: <text:s text:c="2"/>we get the runtime library once built and tested by another PC.</text:span></text:p>
      <text:p text:style-name="P178"><text:span text:style-name="T55"><text:s/>- Keeplib: <text:s/>we use the runtime library provided with the SC compiler.</text:span></text:p>
      <text:p text:style-name="P171"/>
      <text:p text:style-name="P170"><text:span text:style-name="T55">With -remote &lt;remote_pc&gt;, you must add -hinetd if the inetd daemon is the Hummingbird one.</text:span></text:p>
      <text:p text:style-name="P170"><text:soft-page-break/><text:span text:style-name="T55">With -cleantmpcc the locally downloaded compiler is removed after the tests.</text:span></text:p>
      <text:p text:style-name="P170"><text:span text:style-name="T55">With -fill the reports concatenation inserts empty reports where they are missing.</text:span></text:p>
      <text:p text:style-name="P178"><text:span text:style-name="T55">The -report_order option allow to set the report order scenario for the reports concatenation.</text:span></text:p>
      <text:p text:style-name="P179"/>
      <text:p text:style-name="P3"/>
      <text:list xml:id="list183026594063140" text:continue-numbering="true" text:style-name="WWNum1">
        <text:list-item>
          <text:list>
            <text:list-item>
              <text:list>
                <text:list-item>
                  <text:h text:style-name="P59" text:outline-level="3"><text:bookmark-start text:name="_Toc69120177"/><text:bookmark-start text:name="_Toc691201771"/><text:span text:style-name="T2">Details of options</text:span><text:bookmark-end text:name="_Toc69120177"/></text:h>
                </text:list-item>
              </text:list>
            </text:list-item>
          </text:list>
        </text:list-item>
      </text:list>
      <text:p text:style-name="P1"><text:span text:style-name="T2">The details of the options are:</text:span></text:p>
      <text:list xml:id="list183026228696622" text:continue-list="list183027219899676" text:style-name="WWNum59">
        <text:list-item>
          <text:p text:style-name="P87"><text:span text:style-name="T2">The </text:span><text:span text:style-name="T26">‑trace</text:span><text:span text:style-name="T2"> option enables writing the entire standard output to a file (useful when running remote tests). The temporary trace file is:</text:span></text:p>
        </text:list-item>
      </text:list>
      <text:p text:style-name="P122">/tmp/new_validation.csh_&lt;hostname&gt;_output_v&lt;run_id&gt;_&lt;date&gt;_pid&lt;pid&gt;'_&lt;xyzt&gt;.txt</text:p>
      <text:list xml:id="list183027613418419" text:continue-list="list183026106812204" text:style-name="WWNum79">
        <text:list-item>
          <text:p text:style-name="P101"><text:span text:style-name="code_20_Char_20_Char">&lt;hostname&gt;</text:span><text:span text:style-name="T2"> is the name of the host,</text:span></text:p>
        </text:list-item>
        <text:list-item>
          <text:p text:style-name="P101"><text:span text:style-name="code_20_Char_20_Char">&lt;run_id&gt;</text:span><text:span text:style-name="T2"> is the test counter that is either got from parameters or got dynamically using the get_run_id.pl tool,</text:span></text:p>
        </text:list-item>
        <text:list-item>
          <text:p text:style-name="P101"><text:span text:style-name="code_20_Char_20_Char">&lt;date&gt;</text:span><text:span text:style-name="T2"> is the launching date in the "</text:span><text:span text:style-name="code_20_Char_20_Char">YYYY-MM-DD</text:span><text:span text:style-name="T2">" format,</text:span></text:p>
        </text:list-item>
        <text:list-item>
          <text:p text:style-name="P101"><text:span text:style-name="code_20_Char_20_Char">&lt;pid&gt;</text:span><text:span text:style-name="T2"> is the process id of the running </text:span><text:span text:style-name="code_20_Char_20_Char">new_validation.csh</text:span><text:span text:style-name="T2">,</text:span></text:p>
        </text:list-item>
        <text:list-item>
          <text:p text:style-name="P101"><text:span text:style-name="code_20_Char_20_Char">&lt;xyzt&gt;</text:span><text:span text:style-name="T2"> is a system generated random four letters string that ensures that the entire trace output filename is unique.</text:span></text:p>
        </text:list-item>
      </text:list>
      <text:list xml:id="list183027087853623" text:continue-list="list183026228696622" text:style-name="WWNum59">
        <text:list-item>
          <text:p text:style-name="P99"><text:span text:style-name="T2">The temporary trace file is finally compressed (with </text:span><text:span text:style-name="code_20_Char_20_Char">gzip</text:span><text:span text:style-name="T2">) and moved to:</text:span></text:p>
        </text:list-item>
      </text:list>
      <text:p text:style-name="P122">&lt;shared_drive_or_dir&gt;/traces/&lt;hostname&gt;.output_v&lt;run_id&gt;_&lt;date&gt;.txt.gz</text:p>
      <text:list xml:id="list183026456737091" text:continue-numbering="true" text:style-name="WWNum59">
        <text:list-item>
          <text:p text:style-name="P87"><text:span text:style-name="T2">The </text:span><text:span text:style-name="code_20_Char_20_Char">‑notrace</text:span><text:span text:style-name="T2"> <text:s/>option allows to disable the trace file when the trace is set in the default parameters file.</text:span></text:p>
        </text:list-item>
        <text:list-item>
          <text:p text:style-name="P87"><text:span text:style-name="code_20_Char_20_Char">‑sleep</text:span><text:span text:style-name="T2"> parameter allows setting a waiting duration (in seconds) after downloading necessary data and before running the tests. The necessary data are: the compiler and its libraries (waiting after them if tested by another computer) and the scenario or possibly the QA test base.</text:span></text:p>
        </text:list-item>
        <text:list-item>
          <text:p text:style-name="P87"><text:span text:style-name="T2">The </text:span><text:span text:style-name="code_20_Char_20_Char">‑cpu_id</text:span><text:span text:style-name="T2"> </text:span><text:span text:style-name="T38"> </text:span><text:span text:style-name="T2">parameter tells the symbolic computer name to give as parameter to the </text:span><text:span text:style-name="code_20_Char_20_Char">new_run_allapp.pl</text:span><text:span text:style-name="T2"> scenario interpreter (with the </text:span><text:span text:style-name="code_20_Char_20_Char">‑i</text:span><text:span text:style-name="T2"> parameter). This is used to split tests of a scenario between many computers (read § </text:span><text:span text:style-name="T2"><text:bookmark-ref text:reference-format="number" text:ref-name="_Ref58841920">9.2</text:bookmark-ref></text:span><text:span text:style-name="T2"> "</text:span><text:span text:style-name="T2"><text:bookmark-ref text:reference-format="text" text:ref-name="_Ref58841922">New_run_allapp.pl</text:bookmark-ref></text:span><text:span text:style-name="T2">").</text:span></text:p>
        </text:list-item>
        <text:list-item>
          <text:p text:style-name="P87"><text:span text:style-name="T2">The </text:span><text:span text:style-name="code_20_Char_20_Char">‑run_id</text:span><text:span text:style-name="T2"> parameter tells the test counter value to use and to give to the </text:span><text:span text:style-name="code_20_Char_20_Char">new_run_allapp.pl</text:span><text:span text:style-name="T2"> scenario interpreter instead of getting it dynamically with the </text:span><text:span text:style-name="code_20_Char_20_Char">get_run_id.pl</text:span><text:span text:style-name="T2"> tool. This option is for the </text:span><text:span text:style-name="code_20_Char_20_Char">run_tests.pl</text:span><text:span text:style-name="T2"> tool for having the same test counter value on many computers running distributed tests. In this case, the </text:span><text:span text:style-name="code_20_Char_20_Char">new_validation.csh</text:span><text:span text:style-name="T2"> tool assumes others reports with the same </text:span><text:span text:style-name="code_20_Char_20_Char">run_id</text:span><text:span text:style-name="T2"> on the shared drive are for the same compiler and merge the in a global for multiple computers report. We strongly recommend not using this option with a manual launch without requiring a fresh test counter value with </text:span><text:span text:style-name="code_20_Char_20_Char">get_run_id.pl</text:span><text:span text:style-name="T2"> before.</text:span></text:p>
        </text:list-item>
        <text:list-item>
          <text:p text:style-name="P87"><text:soft-page-break/><text:span text:style-name="T2">The </text:span><text:span text:style-name="code_20_Char_20_Char">‑after &lt;after_run_id_number&gt;</text:span><text:span text:style-name="T2"> parameter tells to wait for the end of a </text:span><text:span text:style-name="code_20_Char_20_Char">new_validation.csh</text:span><text:span text:style-name="T2"> run if one with the </text:span><text:span text:style-name="code_20_Char_20_Char">after_run_id_number</text:span><text:span text:style-name="T2"> </text:span><text:span text:style-name="code_20_Char_20_Char">run_id</text:span><text:span text:style-name="T2"> is currently running.</text:span></text:p>
        </text:list-item>
        <text:list-item>
          <text:p text:style-name="P87"><text:span text:style-name="T2">The </text:span><text:span text:style-name="code_20_Char_20_Char">‑def</text:span><text:span text:style-name="T2"> parameter tells macro-definition variables settings to follow to the </text:span><text:span text:style-name="code_20_Char_20_Char">new_run_allapp.pl</text:span><text:span text:style-name="T2"> scenario interpreter (with the </text:span><text:span text:style-name="code_20_Char_20_Char">‑d</text:span><text:span text:style-name="T2"> parameter).</text:span></text:p>
        </text:list-item>
        <text:list-item>
          <text:p text:style-name="P87"><text:span text:style-name="T2">the </text:span><text:span text:style-name="T26">‑prefix</text:span><text:span text:style-name="T2"> parameter allows (when not using the </text:span><text:span text:style-name="T26">­­‑scenario</text:span><text:span text:style-name="T2"> parameter only) to run different scenarios according to computer names (string reported by the </text:span><text:span text:style-name="T26">hostname</text:span><text:span text:style-name="T2"> command). The scenario used is then named </text:span><text:span text:style-name="T28">prfx_string</text:span><text:span text:style-name="T26">_valid_&lt;hostname&gt;.scn</text:span><text:span text:style-name="T2"> and must be in the </text:span><text:span text:style-name="T26">$NEW_QA_ROOT/runtest/scenarios</text:span><text:span text:style-name="T2"> directory.</text:span></text:p>
        </text:list-item>
        <text:list-item>
          <text:p text:style-name="P87"><text:span text:style-name="T2">The </text:span><text:span text:style-name="code_20_Char_20_Char">-remote</text:span><text:span text:style-name="T2"> parameter tells to run the validation script on a remote computer. The further </text:span><text:span text:style-name="code_20_Char_20_Char">‑hinetd</text:span><text:span text:style-name="T2"> parameter is mandatory if the remote </text:span><text:span text:style-name="code_20_Char_20_Char3">inetd</text:span><text:span text:style-name="T2"> daemon is from Hummingbird: the commands that this one allows to launch with the </text:span><text:span text:style-name="code_20_Char_20_Char3">rexec</text:span><text:span text:style-name="T2"> protocol are Windows one and not from the UNIX layout. This is why in this case the </text:span><text:span text:style-name="code_20_Char_20_Char3">CYG_DRIVE</text:span><text:span text:style-name="T2"> and </text:span><text:span text:style-name="code_20_Char_20_Char3">CYG_PATH</text:span><text:span text:style-name="T2"> variables of the Windows environment must be set to point to the </text:span><text:span text:style-name="code_20_Char_20_Char3">Cygwin</text:span><text:span text:style-name="T2"> directory. This is also why the </text:span><text:span text:style-name="code_20_Char_20_Char3">tcsh_server*.bat</text:span><text:span text:style-name="T2"> and </text:span><text:span text:style-name="code_20_Char_20_Char3">tcsh_server*.csh</text:span><text:span text:style-name="T2"> must be installed here to do the interface with the Windows calls (read § </text:span><text:span text:style-name="T2"><text:bookmark-ref text:reference-format="number" text:ref-name="_Ref58863378">6.2.2.2</text:bookmark-ref></text:span><text:span text:style-name="T2"> "</text:span><text:span text:style-name="T2"><text:bookmark-ref text:reference-format="text" text:ref-name="_Ref58863381">Cygwin bonus</text:bookmark-ref></text:span><text:span text:style-name="T2">", § </text:span><text:span text:style-name="T2"><text:bookmark-ref text:reference-format="number" text:ref-name="_Ref58863183">6.1.1.1</text:bookmark-ref></text:span><text:span text:style-name="T2"> “</text:span><text:span text:style-name="T2"><text:bookmark-ref text:reference-format="text" text:ref-name="_Ref58863183">Cygwin case</text:bookmark-ref></text:span><text:span text:style-name="T2">” and § </text:span><text:span text:style-name="T2"><text:bookmark-ref text:reference-format="number" text:ref-name="_Ref68341567">6.3.1.1 b</text:bookmark-ref></text:span><text:span text:style-name="T2"> “</text:span><text:span text:style-name="T2"><text:bookmark-ref text:reference-format="text" text:ref-name="_Ref68341567">Windows PC with Hummingbird inetd daemon</text:bookmark-ref></text:span><text:span text:style-name="T2">”). The </text:span><text:span text:style-name="code_20_Char_20_Char">-nohinetd</text:span><text:span text:style-name="T2"> allows disabling a </text:span><text:span text:style-name="code_20_Char_20_Char">-hinetd</text:span><text:span text:style-name="T2"> option that may have been configured as a default options (read next § </text:span><text:span text:style-name="T2"><text:bookmark-ref text:reference-format="number" text:ref-name="_Ref67830002">9.6.3</text:bookmark-ref></text:span><text:span text:style-name="T2"> “</text:span><text:span text:style-name="T2"><text:bookmark-ref text:reference-format="text" text:ref-name="_Ref67830004">Default configuration</text:bookmark-ref></text:span><text:span text:style-name="T2">”). To run the test remotely with the same parameters, the following </text:span><text:span text:style-name="code_20_Char_20_Char">tcsh</text:span><text:span text:style-name="T2"> shell script is written in the shared drive (or directory) and then launched using the </text:span><text:span text:style-name="code_20_Char_20_Char">rexec_b.pl</text:span><text:span text:style-name="T2"> tool (the fields in the shell script filename have the same definition as for the </text:span><text:span text:style-name="code_20_Char_20_Char">‑trace</text:span><text:span text:style-name="T2"> option):</text:span></text:p>
        </text:list-item>
      </text:list>
      <text:p text:style-name="P122">&lt;<text:span text:style-name="T37">shared_drive_or_dir</text:span>&gt;/tmp/&lt;hostname&gt;.launch_v&lt;run_id&gt;_&lt;date&gt;_&lt;xyzt&gt;.csh</text:p>
      <text:list xml:id="list183027163971921" text:continue-numbering="true" text:style-name="WWNum59">
        <text:list-item>
          <text:p text:style-name="P87"><text:span text:style-name="T2">The </text:span><text:span text:style-name="T26">-getqa</text:span><text:span text:style-name="T2"> option allows remotely updating the QA tools and testing database before the tests. The reference QA database is downloaded from:</text:span></text:p>
        </text:list-item>
      </text:list>
      <text:list xml:id="list183026074878411" text:continue-list="list183027613418419" text:style-name="WWNum79">
        <text:list-item>
          <text:p text:style-name="P101"><text:span text:style-name="T2">either a drive specified by the </text:span><text:span text:style-name="T26">-qadrive</text:span><text:span text:style-name="T2"> parameter. The </text:span><text:span text:style-name="code_20_Char_20_Char3">$QA_TOOLS</text:span><text:span text:style-name="T2"> tools directory is updated from the </text:span><text:span text:style-name="T26">tools</text:span><text:span text:style-name="T2"> directory and the </text:span><text:span text:style-name="T26">$NEW_QA_ROOT</text:span><text:span text:style-name="T2"> is updated from the </text:span><text:span text:style-name="code_20_Char_20_Char3">QA</text:span><text:span text:style-name="T2"> directory,</text:span></text:p>
        </text:list-item>
        <text:list-item>
          <text:p text:style-name="P101"><text:span text:style-name="T2">or from the Unix workstation whose name is given by the </text:span><text:span text:style-name="T26">-qastation</text:span><text:span text:style-name="T2"> parameter. The remote user is </text:span><text:span text:style-name="T26">qatools</text:span><text:span text:style-name="T2"> and access permissions must have been granted on the QA installation on the Unix workstation (read § </text:span><text:span text:style-name="T2"><text:bookmark-ref text:reference-format="number" text:ref-name="_Ref68342232">6.3.1.1</text:bookmark-ref></text:span><text:span text:style-name="T2"> “</text:span><text:span text:style-name="T2"><text:bookmark-ref text:reference-format="text" text:ref-name="_Ref68342235">Remote access</text:bookmark-ref></text:span><text:span text:style-name="T2">”).</text:span></text:p>
        </text:list-item>
      </text:list>
      <text:list xml:id="list183026950409426" text:continue-list="list183027163971921" text:style-name="WWNum59">
        <text:list-item>
          <text:p text:style-name="P87"><text:span text:style-name="T2">The </text:span><text:span text:style-name="T26">‑nogetqa</text:span><text:span text:style-name="T2"> option tells not to update the QA scripts and test database (and can overwrite a </text:span><text:span text:style-name="code_20_Char_20_Char3">–getqa</text:span><text:span text:style-name="T2"> set by the default parameters file).</text:span></text:p>
        </text:list-item>
        <text:list-item>
          <text:p text:style-name="P87"><text:span text:style-name="T2">The </text:span><text:span text:style-name="T26">‑qadrive</text:span><text:span text:style-name="T2"> and </text:span><text:span text:style-name="T26">‑qastation</text:span><text:span text:style-name="T2"> parameters are used as explained for the </text:span><text:span text:style-name="T26">‑getqa</text:span><text:span text:style-name="T2"> option.</text:span></text:p>
        </text:list-item>
        <text:list-item>
          <text:p text:style-name="P87"><text:span text:style-name="T2">The </text:span><text:span text:style-name="T26">-shareddrive</text:span><text:span text:style-name="T2"> and </text:span><text:span text:style-name="T26">-shareddir</text:span><text:span text:style-name="T2"> parameters tell where the inputs are read and the outputs are written. This place contains:</text:span></text:p>
        </text:list-item>
      </text:list>
      <text:list xml:id="list183027730624559" text:continue-list="list183026074878411" text:style-name="WWNum79">
        <text:list-item>
          <text:p text:style-name="P101"><text:span text:style-name="code_20_Char_20_Char">compilers</text:span><text:span text:style-name="T2"> input output sub-directory: contains the compiler to be tested in the </text:span><text:span text:style-name="code_20_Char_20_Char">compilers/compiler</text:span><text:span text:style-name="T2"> directory if the </text:span><text:span text:style-name="code_20_Char_20_Char">‑othercomp</text:span><text:span text:style-name="T2"> parameter is not set, else in "</text:span><text:span text:style-name="code_20_Char_20_Char">compilers/&lt;compiler_path&gt;/compiler</text:span><text:span text:style-name="T2">". The </text:span><text:span text:style-name="code_20_Char_20_Char">compiler</text:span><text:span text:style-name="T2"> directory gets outputs too if the </text:span><text:span text:style-name="code_20_Char_20_Char">‑buildlib</text:span><text:span text:style-name="T2"> option is set: the </text:span><text:span text:style-name="code_20_Char_20_Char">lib_ok</text:span><text:span text:style-name="T2"> or </text:span><text:span text:style-name="code_20_Char_20_Char">lib_nok</text:span><text:span text:style-name="T2"> files as flags for the libraries tests results and these libraries in the </text:span><text:span text:style-name="code_20_Char_20_Char">compiler/lib</text:span><text:span text:style-name="T2"> StarCore library.</text:span></text:p>
        </text:list-item>
        <text:list-item>
          <text:p text:style-name="P101"><text:span text:style-name="code_20_Char_20_Char">traces</text:span><text:span text:style-name="T2"> output directory: follows the description of the </text:span><text:span text:style-name="code_20_Char_20_Char">‑trace</text:span><text:span text:style-name="T2"> option.</text:span></text:p>
        </text:list-item>
        <text:list-item>
          <text:p text:style-name="P101"><text:span text:style-name="code_20_Char_20_Char">allapp_reports</text:span><text:span text:style-name="T2"> output directory: it contains the global report of the tests that have run and the compressed tar file of the local reports of these tests (the </text:span><text:span text:style-name="code_20_Char_20_Char">new_validation.csh</text:span><text:span text:style-name="T2"> script sets the </text:span><text:span text:style-name="code_20_Char_20_Char">‑tar</text:span><text:span text:style-name="T2"> option when calling </text:span><text:span text:style-name="code_20_Char_20_Char">new_run_allapp.pl</text:span><text:span text:style-name="T2">). The fields in the filenames have the same definition as for the </text:span><text:span text:style-name="code_20_Char_20_Char">‑trace</text:span><text:span text:style-name="T2"> option:</text:span></text:p>
        </text:list-item>
      </text:list>
      <text:p text:style-name="P122"><text:soft-page-break/>&lt;<text:span text:style-name="T37">shared_drive_or_dir</text:span>&gt;/allapp_reports/&lt;hostname&gt;.allapp_report_v&lt;run_id&gt;_&lt;date&gt;</text:p>
      <text:p text:style-name="P122">&lt;<text:span text:style-name="T37">shared_drive_or_dir</text:span>&gt;/allapp_reports/&lt;hostname&gt;.allapp_report_v&lt;run_id&gt;_&lt;date&gt;.tar.gz</text:p>
      <text:list xml:id="list183027567773280" text:continue-list="list183026950409426" text:style-name="WWNum59">
        <text:list-item>
          <text:p text:style-name="P100"><text:span text:style-name="T2">If the </text:span><text:span text:style-name="code_20_Char_20_Char">new_validation.csh</text:span><text:span text:style-name="T2"> has been launched by a </text:span><text:span text:style-name="code_20_Char_20_Char">run_tests.pl</text:span><text:span text:style-name="T2"> script among many other ones on distant computers (for a distributed compiler validation), and if the shared drive (or directory) contains results of others validations with the same </text:span><text:span text:style-name="code_20_Char_20_Char">run_id</text:span><text:span text:style-name="T2">, then it concatenates them using the </text:span><text:span text:style-name="code_20_Char_20_Char">new_allapp_reports_concat.pl</text:span><text:span text:style-name="T2"> tool and the </text:span><text:span text:style-name="code_20_Char_20_Char">‑fill</text:span><text:span text:style-name="T2"> option and the </text:span><text:span text:style-name="code_20_Char_20_Char">‑report_order</text:span><text:span text:style-name="T2"> parameter.</text:span></text:p>
        </text:list-item>
      </text:list>
      <text:list xml:id="list183026567439780" text:continue-list="list183027730624559" text:style-name="WWNum79">
        <text:list-item>
          <text:p text:style-name="P101"><text:span text:style-name="code_20_Char_20_Char">archives</text:span><text:span text:style-name="T2"> output directory: the </text:span><text:span text:style-name="code_20_Char_20_Char">compiler</text:span><text:span text:style-name="T2"> directory that contains the tested compiler and the </text:span><text:span text:style-name="code_20_Char_20_Char">lib_ok</text:span><text:span text:style-name="T2"> or </text:span><text:span text:style-name="code_20_Char_20_Char">lib_nok</text:span><text:span text:style-name="T2"> files are firstly copied into the newly created </text:span><text:span text:style-name="code_20_Char_20_Char">archives/v&lt;run_id&gt;</text:span><text:span text:style-name="T2"> directory.</text:span></text:p>
        </text:list-item>
        <text:list-item>
          <text:p text:style-name="P101"><text:span text:style-name="code_20_Char_20_Char">tmp</text:span><text:span text:style-name="T2"> input output directory: where </text:span><text:span text:style-name="code_20_Char_20_Char">tcsh</text:span><text:span text:style-name="T2"> shell scripts are written for remotely launching tests, as described for the </text:span><text:span text:style-name="code_20_Char_20_Char">‑remote</text:span><text:span text:style-name="T2"> parameter.</text:span></text:p>
        </text:list-item>
      </text:list>
      <text:list xml:id="list183025881629124" text:continue-list="list183027567773280" text:style-name="WWNum59">
        <text:list-item>
          <text:p text:style-name="P87"><text:span text:style-name="T2">The </text:span><text:span text:style-name="code_20_Char_20_Char">‑local_shareddrive &lt;drive&gt;</text:span> or <text:span text:style-name="code_20_Char_20_Char">‑local_shareddir &lt;directory&gt;</text:span> <text:span text:style-name="T2">parameters: tell to use a different name for the shared storage location on the computer that launch the tests and the computer that executes them. If the drive or directory names are the same on both computers, only the </text:span><text:span text:style-name="T26">-shareddrive</text:span><text:span text:style-name="T2"> and </text:span><text:span text:style-name="T26">-shareddir</text:span><text:span text:style-name="T2"> parameters must be used. Otherwise (this is often the case when computers are on different operating systems), the </text:span><text:span text:style-name="code_20_Char_20_Char">‑local_shareddrive &lt;drive&gt;</text:span> or <text:span text:style-name="code_20_Char_20_Char">‑local_shareddir &lt;directory&gt;</text:span> <text:span text:style-name="T2">parameters allow to give the values for the launching computer.</text:span></text:p>
        </text:list-item>
        <text:list-item>
          <text:p text:style-name="P87"><text:span text:style-name="T2">The </text:span><text:span text:style-name="code_20_Char_20_Char">‑othercomp</text:span><text:span text:style-name="T2"> parameter: tells the path to add to the </text:span><text:span text:style-name="code_20_Char_20_Char">compilers</text:span><text:span text:style-name="T2"> directory in the shared drive (or directory) to access to the </text:span><text:span text:style-name="code_20_Char_20_Char">compiler</text:span><text:span text:style-name="T2"> directory containing the compiler to test.</text:span></text:p>
        </text:list-item>
        <text:list-item>
          <text:p text:style-name="P87"><text:span text:style-name="T2">The </text:span><text:span text:style-name="T26">‑keeplib</text:span><text:span text:style-name="T2"> parameter indicates that the existing runtime library (already present in the </text:span><text:span text:style-name="code_20_Char_20_Char">compiler</text:span><text:span text:style-name="T2"> directory) can be used for tests. Otherwise, the runtime library can be updated before tests. In this case all related computers wait for those runtimes to be updated and available in the compiler setup before running tests.</text:span></text:p>
        </text:list-item>
        <text:list-item>
          <text:p text:style-name="P87"><text:span text:style-name="T2">The </text:span><text:span text:style-name="T26">-buildlib</text:span><text:span text:style-name="T2"> option tells to build the runtimes, then to test the compiler with the </text:span><text:span text:style-name="T26">$NEW_QA_ROOT/runtest/scenarios/valid_lib.scn</text:span><text:span text:style-name="T2"> scenario (Plumhall </text:span><text:span text:style-name="code_20_Char_20_Char">conform/lib</text:span><text:span text:style-name="T2"> test) and to create either a </text:span><text:span text:style-name="code_20_Char_20_Char">l</text:span><text:span text:style-name="T26">ib_ok</text:span><text:span text:style-name="T2"> file under the compiler directory as a flag if the reports contains no </text:span><text:span text:style-name="code_20_Char_20_Char">MISSING</text:span><text:span text:style-name="T2"> or a </text:span><text:span text:style-name="code_20_Char_20_Char">l</text:span><text:span text:style-name="T26">ib_nok</text:span><text:span text:style-name="T2"> file if this test fails. The script uses the </text:span><text:span text:style-name="T26">new_rt_compile.csh ‑overwrite</text:span><text:span text:style-name="T2"> command to build and update the runtimes in the </text:span><text:span text:style-name="code_20_Char_20_Char">compiler</text:span><text:span text:style-name="T2"> directory (this script is currently not up-to-date and this option is not used).</text:span></text:p>
        </text:list-item>
        <text:list-item>
          <text:p text:style-name="P87"><text:span text:style-name="T2">The </text:span><text:span text:style-name="T26">-getlib</text:span><text:span text:style-name="T2"> option tells to wait for the existence of a </text:span><text:span text:style-name="T26">lib_ok</text:span><text:span text:style-name="T2"> or </text:span><text:span text:style-name="T26">lib_nok</text:span><text:span text:style-name="T2"> file near the </text:span><text:span text:style-name="code_20_Char_20_Char">compiler</text:span><text:span text:style-name="T2"> directory before getting the compiler and testing it.</text:span></text:p>
        </text:list-item>
        <text:list-item>
          <text:p text:style-name="P87"><text:span text:style-name="T2">The </text:span><text:span text:style-name="T26">-keeplib</text:span><text:span text:style-name="T2"> option tells to use directly the compiler provided in the </text:span><text:span text:style-name="code_20_Char_20_Char">compiler</text:span><text:span text:style-name="T2"> directory with the runtime libraries it contains to run the tests.</text:span></text:p>
        </text:list-item>
        <text:list-item>
          <text:p text:style-name="P87"><text:span text:style-name="T2">The </text:span><text:span text:style-name="code_20_Char_20_Char">-cleantmpcc</text:span><text:span text:style-name="T2"> or </text:span><text:span text:style-name="code_20_Char_20_Char">-nocleantmpcc</text:span><text:span text:style-name="T2"> option tells whether or not to delete the temporary compiler once installed on the local computer to test it. The installation is made while:</text:span></text:p>
        </text:list-item>
      </text:list>
      <text:list xml:id="list183026783535532" text:continue-list="list183026567439780" text:style-name="WWNum79">
        <text:list-item>
          <text:p text:style-name="P101"><text:span text:style-name="T2">copying the </text:span><text:span text:style-name="code_20_Char_20_Char">compiler</text:span><text:span text:style-name="T2"> directory content to </text:span><text:span text:style-name="code_20_Char_20_Char">compiler_&lt;run_id&gt; directory </text:span><text:span text:style-name="T2">in </text:span><text:span text:style-name="code_20_Char_20_Char">$NEW_QA_ROOT/test_compiler/</text:span><text:span text:style-name="code_20_Char_20_Char"><text:span text:style-name="T35">.</text:span></text:span></text:p>
        </text:list-item>
        <text:list-item>
          <text:p text:style-name="P101"><text:span text:style-name="T2">creating in </text:span><text:span text:style-name="code_20_Char_20_Char">$NEW_QA_ROOT/test_compiler/compiler_&lt;run_id&gt; </text:span><text:span text:style-name="code_20_Char_20_Char"><text:span text:style-name="T35">an</text:span></text:span><text:span text:style-name="code_20_Char_20_Char"> env.csh </text:span><text:span text:style-name="code_20_Char_20_Char"><text:span text:style-name="T35">file that sets all the environment values to enable the access to the newly installed compiler.</text:span></text:span></text:p>
        </text:list-item>
      </text:list>
      <text:list xml:id="list183026644048863" text:continue-list="list183025881629124" text:style-name="WWNum59">
        <text:list-item>
          <text:p text:style-name="P87"><text:soft-page-break/><text:span text:style-name="T2">The </text:span><text:span text:style-name="code_20_Char_20_Char">-fill</text:span><text:span text:style-name="T2"> or </text:span><text:span text:style-name="code_20_Char_20_Char">-nofill</text:span><text:span text:style-name="T2"> option tells whether or not to set the </text:span><text:span text:style-name="code_20_Char_20_Char">‑fill</text:span><text:span text:style-name="T2"> option when launching the </text:span><text:span text:style-name="code_20_Char_20_Char">new_allapp_reports_concat.pl</text:span><text:span text:style-name="T2"> tool to concatenate the distributed reports (read the description of the </text:span><text:span text:style-name="code_20_Char_20_Char">allapp_reports</text:span><text:span text:style-name="T2"> output directory above and the § </text:span><text:span text:style-name="T2"><text:bookmark-ref text:reference-format="number" text:ref-name="_Ref58930014">9.5</text:bookmark-ref></text:span><text:span text:style-name="T2"> "</text:span><text:span text:style-name="T2"><text:bookmark-ref text:reference-format="text" text:ref-name="_Ref58930017">New_allapp_reports_concat.pl</text:bookmark-ref></text:span><text:span text:style-name="T2">").</text:span></text:p>
        </text:list-item>
        <text:list-item>
          <text:p text:style-name="P87"><text:span text:style-name="T2">The </text:span><text:span text:style-name="code_20_Char_20_Char">‑report_order</text:span><text:span text:style-name="T2"> parameter tells the scenario the </text:span><text:span text:style-name="code_20_Char_20_Char">new_allapp_reports_concat.pl</text:span><text:span text:style-name="T2"> tool must use to concatenate the distributed reports.</text:span></text:p>
        </text:list-item>
      </text:list>
      <text:list xml:id="list183026954990048" text:continue-list="list183026594063140" text:style-name="WWNum1">
        <text:list-item>
          <text:list>
            <text:list-item>
              <text:list>
                <text:list-item>
                  <text:h text:style-name="P60" text:outline-level="3"><text:bookmark-start text:name="_Ref67830004"/><text:bookmark-start text:name="_Ref67830002"/><text:bookmark-start text:name="_Toc69120178"/><text:span text:style-name="T2">Default configuration</text:span><text:bookmark-end text:name="_Ref67830004"/><text:bookmark-end text:name="_Ref67830002"/><text:bookmark-end text:name="_Toc69120178"/></text:h>
                </text:list-item>
              </text:list>
            </text:list-item>
          </text:list>
        </text:list-item>
      </text:list>
      <text:p text:style-name="P1"><text:span text:style-name="T2">Before parsing the command line parameters, the </text:span><text:span text:style-name="code_20_Char_20_Char">new_validation.csh</text:span><text:span text:style-name="T2"> reads the </text:span><text:span text:style-name="T26">$NEW_QA_ROOT/defaults/</text:span><text:span text:style-name="code_20_Char_20_Char">new_validation</text:span><text:span text:style-name="T26">.txt</text:span><text:span text:style-name="T2"> default configuration file. This file can contain all the parameters accepted in the command line excluding the </text:span><text:span text:style-name="code_20_Char_20_Char">‑run_id</text:span><text:span text:style-name="T2"> one. The comments begin with a '</text:span><text:span text:style-name="code_20_Char_20_Char">#</text:span><text:span text:style-name="T2">' character.</text:span></text:p>
      <text:p text:style-name="P30"><text:span text:style-name="T2">At the first launch, the default configuration file is created with the following defaults options and parameters:</text:span></text:p>
      <text:p text:style-name="P132"/>
      <text:p text:style-name="P132">-trace</text:p>
      <text:p text:style-name="P132">-nogetqa</text:p>
      <text:p text:style-name="P132">-getlib</text:p>
      <text:p text:style-name="P132">-nocleantmpcc</text:p>
      <text:p text:style-name="P132">-nofill</text:p>
      <text:p text:style-name="P132">-sleep 0</text:p>
      <text:p text:style-name="P132"/>
      <text:p text:style-name="P1"><text:span text:style-name="T2">To create it, launch </text:span><text:span text:style-name="code_20_Char_20_Char">new_validation.csh</text:span><text:span text:style-name="T2"> without parameter and answer “no” to the question if the parameters (defaults are used) are satisfying to run the test. Then you can edit the </text:span><text:span text:style-name="T26">$NEW_QA_ROOT/defaults/</text:span><text:span text:style-name="code_20_Char_20_Char">new_validation</text:span><text:span text:style-name="T26">.txt</text:span><text:span text:style-name="T2"> file to set the </text:span><text:span text:style-name="code_20_Char_20_Char">new_validation.csh</text:span><text:span text:style-name="T2"> parameters you wish to have set as if they were in the launching command line. Of course, the launching command line parameters overwrite the default values.</text:span></text:p>
      <text:p text:style-name="P1"><text:span text:style-name="T2">For example, if the user always uses a cluster of Windows computers that have all the Hummingbird </text:span><text:span text:style-name="code_20_Char_20_Char">Inetd</text:span><text:span text:style-name="T2"> daemon running and providing the </text:span><text:span text:style-name="code_20_Char_20_Char">rexec</text:span><text:span text:style-name="T2"> service, he may want to add to the default file:</text:span></text:p>
      <text:p text:style-name="P182"/>
      <text:p text:style-name="P182">‑hinetd</text:p>
      <text:p text:style-name="P182"/>
      <text:p text:style-name="P1"><text:span text:style-name="T2">He can then run the </text:span><text:span text:style-name="code_20_Char_20_Char">new_validation.csh</text:span><text:span text:style-name="T2"> script without setting this parameter that will be automatically used. But if the user wants to run for one time remote tests on a UNIX computer that has a standard </text:span><text:span text:style-name="code_20_Char_20_Char">rexec</text:span><text:span text:style-name="T2"> daemon running, he can then overwrite this default option by setting the </text:span><text:span text:style-name="code_20_Char_20_Char">‑nohinetd</text:span><text:span text:style-name="T2"> in the launching command line.</text:span></text:p>
      <text:list xml:id="list183027227144333" text:continue-numbering="true" text:style-name="WWNum1">
        <text:list-item>
          <text:list>
            <text:list-item>
              <text:list>
                <text:list-item>
                  <text:h text:style-name="P59" text:outline-level="3"><text:bookmark-start text:name="_Toc69120179"/><text:soft-page-break/><text:span text:style-name="T2">Results</text:span><text:bookmark-end text:name="_Toc69120179"/></text:h>
                </text:list-item>
              </text:list>
            </text:list-item>
          </text:list>
        </text:list-item>
      </text:list>
      <text:p text:style-name="P1"><text:span text:style-name="T2">Once tests are completed, the results the user can find on the shared drive or shared directory:</text:span></text:p>
      <text:list xml:id="list183026041820495" text:continue-list="list183026644048863" text:style-name="WWNum59">
        <text:list-item>
          <text:p text:style-name="P87"><text:span text:style-name="T2">the archived compiler,</text:span></text:p>
        </text:list-item>
        <text:list-item>
          <text:p text:style-name="P87"><text:span text:style-name="T2">the trace file,</text:span></text:p>
        </text:list-item>
        <text:list-item>
          <text:p text:style-name="P87"><text:span text:style-name="T2">the global report,</text:span></text:p>
        </text:list-item>
        <text:list-item>
          <text:p text:style-name="P87"><text:span text:style-name="T2">the tar files of all the local reports from the </text:span><text:span text:style-name="code_20_Char_20_Char">$NEW_QA_ROOT</text:span><text:span text:style-name="T2"> directory,</text:span></text:p>
        </text:list-item>
        <text:list-item>
          <text:p text:style-name="P87"><text:span text:style-name="T2">the concatenation of all reports of the same </text:span><text:span text:style-name="code_20_Char_20_Char">run_id</text:span><text:span text:style-name="T2"> if its value was set by the parameters (and not got dynamically).</text:span></text:p>
        </text:list-item>
      </text:list>
      <text:p text:style-name="P1"><text:span text:style-name="T2">The concatenation of distributed results apart, those outputs are available whereas the tests are run on a single computer or on multiple ones.</text:span></text:p>
      <text:p text:style-name="P1"><text:span text:style-name="T2">If the user wants to look at the test progress on each computer, he must log into each one and read the running trace generated as explained for the </text:span><text:span text:style-name="code_20_Char_20_Char">‑trace</text:span><text:span text:style-name="T2"> option. If he wants intermediate results, he must run on each computer the commands described in § </text:span><text:span text:style-name="T2"><text:bookmark-ref text:reference-format="number" text:ref-name="_Ref58920329">8.1.2</text:bookmark-ref></text:span><text:span text:style-name="T2"> "</text:span><text:span text:style-name="T2"><text:bookmark-ref text:reference-format="text" text:ref-name="_Ref58920332">Building a report for a current or past scenario run</text:bookmark-ref></text:span><text:span text:style-name="T2">".</text:span></text:p>
      <text:list xml:id="list183026730495849" text:continue-list="list183027227144333" text:style-name="WWNum1">
        <text:list-item>
          <text:list>
            <text:list-item>
              <text:h text:style-name="P52" text:outline-level="2"><text:bookmark-start text:name="_Toc35435971"/><text:span text:style-name="T17">New_cleanup.csh</text:span><text:bookmark-end text:name="_Toc35435971"/><text:bookmark-end text:name="_Toc691201771"/></text:h>
            </text:list-item>
          </text:list>
        </text:list-item>
      </text:list>
      <text:p text:style-name="P1"><text:span text:style-name="T2">The </text:span><text:span text:style-name="T26">cleanup.csh</text:span><text:span text:style-name="T2"> tool removes old reports from local QA test, unnecessary intermediate or output files (that were not deleted for debug purpose).</text:span></text:p>
      <text:p text:style-name="P1"><text:span text:style-name="T2">It doesn't require any parameters since it uses the </text:span><text:span text:style-name="T26">$NEW_QA_ROOT</text:span><text:span text:style-name="T2"> environment variable to find the QA location. The locked QA test directories are not processed (they can be in execution or locked for manual tests, updates, or debug purpose). They are also locked while they are cleaned.</text:span></text:p>
      <text:p text:style-name="P1"><text:span text:style-name="T2">The cleaning process skips the </text:span><text:span text:style-name="code_20_Char_20_Char">CVS</text:span><text:span text:style-name="T2"> directories and the "</text:span><text:span text:style-name="code_20_Char_20_Char">.cvsignore</text:span><text:span text:style-name="T2">" and "</text:span><text:span text:style-name="code_20_Char_20_Char">.cvswrappers</text:span><text:span text:style-name="T2">" files.</text:span></text:p>
      <text:p text:style-name="P1"><text:span text:style-name="T2">It is recommended to launch this script on a regular basis in order to save disk space.</text:span></text:p>
      <text:list xml:id="list183026044350456" text:continue-numbering="true" text:style-name="WWNum1">
        <text:list-item>
          <text:list>
            <text:list-item>
              <text:h text:style-name="P52" text:outline-level="2"><text:bookmark-start text:name="_Toc69120181"/><text:bookmark-start text:name="_Toc35435972"/><text:span text:style-name="T2">Versions.pl</text:span><text:bookmark-end text:name="_Toc69120181"/><text:bookmark-end text:name="_Toc35435972"/></text:h>
            </text:list-item>
          </text:list>
        </text:list-item>
      </text:list>
      <text:p text:style-name="P1"><text:span text:style-name="T2">The </text:span><text:span text:style-name="T26">versions.pl</text:span><text:span text:style-name="T2"> tool reports the version IDs of the CW for StarCore C compiler components. No parameter is needed. Here an example of report when this command succeeds:</text:span></text:p>
      <text:p text:style-name="P30"><text:soft-page-break/><text:span text:style-name="T2">Versions for respectively </text:span><text:span text:style-name="code_20_Char_20_Char">scc</text:span><text:span text:style-name="T2">, </text:span><text:span text:style-name="code_20_Char_20_Char">cobj</text:span><text:span text:style-name="T2">, </text:span><text:span text:style-name="code_20_Char_20_Char">icode</text:span><text:span text:style-name="T2">, </text:span><text:span text:style-name="code_20_Char_20_Char">llt</text:span><text:span text:style-name="T2">, </text:span><text:span text:style-name="code_20_Char_20_Char">asmsc100</text:span><text:span text:style-name="T2">, </text:span><text:span text:style-name="code_20_Char_20_Char">sc100-ld</text:span><text:span text:style-name="T2">, </text:span><text:span text:style-name="code_20_Char_20_Char">runsc100</text:span><text:span text:style-name="T2">, </text:span><text:span text:style-name="code_20_Char_20_Char">sc100-sim</text:span><text:span text:style-name="T2"> are:</text:span></text:p>
      <text:p text:style-name="P182"/>
      <text:p text:style-name="P182">Versions for respectively scc, cobj, icode, llt, asmsc100, sc100-ld, runsc100, sc100-sim are:</text:p>
      <text:p text:style-name="P182">2.0 - 011403-1418</text:p>
      <text:p text:style-name="P182">X2.3</text:p>
      <text:p text:style-name="P182">2.34</text:p>
      <text:p text:style-name="P182">1.1.2 - MDCR-NEWRA_134_Tue Feb 25</text:p>
      <text:p text:style-name="P182">6.4.42</text:p>
      <text:p text:style-name="P182">1.3.31 - 2003.01.14</text:p>
      <text:p text:style-name="P182">6.5.1</text:p>
      <text:p text:style-name="P182">1.5.5e</text:p>
      <text:p text:style-name="P182"/>
      <text:p text:style-name="P3"/>
      <text:p text:style-name="P30"><text:span text:style-name="T2">If the compilers components can't be launched, the command fails and reports:</text:span></text:p>
      <text:p text:style-name="P182"/>
      <text:p text:style-name="P182">Versions for respectively scc, cobj, icode, llt, asmsc100, sc100-ld, runsc100, sc100-sim are:</text:p>
      <text:p text:style-name="P182">Error: cannot find scc</text:p>
      <text:p text:style-name="P182">Error: cannot find cobj</text:p>
      <text:p text:style-name="P182">Error: cannot find icode</text:p>
      <text:p text:style-name="P182">Error: cannot find llt</text:p>
      <text:p text:style-name="P182">Error: cannot find asmsc100</text:p>
      <text:p text:style-name="P182">Error: cannot find sc100_ld</text:p>
      <text:p text:style-name="P182">Error: cannot find runsc100</text:p>
      <text:p text:style-name="P182">Error: cannot find sc100_sim</text:p>
      <text:p text:style-name="P182"/>
      <text:p text:style-name="P3"/>
      <text:list xml:id="list183025962024525" text:continue-numbering="true" text:style-name="WWNum1">
        <text:list-item>
          <text:list>
            <text:list-item>
              <text:h text:style-name="P52" text:outline-level="2"><text:bookmark-start text:name="_Toc69120182"/><text:bookmark-start text:name="_Toc35435973"/><text:soft-page-break/><text:span text:style-name="T17">Unlock_all.csh</text:span><text:bookmark-end text:name="_Toc69120182"/><text:bookmark-end text:name="_Toc35435973"/></text:h>
            </text:list-item>
          </text:list>
        </text:list-item>
      </text:list>
      <text:p text:style-name="P1"><text:span text:style-name="T2">The </text:span><text:span text:style-name="T26">unlock_all.csh</text:span><text:span text:style-name="T2"> tool allows unlocking all locked QA test of the QA test database (they may have been manually locked and forgot, or a test process may have been not properly killed). The script asks the user to confirm each unlock.</text:span></text:p>
      <text:list xml:id="list183027125573032" text:continue-numbering="true" text:style-name="WWNum1">
        <text:list-item>
          <text:list>
            <text:list-item>
              <text:h text:style-name="P52" text:outline-level="2"><text:bookmark-start text:name="_Toc69120183"/><text:span text:style-name="T2">Get_run_id.pl</text:span><text:bookmark-end text:name="_Toc69120183"/></text:h>
            </text:list-item>
          </text:list>
        </text:list-item>
      </text:list>
      <text:p text:style-name="P1"><text:span text:style-name="T2">The </text:span><text:span text:style-name="code_20_Char_20_Char">get_run_id.pl</text:span><text:span text:style-name="T2"> Perl tool allows getting the value of the test counter after having increased it by one. This counter location is configured as explained in § </text:span><text:span text:style-name="T2"><text:bookmark-ref text:reference-format="number" text:ref-name="_Ref68341219">6.3.1.2</text:bookmark-ref></text:span><text:span text:style-name="T2"> "</text:span><text:span text:style-name="T2"><text:bookmark-ref text:reference-format="text" text:ref-name="_Ref68341223">Unique run_id</text:bookmark-ref></text:span><text:span text:style-name="T2">". The following files define on which user account to find the counter:</text:span></text:p>
      <text:list xml:id="list183025778784429" text:continue-list="list183026041820495" text:style-name="WWNum59">
        <text:list-item>
          <text:p text:style-name="P87"><text:span text:style-name="code_20_Char_20_Char">$NEW_QA_ROOT/defaults/counter_host.txt</text:span></text:p>
        </text:list-item>
        <text:list-item>
          <text:p text:style-name="P87"><text:span text:style-name="code_20_Char_20_Char">$NEW_QA_ROOT/defaults/counter_owner.txt</text:span></text:p>
        </text:list-item>
      </text:list>
      <text:p text:style-name="P1"><text:span text:style-name="T2">On this account the test counter is stored in the </text:span><text:span text:style-name="code_20_Char_20_Char">$NEW_QA_ROOT/runtest/current_run_id</text:span><text:span text:style-name="T2"> file. The </text:span><text:span text:style-name="code_20_Char_20_Char">get_run_id.pl</text:span><text:span text:style-name="T2"> uses system locks to access to the counter so that a mutual exclusion for access is ensured.</text:span></text:p>
      <text:p text:style-name="P1"><text:span text:style-name="T2">If the configuration tells to get a remote counter, once this is done the script updates the local </text:span><text:span text:style-name="code_20_Char_20_Char">$NEW_QA_ROOT/runtest/current_run_id</text:span><text:span text:style-name="T2"> file. If a network failure prevents to get a remote counter, the local file is used.</text:span></text:p>
      <text:list xml:id="list183026518539053" text:continue-list="list183027125573032" text:style-name="WWNum1">
        <text:list-item>
          <text:list>
            <text:list-item>
              <text:h text:style-name="P52" text:outline-level="2"><text:bookmark-start text:name="_Toc69120184"/><text:span text:style-name="T2">Run_tests.pl</text:span><text:bookmark-end text:name="_Toc69120184"/></text:h>
            </text:list-item>
          </text:list>
        </text:list-item>
      </text:list>
      <text:p text:style-name="P1"><text:span text:style-name="T2">The </text:span><text:span text:style-name="code_20_Char_20_Char">run_tests.pl</text:span><text:span text:style-name="T2"> Perl tool allows planning a set of distributed validations of the same compiler. The set of distributed validations is called a test session.</text:span></text:p>
      <text:list xml:id="list183026259261456" text:continue-numbering="true" text:style-name="WWNum1">
        <text:list-item>
          <text:list>
            <text:list-item>
              <text:list>
                <text:list-item>
                  <text:h text:style-name="P59" text:outline-level="3"><text:bookmark-start text:name="_Toc69120185"/><text:soft-page-break/><text:span text:style-name="T2">Help information</text:span><text:bookmark-end text:name="_Toc69120185"/></text:h>
                </text:list-item>
              </text:list>
            </text:list-item>
          </text:list>
        </text:list-item>
      </text:list>
      <text:p text:style-name="P30"><text:span text:style-name="T2">This script with the </text:span><text:span text:style-name="T26">-help</text:span><text:span text:style-name="T2"> parameter (or without parameter) delivers the following help information:</text:span></text:p>
      <text:p text:style-name="P132"/>
      <text:p text:style-name="P132">usage: run_tests.pl [OPTIONS]* &lt;session_filename&gt;</text:p>
      <text:p text:style-name="P132"/>
      <text:p text:style-name="P132">OPTIONS:</text:p>
      <text:p text:style-name="P132">-h, <text:s/>-help <text:s text:c="19"/>to get this help message,</text:p>
      <text:p text:style-name="P132">-r, <text:s/>-run_id <text:s text:c="2"/>[RUN_ID] <text:s text:c="6"/>version string of this test,</text:p>
      <text:p text:style-name="P132">-c, <text:s/>-computer [COMPUTER_ID] (can occur many times).</text:p>
      <text:p text:style-name="P132"/>
      <text:list xml:id="list183026619367260" text:continue-numbering="true" text:style-name="WWNum1">
        <text:list-item>
          <text:list>
            <text:list-item>
              <text:list>
                <text:list-item>
                  <text:h text:style-name="P59" text:outline-level="3"><text:bookmark-start text:name="_Toc69120186"/><text:span text:style-name="T2">Details of options</text:span><text:bookmark-end text:name="_Toc69120186"/></text:h>
                </text:list-item>
              </text:list>
            </text:list-item>
          </text:list>
        </text:list-item>
      </text:list>
      <text:p text:style-name="P1"><text:span text:style-name="T2">The few options are:</text:span></text:p>
      <text:list xml:id="list183027215209905" text:continue-list="list183025778784429" text:style-name="WWNum59">
        <text:list-item>
          <text:p text:style-name="P87"><text:span text:style-name="code_20_Char_20_Char">‑run_id</text:span><text:span text:style-name="T2"> parameter allows setting the test counter value. This must be used only to add a validation of a compiler to an existing test session (running or already finished). Be careful to point to the same compiler as the one that was set when launching the test session of the specified </text:span><text:span text:style-name="code_20_Char_20_Char">run_id</text:span><text:span text:style-name="T2">.</text:span></text:p>
        </text:list-item>
        <text:list-item>
          <text:p text:style-name="P87"><text:span text:style-name="code_20_Char_20_Char">‑computer</text:span><text:span text:style-name="T2"> parameter allows restricting the computers of the session file that will be used to run the tests. Without any </text:span><text:span text:style-name="code_20_Char_20_Char">‑computer</text:span><text:span text:style-name="T2"> parameter, all the computers of the session file will be used.</text:span></text:p>
        </text:list-item>
      </text:list>
      <text:list xml:id="list183026030420439" text:continue-list="list183026619367260" text:style-name="WWNum1">
        <text:list-item>
          <text:list>
            <text:list-item>
              <text:list>
                <text:list-item>
                  <text:h text:style-name="P60" text:outline-level="3"><text:bookmark-start text:name="_Toc69120187"/><text:soft-page-break/><text:span text:style-name="T2">Grammar of the session file</text:span><text:bookmark-end text:name="_Toc69120187"/></text:h>
                </text:list-item>
              </text:list>
            </text:list-item>
          </text:list>
        </text:list-item>
      </text:list>
      <text:p text:style-name="P30"><text:span text:style-name="T2">The grammar is:</text:span></text:p>
      <text:p text:style-name="P132"/>
      <text:p text:style-name="P132">test_session ::= <text:span text:style-name="T46">&lt;common_options&gt;</text:span>? <text:span text:style-name="T46">&lt;computer_specific_options&gt;</text:span>?</text:p>
      <text:p text:style-name="P132"/>
      <text:p text:style-name="P132">common_options ::= <text:span text:style-name="T46">&lt;comment&gt;</text:span>*</text:p>
      <text:p text:style-name="P132"><text:s text:c="19"/>[common_options]</text:p>
      <text:p text:style-name="P132"><text:s text:c="19"/><text:span text:style-name="T46">&lt;option_def&gt;</text:span>*</text:p>
      <text:p text:style-name="P132"/>
      <text:p text:style-name="P132">computer_specific_options ::= <text:span text:style-name="T46">&lt;comment&gt;</text:span>*</text:p>
      <text:p text:style-name="P132"><text:s text:c="30"/>[&lt;computer_id&gt;]</text:p>
      <text:p text:style-name="P132"><text:s text:c="30"/><text:span text:style-name="T46">&lt;option_def&gt;</text:span>*</text:p>
      <text:p text:style-name="P132"/>
      <text:p text:style-name="P132">option_def ::= <text:s text:c="2"/><text:span text:style-name="T46">&lt;comment&gt;</text:span>*</text:p>
      <text:p text:style-name="P132"><text:s text:c="15"/>| <text:span text:style-name="T46">&lt;validation_option&gt;</text:span></text:p>
      <text:p text:style-name="P132"/>
      <text:p text:style-name="P132">comment ::= #<text:span text:style-name="T46">&lt;text_until_carriage_return&gt;</text:span></text:p>
      <text:p text:style-name="P132"/>
      <text:p text:style-name="P132">computer_id ::= <text:span text:style-name="T46">&lt;symbolic_computer&gt;</text:span> | <text:span text:style-name="T46">&lt;IP_adress&gt;</text:span></text:p>
      <text:p text:style-name="P132"/>
      <text:p text:style-name="P132">symbolic_computer ::= <text:span text:style-name="T46">[:alphanum:]</text:span>+</text:p>
      <text:p text:style-name="P132">IP_adress ::= <text:span text:style-name="T46">[:alphanum:]</text:span>+</text:p>
      <text:p text:style-name="P132"/>
      <text:p text:style-name="P3"/>
      <text:p text:style-name="P1"><text:span text:style-name="T2">The </text:span><text:span text:style-name="code_20_Char_20_Char">computer_id</text:span><text:span text:style-name="T2"> can be either a computer name (</text:span><text:span text:style-name="code_20_Char_20_Char">mozart.sps.mot.com</text:span><text:span text:style-name="T2">) or an IP address (</text:span><text:span text:style-name="code_20_Char_20_Char">10.161.155.12</text:span><text:span text:style-name="T2">). No grammatical verification is made, but an </text:span><text:span text:style-name="code_20_Char_20_Char">INET</text:span><text:span text:style-name="T2"> verification that the computer exists is made.</text:span></text:p>
      <text:list xml:id="list183027899408393" text:continue-numbering="true" text:style-name="WWNum1">
        <text:list-item>
          <text:list>
            <text:list-item>
              <text:list>
                <text:list-item>
                  <text:h text:style-name="P59" text:outline-level="3"><text:bookmark-start text:name="_Toc69120188"/><text:soft-page-break/><text:span text:style-name="T2">Example</text:span><text:bookmark-end text:name="_Toc69120188"/></text:h>
                </text:list-item>
              </text:list>
            </text:list-item>
          </text:list>
        </text:list-item>
      </text:list>
      <text:p text:style-name="P1"><text:span text:style-name="T2">With the following </text:span><text:span text:style-name="code_20_Char_20_Char">valid_generic_6pc.scn</text:span><text:span text:style-name="T2"> scenario (shortened by omitting some tests and computers sections):</text:span></text:p>
      <text:p text:style-name="P124"><text:soft-page-break/></text:p>
      <text:p text:style-name="P122"><text:span text:style-name="T37">target_quick <text:s/>= -t coder -t decoder <text:s text:c="12"/></text:span></text:p>
      <text:p text:style-name="P122"><text:span text:style-name="T37">deflt_opt = -slld -Wall</text:span></text:p>
      <text:p text:style-name="P124"/>
      <text:p text:style-name="P122"><text:span text:style-name="T37"># Default values if not set in an "ifdef quick" or "weekend" or "night" section</text:span></text:p>
      <text:p text:style-name="P122"><text:span text:style-name="T37">target_slow <text:s text:c="2"/>= -t coder -t decoder <text:s text:c="12"/></text:span></text:p>
      <text:p text:style-name="P122"><text:span text:style-name="T37">opt_mode_quick <text:s text:c="3"/>= -p</text:span></text:p>
      <text:p text:style-name="P122"><text:span text:style-name="T37">opt_mode_slow <text:s text:c="4"/>= -p</text:span></text:p>
      <text:p text:style-name="P124"/>
      <text:p text:style-name="P122"><text:span text:style-name="T37">%ifndef scc_opt</text:span></text:p>
      <text:p text:style-name="P122"><text:span text:style-name="T37">scc_opt =</text:span></text:p>
      <text:p text:style-name="P122"><text:span text:style-name="T37">%endif</text:span></text:p>
      <text:p text:style-name="P124"/>
      <text:p text:style-name="P122"><text:span text:style-name="T37">%ifndef run_opt</text:span></text:p>
      <text:p text:style-name="P122"><text:span text:style-name="T37">run_opt =</text:span></text:p>
      <text:p text:style-name="P127"><text:span text:style-name="T37">%endif</text:span></text:p>
      <text:p text:style-name="P124"/>
      <text:p text:style-name="P122"><text:span text:style-name="T37">%ifdef quick</text:span></text:p>
      <text:p text:style-name="P122"><text:span text:style-name="T37">opt_standard <text:s text:c="5"/>= -- -mod (-O3) (-Og) (-be) -g scc_opt deflt_opt</text:span></text:p>
      <text:p text:style-name="P122"><text:span text:style-name="T37">opt_jpeg2000 <text:s text:c="5"/>= -p -- -mod (-O3) (-be) -g scc_opt deflt_opt</text:span></text:p>
      <text:p text:style-name="P127"><text:span text:style-name="T37">%endif</text:span></text:p>
      <text:p text:style-name="P124"/>
      <text:p text:style-name="P122"><text:span text:style-name="T37">%ifdef weekend</text:span></text:p>
      <text:p text:style-name="P122"><text:span text:style-name="T37">target_slow <text:s text:c="10"/>= -t coder -t decoder -t coder_decoder</text:span></text:p>
      <text:p text:style-name="P122"><text:span text:style-name="T37">opt_mode_quick <text:s text:c="3"/>= (-p, -f) -l light</text:span></text:p>
      <text:p text:style-name="P122"><text:span text:style-name="T37">opt_mode_slow <text:s text:c="4"/>= (-p, -f) -l full</text:span></text:p>
      <text:p text:style-name="P122"><text:span text:style-name="T37">opt_standard = -- (-O0,(-mod (-O2,-Os,-O3,(-Os -O3)) (-Og,) (,-be))) -g scc_opt deflt_opt</text:span></text:p>
      <text:p text:style-name="P122"><text:soft-page-break/><text:span text:style-name="T37">opt_jpeg2000 = (-p,-f) -l light -- -mod (-O0,-O2,-Os,-O3,(-Os -O3)) (,-be) -g scc_opt deflt_opt</text:span></text:p>
      <text:p text:style-name="P127"><text:span text:style-name="T37">%endif</text:span></text:p>
      <text:p text:style-name="P124"/>
      <text:p text:style-name="P122"><text:span text:style-name="T37">%ifdef night</text:span></text:p>
      <text:p text:style-name="P122"><text:span text:style-name="T37">target_slow <text:s text:c="8"/>= -t coder -t decoder -t coder_decoder</text:span></text:p>
      <text:p text:style-name="P122"><text:span text:style-name="T37">opt_mode_quick <text:s/>= (-p, -f) -l light</text:span></text:p>
      <text:p text:style-name="P122"><text:span text:style-name="T37">opt_mode_slow <text:s text:c="2"/>= (-p, -f) -l light</text:span></text:p>
      <text:p text:style-name="P122"><text:span text:style-name="T37">opt_standard <text:s text:c="3"/>= -- (-O0,(-mod (-O2,-Os,-O3,(-Os -O3)) (-Og,) (-be))) -g scc_opt deflt_opt</text:span></text:p>
      <text:p text:style-name="P122"><text:span text:style-name="T37">opt_jpeg2000 = (-p,-f) -l light -- -mod (-O0,-O2,-Os,-O3,(-Os -O3)) (-be) -g scc_opt deflt_opt</text:span></text:p>
      <text:p text:style-name="P127"><text:span text:style-name="T37">%endif</text:span></text:p>
      <text:p text:style-name="P124"/>
      <text:p text:style-name="P122"><text:span text:style-name="T37">all_opt_std <text:s text:c="6"/>= run_opt -so '-suppress all' <text:s text:c="2"/>opt_standard <text:s text:c="2"/>-Xasm '-s all' -g -ge</text:span></text:p>
      <text:p text:style-name="P127"><text:span text:style-name="T37">all_opt_std_noge <text:s/>= run_opt -so '-suppress all' <text:s text:c="2"/>opt_standard <text:s text:c="2"/>-Xasm '-s all' -g</text:span></text:p>
      <text:p text:style-name="P124"/>
      <text:p text:style-name="P122"><text:span text:style-name="T37">standards_quick <text:s text:c="6"/>= opt_mode_quick <text:s text:c="3"/>all_opt_std</text:span></text:p>
      <text:p text:style-name="P122"><text:span text:style-name="T37">standards_slow <text:s text:c="7"/>= opt_mode_slow <text:s text:c="4"/>all_opt_std</text:span></text:p>
      <text:p text:style-name="P124"/>
      <text:p text:style-name="P127"><text:span text:style-name="T37">standards_jpeg2000 <text:s text:c="3"/>= run_opt -so '-suppress all' <text:s text:c="2"/>opt_jpeg2000 <text:s text:c="2"/>-Xasm '-s all'</text:span></text:p>
      <text:p text:style-name="P124"/>
      <text:p text:style-name="P122"><text:span text:style-name="T37">##########################</text:span></text:p>
      <text:p text:style-name="P122"><text:span text:style-name="T37">@PC1 <text:s/>applications/efr/v0 <text:s text:c="8"/>target_quick standards_quick</text:span></text:p>
      <text:p text:style-name="P122"><text:span text:style-name="T37">@PC1 <text:s/>applications/g728/v0.1 <text:s text:c="5"/>target_slow <text:s/>standards_slow</text:span></text:p>
      <text:p text:style-name="P122"><text:span text:style-name="T37">@PC1 <text:s/>applications/g729ab/v0 <text:s text:c="5"/>target_quick standards_quick <text:s text:c="2"/>-mb</text:span></text:p>
      <text:p text:style-name="P127"><text:span text:style-name="T37">@PC1 <text:s/>standards/plumhall/v0 <text:s text:c="6"/>run_opt <text:s/>-s runsc100 -- --fec -mod -ansi -O3 -Os -Og -be -g</text:span></text:p>
      <text:p text:style-name="P124"/>
      <text:p text:style-name="P122"><text:span text:style-name="T37">##########################</text:span></text:p>
      <text:p text:style-name="P122"><text:span text:style-name="T37">@PC2 <text:s/>customers/mot-wisd/lms_rls/v0 <text:s text:c="15"/>all_opt_std <text:s text:c="3"/>-mb</text:span></text:p>
      <text:p text:style-name="P122"><text:span text:style-name="T37">@PC2 <text:s/>unit_tests/c6xx/v0 <text:s text:c="26"/>all_opt_std</text:span></text:p>
      <text:p text:style-name="P122"><text:span text:style-name="T37">@PC2 <text:s/>unit_tests/mem_align/v0 <text:s text:c="21"/>all_opt_std</text:span></text:p>
      <text:p text:style-name="P122"><text:soft-page-break/><text:span text:style-name="T37">@PC2 <text:s/>unit_tests/asm_functions/v0 <text:s text:c="4"/>run_opt <text:s/>-so '-suppress all'</text:span></text:p>
      <text:p text:style-name="P122"><text:span text:style-name="T37">@PC2 <text:s/>applications/jpeg2000_vm9.0/v0 <text:s/>target_quick standards_jpeg2000 <text:s text:c="8"/>-mb</text:span></text:p>
      <text:p text:style-name="P122"><text:span text:style-name="T37">@PC2 <text:s/>applications/mp3_cf2/v0 <text:s text:c="21"/>standards_quick <text:s text:c="11"/>-mb</text:span></text:p>
      <text:p text:style-name="P122"><text:span text:style-name="T37">@PC2 <text:s/>applications/mpeg4/v0 <text:s text:c="10"/>-l light <text:s text:c="4"/>all_opt_std_noge <text:s text:c="6"/>-mb</text:span></text:p>
      <text:p text:style-name="P122"><text:span text:style-name="T37">@PC2 <text:s/>applications/wb_amr/v0 <text:s text:c="9"/>target_quick standards_quick <text:s text:c="11"/>-mb</text:span></text:p>
      <text:p text:style-name="P122"><text:span text:style-name="T37">@PC2 <text:s/>applications/hr/v0 <text:s text:c="13"/>target_quick standards_quick <text:s text:c="11"/>-mb</text:span></text:p>
      <text:p text:style-name="P127"><text:span text:style-name="T37">@PC2 <text:s/>unit_tests/check_s1/v0 <text:s text:c="22"/>opt_standard</text:span></text:p>
      <text:p text:style-name="P124"/>
      <text:p text:style-name="P122"><text:span text:style-name="T37">##########################</text:span></text:p>
      <text:p text:style-name="P122"><text:span text:style-name="T37">@PC6 <text:s/>applications/amr/v0 <text:s text:c="12"/>target_quick standards_quick <text:s text:c="3"/>-mb</text:span></text:p>
      <text:p text:style-name="P122"><text:span text:style-name="T37">@PC6 <text:s/>applications/evr/v0 <text:s text:c="12"/>target_quick standards_quick <text:s text:c="3"/>-mb</text:span></text:p>
      <text:p text:style-name="P122"><text:span text:style-name="T37">@PC6 <text:s/>applications/g721/v0 <text:s text:c="11"/>target_slow <text:s/>standards_slow</text:span></text:p>
      <text:p text:style-name="P122"><text:span text:style-name="T37">@PC6 <text:s/>unit_tests/user_tests/v0 <text:s text:c="20"/>all_opt_std</text:span></text:p>
      <text:p text:style-name="P122"><text:span text:style-name="T37">@PC6 <text:s/>applications/gsm-1.0-pl10/v0 <text:s text:c="3"/>target_quick standards_quick -DHAS_ERRNO_DECL</text:span></text:p>
      <text:p text:style-name="P122"><text:span text:style-name="T37">@PC6 <text:s/>applications/g728/v0 <text:s text:c="11"/>target_slow <text:s/>standards_slow</text:span></text:p>
      <text:p text:style-name="P122"><text:span text:style-name="T37">@PC6 <text:s/>standards/plumhall/v0 <text:s text:c="10"/>run_opt -s runsc100 -- --fec -mod -ansi -O2 (-be) -g</text:span></text:p>
      <text:p text:style-name="P122"><text:span text:style-name="T37">@PC6 <text:s/>standards/eembc_1_1/v0 <text:s text:c="23"/>all_opt_std</text:span></text:p>
      <text:p text:style-name="P129"/>
      <text:p text:style-name="P3"/>
      <text:p text:style-name="P30"><text:soft-page-break/><text:span text:style-name="T2">We can use the following </text:span><text:span text:style-name="code_20_Char_20_Char">six_pc_session.txt</text:span><text:span text:style-name="T2"> session file (not entirely included here):</text:span></text:p>
      <text:p text:style-name="P122"><text:span text:style-name="code_20_Char_20_Char"/></text:p>
      <text:p text:style-name="P122"><text:span text:style-name="code_20_Char_20_Char"># Options for all computers</text:span></text:p>
      <text:p text:style-name="P122"><text:span text:style-name="code_20_Char_20_Char">[common_options]</text:span></text:p>
      <text:p text:style-name="P122"><text:span text:style-name="code_20_Char_20_Char"><text:s text:c="3"/>-trace</text:span></text:p>
      <text:p text:style-name="P122"><text:span text:style-name="code_20_Char_20_Char"><text:s text:c="3"/>-nogetqa</text:span></text:p>
      <text:p text:style-name="P122"><text:span text:style-name="code_20_Char_20_Char"><text:s text:c="3"/>-getlib</text:span></text:p>
      <text:p text:style-name="P122"><text:span text:style-name="code_20_Char_20_Char"><text:s text:c="3"/>-shareddrive Z</text:span></text:p>
      <text:p text:style-name="P122"><text:span text:style-name="code_20_Char_20_Char"><text:s text:c="3"/>-qastation taillefer</text:span></text:p>
      <text:p text:style-name="P122"><text:span text:style-name="code_20_Char_20_Char"><text:s text:c="3"/>-hinetd</text:span></text:p>
      <text:p text:style-name="P122"><text:span text:style-name="code_20_Char_20_Char"><text:s text:c="3"/></text:span></text:p>
      <text:p text:style-name="P122"><text:span text:style-name="code_20_Char_20_Char"><text:s text:c="3"/>########### TO BE CHECKED</text:span></text:p>
      <text:p text:style-name="P122"><text:span text:style-name="code_20_Char_20_Char"><text:s text:c="3"/>-D weekend</text:span></text:p>
      <text:p text:style-name="P122"><text:span text:style-name="code_20_Char_20_Char"><text:s text:c="3"/>-othercomp smith</text:span></text:p>
      <text:p text:style-name="P122"><text:span text:style-name="code_20_Char_20_Char"><text:s text:c="3"/>-scenario valid_generic_6pc.scn</text:span></text:p>
      <text:p text:style-name="P122"><text:span text:style-name="code_20_Char_20_Char"><text:s text:c="3"/># <text:s/>-D scc_opt="-Xicode '-F $</text:span><text:span text:style-name="code_20_Char_20_Char"><text:span text:style-name="T37">NEW_QA_ROOT/runtest/Xicode-F/</text:span></text:span><text:span text:style-name="code_20_Char_20_Char">file.opt'"</text:span></text:p>
      <text:p text:style-name="P122"><text:span text:style-name="code_20_Char_20_Char"><text:s text:c="3"/># <text:s/>-D run_opt="-p trace"</text:span></text:p>
      <text:p text:style-name="P127"><text:span text:style-name="code_20_Char_20_Char"><text:s text:c="3"/>#########################</text:span></text:p>
      <text:p text:style-name="P122"><text:span text:style-name="code_20_Char_20_Char"/></text:p>
      <text:p text:style-name="P122"><text:span text:style-name="code_20_Char_20_Char">[mozart]</text:span></text:p>
      <text:p text:style-name="P122"><text:span text:style-name="code_20_Char_20_Char"><text:s text:c="8"/>-cpu_id PC1</text:span></text:p>
      <text:p text:style-name="P122"><text:span text:style-name="code_20_Char_20_Char"><text:tab/>-cleantmpcc</text:span></text:p>
      <text:p text:style-name="P122"><text:span text:style-name="code_20_Char_20_Char">[vivaldi]</text:span></text:p>
      <text:p text:style-name="P122"><text:span text:style-name="code_20_Char_20_Char"><text:s text:c="8"/>-cpu_id PC2</text:span></text:p>
      <text:p text:style-name="P122"><text:span text:style-name="code_20_Char_20_Char"><text:tab/>-cleantmpcc</text:span></text:p>
      <text:p text:style-name="P122"><text:span text:style-name="code_20_Char_20_Char"/></text:p>
      <text:p text:style-name="P122"><text:span text:style-name="code_20_Char_20_Char"># Others computers (</text:span><text:span text:style-name="T37">tchaikovski, beethoven, faure</text:span><text:span text:style-name="code_20_Char_20_Char">) omitted</text:span></text:p>
      <text:p text:style-name="P122"><text:span text:style-name="code_20_Char_20_Char"># ...</text:span></text:p>
      <text:p text:style-name="P122"><text:span text:style-name="code_20_Char_20_Char"/></text:p>
      <text:p text:style-name="P122"><text:soft-page-break/><text:span text:style-name="code_20_Char_20_Char">[berg]</text:span></text:p>
      <text:p text:style-name="P122"><text:span text:style-name="code_20_Char_20_Char"><text:s text:c="8"/>-cpu_id PC6</text:span></text:p>
      <text:p text:style-name="P122"><text:span text:style-name="code_20_Char_20_Char"><text:s text:c="13"/>-nocleantmpcc</text:span></text:p>
      <text:p text:style-name="P127"><text:span text:style-name="code_20_Char_20_Char"/></text:p>
      <text:p text:style-name="P1"><text:span text:style-name="T2">We begin with the common options: on all computers the tests will:</text:span></text:p>
      <text:list xml:id="list183027934350471" text:continue-list="list183027215209905" text:style-name="WWNum59">
        <text:list-item>
          <text:p text:style-name="P87"><text:span text:style-name="T2">run with trace,</text:span></text:p>
        </text:list-item>
        <text:list-item>
          <text:p text:style-name="P87"><text:span text:style-name="T2">do not download the QA,</text:span></text:p>
        </text:list-item>
        <text:list-item>
          <text:p text:style-name="P87"><text:span text:style-name="T2">wait for the </text:span><text:span text:style-name="code_20_Char_20_Char">lib_ok</text:span><text:span text:style-name="T2"> or </text:span><text:span text:style-name="code_20_Char_20_Char">lib_nok</text:span><text:span text:style-name="T2"> flag file and then get the </text:span><text:span text:style-name="code_20_Char_20_Char">compiler/lib</text:span><text:span text:style-name="T2"> directory,</text:span></text:p>
        </text:list-item>
        <text:list-item>
          <text:p text:style-name="P87"><text:span text:style-name="T2">read and write the data from the </text:span><text:span text:style-name="code_20_Char_20_Char">Z:</text:span><text:span text:style-name="T2"> drive,</text:span></text:p>
        </text:list-item>
        <text:list-item>
          <text:p text:style-name="P87"><text:span text:style-name="T2">get the scenarios (instead of the entire QA) from the </text:span><text:span text:style-name="code_20_Char_20_Char">taillefer</text:span><text:span text:style-name="T2"> workstation (</text:span><text:span text:style-name="code_20_Char_20_Char">rsh</text:span><text:span text:style-name="T2"> protocol),</text:span></text:p>
        </text:list-item>
        <text:list-item>
          <text:p text:style-name="P87"><text:span text:style-name="T2">assume the Hummingbird </text:span><text:span text:style-name="code_20_Char_20_Char">inetd</text:span><text:span text:style-name="T2"> daemon is present on remote computers to use the </text:span><text:span text:style-name="code_20_Char_20_Char">rexec</text:span><text:span text:style-name="T2"> </text:span><text:span text:style-name="code_20_Char_20_Char">RPC</text:span><text:span text:style-name="T2"> protocol,</text:span></text:p>
        </text:list-item>
        <text:list-item>
          <text:p text:style-name="P87"><text:span text:style-name="T2">set the </text:span><text:span text:style-name="code_20_Char_20_Char">weekend</text:span><text:span text:style-name="T2"> macro for the scenario,</text:span></text:p>
        </text:list-item>
        <text:list-item>
          <text:p text:style-name="P87"><text:span text:style-name="T2">use the </text:span><text:span text:style-name="code_20_Char_20_Char">compilers/smith/compiler</text:span><text:span text:style-name="T2"> compiler input directory (in drive "</text:span><text:span text:style-name="code_20_Char_20_Char">Z:</text:span><text:span text:style-name="T2">"),</text:span></text:p>
        </text:list-item>
        <text:list-item>
          <text:p text:style-name="P87"><text:span text:style-name="T2">run the </text:span><text:span text:style-name="code_20_Char_20_Char">valid_generic_6pc.scn</text:span><text:span text:style-name="T2"> scenario,</text:span></text:p>
        </text:list-item>
        <text:list-item>
          <text:p text:style-name="P87"><text:span text:style-name="T2">define (if uncommented) the </text:span><text:span text:style-name="code_20_Char_20_Char">scc_options</text:span><text:span text:style-name="T2"> and </text:span><text:span text:style-name="code_20_Char_20_Char">run_options</text:span><text:span text:style-name="T2"> macros.</text:span></text:p>
        </text:list-item>
      </text:list>
      <text:p text:style-name="P3"/>
      <text:p text:style-name="P77"><text:span text:style-name="T2">The three computers definitions shown are for </text:span><text:span text:style-name="code_20_Char_20_Char">mozart</text:span><text:span text:style-name="T2">, </text:span><text:span text:style-name="code_20_Char_20_Char">vivaldi</text:span><text:span text:style-name="T2"> and </text:span><text:span text:style-name="code_20_Char_20_Char">berg</text:span><text:span text:style-name="T2">. Here simply appears the mapping from the computers real names to the computer symbolic names (</text:span><text:span text:style-name="code_20_Char_20_Char">PC1</text:span><text:span text:style-name="T2">…</text:span><text:span text:style-name="code_20_Char_20_Char">PC6</text:span><text:span text:style-name="T2">) of the scenario. Unlike the others, the berg computer keeps its temporary compiler directory installed for the test.</text:span></text:p>
      <text:p text:style-name="P1"><text:span text:style-name="T2">If we want to run the tests without the </text:span><text:span text:style-name="code_20_Char_20_Char">vivaldi</text:span><text:span text:style-name="T2"> computer, the launching line will be:</text:span></text:p>
      <text:p text:style-name="P122"/>
      <text:p text:style-name="P122"><text:span text:style-name="T37">run_tests.pl -c mozart -c tchaikovski -c beethoven -c faure -c berg <text:s/>six_pc_session.txt</text:span></text:p>
      <text:p text:style-name="P122"/>
      <text:p text:style-name="P3"/>
      <text:list xml:id="list183027097128159" text:continue-list="list183027899408393" text:style-name="WWNum1">
        <text:list-item>
          <text:list>
            <text:list-item>
              <text:h text:style-name="P52" text:outline-level="2"><text:bookmark-start text:name="_Toc69120189"/><text:span text:style-name="T26">run_sim</text:span><text:span text:style-name="T2"> simulation library</text:span><text:bookmark-end text:name="_Toc69120189"/></text:h>
            </text:list-item>
          </text:list>
        </text:list-item>
      </text:list>
      <text:p text:style-name="P30"><text:span text:style-name="T2">This </text:span><text:span text:style-name="T26">run_sim.pm</text:span><text:span text:style-name="T2"> Perl library stored in the </text:span><text:span text:style-name="T26">$QA_TOOLS/libperl</text:span><text:span text:style-name="T2"> directory contains all necessary information about available launchers/simulators for the tests. </text:span></text:p>
      <text:p text:style-name="P30"><text:span text:style-name="T2">The common use of this library is to:</text:span></text:p>
      <text:list xml:id="list183026721664863" text:continue-list="list183027934350471" text:style-name="WWNum59">
        <text:list-item>
          <text:p text:style-name="P87"><text:span text:style-name="T2">launch the </text:span><text:span text:style-name="code_20_Char_20_Char">run_sim_cmd</text:span><text:span text:style-name="T2"> function to build the manual command line that the user should use to launch the simulation manually,</text:span></text:p>
        </text:list-item>
        <text:list-item>
          <text:p text:style-name="P87"><text:soft-page-break/><text:span text:style-name="T2">echo the “manual” command line for trace and manual replay purpose,</text:span></text:p>
        </text:list-item>
        <text:list-item>
          <text:p text:style-name="P87"><text:span text:style-name="T2">launch the </text:span><text:span text:style-name="code_20_Char_20_Char">run_sim_errbrkhdl</text:span><text:span text:style-name="T2"> simulator launcher that returns the cycle number plus the simulated STDOUT lines of the simulated run of the compiled file.</text:span></text:p>
        </text:list-item>
        <text:list-item>
          <text:p text:style-name="P90"/>
        </text:list-item>
      </text:list>
      <text:p text:style-name="P1"><text:span text:style-name="T2">An example of use is the following excerpt of the generic master scripts:</text:span></text:p>
      <text:p text:style-name="P165"><text:soft-page-break/></text:p>
      <text:p text:style-name="P165"># We import the library</text:p>
      <text:p text:style-name="P165">#</text:p>
      <text:p text:style-name="P165">if (exists($ENV{'QA_TOOLS'})) {</text:p>
      <text:p text:style-name="P165"><text:s text:c="4"/>use lib "$ENV{'QA_TOOLS'}/libperl" ;</text:p>
      <text:p text:style-name="P165"><text:s text:c="4"/>use run_sim ;</text:p>
      <text:p text:style-name="P165">}</text:p>
      <text:p text:style-name="P165">else {</text:p>
      <text:p text:style-name="P165"><text:s text:c="4"/>print STDERR "\nERROR, the variable QA_TOOLS must be set !\n" ;</text:p>
      <text:p text:style-name="P165"><text:s text:c="4"/>exit 1</text:p>
      <text:p text:style-name="P165">}</text:p>
      <text:p text:style-name="P165"/>
      <text:p text:style-name="P173">•••</text:p>
      <text:p text:style-name="P165"/>
      <text:p text:style-name="P165"># We verify that the simulator set in the parameters is supported.</text:p>
      <text:p text:style-name="P165"># The $simulator variable comes from the parameter parsing (-s parameter)</text:p>
      <text:p text:style-name="P165"># Otherwise we use the default one specified in the library.</text:p>
      <text:p text:style-name="P165">#</text:p>
      <text:p text:style-name="P165">unless (defined $simulator) {</text:p>
      <text:p text:style-name="P165"><text:s text:c="4"/>$simulator = $default_simulator ; # defined in run_sim.pm</text:p>
      <text:p text:style-name="P165">}</text:p>
      <text:p text:style-name="P165">elsif (! grep(/^$simulator$/, @sim_available)) {</text:p>
      <text:p text:style-name="P165"><text:s text:c="4"/>$simulator .= " (unknown)" ;</text:p>
      <text:p text:style-name="P165"><text:s text:c="4"/>$unknown_simulator = 1 ;</text:p>
      <text:p text:style-name="P165">}</text:p>
      <text:p text:style-name="P165"/>
      <text:p text:style-name="P173">•••</text:p>
      <text:p text:style-name="P165"><text:soft-page-break/></text:p>
      <text:p text:style-name="P165"># We get the manual command line to launch:</text:p>
      <text:p text:style-name="P165"># the @sim_options are the simulator options (-so parameter)</text:p>
      <text:p text:style-name="P165"># the @cc_options are the compilation options</text:p>
      <text:p text:style-name="P165"># the $exe_fname is the filename of the compiled file to run</text:p>
      <text:p text:style-name="P165"># the @params_list are the actual parameters of the compiled file</text:p>
      <text:p text:style-name="P165">#</text:p>
      <text:p text:style-name="P165"><text:span text:style-name="T56">@sim_cmd = ($simulator, [@sim_options], [@cc_options], $exe_fname, [@params_list]) ;</text:span></text:p>
      <text:p text:style-name="P165">@cmd = run_sim_cmd(@sim_cmd) ;</text:p>
      <text:p text:style-name="P173">#</text:p>
      <text:p text:style-name="P165"># We echo the manual command line (surrounding by quotes the parametersthat</text:p>
      <text:p text:style-name="P165"># that contain a space character</text:p>
      <text:p text:style-name="P165">#</text:p>
      <text:p text:style-name="P165">print STDOUT "\n", join(' ', quotes_surround(@cmd)), "\n\n" ;</text:p>
      <text:p text:style-name="P165"/>
      <text:p text:style-name="P173">•••</text:p>
      <text:p text:style-name="P165"/>
      <text:p text:style-name="P165"># We launch the simulation with the same parameters</text:p>
      <text:p text:style-name="P165"># than to get the manual command line, plus a function that must handle errors</text:p>
      <text:p text:style-name="P165"># reported by the actual simulator (this function get the reported status</text:p>
      <text:p text:style-name="P165"># as parameter) and a function that must handle a user break.</text:p>
      <text:p text:style-name="P165">#</text:p>
      <text:p text:style-name="P165">@res = run_sim_errbrkhdl(\&amp;$errhdl, \&amp;$brkhdl, @sim_cmd) ;</text:p>
      <text:p text:style-name="P165">$CYC = $res[0] ;</text:p>
      <text:p text:style-name="P165">@lines = @{$res[1]}</text:p>
      <text:p text:style-name="P165"><text:span text:style-name="T32">#</text:span></text:p>
      <text:p text:style-name="P165"><text:span text:style-name="T32"># The cycle number must be a number. Otherwise it is an error message.</text:span></text:p>
      <text:p text:style-name="P172"/>
      <text:p text:style-name="P165"><text:span text:style-name="T32"># We test if the simulator returns a speed value</text:span></text:p>
      <text:p text:style-name="P165"><text:soft-page-break/><text:span text:style-name="T32"><text:s/>if (compute_cyc($simulator)) {</text:span></text:p>
      <text:p text:style-name="P165"><text:span text:style-name="T32"><text:s text:c="5"/># We test if the number of cycles is a number or an error message</text:span></text:p>
      <text:p text:style-name="P165"><text:span text:style-name="T32"><text:s text:c="5"/>unless ($CYC =~ /^[0-9]+(\.[0-9]+)?$/x) {</text:span></text:p>
      <text:p text:style-name="P165"><text:span text:style-name="T32"><text:s text:c="9"/># if the number of cycles is an error message</text:span></text:p>
      <text:p text:style-name="P165"><text:span text:style-name="T32"><text:s text:c="9"/># we keep only error message in $norm_res and remove numbers that could follow</text:span></text:p>
      <text:p text:style-name="P165"><text:span text:style-name="T32"><text:s text:c="9"/>$norm_res = $CYC ;</text:span></text:p>
      <text:p text:style-name="P165"><text:span text:style-name="T32"><text:s text:c="9"/>$norm_res =~ s/[0-9]+(\.[0-9]+)?//gx ;</text:span></text:p>
      <text:p text:style-name="P165"><text:span text:style-name="T32"><text:s text:c="5"/>}</text:span></text:p>
      <text:p text:style-name="P172"/>
      <text:p text:style-name="P7"/>
      <text:p text:style-name="P1"><text:span text:style-name="T2">The way to add a simulator is described in the following chapters.</text:span></text:p>
      <text:list xml:id="list183026385342671" text:continue-list="list183027097128159" text:style-name="WWNum1">
        <text:list-item>
          <text:list>
            <text:list-item>
              <text:list>
                <text:list-item>
                  <text:h text:style-name="P59" text:outline-level="3"><text:bookmark-start text:name="_Ref58146959"/><text:bookmark-start text:name="_Ref58146955"/><text:bookmark-start text:name="_Toc69120190"/><text:span text:style-name="T2">Add a new simulator</text:span><text:bookmark-end text:name="_Ref58146959"/><text:bookmark-end text:name="_Ref58146955"/><text:bookmark-end text:name="_Toc69120190"/></text:h>
                </text:list-item>
              </text:list>
            </text:list-item>
          </text:list>
        </text:list-item>
      </text:list>
      <text:p text:style-name="P1"><text:span text:style-name="T2">To add a new simulator/launcher we modify the </text:span><text:span text:style-name="T26">$QA_TOOLS/libperl/run_sim.pm</text:span><text:span text:style-name="T2"> file as described as follows.</text:span></text:p>
      <text:list xml:id="list183026847538855" text:continue-numbering="true" text:style-name="WWNum1">
        <text:list-item>
          <text:list>
            <text:list-item>
              <text:list>
                <text:list-item>
                  <text:list>
                    <text:list-item>
                      <text:h text:style-name="P61" text:outline-level="4"><text:bookmark-start text:name="_Toc69120191"/><text:soft-page-break/><text:span text:style-name="T2">Global simulators parameters</text:span><text:bookmark-end text:name="_Toc69120191"/></text:h>
                    </text:list-item>
                  </text:list>
                </text:list-item>
              </text:list>
            </text:list-item>
          </text:list>
        </text:list-item>
      </text:list>
      <text:p text:style-name="P30"><text:span text:style-name="T2">The following excerpt of the library file shows the configuration part to modify when adding a new simulator:</text:span></text:p>
      <text:p text:style-name="P125"/>
      <text:p text:style-name="P122"><text:span text:style-name="T51"># Available simulators :</text:span></text:p>
      <text:p text:style-name="P122"><text:span text:style-name="T51">#</text:span></text:p>
      <text:p text:style-name="P122"><text:span text:style-name="T51">if ($PC) {</text:span></text:p>
      <text:p text:style-name="P122"><text:span text:style-name="T51"><text:s text:c="4"/>@sim_available = ('runsc100', 'sc100-sim', 'none', 'runccs', 'sim-ame', 'ISS', 'axd') ;</text:span></text:p>
      <text:p text:style-name="P122"><text:span text:style-name="T51"><text:s text:c="4"/># Simulators that return a number of cycles</text:span></text:p>
      <text:p text:style-name="P122"><text:span text:style-name="T51"><text:s text:c="4"/>%compute_cyc <text:s text:c="2"/>= ('runsc100' =&gt; 1, 'sc100-sim' =&gt; 1, 'runccs' =&gt; 1, 'sim-ame' =&gt; 1, 'ISS' =&gt; 1, 'axd' =&gt; 1) ;</text:span></text:p>
      <text:p text:style-name="P127"><text:span text:style-name="T51">}</text:span></text:p>
      <text:p text:style-name="P122"><text:span text:style-name="T51">else {</text:span></text:p>
      <text:p text:style-name="P122"><text:span text:style-name="T51"><text:s text:c="4"/>@sim_available = ('runsc100', 'sc100-sim', 'none', 'sim-ame', 'ISS', 'axd') ;</text:span></text:p>
      <text:p text:style-name="P122"><text:span text:style-name="T51"><text:s text:c="4"/># Simulators that return a number of cycles</text:span></text:p>
      <text:p text:style-name="P122"><text:span text:style-name="T51"><text:s text:c="4"/>%compute_cyc <text:s text:c="2"/>= ('runsc100' =&gt; 1, 'sc100-sim' =&gt; 1, 'sim-ame' =&gt; 1, 'ISS' =&gt; 1, 'axd' =&gt; 1) ;</text:span></text:p>
      <text:p text:style-name="P122"><text:span text:style-name="T51">}</text:span></text:p>
      <text:p text:style-name="P122"><text:span text:style-name="T51">$default_simulator = 'sc100-sim' ;</text:span></text:p>
      <text:p text:style-name="P125"/>
      <text:p text:style-name="P77"><text:span text:style-name="T2">The simulators may be available only on PC and not on Unix workstation and vice-versa. The configuration is set as follows:</text:span></text:p>
      <text:list xml:id="list183026529554052" text:continue-list="list183026721664863" text:style-name="WWNum59">
        <text:list-item>
          <text:p text:style-name="P87"><text:span text:style-name="T26">@sim_available</text:span><text:span text:style-name="T2"> contains all the available launchers/simulators the library can launch. This list is used by the generic master scripts to verify if the simulator specified in its actual parameters (the -s parameter) is handled by this library,</text:span></text:p>
        </text:list-item>
        <text:list-item>
          <text:p text:style-name="P87"><text:span text:style-name="T26">%compute_cyc</text:span><text:span text:style-name="T52"> is a hash-table that indicates for each launcher/simulator if it returns a cycle number (or a number of clock ticks) and if the library is able to return a cycle number from the execution/simulation.</text:span></text:p>
        </text:list-item>
      </text:list>
      <text:list xml:id="list183025897336669" text:continue-list="list183026847538855" text:style-name="WWNum1">
        <text:list-item>
          <text:list>
            <text:list-item>
              <text:list>
                <text:list-item>
                  <text:list>
                    <text:list-item>
                      <text:h text:style-name="P63" text:outline-level="4"><text:bookmark-start text:name="_Toc69120192"/><text:span text:style-name="T2">Launching line</text:span><text:bookmark-end text:name="_Toc69120192"/></text:h>
                    </text:list-item>
                  </text:list>
                </text:list-item>
              </text:list>
            </text:list-item>
          </text:list>
        </text:list-item>
      </text:list>
      <text:p text:style-name="P1"><text:span text:style-name="T2">The </text:span><text:span text:style-name="T26">run_sim_cmd</text:span><text:span text:style-name="T2"> function returns the command line to launch a compiled executable. The master script uses it to trace the commands that are executed and it is also the command actually launched by the </text:span><text:span text:style-name="T26">run_sim</text:span><text:span text:style-name="T2"> function.</text:span></text:p>
      <text:p text:style-name="P1"><text:span text:style-name="T2">The data returned is an array of the executable and its parameters.</text:span></text:p>
      <text:p text:style-name="P125"><text:soft-page-break/></text:p>
      <text:p text:style-name="P122"><text:span text:style-name="T51"># function that returns the simulation command that mus be launched</text:span></text:p>
      <text:p text:style-name="P122"><text:span text:style-name="T51">#</text:span></text:p>
      <text:p text:style-name="P122"><text:span text:style-name="T51"># use: <text:s text:c="3"/>@cmd = run_sim_cmd($simulator, [@sim_options], [@comp_options], $exe_fname, [@params_list]) ;</text:span></text:p>
      <text:p text:style-name="P130"/>
      <text:p text:style-name="P30"><text:span text:style-name="T2">The </text:span><text:span text:style-name="T26">@comp_options</text:span><text:span text:style-name="T2"> compilation options array may be used for example to know the endianness of the executable because the endianness may be an option of the launcher/simulator. This the case for example for the </text:span><text:span text:style-name="T26">runsc100</text:span><text:span text:style-name="T2"> simulator that requires the </text:span><text:span text:style-name="T26">"-e"</text:span><text:span text:style-name="T2"> parameter when the big-endian operating mode was chosen at the compilation stage (the </text:span><text:span text:style-name="T26">"-be"</text:span><text:span text:style-name="T2"> parameter for the </text:span><text:span text:style-name="T26">scc</text:span><text:span text:style-name="T2"> StarCore compiler):</text:span></text:p>
      <text:p text:style-name="P126"/>
      <text:p text:style-name="P122"><text:span text:style-name="T40">SWITCH_SIM: {</text:span></text:p>
      <text:p text:style-name="P122"><text:span text:style-name="T40"><text:s text:c="4"/># -------------------------------------------------</text:span></text:p>
      <text:p text:style-name="P122"><text:span text:style-name="T40"><text:s text:c="4"/>if ($sim eq 'runsc100') {</text:span></text:p>
      <text:p text:style-name="P122"><text:span text:style-name="T40"><text:s text:c="6"/>if (grep(/^-be$/, @comp_options)) {</text:span></text:p>
      <text:p text:style-name="P122"><text:span text:style-name="T40"><text:s text:c="10"/>@cmd = ('runsc100', '-e', '-t', @sim_options, </text:span><text:span text:style-name="T43">$sim_exe, @sim_exe_params</text:span><text:span text:style-name="T51">)</text:span><text:span text:style-name="T40"> ;</text:span></text:p>
      <text:p text:style-name="P122"><text:span text:style-name="T40"><text:s text:c="6"/>}</text:span></text:p>
      <text:p text:style-name="P122"><text:span text:style-name="T40"><text:s text:c="6"/>else {</text:span></text:p>
      <text:p text:style-name="P122"><text:span text:style-name="T40"><text:s text:c="10"/>@cmd = ('runsc100', '-t', @sim_options, $sim_exe, @sim_exe_params) ;</text:span></text:p>
      <text:p text:style-name="P122"><text:span text:style-name="T40"><text:s text:c="6"/>}</text:span></text:p>
      <text:p text:style-name="P122"><text:span text:style-name="T40"><text:s text:c="6"/>last SWITCH_SIM ;</text:span></text:p>
      <text:p text:style-name="P122"><text:span text:style-name="T40"><text:s text:c="4"/>} # end if ($sim eq 'runsc100')</text:span></text:p>
      <text:p text:style-name="P126"/>
      <text:p text:style-name="P122"><text:span text:style-name="T40"><text:s text:c="4"/># -------------------------------------------------</text:span></text:p>
      <text:p text:style-name="P122"><text:span text:style-name="T40"><text:s text:c="4"/>if ($sim eq 'sc100-sim') {</text:span></text:p>
      <text:p text:style-name="P122"><text:span text:style-name="T40"><text:s text:c="4"/></text:span><field:fieldmark-start text:name="__Fieldmark__12284_1316373460" field:type="SYMBOL 183 \f &quot;Symbol&quot; \s 10"/><field:fieldmark-end/><text:span text:style-name="T40"><text:s/></text:span><field:fieldmark-start text:name="__Fieldmark__12287_1316373460" field:type="SYMBOL 183 \f &quot;Symbol&quot; \s 10"/><field:fieldmark-end/><text:span text:style-name="T40"><text:s/></text:span><field:fieldmark-start text:name="__Fieldmark__12290_1316373460" field:type="SYMBOL 183 \f &quot;Symbol&quot; \s 10"/><field:fieldmark-end/></text:p>
      <text:p text:style-name="P130"/>
      <text:list xml:id="list183027150402190" text:continue-numbering="true" text:style-name="WWNum1">
        <text:list-item>
          <text:list>
            <text:list-item>
              <text:list>
                <text:list-item>
                  <text:list>
                    <text:list-item>
                      <text:h text:style-name="P61" text:outline-level="4"><text:bookmark-start text:name="_Ref66176516"/><text:bookmark-start text:name="_Ref66176514"/><text:bookmark-start text:name="_Toc69120193"/><text:span text:style-name="T2">Launching function</text:span><text:bookmark-end text:name="_Ref66176516"/><text:bookmark-end text:name="_Ref66176514"/><text:bookmark-end text:name="_Toc69120193"/></text:h>
                    </text:list-item>
                  </text:list>
                </text:list-item>
              </text:list>
            </text:list-item>
          </text:list>
        </text:list-item>
      </text:list>
      <text:p text:style-name="P1"><text:soft-page-break/><text:span text:style-name="T2">The </text:span><text:span text:style-name="T26">run_sim_errbrkhdl</text:span><text:span text:style-name="T2"> function (also named as it launch a simulator and handles the error status returned and the user breaks) returns the </text:span><text:span text:style-name="T26">"($CYC, [@res])"</text:span><text:span text:style-name="T2"> pair of the cycle number or the </text:span><text:span text:style-name="T26">"(fail)"</text:span><text:span text:style-name="T2"> error status and an array of all the lines echoed on </text:span><text:span text:style-name="T26">STDOUT</text:span><text:span text:style-name="T2"> by the compiled code (without simulator trace information).</text:span></text:p>
      <text:p text:style-name="P122"><text:soft-page-break/></text:p>
      <text:p text:style-name="P122"># function that executes a simulator command</text:p>
      <text:p text:style-name="P122"># and returns the number of cycles used for a StarCore simulation</text:p>
      <text:p text:style-name="P127"># and the trace output lines</text:p>
      <text:p text:style-name="P127">#</text:p>
      <text:p text:style-name="P127"># It needs an error and break handler(status as parameter) functions</text:p>
      <text:p text:style-name="P127">#</text:p>
      <text:p text:style-name="P127"><text:span text:style-name="T40"># use: </text:span><text:span text:style-name="T51">@res = </text:span><text:span text:style-name="T54">run_sim_errbrkhdl(\&amp;errhdl, \&amp;brkhdl, $simulator, [@sim_options], [@comp_options], $exe_fname, [@params_list]) ;</text:span></text:p>
      <text:p text:style-name="P122"><text:span text:style-name="T40"># <text:s text:c="5"/>$CYC <text:s text:c="4"/>= $res[0] ;</text:span></text:p>
      <text:p text:style-name="P122"><text:span text:style-name="T40"># <text:s text:c="5"/>@std_out = @{$res[1]}</text:span></text:p>
      <text:p text:style-name="P131"/>
      <text:p text:style-name="P30"><text:span text:style-name="T2">To add a new simulator, you must add a new case in the </text:span><text:span text:style-name="T26">SWITCH_SIM</text:span><text:span text:style-name="T2"> switch:</text:span></text:p>
      <text:p text:style-name="P126"/>
      <text:p text:style-name="P127"><text:span text:style-name="T40">SWITCH_SIM: {</text:span></text:p>
      <text:p text:style-name="P127"><text:span text:style-name="T40"><text:s text:c="4"/># -------------------------------------------------</text:span></text:p>
      <text:p text:style-name="P127"><text:span text:style-name="T40"><text:s text:c="4"/>if ($sim eq 'runsc100') {</text:span></text:p>
      <text:p text:style-name="P131"/>
      <text:p text:style-name="P127"><text:span text:style-name="T40"><text:s text:c="8"/>@res = execute_it_stdout_errbrkhdl(\&amp;$errhdl, \&amp;$brkhdl, @cmd) ;</text:span></text:p>
      <text:p text:style-name="P131"/>
      <text:p text:style-name="P127"><text:span text:style-name="T40"><text:s text:c="8"/>foreach my $i (reverse(0 .. $#res)) {</text:span></text:p>
      <text:p text:style-name="P127"><text:span text:style-name="T40"><text:s text:c="12"/>if ($res[$i] =~ </text:span><text:span text:style-name="T51">/total\s*execution\s*time\s*==\s(\d+)\s*instruction\s*cycles\s*$/</text:span><text:span text:style-name="T40">) {</text:span></text:p>
      <text:p text:style-name="P127"><text:span text:style-name="T40"><text:s text:c="16"/>$CYC = $LAST_PAREN_MATCH unless (defined($CYC)) ;</text:span></text:p>
      <text:p text:style-name="P127"><text:span text:style-name="T40"><text:s text:c="16"/>if ($PREMATCH eq '') {</text:span></text:p>
      <text:p text:style-name="P127"><text:span text:style-name="T40"><text:s text:c="20"/>splice(@res, $i, 1) ;</text:span></text:p>
      <text:p text:style-name="P127"><text:span text:style-name="T40"><text:s text:c="16"/>}</text:span></text:p>
      <text:p text:style-name="P127"><text:span text:style-name="T40"><text:s text:c="16"/>else {</text:span></text:p>
      <text:p text:style-name="P127"><text:span text:style-name="T40"><text:s text:c="20"/>$res[$i] = $PREMATCH ;</text:span></text:p>
      <text:p text:style-name="P127"><text:soft-page-break/><text:span text:style-name="T40"><text:s text:c="16"/>}</text:span></text:p>
      <text:p text:style-name="P127"><text:span text:style-name="T40"><text:s text:c="12"/>}</text:span></text:p>
      <text:p text:style-name="P127"><text:span text:style-name="T40"><text:s text:c="8"/>}</text:span></text:p>
      <text:p text:style-name="P131"/>
      <text:p text:style-name="P127"><text:span text:style-name="T40"><text:s text:c="8"/>last SWITCH_SIM ;</text:span></text:p>
      <text:p text:style-name="P127"><text:span text:style-name="T40"><text:s text:c="4"/>} # end if ($sim eq 'runsc100')</text:span></text:p>
      <text:p text:style-name="P127"><text:span text:style-name="T40"><text:s text:c="4"/># -------------------------------------------------</text:span></text:p>
      <text:p text:style-name="P127"><text:span text:style-name="T40"><text:s text:c="4"/>if ($sim eq 'sc100-sim') {</text:span></text:p>
      <text:p text:style-name="P127"><text:span text:style-name="T40"><text:s text:c="4"/></text:span><field:fieldmark-start text:name="__Fieldmark__12387_1316373460" field:type="SYMBOL 183 \f &quot;Symbol&quot; \s 10"/><field:fieldmark-end/><text:span text:style-name="T40"><text:s/></text:span><field:fieldmark-start text:name="__Fieldmark__12390_1316373460" field:type="SYMBOL 183 \f &quot;Symbol&quot; \s 10"/><field:fieldmark-end/><text:span text:style-name="T40"><text:s/></text:span><field:fieldmark-start text:name="__Fieldmark__12393_1316373460" field:type="SYMBOL 183 \f &quot;Symbol&quot; \s 10"/><field:fieldmark-end/></text:p>
      <text:p text:style-name="P127"><text:span text:style-name="T40"><text:s text:c="4"/>} # end if ($sim eq 'runsc100')</text:span></text:p>
      <text:p text:style-name="P127"><text:span text:style-name="T40"><text:s text:c="4"/># -------------------------------------------------</text:span></text:p>
      <text:p text:style-name="P127"><text:span text:style-name="T40"><text:s text:c="4"/>if ($sim eq 'runccs') {</text:span></text:p>
      <text:p text:style-name="P127"><text:span text:style-name="T40"><text:s text:c="4"/></text:span><field:fieldmark-start text:name="__Fieldmark__12403_1316373460" field:type="SYMBOL 183 \f &quot;Symbol&quot; \s 10"/><field:fieldmark-end/><text:span text:style-name="T40"><text:s/></text:span><field:fieldmark-start text:name="__Fieldmark__12406_1316373460" field:type="SYMBOL 183 \f &quot;Symbol&quot; \s 10"/><field:fieldmark-end/><text:span text:style-name="T40"><text:s/></text:span><field:fieldmark-start text:name="__Fieldmark__12409_1316373460" field:type="SYMBOL 183 \f &quot;Symbol&quot; \s 10"/><field:fieldmark-end/></text:p>
      <text:p text:style-name="P127"><text:span text:style-name="T40"><text:s text:c="4"/>} # end if ($sim eq 'runsc100')</text:span></text:p>
      <text:p text:style-name="P131"/>
      <text:p text:style-name="P127"><text:span text:style-name="T40"><text:s text:c="4"/># -------------------------------------------------</text:span></text:p>
      <text:p text:style-name="P127"><text:span text:style-name="T40"><text:s text:c="4"/>if ($sim eq 'none') {</text:span></text:p>
      <text:p text:style-name="P127"><text:span text:style-name="T40"><text:s text:c="4"/></text:span><field:fieldmark-start text:name="__Fieldmark__12419_1316373460" field:type="SYMBOL 183 \f &quot;Symbol&quot; \s 10"/><field:fieldmark-end/><text:span text:style-name="T40"><text:s/></text:span><field:fieldmark-start text:name="__Fieldmark__12422_1316373460" field:type="SYMBOL 183 \f &quot;Symbol&quot; \s 10"/><field:fieldmark-end/><text:span text:style-name="T40"><text:s/></text:span><field:fieldmark-start text:name="__Fieldmark__12425_1316373460" field:type="SYMBOL 183 \f &quot;Symbol&quot; \s 10"/><field:fieldmark-end/></text:p>
      <text:p text:style-name="P127"><text:span text:style-name="T40"><text:s text:c="4"/>} # end if ($sim eq 'none')</text:span></text:p>
      <text:p text:style-name="P127"><text:span text:style-name="T40"><text:s text:c="4"/># -------------------------------------------------</text:span></text:p>
      <text:p text:style-name="P127"><text:span text:style-name="T40"><text:s text:c="4"/>if ($sim eq 'sim-ame') {</text:span></text:p>
      <text:p text:style-name="P127"><text:span text:style-name="T40"><text:s text:c="4"/></text:span><field:fieldmark-start text:name="__Fieldmark__12435_1316373460" field:type="SYMBOL 183 \f &quot;Symbol&quot; \s 10"/><field:fieldmark-end/><text:span text:style-name="T40"><text:s/></text:span><field:fieldmark-start text:name="__Fieldmark__12438_1316373460" field:type="SYMBOL 183 \f &quot;Symbol&quot; \s 10"/><field:fieldmark-end/><text:span text:style-name="T40"><text:s/></text:span><field:fieldmark-start text:name="__Fieldmark__12441_1316373460" field:type="SYMBOL 183 \f &quot;Symbol&quot; \s 10"/><field:fieldmark-end/></text:p>
      <text:p text:style-name="P127"><text:span text:style-name="T40"><text:s text:c="4"/>} # end if ($sim eq 'sim-ame')</text:span></text:p>
      <text:p text:style-name="P127"><text:span text:style-name="T40"><text:s text:c="4"/># -------------------------------------------------</text:span></text:p>
      <text:p text:style-name="P127"><text:span text:style-name="T40"><text:s text:c="4"/>if ($sim eq 'ISS') {</text:span></text:p>
      <text:p text:style-name="P127"><text:span text:style-name="T40"><text:s text:c="4"/></text:span><field:fieldmark-start text:name="__Fieldmark__12451_1316373460" field:type="SYMBOL 183 \f &quot;Symbol&quot; \s 10"/><field:fieldmark-end/><text:span text:style-name="T40"><text:s/></text:span><field:fieldmark-start text:name="__Fieldmark__12454_1316373460" field:type="SYMBOL 183 \f &quot;Symbol&quot; \s 10"/><field:fieldmark-end/><text:span text:style-name="T40"><text:s/></text:span><field:fieldmark-start text:name="__Fieldmark__12457_1316373460" field:type="SYMBOL 183 \f &quot;Symbol&quot; \s 10"/><field:fieldmark-end/></text:p>
      <text:p text:style-name="P127"><text:span text:style-name="T40"><text:s text:c="4"/>} # end if ($sim eq 'runsc100')</text:span></text:p>
      <text:p text:style-name="P127"><text:span text:style-name="T40"><text:s text:c="4"/># -------------------------------------------------</text:span></text:p>
      <text:p text:style-name="P127"><text:span text:style-name="T40"><text:s text:c="4"/>if ($sim eq 'axd') {</text:span></text:p>
      <text:p text:style-name="P127"><text:soft-page-break/><text:span text:style-name="T40"><text:s text:c="4"/></text:span><field:fieldmark-start text:name="__Fieldmark__12467_1316373460" field:type="SYMBOL 183 \f &quot;Symbol&quot; \s 10"/><field:fieldmark-end/><text:span text:style-name="T40"><text:s/></text:span><field:fieldmark-start text:name="__Fieldmark__12470_1316373460" field:type="SYMBOL 183 \f &quot;Symbol&quot; \s 10"/><field:fieldmark-end/><text:span text:style-name="T40"><text:s/></text:span><field:fieldmark-start text:name="__Fieldmark__12473_1316373460" field:type="SYMBOL 183 \f &quot;Symbol&quot; \s 10"/><field:fieldmark-end/></text:p>
      <text:p text:style-name="P127"><text:span text:style-name="T40"><text:s text:c="4"/>} # end if ($sim eq 'axd')</text:span></text:p>
      <text:p text:style-name="P127"><text:span text:style-name="T40"><text:s text:c="4"/># -------------------------------------------------</text:span></text:p>
      <text:p text:style-name="P127"><text:span text:style-name="T40"><text:s text:c="4"/>print STDERR "Simulator '$sim' not recognized.\n" ;</text:span></text:p>
      <text:p text:style-name="P131"/>
      <text:p text:style-name="P122"><text:span text:style-name="T40">} # end SWITCH_SIM</text:span></text:p>
      <text:p text:style-name="P126"/>
      <text:p text:style-name="P1"><text:span text:style-name="T2">You can then launch the command line with the </text:span><text:span text:style-name="code_20_Char_20_Char">execute_it_stdout_errbrkhdl</text:span><text:span text:style-name="T41"> </text:span><text:span text:style-name="T2">function that uses the error and break handler you let follow as parameters. </text:span></text:p>
      <text:p text:style-name="P30"><text:soft-page-break/><text:span text:style-name="T2">You have to strip the simulator trace lines from the </text:span><text:span text:style-name="T26">STDOUT</text:span><text:span text:style-name="T2"> lines got when the simulator outputs them among the simulated code output ones. As example here are the details about the parsing of the </text:span><text:span text:style-name="T26">runsc100</text:span><text:span text:style-name="T2"> simulator part:</text:span></text:p>
      <text:p text:style-name="P122"/>
      <text:p text:style-name="P122"><text:span text:style-name="T46"># We get the STDOUT output of the execution of the compiled code</text:span></text:p>
      <text:p text:style-name="P127">@res = execute_it_stdout_errbrkhdl(\&amp;$errhdl, \&amp;$brkhdl, @cmd) ;</text:p>
      <text:p text:style-name="P127"/>
      <text:p text:style-name="P127"><text:span text:style-name="T46"># We iterate the lines from the end to keep the last number of cycles echoed </text:span></text:p>
      <text:p text:style-name="P127">foreach my $i (reverse(0 .. $#res)) {</text:p>
      <text:p text:style-name="P127"/>
      <text:p text:style-name="P127"><text:s text:c="4"/><text:span text:style-name="T46"># We test if the line matches with simulator output of the number of cycles</text:span></text:p>
      <text:p text:style-name="P127"><text:s text:c="4"/>if ($res[$i] =~ <text:span text:style-name="T51">/total\s*execution\s*time\s*==\s(\d+)\s*instruction\s*cycles\s*$/</text:span>) {</text:p>
      <text:p text:style-name="P127"/>
      <text:p text:style-name="P127"><text:s text:c="8"/><text:span text:style-name="T46"># The number of cycles is the \d pattern found if not already found before</text:span></text:p>
      <text:p text:style-name="P127"><text:s text:c="8"/>$CYC = $LAST_PAREN_MATCH unless (defined($CYC)) ;</text:p>
      <text:p text:style-name="P127"/>
      <text:p text:style-name="P127"><text:s text:c="8"/><text:span text:style-name="T46"># We delete the entire line if there is no string before the match,</text:span></text:p>
      <text:p text:style-name="P127"><text:s text:c="8"/>if ($PREMATCH eq '') {</text:p>
      <text:p text:style-name="P127"><text:s text:c="12"/>splice(@res, $i, 1) ;</text:p>
      <text:p text:style-name="P127"><text:s text:c="8"/>}</text:p>
      <text:p text:style-name="P127"><text:s text:c="8"/><text:span text:style-name="T46"># else only the matched string is deleted</text:span></text:p>
      <text:p text:style-name="P127"><text:s text:c="8"/>else {</text:p>
      <text:p text:style-name="P127"><text:s text:c="12"/>$res[$i] = $PREMATCH ;</text:p>
      <text:p text:style-name="P127"><text:s text:c="8"/>}</text:p>
      <text:p text:style-name="P122"><text:s text:c="4"/>}</text:p>
      <text:p text:style-name="P122">}</text:p>
      <text:p text:style-name="P3"/>
      <text:p text:style-name="P1"><text:span text:style-name="T2">The </text:span><text:span text:style-name="T26">run_sim_errbrkhdl</text:span><text:span text:style-name="T2"> function then strips lines containing a number of cycles that can be computed by the compiled code itself: when the </text:span><text:span text:style-name="T26">"qa_cycles=</text:span><text:span text:style-name="T25">&lt;a_number&gt;</text:span><text:span text:style-name="T26">"</text:span><text:span text:style-name="T2"> is echoed on a line. The final </text:span><text:span text:style-name="T26">STDOUT</text:span><text:span text:style-name="T2"> lines are written in the </text:span><text:span text:style-name="T26">stdout_sim</text:span><text:span text:style-name="T2"> file for potential debug purpose.</text:span></text:p>
      <text:list xml:id="list183026549182499" text:continue-numbering="true" text:style-name="WWNum1">
        <text:list-item>
          <text:list>
            <text:list-item>
              <text:h text:style-name="P52" text:outline-level="2"><text:bookmark-start text:name="_Toc69120194"/><text:soft-page-break/><text:span text:style-name="T2">ARM simulator launcher</text:span><text:bookmark-end text:name="_Toc69120194"/></text:h>
            </text:list-item>
          </text:list>
        </text:list-item>
      </text:list>
      <text:p text:style-name="P1"><text:span text:style-name="T2">Once </text:span><text:span text:style-name="code_20_Char_20_Char">run_axd_sim.pl</text:span><text:span text:style-name="T2"> simulator launcher is configured (read § </text:span><text:span text:style-name="T2"><text:bookmark-ref text:reference-format="number" text:ref-name="_Ref58177948">6.3.2.3</text:bookmark-ref></text:span><text:span text:style-name="T2">“</text:span><text:span text:style-name="T2"><text:bookmark-ref text:reference-format="text" text:ref-name="_Ref58177948">ARM</text:bookmark-ref></text:span><text:span text:style-name="T2">”), it can be used as a stand-alone command or as simulator within the QA environment (as "-s" parameter for </text:span><text:span text:style-name="code_20_Char_20_Char">run_all</text:span><text:span text:style-name="T2"> or with </text:span><text:span text:style-name="code_20_Char_20_Char">axd </text:span><text:span text:style-name="T2">instead of </text:span><text:span text:style-name="code_20_Char_20_Char">runsc100</text:span><text:span text:style-name="T2"> or </text:span><text:span text:style-name="code_20_Char_20_Char">sc100-sim</text:span><text:span text:style-name="T2"> in scenarios).</text:span></text:p>
      <text:list xml:id="list183026729700756" text:continue-numbering="true" text:style-name="WWNum1">
        <text:list-item>
          <text:list>
            <text:list-item>
              <text:list>
                <text:list-item>
                  <text:h text:style-name="P59" text:outline-level="3"><text:bookmark-start text:name="_Toc69120195"/><text:span text:style-name="T2">Syntax</text:span><text:bookmark-end text:name="_Toc69120195"/></text:h>
                </text:list-item>
              </text:list>
            </text:list-item>
          </text:list>
        </text:list-item>
      </text:list>
      <text:p text:style-name="P1"><text:span text:style-name="T2">The help message is echoed when </text:span><text:span text:style-name="code_20_Char_20_Char">run_axd_sim.pl</text:span><text:span text:style-name="T2"> is launched without parameter:</text:span></text:p>
      <text:p text:style-name="P122"/>
      <text:p text:style-name="P122">Usage: run_axd_sim.pl [-o &lt;stdout_file&gt;] [-l &lt;axd_log_file&gt;] [-k] [-s &lt;axd_sim_option&gt;]* [--] &lt;exe_file&gt; [&lt;parameter&gt;]*</text:p>
      <text:p text:style-name="P122"/>
      <text:p text:style-name="P122">Default values are:</text:p>
      <text:p text:style-name="P122"><text:s text:c="8"/>For stdout_file: 'stdout_sim'</text:p>
      <text:p text:style-name="P122"><text:s text:c="8"/>For axd_log_file: 'tmp_axd.log'</text:p>
      <text:p text:style-name="P122"/>
      <text:p text:style-name="P122">The temporary startup script for the &lt;exe_file&gt; is stored in 'tmp_axd_run_script'</text:p>
      <text:p text:style-name="P122">The temporary session file for the &lt;exe_file&gt; is stored in 'tmp_axd.ses'</text:p>
      <text:p text:style-name="P122">To keep these temporary files, use the '-k' parameter.</text:p>
      <text:p text:style-name="P122"/>
      <text:p text:style-name="P3"/>
      <text:list xml:id="list183027169832184" text:continue-numbering="true" text:style-name="WWNum1">
        <text:list-item>
          <text:list>
            <text:list-item>
              <text:list>
                <text:list-item>
                  <text:h text:style-name="P59" text:outline-level="3"><text:bookmark-start text:name="_Toc69120196"/><text:soft-page-break/><text:span text:style-name="T2">Examples</text:span><text:bookmark-end text:name="_Toc69120196"/></text:h>
                </text:list-item>
              </text:list>
            </text:list-item>
          </text:list>
        </text:list-item>
      </text:list>
      <text:p text:style-name="P30"><text:span text:style-name="T2">You can for example do:</text:span></text:p>
      <text:p text:style-name="P122"/>
      <text:p text:style-name="P122">cd $NEW_QA_ROOT/runtest/applications/ecc/v0</text:p>
      <text:p text:style-name="P122">gmake<text:span text:style-name="T37"> -f makefile CC=armcc proc=arm7tdmi proc=arm7tdmi coder -r </text:span>"CFLAGS=-D_QA_PERF_ -O2"</text:p>
      <text:p text:style-name="P122">run_axd_sim.pl -o stdout_file -l axd_log_file -k -- bin/coder.axf</text:p>
      <text:p text:style-name="P122">cat stdout_file</text:p>
      <text:p text:style-name="P122">cat axd_log_file</text:p>
      <text:p text:style-name="P122"/>
      <text:p text:style-name="P3"/>
      <text:p text:style-name="P1"><text:span text:style-name="T2">A bigger example using the </text:span><text:span text:style-name="code_20_Char_20_Char">applis_arm.scn</text:span><text:span text:style-name="T2"> scenario with two different compilers follows.</text:span></text:p>
      <text:list xml:id="list183025968599354" text:continue-numbering="true" text:style-name="WWNum1">
        <text:list-item>
          <text:list>
            <text:list-item>
              <text:list>
                <text:list-item>
                  <text:list>
                    <text:list-item>
                      <text:h text:style-name="P61" text:outline-level="4"><text:bookmark-start text:name="_Toc69120197"/><text:span text:style-name="T2">MWCCARM compiler test</text:span><text:bookmark-end text:name="_Toc69120197"/><text:span text:style-name="T2"> </text:span></text:h>
                    </text:list-item>
                  </text:list>
                </text:list-item>
              </text:list>
            </text:list-item>
          </text:list>
        </text:list-item>
      </text:list>
      <text:p text:style-name="P124"/>
      <text:p text:style-name="P122"><text:span text:style-name="T37">new_run_allapp.pl -v tst_mwccarm -D MWCC $NEW_QA_ROOT/runtest/scenarios/applis_arm.scn</text:span></text:p>
      <text:p text:style-name="P124"/>
      <text:p text:style-name="P1"><text:span text:style-name="T2">The global report is stored in the last file generated in </text:span><text:span text:style-name="code_20_Char_20_Char">$NEW_QA_ROOT/runtest/allapp_reports</text:span><text:span text:style-name="T2"> directory.</text:span></text:p>
      <text:list xml:id="list183027107598018" text:continue-numbering="true" text:style-name="WWNum1">
        <text:list-item>
          <text:list>
            <text:list-item>
              <text:list>
                <text:list-item>
                  <text:list>
                    <text:list-item>
                      <text:h text:style-name="P61" text:outline-level="4"><text:bookmark-start text:name="_Toc69120198"/><text:span text:style-name="T2">ARMCC compiler test</text:span><text:bookmark-end text:name="_Toc69120198"/></text:h>
                    </text:list-item>
                  </text:list>
                </text:list-item>
              </text:list>
            </text:list-item>
          </text:list>
        </text:list-item>
      </text:list>
      <text:p text:style-name="P122"/>
      <text:p text:style-name="P122"><text:span text:style-name="T37">new_run_allapp.pl -v tst_armcc $NEW_QA_ROOT/runtest/scenarios/applis_arm.scn</text:span></text:p>
      <text:p text:style-name="P122"/>
      <text:p text:style-name="P1"><text:span text:style-name="T2">The global report is stored in the last file generated in </text:span><text:span text:style-name="code_20_Char_20_Char">$NEW_QA_ROOT/runtest/allapp_reports</text:span><text:span text:style-name="T2"> directory.</text:span></text:p>
      <text:list xml:id="list183026478177971" text:continue-numbering="true" text:style-name="WWNum1">
        <text:list-item>
          <text:list>
            <text:list-item>
              <text:h text:style-name="P52" text:outline-level="2"><text:bookmark-start text:name="_Ref65575272"/><text:bookmark-start text:name="_Ref65575269"/><text:bookmark-start text:name="_Toc69120199"/><text:span text:style-name="T2">Board launcher</text:span><text:bookmark-end text:name="_Ref65575272"/><text:bookmark-end text:name="_Ref65575269"/><text:bookmark-end text:name="_Toc69120199"/></text:h>
            </text:list-item>
          </text:list>
        </text:list-item>
      </text:list>
      <text:p text:style-name="P1"><text:span text:style-name="T2">Once the </text:span><text:span text:style-name="code_20_Char_20_Char">runccs</text:span><text:span text:style-name="T2"> and </text:span><text:span text:style-name="code_20_Char_20_Char">CCS</text:span><text:span text:style-name="T2"> are installed and configured, it can be used as a stand-alone command or as simulator within the QA environment (as "</text:span><text:span text:style-name="code_20_Char_20_Char">-s</text:span><text:span text:style-name="T2">" parameter for </text:span><text:span text:style-name="code_20_Char_20_Char">run_all</text:span><text:span text:style-name="T2"> or with </text:span><text:span text:style-name="code_20_Char_20_Char">runccs</text:span><text:span text:style-name="T2"> instead of </text:span><text:span text:style-name="code_20_Char_20_Char">runsc100</text:span><text:span text:style-name="T2"> or </text:span><text:span text:style-name="code_20_Char_20_Char">sc100-sim</text:span><text:span text:style-name="T2"> in scenarios).</text:span></text:p>
      <text:p text:style-name="P30"><text:soft-page-break/><text:span text:style-name="T2">The help message is echoed when launching </text:span><text:span text:style-name="code_20_Char_20_Char">runccs -h</text:span><text:span text:style-name="T2"> :</text:span></text:p>
      <text:p text:style-name="P122"/>
      <text:p text:style-name="P122">usage: runccs &lt;runccs_options&gt; [--] &lt;elf_file&gt; [&lt;elf_parameter&gt;]*</text:p>
      <text:p text:style-name="P122">runccs options are:</text:p>
      <text:p text:style-name="P122"><text:s text:c="4"/>-h <text:s text:c="22"/>for this help message</text:p>
      <text:p text:style-name="P122"><text:s text:c="4"/>-i &lt;init_file&gt; <text:s text:c="10"/>for the board initialization</text:p>
      <text:p text:style-name="P122"><text:s text:c="4"/>-c &lt;config_file&gt; <text:s text:c="8"/>for the runccs configuration</text:p>
      <text:p text:style-name="P122"><text:s text:c="4"/>-t &lt;target_support&gt; <text:s text:c="5"/>for the targeted board support</text:p>
      <text:p text:style-name="P122"><text:s text:c="4"/>-o &lt;stdout_sim_file&gt; <text:s text:c="4"/>for the stdout captured file</text:p>
      <text:p text:style-name="P127"><text:s text:c="4"/>-c &lt;stderr_sim_file&gt; <text:s text:c="4"/>for the stderr captured file</text:p>
      <text:p text:style-name="P122"/>
      <text:p text:style-name="P122">Defaults are:</text:p>
      <text:p text:style-name="P122"><text:s text:c="4"/>&lt;init_file&gt;: C:\cygwin\home\qa_user\tools\simulators\ccs\bin\..\src\8101_Initialization.cfg</text:p>
      <text:p text:style-name="P122"><text:s text:c="4"/>&lt;config_file&gt;: C:\cygwin\home\qa_user\tools\simulators\ccs\bin\..\src\syscfg.txt</text:p>
      <text:p text:style-name="P122"><text:s text:c="4"/>&lt;target_support&gt;: MSC8101-Run</text:p>
      <text:p text:style-name="P122">Available values:</text:p>
      <text:p text:style-name="P122"><text:s text:c="4"/>&lt;target_support&gt;: MSC8101-Debug, SC140-Debug, MSC8101-Run</text:p>
      <text:p text:style-name="P122">Use '--' if one &lt;elf_parameter&gt; is in '-xyz' form.</text:p>
      <text:p text:style-name="P122"/>
      <text:p text:style-name="P3"/>
      <text:p text:style-name="P1"><text:span text:style-name="T2">You can for example run the simple "Hello world" executable file stored in </text:span><text:span text:style-name="code_20_Char_20_Char">$QA_TOOLS/simulators/ccs/</text:span><text:span text:style-name="T2"> with:</text:span></text:p>
      <text:p text:style-name="P122"><text:soft-page-break/></text:p>
      <text:p text:style-name="P122">cd $QA_TOOLS/simulators/ccs</text:p>
      <text:p text:style-name="P122">runccs hello_you.eld</text:p>
      <text:p text:style-name="P122">runccs hello_you.eld good friend</text:p>
      <text:p text:style-name="P122">runccs -i src/<text:span text:style-name="T37">8101_Initialization_empty.cfg</text:span> -c src/syscfg.txt hello_you.eld good friend</text:p>
      <text:p text:style-name="P122">runccs -o testfile hello_you.eld good friend</text:p>
      <text:p text:style-name="P122">cat testfile</text:p>
      <text:p text:style-name="P122"/>
      <text:p text:style-name="P4"/>
      <text:list xml:id="list183027413719967" text:continue-numbering="true" text:style-name="WWNum1">
        <text:list-item>
          <text:h text:style-name="P56" text:outline-level="1"><text:bookmark-start text:name="_Ref32921874"/><text:bookmark-start text:name="_Ref32921869"/><text:bookmark-start text:name="_Toc69120200"/><text:bookmark-start text:name="_Toc34735866"/>The QA tests base<text:bookmark-end text:name="_Ref32921874"/><text:bookmark-end text:name="_Ref32921869"/><text:bookmark-end text:name="_Toc69120200"/><text:bookmark-end text:name="_Toc34735866"/></text:h>
        </text:list-item>
      </text:list>
      <text:p text:style-name="P1"><text:span text:style-name="T2">You can find in this chapter the description of:</text:span></text:p>
      <text:list xml:id="list183027472988914" text:continue-list="list183026529554052" text:style-name="WWNum59">
        <text:list-item>
          <text:p text:style-name="P87"><text:span text:style-name="T2">the features of each category of test (applications, unit tests) in § </text:span><text:span text:style-name="T2"><text:bookmark-ref text:reference-format="number" text:ref-name="_Ref68002413">10.1</text:bookmark-ref></text:span><text:span text:style-name="T2"> “</text:span><text:span text:style-name="T2"><text:bookmark-ref text:reference-format="text" text:ref-name="_Ref68002413">Tests general features</text:bookmark-ref></text:span><text:span text:style-name="T2">”,</text:span></text:p>
        </text:list-item>
        <text:list-item>
          <text:p text:style-name="P87"><text:span text:style-name="T2">the details of each test currently integrated in the QA in the § </text:span><text:span text:style-name="T2"><text:bookmark-ref text:reference-format="number" text:ref-name="_Ref68002440">10.2</text:bookmark-ref></text:span><text:span text:style-name="T2"> “</text:span><text:span text:style-name="T2"><text:bookmark-ref text:reference-format="text" text:ref-name="_Ref68002440">Tests specificities</text:bookmark-ref></text:span><text:span text:style-name="T2">”. </text:span></text:p>
        </text:list-item>
      </text:list>
      <text:p text:style-name="P3"/>
      <text:p text:style-name="P1"><text:span text:style-name="T2">The details you can find for each test are:</text:span></text:p>
      <text:list xml:id="list183027616479055" text:continue-numbering="true" text:style-name="WWNum59">
        <text:list-item>
          <text:p text:style-name="P87"><text:span text:style-name="T2">a short description of:</text:span></text:p>
        </text:list-item>
      </text:list>
      <text:list xml:id="list183026258548578" text:continue-list="list183026783535532" text:style-name="WWNum79">
        <text:list-item>
          <text:p text:style-name="P101"><text:span text:style-name="T2">the original application purpose when it does not belong to the compiler testing domain,</text:span></text:p>
        </text:list-item>
        <text:list-item>
          <text:p text:style-name="P101"><text:span text:style-name="T2">the kind of conformance or performance checks when the test belongs to the compiler testing domain.</text:span></text:p>
        </text:list-item>
      </text:list>
      <text:list xml:id="list183026302795236" text:continue-list="list183027616479055" text:style-name="WWNum59">
        <text:list-item>
          <text:p text:style-name="P87"><text:span text:style-name="T2">the exceptions to the general features commonly supported.</text:span></text:p>
        </text:list-item>
      </text:list>
      <text:p text:style-name="P1"><text:span text:style-name="T2">For more information you can read the </text:span><text:span text:style-name="code_20_Char_20_Char">README</text:span><text:span text:style-name="T2"> file stored in the test directory.</text:span></text:p>
      <text:list xml:id="list183026169424831" text:continue-list="list183027413719967" text:style-name="WWNum1">
        <text:list-item>
          <text:list>
            <text:list-item>
              <text:h text:style-name="P52" text:outline-level="2"><text:bookmark-start text:name="_Toc69120201"/><text:bookmark-start text:name="_Ref68002413"/><text:span text:style-name="T2">Tests general features</text:span><text:bookmark-end text:name="_Toc69120201"/><text:bookmark-end text:name="_Ref68002413"/></text:h>
            </text:list-item>
          </text:list>
        </text:list-item>
      </text:list>
      <text:p text:style-name="P1"><text:span text:style-name="T2">We present here the master script options (what appears in the scenario) that are available for all tests based on generic master script. We assume the tests are using a generic master script. Otherwise, the exception is reported in the § </text:span><text:span text:style-name="T2"><text:bookmark-ref text:reference-format="number" text:ref-name="_Ref68002440">10.2</text:bookmark-ref></text:span><text:span text:style-name="T2"> “</text:span><text:span text:style-name="T2"><text:bookmark-ref text:reference-format="text" text:ref-name="_Ref68002440">Tests specificities</text:bookmark-ref></text:span><text:span text:style-name="T2">”.</text:span></text:p>
      <text:list xml:id="list183027281082666" text:continue-numbering="true" text:style-name="WWNum1">
        <text:list-item>
          <text:list>
            <text:list-item>
              <text:list>
                <text:list-item>
                  <text:h text:style-name="P59" text:outline-level="3"><text:bookmark-start text:name="_Toc69120202"/><text:span text:style-name="T2">Applications (mostly codecs)</text:span><text:bookmark-end text:name="_Toc69120202"/></text:h>
                </text:list-item>
              </text:list>
            </text:list-item>
          </text:list>
        </text:list-item>
      </text:list>
      <text:p text:style-name="P30"><text:span text:style-name="T2">The master scripts options that do not depend on the compiler are:</text:span></text:p>
      <table:table table:name="Tableau5" table:style-name="Tableau5">
        <table:table-column table:style-name="Tableau5.A"/>
        <table:table-column table:style-name="Tableau5.B"/>
        <table:table-row table:style-name="Tableau5.1">
          <table:table-cell table:style-name="Tableau5.A1" office:value-type="string">
            <text:p text:style-name="P20"><text:span text:style-name="T4">Master script options</text:span></text:p>
          </table:table-cell>
          <table:table-cell table:style-name="Tableau5.A1" office:value-type="string">
            <text:p text:style-name="P20"><text:span text:style-name="code_20_Char_20_Char"><text:span text:style-name="T27">Availability, supported values</text:span></text:span></text:p>
          </table:table-cell>
        </table:table-row>
        <table:table-row table:style-name="Tableau5.2">
          <table:table-cell table:style-name="Tableau5.A1" office:value-type="string">
            <text:p text:style-name="P20"><text:span text:style-name="code_20_Char_20_Char"><text:span text:style-name="T26">‑functional</text:span></text:span></text:p>
          </table:table-cell>
          <table:table-cell table:style-name="Tableau5.A1" office:value-type="string">
            <text:p text:style-name="P20"><text:span text:style-name="code_20_Char_20_Char"><text:span text:style-name="T25">yes, exclusive with </text:span></text:span><text:span text:style-name="code_20_Char_20_Char"><text:span text:style-name="T26">‑performance</text:span></text:span></text:p>
          </table:table-cell>
        </table:table-row>
        <table:table-row table:style-name="Tableau5.2">
          <table:table-cell table:style-name="Tableau5.A1" office:value-type="string">
            <text:p text:style-name="P19"><text:span text:style-name="code_20_Char_20_Char"><text:span text:style-name="T26">‑performance</text:span></text:span></text:p>
          </table:table-cell>
          <table:table-cell table:style-name="Tableau5.A1" office:value-type="string">
            <text:p text:style-name="P19"><text:span text:style-name="code_20_Char_20_Char"><text:span text:style-name="T25">yes, exclusive with </text:span></text:span><text:span text:style-name="code_20_Char_20_Char"><text:span text:style-name="T26">‑functional</text:span></text:span></text:p>
          </table:table-cell>
        </table:table-row>
        <table:table-row table:style-name="Tableau5.2">
          <table:table-cell table:style-name="Tableau5.A1" office:value-type="string">
            <text:p text:style-name="P19"><text:span text:style-name="code_20_Char_20_Char">‑target <text:s text:c="4"/></text:span></text:p>
          </table:table-cell>
          <table:table-cell table:style-name="Tableau5.A1" office:value-type="string">
            <text:p text:style-name="P19"><text:span text:style-name="code_20_Char_20_Char">coder decoder coder_decoder</text:span></text:p>
          </table:table-cell>
        </table:table-row>
        <table:table-row table:style-name="Tableau5.2">
          <table:table-cell table:style-name="Tableau5.A1" office:value-type="string">
            <text:p text:style-name="P19"><text:span text:style-name="code_20_Char_20_Char">‑makefile <text:s text:c="2"/></text:span></text:p>
          </table:table-cell>
          <table:table-cell table:style-name="Tableau5.A1" office:value-type="string">
            <text:p text:style-name="P19"><text:span text:style-name="code_20_Char_20_Char">makefile makefile.scc makefile.gcc makefile.ppc</text:span></text:p>
          </table:table-cell>
        </table:table-row>
        <table:table-row table:style-name="Tableau5.2">
          <table:table-cell table:style-name="Tableau5.A1" office:value-type="string">
            <text:p text:style-name="P19"><text:span text:style-name="code_20_Char_20_Char"><text:span text:style-name="T26">‑make_option</text:span></text:span></text:p>
          </table:table-cell>
          <table:table-cell table:style-name="Tableau5.A1" office:value-type="string">
            <text:p text:style-name="P19"><text:span text:style-name="code_20_Char_20_Char"><text:span text:style-name="T26">CC=scc CC=gcc CC=mwccarm CC=armcc CC=gccarm CC=win32_x86 CC=dsp56800e CC=dsp56800 CC=mac_ppc</text:span></text:span></text:p>
          </table:table-cell>
        </table:table-row>
        <table:table-row table:style-name="Tableau5.2">
          <table:table-cell table:style-name="Tableau5.A1" office:value-type="string">
            <text:p text:style-name="P19"><text:span text:style-name="code_20_Char_20_Char"><text:span text:style-name="T26">‑simulator <text:s/></text:span></text:span></text:p>
          </table:table-cell>
          <table:table-cell table:style-name="Tableau5.A1" office:value-type="string">
            <text:p text:style-name="P19"><text:span text:style-name="code_20_Char_20_Char"><text:span text:style-name="T26">none runsc100 sc100-sim runccs sim-ame ISS axd mwrunsim56800e mwrunsim56800</text:span></text:span></text:p>
          </table:table-cell>
        </table:table-row>
        <table:table-row table:style-name="Tableau5.2">
          <table:table-cell table:style-name="Tableau5.A1" office:value-type="string">
            <text:p text:style-name="P19"><text:span text:style-name="code_20_Char_20_Char"><text:span text:style-name="T26">‑sim_option </text:span></text:span></text:p>
          </table:table-cell>
          <table:table-cell table:style-name="Tableau5.A1" office:value-type="string">
            <text:p text:style-name="P19"><text:span text:style-name="code_20_Char_20_Char"><text:span text:style-name="T25">depends on the simulator</text:span></text:span><text:soft-page-break/></text:p>
          </table:table-cell>
        </table:table-row>
        <table:table-row table:style-name="Tableau5.2">
          <table:table-cell table:style-name="Tableau5.A1" office:value-type="string">
            <text:p text:style-name="P19"><text:span text:style-name="code_20_Char_20_Char"><text:span text:style-name="T26">‑no_clean <text:s text:c="7"/></text:span></text:span></text:p>
          </table:table-cell>
          <table:table-cell table:style-name="Tableau5.A1" office:value-type="string">
            <text:p text:style-name="P19"><text:span text:style-name="code_20_Char_20_Char"><text:span text:style-name="T25">yes</text:span></text:span></text:p>
          </table:table-cell>
        </table:table-row>
        <table:table-row table:style-name="Tableau5.2">
          <table:table-cell table:style-name="Tableau5.A1" office:value-type="string">
            <text:p text:style-name="P19"><text:span text:style-name="code_20_Char_20_Char"><text:span text:style-name="T26">‑no_pre_clean <text:s/></text:span></text:span></text:p>
          </table:table-cell>
          <table:table-cell table:style-name="Tableau5.A1" office:value-type="string">
            <text:p text:style-name="P19"><text:span text:style-name="code_20_Char_20_Char"><text:span text:style-name="T25">yes</text:span></text:span></text:p>
          </table:table-cell>
        </table:table-row>
      </table:table>
      <text:p text:style-name="P30"><text:span text:style-name="T2">The master scripts options that depend on the compiler:</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0"><text:span text:style-name="T4">Master script options</text:span></text:p>
          </table:table-cell>
          <table:table-cell table:style-name="Tableau6.A1" office:value-type="string">
            <text:p text:style-name="P11"><text:span text:style-name="code_20_Char_20_Char"><text:span text:style-name="T27">Available values for the</text:span></text:span></text:p>
            <text:p text:style-name="P11"><text:span text:style-name="code_20_Char_20_Char"><text:span text:style-name="T27">scc</text:span></text:span><text:span text:style-name="T4"> CW for StarCore compiler</text:span></text:p>
          </table:table-cell>
          <table:table-cell table:style-name="Tableau6.A1" office:value-type="string">
            <text:p text:style-name="P11"><text:span text:style-name="code_20_Char_20_Char"><text:span text:style-name="T27">Available values for</text:span></text:span></text:p>
            <text:p text:style-name="P11"><text:span text:style-name="T4">others compilers</text:span></text:p>
          </table:table-cell>
        </table:table-row>
        <table:table-row table:style-name="Tableau6.2">
          <table:table-cell table:style-name="Tableau6.A1" office:value-type="string">
            <text:p text:style-name="P20"><text:span text:style-name="code_20_Char_20_Char">‑make_option</text:span></text:p>
          </table:table-cell>
          <table:table-cell table:style-name="Tableau6.A1" office:value-type="string">
            <text:p text:style-name="P20"><text:span text:style-name="code_20_Char_20_Char">PROTO=BASIC_OP </text:span><text:line-break/><text:span text:style-name="code_20_Char_20_Char">PROTO=EMULATE </text:span><text:line-break/><text:span text:style-name="code_20_Char_20_Char">PROTO=NPR</text:span></text:p>
          </table:table-cell>
          <table:table-cell table:style-name="Tableau6.A1" office:value-type="string">
            <text:p text:style-name="P20"><text:span text:style-name="code_20_Char_20_Char">PROTO=BASIC_OP </text:span><text:line-break/><text:span text:style-name="code_20_Char_20_Char">PROTO=NPR</text:span></text:p>
          </table:table-cell>
        </table:table-row>
      </table:table>
      <text:p text:style-name="P1"><text:span text:style-name="T2"><text:s text:c="2"/></text:span></text:p>
      <text:list xml:id="list183027274577072" text:continue-numbering="true" text:style-name="WWNum1">
        <text:list-item>
          <text:list>
            <text:list-item>
              <text:list>
                <text:list-item>
                  <text:h text:style-name="P59" text:outline-level="3"><text:bookmark-start text:name="_Toc69120203"/><text:span text:style-name="T2">Unit tests and standard compiler test suites</text:span><text:bookmark-end text:name="_Toc69120203"/></text:h>
                </text:list-item>
              </text:list>
            </text:list-item>
          </text:list>
        </text:list-item>
      </text:list>
      <text:p text:style-name="P30"><text:span text:style-name="T2">The master scripts options that do not depend on the compiler are:</text:span></text:p>
      <table:table table:name="Tableau7" table:style-name="Tableau7">
        <table:table-column table:style-name="Tableau7.A"/>
        <table:table-column table:style-name="Tableau7.B"/>
        <table:table-row table:style-name="Tableau7.1">
          <table:table-cell table:style-name="Tableau7.A1" office:value-type="string">
            <text:p text:style-name="P20"><text:span text:style-name="T4">Master script options</text:span></text:p>
          </table:table-cell>
          <table:table-cell table:style-name="Tableau7.A1" office:value-type="string">
            <text:p text:style-name="P20"><text:span text:style-name="code_20_Char_20_Char"><text:span text:style-name="T27">Availability, supported values</text:span></text:span></text:p>
          </table:table-cell>
        </table:table-row>
        <table:table-row table:style-name="Tableau7.2">
          <table:table-cell table:style-name="Tableau7.A1" office:value-type="string">
            <text:p text:style-name="P20"><text:span text:style-name="code_20_Char_20_Char"><text:span text:style-name="T26">‑functional </text:span></text:span></text:p>
          </table:table-cell>
          <table:table-cell table:style-name="Tableau7.A1" office:value-type="string">
            <text:p text:style-name="P20"><text:span text:style-name="code_20_Char_20_Char"><text:span text:style-name="T25">by default with </text:span></text:span><text:span text:style-name="code_20_Char_20_Char"><text:span text:style-name="T26">‑performance</text:span></text:span><text:span text:style-name="code_20_Char_20_Char"><text:span text:style-name="T25">, or alone</text:span></text:span></text:p>
          </table:table-cell>
        </table:table-row>
        <table:table-row table:style-name="Tableau7.2">
          <table:table-cell table:style-name="Tableau7.A1" office:value-type="string">
            <text:p text:style-name="P19"><text:span text:style-name="code_20_Char_20_Char">‑performance</text:span></text:p>
          </table:table-cell>
          <table:table-cell table:style-name="Tableau7.A1" office:value-type="string">
            <text:p text:style-name="P19"><text:span text:style-name="code_20_Char_20_Char"><text:span text:style-name="T46">by default with </text:span></text:span><text:span text:style-name="code_20_Char_20_Char">‑functional</text:span><text:span text:style-name="code_20_Char_20_Char"><text:span text:style-name="T46">, never alone</text:span></text:span></text:p>
          </table:table-cell>
        </table:table-row>
        <table:table-row table:style-name="Tableau7.2">
          <table:table-cell table:style-name="Tableau7.A1" office:value-type="string">
            <text:p text:style-name="P19"><text:span text:style-name="code_20_Char_20_Char">‑target <text:s text:c="4"/></text:span></text:p>
          </table:table-cell>
          <table:table-cell table:style-name="Tableau7.A1" office:value-type="string">
            <text:p text:style-name="P19"><text:span text:style-name="code_20_Char_20_Char"><text:span text:style-name="T46">depends on the test</text:span></text:span></text:p>
          </table:table-cell>
        </table:table-row>
        <table:table-row table:style-name="Tableau7.2">
          <table:table-cell table:style-name="Tableau7.A1" office:value-type="string">
            <text:p text:style-name="P19"><text:span text:style-name="code_20_Char_20_Char">‑makefile <text:s text:c="2"/></text:span></text:p>
          </table:table-cell>
          <table:table-cell table:style-name="Tableau7.A1" office:value-type="string">
            <text:p text:style-name="P19"><text:span text:style-name="code_20_Char_20_Char">makefile makefile.scc makefile.gcc</text:span></text:p>
          </table:table-cell>
        </table:table-row>
        <table:table-row table:style-name="Tableau7.2">
          <table:table-cell table:style-name="Tableau7.A1" office:value-type="string">
            <text:p text:style-name="P19"><text:span text:style-name="code_20_Char_20_Char"><text:span text:style-name="T26">‑make_option</text:span></text:span></text:p>
          </table:table-cell>
          <table:table-cell table:style-name="Tableau7.A1" office:value-type="string">
            <text:p text:style-name="P19"><text:span text:style-name="code_20_Char_20_Char"><text:span text:style-name="T26">CC=scc CC=gcc CC=mwccarm CC=armcc CC=gccarm CC=win32_x86 CC=dsp56800e CC=dsp56800 CC=mac_ppc</text:span></text:span></text:p>
          </table:table-cell>
        </table:table-row>
        <table:table-row table:style-name="Tableau7.2">
          <table:table-cell table:style-name="Tableau7.A1" office:value-type="string">
            <text:p text:style-name="P19"><text:span text:style-name="code_20_Char_20_Char"><text:span text:style-name="T26">‑simulator <text:s/></text:span></text:span></text:p>
          </table:table-cell>
          <table:table-cell table:style-name="Tableau7.A1" office:value-type="string">
            <text:p text:style-name="P19"><text:span text:style-name="code_20_Char_20_Char"><text:span text:style-name="T26">none runsc100 sc100-sim runccs sim-ame ISS axd mwrunsim56800e mwrunsim56800</text:span></text:span></text:p>
          </table:table-cell>
        </table:table-row>
        <table:table-row table:style-name="Tableau7.2">
          <table:table-cell table:style-name="Tableau7.A1" office:value-type="string">
            <text:p text:style-name="P19"><text:span text:style-name="code_20_Char_20_Char"><text:span text:style-name="T26">‑sim_option </text:span></text:span></text:p>
          </table:table-cell>
          <table:table-cell table:style-name="Tableau7.A1" office:value-type="string">
            <text:p text:style-name="P19"><text:span text:style-name="code_20_Char_20_Char"><text:span text:style-name="T25">depends on the simulator</text:span></text:span></text:p>
          </table:table-cell>
        </table:table-row>
        <table:table-row table:style-name="Tableau7.2">
          <table:table-cell table:style-name="Tableau7.A1" office:value-type="string">
            <text:p text:style-name="P19"><text:span text:style-name="code_20_Char_20_Char"><text:span text:style-name="T26">‑no_clean <text:s text:c="7"/></text:span></text:span></text:p>
          </table:table-cell>
          <table:table-cell table:style-name="Tableau7.A1" office:value-type="string">
            <text:p text:style-name="P19"><text:span text:style-name="code_20_Char_20_Char"><text:span text:style-name="T25">yes</text:span></text:span></text:p>
          </table:table-cell>
        </table:table-row>
        <table:table-row table:style-name="Tableau7.2">
          <table:table-cell table:style-name="Tableau7.A1" office:value-type="string">
            <text:p text:style-name="P19"><text:span text:style-name="code_20_Char_20_Char"><text:span text:style-name="T26">‑no_pre_clean <text:s/></text:span></text:span></text:p>
          </table:table-cell>
          <table:table-cell table:style-name="Tableau7.A1" office:value-type="string">
            <text:p text:style-name="P19"><text:span text:style-name="code_20_Char_20_Char"><text:span text:style-name="T25">yes</text:span></text:span></text:p>
          </table:table-cell>
        </table:table-row>
      </table:table>
      <text:p text:style-name="P30"><text:span text:style-name="T2">The master scripts options that depend on the compiler:</text:span></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0"><text:span text:style-name="T4">Master script options</text:span></text:p>
          </table:table-cell>
          <table:table-cell table:style-name="Tableau8.A1" office:value-type="string">
            <text:p text:style-name="P11"><text:span text:style-name="code_20_Char_20_Char"><text:span text:style-name="T27">Available values for the</text:span></text:span></text:p>
            <text:p text:style-name="P11"><text:span text:style-name="code_20_Char_20_Char"><text:span text:style-name="T27">scc</text:span></text:span><text:span text:style-name="T4"> CW for StarCore compiler</text:span></text:p>
          </table:table-cell>
          <table:table-cell table:style-name="Tableau8.A1" office:value-type="string">
            <text:p text:style-name="P11"><text:span text:style-name="code_20_Char_20_Char"><text:span text:style-name="T27">Available values for</text:span></text:span></text:p>
            <text:p text:style-name="P11"><text:span text:style-name="T4">others compilers</text:span></text:p>
          </table:table-cell>
        </table:table-row>
        <table:table-row table:style-name="Tableau8.2">
          <table:table-cell table:style-name="Tableau8.A1" office:value-type="string">
            <text:p text:style-name="P20"><text:span text:style-name="code_20_Char_20_Char">‑make_option</text:span></text:p>
          </table:table-cell>
          <table:table-cell table:style-name="Tableau8.A1" office:value-type="string">
            <text:p text:style-name="P20"><text:span text:style-name="code_20_Char_20_Char">PROTO=BASIC_OP </text:span><text:line-break/><text:span text:style-name="code_20_Char_20_Char">PROTO=EMULATE </text:span><text:line-break/><text:span text:style-name="code_20_Char_20_Char">PROTO=NPR</text:span></text:p>
          </table:table-cell>
          <table:table-cell table:style-name="Tableau8.A1" office:value-type="string">
            <text:p text:style-name="P20"><text:span text:style-name="code_20_Char_20_Char">PROTO=BASIC_OP </text:span><text:line-break/><text:span text:style-name="code_20_Char_20_Char">PROTO=NPR</text:span></text:p>
          </table:table-cell>
        </table:table-row>
      </table:table>
      <text:p text:style-name="P3"/>
      <text:list xml:id="list183026515904370" text:continue-numbering="true" text:style-name="WWNum1">
        <text:list-item>
          <text:list>
            <text:list-item>
              <text:list>
                <text:list-item>
                  <text:h text:style-name="P59" text:outline-level="3"><text:bookmark-start text:name="_Toc69120204"/><text:span text:style-name="T2">Customers</text:span><text:bookmark-end text:name="_Toc69120204"/></text:h>
                </text:list-item>
              </text:list>
            </text:list-item>
          </text:list>
        </text:list-item>
      </text:list>
      <text:p text:style-name="P1"><text:span text:style-name="T2">These tests are similar to the “Unit tests” ones.</text:span></text:p>
      <text:list xml:id="list183027674025384" text:continue-numbering="true" text:style-name="WWNum1">
        <text:list-item>
          <text:list>
            <text:list-item>
              <text:h text:style-name="P52" text:outline-level="2"><text:bookmark-start text:name="_Toc69120205"/><text:bookmark-start text:name="_Ref68002440"/><text:soft-page-break/><text:span text:style-name="T2">Tests specificities</text:span><text:bookmark-end text:name="_Toc69120205"/><text:bookmark-end text:name="_Ref68002440"/></text:h>
              <text:list>
                <text:list-item>
                  <text:h text:style-name="P59" text:outline-level="3"><text:bookmark-start text:name="_Toc69120206"/><text:span text:style-name="T2">Applications</text:span><text:bookmark-end text:name="_Toc69120206"/></text:h>
                  <text:list>
                    <text:list-item>
                      <text:h text:style-name="P61" text:outline-level="4"><text:bookmark-start text:name="_Toc69120207"/><text:span text:style-name="T2">AMR codec</text:span><text:bookmark-end text:name="_Toc69120207"/></text:h>
                    </text:list-item>
                  </text:list>
                </text:list-item>
              </text:list>
            </text:list-item>
          </text:list>
        </text:list-item>
      </text:list>
      <text:p text:style-name="P1"><text:span text:style-name="T2">Purpose: GSM AMR speech codec</text:span></text:p>
      <text:p text:style-name="P1"><text:span text:style-name="T2">Test directory: </text:span><text:span text:style-name="code_20_Char_20_Char">applications/amr/v0</text:span></text:p>
      <text:p text:style-name="P1"><text:span text:style-name="T2">Master script: codec generic one.</text:span></text:p>
      <text:p text:style-name="P1"><text:span text:style-name="T2">Exceptions: none.</text:span></text:p>
      <text:p text:style-name="P1"><text:span text:style-name="T2">Tested with: gcc, scc, armcc.</text:span></text:p>
      <text:p text:style-name="P30"><text:soft-page-break/><text:span text:style-name="T2">README excerpt: </text:span></text:p>
      <text:p text:style-name="P166"/>
      <text:p text:style-name="P166">PURPOSE:</text:p>
      <text:p text:style-name="P167">-----------</text:p>
      <text:p text:style-name="P166"/>
      <text:p text:style-name="P166">Coder information:</text:p>
      <text:p text:style-name="P166"><text:tab/>- modes:</text:p>
      <text:p text:style-name="P166"><text:tab/><text:tab/>&gt; The following modes can be used: </text:p>
      <text:p text:style-name="P166"><text:tab/><text:tab/><text:tab/>- MR475 : <text:s/>4.75 kbit/s</text:p>
      <text:p text:style-name="P166"><text:tab/><text:tab/><text:tab/>- MR515 : <text:s/>5.15 kbit/s</text:p>
      <text:p text:style-name="P166"><text:tab/><text:tab/><text:tab/>- MR59 <text:s/>: <text:s/>5.90 kbit/s</text:p>
      <text:p text:style-name="P166"><text:tab/><text:tab/><text:tab/>- MR67 <text:s/>: <text:s/>6.70 kbit/s</text:p>
      <text:p text:style-name="P166"><text:tab/><text:tab/><text:tab/>- MR74 <text:s/>: <text:s/>7.40 kbit/s</text:p>
      <text:p text:style-name="P166"><text:tab/><text:tab/><text:tab/>- MR795 : <text:s/>7.95 kbit/s</text:p>
      <text:p text:style-name="P166"><text:tab/><text:tab/><text:tab/>- MR102 : 10.20 kbit/s</text:p>
      <text:p text:style-name="P166"><text:tab/><text:tab/><text:tab/>- MR122 : 10.22 kbit/s</text:p>
      <text:p text:style-name="P166"><text:tab/><text:tab/>&gt; The mode of each frame can be extracted from a text mode_file.</text:p>
      <text:p text:style-name="P166"><text:tab/><text:tab/>The text file mode_file must contain the mode names to be used </text:p>
      <text:p text:style-name="P166"><text:tab/><text:tab/>(one line per speech frame, each line containing one of the mode </text:p>
      <text:p text:style-name="P166"><text:tab/><text:tab/>names mentioned above)</text:p>
      <text:p text:style-name="P166"><text:tab/><text:tab/></text:p>
      <text:p text:style-name="P166"><text:tab/>- frequency of the speech input signal : 8 kHz, 16 bit/samples data.</text:p>
      <text:p text:style-name="P166"><text:tab/>- size of the speech input frames : 160 16-bit samples</text:p>
      <text:p text:style-name="P166"><text:tab/>- size of the bitstream frames : 250 16-bit samples</text:p>
      <text:p text:style-name="P166"><text:tab/>- number of frame in the PERF mode: 20</text:p>
      <text:p text:style-name="P166"><text:tab/>- mode used for the perf mode is the mixed mode.</text:p>
      <text:p text:style-name="P166"><text:tab/>- how to compute the Mips: </text:p>
      <text:p text:style-name="P166"><text:tab/><text:tab/> <text:s/>(nb_cycles * 8000)/(160*nb_frames) = ... Mips</text:p>
      <text:p text:style-name="P166"><text:tab/><text:tab/>with the perf mode:</text:p>
      <text:p text:style-name="P166"><text:soft-page-break/><text:tab/><text:tab/> <text:s/>(nb_cycles * 8000)/(160*20) = ... Mips</text:p>
      <text:p text:style-name="P166"><text:tab/>- performance of the coder (CW scc compiler on the SC140 (options -O3 -Og) )</text:p>
      <text:p text:style-name="P166"><text:tab/><text:tab/>around 6 Mips.</text:p>
      <text:p text:style-name="P166"><text:tab/>- code size of the coder (CW scc compiler on the SC140 (options -O3 -Og) )</text:p>
      <text:p text:style-name="P176"><text:tab/><text:tab/>57678 bytes.</text:p>
      <text:p text:style-name="P176"/>
      <text:p text:style-name="P166">Decoder information:</text:p>
      <text:p text:style-name="P166"><text:tab/>- modes:</text:p>
      <text:p text:style-name="P166"><text:tab/><text:tab/>&gt; the used mode of the decoder depends directly of </text:p>
      <text:p text:style-name="P166"><text:tab/><text:tab/><text:tab/>the used mode of the coder. the used mode of the coder is stored </text:p>
      <text:p text:style-name="P166"><text:tab/><text:tab/><text:tab/>for each the frame in the 256th 16-bit sample. (cf bitstream format)</text:p>
      <text:p text:style-name="P166"><text:tab/><text:tab/>&gt; However, using the option -rxframetype, it</text:p>
      <text:p text:style-name="P166"><text:s text:c="2"/><text:tab/><text:tab/><text:tab/>can be forced to expect frames with RX frame type instead of TX</text:p>
      <text:p text:style-name="P166"><text:s text:c="2"/><text:tab/><text:tab/><text:tab/>frame type.</text:p>
      <text:p text:style-name="P166"><text:tab/><text:tab/></text:p>
      <text:p text:style-name="P166"><text:tab/>- frequency of the speech output signal : 8 kHz, 16 bit/samples data.</text:p>
      <text:p text:style-name="P166"><text:tab/>- size of the bitstream input frames : 250 16-bit samples</text:p>
      <text:p text:style-name="P166"><text:tab/>- size of the speech output frames : 160 16-bit samples</text:p>
      <text:p text:style-name="P166"><text:tab/>- number of frame in the PERF mode: 20</text:p>
      <text:p text:style-name="P166"><text:tab/>- how to compute the Mips: </text:p>
      <text:p text:style-name="P166"><text:tab/><text:tab/> <text:s/>(nb_cycles * 8000)/(160*nb_frames) = ... Mips</text:p>
      <text:p text:style-name="P166"><text:tab/><text:tab/>with the perf mode:</text:p>
      <text:p text:style-name="P166"><text:tab/><text:tab/> <text:s/>(nb_cycles * 8000)/(160*20) = ... Mips</text:p>
      <text:p text:style-name="P166"><text:tab/>- performance of the coder (CW scc compiler on the SC140 (options -O3 -Og) )</text:p>
      <text:p text:style-name="P166"><text:tab/><text:tab/>around 2 Mips.</text:p>
      <text:p text:style-name="P166"><text:tab/>- code size of the coder (CW scc compiler on the SC140 (options -O3 -Og) )</text:p>
      <text:p text:style-name="P166"><text:tab/><text:tab/>27868 bytes.</text:p>
      <text:p text:style-name="P176"><text:soft-page-break/></text:p>
      <text:p text:style-name="P176"/>
      <text:p text:style-name="P166">Coder_decoder information:</text:p>
      <text:p text:style-name="P166"><text:tab/>- performance of the codec (CW scc compiler on the SC140 (options -O3 -Og) )</text:p>
      <text:p text:style-name="P166"><text:tab/><text:tab/>around 8 Mips.</text:p>
      <text:p text:style-name="P166"><text:tab/>- code size of the coder (CW scc compiler on the SC140 (options -O3 -Og) )</text:p>
      <text:p text:style-name="P176"><text:tab/><text:tab/>83558 bytes.</text:p>
      <text:p text:style-name="P176"/>
      <text:p text:style-name="P167">USAGE</text:p>
      <text:p text:style-name="P167">-----------</text:p>
      <text:p text:style-name="P167"/>
      <text:p text:style-name="P167">Command line options for encoder program</text:p>
      <text:p text:style-name="P167"/>
      <text:p text:style-name="P167"><text:s text:c="2"/>The general syntax is</text:p>
      <text:p text:style-name="P167"><text:s text:c="2"/></text:p>
      <text:p text:style-name="P167"><text:s text:c="5"/>encoder [options] amr_mode <text:s text:c="11"/>input_file bitstream_file</text:p>
      <text:p text:style-name="P167"><text:s text:c="2"/>or</text:p>
      <text:p text:style-name="P167"><text:s text:c="5"/>encoder [options] -modefile=mode_file input_file bitstream_file</text:p>
      <text:p text:style-name="P167"/>
      <text:p text:style-name="P167"><text:s text:c="2"/>In the first case, amr_mode must be one of MR475, MR515, MR59, MR67,</text:p>
      <text:p text:style-name="P167"><text:s text:c="2"/>MR74, MR795, MR102, or MR122. In the second case, the text file</text:p>
      <text:p text:style-name="P167"><text:s text:c="2"/>mode_file must contain the mode names to be used (one line per</text:p>
      <text:p text:style-name="P167"><text:s text:c="2"/>speech frame, each line containing one of the mode names mentioned</text:p>
      <text:p text:style-name="P167"><text:s text:c="2"/>above). An example file iterating trhough all mode names is supplied</text:p>
      <text:p text:style-name="P167"><text:s text:c="2"/>(allmodes.txt).</text:p>
      <text:p text:style-name="P167"><text:s text:c="2"/>The following options are recognized:</text:p>
      <text:p text:style-name="P167"><text:s text:c="2"/></text:p>
      <text:p text:style-name="P167"><text:s text:c="5"/>-dtxFR <text:s/>enables DTX operation with update rate for fullrate traffic channel</text:p>
      <text:p text:style-name="P167"><text:s text:c="5"/>-dtxHR <text:s/>enables DTX operation with update rate for halfrate traffic channel</text:p>
      <text:p text:style-name="P177"><text:soft-page-break/></text:p>
      <text:p text:style-name="P177"/>
      <text:p text:style-name="P167">Command line options for decoder program</text:p>
      <text:p text:style-name="P167"/>
      <text:p text:style-name="P167"><text:s text:c="2"/>The general syntax is</text:p>
      <text:p text:style-name="P167"><text:s text:c="2"/></text:p>
      <text:p text:style-name="P167"><text:s text:c="5"/>decoder [option] bitstream_file output_file</text:p>
      <text:p text:style-name="P167"><text:s text:c="2"/></text:p>
      <text:p text:style-name="P167"><text:s text:c="2"/>The following option is recognized:</text:p>
      <text:p text:style-name="P167"><text:s text:c="2"/></text:p>
      <text:p text:style-name="P167"><text:s text:c="5"/>-rxframetype <text:s text:c="5"/>expect RX frame type instead of TX frame type in</text:p>
      <text:p text:style-name="P167"><text:s text:c="23"/>input file. This only useful for simulations with</text:p>
      <text:p text:style-name="P167"><text:s text:c="23"/>other components between encoder and decoder.</text:p>
      <text:p text:style-name="P167"/>
      <text:p text:style-name="P3"/>
      <text:list xml:id="list183026479705154" text:continue-numbering="true" text:style-name="WWNum1">
        <text:list-item>
          <text:list>
            <text:list-item>
              <text:list>
                <text:list-item>
                  <text:list>
                    <text:list-item>
                      <text:h text:style-name="P61" text:outline-level="4"><text:bookmark-start text:name="_Toc69120208"/><text:span text:style-name="T2">DES2 (Data Encryption Standard version 2)</text:span><text:bookmark-end text:name="_Toc69120208"/></text:h>
                    </text:list-item>
                  </text:list>
                </text:list-item>
              </text:list>
            </text:list-item>
          </text:list>
        </text:list-item>
      </text:list>
      <text:p text:style-name="P44"><text:span text:style-name="T2">Purpose: DES2 crypt application</text:span></text:p>
      <text:p text:style-name="P44"><text:span text:style-name="T2">Test directory: </text:span><text:span text:style-name="code_20_Char_20_Char">applications/des2/v0.1</text:span></text:p>
      <text:p text:style-name="P44"><text:span text:style-name="T2">Master script: codec generic one.</text:span></text:p>
      <text:p text:style-name="P44"><text:span text:style-name="T2">Exceptions: </text:span><text:span text:style-name="code_20_Char_20_Char">coder_decoder</text:span><text:span text:style-name="T2"> target only.</text:span></text:p>
      <text:p text:style-name="P44"><text:span text:style-name="T2">Tested with: gcc, scc, armcc.</text:span></text:p>
      <text:list xml:id="list183026596264595" text:continue-numbering="true" text:style-name="WWNum1">
        <text:list-item>
          <text:list>
            <text:list-item>
              <text:list>
                <text:list-item>
                  <text:list>
                    <text:list-item>
                      <text:h text:style-name="P61" text:outline-level="4"><text:bookmark-start text:name="_Toc69120209"/><text:span text:style-name="T2">ECC (Error Correcting Codes)</text:span><text:bookmark-end text:name="_Toc69120209"/></text:h>
                    </text:list-item>
                  </text:list>
                </text:list-item>
              </text:list>
            </text:list-item>
          </text:list>
        </text:list-item>
      </text:list>
      <text:p text:style-name="P46"><text:span text:style-name="T2">Purpose: ECC Version 1.2 by Paul Flaherty, Copyright (C) 1993 Free Software Foundation, Inc.</text:span><text:line-break/><text:line-break/><text:span text:style-name="T2">Basic Software Tool for Encoding and Decoding Files: this is a simple stream encoder which uses the rslib routines (Reed - Solomon Code) to do something practical. <text:s/>It reads data from stdin in 248(encode_out) or 256(decode_out) blocks, and writes the corresponding encoded/decoded block onto stdout. <text:s/>An encoded block contains 248 data bytes, one length byte, six redundancy bytes, and a capital G byte as a sync marker to round it out to 256 bytes.</text:span></text:p>
      <text:p text:style-name="P47"><text:soft-page-break/><text:span text:style-name="T2">Test directory: </text:span><text:span text:style-name="code_20_Char_20_Char">applications/ecc/v0</text:span></text:p>
      <text:p text:style-name="P47"><text:span text:style-name="T2">Master script: codec generic one.</text:span></text:p>
      <text:p text:style-name="P47"><text:span text:style-name="T2">Exceptions: none.</text:span></text:p>
      <text:p text:style-name="P47"><text:span text:style-name="T2">Tested with: gcc, scc, dsp56800e, ppc(sim-ame) , armcc.</text:span></text:p>
      <text:list xml:id="list183026985227058" text:continue-numbering="true" text:style-name="WWNum1">
        <text:list-item>
          <text:list>
            <text:list-item>
              <text:list>
                <text:list-item>
                  <text:list>
                    <text:list-item>
                      <text:h text:style-name="P61" text:outline-level="4"><text:bookmark-start text:name="_Toc69120210"/><text:span text:style-name="T2">EFR (GSM Enhanced Full Rate)</text:span><text:bookmark-end text:name="_Toc69120210"/></text:h>
                    </text:list-item>
                  </text:list>
                </text:list-item>
              </text:list>
            </text:list-item>
          </text:list>
        </text:list-item>
      </text:list>
      <text:p text:style-name="P46"><text:span text:style-name="T2">Purpose: GSM Enhanced Full Rate C source code v5.0.0 with the changes defined in the following Change Requests (presented and approved in ETSI SMG2-SEG #7 meeting in Nuremberg, 19-21.06.1996) implemented.<text:tab/></text:span><text:line-break/><text:span text:style-name="T2">Internal release for ETSI SMG2 Speech Experts Group</text:span></text:p>
      <text:p text:style-name="P44"><text:span text:style-name="T2">Test directory: </text:span><text:span text:style-name="code_20_Char_20_Char">applications/efr/v0</text:span></text:p>
      <text:p text:style-name="P44"><text:span text:style-name="T2">Master script: codec generic one.</text:span></text:p>
      <text:p text:style-name="P44"><text:span text:style-name="T2">Exceptions: none.</text:span></text:p>
      <text:p text:style-name="P44"><text:span text:style-name="T2">Tested with: gcc, scc, dsp56800e, ppc(sim-ame) , armcc.</text:span></text:p>
      <text:p text:style-name="P30"><text:soft-page-break/><text:span text:style-name="T2">README excerpt:</text:span></text:p>
      <text:p text:style-name="P166"/>
      <text:p text:style-name="P166">PURPOSE:</text:p>
      <text:p text:style-name="P166">-----------</text:p>
      <text:p text:style-name="P166"/>
      <text:p text:style-name="P166">Coder information:</text:p>
      <text:p text:style-name="P166"><text:tab/>- modes:</text:p>
      <text:p text:style-name="P166"><text:tab/><text:tab/>&gt; The following modes can be used: </text:p>
      <text:p text:style-name="P166"><text:tab/><text:tab/><text:tab/>- Discontinuous Transmission (DTX) enabled </text:p>
      <text:p text:style-name="P166"><text:tab/><text:tab/><text:tab/>- Discontinuous Transmission (DTX) disabled (default)</text:p>
      <text:p text:style-name="P166"><text:tab/>- frequency of the speech input signal : 8 kHz, 16 bit/samples data.</text:p>
      <text:p text:style-name="P166"><text:tab/>- size of the speech input frames : 160 16-bit samples</text:p>
      <text:p text:style-name="P166"><text:tab/>- size of the bitstream frames : 247 16-bit samples</text:p>
      <text:p text:style-name="P166"><text:tab/>- number of frame in the PERF mode: 20</text:p>
      <text:p text:style-name="P166"><text:tab/>- mode used in the perf mode: DTX enabled</text:p>
      <text:p text:style-name="P166"><text:tab/>- how to compute the Mips: </text:p>
      <text:p text:style-name="P166"><text:tab/><text:tab/> <text:s/>(nb_cycles * 8000)/(160*nb_frames) = ... Mips</text:p>
      <text:p text:style-name="P166"><text:tab/><text:tab/>with the perf mode:</text:p>
      <text:p text:style-name="P166"><text:tab/><text:tab/> <text:s/>(nb_cycles * 8000)/(160*20) = ... Mips</text:p>
      <text:p text:style-name="P166"><text:tab/>- performance of the coder (CW scc compiler on the SC140 (options -O3 -Og) )</text:p>
      <text:p text:style-name="P166"><text:tab/><text:tab/>around 10 Mips.</text:p>
      <text:p text:style-name="P166"><text:tab/>- code size of the coder (CW scc compiler on the SC140 (options -O3 -Og) )</text:p>
      <text:p text:style-name="P176"><text:tab/><text:tab/>30000 bytes.</text:p>
      <text:p text:style-name="P176"/>
      <text:p text:style-name="P166">Decoder information:</text:p>
      <text:p text:style-name="P166"><text:tab/>- modes:</text:p>
      <text:p text:style-name="P166"><text:tab/><text:tab/>&gt; the decoder has only one working mode.</text:p>
      <text:p text:style-name="P166"><text:soft-page-break/><text:tab/>- frequency of the speech output signal : 8 kHz, 16 bit/samples data.</text:p>
      <text:p text:style-name="P166"><text:tab/>- size of the bitstream input frames : 247 16-bit samples</text:p>
      <text:p text:style-name="P166"><text:tab/>- size of the speech output frames : 160 16-bit samples</text:p>
      <text:p text:style-name="P166"><text:tab/>- number of frame in the PERF mode: 20</text:p>
      <text:p text:style-name="P166"><text:tab/>- how to compute the Mips: </text:p>
      <text:p text:style-name="P166"><text:tab/><text:tab/> <text:s/>(nb_cycles * 8000)/(160*nb_frames) = ... Mips</text:p>
      <text:p text:style-name="P166"><text:tab/><text:tab/>with the perf mode:</text:p>
      <text:p text:style-name="P166"><text:tab/><text:tab/> <text:s/>(nb_cycles * 8000)/(160*20) = ... Mips</text:p>
      <text:p text:style-name="P166"><text:tab/>- performance of the coder (CW scc compiler on the SC140 (options -O3 -Og) )</text:p>
      <text:p text:style-name="P166"><text:tab/><text:tab/>around 1 Mips.</text:p>
      <text:p text:style-name="P176"><text:tab/>- code size of the coder (CW scc compiler on the SC140 (options -O3 -Og) )</text:p>
      <text:p text:style-name="P176"><text:tab/><text:tab/>12000 bytes.</text:p>
      <text:p text:style-name="P176"/>
      <text:p text:style-name="P166">Coder_decoder information:</text:p>
      <text:p text:style-name="P166"><text:tab/>- performance of the codec (CW scc compiler on the SC140 (options -O3 -Og) )</text:p>
      <text:p text:style-name="P166"><text:tab/><text:tab/>around 11 Mips.</text:p>
      <text:p text:style-name="P166"><text:tab/>- code size of the codec (CW scc compiler on the SC140 (options -O3 -Og) )</text:p>
      <text:p text:style-name="P176"><text:tab/><text:tab/>37000 bytes.</text:p>
      <text:p text:style-name="P176"/>
      <text:p text:style-name="P167">USAGE</text:p>
      <text:p text:style-name="P167">-----------</text:p>
      <text:p text:style-name="P167"/>
      <text:p text:style-name="P167"><text:span text:style-name="T55">coder <text:s text:c="10"/>inputs/speech.cod.pcm <text:s text:c="7"/>outputs/speech.cod.bitstream <text:s/>&lt;DXT_option&gt;</text:span></text:p>
      <text:p text:style-name="P167">decoder <text:s text:c="8"/>inputs/speech.dec.bitstream <text:s/>outputs/speech.dec.pcm</text:p>
      <text:p text:style-name="P177"><text:span text:style-name="T55">coder_decoder <text:s text:c="2"/>inputs/speech.cod.pcm <text:s text:c="7"/>outputs/speech.codec.bitstream <text:s/>outputs/speech.codec.pcm <text:s text:c="2"/>&lt;DXT_option&gt;</text:span></text:p>
      <text:p text:style-name="P177"/>
      <text:p text:style-name="P167">with :</text:p>
      <text:p text:style-name="P167">&lt;DXT_option&gt;<text:tab/>= 'dtx' <text:tab/>: DTX enabled</text:p>
      <text:p text:style-name="P177"><text:soft-page-break/><text:tab/><text:tab/><text:tab/><text:tab/>= 'nodtx'<text:tab/>: DTX disabled</text:p>
      <text:p text:style-name="P177"/>
      <text:p text:style-name="P167">The following files are used or generated</text:p>
      <text:p text:style-name="P167"><text:s text:c="2"/>Inputs/speech.cod.pcm <text:s text:c="9"/>: 8 kHz sampled data file 16 bit PCM (binary)</text:p>
      <text:p text:style-name="P167"><text:s text:c="2"/>Inputs/speech.dec.bitstream <text:s text:c="3"/>: binary file containing bitstream</text:p>
      <text:p text:style-name="P167"><text:s text:c="2"/></text:p>
      <text:p text:style-name="P167"><text:s text:c="2"/>Outputs/speech.cod.bitstream <text:s text:c="2"/>: binary file containing bitstream</text:p>
      <text:p text:style-name="P167"><text:s text:c="2"/>Outputs/speech.codec.bitstream : binary file containing bitstream</text:p>
      <text:p text:style-name="P167"><text:s text:c="2"/>Outputs/speech.dec.pcm <text:s text:c="8"/>: 8 kHz sampled data file 16 bit PCM (binary)</text:p>
      <text:p text:style-name="P167"><text:s text:c="2"/>Outputs/speech.codec.pcm <text:s text:c="6"/>: 8 kHz sampled data file 16 bit PCM (binary)</text:p>
      <text:p text:style-name="P167"><text:s text:c="2"/></text:p>
      <text:p text:style-name="P167"><text:s text:c="2"/>ref/speech.cod.bitstream <text:s text:c="6"/>: binary file containing bitstream</text:p>
      <text:p text:style-name="P167"><text:s text:c="2"/>ref/speech.dec.pcm <text:s text:c="12"/>: 8 kHz sampled data file 16 bit PCM (binary)</text:p>
      <text:p text:style-name="P167"/>
      <text:list xml:id="list183026735274301" text:continue-numbering="true" text:style-name="WWNum1">
        <text:list-item>
          <text:list>
            <text:list-item>
              <text:list>
                <text:list-item>
                  <text:list>
                    <text:list-item>
                      <text:h text:style-name="P61" text:outline-level="4"><text:bookmark-start text:name="_Toc69120211"/><text:span text:style-name="T2">EVR (CDMA Enhanced Variable-Rate Codec)</text:span><text:bookmark-end text:name="_Toc69120211"/></text:h>
                    </text:list-item>
                  </text:list>
                </text:list-item>
              </text:list>
            </text:list-item>
          </text:list>
        </text:list-item>
      </text:list>
      <text:p text:style-name="P44"><text:span text:style-name="T2">Purpose: <text:s/>CDMA Enhanced Variable-Rate Codec source code, fixed-point C simulation.</text:span></text:p>
      <text:p text:style-name="P46"><text:span text:style-name="T2">Origin: Samsung, this code must not be distributed to anyone that hasn’t a NDA (Non Divulgation Agreement) with Motorola.</text:span></text:p>
      <text:p text:style-name="P44"><text:span text:style-name="T2">Test directory: </text:span><text:span text:style-name="code_20_Char_20_Char">applications/evr/v0</text:span></text:p>
      <text:p text:style-name="P44"><text:span text:style-name="T2">Master script: codec generic one.</text:span></text:p>
      <text:p text:style-name="P44"><text:span text:style-name="T2">Exceptions:</text:span></text:p>
      <text:list xml:id="list183027424054754" text:continue-list="list183026302795236" text:style-name="WWNum59">
        <text:list-item>
          <text:p text:style-name="P87"><text:span text:style-name="code_20_Char_20_Char">PROTO=BASIC_OP</text:span><text:span text:style-name="T2"> is not available (for any compiler)</text:span></text:p>
        </text:list-item>
      </text:list>
      <text:p text:style-name="P44"><text:span text:style-name="T2">Tested with: gcc, scc, armcc.</text:span></text:p>
      <text:p text:style-name="P30"><text:soft-page-break/><text:span text:style-name="T2">README excerpt:</text:span></text:p>
      <text:p text:style-name="P166"/>
      <text:p text:style-name="P166">PURPOSE:</text:p>
      <text:p text:style-name="P166">-----------</text:p>
      <text:p text:style-name="P166"/>
      <text:p text:style-name="P166">Coder information:</text:p>
      <text:p text:style-name="P166"><text:tab/>- modes:</text:p>
      <text:p text:style-name="P166"><text:tab/><text:tab/>&gt; single channel </text:p>
      <text:p text:style-name="P166"><text:tab/><text:tab/>&gt; multi channel</text:p>
      <text:p text:style-name="P166"><text:tab/>- frequency of the speech input signal : 8 kHz, 16 bit/samples data.</text:p>
      <text:p text:style-name="P166"><text:tab/>- size of the speech input frames : <text:s/>160 16-bit samples</text:p>
      <text:p text:style-name="P166"><text:tab/>- size of the bitstream frames : 12 16-bit samples</text:p>
      <text:p text:style-name="P166"><text:tab/>- number of frame in the PERF mode: 20</text:p>
      <text:p text:style-name="P166"><text:tab/>- mode used in the perf mode: </text:p>
      <text:p text:style-name="P166"><text:tab/>- how to compute the Mips: </text:p>
      <text:p text:style-name="P166"><text:tab/><text:tab/> <text:s/>(nb_cycles * 8000)/(160*nb_frames) = ... Mips</text:p>
      <text:p text:style-name="P166"><text:tab/><text:tab/>with the perf mode:</text:p>
      <text:p text:style-name="P166"><text:tab/><text:tab/> <text:s/>(nb_cycles * 8000)/(160*20) = ... Mips</text:p>
      <text:p text:style-name="P166"><text:tab/>- performance of the coder (CW scc compiler on the SC140 (options -O3 -Og) )</text:p>
      <text:p text:style-name="P166"><text:tab/><text:tab/>around 14 Mips.</text:p>
      <text:p text:style-name="P166"><text:tab/>- code size of the coder (CW scc compiler on the SC140 (options -O3 -Og) )</text:p>
      <text:p text:style-name="P176"><text:tab/><text:tab/>43520 bytes.</text:p>
      <text:p text:style-name="P176"/>
      <text:p text:style-name="P166">Decoder information:</text:p>
      <text:p text:style-name="P166"><text:tab/>- modes:</text:p>
      <text:p text:style-name="P166"><text:tab/><text:tab/>&gt; the decoder has only one working mode.</text:p>
      <text:p text:style-name="P166"><text:tab/>- frequency of the speech output signal : 8 kHz, 16 bit/samples data.</text:p>
      <text:p text:style-name="P166"><text:tab/>- size of the bitstream input frames : 12 16-bit samples</text:p>
      <text:p text:style-name="P166"><text:tab/>- size of the speech output frames : 160 16-bit samples</text:p>
      <text:p text:style-name="P166"><text:soft-page-break/><text:tab/>- number of frame in the PERF mode: 20</text:p>
      <text:p text:style-name="P166"><text:tab/>- how to compute the Mips: </text:p>
      <text:p text:style-name="P166"><text:tab/><text:tab/> <text:s/>(nb_cycles * 8000)/(160*nb_frames) = ... Mips</text:p>
      <text:p text:style-name="P166"><text:tab/><text:tab/>with the perf mode:</text:p>
      <text:p text:style-name="P166"><text:tab/><text:tab/> <text:s/>(nb_cycles * 8000)/(160*20) = ... Mips</text:p>
      <text:p text:style-name="P166"><text:tab/>- performance of the coder (CW scc compiler on the SC140 (options -O3 -Og) )</text:p>
      <text:p text:style-name="P166"><text:tab/><text:tab/>around 3-4 Mips.</text:p>
      <text:p text:style-name="P166"><text:tab/>- code size of the coder (CW scc compiler on the SC140 (options -O3 -Og) )</text:p>
      <text:p text:style-name="P176"><text:tab/><text:tab/>17936 bytes.</text:p>
      <text:p text:style-name="P176"/>
      <text:p text:style-name="P176"><text:s/></text:p>
      <text:p text:style-name="P166">Coder_decoder information:</text:p>
      <text:p text:style-name="P166"><text:tab/>- performance of the codec (CW scc compiler on the SC140 (options -O3 -Og) )</text:p>
      <text:p text:style-name="P166"><text:tab/><text:tab/>around 18 <text:s/>Mips.</text:p>
      <text:p text:style-name="P166"><text:tab/>- code size of the codec (CW scc compiler on the SC140 (options -O3 -Og) )</text:p>
      <text:p text:style-name="P176"><text:tab/><text:tab/>54000 bytes.</text:p>
      <text:p text:style-name="P176"/>
      <text:p text:style-name="P167">USAGE</text:p>
      <text:p text:style-name="P167">-----------</text:p>
      <text:p text:style-name="P167"/>
      <text:p text:style-name="P167"><text:span text:style-name="T55">bin/coder.eld <text:s/>&lt;required_args&gt; <text:s/>[optional_args] <text:s text:c="2"/>[ -- &lt;required_args&gt; <text:s/>[optional_args] ]*</text:span></text:p>
      <text:p text:style-name="P167"/>
      <text:p text:style-name="P167"><text:tab/><text:span text:style-name="T55">(The expression [ -- &lt;required_args&gt; <text:s/>[optional_args] ] can appear 0 to 1 times)</text:span></text:p>
      <text:p text:style-name="P167"/>
      <text:p text:style-name="P167"><text:tab/>required_args:</text:p>
      <text:p text:style-name="P167"><text:tab/><text:tab/>-i &lt;filename&gt; <text:s/>Input filename.</text:p>
      <text:p text:style-name="P167"><text:soft-page-break/><text:tab/><text:tab/>-o &lt;filename&gt; <text:s/>Output filename.</text:p>
      <text:p text:style-name="P167"/>
      <text:p text:style-name="P167"><text:tab/>optional_args:</text:p>
      <text:p text:style-name="P167"><text:tab/><text:tab/>-h &lt;rate&gt; <text:s text:c="5"/>Maximum rate, 1(eighth),3(half), or 4(full); (default=4).</text:p>
      <text:p text:style-name="P167"><text:tab/><text:tab/>-l &lt;rate&gt; <text:s text:c="5"/>Minimum rate, 1(eighth),3(half), or 4(full); (default=1).</text:p>
      <text:p text:style-name="P167"><text:tab/><text:tab/>-p &lt;1 or 0&gt; <text:s text:c="3"/>Enable (1)/disable (0) post filter, (default=1).</text:p>
      <text:p text:style-name="P167"><text:tab/><text:tab/>-n &lt;1 or 0&gt; <text:s text:c="3"/>Enable (1)/disable (0) noise suppression, (default=1).</text:p>
      <text:p text:style-name="P167"><text:tab/><text:tab/>-f &lt;maxframe&gt; <text:s/>Set maximum number of frames to process.</text:p>
      <text:p text:style-name="P166"/>
      <text:list xml:id="list183027307930830" text:continue-list="list183026735274301" text:style-name="WWNum1">
        <text:list-item>
          <text:list>
            <text:list-item>
              <text:list>
                <text:list-item>
                  <text:list>
                    <text:list-item>
                      <text:h text:style-name="P61" text:outline-level="4"><text:bookmark-start text:name="_Toc69120212"/><text:span text:style-name="T2">FR (Full Rate vocoder)</text:span><text:bookmark-end text:name="_Toc69120212"/></text:h>
                    </text:list-item>
                  </text:list>
                </text:list-item>
              </text:list>
            </text:list-item>
          </text:list>
        </text:list-item>
      </text:list>
      <text:p text:style-name="P44"><text:span text:style-name="T2">Purpose: <text:s/>ETSI GSM Full Rate vocoder, fixed point implementation of the RPE-LTP coder.</text:span></text:p>
      <text:p text:style-name="P46"><text:span text:style-name="T2">Origin: Motorola Semiconductor Israel LTD. <text:s/>Systems &amp; Applications Team, DSP cores, MSIL. This code must not be distributed to anyone that hasn’t a NDA (Non Divulgation Agreement) with Motorola.</text:span></text:p>
      <text:p text:style-name="P44"><text:span text:style-name="T2">Test directory: </text:span><text:span text:style-name="code_20_Char_20_Char">applications/fr/voob</text:span></text:p>
      <text:p text:style-name="P44"><text:span text:style-name="T2">Master script: codec generic one.</text:span></text:p>
      <text:p text:style-name="P44"><text:span text:style-name="T2">Exceptions:</text:span></text:p>
      <text:list xml:id="list183026585240350" text:continue-list="list183027424054754" text:style-name="WWNum59">
        <text:list-item>
          <text:p text:style-name="P87"><text:span text:style-name="code_20_Char_20_Char">coder</text:span><text:span text:style-name="T2"> and </text:span><text:span text:style-name="code_20_Char_20_Char">decoder</text:span><text:span text:style-name="T2"> targets only (not </text:span><text:span text:style-name="code_20_Char_20_Char">coder_decoder</text:span><text:span text:style-name="T2">),</text:span></text:p>
        </text:list-item>
        <text:list-item>
          <text:p text:style-name="P87"><text:span text:style-name="T2">StarCore target only (assembler code included).</text:span></text:p>
        </text:list-item>
      </text:list>
      <text:p text:style-name="P44"><text:span text:style-name="T2">Tested with: scc, armcc.</text:span></text:p>
      <text:p text:style-name="P30"><text:soft-page-break/><text:span text:style-name="T2">Help messages for respectively the encoder and decoder:</text:span></text:p>
      <text:p text:style-name="P166"/>
      <text:p text:style-name="P167">Usage: <text:s text:c="2"/>encoder INP_file COD_file VAD_file &lt;dtx_flag&gt;</text:p>
      <text:p text:style-name="P167"/>
      <text:p text:style-name="P167"><text:s text:c="9"/>INP_file - [IN] Speech vector.</text:p>
      <text:p text:style-name="P167"><text:s text:c="9"/>COD_file - [OUT] GSM bitstream output.</text:p>
      <text:p text:style-name="P167"><text:s text:c="9"/>VAD_file - [OUT] VAD flag output.</text:p>
      <text:p text:style-name="P167"><text:s text:c="9"/>dtx_flag - dtx or nodtx</text:p>
      <text:p text:style-name="P166"/>
      <text:p text:style-name="P166">Usage: <text:s text:c="2"/>decoder COD_file OUT_file &lt;dtx_flag&gt;</text:p>
      <text:p text:style-name="P166"><text:s text:c="9"/>COD_file - [IN] GSM bitstream vector.</text:p>
      <text:p text:style-name="P166"><text:s text:c="9"/>VAD_file - [OUT] VAD flag output.</text:p>
      <text:p text:style-name="P166"><text:s text:c="9"/>dtx_flag - dtx or nodtx</text:p>
      <text:p text:style-name="P166"/>
      <text:p text:style-name="P3"/>
      <text:list xml:id="list183026796216076" text:continue-list="list183027307930830" text:style-name="WWNum1">
        <text:list-item>
          <text:list>
            <text:list-item>
              <text:list>
                <text:list-item>
                  <text:list>
                    <text:list-item>
                      <text:h text:style-name="P61" text:outline-level="4"><text:bookmark-start text:name="_Toc69120213"/><text:span text:style-name="T2">G711 codec</text:span><text:bookmark-end text:name="_Toc69120213"/></text:h>
                    </text:list-item>
                  </text:list>
                </text:list-item>
              </text:list>
            </text:list-item>
          </text:list>
        </text:list-item>
      </text:list>
      <text:p text:style-name="P46"><text:span text:style-name="T2">Purpose: Generic decoder which includes CNG/DTX capabilities as described by G.711 Annex II and which uses modules from G729B.</text:span></text:p>
      <text:p text:style-name="P46"><text:span text:style-name="T2">Origin: Motorola DSP Center Romania. This code must not be distributed to anyone that hasn’t a NDA (Non Divulgation Agreement) with Motorola.</text:span></text:p>
      <text:p text:style-name="P44"><text:span text:style-name="T2">Test directory: </text:span><text:span text:style-name="code_20_Char_20_Char">applications/g711_a2/voob</text:span></text:p>
      <text:p text:style-name="P46"><text:span text:style-name="T2">Master script: codec generic one.</text:span></text:p>
      <text:p text:style-name="P44"><text:span text:style-name="T2">Exceptions:</text:span></text:p>
      <text:list xml:id="list183026178734798" text:continue-list="list183026585240350" text:style-name="WWNum59">
        <text:list-item>
          <text:p text:style-name="P87"><text:span text:style-name="code_20_Char_20_Char">coder</text:span><text:span text:style-name="T2"> and </text:span><text:span text:style-name="code_20_Char_20_Char">decoder</text:span><text:span text:style-name="T2"> targets only (not </text:span><text:span text:style-name="code_20_Char_20_Char">coder_decoder</text:span><text:span text:style-name="T2">),</text:span></text:p>
        </text:list-item>
        <text:list-item>
          <text:p text:style-name="P87"><text:span text:style-name="T2">no performance mode.</text:span></text:p>
        </text:list-item>
      </text:list>
      <text:p text:style-name="P44"><text:span text:style-name="T2">Tested with: gcc, scc.</text:span></text:p>
      <text:p text:style-name="P1"><text:span text:style-name="T2">Help message:</text:span></text:p>
      <text:p text:style-name="P166"><text:soft-page-break/><text:s text:c="9"/></text:p>
      <text:p text:style-name="P166">usage : decoder input output ref vad_enable frames_no samples_per_frame vocoder</text:p>
      <text:p text:style-name="P166"/>
      <text:p text:style-name="P1"><text:span text:style-name="T2">The </text:span><text:span text:style-name="code_20_Char_20_Char">vad_enable</text:span><text:span text:style-name="T2"> parameter is 1 to enable the voice activity detection (0 otherwise) and the </text:span><text:span text:style-name="code_20_Char_20_Char">vocoder</text:span><text:span text:style-name="T2"> parameter is either </text:span><text:span text:style-name="code_20_Char_20_Char">A</text:span><text:span text:style-name="T2"> or </text:span><text:span text:style-name="code_20_Char_20_Char">U</text:span><text:span text:style-name="T2"> to choose between the </text:span><text:span text:style-name="code_20_Char_20_Char">A-law</text:span><text:span text:style-name="T2"> or the </text:span><text:span text:style-name="code_20_Char_20_Char">U-law</text:span><text:span text:style-name="T2"> coding or decoding.</text:span></text:p>
      <text:list xml:id="list183026854175187" text:continue-list="list183026796216076" text:style-name="WWNum1">
        <text:list-item>
          <text:list>
            <text:list-item>
              <text:list>
                <text:list-item>
                  <text:list>
                    <text:list-item>
                      <text:h text:style-name="P61" text:outline-level="4"><text:bookmark-start text:name="_Toc69120214"/><text:span text:style-name="T2">G721 ADPCM codec</text:span><text:bookmark-end text:name="_Toc69120214"/></text:h>
                    </text:list-item>
                  </text:list>
                </text:list-item>
              </text:list>
            </text:list-item>
          </text:list>
        </text:list-item>
      </text:list>
      <text:p text:style-name="P44"><text:span text:style-name="T2">Purpose: CCITT ADPCM encoder and decoder for G.721 32kbps (4-bit) data.</text:span></text:p>
      <text:p text:style-name="P44"><text:span text:style-name="T2">Test directory: </text:span><text:span text:style-name="code_20_Char_20_Char">applications/g721/v0</text:span></text:p>
      <text:p text:style-name="P44"><text:span text:style-name="T2">Master script: codec generic one.</text:span></text:p>
      <text:p text:style-name="P44"><text:span text:style-name="T2">Exceptions: none.</text:span></text:p>
      <text:p text:style-name="P44"><text:span text:style-name="T2">Tested with: gcc, scc, dsp56800e, ppc(sim_ame) , armcc.</text:span></text:p>
      <text:p text:style-name="P30"><text:span text:style-name="T2">Help messages:</text:span></text:p>
      <text:p text:style-name="P168"/>
      <text:p text:style-name="P168">coder:<text:tab/></text:p>
      <text:p text:style-name="P167">usage : program <text:s text:c="2"/>input_file <text:s text:c="2"/>coded_file </text:p>
      <text:p text:style-name="P167"/>
      <text:p text:style-name="P167">decoder:</text:p>
      <text:p text:style-name="P167">usage : program <text:s text:c="2"/>coded_file <text:s text:c="2"/>output_file </text:p>
      <text:p text:style-name="P167"/>
      <text:p text:style-name="P167">coder_decoder:</text:p>
      <text:p text:style-name="P167">usage : program <text:s/>input_file <text:s/>coded_file <text:s/>output_file</text:p>
      <text:p text:style-name="P166"/>
      <text:p text:style-name="P3"/>
      <text:list xml:id="list183027107552940" text:continue-numbering="true" text:style-name="WWNum1">
        <text:list-item>
          <text:list>
            <text:list-item>
              <text:list>
                <text:list-item>
                  <text:list>
                    <text:list-item>
                      <text:h text:style-name="P61" text:outline-level="4"><text:bookmark-start text:name="_Toc69120215"/>G722 codec<text:bookmark-end text:name="_Toc69120215"/></text:h>
                    </text:list-item>
                  </text:list>
                </text:list-item>
              </text:list>
            </text:list-item>
          </text:list>
        </text:list-item>
      </text:list>
      <text:p text:style-name="P44"><text:span text:style-name="T2">Purpose: G722 CCITT encode and decode demonstration program for PC</text:span></text:p>
      <text:p text:style-name="P44"><text:span text:style-name="T2">Test directory: </text:span><text:span text:style-name="code_20_Char_20_Char">applications/g722/v0</text:span></text:p>
      <text:p text:style-name="P44"><text:span text:style-name="T2">Master script: codec generic one.</text:span></text:p>
      <text:p text:style-name="P44"><text:span text:style-name="T2">Exceptions: none.</text:span></text:p>
      <text:p text:style-name="P44"><text:soft-page-break/><text:span text:style-name="T2">Tested with: gcc, scc, dsp56800e, ppc(sim_ame) , armcc.</text:span></text:p>
      <text:p text:style-name="P30"><text:span text:style-name="T2">Help messages:</text:span></text:p>
      <text:p text:style-name="P166"/>
      <text:p text:style-name="P166">usage: coder <text:s text:c="2"/>inputfile <text:s text:c="2"/>outputfile</text:p>
      <text:p text:style-name="P166"/>
      <text:p text:style-name="P166">usage: decoder <text:s text:c="2"/>inputfile <text:s text:c="2"/>outputfile</text:p>
      <text:p text:style-name="P166"/>
      <text:p text:style-name="P166">usage: coder_decoder <text:s text:c="2"/>inputfile <text:s text:c="2"/>codedfile <text:s text:c="2"/>outputfile</text:p>
      <text:p text:style-name="P166"/>
      <text:p text:style-name="P3"/>
      <text:list xml:id="list183027720151062" text:continue-numbering="true" text:style-name="WWNum1">
        <text:list-item>
          <text:list>
            <text:list-item>
              <text:list>
                <text:list-item>
                  <text:list>
                    <text:list-item>
                      <text:h text:style-name="P61" text:outline-level="4"><text:bookmark-start text:name="_Toc69120216"/><text:span text:style-name="T2">G723 dual-rate codec</text:span><text:bookmark-end text:name="_Toc69120216"/></text:h>
                      <text:list>
                        <text:list-item>
                          <text:h text:style-name="P58" text:outline-level="5">V0 version (16 bits data)</text:h>
                        </text:list-item>
                      </text:list>
                    </text:list-item>
                  </text:list>
                </text:list-item>
              </text:list>
            </text:list-item>
          </text:list>
        </text:list-item>
      </text:list>
      <text:p text:style-name="P44"><text:span text:style-name="T2">Purpose: G.723 Speech Coder ANSI-C Source Code Version 5.00</text:span></text:p>
      <text:p text:style-name="P44"><text:span text:style-name="T2">Origin: <text:s/>ITU-T; implementation copyright (c) 1995, AudioCodes, DSP Group, France Telecom.</text:span></text:p>
      <text:p text:style-name="P44"><text:span text:style-name="T2">Test directory: </text:span><text:span text:style-name="code_20_Char_20_Char">applications/g723/v0</text:span></text:p>
      <text:p text:style-name="P44"><text:span text:style-name="T2">Master script: codec generic one.</text:span></text:p>
      <text:p text:style-name="P44"><text:span text:style-name="T2">Exceptions: none.</text:span></text:p>
      <text:p text:style-name="P44"><text:span text:style-name="T2">Tested with: gcc, scc, ppc(sim_ame) , armcc.</text:span></text:p>
      <text:p text:style-name="P30"><text:soft-page-break/><text:span text:style-name="T2">Help messages:</text:span></text:p>
      <text:p text:style-name="P167"/>
      <text:p text:style-name="P167">Usage: coder [options] inputfile outputfile</text:p>
      <text:p text:style-name="P167"/>
      <text:p text:style-name="P167">Usage: decoder [options] inputfile outputfile</text:p>
      <text:p text:style-name="P167"/>
      <text:p text:style-name="P167">Usage: coder_decoder [options] Coder_inputfile Intermediatefile Decoder_outputfile</text:p>
      <text:p text:style-name="P177"/>
      <text:p text:style-name="P32"><text:span text:style-name="T2">Coder options:</text:span></text:p>
      <text:list xml:id="list183026786542417" text:continue-list="list183026178734798" text:style-name="WWNum59">
        <text:list-item>
          <text:p text:style-name="P87"><text:span text:style-name="code_20_Char_20_Char">-r53</text:span><text:span text:style-name="T2">: rate = 5.3 kb/s</text:span></text:p>
        </text:list-item>
        <text:list-item>
          <text:p text:style-name="P87"><text:span text:style-name="code_20_Char_20_Char">-r63</text:span><text:span text:style-name="T2">: rate = 6.3 kb/s (default)</text:span></text:p>
        </text:list-item>
        <text:list-item>
          <text:p text:style-name="P87"><text:span text:style-name="code_20_Char_20_Char">-r</text:span><text:span text:style-name="code_20_Char_20_Char"><text:span text:style-name="T46">&lt;filename&gt;</text:span></text:span><text:span text:style-name="T2"> : </text:span><text:span text:style-name="code_20_Char_20_Char"><text:span text:style-name="T46">&lt;filename&gt;</text:span></text:span><text:span text:style-name="T2"> contains one byte per frame (0 means rate = 6.3 kb/s; 1 means rate = 5.3 kb/s)</text:span></text:p>
        </text:list-item>
        <text:list-item>
          <text:p text:style-name="P87"><text:span text:style-name="T2">-v: Comfort Noise Functions (voice activity detection, comfort noise generaion)</text:span></text:p>
        </text:list-item>
      </text:list>
      <text:p text:style-name="P30"><text:span text:style-name="T2">Decoder options:</text:span></text:p>
      <text:list xml:id="list183027076888322" text:continue-numbering="true" text:style-name="WWNum59">
        <text:list-item>
          <text:p text:style-name="P87"><text:span text:style-name="code_20_Char_20_Char">-f</text:span><text:span text:style-name="code_20_Char_20_Char"><text:span text:style-name="T46">&lt;filename&gt;</text:span></text:span><text:span text:style-name="T2"> : set FER </text:span><text:span text:style-name="code_20_Char_20_Char"><text:span text:style-name="T46">&lt;filename&gt;</text:span></text:span><text:span text:style-name="T2"> (frame erasures file, that contains CRC ).</text:span></text:p>
        </text:list-item>
      </text:list>
      <text:p text:style-name="P32"><text:span text:style-name="T2">Coder_decoder options sum options of coder and decoder.</text:span></text:p>
      <text:p text:style-name="P30"><text:soft-page-break/><text:span text:style-name="T2">README excerpt:</text:span></text:p>
      <text:p text:style-name="P166"/>
      <text:p text:style-name="P167">PURPOSE:</text:p>
      <text:p text:style-name="P167">-----------</text:p>
      <text:p text:style-name="P167"/>
      <text:p text:style-name="P167">Coder information:</text:p>
      <text:p text:style-name="P167"><text:tab/>- modes:</text:p>
      <text:p text:style-name="P167"><text:tab/><text:tab/>- High Rate Active Frame</text:p>
      <text:p text:style-name="P167"><text:tab/><text:tab/>- SID Frame</text:p>
      <text:p text:style-name="P167"><text:tab/><text:tab/>- Untransmitted Frame</text:p>
      <text:p text:style-name="P167"><text:tab/>- frequency of the speech input signal : 8 kHz, 16 bit/samples data.</text:p>
      <text:p text:style-name="P167"><text:tab/>- size of the speech input frames : 240 16-bit samples</text:p>
      <text:p text:style-name="P167"><text:tab/>- size of the bitstream frames : 24/4/1 8-bit samples depending on the used mode.</text:p>
      <text:p text:style-name="P167"><text:tab/>- number of frame in the PERF mode: 3</text:p>
      <text:p text:style-name="P167"><text:tab/>- how to compute the Mips: </text:p>
      <text:p text:style-name="P167"><text:tab/><text:tab/> <text:s/>(nb_cycles * 8000)/(160*nb_frames) = ... Mips</text:p>
      <text:p text:style-name="P167"><text:tab/><text:tab/>with the perf mode:</text:p>
      <text:p text:style-name="P167"><text:tab/><text:tab/> <text:s/>(nb_cycles * 8000)/(160*3) = ... Mips</text:p>
      <text:p text:style-name="P167"><text:tab/>- performance of the coder (CW scc compiler on the SC140 (options -O3 -Og) )</text:p>
      <text:p text:style-name="P167"><text:tab/><text:tab/>around 21 Mips.</text:p>
      <text:p text:style-name="P167"><text:tab/>- code size of the coder (CW scc compiler on the SC140 (options -O3 -Og) )</text:p>
      <text:p text:style-name="P177"><text:tab/><text:tab/>28000 bytes.</text:p>
      <text:p text:style-name="P177"/>
      <text:p text:style-name="P167">Decoder information:</text:p>
      <text:p text:style-name="P167"><text:tab/>- modes:</text:p>
      <text:p text:style-name="P167"><text:tab/><text:tab/>&gt; the used mode of the decoder depends directly of </text:p>
      <text:p text:style-name="P167"><text:soft-page-break/><text:tab/><text:tab/><text:tab/>the used mode of the coder. the used mode of the coder is stored </text:p>
      <text:p text:style-name="P167"><text:tab/><text:tab/><text:tab/>for each the frame in the 256th 16-bit sample. (cf bitstream format)</text:p>
      <text:p text:style-name="P167"><text:tab/><text:tab/>&gt; However, using the option -rxframetype, it</text:p>
      <text:p text:style-name="P167"><text:s text:c="2"/><text:tab/><text:tab/><text:tab/>can be forced to expect frames with RX frame type instead of TX</text:p>
      <text:p text:style-name="P177"><text:s text:c="2"/><text:tab/><text:tab/><text:tab/>frame type.</text:p>
      <text:p text:style-name="P177"><text:tab/><text:tab/></text:p>
      <text:p text:style-name="P167"><text:tab/>- frequency of the speech output signal : 8 kHz, 16 bit/samples data.</text:p>
      <text:p text:style-name="P167"><text:tab/>- size of the bitstream input frames : 24/4/1 8-bit samples</text:p>
      <text:p text:style-name="P167"><text:tab/>- size of the speech output frames : 240 16-bit samples</text:p>
      <text:p text:style-name="P167"><text:tab/>- number of frame in the PERF mode: 3</text:p>
      <text:p text:style-name="P167"><text:tab/>- how to compute the Mips: </text:p>
      <text:p text:style-name="P167"><text:tab/><text:tab/> <text:s/>(nb_cycles * 8000)/(160*nb_frames) = ... Mips</text:p>
      <text:p text:style-name="P167"><text:tab/><text:tab/>with the perf mode:</text:p>
      <text:p text:style-name="P167"><text:tab/><text:tab/> <text:s/>(nb_cycles * 8000)/(160*3) = ... Mips</text:p>
      <text:p text:style-name="P167"><text:tab/>- performance of the coder (CW scc compiler on the SC140 (options -O3 -Og) )</text:p>
      <text:p text:style-name="P167"><text:tab/><text:tab/>around 2 Mips.</text:p>
      <text:p text:style-name="P167"><text:tab/>- code size of the coder (CW scc on the SC140 (options -O3 -Og) )</text:p>
      <text:p text:style-name="P177"><text:tab/><text:tab/>13000 bytes.</text:p>
      <text:p text:style-name="P177"/>
      <text:p text:style-name="P167">Coder_decoder information:</text:p>
      <text:p text:style-name="P167"><text:tab/>- performance of the codec (CW scc compiler on the SC140 (options -O3 -Og) )</text:p>
      <text:p text:style-name="P167"><text:tab/><text:tab/>around 23 Mips.</text:p>
      <text:p text:style-name="P167"><text:tab/>- code size of the codec (CW scc compiler on the SC140 (options -O3 -Og) )</text:p>
      <text:p text:style-name="P167"><text:tab/><text:tab/>36000 bytes.</text:p>
      <text:p text:style-name="P167"/>
      <text:p text:style-name="P166"/>
      <text:p text:style-name="P3"/>
      <text:list xml:id="list183026374600254" text:continue-list="list183027720151062" text:style-name="WWNum1">
        <text:list-item>
          <text:list>
            <text:list-item>
              <text:list>
                <text:list-item>
                  <text:list>
                    <text:list-item>
                      <text:list>
                        <text:list-item>
                          <text:h text:style-name="P58" text:outline-level="5"><text:soft-page-break/>24 bits data version</text:h>
                        </text:list-item>
                      </text:list>
                    </text:list-item>
                  </text:list>
                </text:list-item>
              </text:list>
            </text:list-item>
          </text:list>
        </text:list-item>
      </text:list>
      <text:p text:style-name="P44"><text:span text:style-name="T2">Purpose: implementation of the CCITT G.723 24 Kbps ADPCM coding algorithm (configured to use U-law audio encoding).</text:span></text:p>
      <text:p text:style-name="P44"><text:span text:style-name="T2">Origin: Sun Microsystems</text:span></text:p>
      <text:p text:style-name="P44"><text:span text:style-name="T2">Test directory: </text:span><text:span text:style-name="code_20_Char_20_Char">applications/g723_24/v0</text:span></text:p>
      <text:p text:style-name="P44"><text:span text:style-name="T2">Master script: codec generic one.</text:span></text:p>
      <text:p text:style-name="P44"><text:span text:style-name="T2">Exceptions: none.</text:span></text:p>
      <text:p text:style-name="P44"><text:span text:style-name="T2">Tested with: gcc, scc, ppc(sim_ame), armcc.</text:span></text:p>
      <text:p text:style-name="P30"><text:span text:style-name="T2">Help messages:</text:span></text:p>
      <text:p text:style-name="P167"/>
      <text:p text:style-name="P167">usage : coder <text:s text:c="2"/>input_file <text:s text:c="2"/>coded_file</text:p>
      <text:p text:style-name="P167"/>
      <text:p text:style-name="P167">usage : decoder <text:s text:c="2"/>coded_file <text:s text:c="2"/>output_file</text:p>
      <text:p text:style-name="P167"/>
      <text:p text:style-name="P167">usage : coder_decoder <text:s text:c="2"/>input_file <text:s text:c="2"/>coded_file <text:s text:c="2"/>output_file</text:p>
      <text:p text:style-name="P167"/>
      <text:p text:style-name="P3"/>
      <text:list xml:id="list183026201858896" text:continue-numbering="true" text:style-name="WWNum1">
        <text:list-item>
          <text:list>
            <text:list-item>
              <text:list>
                <text:list-item>
                  <text:list>
                    <text:list-item>
                      <text:list>
                        <text:list-item>
                          <text:h text:style-name="P58" text:outline-level="5">40 bits data version</text:h>
                        </text:list-item>
                      </text:list>
                    </text:list-item>
                  </text:list>
                </text:list-item>
              </text:list>
            </text:list-item>
          </text:list>
        </text:list-item>
      </text:list>
      <text:p text:style-name="P44"><text:span text:style-name="T2">Purpose: implementation of the CCITT G.723 40 Kbps ADPCM coding algorithm (configured to use U-law audio encoding).</text:span></text:p>
      <text:p text:style-name="P44"><text:span text:style-name="T2">Test directory: </text:span><text:span text:style-name="code_20_Char_20_Char">applications/g723_40/v0</text:span></text:p>
      <text:p text:style-name="P44"><text:span text:style-name="T2">Master script: codec generic one.</text:span></text:p>
      <text:p text:style-name="P44"><text:span text:style-name="T2">Exceptions: none.</text:span></text:p>
      <text:p text:style-name="P44"><text:span text:style-name="T2">Tested with: gcc, scc, ppc(sim_ame), armcc.</text:span></text:p>
      <text:p text:style-name="P30"><text:soft-page-break/><text:span text:style-name="T2">Help messages:</text:span></text:p>
      <text:p text:style-name="P167"/>
      <text:p text:style-name="P167">usage : coder <text:s text:c="2"/>input_file <text:s text:c="2"/>coded_file</text:p>
      <text:p text:style-name="P167"/>
      <text:p text:style-name="P167">usage : decoder <text:s text:c="2"/>coded_file <text:s text:c="2"/>output_file</text:p>
      <text:p text:style-name="P167"/>
      <text:p text:style-name="P167">usage : coder_decoder <text:s text:c="2"/>input_file <text:s text:c="2"/>coded_file <text:s text:c="2"/>output_file</text:p>
      <text:p text:style-name="P167"/>
      <text:p text:style-name="P3"/>
      <text:list xml:id="list183027960795610" text:continue-numbering="true" text:style-name="WWNum1">
        <text:list-item>
          <text:list>
            <text:list-item>
              <text:list>
                <text:list-item>
                  <text:list>
                    <text:list-item>
                      <text:h text:style-name="P61" text:outline-level="4"><text:bookmark-start text:name="_Toc69120217"/><text:span text:style-name="T2">G728 codec</text:span><text:bookmark-end text:name="_Toc69120217"/></text:h>
                      <text:list>
                        <text:list-item>
                          <text:h text:style-name="P58" text:outline-level="5">V0 version</text:h>
                        </text:list-item>
                      </text:list>
                    </text:list-item>
                  </text:list>
                </text:list-item>
              </text:list>
            </text:list-item>
          </text:list>
        </text:list-item>
      </text:list>
      <text:p text:style-name="P44"><text:span text:style-name="T2">Purpose: Reference C code for fixed point implementation of G.728. A 8 kbit/s Low-Delay CELP voice codec.</text:span></text:p>
      <text:p text:style-name="P44"><text:span text:style-name="T2">Origin: CNET</text:span></text:p>
      <text:p text:style-name="P44"><text:span text:style-name="T2">Test directory: </text:span><text:span text:style-name="code_20_Char_20_Char">applications/g728/v0</text:span></text:p>
      <text:p text:style-name="P44"><text:span text:style-name="T2">Master script: codec generic one.</text:span></text:p>
      <text:p text:style-name="P44"><text:span text:style-name="T2">Exceptions: none.</text:span></text:p>
      <text:p text:style-name="P44"><text:span text:style-name="T2">Tested with: gcc, scc, dsp56800e, ppc(sim_ame), armcc.</text:span></text:p>
      <text:p text:style-name="P30"><text:soft-page-break/><text:span text:style-name="T2">README excerpt:</text:span></text:p>
      <text:p text:style-name="P167"/>
      <text:p text:style-name="P167">PURPOSE:</text:p>
      <text:p text:style-name="P167">-----------</text:p>
      <text:p text:style-name="P167"/>
      <text:p text:style-name="P167">Coder information:</text:p>
      <text:p text:style-name="P167"><text:tab/>- modes:</text:p>
      <text:p text:style-name="P167"><text:tab/><text:tab/>The g728 coder has only one mode. </text:p>
      <text:p text:style-name="P167"><text:tab/><text:tab/>The input signal is a 8kHz speech input signal where the samples are coded<text:line-break/><text:tab/><text:tab/>on 16 bits.</text:p>
      <text:p text:style-name="P167"><text:tab/><text:tab/>The coder compress the 5 samples of the frame into 1 sample in the coded<text:line-break/><text:tab/><text:tab/>bitstream.</text:p>
      <text:p text:style-name="P167"><text:tab/>- frequency of the speech input signal : 8 kHz.</text:p>
      <text:p text:style-name="P167"><text:tab/>- size of the input frames : 5 samples.</text:p>
      <text:p text:style-name="P167"><text:tab/>- size of the output frames : 1 samples.<text:tab/></text:p>
      <text:p text:style-name="P167"><text:tab/>- number of frame in the PERF mode: 256.</text:p>
      <text:p text:style-name="P167"><text:tab/>- how to compute the Mips: </text:p>
      <text:p text:style-name="P167"><text:tab/><text:tab/> <text:s/>(nb_cycles*freq)/(5*nb_frames) = ... Mips</text:p>
      <text:p text:style-name="P167"><text:tab/><text:tab/>with the perf mode:</text:p>
      <text:p text:style-name="P167"><text:tab/><text:tab/> <text:s/>(nb_cycles*8000)/(5*256) = ... Mips</text:p>
      <text:p text:style-name="P167"><text:tab/>- performance of the coder (CW scc compiler on the SC140 (options -O3 -Og) )</text:p>
      <text:p text:style-name="P167"><text:tab/><text:tab/>around 31 Mips.</text:p>
      <text:p text:style-name="P167"><text:tab/>- code size of the coder (CW scc compiler on the SC140 (options -O3 -Og) )</text:p>
      <text:p text:style-name="P177"><text:tab/><text:tab/>12556 bytes. </text:p>
      <text:p text:style-name="P167"/>
      <text:p text:style-name="P167">Decoder information:</text:p>
      <text:p text:style-name="P167"><text:tab/>- modes:</text:p>
      <text:p text:style-name="P167"><text:tab/><text:tab/>The g728 decoder has 2 modes, with and without the post-filter.</text:p>
      <text:p text:style-name="P167"><text:soft-page-break/><text:tab/><text:tab/>If enabled, a post filter is applied on the 5-samples output frame, at the<text:line-break/><text:tab/><text:tab/>end of decoding.</text:p>
      <text:p text:style-name="P167"><text:tab/>- frequency of the speech output signal : 8 kHz</text:p>
      <text:p text:style-name="P167"><text:tab/>- size of the input frames : 1 samples.</text:p>
      <text:p text:style-name="P167"><text:tab/>- size of the output frames : 5 samples.<text:tab/></text:p>
      <text:p text:style-name="P167"><text:tab/>- number of frame in the PERF mode: 256</text:p>
      <text:p text:style-name="P167"><text:tab/>- mode used in the perf mode: post filter enabled</text:p>
      <text:p text:style-name="P167"><text:tab/>- how to compute the Mips: </text:p>
      <text:p text:style-name="P167"><text:tab/><text:tab/> <text:s/>(nb_cycles*freq)/(5*nb_frames) = ... Mips</text:p>
      <text:p text:style-name="P167"><text:tab/><text:tab/>with the perf mode:</text:p>
      <text:p text:style-name="P167"><text:tab/><text:tab/> <text:s/>(nb_cycles*8000)/(5*256) = ... Mips</text:p>
      <text:p text:style-name="P167"><text:tab/>- performance of the coder (CW scc compiler on the SC140 (options -O3 -Og) )</text:p>
      <text:p text:style-name="P167"><text:tab/><text:tab/>around 22 Mips.</text:p>
      <text:p text:style-name="P167"><text:tab/>- code size of the coder (CW scc compiler on the SC140 (options -O3 -Og) )</text:p>
      <text:p text:style-name="P177"><text:tab/><text:tab/>11384 bytes. </text:p>
      <text:p text:style-name="P167"/>
      <text:p text:style-name="P167">Coder_decoder information:</text:p>
      <text:p text:style-name="P167"><text:tab/>- performance of the codec (CW scc compiler on the SC140 (options -O3 -Og) )</text:p>
      <text:p text:style-name="P167"><text:tab/><text:tab/>around 53 Mips.</text:p>
      <text:p text:style-name="P167"><text:tab/>- code size of the coder (CW scc compiler on the SC140 (options -O3 -Og) )</text:p>
      <text:p text:style-name="P167"><text:tab/><text:tab/>17016 bytes.</text:p>
      <text:p text:style-name="P167"/>
      <text:p text:style-name="P167">USAGE</text:p>
      <text:p text:style-name="P167">-----------</text:p>
      <text:p text:style-name="P167"><text:span text:style-name="T55">coder <text:s text:c="10"/>inputs/speech.cod.pcm <text:s text:c="7"/>outputs/speech.cod.bitstream <text:s/><text:tab/></text:span></text:p>
      <text:p text:style-name="P167"><text:span text:style-name="T55">decoder <text:s text:c="8"/>inputs/speech.dec.bitstream <text:s/>outputs/speech.dec.pcm <text:s text:c="9"/>&lt;Postfilter&gt;</text:span></text:p>
      <text:p text:style-name="P167"><text:span text:style-name="T55">coder_decoder inputs/speech.cod.pcm outputs/speech.codec.bitstream outputs/speech.codec.pcm <text:s text:c="2"/>&lt;Postfilter&gt;</text:span></text:p>
      <text:p text:style-name="P167"/>
      <text:p text:style-name="P167">with :</text:p>
      <text:p text:style-name="P167"><text:soft-page-break/>postfilter_option = 0 post filter disabled</text:p>
      <text:p text:style-name="P167"><text:s text:c="18"/>= 1 post filter enabled</text:p>
      <text:p text:style-name="P167"/>
      <text:p text:style-name="P167">The following files are used or generated</text:p>
      <text:p text:style-name="P167"><text:s text:c="2"/>Inputs/speech.cod.pcm <text:s text:c="7"/>: 8 kHz sampled data file 16 bit PCM (binary)</text:p>
      <text:p text:style-name="P167"><text:s text:c="2"/>Outputs/speech.cod.bitstream : binary file containing bitstream</text:p>
      <text:p text:style-name="P167"><text:s text:c="2"/>Inputs/speech.dec.bitstream <text:s/>: binary file containing bitstream</text:p>
      <text:p text:style-name="P167"><text:s text:c="2"/>Outputs/speech.dec.pcm <text:s text:c="6"/>: 8 kHz sampled data file 16 bit PCM (binary)</text:p>
      <text:p text:style-name="P167"/>
      <text:p text:style-name="P167"/>
      <text:p text:style-name="P3"/>
      <text:list xml:id="list183027186746404" text:continue-numbering="true" text:style-name="WWNum1">
        <text:list-item>
          <text:list>
            <text:list-item>
              <text:list>
                <text:list-item>
                  <text:list>
                    <text:list-item>
                      <text:list>
                        <text:list-item>
                          <text:h text:style-name="P58" text:outline-level="5">V0.1 version</text:h>
                        </text:list-item>
                      </text:list>
                    </text:list-item>
                  </text:list>
                </text:list-item>
              </text:list>
            </text:list-item>
          </text:list>
        </text:list-item>
      </text:list>
      <text:p text:style-name="P44"><text:span text:style-name="T2">Purpose: it corresponds to the version 0 but contains the "</text:span><text:span text:style-name="code_20_Char_20_Char">pragma align</text:span><text:span text:style-name="T2">" useful for the speed optimizations.</text:span></text:p>
      <text:p text:style-name="P44"><text:span text:style-name="T2">Test directory: </text:span><text:span text:style-name="code_20_Char_20_Char">applications/g728/v0.1</text:span></text:p>
      <text:p text:style-name="P44"><text:span text:style-name="T2">Master script: codec generic one.</text:span></text:p>
      <text:p text:style-name="P44"><text:span text:style-name="T2">Exceptions: none.</text:span></text:p>
      <text:p text:style-name="P44"><text:span text:style-name="T2">Tested with: gcc, scc.</text:span></text:p>
      <text:p text:style-name="P3"/>
      <text:list xml:id="list183026708440692" text:continue-numbering="true" text:style-name="WWNum1">
        <text:list-item>
          <text:list>
            <text:list-item>
              <text:list>
                <text:list-item>
                  <text:list>
                    <text:list-item>
                      <text:list>
                        <text:list-item>
                          <text:h text:style-name="P58" text:outline-level="5">V1 version</text:h>
                        </text:list-item>
                      </text:list>
                    </text:list-item>
                  </text:list>
                </text:list-item>
              </text:list>
            </text:list-item>
          </text:list>
        </text:list-item>
      </text:list>
      <text:p text:style-name="P44"><text:span text:style-name="T2">Purpose: it corresponds to the version 0.1 but contains speed optimizations as multi-sampling and modifications for the use of StarCore intrinsics.</text:span></text:p>
      <text:p text:style-name="P44"><text:span text:style-name="T2">Test directory: </text:span><text:span text:style-name="code_20_Char_20_Char">applications/g728/v1</text:span></text:p>
      <text:p text:style-name="P44"><text:span text:style-name="T2">Master script: codec generic one.</text:span></text:p>
      <text:p text:style-name="P44"><text:span text:style-name="T2">Exceptions: none.</text:span></text:p>
      <text:p text:style-name="P44"><text:span text:style-name="T2">Tested with: gcc, scc, ppc(sim_ame).</text:span></text:p>
      <text:p text:style-name="P45"/>
      <text:list xml:id="list183026649002225" text:continue-numbering="true" text:style-name="WWNum1">
        <text:list-item>
          <text:list>
            <text:list-item>
              <text:list>
                <text:list-item>
                  <text:list>
                    <text:list-item>
                      <text:list>
                        <text:list-item>
                          <text:h text:style-name="P58" text:outline-level="5"><text:soft-page-break/><text:span text:style-name="T16">V3 version (ITU-T G.728 annex G)</text:span></text:h>
                        </text:list-item>
                      </text:list>
                    </text:list-item>
                  </text:list>
                </text:list-item>
              </text:list>
            </text:list-item>
          </text:list>
        </text:list-item>
      </text:list>
      <text:p text:style-name="P44"><text:span text:style-name="T2">Purpose: ITU-T G.728 annex G. (not yet fully integrated in the QA)</text:span></text:p>
      <text:p text:style-name="P44"><text:span text:style-name="T2">Origin: Motorola Semiconductor Israel LTD. <text:s/>Systems &amp; Applications Team, DSP cores, MSIL. This code must not be distributed to anyone that hasn’t a NDA (Non Divulgation Agreement) with Motorola.</text:span></text:p>
      <text:p text:style-name="P44"><text:span text:style-name="T2">Test directory: </text:span><text:span text:style-name="code_20_Char_20_Char">applications/g728_v3.0/voob</text:span></text:p>
      <text:p text:style-name="P44"><text:span text:style-name="T2">Master script: codec generic one.</text:span></text:p>
      <text:p text:style-name="P44"><text:span text:style-name="T2">Exceptions: none.</text:span></text:p>
      <text:p text:style-name="P44"><text:span text:style-name="T2">Tested with: gcc, scc, armcc.</text:span></text:p>
      <text:p text:style-name="P44"><text:span text:style-name="T2">Help messages:</text:span></text:p>
      <text:p text:style-name="P167"/>
      <text:p text:style-name="P167">usage: encoder <text:s/>input_file <text:s/>output_file <text:s/>{nb_frames}</text:p>
      <text:p text:style-name="P167"/>
      <text:p text:style-name="P167">usage: decoder <text:s/>input_file <text:s/>output_file <text:s/>post_filter {nb_frames}</text:p>
      <text:p text:style-name="P167"/>
      <text:p text:style-name="P167">usage: coder_decoder <text:s/>input_file <text:s/>output_file <text:s/>synt_file post_filter {nb_frames}</text:p>
      <text:p text:style-name="P167"/>
      <text:p text:style-name="P3"/>
      <text:list xml:id="list183026831617243" text:continue-numbering="true" text:style-name="WWNum1">
        <text:list-item>
          <text:list>
            <text:list-item>
              <text:list>
                <text:list-item>
                  <text:list>
                    <text:list-item>
                      <text:h text:style-name="P61" text:outline-level="4"><text:bookmark-start text:name="_Toc69120218"/><text:span text:style-name="T2">G729a annex B codec</text:span><text:bookmark-end text:name="_Toc69120218"/></text:h>
                    </text:list-item>
                  </text:list>
                </text:list-item>
              </text:list>
            </text:list-item>
          </text:list>
        </text:list-item>
      </text:list>
      <text:p text:style-name="P44"><text:span text:style-name="T2">Purpose: Fixed-point description of Recommendation G.729A with ANNEX B.<text:tab/></text:span><text:line-break/><text:span text:style-name="T2">Coding of Speech at 8 kbit/s using Conjugate-Structure Algebraic-Code-Excited Linear-Prediction (CS-ACELP) with Voice Activity Decision(VAD), Discontinuous Transmission(DTX), <text:s/>and Comfort Noise Generation(CNG).</text:span></text:p>
      <text:p text:style-name="P44"><text:span text:style-name="T2">Origin: ITU-T Recommendation G.729B + AT&amp;T, France Telecom, Lucent Technologies, NTT, Rockwell International, University of Sherbrooke</text:span></text:p>
      <text:p text:style-name="P44"><text:span text:style-name="T2">Test directory: </text:span><text:span text:style-name="code_20_Char_20_Char">applications/g729ab/v0</text:span></text:p>
      <text:p text:style-name="P44"><text:span text:style-name="T2">Master script: codec generic one.</text:span></text:p>
      <text:p text:style-name="P44"><text:span text:style-name="T2">Exceptions: none.</text:span></text:p>
      <text:p text:style-name="P44"><text:span text:style-name="T2">Tested with: gcc, scc, dsp56800e, ppc(sim_ame), armcc.</text:span></text:p>
      <text:p text:style-name="P30"><text:soft-page-break/><text:span text:style-name="T2">README excerpt:</text:span></text:p>
      <text:p text:style-name="P167"/>
      <text:p text:style-name="P167">PURPOSE:</text:p>
      <text:p text:style-name="P167">-----------</text:p>
      <text:p text:style-name="P167"/>
      <text:p text:style-name="P167">Coder information:</text:p>
      <text:p text:style-name="P167"><text:tab/>- modes:</text:p>
      <text:p text:style-name="P167"><text:tab/><text:tab/>&gt; The Voice Activity Decision (VAD) mode can be enabled or disabled.</text:p>
      <text:p text:style-name="P167"><text:tab/><text:tab/>&gt; The used bitrate is a constant : 8 kbit/s</text:p>
      <text:p text:style-name="P167"><text:tab/>- frequency of the speech input signal : 8.0 kHz</text:p>
      <text:p text:style-name="P167"><text:tab/>- size of the input frames : 80 16-bit samples.</text:p>
      <text:p text:style-name="P167"><text:tab/>- size of the output frames : 82 16-bit samples.<text:tab/></text:p>
      <text:p text:style-name="P167"><text:tab/>- number of frame in the PERF mode: 20</text:p>
      <text:p text:style-name="P167"><text:tab/>- mode used in the perf mode: VAD enabled</text:p>
      <text:p text:style-name="P167"><text:tab/>- how to compute the Mips: </text:p>
      <text:p text:style-name="P167"><text:tab/><text:tab/> <text:s/>(nb_cycles * freq)/(80*nb_frames) = ... Mips</text:p>
      <text:p text:style-name="P167"><text:tab/><text:tab/>with the perf mode:</text:p>
      <text:p text:style-name="P167"><text:tab/><text:tab/> <text:s/>(nb_cycles * freq)/(80*20) = ... Mips</text:p>
      <text:p text:style-name="P167"><text:tab/>- performance of the coder (CW scc compiler on the SC140 (options -O3 -Og) )</text:p>
      <text:p text:style-name="P167"><text:tab/><text:tab/>around 7 Mips.</text:p>
      <text:p text:style-name="P167"><text:tab/>- code size of the coder (CW scc compiler on the SC140 (options -O3 -Og) )</text:p>
      <text:p text:style-name="P177"><text:tab/><text:tab/>35414 bytes. </text:p>
      <text:p text:style-name="P177"/>
      <text:p text:style-name="P167"/>
      <text:p text:style-name="P167">Decoder information:</text:p>
      <text:p text:style-name="P167"><text:tab/>- modes:</text:p>
      <text:p text:style-name="P167"><text:soft-page-break/><text:tab/><text:tab/>&gt; the used mode of the decoder depends directly of the used mode of the<text:line-break/><text:tab/><text:tab/> <text:s text:c="2"/>coder.<text:tab/><text:tab/><text:tab/></text:p>
      <text:p text:style-name="P167"><text:tab/>- frequency of the speech output signal : 8.0 kHz</text:p>
      <text:p text:style-name="P167"><text:tab/>- size of the input frames : 82 16-bit samples.</text:p>
      <text:p text:style-name="P167"><text:tab/>- size of the output frames : 80 16-bit samples.<text:tab/></text:p>
      <text:p text:style-name="P167"><text:tab/>- number of frame in the PERF mode: 20</text:p>
      <text:p text:style-name="P167"><text:tab/>- how to compute the Mips: </text:p>
      <text:p text:style-name="P167"><text:tab/><text:tab/> <text:s/>(nb_cycles * freq)/(80*nb_frames) = ... Mips</text:p>
      <text:p text:style-name="P167"><text:tab/><text:tab/>with the perf mode:</text:p>
      <text:p text:style-name="P167"><text:tab/><text:tab/> <text:s/>(nb_cycles * freq)/(80*20) = ... Mips</text:p>
      <text:p text:style-name="P167"><text:tab/>- performance of the coder (CW scc compiler on the SC140 (options -O3 -Og) )</text:p>
      <text:p text:style-name="P167"><text:tab/><text:tab/>around 2 Mips.</text:p>
      <text:p text:style-name="P167"><text:tab/>- code size of the coder (CW scc compiler on the SC140 (options -O3 -Og) )</text:p>
      <text:p text:style-name="P177"><text:tab/><text:tab/>13894 bytes. </text:p>
      <text:p text:style-name="P177"/>
      <text:p text:style-name="P167"><text:s/></text:p>
      <text:p text:style-name="P167">Coder_decoder information:</text:p>
      <text:p text:style-name="P167"><text:tab/>- performance of the codec (CW scc compiler on the SC140 (options -O3 -Og) )</text:p>
      <text:p text:style-name="P167"><text:tab/><text:tab/>around 9 Mips.</text:p>
      <text:p text:style-name="P167"><text:tab/>- code size of the coder (CW scc compiler on the SC140 (options -O3 -Og) )</text:p>
      <text:p text:style-name="P177"><text:tab/><text:tab/>44042 bytes.</text:p>
      <text:p text:style-name="P177"/>
      <text:p text:style-name="P167"/>
      <text:p text:style-name="P167">USAGE</text:p>
      <text:p text:style-name="P167">-----------</text:p>
      <text:p text:style-name="P167"/>
      <text:p text:style-name="P167"><text:span text:style-name="T55">coder <text:s text:c="10"/>inputs/speech.cod.pcm <text:s text:c="7"/>outputs/speech.cod.bitstream <text:s/>&lt;VAD_option&gt;</text:span></text:p>
      <text:p text:style-name="P167"><text:span text:style-name="T55">decoder <text:s text:c="8"/>inputs/speech.dec.bitstream <text:s/>outputs/speech.dec.pcm</text:span></text:p>
      <text:p text:style-name="P167"><text:span text:style-name="T55">coder_decoder inputs/speech.cod.pcm outputs/speech.codec.bitstream outputs/speech.codec.pcm <text:s text:c="2"/>&lt;VAD_option&gt;</text:span></text:p>
      <text:p text:style-name="P167"><text:soft-page-break/></text:p>
      <text:p text:style-name="P167">with :</text:p>
      <text:p text:style-name="P167">&lt;VAD_option&gt;<text:tab/>= 1<text:tab/>: VAD enabled</text:p>
      <text:p text:style-name="P167"><text:tab/><text:tab/><text:tab/><text:tab/>= 0<text:tab/>: VAD disabled</text:p>
      <text:p text:style-name="P167"/>
      <text:p text:style-name="P167">The following files are used or generated</text:p>
      <text:p text:style-name="P167"><text:s text:c="2"/>Inputs/speech.cod.pcm <text:s text:c="7"/>: 8 kHz sampled data file 16 bit PCM (binary)</text:p>
      <text:p text:style-name="P167"><text:s text:c="2"/>Outputs/speech.cod.bitstream : binary file containing bitstream</text:p>
      <text:p text:style-name="P167"><text:s text:c="2"/>Inputs/speech.dec.bitstream <text:s/>: binary file containing bitstream</text:p>
      <text:p text:style-name="P167"><text:s text:c="2"/>Outputs/speech.dec.pcm <text:s text:c="6"/>: 8 kHz sampled data file 16 bit PCM (binary)</text:p>
      <text:p text:style-name="P167"/>
      <text:p text:style-name="P3"/>
      <text:list xml:id="list183026465982981" text:continue-numbering="true" text:style-name="WWNum1">
        <text:list-item>
          <text:list>
            <text:list-item>
              <text:list>
                <text:list-item>
                  <text:list>
                    <text:list-item>
                      <text:h text:style-name="P61" text:outline-level="4"><text:bookmark-start text:name="_Toc69120219"/><text:span text:style-name="T16">G729 Annex I codec</text:span><text:bookmark-end text:name="_Toc69120219"/></text:h>
                      <text:list>
                        <text:list-item>
                          <text:h text:style-name="P58" text:outline-level="5">V0 version (ITU-T G.729 Annex I)</text:h>
                        </text:list-item>
                      </text:list>
                    </text:list-item>
                  </text:list>
                </text:list-item>
              </text:list>
            </text:list-item>
          </text:list>
        </text:list-item>
      </text:list>
      <text:p text:style-name="P44"><text:span text:style-name="T2">Purpose: ITU-T G.729 Annex I <text:s/>- Reference C code for fixed point implementation of G.729 CS-ACELP at 6.4 kbit/s 8 kbit/s and 11.8 kb/s with DTX functionality (integration of Annexes B, D and E).</text:span></text:p>
      <text:p text:style-name="P44"><text:span text:style-name="T2">Origin: ITU + France Telecom + Ericson</text:span></text:p>
      <text:p text:style-name="P44"><text:span text:style-name="T2">Test directory: </text:span><text:span text:style-name="code_20_Char_20_Char">applications/</text:span><text:span text:style-name="T2">g729i/v0</text:span></text:p>
      <text:p text:style-name="P44"><text:span text:style-name="T2">Master script: codec generic one.</text:span></text:p>
      <text:p text:style-name="P44"><text:span text:style-name="T2">Exceptions: none.</text:span></text:p>
      <text:p text:style-name="P44"><text:span text:style-name="T2">Tested with: gcc, scc, dsp56800e, ppc(sim_ame), armcc.</text:span></text:p>
      <text:p text:style-name="P30"><text:soft-page-break/><text:span text:style-name="T2">README excerpt:</text:span></text:p>
      <text:p text:style-name="P167"/>
      <text:p text:style-name="P167">PURPOSE:</text:p>
      <text:p text:style-name="P167">-----------</text:p>
      <text:p text:style-name="P167"/>
      <text:p text:style-name="P167">Coder information:</text:p>
      <text:p text:style-name="P167"><text:tab/>- modes:</text:p>
      <text:p text:style-name="P167"><text:tab/><text:tab/>&gt; The Data Transmission mode can be enabled or disabled.</text:p>
      <text:p text:style-name="P167"><text:tab/><text:tab/>&gt; The used bitrate can be either a constant or value extracted from an input<text:line-break/><text:tab/><text:tab/> <text:s/>file: </text:p>
      <text:p text:style-name="P167"><text:tab/><text:tab/><text:tab/>- 6.4 kb/s <text:s/>if bitrate = 0</text:p>
      <text:p text:style-name="P167"><text:tab/><text:tab/><text:tab/>- 8 <text:s text:c="2"/>kb/s <text:s/>if bitrate = 1</text:p>
      <text:p text:style-name="P167"><text:tab/><text:tab/><text:tab/>- 11.8 kb/s if bitrate = 2</text:p>
      <text:p text:style-name="P167"><text:tab/><text:tab/><text:tab/>- for each frame the bitrate is extracted from the bit_rate_file </text:p>
      <text:p text:style-name="P177"><text:tab/><text:tab/><text:tab/><text:tab/>and is one of the 3 previous values</text:p>
      <text:p text:style-name="P167"><text:tab/>- frequency of the speech input signal : 8.0 kHz</text:p>
      <text:p text:style-name="P167"><text:tab/>- size of the input frames : 80 samples.</text:p>
      <text:p text:style-name="P167"><text:tab/>- size of the output frames : 66/82/120 samples. (cf bistream format)</text:p>
      <text:p text:style-name="P167"><text:tab/>- number of frame in the PERF mode: 20</text:p>
      <text:p text:style-name="P167"><text:tab/>- mode used for the perf mode: no transmission, constant bitrate 8kb/s.</text:p>
      <text:p text:style-name="P167"><text:tab/>- how to compute the Mips: </text:p>
      <text:p text:style-name="P167"><text:tab/><text:tab/> <text:s/>(nb_cycles * freq)/(80*nb_frames) = ... Mips</text:p>
      <text:p text:style-name="P167"><text:tab/><text:tab/>with the perf mode:</text:p>
      <text:p text:style-name="P167"><text:tab/><text:tab/> <text:s/>(nb_cycles * 8000)/(80*20) = ... Mips</text:p>
      <text:p text:style-name="P167"><text:tab/>- performance of the coder (CW scc compiler on the SC140 (options -O3 -Og) )</text:p>
      <text:p text:style-name="P167"><text:tab/><text:tab/>around 20 Mips.</text:p>
      <text:p text:style-name="P167"><text:tab/>- code size of the coder (CW scc compiler on the SC140 (options -O3 -Og) )</text:p>
      <text:p text:style-name="P177"><text:tab/><text:tab/>42036 bytes. </text:p>
      <text:p text:style-name="P177"/>
      <text:p text:style-name="P167"><text:soft-page-break/></text:p>
      <text:p text:style-name="P167">Decoder information:</text:p>
      <text:p text:style-name="P167"><text:tab/>- modes:</text:p>
      <text:p text:style-name="P167"><text:tab/><text:tab/>&gt; the used mode of the decoder depends directly of </text:p>
      <text:p text:style-name="P167"><text:tab/><text:tab/><text:tab/>the used mode of the coder. the used mode of the coder is stored </text:p>
      <text:p text:style-name="P167"><text:tab/><text:tab/><text:tab/>for each the frame in the second 16-bit sample. (cf bitstream format)</text:p>
      <text:p text:style-name="P167"/>
      <text:p text:style-name="P167"><text:tab/>- frequency of the speech output signal : 8.0 kHz</text:p>
      <text:p text:style-name="P167"><text:tab/>- size of the input frames : 82 samples.</text:p>
      <text:p text:style-name="P167"><text:tab/>- size of the output frames : 80 samples.<text:tab/></text:p>
      <text:p text:style-name="P167"><text:tab/>- number of frame in the PERF mode: 20</text:p>
      <text:p text:style-name="P167"><text:tab/>- how to compute the Mips: </text:p>
      <text:p text:style-name="P167"><text:tab/><text:tab/> <text:s/>(nb_cycles * freq)/(80*nb_frames) = ... Mips</text:p>
      <text:p text:style-name="P167"><text:tab/><text:tab/>with the perf mode:</text:p>
      <text:p text:style-name="P167"><text:tab/><text:tab/> <text:s/>(nb_cycles * freq)/(80*20) = ... Mips</text:p>
      <text:p text:style-name="P167"><text:tab/>- performance of the coder (CW scc compiler on the SC140 (options -O3 -Og) )</text:p>
      <text:p text:style-name="P167"><text:tab/><text:tab/>around 4 Mips.</text:p>
      <text:p text:style-name="P167"><text:tab/>- code size of the coder (CW scc compiler on the SC140 (options -O3 -Og) )</text:p>
      <text:p text:style-name="P177"><text:tab/><text:tab/>24612 bytes. </text:p>
      <text:p text:style-name="P177"/>
      <text:p text:style-name="P167"><text:s/></text:p>
      <text:p text:style-name="P167">Coder_decoder information:</text:p>
      <text:p text:style-name="P167"><text:tab/>- performance of the codec (CW scc compiler on the SC140 (options -O3 -Og) )</text:p>
      <text:p text:style-name="P167"><text:tab/><text:tab/>around 24 Mips.</text:p>
      <text:p text:style-name="P167"><text:tab/>- code size of the coder (CW scc compiler on the SC140 (options -O3 -Og) )</text:p>
      <text:p text:style-name="P177"><text:tab/><text:tab/>60960 bytes. </text:p>
      <text:p text:style-name="P177"/>
      <text:p text:style-name="P167"><text:soft-page-break/></text:p>
      <text:p text:style-name="P167">USAGE</text:p>
      <text:p text:style-name="P167">-----------</text:p>
      <text:p text:style-name="P167"/>
      <text:p text:style-name="P167"><text:span text:style-name="T55">coder<text:tab/><text:tab/>inputs/speech.cod.pcm outputs/speech.cod.bitstream &lt;dtx_option&gt; <text:s/>&lt;rate_option&gt;</text:span></text:p>
      <text:p text:style-name="P167"><text:span text:style-name="T55">decoder<text:tab/>inputs/speech.dec.bitstream <text:s/>outputs/speech.dec.pcm <text:s text:c="9"/></text:span></text:p>
      <text:p text:style-name="P177"><text:span text:style-name="T55">coder_decoder inputs/speech.cod.pcm outputs/speech.codec.bitstream outputs/speech.codec.pcm &lt;dtx_option&gt; &lt;rate_option&gt;</text:span></text:p>
      <text:p text:style-name="P167"/>
      <text:p text:style-name="P167">The following files are used or generated</text:p>
      <text:p text:style-name="P167"><text:s text:c="2"/>Inputs/speech.cod.pcm <text:s text:c="7"/>: 8 kHz sampled data file 16 bit PCM (binary)</text:p>
      <text:p text:style-name="P167"><text:s text:c="2"/>Outputs/speech.cod.bitstream : binary file containing bitstream</text:p>
      <text:p text:style-name="P167"><text:s text:c="2"/>Inputs/speech.dec.bitstream <text:s/>: binary file containing bitstream</text:p>
      <text:p text:style-name="P177"><text:s text:c="2"/>Outputs/speech.dec.pcm <text:s text:c="6"/>: 8 kHz sampled data file 16 bit PCM (binary)</text:p>
      <text:p text:style-name="P167"/>
      <text:p text:style-name="P167">The following parameters are used for the encoder</text:p>
      <text:p text:style-name="P167"><text:s text:c="8"/>dtx_option <text:s text:c="13"/>= 0 dtx disabled (default)</text:p>
      <text:p text:style-name="P177"><text:s text:c="32"/>= 1 dtx enabled</text:p>
      <text:p text:style-name="P167"/>
      <text:p text:style-name="P167"><text:s text:c="8"/>rate_option <text:s text:c="12"/>= 0 : lower rate (6.4 kb/s)</text:p>
      <text:p text:style-name="P167"><text:s text:c="32"/>= 1 : G729 (8.0 kb/s)</text:p>
      <text:p text:style-name="P167"><text:s text:c="32"/>= 2 : higher rate (11.8 kb/s)</text:p>
      <text:p text:style-name="P167"><text:s text:c="32"/>= file_rate_name : a binary file of 16 bit</text:p>
      <text:p text:style-name="P167"><text:s text:c="34"/>word containing either 0, 1 or 2 to</text:p>
      <text:p text:style-name="P167"><text:s text:c="34"/>select the rate on a frame by frame</text:p>
      <text:p text:style-name="P167"><text:s text:c="34"/>basis. The default is 1 (8 kb/s)</text:p>
      <text:p text:style-name="P167"/>
      <text:p text:style-name="P3"/>
      <text:list xml:id="list183027521473019" text:continue-numbering="true" text:style-name="WWNum1">
        <text:list-item>
          <text:list>
            <text:list-item>
              <text:list>
                <text:list-item>
                  <text:list>
                    <text:list-item>
                      <text:list>
                        <text:list-item>
                          <text:h text:style-name="P58" text:outline-level="5"><text:soft-page-break/>V1 version</text:h>
                        </text:list-item>
                      </text:list>
                    </text:list-item>
                  </text:list>
                </text:list-item>
              </text:list>
            </text:list-item>
          </text:list>
        </text:list-item>
      </text:list>
      <text:p text:style-name="P44"><text:span text:style-name="T2">Purpose: it corresponds to the version 0 but contains speed optimizations as multi-sampling and modifications for the use of StarCore intrinsics.</text:span></text:p>
      <text:p text:style-name="P44"><text:span text:style-name="T2">Test directory: </text:span><text:span text:style-name="code_20_Char_20_Char">applications/</text:span><text:span text:style-name="T2">g729i/v1</text:span></text:p>
      <text:p text:style-name="P44"><text:span text:style-name="T2">Master script: codec generic one.</text:span></text:p>
      <text:p text:style-name="P44"><text:span text:style-name="T2">Exceptions: none.</text:span></text:p>
      <text:p text:style-name="P44"><text:span text:style-name="T2">Tested with: gcc, scc, ppc(sim_ame), armcc.</text:span></text:p>
      <text:p text:style-name="P30"><text:soft-page-break/><text:span text:style-name="T2">README excerpt diff with v0 version:</text:span></text:p>
      <text:p text:style-name="P167"/>
      <text:p text:style-name="P167">Coder information:</text:p>
      <text:p text:style-name="P167"><text:tab/>- performance of the coder (CW scc compiler on the SC140 (options -O3 -Og) )</text:p>
      <text:p text:style-name="P167"><text:tab/><text:tab/>around 16 Mips.</text:p>
      <text:p text:style-name="P167"><text:tab/>- code size of the coder (CW scc compiler on the SC140 (options -O3 -Og) )</text:p>
      <text:p text:style-name="P167"><text:tab/><text:tab/>66568 bytes. </text:p>
      <text:p text:style-name="P167"/>
      <text:p text:style-name="P167">Decoder information:</text:p>
      <text:p text:style-name="P167"><text:tab/>- performance of the coder (CW scc compiler on the SC140 (options -O3 -Og) )</text:p>
      <text:p text:style-name="P167"><text:tab/><text:tab/>around 2 Mips.</text:p>
      <text:p text:style-name="P167"><text:tab/>- code size of the coder (CW scc compiler on the SC140 (options -O3 -Og) )</text:p>
      <text:p text:style-name="P167"><text:tab/><text:tab/>32848 bytes. </text:p>
      <text:p text:style-name="P167"/>
      <text:p text:style-name="P167">Coder_decoder information:</text:p>
      <text:p text:style-name="P167"><text:tab/>- performance of the codec (CW scc compiler on the SC140 (options -O3 -Og) )</text:p>
      <text:p text:style-name="P167"><text:tab/><text:tab/>around 18 Mips.</text:p>
      <text:p text:style-name="P167"><text:tab/>- code size of the coder (CW scc compiler on the SC140 (options -O3 -Og) )</text:p>
      <text:p text:style-name="P167"><text:tab/><text:tab/>82096 bytes. </text:p>
      <text:p text:style-name="P167"/>
      <text:p text:style-name="P3"/>
      <text:list xml:id="list183028166784015" text:continue-numbering="true" text:style-name="WWNum1">
        <text:list-item>
          <text:list>
            <text:list-item>
              <text:list>
                <text:list-item>
                  <text:list>
                    <text:list-item>
                      <text:h text:style-name="P61" text:outline-level="4"><text:bookmark-start text:name="_Toc69120220"/><text:span text:style-name="T2">gsm-1.0-pl9DSP codec</text:span><text:bookmark-end text:name="_Toc69120220"/></text:h>
                    </text:list-item>
                  </text:list>
                </text:list-item>
              </text:list>
            </text:list-item>
          </text:list>
        </text:list-item>
      </text:list>
      <text:p text:style-name="P44"><text:span text:style-name="T2">Purpose: gsm codec, fixed point implementation of the RPE-LTP coder.</text:span></text:p>
      <text:p text:style-name="P44"><text:span text:style-name="T2">Origin: Technische Universitaet Berlin</text:span></text:p>
      <text:p text:style-name="P44"><text:span text:style-name="T2">Test directory: </text:span><text:span text:style-name="code_20_Char_20_Char">applications/gsm-1.0-pl9DSP/v0</text:span></text:p>
      <text:p text:style-name="P44"><text:span text:style-name="T2">Master script: codec generic one.</text:span></text:p>
      <text:p text:style-name="P44"><text:span text:style-name="T2">Exceptions: </text:span><text:span text:style-name="code_20_Char_20_Char">coder </text:span><text:span text:style-name="T2">target only.</text:span></text:p>
      <text:p text:style-name="P44"><text:span text:style-name="T2">Tested with: gcc, scc, armcc.</text:span></text:p>
      <text:p text:style-name="P30"><text:soft-page-break/><text:span text:style-name="T2">Help message:</text:span></text:p>
      <text:p text:style-name="P167"/>
      <text:p text:style-name="P167">usage : <text:s/>program <text:s text:c="2"/>input_file <text:s text:c="2"/>coded_file</text:p>
      <text:p text:style-name="P167"/>
      <text:p text:style-name="P3"/>
      <text:list xml:id="list183026319871000" text:continue-numbering="true" text:style-name="WWNum1">
        <text:list-item>
          <text:list>
            <text:list-item>
              <text:list>
                <text:list-item>
                  <text:list>
                    <text:list-item>
                      <text:h text:style-name="P61" text:outline-level="4"><text:bookmark-start text:name="_Toc69120221"/><text:span text:style-name="T2">gsm-1.0-pl10 codec</text:span><text:bookmark-end text:name="_Toc69120221"/></text:h>
                    </text:list-item>
                  </text:list>
                </text:list-item>
              </text:list>
            </text:list-item>
          </text:list>
        </text:list-item>
      </text:list>
      <text:p text:style-name="P44"><text:span text:style-name="T2">Purpose: gsm codec, fixed point implementation of the RPE-LTP coder.</text:span></text:p>
      <text:p text:style-name="P44"><text:span text:style-name="T2">Origin: Technische Universitaet Berlin</text:span></text:p>
      <text:p text:style-name="P44"><text:span text:style-name="T2">Test directory: </text:span><text:span text:style-name="code_20_Char_20_Char">applications/gsm-1.0-pl10/v0</text:span></text:p>
      <text:p text:style-name="P44"><text:span text:style-name="T2">Master script: codec generic one.</text:span></text:p>
      <text:p text:style-name="P44"><text:span text:style-name="T2">Exceptions: none.</text:span></text:p>
      <text:p text:style-name="P44"><text:span text:style-name="T2">Tested with: gcc, scc, armcc.</text:span></text:p>
      <text:p text:style-name="P30"><text:soft-page-break/><text:span text:style-name="T2">Help messages:</text:span></text:p>
      <text:p text:style-name="P167"/>
      <text:p text:style-name="P167"/>
      <text:p text:style-name="P167">Usage: coder [-fcpdhvuaslFC] Input_file Output_file</text:p>
      <text:p text:style-name="P167"><text:s text:c="8"/>(-h for help)</text:p>
      <text:p text:style-name="P167"/>
      <text:p text:style-name="P167">Usage: bin/decoder [-fcpdhvuaslFC] Input_file Output_file</text:p>
      <text:p text:style-name="P167"><text:s text:c="8"/>(-h for help)</text:p>
      <text:p text:style-name="P167"/>
      <text:p text:style-name="P167">Usage: coder_decoder [-fcpdhvuaslFC] Input_file Coded_bitstream Output_file</text:p>
      <text:p text:style-name="P167"><text:s text:c="7"/>(-h for help)</text:p>
      <text:p text:style-name="P167"/>
      <text:p text:style-name="P167"><text:s/>-f <text:s/>force <text:s text:c="4"/>Replace existing files without asking</text:p>
      <text:p text:style-name="P167"><text:s/>-c <text:s/>cat <text:s text:c="6"/>Write to stdout, do not remove source files</text:p>
      <text:p text:style-name="P167"><text:s/>-d <text:s/>decode <text:s text:c="3"/>Decode data (default is encode)</text:p>
      <text:p text:style-name="P167"><text:s/>-p <text:s/>precious <text:s/>Do not delete the source</text:p>
      <text:p text:style-name="P167"/>
      <text:p text:style-name="P167"><text:s/>-u <text:s/>u-law <text:s text:c="4"/>Force 8 kHz/8 bit u-law in/output format</text:p>
      <text:p text:style-name="P167"><text:s/>-s <text:s/>sun .au <text:s text:c="2"/>Force Sun .au u-law in/output format</text:p>
      <text:p text:style-name="P167"><text:s/>-a <text:s/>A-law <text:s text:c="4"/>Force 8 kHz/8 bit A-law in/output format</text:p>
      <text:p text:style-name="P167"><text:s/>-l <text:s/>linear <text:s text:c="3"/>Force 16 bit linear in/output format</text:p>
      <text:p text:style-name="P167"/>
      <text:p text:style-name="P167"><text:s/>-F <text:s/>fast <text:s text:c="5"/>Sacrifice conformance to performance</text:p>
      <text:p text:style-name="P167"><text:s/>-C <text:s/>cutoff <text:s text:c="3"/>Ignore most samples during LTP</text:p>
      <text:p text:style-name="P167"><text:s/>-v <text:s/>version <text:s text:c="2"/>Show version information</text:p>
      <text:p text:style-name="P167"><text:s/>-h <text:s/>help <text:s text:c="5"/>Print this text</text:p>
      <text:p text:style-name="P167"/>
      <text:p text:style-name="P3"/>
      <text:list xml:id="list183027400254556" text:continue-numbering="true" text:style-name="WWNum1">
        <text:list-item>
          <text:list>
            <text:list-item>
              <text:list>
                <text:list-item>
                  <text:list>
                    <text:list-item>
                      <text:h text:style-name="P61" text:outline-level="4"><text:bookmark-start text:name="_Toc69120222"/><text:soft-page-break/>HR (GSM Half Rate) codec<text:bookmark-end text:name="_Toc69120222"/></text:h>
                    </text:list-item>
                  </text:list>
                </text:list-item>
              </text:list>
            </text:list-item>
          </text:list>
        </text:list-item>
      </text:list>
      <text:p text:style-name="P44"><text:span text:style-name="T2">Purpose: bit exact implementation of the half rate speech transcoder (GSM 06.20 (ETS 300 581-2)), Voice Activity Detection (GSM 06.42 (ETS 300 581-6)), comfort noise (GSM 06.22 (ETS 300 581-4)) and the discontinuous transmission (GSM 06.41 (ETS 300 581-5)). It contains code for the speech coder, including the VAD, DTX, Comfort Noise, bad frame handling (error concealment).</text:span></text:p>
      <text:p text:style-name="P44"><text:span text:style-name="T2">Test directory: </text:span><text:span text:style-name="code_20_Char_20_Char">applications/hr/v0</text:span></text:p>
      <text:p text:style-name="P44"><text:span text:style-name="T2">Master script: codec generic one.</text:span></text:p>
      <text:p text:style-name="P44"><text:span text:style-name="T2">Exceptions: none.</text:span></text:p>
      <text:p text:style-name="P44"><text:span text:style-name="T2">Tested with: gcc, scc, dsp56800e, armcc.</text:span></text:p>
      <text:p text:style-name="P30"><text:span text:style-name="T2">The ets_30058108e02p.pdf file provides the original details on the test sequences for the GSM half rate speech codec (GSM 06.07 version 4.2.1).</text:span></text:p>
      <text:p text:style-name="P1"><text:span text:style-name="T2">Help messages:</text:span></text:p>
      <text:p text:style-name="P167"><text:soft-page-break/></text:p>
      <text:p text:style-name="P167">Usage:</text:p>
      <text:p text:style-name="P167"><text:tab/>coder inputFileName codedFileName &lt;number of frames&gt; &lt;dtx|nodtx&gt;</text:p>
      <text:p text:style-name="P167"><text:s/>or</text:p>
      <text:p text:style-name="P167"><text:tab/>coder inputFileName codedFileName &lt;dtx|nodtx&gt; &lt;number of frames&gt;</text:p>
      <text:p text:style-name="P167"/>
      <text:p text:style-name="P167">Usage:</text:p>
      <text:p text:style-name="P167"><text:tab/>decoder codedFileName outputFileName &lt;number of frames&gt; &lt;dtx|nodtx&gt;</text:p>
      <text:p text:style-name="P167"><text:s/>or</text:p>
      <text:p text:style-name="P167"><text:tab/>decoder codedFileName outputFileName &lt;dtx|nodtx&gt; &lt;number of frames&gt;</text:p>
      <text:p text:style-name="P167"/>
      <text:p text:style-name="P167">Usage:</text:p>
      <text:p text:style-name="P167"><text:span text:style-name="T55"><text:tab/>coder_decoder inputFileName codedFileName outputFileName &lt;number of frames&gt; &lt;dtx|nodtx&gt;</text:span></text:p>
      <text:p text:style-name="P167"><text:s/>or</text:p>
      <text:p text:style-name="P167"><text:span text:style-name="T55"><text:tab/>coder_decoder inputFileName codedFileName outputFileName &lt;dtx|nodtx&gt; &lt;number of frames&gt;</text:span></text:p>
      <text:p text:style-name="P167"/>
      <text:p text:style-name="P3"/>
      <text:list xml:id="list183027502105378" text:continue-numbering="true" text:style-name="WWNum1">
        <text:list-item>
          <text:list>
            <text:list-item>
              <text:list>
                <text:list-item>
                  <text:list>
                    <text:list-item>
                      <text:h text:style-name="P61" text:outline-level="4"><text:bookmark-start text:name="_Toc69120223"/><text:span text:style-name="T2">JPEG codec</text:span><text:bookmark-end text:name="_Toc69120223"/></text:h>
                    </text:list-item>
                  </text:list>
                </text:list-item>
              </text:list>
            </text:list-item>
          </text:list>
        </text:list-item>
      </text:list>
      <text:p text:style-name="P44"><text:span text:style-name="T2">Purpose: <text:s/>jpeg image compression, part of the Independent JPEG Group's software.</text:span></text:p>
      <text:p text:style-name="P44"><text:span text:style-name="T2">Test directory: </text:span><text:span text:style-name="code_20_Char_20_Char">applications/jpeg/v0</text:span></text:p>
      <text:p text:style-name="P44"><text:span text:style-name="T2">Master script: codec generic one.</text:span></text:p>
      <text:p text:style-name="P44"><text:span text:style-name="T2">Exceptions: none.</text:span></text:p>
      <text:p text:style-name="P44"><text:span text:style-name="T2">Tested with: gcc, scc, armcc.</text:span></text:p>
      <text:p text:style-name="P30"><text:soft-page-break/><text:span text:style-name="T2">Help messages:</text:span></text:p>
      <text:p text:style-name="P167"/>
      <text:p text:style-name="P177">Usage : coder input_bmp_file output_jpg_file </text:p>
      <text:p text:style-name="P167"/>
      <text:p text:style-name="P177">Usage : decoder <text:s/>input_jpg_file <text:s/>output_bmp_file <text:s/></text:p>
      <text:p text:style-name="P167"/>
      <text:p text:style-name="P177">Usage : coder_decoder <text:s/>input_bmp_file <text:s/>temp_jpg_file <text:s/>output_bmp_file</text:p>
      <text:p text:style-name="P167"/>
      <text:p text:style-name="P3"/>
      <text:list xml:id="list183027981412264" text:continue-numbering="true" text:style-name="WWNum1">
        <text:list-item>
          <text:list>
            <text:list-item>
              <text:list>
                <text:list-item>
                  <text:list>
                    <text:list-item>
                      <text:h text:style-name="P61" text:outline-level="4"><text:bookmark-start text:name="_Toc69120224"/><text:span text:style-name="T2">JPEG2000 codec</text:span><text:bookmark-end text:name="_Toc69120224"/></text:h>
                    </text:list-item>
                  </text:list>
                </text:list-item>
              </text:list>
            </text:list-item>
          </text:list>
        </text:list-item>
      </text:list>
      <text:p text:style-name="P44"><text:span text:style-name="T2">Purpose: JPEG2000 image compression.</text:span></text:p>
      <text:p text:style-name="P44"><text:span text:style-name="T2">Origin: Hewlett-Packard Company and the University of New South Wales, Australia.</text:span></text:p>
      <text:p text:style-name="P44"><text:span text:style-name="T2">Test directory: </text:span><text:span text:style-name="code_20_Char_20_Char">applications/jpeg2000_vm9.0/v0</text:span></text:p>
      <text:p text:style-name="P44"><text:span text:style-name="T2">Master script: codec generic one.</text:span></text:p>
      <text:p text:style-name="P44"><text:span text:style-name="T2">Exceptions: none.</text:span></text:p>
      <text:p text:style-name="P44"><text:span text:style-name="T2">Tested with: gcc, scc, armcc.</text:span></text:p>
      <text:p text:style-name="P30"><text:soft-page-break/><text:span text:style-name="T2">Help messages (details suppressed) for the </text:span><text:span text:style-name="code_20_Char_20_Char">coder</text:span> <text:span text:style-name="T2">(details with </text:span><text:span text:style-name="code_20_Char_20_Char">-u</text:span><text:span text:style-name="T2"> option):</text:span></text:p>
      <text:p text:style-name="P167"/>
      <text:p text:style-name="P167">The following arguments are recognized:</text:p>
      <text:p text:style-name="P177"><text:s text:c="4"/>-i &lt;image file&gt; [&lt;image file&gt; [...]]</text:p>
      <text:p text:style-name="P177"><text:s text:c="4"/>-i_subset &lt;component_subset&gt;</text:p>
      <text:p text:style-name="P177"><text:s text:c="4"/>-i &lt;mcraw image file&gt;</text:p>
      <text:p text:style-name="P177"><text:s text:c="4"/>-rcb &lt;rows cols bands&gt; (*MCRAW INPUT ONLY*)</text:p>
      <text:p text:style-name="P177"><text:s text:c="4"/>-dt &lt;data type&gt; (default = "short") (*MCRAW INPUT ONLY*)</text:p>
      <text:p text:style-name="P177"><text:s text:c="4"/>-bps &lt;bits per sample&gt; (default = from data type) (*MCRAW INPUT ONLY*)</text:p>
      <text:p text:style-name="P177"><text:s text:c="4"/>-do &lt;data organization&gt; (default = "bil") (*MCRAW INPUT ONLY*)</text:p>
      <text:p text:style-name="P177"><text:s text:c="4"/>-skip &lt;skip bytes&gt; (default = 0) (*MCRAW INPUT ONLY*)</text:p>
      <text:p text:style-name="P177"><text:s text:c="4"/>-swap (default = no swapping) (*MCRAW INPUT ONLY*)</text:p>
      <text:p text:style-name="P177"><text:s text:c="4"/>-o &lt;name of file for compressed bit-stream&gt;</text:p>
      <text:p text:style-name="P177"><text:s text:c="4"/>-rate &lt;max rate in bpp&gt; (default = 100)</text:p>
      <text:p text:style-name="P177"><text:s text:c="4"/>-low_rate_tol &lt;lower tolerance to max_rate in bpp&gt; (default = 0.005)</text:p>
      <text:p text:style-name="P177"><text:s text:c="4"/>-hi_rate_tol &lt;higher tolerance to max_rate in bpp&gt; (default = 0)</text:p>
      <text:p text:style-name="P177"><text:s text:c="4"/>-step &lt;normalized base step&gt; (default = 0.0078125)</text:p>
      <text:p text:style-name="P177"><text:s text:c="4"/>-iter &lt;num rate-control iterations&gt; (default = 0)</text:p>
      <text:p text:style-name="P177"><text:s text:c="4"/>-mem [&lt;stop id&gt;]</text:p>
      <text:p text:style-name="P177"><text:s text:c="4"/>-verbose (default = verbose)</text:p>
      <text:p text:style-name="P177"><text:s text:c="4"/>-quiet (default = verbose)</text:p>
      <text:p text:style-name="P177"><text:s text:c="4"/>-Bresync[+&lt;tnum&gt;] [Y|N]</text:p>
      <text:p text:style-name="P177"><text:s text:c="4"/>-Beph[+&lt;tnum&gt;] [Y|N]</text:p>
      <text:p text:style-name="P177"><text:s text:c="4"/>-Bold_sot</text:p>
      <text:p text:style-name="P177"><text:s text:c="4"/>-Bcomment comment</text:p>
      <text:p text:style-name="P177"><text:s text:c="4"/>-Bcrg &lt;CRG file&gt;</text:p>
      <text:p text:style-name="P177"><text:s text:c="4"/>-Fref &lt;missing rows&gt; &lt;missing columns&gt; (default = (0,0))</text:p>
      <text:p text:style-name="P177"><text:s text:c="4"/>-Ftiles &lt;hi-res tile height&gt; &lt;hi-res tile width&gt; (default = no tiling)</text:p>
      <text:p text:style-name="P177"><text:s text:c="4"/>-Ftile_ref &lt;row index&gt; &lt;column index&gt; (default = (0,0))</text:p>
      <text:p text:style-name="P177"><text:soft-page-break/><text:s text:c="4"/>-Fconv (default=use lifting implementation)</text:p>
      <text:p text:style-name="P177"><text:s text:c="4"/>-Fdir &lt;directory path&gt; (default = from "JP2_KERNELS_DIR" env var)</text:p>
      <text:p text:style-name="P177"><text:s text:c="4"/>-Flra</text:p>
      <text:p text:style-name="P177"><text:s text:c="4"/>-Fno_lra</text:p>
      <text:p text:style-name="P177"><text:s text:c="4"/>-Fguard_bits[+&lt;tnum&gt;] &lt;guard bits&gt; [&lt;guard bits&gt; [...]] (default = 2)</text:p>
      <text:p text:style-name="P177"><text:s text:c="4"/>-Frev[+&lt;tnum&gt;] [Y|N [Y|N [...]]] (default = non-reversible)</text:p>
      <text:p text:style-name="P177"><text:s text:c="4"/>-Fimplicit[+&lt;tnum&gt;] [Y|N [Y|N [...]]] (default = explicit quantization)</text:p>
      <text:p text:style-name="P177"><text:s text:c="4"/>-Fframes[+&lt;tnum&gt;] &lt;height&gt; &lt;width&gt; &lt;vert SSO levels&gt; &lt;hor SSO levels&gt; [...]</text:p>
      <text:p text:style-name="P177"><text:s text:c="4"/>-Fanchor[+&lt;tnum&gt;] &lt;row&gt; &lt;column&gt; [...] (default = (0,0))</text:p>
      <text:p text:style-name="P177"><text:s text:c="4"/>-Flev[+&lt;tnum&gt;] &lt;levels&gt; [&lt;levels&gt; [...]] (default = 5 level decomposition)</text:p>
      <text:p text:style-name="P177"><text:s text:c="4"/>-Fdecomp[+&lt;tnum&gt;] mallat|spacl|packet|&lt;decomp string&gt; [...] (default = mallat)</text:p>
      <text:p text:style-name="P177"><text:s text:c="4"/>-Fkernels[+&lt;tnum&gt;] &lt;id&gt; [&lt;id&gt; [...]] [* &lt;id&gt; [&lt;id&gt; [...]] [* ...]]</text:p>
      <text:p text:style-name="P177"><text:s text:c="4"/>-Fsteps[+&lt;tnum&gt;] &lt;step quotient file&gt; (default = fixed flat quant matrix)</text:p>
      <text:p text:style-name="P177"><text:s text:c="4"/>-Fweights[+&lt;tnum&gt;] &lt;root weights file&gt; (default = no weighting)</text:p>
      <text:p text:style-name="P177"><text:s text:c="4"/>-Fovlp[+&lt;tnum&gt;] [L][R][T][B] [ [L][R][T][B] [...]] (default=no overlap)</text:p>
      <text:p text:style-name="P177"><text:s text:c="4"/>-Fgen_decomp[+&lt;tnum&gt;] &lt;decomp string&gt; [...] (default = none)</text:p>
      <text:p text:style-name="P177"><text:s text:c="4"/>-Fdc[+&lt;tnum&gt;] &lt;offset value&gt;</text:p>
      <text:p text:style-name="P177"><text:s text:c="4"/>-Fotlpf_conv</text:p>
      <text:p text:style-name="P177"><text:s text:c="7"/>-Fconv' flag must be specified when using this method.</text:p>
      <text:p text:style-name="P177"><text:s text:c="7"/>-Fovlp option to overlap tiles with neighbouring tiles by one extra</text:p>
      <text:p text:style-name="P177"><text:s text:c="4"/>-Cblk[+&lt;tnum&gt;] &lt;ht&gt;[x&lt;wd&gt;] [&lt;ht&gt;[x&lt;wd&gt;] [...]] (default = 64x64)</text:p>
      <text:p text:style-name="P177"><text:s text:c="4"/>-Cpp[+&lt;tnum&gt;] &lt;ht&gt;[x&lt;wd&gt;] [&lt;ht&gt;[x&lt;wd&gt;] [...]] [*] ...</text:p>
      <text:p text:style-name="P177"><text:s text:c="4"/>-Cframes[+&lt;tnum&gt;] [Y|N [Y|N [...]]] (default = ignore frames)</text:p>
      <text:p text:style-name="P177"><text:s text:c="4"/>-Ccausal[+&lt;tnum&gt;] [Y|N [Y|N [...]]]</text:p>
      <text:p text:style-name="P177"><text:s text:c="4"/>-Cparallel[+&lt;tnum&gt;] [Y|N [Y|N [...]]] (default = sequential coding)</text:p>
      <text:p text:style-name="P177"><text:s text:c="4"/>-Clazy[+&lt;tnum&gt;] [Y|N [Y|N [...]]] (default = full effort coding)</text:p>
      <text:p text:style-name="P177"><text:soft-page-break/><text:s text:c="4"/>-Csegmark[+&lt;tnum&gt;] [Y|N [Y|N [...]]] (default = no segmark)</text:p>
      <text:p text:style-name="P177"><text:s text:c="4"/>-Cer_term[+&lt;tnum&gt;] [Y|N [Y|N [...]]]</text:p>
      <text:p text:style-name="P177"><text:s text:c="4"/>-Corder[+&lt;tnum&gt;] L|RL|RP|PC|CP [&lt;minLEV&gt; &lt;minC&gt; &lt;LAYERS&gt; &lt;LEVS&gt; &lt;COMPS&gt; ...]</text:p>
      <text:p text:style-name="P177"><text:s text:c="4"/>-Ctile_parts</text:p>
      <text:p text:style-name="P177"><text:s text:c="4"/>-Cvis &lt;exponent&gt; (default = do not exploit visual masking)</text:p>
      <text:p text:style-name="P177"><text:s text:c="4"/>-Clayers [&lt;rate&gt; [+&lt;layers&gt;] [&lt;rate&gt; [+&lt;layers&gt;] [...]]] (default = 1 layer)</text:p>
      <text:p text:style-name="P177"><text:s text:c="4"/>-Cvpw &lt;rate&gt; &lt;weights file&gt; [&lt;rate&gt; &lt;weights file&gt; [...]] (default = no progressive weighting)</text:p>
      <text:p text:style-name="P177"><text:s text:c="4"/>-Cno_trunc (default = use R-D optimized truncation for all layers)</text:p>
      <text:p text:style-name="P177"><text:s text:c="4"/>-Creverse_tiles</text:p>
      <text:p text:style-name="P177"><text:s text:c="4"/>-Comit_tile_length</text:p>
      <text:p text:style-name="P177"><text:s text:c="4"/>-Ccpu</text:p>
      <text:p text:style-name="P177"><text:s text:c="4"/>-Cscan_buffer_bytes</text:p>
      <text:p text:style-name="P177"><text:s text:c="4"/>-Cscan_buffer_elements</text:p>
      <text:p text:style-name="P177"><text:s text:c="4"/>-Rrgn[+&lt;tnum&gt;] &lt;boost&gt; [R &lt;y&gt; &lt;x&gt; &lt;ht&gt; &lt;wd&gt;]|[C &lt;y&gt; &lt;x&gt; &lt;rad&gt;] [*] ...</text:p>
      <text:p text:style-name="P177"><text:s text:c="4"/>-Ralign</text:p>
      <text:p text:style-name="P177"><text:s text:c="4"/>-Rmax_shift[+&lt;tnum&gt;] [Y|N [Y|N [...]]] (default = explicit regions)</text:p>
      <text:p text:style-name="P177"><text:s text:c="4"/>-Rno_rect</text:p>
      <text:p text:style-name="P177"><text:s text:c="4"/>-Qtcq</text:p>
      <text:p text:style-name="P177"><text:s text:c="4"/>-Qnz &lt;nz&gt; (default nz=0.0)</text:p>
      <text:p text:style-name="P177"><text:s text:c="4"/>-XpsExt</text:p>
      <text:p text:style-name="P177"><text:s text:c="4"/>-Xmask[+&lt;tnum&gt;] [Y|N] [alpha=0.7] [beta=0.0] [respect_block_boundaries=1] [win_width=6] [bits_retained=9] [minlevel=1]</text:p>
      <text:p text:style-name="P177"><text:s text:c="4"/>-Xsso_ext[+&lt;tnum&gt;] [Y|N [Y|N [...]] (default=symmetric extension)</text:p>
      <text:p text:style-name="P177"><text:s text:c="4"/>-Mycc[+&lt;tnum&gt;] [Y|N]</text:p>
      <text:p text:style-name="P177"><text:s text:c="4"/>-Mtdt[+&lt;tnum&gt;] [Y|N] [&lt;third_d_kernel_id&gt;]</text:p>
      <text:p text:style-name="P177"><text:s text:c="4"/>-Mlin[+&lt;tnum&gt;] [Y|N] &lt;forw file&gt; [&lt;rev file&gt;]</text:p>
      <text:p text:style-name="P167"><text:s text:c="4"/>-u Print this usage statement and exit. Overrides other arguments.</text:p>
      <text:p text:style-name="P167"/>
      <text:p text:style-name="P3"/>
      <text:p text:style-name="P30"><text:soft-page-break/><text:span text:style-name="T2">Help messages (details suppressed) for the </text:span><text:span text:style-name="code_20_Char_20_Char">decoder</text:span><text:span text:style-name="T2"> (details with </text:span><text:span text:style-name="code_20_Char_20_Char">-u</text:span><text:span text:style-name="T2"> option):</text:span></text:p>
      <text:p text:style-name="P177"/>
      <text:p text:style-name="P167">The following arguments are recognized:</text:p>
      <text:p text:style-name="P177"><text:s text:c="4"/>-o &lt;image file&gt;</text:p>
      <text:p text:style-name="P177"><text:s text:c="4"/>-o &lt;mcraw image file&gt;</text:p>
      <text:p text:style-name="P177"><text:s text:c="4"/>-bd &lt;byte depth&gt; (default = use bitstream info) (*MCRAW OUTPUT ONLY*)</text:p>
      <text:p text:style-name="P177"><text:s text:c="4"/>-do &lt;data organization&gt; (default = "bil") (*MCRAW OUTPUT ONLY*)</text:p>
      <text:p text:style-name="P177"><text:s text:c="4"/>-swap (default = no swapping) (*MCRAW OUTPUT ONLY*)</text:p>
      <text:p text:style-name="P177"><text:s text:c="4"/>-i &lt;name of compressed bit-stream file&gt;</text:p>
      <text:p text:style-name="P177"><text:s text:c="4"/>-red &lt;reconstruction level reduction&gt; (default = 0)</text:p>
      <text:p text:style-name="P177"><text:s text:c="4"/>-parse &lt;max rate in bpp&gt; (default = no limit)</text:p>
      <text:p text:style-name="P177"><text:s text:c="4"/>-trunc &lt;max rate in bpp&gt; (default = no truncation)</text:p>
      <text:p text:style-name="P177"><text:s text:c="4"/>-comp &lt;max reconstructed components&gt; (default = all)</text:p>
      <text:p text:style-name="P177"><text:s text:c="4"/>-mem [&lt;stop id&gt;]</text:p>
      <text:p text:style-name="P177"><text:s text:c="4"/>-verbose (default = verbose)</text:p>
      <text:p text:style-name="P177"><text:s text:c="4"/>-quiet (default = verbose)</text:p>
      <text:p text:style-name="P177"><text:s text:c="4"/>-Fconv (default=use lifting implementation)</text:p>
      <text:p text:style-name="P177"><text:s text:c="4"/>-Cno_speedup</text:p>
      <text:p text:style-name="P177"><text:s text:c="4"/>-Cer &lt;confidence bits&gt; [default = ignore error resilience info]</text:p>
      <text:p text:style-name="P177"><text:s text:c="4"/>-Ccpu</text:p>
      <text:p text:style-name="P177"><text:s text:c="4"/>-Rno_rect</text:p>
      <text:p text:style-name="P177"><text:s text:c="4"/>-Q3_8 &lt;max magnitude&gt; (default = 0)</text:p>
      <text:p text:style-name="P177"><text:s text:c="4"/>-Qno_tcq</text:p>
      <text:p text:style-name="P167"><text:s text:c="4"/>-u Print this usage statement and exit. Overrides other arguments.</text:p>
      <text:p text:style-name="P177"/>
      <text:p text:style-name="P3"/>
      <text:list xml:id="list183027606180353" text:continue-numbering="true" text:style-name="WWNum1">
        <text:list-item>
          <text:list>
            <text:list-item>
              <text:list>
                <text:list-item>
                  <text:list>
                    <text:list-item>
                      <text:h text:style-name="P61" text:outline-level="4"><text:bookmark-start text:name="_Toc69120225"/><text:soft-page-break/><text:span text:style-name="T2">MP3 codec</text:span><text:bookmark-end text:name="_Toc69120225"/></text:h>
                    </text:list-item>
                  </text:list>
                </text:list-item>
              </text:list>
            </text:list-item>
          </text:list>
        </text:list-item>
      </text:list>
      <text:p text:style-name="P44"><text:span text:style-name="T2">Purpose: MP3 sound compression. Demo of how to use MPEGDEC library.</text:span></text:p>
      <text:p text:style-name="P44"><text:span text:style-name="T2">Test directory: </text:span><text:span text:style-name="code_20_Char_20_Char">applications/mp3_cf2/v0</text:span></text:p>
      <text:p text:style-name="P44"><text:span text:style-name="T2">Master script: codec generic one.</text:span></text:p>
      <text:p text:style-name="P44"><text:span text:style-name="T2">Exceptions: </text:span><text:span text:style-name="code_20_Char_20_Char">decoder</text:span><text:span text:style-name="T2"> target only.</text:span></text:p>
      <text:p text:style-name="P44"><text:span text:style-name="T2">Tested with: gcc, scc, armcc.</text:span></text:p>
      <text:p text:style-name="P30"><text:span text:style-name="T2">Help message:</text:span></text:p>
      <text:p text:style-name="P177"/>
      <text:p text:style-name="P177">Usage : <text:s text:c="3"/>decoder &lt;input mpeg audio file&gt; [&lt;output pcm file&gt;]</text:p>
      <text:p text:style-name="P177"/>
      <text:p text:style-name="P3"/>
      <text:list xml:id="list183028207766365" text:continue-numbering="true" text:style-name="WWNum1">
        <text:list-item>
          <text:list>
            <text:list-item>
              <text:list>
                <text:list-item>
                  <text:list>
                    <text:list-item>
                      <text:h text:style-name="P61" text:outline-level="4"><text:bookmark-start text:name="_Toc69120226"/><text:span text:style-name="T2">MPEG4 (fast) codec</text:span><text:bookmark-end text:name="_Toc69120226"/></text:h>
                    </text:list-item>
                  </text:list>
                </text:list-item>
              </text:list>
            </text:list-item>
          </text:list>
        </text:list-item>
      </text:list>
      <text:p text:style-name="P44"><text:span text:style-name="T2">Purpose: MPEG4 video compression.</text:span></text:p>
      <text:p text:style-name="P44"><text:span text:style-name="T2">Test directory: </text:span><text:span text:style-name="code_20_Char_20_Char">applications/</text:span><text:span text:style-name="T2">mpeg4_fast/voob</text:span></text:p>
      <text:p text:style-name="P44"><text:span text:style-name="T2">Master script: codec generic one.</text:span></text:p>
      <text:p text:style-name="P44"><text:span text:style-name="T2">Exceptions: </text:span><text:span text:style-name="code_20_Char_20_Char">coder</text:span><text:span text:style-name="T2"> and </text:span><text:span text:style-name="code_20_Char_20_Char">decoder</text:span><text:span text:style-name="T2"> targets only (not </text:span><text:span text:style-name="code_20_Char_20_Char">coder_decoder</text:span><text:span text:style-name="T2">).</text:span></text:p>
      <text:p text:style-name="P44"><text:span text:style-name="T2">Tested with: gcc, scc, armcc.</text:span></text:p>
      <text:p text:style-name="P30"><text:soft-page-break/><text:span text:style-name="T2">Help message (replace “</text:span><text:span text:style-name="code_20_Char_20_Char">mpeg4enc</text:span><text:span text:style-name="T2">“ by “</text:span><text:span text:style-name="code_20_Char_20_Char">coder</text:span><text:span text:style-name="T2">”):</text:span></text:p>
      <text:p text:style-name="P167"/>
      <text:p text:style-name="P167"><text:s text:c="23"/>Mpeg4 Simple Profile Encoder</text:p>
      <text:p text:style-name="P167"><text:s text:c="18"/>Motorola Chicago Corporate Research Labs</text:p>
      <text:p text:style-name="P167"/>
      <text:p text:style-name="P167"><text:s text:c="20"/>This code is the property of Motorola.</text:p>
      <text:p text:style-name="P167"><text:s text:c="11"/>(C) Copyright 1999-2000 Motorola,Inc. All Rights Reserved.</text:p>
      <text:p text:style-name="P177"><text:s text:c="25"/>MOTOROLA INTERNAL USE ONLY</text:p>
      <text:p text:style-name="P167"/>
      <text:p text:style-name="P177">Usage: mpeg4enc [ctlfile] [options]</text:p>
      <text:p text:style-name="P167"/>
      <text:p text:style-name="P167">&lt;*&gt; ctlfile: This is the encoder control file.</text:p>
      <text:p text:style-name="P167"><text:s text:c="4"/>Example ctlfile: code/encoder.ctl</text:p>
      <text:p text:style-name="P177"><text:s text:c="4"/>If ctlfile is not specified, default values are used (Refer encoder.c).</text:p>
      <text:p text:style-name="P167"/>
      <text:p text:style-name="P167">&lt;*&gt; options: These are command-line options for specific parameters</text:p>
      <text:p text:style-name="P167"><text:s text:c="4"/>These parameters over-ride the default values as well as the values</text:p>
      <text:p text:style-name="P167"><text:s text:c="4"/>specified in "ctlfile".</text:p>
      <text:p text:style-name="P167"><text:s text:c="4"/>This facility is provided for simulation where only a few parameters</text:p>
      <text:p text:style-name="P177"><text:s text:c="4"/>need to be varied</text:p>
      <text:p text:style-name="P167"/>
      <text:p text:style-name="P167"><text:s text:c="4"/>Options:</text:p>
      <text:p text:style-name="P167"><text:s text:c="4"/>-h <text:s text:c="13"/>This help message</text:p>
      <text:p text:style-name="P177"><text:s text:c="4"/>-i source_kev <text:s text:c="2"/>Input source (kev format)</text:p>
      <text:p text:style-name="P177"><text:s text:c="4"/>-o n <text:s text:c="11"/>Output bitstream file</text:p>
      <text:p text:style-name="P177"><text:s text:c="4"/>-or n <text:s text:c="10"/>Output reconstructed file (if enabled)</text:p>
      <text:p text:style-name="P177"><text:s text:c="4"/>-ot n <text:s text:c="10"/>Output trace file (if enabled)</text:p>
      <text:p text:style-name="P177"><text:soft-page-break/><text:s text:c="4"/>-qi n <text:s text:c="10"/>Initial quantizer for I-VOPs</text:p>
      <text:p text:style-name="P177"><text:s text:c="4"/>-qp n <text:s text:c="10"/>Initial quantizer for P-VOPs</text:p>
      <text:p text:style-name="P177"><text:s text:c="4"/>-iperiod n <text:s text:c="5"/>Desired Intra Frame Period (0 - only first is intra)</text:p>
      <text:p text:style-name="P177"><text:s text:c="4"/>-erate n <text:s text:c="7"/>Desired encoding frame rate</text:p>
      <text:p text:style-name="P177"><text:s text:c="4"/>-start n <text:s text:c="7"/>Starting frame number</text:p>
      <text:p text:style-name="P177"><text:s text:c="4"/>-end n <text:s text:c="9"/>Ending frame number</text:p>
      <text:p text:style-name="P177"><text:s text:c="4"/>-ir n <text:s text:c="10"/>Intra Refresh method (0,1,2)</text:p>
      <text:p text:style-name="P177"><text:s text:c="4"/>-resync n <text:s text:c="6"/>Enable Resync Marker(video packets) [1/0]</text:p>
      <text:p text:style-name="P177"><text:s text:c="4"/>-psize n <text:s text:c="7"/>Video Packets size in bits</text:p>
      <text:p text:style-name="P177"><text:s text:c="4"/>-pmbsize n <text:s text:c="5"/>Max Video Packets size in MBs</text:p>
      <text:p text:style-name="P177"><text:s text:c="4"/>-datap n <text:s text:c="7"/>Enable Data Partitioning [1/0]</text:p>
      <text:p text:style-name="P177"><text:s text:c="4"/>-rvlc n <text:s text:c="8"/>Enable Reversible VLC [1/0]</text:p>
      <text:p text:style-name="P177"><text:s text:c="4"/>-r n <text:s text:c="11"/>Bit Rate (bps). 0 - No rate control</text:p>
      <text:p text:style-name="P177"><text:s text:c="4"/>-me algo <text:s text:c="7"/>Motion Estimation Algo [FullSrch/CougarJB/3Step]</text:p>
      <text:p text:style-name="P177"><text:s text:c="4"/>-umv n <text:s text:c="9"/>Enable Unrestricted Motion Vector [1/0]</text:p>
      <text:p text:style-name="P177"><text:s text:c="4"/>-dcthresh n <text:s text:c="4"/>intra_dc_clv_thr [0..7]. 7 = No DC Pred</text:p>
      <text:p text:style-name="P167"><text:s text:c="4"/>-acpred n <text:s text:c="6"/>Switch on/off [1/0] AC Prediction</text:p>
      <text:p text:style-name="P177"/>
      <text:p text:style-name="P3"/>
      <text:list xml:id="list183026695044898" text:continue-numbering="true" text:style-name="WWNum1">
        <text:list-item>
          <text:list>
            <text:list-item>
              <text:list>
                <text:list-item>
                  <text:list>
                    <text:list-item>
                      <text:h text:style-name="P61" text:outline-level="4"><text:bookmark-start text:name="_Toc69120227"/><text:span text:style-name="T2">SMV codec</text:span><text:bookmark-end text:name="_Toc69120227"/></text:h>
                      <text:list>
                        <text:list-item>
                          <text:h text:style-name="P58" text:outline-level="5">V0_a version</text:h>
                        </text:list-item>
                      </text:list>
                    </text:list-item>
                  </text:list>
                </text:list-item>
              </text:list>
            </text:list-item>
          </text:list>
        </text:list-item>
      </text:list>
      <text:p text:style-name="P44"><text:span text:style-name="T2">Purpose: SMV sound codec; fixed point C-simulation; version 3.5fx0.0<text:tab/></text:span><text:line-break/><text:span text:style-name="T2">compiled with </text:span>“<text:span text:style-name="code_20_Char_20_Char">‑DVAD_A ‑DNS_A</text:span><text:span text:style-name="T2">” (A version of Voice Activity Detection and Noise Suppression).</text:span></text:p>
      <text:p text:style-name="P44"><text:span text:style-name="T2">Origin:</text:span> <text:span text:style-name="T2">Conexant Systems Inc., Ericsson Inc., Lucent Technologies Inc., Motorola Inc., Nokia Inc, Nortel Networks Corporation, Qualcomm Inc.</text:span></text:p>
      <text:p text:style-name="P44"><text:span text:style-name="T2">Test directory: </text:span><text:span text:style-name="code_20_Char_20_Char">applications/smv/v0_a</text:span></text:p>
      <text:p text:style-name="P44"><text:span text:style-name="T2">Master script: codec generic one.</text:span></text:p>
      <text:p text:style-name="P44"><text:span text:style-name="T2">Exceptions: none.</text:span></text:p>
      <text:p text:style-name="P44"><text:span text:style-name="T2">Tested with: scc.</text:span></text:p>
      <text:p text:style-name="P30"><text:soft-page-break/><text:span text:style-name="T2">Help messages:</text:span></text:p>
      <text:p text:style-name="P167"/>
      <text:p text:style-name="P167">Usage:</text:p>
      <text:p text:style-name="P167"><text:span text:style-name="T55">coder –m M [-h] [-f mode_file] [-s signaling_file] [-n nb_frames] input_speech_file output_bitstream_file</text:span></text:p>
      <text:p text:style-name="P167"/>
      <text:p text:style-name="P167">Usage:</text:p>
      <text:p text:style-name="P167"><text:span text:style-name="T55">decoder [-n nb_frames] input_bitstream_file output_speech_file</text:span></text:p>
      <text:p text:style-name="P167"/>
      <text:p text:style-name="P167">Usage:</text:p>
      <text:p text:style-name="P167"><text:span text:style-name="T55">coder_decoder -m M [-h] [-f mode_file] [-s signaling_file] [-n nb_frames] input_speech_file output_bitstream_file output_speech_file</text:span></text:p>
      <text:p text:style-name="P177"/>
      <text:p text:style-name="P3"/>
      <text:list xml:id="list183027475732851" text:continue-numbering="true" text:style-name="WWNum1">
        <text:list-item>
          <text:list>
            <text:list-item>
              <text:list>
                <text:list-item>
                  <text:list>
                    <text:list-item>
                      <text:list>
                        <text:list-item>
                          <text:h text:style-name="P58" text:outline-level="5">V0_b version</text:h>
                        </text:list-item>
                      </text:list>
                    </text:list-item>
                  </text:list>
                </text:list-item>
              </text:list>
            </text:list-item>
          </text:list>
        </text:list-item>
      </text:list>
      <text:p text:style-name="P44"><text:span text:style-name="T2">Purpose: it corresponds to the version V0_a (same source files) but is compiled with </text:span>“<text:span text:style-name="code_20_Char_20_Char">‑DVAD_B ‑DNS_B</text:span><text:span text:style-name="T2">” (B version of Voice Activity Detection and Noise Suppression)</text:span></text:p>
      <text:p text:style-name="P44"><text:span text:style-name="T2">Test directory: </text:span><text:span text:style-name="code_20_Char_20_Char">applications/smv/v0_b</text:span></text:p>
      <text:p text:style-name="P3"/>
      <text:list xml:id="list183026165203112" text:continue-numbering="true" text:style-name="WWNum1">
        <text:list-item>
          <text:list>
            <text:list-item>
              <text:list>
                <text:list-item>
                  <text:list>
                    <text:list-item>
                      <text:h text:style-name="P61" text:outline-level="4"><text:bookmark-start text:name="_Toc69120228"/><text:span text:style-name="T2">Wide Band AMR codec</text:span><text:bookmark-end text:name="_Toc69120228"/></text:h>
                    </text:list-item>
                  </text:list>
                </text:list-item>
              </text:list>
            </text:list-item>
          </text:list>
        </text:list-item>
      </text:list>
      <text:p text:style-name="P44"><text:span text:style-name="T2">Purpose: 3GPP AMR Wideband Codec, Version 1.4.1. <text:tab/></text:span><text:line-break/><text:span text:style-name="T2">Multi channel Test Harness for testing the encoder. It tests all the test vectors and all the modes, compares the result and generates the test report. It also measures the MCPS.</text:span></text:p>
      <text:p text:style-name="P44"><text:span text:style-name="T2">Test directory: </text:span><text:span text:style-name="code_20_Char_20_Char">applications/wb_amr/v0</text:span></text:p>
      <text:p text:style-name="P44"><text:span text:style-name="T2">Master script: codec generic one.</text:span></text:p>
      <text:p text:style-name="P44"><text:span text:style-name="T2">Exceptions: none.</text:span></text:p>
      <text:p text:style-name="P44"><text:span text:style-name="T2">Tested with: gcc, scc, armcc.</text:span></text:p>
      <text:p text:style-name="P30"><text:soft-page-break/><text:span text:style-name="T2">README excerpt:</text:span></text:p>
      <text:p text:style-name="P167"/>
      <text:p text:style-name="P167">PURPOSE:</text:p>
      <text:p text:style-name="P167">-----------</text:p>
      <text:p text:style-name="P167"/>
      <text:p text:style-name="P167">Coder information:</text:p>
      <text:p text:style-name="P167"><text:tab/>- modes:</text:p>
      <text:p text:style-name="P167"><text:tab/><text:tab/>&gt; The following modes can be used: </text:p>
      <text:p text:style-name="P167"><text:tab/><text:tab/><text:tab/>- <text:s/>6.60 kbit/s (mode = 0) (MR660)</text:p>
      <text:p text:style-name="P167"><text:tab/><text:tab/><text:tab/>- <text:s/>8.85 kbit/s (mode = 1) (MR885)</text:p>
      <text:p text:style-name="P167"><text:tab/><text:tab/><text:tab/>- 12.65 kbit/s (mode = 2) (MR1265)</text:p>
      <text:p text:style-name="P167"><text:tab/><text:tab/><text:tab/>- 14.25 kbit/s (mode = 3) (MR1425)</text:p>
      <text:p text:style-name="P167"><text:tab/><text:tab/><text:tab/>- 15.85 kbit/s (mode = 4) (MR1585)</text:p>
      <text:p text:style-name="P167"><text:tab/><text:tab/><text:tab/>- 18.25 kbit/s (mode = 5) (MR1825)</text:p>
      <text:p text:style-name="P167"><text:tab/><text:tab/><text:tab/>- 18.85 kbit/s (mode = 6) (MR1885)</text:p>
      <text:p text:style-name="P167"><text:tab/><text:tab/><text:tab/>- 23.05 kbit/s (mode = 7) (MR2305)</text:p>
      <text:p text:style-name="P167"><text:tab/><text:tab/><text:tab/>- 23.85 kbit/s (mode = 8) (MR2385)</text:p>
      <text:p text:style-name="P177"><text:tab/><text:tab/>&gt; a dtx mode can also be used.</text:p>
      <text:p text:style-name="P177"><text:tab/><text:tab/></text:p>
      <text:p text:style-name="P167"><text:tab/>- frequency of the speech input signal : 16 kHz, 16 bit/samples data.</text:p>
      <text:p text:style-name="P167"><text:tab/>- size of the speech input frames : 160 16-bit samples</text:p>
      <text:p text:style-name="P167"><text:tab/>- size of the bitstream frames : 250 16-bit samples</text:p>
      <text:p text:style-name="P167"><text:tab/>- number of frame in the PERF mode: 20</text:p>
      <text:p text:style-name="P167"><text:tab/>- mode used for the perf mode is the mixed mode.</text:p>
      <text:p text:style-name="P167"><text:tab/>- how to compute the Mips: </text:p>
      <text:p text:style-name="P167"><text:tab/><text:tab/> <text:s/>(nb_cycles * 16000)/(320*nb_frames) = ... Mips</text:p>
      <text:p text:style-name="P167"><text:tab/><text:tab/>with the perf mode:</text:p>
      <text:p text:style-name="P167"><text:tab/><text:tab/> <text:s/>(nb_cycles * 16000)/(320*20) = ... Mips</text:p>
      <text:p text:style-name="P167"><text:tab/>- performance of the coder (CW scc compiler on the SC140 (options -O3 -Og) )</text:p>
      <text:p text:style-name="P167"><text:soft-page-break/><text:tab/><text:tab/>around 35 Mips.</text:p>
      <text:p text:style-name="P167"><text:tab/>- code size of the coder (CW scc compiler on the SC140 (options -O3 -Og) )</text:p>
      <text:p text:style-name="P177"><text:tab/><text:tab/>62960 bytes.</text:p>
      <text:p text:style-name="P167"/>
      <text:p text:style-name="P167">Decoder information:</text:p>
      <text:p text:style-name="P167"><text:tab/>- modes:</text:p>
      <text:p text:style-name="P167"><text:tab/><text:tab/>&gt; the used mode of the decoder depends directly of </text:p>
      <text:p text:style-name="P167"><text:tab/><text:tab/><text:tab/>the used mode of the coder. the used mode of the coder is stored </text:p>
      <text:p text:style-name="P167"><text:tab/><text:tab/><text:tab/>for each the frame in the 3rd 16-bit sample. (cf bitstream format)</text:p>
      <text:p text:style-name="P167"><text:tab/><text:tab/></text:p>
      <text:p text:style-name="P167"><text:tab/>- frequency of the speech output signal : 8 kHz, 16 bit/samples data.</text:p>
      <text:p text:style-name="P167"><text:tab/>- size of the bitstream input frames : 250 16-bit samples</text:p>
      <text:p text:style-name="P167"><text:tab/>- size of the speech output frames : 160 16-bit samples</text:p>
      <text:p text:style-name="P167"><text:tab/>- number of frame in the PERF mode: 20</text:p>
      <text:p text:style-name="P167"><text:tab/>- how to compute the Mips: </text:p>
      <text:p text:style-name="P167"><text:tab/><text:tab/> <text:s/>(nb_cycles * 8000)/(160*nb_frames) = ... Mips</text:p>
      <text:p text:style-name="P167"><text:tab/><text:tab/>with the perf mode:</text:p>
      <text:p text:style-name="P167"><text:tab/><text:tab/> <text:s/>(nb_cycles * 8000)/(160*20) = ... Mips</text:p>
      <text:p text:style-name="P167"><text:tab/>- performance of the coder (CW scc compiler on the SC140 (options -O3 -Og) )</text:p>
      <text:p text:style-name="P167"><text:tab/><text:tab/>around 9 Mips.</text:p>
      <text:p text:style-name="P167"><text:tab/>- code size of the coder (CW scc compiler on the SC140 (options -O3 -Og) )</text:p>
      <text:p text:style-name="P177"><text:tab/><text:tab/>37776 bytes.</text:p>
      <text:p text:style-name="P167"/>
      <text:p text:style-name="P167"/>
      <text:p text:style-name="P167">Coder_decoder information:</text:p>
      <text:p text:style-name="P167"><text:tab/>- performance of the codec (CW scc compiler on the SC140 (options -O3 -Og) )</text:p>
      <text:p text:style-name="P167"><text:tab/><text:tab/>around 45 Mips.</text:p>
      <text:p text:style-name="P167"><text:soft-page-break/><text:tab/>- code size of the coder (CW scc compiler on the SC140 (options -O3 -Og) )</text:p>
      <text:p text:style-name="P177"><text:tab/><text:tab/>87152 bytes.</text:p>
      <text:p text:style-name="P167"/>
      <text:p text:style-name="P167"/>
      <text:p text:style-name="P167">USAGE</text:p>
      <text:p text:style-name="P167">-----------</text:p>
      <text:p text:style-name="P167"/>
      <text:p text:style-name="P167">Command line options for encoder program:</text:p>
      <text:p text:style-name="P167"><text:s text:c="5"/>coder &lt;-dtx&gt; input_file bitstream_file &lt;amr_mode&gt;</text:p>
      <text:p text:style-name="P167"/>
      <text:p text:style-name="P167"><text:s text:c="2"/>amr_mode must be an integer between 0 and 8. </text:p>
      <text:p text:style-name="P167"><text:s text:c="2"/>It corresponds to the following modes:</text:p>
      <text:p text:style-name="P177"><text:s text:c="2"/>MR660, MR885, MR1265, MR1425, MR1585, MR1825, MR1885, MR2305, MR2385 </text:p>
      <text:p text:style-name="P167"/>
      <text:p text:style-name="P167">Command line options for decoder program:</text:p>
      <text:p text:style-name="P167"><text:s text:c="5"/>decoder bitstream_file output_file</text:p>
      <text:p text:style-name="P167"><text:s text:c="2"/></text:p>
      <text:p text:style-name="P167">The mode is automatically detected while decoding.</text:p>
      <text:p text:style-name="P167"/>
      <text:p text:style-name="P167">Command line options for coder_decoder program:</text:p>
      <text:p text:style-name="P167"><text:s text:c="5"/>coder_decoder &lt;-dtx&gt; inputfile bitstreamfile synthetized_file [mode=0..7]</text:p>
      <text:p text:style-name="P167"/>
      <text:p text:style-name="P167"/>
      <text:p text:style-name="P3"/>
      <text:list xml:id="list183026850571547" text:continue-numbering="true" text:style-name="WWNum1">
        <text:list-item>
          <text:list>
            <text:list-item>
              <text:list>
                <text:list-item>
                  <text:h text:style-name="P59" text:outline-level="3"><text:bookmark-start text:name="_Toc69120229"/><text:soft-page-break/><text:span text:style-name="T2">Standard compiler test suites</text:span><text:bookmark-end text:name="_Toc69120229"/></text:h>
                  <text:list>
                    <text:list-item>
                      <text:h text:style-name="P61" text:outline-level="4"><text:bookmark-start text:name="_Toc69120230"/><text:span text:style-name="T2">DhryStone</text:span><text:bookmark-end text:name="_Toc69120230"/></text:h>
                    </text:list-item>
                  </text:list>
                </text:list-item>
              </text:list>
            </text:list-item>
          </text:list>
        </text:list-item>
      </text:list>
      <text:p text:style-name="P44"><text:span text:style-name="T2">Purpose: DhryStone compiler test suite.<text:tab/></text:span><text:line-break/><text:span text:style-name="T2">Dhrystone MIPS were invented by IBM when they introduced the RS6000 Workstations. The VAX 11/780 MIPS reference is 1757 for both dhrystone Versions 1.1 and 2.1. Therefore, if a VAX780 runs 1757 dhrystones, it is said to be a 1MIP machine. Hence, the number of dhrystone MIPs can be calculated as follows: No of Dhrystones MIPS = No of Dhrystones / 1757. Therefore, for 324323 dhrystones, the number of dhrystone MIPS would be 184.6 MIPS.</text:span></text:p>
      <text:p text:style-name="P44"><text:span text:style-name="T2">Origin: NSD Applications Group Motorola, East Kilbride, Scotland</text:span></text:p>
      <text:p text:style-name="P1"><text:span text:style-name="T2">Test directory: </text:span><text:span text:style-name="code_20_Char_20_Char">standards/dhry/v0</text:span></text:p>
      <text:p text:style-name="P44"><text:span text:style-name="T2">Master script: </text:span><text:span text:style-name="code_20_Char_20_Char">unit_tests</text:span><text:span text:style-name="T2"> generic one.</text:span></text:p>
      <text:p text:style-name="P44"><text:span text:style-name="T2">Exceptions: does not use a generic makefile.</text:span></text:p>
      <text:p text:style-name="P44"><text:span text:style-name="T2">Tested with: </text:span><text:span text:style-name="code_20_Char_20_Char">gcc</text:span><text:span text:style-name="T2"> and </text:span><text:span text:style-name="code_20_Char_20_Char">scc</text:span><text:span text:style-name="T2"> only.</text:span></text:p>
      <text:p text:style-name="P44"><text:span text:style-name="T2">For more details, you can read the </text:span><text:span text:style-name="code_20_Char_20_Char">bench8260.pdf</text:span><text:span text:style-name="T2"> file: PowerPC Application Note Benchmarking MPC826x Programs.</text:span></text:p>
      <text:p text:style-name="P45"/>
      <text:list xml:id="list183026155418908" text:continue-numbering="true" text:style-name="WWNum1">
        <text:list-item>
          <text:list>
            <text:list-item>
              <text:list>
                <text:list-item>
                  <text:list>
                    <text:list-item>
                      <text:h text:style-name="P61" text:outline-level="4"><text:bookmark-start text:name="_Toc69120231"/><text:span text:style-name="T2">EEMBC (version 1.1)</text:span><text:bookmark-end text:name="_Toc69120231"/></text:h>
                    </text:list-item>
                  </text:list>
                </text:list-item>
              </text:list>
            </text:list-item>
          </text:list>
        </text:list-item>
      </text:list>
      <text:p text:style-name="P44"><text:span text:style-name="T2">Purpose: EEMBC compiler test suite. EEMBC provides two flavors of benchmark procedures: Out-of-the-Box and Optimized. In the Out-of-the-Box benchmark procedure, the test suite, which is written in the C language, is run without modifications. In the Optimized procedure, extensive modifications are allowed to both the test suite code as well as the processor. These two procedures, each valuable in its own way, test different aspects of the processor and tool chain.<text:tab/></text:span><text:line-break/><text:span text:style-name="T2">The Version 1.0 EEMBC benchmarks target five application areas: telecommunications, consumer, networking, office automation, and automotive/industrial. An additional suite of algorithms specifically targets the capabilities of 8- and 16-bit microcontrollers.</text:span></text:p>
      <text:p text:style-name="P44"><text:span text:style-name="T2">Origin: </text:span><text:a xlink:type="simple" xlink:href="http://www.eembc.org" text:style-name="Internet_20_link" text:visited-style-name="Visited_20_Internet_20_Link"><text:span text:style-name="T20">EEMBC, the Embedded Microprocessor Benchmark Consortium</text:span></text:a></text:p>
      <text:p text:style-name="P1"><text:span text:style-name="T2">Test directory: </text:span><text:span text:style-name="code_20_Char_20_Char">standards/eembc_1_1/v0</text:span></text:p>
      <text:p text:style-name="P44"><text:span text:style-name="T2">Master script: </text:span>ad-hoc <text:span text:style-name="code_20_Char_20_Char">tcsh</text:span> script.</text:p>
      <text:p text:style-name="P44"><text:span text:style-name="T2">Exceptions: </text:span></text:p>
      <text:list xml:id="list183026301579236" text:continue-list="list183027076888322" text:style-name="WWNum59">
        <text:list-item>
          <text:p text:style-name="P87"><text:span text:style-name="T2">does not use a generic master script.</text:span></text:p>
        </text:list-item>
        <text:list-item>
          <text:p text:style-name="P87"><text:span text:style-name="T2">does not use a generic makefile.</text:span></text:p>
        </text:list-item>
      </text:list>
      <text:p text:style-name="P44"><text:soft-page-break/><text:span text:style-name="T2">Tested with: </text:span><text:span text:style-name="code_20_Char_20_Char">gcc</text:span><text:span text:style-name="T2"> and </text:span><text:span text:style-name="code_20_Char_20_Char">scc</text:span><text:span text:style-name="T2"> only.</text:span></text:p>
      <text:p text:style-name="P3"/>
      <text:list xml:id="list183027564479146" text:continue-list="list183026155418908" text:style-name="WWNum1">
        <text:list-item>
          <text:list>
            <text:list-item>
              <text:list>
                <text:list-item>
                  <text:list>
                    <text:list-item>
                      <text:h text:style-name="P61" text:outline-level="4"><text:bookmark-start text:name="_Toc69120232"/><text:span text:style-name="T2">Fem_test</text:span><text:bookmark-end text:name="_Toc69120232"/></text:h>
                    </text:list-item>
                  </text:list>
                </text:list-item>
              </text:list>
            </text:list-item>
          </text:list>
        </text:list-item>
      </text:list>
      <text:p text:style-name="P44"><text:span text:style-name="T2">Purpose: FemTest compiler test suite that checks whether a floating-point implementation complies with the IEEE754 standard. The current implementation supports IEEE single precision (32 bit) and double precision (64 bit) formats. There are tests for arithmetic operations (addition, subtraction, multiplication and division, square root, IEEE remainder, nearest integer), IEEE-compliant comparisons (equal, less than, greater than and unordered), format conversions between single and double precision, conversions between floating point formats and integer formats (signed/unsigned, 32/64 bit). FemTest compares the behavior of floating point implementation against a reference IEEE floating-point library written in ANSI C, which uses integer operations only. FemTest checks all boundary cases of the arithmetic, including underflows, overflows, invalid operations, denormalized inputs, zeros (positive and negative), infinities, and NaNs. It does not yet try to find bugs specific to SRT divisions (e.g. Pentium bug). Some test cases are hard-coded vectors and some other are generated at run-time to cover as many boundary and rounding cases as possible. The suite can also generate totally random inputs using a congruential randomness generator.</text:span></text:p>
      <text:p text:style-name="P1"><text:span text:style-name="T2">Test directory: </text:span><text:span text:style-name="code_20_Char_20_Char">standards/fem_test/v0</text:span></text:p>
      <text:p text:style-name="P44"><text:span text:style-name="T2">Master script: </text:span><text:span text:style-name="code_20_Char_20_Char">unit_tests</text:span><text:span text:style-name="T2"> generic one</text:span>.</text:p>
      <text:p text:style-name="P48"><text:span text:style-name="T2">Exceptions: </text:span></text:p>
      <text:list xml:id="list183026517813918" text:continue-list="list183026301579236" text:style-name="WWNum59">
        <text:list-item>
          <text:p text:style-name="P87"><text:span text:style-name="T2">does not use a generic makefile (makefile.scc and makefile.gcc exist).</text:span></text:p>
        </text:list-item>
      </text:list>
      <text:p text:style-name="P44"><text:span text:style-name="T2">Tested with: </text:span><text:span text:style-name="code_20_Char_20_Char">scc</text:span><text:span text:style-name="T2">.</text:span></text:p>
      <text:p text:style-name="P44"><text:span text:style-name="T2">For more details, you can read the </text:span><text:span text:style-name="code_20_Char_20_Char">README.htm</text:span><text:span text:style-name="T2"> file: “Floating Point Emulation Library Testing”.</text:span></text:p>
      <text:p text:style-name="P3"/>
      <text:list xml:id="list183026997207698" text:continue-list="list183027564479146" text:style-name="WWNum1">
        <text:list-item>
          <text:list>
            <text:list-item>
              <text:list>
                <text:list-item>
                  <text:list>
                    <text:list-item>
                      <text:h text:style-name="P61" text:outline-level="4"><text:bookmark-start text:name="_Toc69120233"/><text:span text:style-name="T2">NullStone</text:span><text:bookmark-end text:name="_Toc69120233"/></text:h>
                    </text:list-item>
                  </text:list>
                </text:list-item>
              </text:list>
            </text:list-item>
          </text:list>
        </text:list-item>
      </text:list>
      <text:p text:style-name="P44"><text:span text:style-name="T2">Purpose: the NullStone test suite includes over 6,500 performance tests covering about 40 major compiler optimization categories. The following list is a brief description of each optimization category: <text:tab/></text:span><text:line-break/></text:p>
      <table:table table:name="Tableau9" table:style-name="Tableau9">
        <table:table-column table:style-name="Tableau9.A"/>
        <table:table-column table:style-name="Tableau9.B"/>
        <table:table-row table:style-name="Tableau9.1">
          <table:table-cell table:style-name="Tableau9.A1" office:value-type="string">
            <text:p text:style-name="P50"><text:span text:style-name="T45">Address Optimization </text:span></text:p>
            <text:p text:style-name="P50"><text:span text:style-name="T45">Alias Analysis (by address) </text:span></text:p>
            <text:p text:style-name="P50"><text:span text:style-name="T45">Alias Analysis (by type) </text:span></text:p>
            <text:p text:style-name="P50"><text:span text:style-name="T45">Alias Analysis (const qualified) </text:span></text:p>
            <text:p text:style-name="P50"><text:span text:style-name="T45">Array Bounds Optimization </text:span></text:p>
            <text:p text:style-name="P50"><text:span text:style-name="T45">Bitfield Optimization </text:span></text:p>
            <text:p text:style-name="P50"><text:span text:style-name="T45">Block Merging </text:span></text:p>
            <text:p text:style-name="P50"><text:span text:style-name="T45">Branch Elimination </text:span></text:p>
            <text:p text:style-name="P50"><text:span text:style-name="T45">Constant Folding </text:span></text:p>
            <text:p text:style-name="P50"><text:span text:style-name="T45">Constant Propagation </text:span></text:p>
            <text:p text:style-name="P50"><text:soft-page-break/><text:span text:style-name="T45">Cross Jumping </text:span></text:p>
            <text:p text:style-name="P50"><text:span text:style-name="T45">CSE Elimination</text:span></text:p>
            <text:p text:style-name="P50"><text:span text:style-name="T45">Dead Code Elimination </text:span></text:p>
            <text:p text:style-name="P50"><text:span text:style-name="T45">Expression Simplification </text:span></text:p>
            <text:p text:style-name="P50"><text:span text:style-name="T45">Forward Store </text:span></text:p>
            <text:p text:style-name="P50"><text:span text:style-name="T45">Function Inlining </text:span></text:p>
            <text:p text:style-name="P50"><text:span text:style-name="T45">Garbage Collection Optimization </text:span></text:p>
            <text:p text:style-name="P50"><text:span text:style-name="T45">Hoisting </text:span></text:p>
            <text:p text:style-name="P50"><text:span text:style-name="T45">If Optimization </text:span></text:p>
            <text:p text:style-name="P50"><text:span text:style-name="T45">Induction Variable Elimination </text:span></text:p>
            <text:p text:style-name="P50"><text:span text:style-name="T45">Instruction Combining</text:span></text:p>
            <text:p text:style-name="P50"><text:span text:style-name="T45">Integer Divide Optimization</text:span></text:p>
          </table:table-cell>
          <table:table-cell table:style-name="Tableau9.A1" office:value-type="string">
            <text:p text:style-name="P50"><text:span text:style-name="T45">Integer Modulus Optimization </text:span></text:p>
            <text:p text:style-name="P50"><text:span text:style-name="T45">Integer Multiply Optimization </text:span></text:p>
            <text:p text:style-name="P50"><text:span text:style-name="T45">Loop Collapsing </text:span></text:p>
            <text:p text:style-name="P50"><text:span text:style-name="T45">Loop Fusion </text:span></text:p>
            <text:p text:style-name="P50"><text:span text:style-name="T45">Loop Unrolling </text:span></text:p>
            <text:p text:style-name="P50"><text:span text:style-name="T45">Narrowing </text:span></text:p>
            <text:p text:style-name="P50"><text:span text:style-name="T45">New Expression Optimization </text:span></text:p>
            <text:p text:style-name="P50"><text:span text:style-name="T45">Pointer Optimization </text:span></text:p>
            <text:p text:style-name="P50"><text:span text:style-name="T45">Printf Optimization </text:span></text:p>
            <text:p text:style-name="P50"><text:span text:style-name="T45">Quick Optimization </text:span></text:p>
            <text:p text:style-name="P50"><text:soft-page-break/><text:span text:style-name="T45">Register Allocation </text:span></text:p>
            <text:p text:style-name="P50"><text:span text:style-name="T45">SPEC-Specific Optimization </text:span></text:p>
            <text:p text:style-name="P50"><text:span text:style-name="T45">Static Declarations </text:span></text:p>
            <text:p text:style-name="P50"><text:span text:style-name="T45">Strength Reduction </text:span></text:p>
            <text:p text:style-name="P50"><text:span text:style-name="T45">String Optimization </text:span></text:p>
            <text:p text:style-name="P50"><text:span text:style-name="T45">Synchronized Function Optimization </text:span></text:p>
            <text:p text:style-name="P50"><text:span text:style-name="T45">Tail Recursion </text:span></text:p>
            <text:p text:style-name="P50"><text:span text:style-name="T45">Try/Catch Block Optimization </text:span></text:p>
            <text:p text:style-name="P50"><text:span text:style-name="T45">Unswitching </text:span></text:p>
            <text:p text:style-name="P50"><text:span text:style-name="T45">Value Range Optimization </text:span></text:p>
            <text:p text:style-name="P50"><text:span text:style-name="T45">Virtual Function Optimization </text:span></text:p>
            <text:p text:style-name="P50"><text:span text:style-name="T45">Volatile Conformance</text:span></text:p>
          </table:table-cell>
        </table:table-row>
      </table:table>
      <text:p text:style-name="P45"/>
      <text:p text:style-name="P1"><text:span text:style-name="T2">Origin: </text:span><text:a xlink:type="simple" xlink:href="http://www.nullstone.com/" text:style-name="Internet_20_link" text:visited-style-name="Visited_20_Internet_20_Link"><text:span text:style-name="T8">Nullstone Corporation</text:span></text:a></text:p>
      <text:p text:style-name="P1"><text:span text:style-name="T2">Test directory: </text:span><text:span text:style-name="code_20_Char_20_Char">standards/nullstone/v0</text:span></text:p>
      <text:p text:style-name="P44"><text:span text:style-name="T2">Master script: </text:span>not a generic<text:span text:style-name="T2"> one (ad-hoc </text:span><text:span text:style-name="code_20_Char_20_Char">tcsh</text:span><text:span text:style-name="T2"> scripts)</text:span>.</text:p>
      <text:p text:style-name="P48"><text:span text:style-name="T2">Exceptions: </text:span></text:p>
      <text:list xml:id="list183026801894932" text:continue-list="list183026517813918" text:style-name="WWNum59">
        <text:list-item>
          <text:p text:style-name="P87"><text:span text:style-name="T2">does not use a generic makefile.</text:span></text:p>
        </text:list-item>
        <text:list-item>
          <text:p text:style-name="P87"><text:span text:style-name="T2">multiple available targets:</text:span></text:p>
        </text:list-item>
      </text:list>
      <text:list xml:id="list183027175929207" text:continue-list="list183026258548578" text:style-name="WWNum79">
        <text:list-item>
          <text:p text:style-name="P101"><text:span text:style-name="T2">alias</text:span></text:p>
        </text:list-item>
        <text:list-item>
          <text:p text:style-name="P101"><text:span text:style-name="T2">loop</text:span></text:p>
        </text:list-item>
        <text:list-item>
          <text:p text:style-name="P101"><text:span text:style-name="T2">range</text:span></text:p>
        </text:list-item>
        <text:list-item>
          <text:p text:style-name="P101"><text:span text:style-name="T2">...</text:span></text:p>
        </text:list-item>
        <text:list-item>
          <text:p text:style-name="P101"><text:span text:style-name="T2">alias/alias_01</text:span></text:p>
        </text:list-item>
        <text:list-item>
          <text:p text:style-name="P101"><text:span text:style-name="T2">loop/unroll/unroll_1</text:span></text:p>
        </text:list-item>
        <text:list-item>
          <text:p text:style-name="P101"><text:span text:style-name="T2">...</text:span></text:p>
        </text:list-item>
        <text:list-item>
          <text:p text:style-name="P101"><text:span text:style-name="T2">src/alias</text:span></text:p>
        </text:list-item>
        <text:list-item>
          <text:p text:style-name="P101"><text:span text:style-name="T2">src/alias/alias_01.c</text:span></text:p>
        </text:list-item>
        <text:list-item>
          <text:p text:style-name="P101"><text:span text:style-name="T2">...</text:span></text:p>
        </text:list-item>
        <text:list-item>
          <text:p text:style-name="P101"><text:span text:style-name="T2">loop/unroll</text:span></text:p>
        </text:list-item>
        <text:list-item>
          <text:p text:style-name="P101"><text:span text:style-name="T2">loop/unroll/unroll_1.c</text:span></text:p>
        </text:list-item>
        <text:list-item>
          <text:p text:style-name="P101"><text:span text:style-name="T2">src/loop/unroll/unroll_1.c</text:span></text:p>
        </text:list-item>
        <text:list-item>
          <text:p text:style-name="P101"><text:span text:style-name="T2">...</text:span></text:p>
        </text:list-item>
      </text:list>
      <text:list xml:id="list183026525858159" text:continue-list="list183026801894932" text:style-name="WWNum59">
        <text:list-item>
          <text:p text:style-name="P87"><text:span text:style-name="T2">multiple available levels:</text:span></text:p>
        </text:list-item>
      </text:list>
      <text:list xml:id="list183026296750642" text:continue-list="list183027175929207" text:style-name="WWNum79">
        <text:list-item>
          <text:p text:style-name="P101"><text:span text:style-name="T2">light: it complete 1 test for each C file (default).</text:span></text:p>
        </text:list-item>
        <text:list-item>
          <text:p text:style-name="P101"><text:span text:style-name="T2">medium: each '”configurable” C file will be completed 7 times, 4 storage types, 4 data types.</text:span></text:p>
        </text:list-item>
        <text:list-item>
          <text:p text:style-name="P101"><text:soft-page-break/><text:span text:style-name="T2">full : each 'configurable' C file will be completed 16 times, any combination with 4 storage types, and 4 data types.</text:span></text:p>
        </text:list-item>
        <text:list-item>
          <text:p text:style-name="P101"><text:span text:style-name="T2">lastfails: It will complete the tests that failed at the last run.</text:span></text:p>
        </text:list-item>
        <text:list-item>
          <text:p text:style-name="P101"><text:span text:style-name="T2">selftest: -- not implemented yet. --</text:span></text:p>
        </text:list-item>
      </text:list>
      <text:p text:style-name="P44"><text:span text:style-name="T2">Tested with: </text:span><text:span text:style-name="code_20_Char_20_Char">scc </text:span>(configuration set for <text:span text:style-name="code_20_Char_20_Char">scc</text:span> only).</text:p>
      <text:p text:style-name="P1"><text:span text:style-name="T2">For more details about the test suite once integrated, you can read the README file. For more details about the original test suite, you can read the </text:span><text:span text:style-name="code_20_Char_20_Char">doc/usrguide.pdf</text:span><text:span text:style-name="T2"> and the </text:span><text:span text:style-name="code_20_Char_20_Char">doc/html/usrguide.htm </text:span><text:span text:style-name="T2">files.</text:span></text:p>
      <text:list xml:id="list183026637413838" text:continue-list="list183026997207698" text:style-name="WWNum1">
        <text:list-item>
          <text:list>
            <text:list-item>
              <text:list>
                <text:list-item>
                  <text:list>
                    <text:list-item>
                      <text:h text:style-name="P61" text:outline-level="4"><text:bookmark-start text:name="_Toc69120234"/><text:span text:style-name="T2">Plumhall</text:span><text:bookmark-end text:name="_Toc69120234"/></text:h>
                    </text:list-item>
                  </text:list>
                </text:list-item>
              </text:list>
            </text:list-item>
          </text:list>
        </text:list-item>
      </text:list>
      <text:p text:style-name="P44"><text:span text:style-name="T2">Purpose: Plumhall compiler test suite for ANSI/ISO C, with positive and negative tests for all requirements of the ANSI/ISO C Standard.</text:span></text:p>
      <text:p text:style-name="P1"><text:span text:style-name="T2">Origin: </text:span><text:a xlink:type="simple" xlink:href="http://www.plumhall.com/stec.html" text:style-name="Internet_20_link" text:visited-style-name="Visited_20_Internet_20_Link"><text:span text:style-name="T20">The Plum Hall Validation Suite for C™</text:span></text:a></text:p>
      <text:p text:style-name="P1"><text:span text:style-name="T2">Test directory: </text:span><text:span text:style-name="code_20_Char_20_Char">standards/plumhall/v0</text:span></text:p>
      <text:p text:style-name="P44"><text:span text:style-name="T2">Master </text:span>script: not a generic<text:span text:style-name="T2"> one (ad-hoc </text:span><text:span text:style-name="code_20_Char_20_Char">tcsh</text:span><text:span text:style-name="T2"> scripts).</text:span></text:p>
      <text:p text:style-name="P48"><text:span text:style-name="T2">Exceptions: </text:span></text:p>
      <text:list xml:id="list183028277464024" text:continue-list="list183026525858159" text:style-name="WWNum59">
        <text:list-item>
          <text:p text:style-name="P87"><text:span text:style-name="T2">does not support performance mode.</text:span></text:p>
        </text:list-item>
        <text:list-item>
          <text:p text:style-name="P87"><text:span text:style-name="T2">does not use a generic makefile.</text:span></text:p>
        </text:list-item>
        <text:list-item>
          <text:p text:style-name="P87"><text:span text:style-name="code_20_Char_20_Char">scc</text:span><text:span text:style-name="T2"> compiler only</text:span></text:p>
        </text:list-item>
      </text:list>
      <text:p text:style-name="P44"><text:span text:style-name="T2">Tested with: </text:span><text:span text:style-name="code_20_Char_20_Char">scc</text:span><text:span text:style-name="T2"> only.</text:span></text:p>
      <text:p text:style-name="P3"/>
      <text:list xml:id="list183027851807932" text:continue-list="list183026637413838" text:style-name="WWNum1">
        <text:list-item>
          <text:list>
            <text:list-item>
              <text:list>
                <text:list-item>
                  <text:list>
                    <text:list-item>
                      <text:h text:style-name="P61" text:outline-level="4"><text:bookmark-start text:name="_Toc69120235"/><text:span text:style-name="T2">PStone</text:span><text:bookmark-end text:name="_Toc69120235"/></text:h>
                    </text:list-item>
                  </text:list>
                </text:list-item>
              </text:list>
            </text:list-item>
          </text:list>
        </text:list-item>
      </text:list>
      <text:p text:style-name="P44"><text:span text:style-name="T2">Purpose: Pstone test suite.</text:span></text:p>
      <text:p text:style-name="P1"><text:span text:style-name="T2">Test directory: </text:span><text:span text:style-name="code_20_Char_20_Char">standards/pstone/v0</text:span></text:p>
      <text:p text:style-name="P44"><text:span text:style-name="T2">Master </text:span>script:<text:span text:style-name="code_20_Char_20_Char"> unit_tests</text:span><text:span text:style-name="T2"> generic one.</text:span></text:p>
      <text:p text:style-name="P48"><text:span text:style-name="T2">Exceptions: none.</text:span></text:p>
      <text:p text:style-name="P44"><text:span text:style-name="T2">Tested with: </text:span><text:span text:style-name="code_20_Char_20_Char">scc</text:span><text:span text:style-name="T2">, </text:span><text:span text:style-name="code_20_Char_20_Char">gcc</text:span>,<text:span text:style-name="T2"> dsp56800e, armcc.</text:span></text:p>
      <text:p text:style-name="P3"/>
      <text:list xml:id="list183027217811269" text:continue-numbering="true" text:style-name="WWNum1">
        <text:list-item>
          <text:list>
            <text:list-item>
              <text:list>
                <text:list-item>
                  <text:list>
                    <text:list-item>
                      <text:h text:style-name="P61" text:outline-level="4"><text:bookmark-start text:name="_Toc69120236"/><text:span text:style-name="T2">WhetStone</text:span><text:bookmark-end text:name="_Toc69120236"/></text:h>
                      <text:list>
                        <text:list-item>
                          <text:h text:style-name="P58" text:outline-level="5">V0 version</text:h>
                        </text:list-item>
                      </text:list>
                    </text:list-item>
                  </text:list>
                </text:list-item>
              </text:list>
            </text:list-item>
          </text:list>
        </text:list-item>
      </text:list>
      <text:p text:style-name="P44"><text:span text:style-name="T2">Purpose: WhetStone test suite. Source code uses 32 bits float variables.</text:span></text:p>
      <text:p text:style-name="P1"><text:span text:style-name="T2">Test directory: </text:span><text:span text:style-name="code_20_Char_20_Char">standards/whetstone/v0</text:span></text:p>
      <text:p text:style-name="P44"><text:soft-page-break/><text:span text:style-name="T2">Master </text:span>script:<text:span text:style-name="code_20_Char_20_Char"> unit_tests</text:span><text:span text:style-name="T2"> generic one.</text:span></text:p>
      <text:p text:style-name="P48"><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 only.</text:span></text:p>
      <text:p text:style-name="P3"/>
      <text:list xml:id="list183028013801510" text:continue-numbering="true" text:style-name="WWNum1">
        <text:list-item>
          <text:list>
            <text:list-item>
              <text:list>
                <text:list-item>
                  <text:list>
                    <text:list-item>
                      <text:list>
                        <text:list-item>
                          <text:h text:style-name="P58" text:outline-level="5">V1 version</text:h>
                        </text:list-item>
                      </text:list>
                    </text:list-item>
                  </text:list>
                </text:list-item>
              </text:list>
            </text:list-item>
          </text:list>
        </text:list-item>
      </text:list>
      <text:p text:style-name="P44"><text:span text:style-name="T2">Purpose: WhetStone test suite. Source code of v0 version modified to use 64 bits double variables.</text:span></text:p>
      <text:p text:style-name="P1"><text:span text:style-name="T2">Test directory: </text:span><text:span text:style-name="code_20_Char_20_Char">standards/whetstone/v1</text:span></text:p>
      <text:p text:style-name="P44"><text:span text:style-name="T2">Master </text:span>script:<text:span text:style-name="code_20_Char_20_Char"> unit_tests</text:span><text:span text:style-name="T2"> generic one.</text:span></text:p>
      <text:p text:style-name="P48"><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 only.</text:span></text:p>
      <text:p text:style-name="P3"/>
      <text:list xml:id="list183027322644300" text:continue-numbering="true" text:style-name="WWNum1">
        <text:list-item>
          <text:list>
            <text:list-item>
              <text:list>
                <text:list-item>
                  <text:h text:style-name="P59" text:outline-level="3"><text:bookmark-start text:name="_Toc69120237"/><text:span text:style-name="T2">Unit tests</text:span><text:bookmark-end text:name="_Toc69120237"/></text:h>
                  <text:list>
                    <text:list-item>
                      <text:h text:style-name="P61" text:outline-level="4"><text:bookmark-start text:name="_Toc69120238"/><text:span text:style-name="T2">TI_Benchmarks</text:span><text:bookmark-end text:name="_Toc69120238"/></text:h>
                      <text:list>
                        <text:list-item>
                          <text:h text:style-name="P58" text:outline-level="5">Out of the box version</text:h>
                        </text:list-item>
                      </text:list>
                    </text:list-item>
                  </text:list>
                </text:list-item>
              </text:list>
            </text:list-item>
          </text:list>
        </text:list-item>
      </text:list>
      <text:p text:style-name="P49"><text:span text:style-name="T2">Purpose: a collection of benchmarks originally written for the C64 Texas Instrument processor. It contains the implementations of the following algorithms:<text:tab/></text:span></text:p>
      <table:table table:name="Tableau10" table:style-name="Tableau10">
        <table:table-column table:style-name="Tableau10.A"/>
        <table:table-row table:style-name="Tableau10.1">
          <table:table-cell table:style-name="Tableau10.A1" office:value-type="string">
            <text:p text:style-name="P13"><text:span text:style-name="T53">Block Mean Square error of a 20 columns image matrix</text:span></text:p>
          </table:table-cell>
        </table:table-row>
        <table:table-row table:style-name="Tableau10.1">
          <table:table-cell table:style-name="Tableau10.A2" office:value-type="string">
            <text:p text:style-name="P13"><text:span text:style-name="T53">Code book search (EFR search10i40)</text:span></text:p>
          </table:table-cell>
        </table:table-row>
        <table:table-row table:style-name="Tableau10.1">
          <table:table-cell table:style-name="Tableau10.A2" office:value-type="string">
            <text:p text:style-name="P14"><text:span text:style-name="T53">All Zero Fir filter, 40 samples, 16 Coeffs</text:span></text:p>
          </table:table-cell>
        </table:table-row>
        <table:table-row table:style-name="Tableau10.1">
          <table:table-cell table:style-name="Tableau10.A2" office:value-type="string">
            <text:p text:style-name="P14"><text:span text:style-name="T53">IIR cascaded biquads N=10</text:span></text:p>
          </table:table-cell>
        </table:table-row>
        <table:table-row table:style-name="Tableau10.1">
          <table:table-cell table:style-name="Tableau10.A2" office:value-type="string">
            <text:p text:style-name="P14"><text:span text:style-name="T53">IIR Filter, 16 Coeffs</text:span></text:p>
          </table:table-cell>
        </table:table-row>
        <table:table-row table:style-name="Tableau10.1">
          <table:table-cell table:style-name="Tableau10.A2" office:value-type="string">
            <text:p text:style-name="P14"><text:span text:style-name="T53">MAC Two 40 samples vector</text:span></text:p>
          </table:table-cell>
        </table:table-row>
        <table:table-row table:style-name="Tableau10.1">
          <table:table-cell table:style-name="Tableau10.A2" office:value-type="string">
            <text:p text:style-name="P14"><text:span text:style-name="T53">Minimum error search, Table size = 2304</text:span></text:p>
          </table:table-cell>
        </table:table-row>
        <table:table-row table:style-name="Tableau10.1">
          <table:table-cell table:style-name="Tableau10.A2" office:value-type="string">
            <text:p text:style-name="P14"><text:span text:style-name="T53">Vector max, size = 40</text:span></text:p>
          </table:table-cell>
        </table:table-row>
        <table:table-row table:style-name="Tableau10.1">
          <table:table-cell table:style-name="Tableau10.A2" office:value-type="string">
            <text:p text:style-name="P14"><text:span text:style-name="T53">Two Vector Sum, <text:s/>size = 44</text:span></text:p>
          </table:table-cell>
        </table:table-row>
        <table:table-row table:style-name="Tableau10.10">
          <table:table-cell table:style-name="Tableau10.A10" office:value-type="string">
            <text:p text:style-name="P13"><text:span text:style-name="T53">Mean square error between two 256 vectors</text:span></text:p>
          </table:table-cell>
        </table:table-row>
      </table:table>
      <text:p text:style-name="P41"><text:span text:style-name="T2">Origin: Texas Instruments Incorporated..</text:span></text:p>
      <text:p text:style-name="P32"><text:span text:style-name="T2">Test directory: </text:span><text:span text:style-name="code_20_Char_20_Char">unit_tests/TI_Benchmarks/voob</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oft-page-break/><text:span text:style-name="T2">Tested with: </text:span><text:span text:style-name="code_20_Char_20_Char">scc</text:span><text:span text:style-name="T2"> and </text:span><text:span text:style-name="code_20_Char_20_Char">gcc</text:span><text:span text:style-name="T2">.</text:span></text:p>
      <text:p text:style-name="P1"><text:span text:style-name="T2">The test uses the feature of the </text:span><text:span text:style-name="code_20_Char_20_Char">run_sim</text:span><text:span text:style-name="T2"> Perl library that allows getting the cycle number from the running code instead of the simulator. Each target contains a test driver and echoes the number of clock tics. <text:s/>This driver has been modified to echo the cycle number by </text:span><text:span text:style-name="T26">"qa_cycles=</text:span><text:span text:style-name="T25">&lt;a_number&gt;</text:span><text:span text:style-name="T26">"</text:span> that is parsed by the <text:span text:style-name="code_20_Char_20_Char">run_sim</text:span><text:span text:style-name="T2"> Perl library.</text:span></text:p>
      <text:list xml:id="list183026677292063" text:continue-numbering="true" text:style-name="WWNum1">
        <text:list-item>
          <text:list>
            <text:list-item>
              <text:list>
                <text:list-item>
                  <text:list>
                    <text:list-item>
                      <text:list>
                        <text:list-item>
                          <text:h text:style-name="P58" text:outline-level="5">V0 version</text:h>
                        </text:list-item>
                      </text:list>
                    </text:list-item>
                  </text:list>
                </text:list-item>
              </text:list>
            </text:list-item>
          </text:list>
        </text:list-item>
      </text:list>
      <text:p text:style-name="P49"><text:span text:style-name="T2">Purpose: it corresponds to the version out-of-the-box but contains modifications useful for the speed optimizations: the "pragma align", “pragma loop_unroll”, “cw_assert()” and the use of StarCore intrinsics.</text:span></text:p>
      <text:p text:style-name="P1"><text:span text:style-name="T2">Test directory: </text:span><text:span text:style-name="code_20_Char_20_Char">unit_tests/TI_Benchmarks/v0</text:span></text:p>
      <text:list xml:id="list183026524070809" text:continue-numbering="true" text:style-name="WWNum1">
        <text:list-item>
          <text:list>
            <text:list-item>
              <text:list>
                <text:list-item>
                  <text:list>
                    <text:list-item>
                      <text:list>
                        <text:list-item>
                          <text:h text:style-name="P58" text:outline-level="5">V1 version</text:h>
                        </text:list-item>
                      </text:list>
                    </text:list-item>
                  </text:list>
                </text:list-item>
              </text:list>
            </text:list-item>
          </text:list>
        </text:list-item>
      </text:list>
      <text:p text:style-name="P49"><text:span text:style-name="T2">Purpose: it corresponds to the V1 version but contains additional modifications for the speed optimizations: multi-sampling and pointers use instead of arrays.</text:span></text:p>
      <text:p text:style-name="P1"><text:span text:style-name="T2">Test directory: </text:span><text:span text:style-name="code_20_Char_20_Char">unit_tests/TI_Benchmarks/v1</text:span></text:p>
      <text:list xml:id="list183027446683970" text:continue-numbering="true" text:style-name="WWNum1">
        <text:list-item>
          <text:list>
            <text:list-item>
              <text:list>
                <text:list-item>
                  <text:list>
                    <text:list-item>
                      <text:h text:style-name="P61" text:outline-level="4"><text:bookmark-start text:name="_Toc69120239"/><text:span text:style-name="T2">Asm_functions</text:span><text:bookmark-end text:name="_Toc69120239"/></text:h>
                    </text:list-item>
                  </text:list>
                </text:list-item>
              </text:list>
            </text:list-item>
          </text:list>
        </text:list-item>
      </text:list>
      <text:p text:style-name="P49"><text:span text:style-name="T2">Purpose: scc (CW for StarCore) tests with assembler inlined code.</text:span></text:p>
      <text:p text:style-name="P1"><text:span text:style-name="T2">Test directory: </text:span><text:span text:style-name="code_20_Char_20_Char">unit_tests/asm_functions/v0</text:span></text:p>
      <text:p text:style-name="P44"><text:span text:style-name="T2">Master </text:span>script: <text:span text:style-name="code_20_Char_20_Char">unit_tests</text:span> generic<text:span text:style-name="T2"> one.</text:span></text:p>
      <text:p text:style-name="P44"><text:span text:style-name="T2">Exceptions: </text:span></text:p>
      <text:list xml:id="list183028124335472" text:continue-list="list183028277464024" text:style-name="WWNum59">
        <text:list-item>
          <text:p text:style-name="P87"><text:span text:style-name="code_20_Char_20_Char">scc</text:span><text:span text:style-name="T2"> compiler only.</text:span></text:p>
        </text:list-item>
        <text:list-item>
          <text:p text:style-name="P87"><text:span text:style-name="code_20_Char_20_Char">makefile.scc</text:span><text:span text:style-name="T2"> only.</text:span></text:p>
        </text:list-item>
      </text:list>
      <text:p text:style-name="P44"><text:span text:style-name="T2">Tested with: </text:span><text:span text:style-name="code_20_Char_20_Char">scc</text:span><text:span text:style-name="T2"> only.</text:span></text:p>
      <text:p text:style-name="P3"/>
      <text:list xml:id="list183028085635953" text:continue-list="list183027446683970" text:style-name="WWNum1">
        <text:list-item>
          <text:list>
            <text:list-item>
              <text:list>
                <text:list-item>
                  <text:list>
                    <text:list-item>
                      <text:h text:style-name="P61" text:outline-level="4"><text:bookmark-start text:name="_Toc69120240"/><text:span text:style-name="T2">Benchmarks_loop</text:span><text:bookmark-end text:name="_Toc69120240"/></text:h>
                    </text:list-item>
                  </text:list>
                </text:list-item>
              </text:list>
            </text:list-item>
          </text:list>
        </text:list-item>
      </text:list>
      <text:p text:style-name="P49"><text:span text:style-name="T2">Purpose: the benchmarks are of three types:</text:span></text:p>
      <text:list xml:id="list183026390269938" text:continue-list="list183026296750642" text:style-name="WWNum79">
        <text:list-item>
          <text:p text:style-name="P101"><text:span text:style-name="T2">some are simple examples and case study written to test <text:s/>various cases to be considered by different transformations performed by loop optimizer,</text:span></text:p>
        </text:list-item>
        <text:list-item>
          <text:p text:style-name="P101"><text:span text:style-name="T2">some are files that caused bugs and where used for bug fixes,</text:span></text:p>
        </text:list-item>
        <text:list-item>
          <text:p text:style-name="P101"><text:span text:style-name="T2">finally some are pieces of codes extracted form standard DSP applications (EFR, G729, ...).</text:span></text:p>
        </text:list-item>
      </text:list>
      <text:p text:style-name="P1"><text:span text:style-name="T2">Test directory: </text:span><text:span text:style-name="code_20_Char_20_Char">unit_tests/benchmarks_loop/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oft-page-break/><text:span text:style-name="T2">Tested with: </text:span><text:span text:style-name="code_20_Char_20_Char">scc</text:span><text:span text:style-name="T2">, </text:span><text:span text:style-name="code_20_Char_20_Char">gcc</text:span>, <text:span text:style-name="T2">dsp56800e, armcc.</text:span></text:p>
      <text:p text:style-name="P3"/>
      <text:list xml:id="list183027352725353" text:continue-list="list183028085635953" text:style-name="WWNum1">
        <text:list-item>
          <text:list>
            <text:list-item>
              <text:list>
                <text:list-item>
                  <text:list>
                    <text:list-item>
                      <text:h text:style-name="P61" text:outline-level="4"><text:bookmark-start text:name="_Toc69120241"/><text:span text:style-name="T2">Blackfin</text:span><text:bookmark-end text:name="_Toc69120241"/></text:h>
                    </text:list-item>
                  </text:list>
                </text:list-item>
              </text:list>
            </text:list-item>
          </text:list>
        </text:list-item>
      </text:list>
      <text:p text:style-name="P49"><text:span text:style-name="T2">Purpose: ten C benchmarks source files.</text:span></text:p>
      <text:p text:style-name="P1"><text:span text:style-name="T2">Test directory: </text:span><text:span text:style-name="code_20_Char_20_Char">unit_tests/blackfin/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text:span></text:p>
      <text:p text:style-name="P3"/>
      <text:list xml:id="list183028299351504" text:continue-numbering="true" text:style-name="WWNum1">
        <text:list-item>
          <text:list>
            <text:list-item>
              <text:list>
                <text:list-item>
                  <text:list>
                    <text:list-item>
                      <text:h text:style-name="P61" text:outline-level="4"><text:bookmark-start text:name="_Toc69120242"/><text:span text:style-name="T2">C6xx</text:span><text:bookmark-end text:name="_Toc69120242"/></text:h>
                    </text:list-item>
                  </text:list>
                </text:list-item>
              </text:list>
            </text:list-item>
          </text:list>
        </text:list-item>
      </text:list>
      <text:p text:style-name="P49"><text:span text:style-name="T2">Purpose: a collection of benchmarks originally written for the C6xx range Texas Instrument processors. </text:span></text:p>
      <text:p text:style-name="P1"><text:span text:style-name="T2">Test directory: </text:span><text:span text:style-name="code_20_Char_20_Char">unit_tests/c6xx/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text:span></text:p>
      <text:p text:style-name="P3"/>
      <text:list xml:id="list183026955535882" text:continue-numbering="true" text:style-name="WWNum1">
        <text:list-item>
          <text:list>
            <text:list-item>
              <text:list>
                <text:list-item>
                  <text:list>
                    <text:list-item>
                      <text:h text:style-name="P61" text:outline-level="4"><text:bookmark-start text:name="_Toc69120243"/><text:span text:style-name="T2">Check_s1</text:span><text:bookmark-end text:name="_Toc69120243"/></text:h>
                    </text:list-item>
                  </text:list>
                </text:list-item>
              </text:list>
            </text:list-item>
          </text:list>
        </text:list-item>
      </text:list>
      <text:p text:style-name="P49"><text:span text:style-name="T2">Purpose: scc (CW for StarCore) tests that verify the content of S1 intermediate files. The configuration is made by defining per target the strings and the number of occurrences required in the S1 files.</text:span></text:p>
      <text:p text:style-name="P1"><text:span text:style-name="T2">Test directory: </text:span><text:span text:style-name="code_20_Char_20_Char">unit_tests/check_s1/v0</text:span></text:p>
      <text:p text:style-name="P44"><text:span text:style-name="T2">Master </text:span>script: not a generic<text:span text:style-name="T2"> one (ad-hoc </text:span><text:span text:style-name="code_20_Char_20_Char">Perl</text:span><text:span text:style-name="T2"> scripts).</text:span></text:p>
      <text:p text:style-name="P48"><text:span text:style-name="T2">Exceptions: </text:span></text:p>
      <text:list xml:id="list183028133315711" text:continue-list="list183028124335472" text:style-name="WWNum59">
        <text:list-item>
          <text:p text:style-name="P87"><text:span text:style-name="T2">does not use a generic makefile.</text:span></text:p>
        </text:list-item>
        <text:list-item>
          <text:p text:style-name="P87"><text:span text:style-name="code_20_Char_20_Char">scc</text:span><text:span text:style-name="T2"> compiler only</text:span></text:p>
        </text:list-item>
      </text:list>
      <text:p text:style-name="P44"><text:span text:style-name="T2">Tested with: </text:span><text:span text:style-name="code_20_Char_20_Char">scc</text:span><text:span text:style-name="T2"> only.</text:span></text:p>
      <text:p text:style-name="P3"/>
      <text:list xml:id="list183027506740916" text:continue-list="list183026955535882" text:style-name="WWNum1">
        <text:list-item>
          <text:list>
            <text:list-item>
              <text:list>
                <text:list-item>
                  <text:list>
                    <text:list-item>
                      <text:h text:style-name="P61" text:outline-level="4"><text:bookmark-start text:name="_Toc69120244"/><text:soft-page-break/><text:span text:style-name="T2">EEMBC_telecom</text:span><text:bookmark-end text:name="_Toc69120244"/></text:h>
                    </text:list-item>
                  </text:list>
                </text:list-item>
              </text:list>
            </text:list-item>
          </text:list>
        </text:list-item>
      </text:list>
      <text:p text:style-name="P49"><text:span text:style-name="T2">Purpose: an excerpt of the “telecom” range of tests of the EEMBC compiler test suite.</text:span></text:p>
      <text:p text:style-name="P1"><text:span text:style-name="T2">Test directory: </text:span><text:span text:style-name="code_20_Char_20_Char">unit_tests/eembc_telecom/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text:span></text:p>
      <text:p text:style-name="P3"/>
      <text:list xml:id="list183028087964427" text:continue-numbering="true" text:style-name="WWNum1">
        <text:list-item>
          <text:list>
            <text:list-item>
              <text:list>
                <text:list-item>
                  <text:list>
                    <text:list-item>
                      <text:h text:style-name="P61" text:outline-level="4"><text:bookmark-start text:name="_Toc69120245"/><text:span text:style-name="T2">Intrinsics</text:span><text:bookmark-end text:name="_Toc69120245"/></text:h>
                    </text:list-item>
                  </text:list>
                </text:list-item>
              </text:list>
            </text:list-item>
          </text:list>
        </text:list-item>
      </text:list>
      <text:p text:style-name="P49"><text:span text:style-name="T2">Purpose: to test a wide range of intrinsic functions (</text:span><text:span text:style-name="code_20_Char_20_Char">add</text:span><text:span text:style-name="T2">, </text:span><text:span text:style-name="code_20_Char_20_Char">sub</text:span><text:span text:style-name="T2">, </text:span><text:span text:style-name="code_20_Char_20_Char">abs_s</text:span><text:span text:style-name="T2"> …) of the StarCore processor. Others compilers use the C prototype implementation (</text:span><text:span text:style-name="code_20_Char_20_Char">prototype.c</text:span><text:span text:style-name="T2">, </text:span><text:span text:style-name="code_20_Char_20_Char">prototype.h</text:span><text:span text:style-name="T2">) of these intrinsics included in the </text:span><text:span text:style-name="code_20_Char_20_Char">scc</text:span><text:span text:style-name="T2"> compiler package.</text:span></text:p>
      <text:p text:style-name="P1"><text:span text:style-name="T2">Test directory: </text:span><text:span text:style-name="code_20_Char_20_Char">unit_tests/intrinsics/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text:span></text:p>
      <text:p text:style-name="P3"/>
      <text:list xml:id="list183026438286374" text:continue-numbering="true" text:style-name="WWNum1">
        <text:list-item>
          <text:list>
            <text:list-item>
              <text:list>
                <text:list-item>
                  <text:list>
                    <text:list-item>
                      <text:h text:style-name="P61" text:outline-level="4"><text:bookmark-start text:name="_Toc69120246"/><text:span text:style-name="T2">Mem_align</text:span><text:bookmark-end text:name="_Toc69120246"/></text:h>
                    </text:list-item>
                  </text:list>
                </text:list-item>
              </text:list>
            </text:list-item>
          </text:list>
        </text:list-item>
      </text:list>
      <text:p text:style-name="P1"><text:span text:style-name="T2">Purpose: many variable, structure and pointer alignment checks.</text:span></text:p>
      <text:p text:style-name="P1"><text:span text:style-name="T2">Test directory: </text:span><text:span text:style-name="code_20_Char_20_Char">unit_tests/mem_align/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pan text:style-name="T2">Tested with: </text:span><text:span text:style-name="code_20_Char_20_Char">scc</text:span><text:span text:style-name="T2"> and </text:span><text:span text:style-name="code_20_Char_20_Char">gcc</text:span><text:span text:style-name="T2">.</text:span></text:p>
      <text:p text:style-name="P3"/>
      <text:list xml:id="list183027413273378" text:continue-numbering="true" text:style-name="WWNum1">
        <text:list-item>
          <text:list>
            <text:list-item>
              <text:list>
                <text:list-item>
                  <text:list>
                    <text:list-item>
                      <text:h text:style-name="P61" text:outline-level="4"><text:bookmark-start text:name="_Toc69120247"/><text:span text:style-name="T2">User_tests</text:span><text:bookmark-end text:name="_Toc69120247"/></text:h>
                    </text:list-item>
                  </text:list>
                </text:list-item>
              </text:list>
            </text:list-item>
          </text:list>
        </text:list-item>
      </text:list>
      <text:p text:style-name="P1"><text:span text:style-name="T2">Purpose: many conformance tests about data coding and simple operators semantic.</text:span></text:p>
      <text:p text:style-name="P1"><text:span text:style-name="T2">Test directory: </text:span><text:span text:style-name="code_20_Char_20_Char">unit_tests/user_tests/v0</text:span></text:p>
      <text:p text:style-name="P44"><text:span text:style-name="T2">Master </text:span>script: <text:span text:style-name="code_20_Char_20_Char">unit_tests</text:span> generic<text:span text:style-name="T2"> one.</text:span></text:p>
      <text:p text:style-name="P44"><text:span text:style-name="T2">Exceptions: none.</text:span></text:p>
      <text:p text:style-name="P44"><text:soft-page-break/><text:span text:style-name="T2">Tested with: </text:span><text:span text:style-name="code_20_Char_20_Char">scc</text:span><text:span text:style-name="T2">, </text:span><text:span text:style-name="code_20_Char_20_Char">gcc</text:span> and <text:span text:style-name="T2">dsp56800e.</text:span></text:p>
      <text:p text:style-name="P3"/>
      <text:list xml:id="list183027225481006" text:continue-numbering="true" text:style-name="WWNum1">
        <text:list-item>
          <text:list>
            <text:list-item>
              <text:list>
                <text:list-item>
                  <text:h text:style-name="P59" text:outline-level="3"><text:bookmark-start text:name="_Toc69120248"/><text:span text:style-name="T2">Customers</text:span><text:bookmark-end text:name="_Toc69120248"/></text:h>
                  <text:list>
                    <text:list-item>
                      <text:h text:style-name="P61" text:outline-level="4"><text:bookmark-start text:name="_Toc69120249"/><text:span text:style-name="T2">LMS_RLS</text:span><text:bookmark-end text:name="_Toc69120249"/></text:h>
                    </text:list-item>
                  </text:list>
                </text:list-item>
              </text:list>
            </text:list-item>
          </text:list>
        </text:list-item>
      </text:list>
      <text:p text:style-name="P44"><text:span text:style-name="T2">Purpose: LMS &amp; RLS test harness.</text:span></text:p>
      <text:p text:style-name="P44"><text:span text:style-name="T2">Test directory: </text:span><text:span text:style-name="code_20_Char_20_Char">customers/mot-wisd/lms_rls/v0</text:span></text:p>
      <text:p text:style-name="P44"><text:span text:style-name="T2">Master script: codec generic one.</text:span></text:p>
      <text:p text:style-name="P44"><text:span text:style-name="T2">Exceptions: does not use a generic makefile.</text:span></text:p>
      <text:p text:style-name="P44"><text:span text:style-name="T2">Tested with: gcc, scc.</text:span></text:p>
      <text:p text:style-name="P78"/>
      <text:list xml:id="list183026686930761" text:continue-numbering="true" text:style-name="WWNum1">
        <text:list-item>
          <text:h text:style-name="P56" text:outline-level="1"><text:bookmark-start text:name="_Ref34415947"/><text:bookmark-start text:name="_Ref34415943"/><text:bookmark-start text:name="_Toc69120250"/><text:bookmark-start text:name="_Toc35436014"/>References and bibliography<text:bookmark-end text:name="_Ref34415947"/><text:bookmark-end text:name="_Ref34415943"/><text:bookmark-end text:name="_Toc69120250"/><text:bookmark-end text:name="_Toc35436014"/></text:h>
          <text:list>
            <text:list-item>
              <text:h text:style-name="P51" text:outline-level="2"><text:bookmark-start text:name="_Ref59884041"/><text:bookmark-start text:name="_Toc35436015"/><text:bookmark-start text:name="_Toc69120251"/><text:bookmark-start text:name="_Ref59944493"/><text:bookmark-start text:name="_Ref59944489"/><text:bookmark-start text:name="_Ref59884047"/><text:span text:style-name="T2">Documents</text:span><text:bookmark-end text:name="_Ref59884041"/><text:bookmark-end text:name="_Toc35436015"/><text:bookmark-end text:name="_Toc69120251"/><text:bookmark-end text:name="_Ref59944493"/><text:bookmark-end text:name="_Ref59944489"/><text:bookmark-end text:name="_Ref59884047"/></text:h>
            </text:list-item>
          </text:list>
        </text:list-item>
      </text:list>
      <text:p text:style-name="P2"><text:span text:style-name="T2">Application Note:<text:tab/>"Getting Started with the SC100 Tools";<text:tab/>ref: ANSC100STRT/D</text:span></text:p>
      <text:p text:style-name="P2"><text:span text:style-name="T2">Reference Manual:<text:tab/>"SC140 DSP Core Reference Manual";<text:tab/>ref: MNSC140CORE/D</text:span></text:p>
      <text:p text:style-name="P2"><text:span text:style-name="T2">User’s Manual:<text:tab/>"SC100 C Compiler User’s Manual";<text:tab/>ref: MNSC100CC/D</text:span></text:p>
      <text:p text:style-name="P2"><text:span text:style-name="T2">QA User Guide:<text:tab/></text:span><text:a xlink:type="simple" xlink:href="http://compass.mot.com/go/131173253" text:style-name="Internet_20_link" text:visited-style-name="Visited_20_Internet_20_Link"><text:span text:style-name="T8">http://compass.mot.com/go/131173253</text:span></text:a></text:p>
      <text:p text:style-name="P103"><text:span text:style-name="T2">QA Update Tools manual:<text:tab/></text:span><text:a xlink:type="simple" xlink:href="http://compass.mot.com/go/131173253" text:style-name="Internet_20_link" text:visited-style-name="Visited_20_Internet_20_Link"><text:span text:style-name="T8">http://compass.mot.com/go/131173253</text:span></text:a></text:p>
      <text:list xml:id="list183027793146772" text:continue-numbering="true" text:style-name="WWNum1">
        <text:list-item>
          <text:list>
            <text:list-item>
              <text:h text:style-name="P52" text:outline-level="2"><text:bookmark-start text:name="_Ref65323516"/><text:bookmark-start text:name="_Toc35436016"/><text:bookmark-start text:name="_Toc69120252"/><text:bookmark-start text:name="_Ref65323519"/><text:span text:style-name="T2">Web sites</text:span><text:bookmark-end text:name="_Ref65323516"/><text:bookmark-end text:name="_Toc35436016"/><text:bookmark-end text:name="_Toc69120252"/><text:bookmark-end text:name="_Ref65323519"/></text:h>
            </text:list-item>
          </text:list>
        </text:list-item>
      </text:list>
      <text:p text:style-name="P1"><text:span text:style-name="T2">The QA web site: </text:span><text:a xlink:type="simple" xlink:href="http://maxtor.sps.mot.com/qa" text:style-name="Internet_20_link" text:visited-style-name="Visited_20_Internet_20_Link"><text:span text:style-name="T8">http://maxtor.sps.mot.com/qa</text:span></text:a></text:p>
      <text:list xml:id="list183026328284749" text:continue-numbering="true" text:style-name="WWNum1">
        <text:list-item>
          <text:list>
            <text:list-item>
              <text:list>
                <text:list-item>
                  <text:h text:style-name="P59" text:outline-level="3"><text:bookmark-start text:name="_Toc69120253"/><text:bookmark-start text:name="_Toc35436017"/><text:span text:style-name="T2">Cygwin and GNU Projects</text:span><text:bookmark-end text:name="_Toc69120253"/><text:bookmark-end text:name="_Toc35436017"/></text:h>
                </text:list-item>
              </text:list>
            </text:list-item>
          </text:list>
        </text:list-item>
      </text:list>
      <text:p text:style-name="P1"><text:span text:style-name="T2">Cygwin home: </text:span><text:a xlink:type="simple" xlink:href="http://www.cygwin.com/" text:style-name="Internet_20_link" text:visited-style-name="Visited_20_Internet_20_Link"><text:span text:style-name="T8">http://www.cygwin.com/</text:span></text:a></text:p>
      <text:p text:style-name="P1"><text:span text:style-name="T2">GNU Manuals - Free Software Foundation: </text:span><text:a xlink:type="simple" xlink:href="http://www.gnu.org/manual/manual.html" text:style-name="Internet_20_link" text:visited-style-name="Visited_20_Internet_20_Link"><text:span text:style-name="T8">http://www.gnu.org/manual/manual.html</text:span></text:a></text:p>
      <text:p text:style-name="P1"><text:span text:style-name="T2">GCC home page: </text:span><text:a xlink:type="simple" xlink:href="http://gcc.gnu.org/" text:style-name="Internet_20_link" text:visited-style-name="Visited_20_Internet_20_Link"><text:span text:style-name="T8">http://gcc.gnu.org/</text:span></text:a></text:p>
      <text:list xml:id="list183027678628871" text:continue-numbering="true" text:style-name="WWNum1">
        <text:list-item>
          <text:list>
            <text:list-item>
              <text:list>
                <text:list-item>
                  <text:h text:style-name="P59" text:outline-level="3"><text:bookmark-start text:name="_Toc69120254"/><text:bookmark-start text:name="_Toc35436018"/><text:span text:style-name="T2">Perl</text:span><text:bookmark-end text:name="_Toc69120254"/><text:bookmark-end text:name="_Toc35436018"/></text:h>
                </text:list-item>
              </text:list>
            </text:list-item>
          </text:list>
        </text:list-item>
      </text:list>
      <text:p text:style-name="P1"><text:span text:style-name="T2">Comprehensive Perl Archive Network: </text:span><text:a xlink:type="simple" xlink:href="http://www.cpan.org/index.html" text:style-name="Internet_20_link" text:visited-style-name="Visited_20_Internet_20_Link"><text:span text:style-name="T8">http://www.cpan.org/index.html</text:span></text:a></text:p>
      <text:p text:style-name="P1"><text:span text:style-name="techlink"><text:span text:style-name="T8">O'Reilly "The source for Perl": </text:span></text:span><text:a xlink:type="simple" xlink:href="http://www.perl.com/" text:style-name="Internet_20_link" text:visited-style-name="Visited_20_Internet_20_Link"><text:span text:style-name="T8">http://www.perl.com/</text:span></text:a></text:p>
      <text:p text:style-name="P1"><text:span text:style-name="T2">Online Perl and CPAN module documentation: </text:span><text:a xlink:type="simple" xlink:href="http://www.perldoc.com/" text:style-name="Internet_20_link" text:visited-style-name="Visited_20_Internet_20_Link"><text:span text:style-name="T8">http://www.perldoc.com/</text:span></text:a></text:p>
      <text:list xml:id="list183028053649526" text:continue-numbering="true" text:style-name="WWNum1">
        <text:list-item>
          <text:list>
            <text:list-item>
              <text:list>
                <text:list-item>
                  <text:h text:style-name="P59" text:outline-level="3"><text:bookmark-start text:name="_Toc69120255"/><text:bookmark-start text:name="_Toc35436019"/><text:span text:style-name="T2">Standards</text:span><text:bookmark-end text:name="_Toc69120255"/><text:bookmark-end text:name="_Toc35436019"/></text:h>
                </text:list-item>
              </text:list>
            </text:list-item>
          </text:list>
        </text:list-item>
      </text:list>
      <text:p text:style-name="P1"><text:span text:style-name="T2">ANSI (American National Standards Institute) </text:span><text:a xlink:type="simple" xlink:href="http://www.ansi.org/" text:style-name="Internet_20_link" text:visited-style-name="Visited_20_Internet_20_Link"><text:span text:style-name="T8">http://www.ansi.org/</text:span></text:a></text:p>
      <text:p text:style-name="P1"><text:span text:style-name="T2">International Telecommunication Union: </text:span><text:a xlink:type="simple" xlink:href="http://www.itu.int/home/index.html" text:style-name="Internet_20_link" text:visited-style-name="Visited_20_Internet_20_Link"><text:span text:style-name="T8">http://www.itu.int/home/index.html</text:span></text:a></text:p>
      <text:p text:style-name="P1"><text:span text:style-name="T2">European Telecommunications Standards Institute: </text:span><text:a xlink:type="simple" xlink:href="http://www.etsi.org" text:style-name="Internet_20_link" text:visited-style-name="Visited_20_Internet_20_Link"><text:span text:style-name="T8">http://www.etsi.org</text:span></text:a><text:span text:style-name="T2">/</text:span></text:p>
      <text:list xml:id="list183027669930232" text:continue-numbering="true" text:style-name="WWNum1">
        <text:list-item>
          <text:list>
            <text:list-item>
              <text:list>
                <text:list-item>
                  <text:h text:style-name="P59" text:outline-level="3"><text:bookmark-start text:name="_Toc69120256"/><text:bookmark-start text:name="_Toc35436020"/><text:span text:style-name="T2">DSP</text:span><text:bookmark-end text:name="_Toc69120256"/><text:bookmark-end text:name="_Toc35436020"/></text:h>
                </text:list-item>
              </text:list>
            </text:list-item>
          </text:list>
        </text:list-item>
      </text:list>
      <text:p text:style-name="P1"><text:span text:style-name="T2">Adaptyv signal processing dsp: </text:span><text:a xlink:type="simple" xlink:href="http://www.adaptyv.com" text:style-name="Internet_20_link" text:visited-style-name="Visited_20_Internet_20_Link"><text:span text:style-name="T8">http://www.adaptyv.com</text:span></text:a></text:p>
      <text:p text:style-name="P1"><text:span text:style-name="T2">DSP Tools Gruppe <text:s/>Projects </text:span><text:a xlink:type="simple" xlink:href="http://www.ert.rwth-aachen.de/Projekte/Tools/DSPSTONE/" text:style-name="Internet_20_link" text:visited-style-name="Visited_20_Internet_20_Link"><text:span text:style-name="T8">http://www.ert.rwth-aachen.de/Projekte/Tools/DSPSTONE/</text:span></text:a></text:p>
      <text:list xml:id="list183028032166721" text:continue-numbering="true" text:style-name="WWNum1">
        <text:list-item>
          <text:list>
            <text:list-item>
              <text:list>
                <text:list-item>
                  <text:h text:style-name="P59" text:outline-level="3"><text:bookmark-start text:name="_Toc69120257"/><text:bookmark-start text:name="_Toc35436021"/><text:span text:style-name="T2">Codecs</text:span><text:bookmark-end text:name="_Toc69120257"/><text:bookmark-end text:name="_Toc35436021"/></text:h>
                </text:list-item>
              </text:list>
            </text:list-item>
          </text:list>
        </text:list-item>
      </text:list>
      <text:p text:style-name="P1"><text:span text:style-name="T2">MPEG Video Resources: </text:span><text:a xlink:type="simple" xlink:href="http://www.mpeg.org/MPEG/video.html" text:style-name="Internet_20_link" text:visited-style-name="Visited_20_Internet_20_Link"><text:span text:style-name="T8">http://www.mpeg.org/MPEG/video.html</text:span></text:a></text:p>
      <text:p text:style-name="P1"><text:soft-page-break/><text:span text:style-name="T2">MPEG4IP Open Source: </text:span><text:a xlink:type="simple" xlink:href="http://mpeg4ip.sourceforge.net/" text:style-name="Internet_20_link" text:visited-style-name="Visited_20_Internet_20_Link"><text:span text:style-name="T8">http://mpeg4ip.sourceforge.net/</text:span></text:a></text:p>
      <text:p text:style-name="P1"><text:span text:style-name="T2">Computer Graphics Image and Signal: </text:span><text:a xlink:type="simple" xlink:href="http://sal.kachinatech.com/E/" text:style-name="Internet_20_link" text:visited-style-name="Visited_20_Internet_20_Link"><text:span text:style-name="T8">http://sal.kachinatech.com/E/</text:span></text:a></text:p>
      <text:p text:style-name="P1"><text:span text:style-name="T2">DataCompression resources: </text:span><text:a xlink:type="simple" xlink:href="http://www.datacompression.info/" text:style-name="Internet_20_link" text:visited-style-name="Visited_20_Internet_20_Link"><text:span text:style-name="T8">http://www.datacompression.info/</text:span></text:a></text:p>
      <text:p text:style-name="P1"><text:span text:style-name="T2">Mathtools: </text:span><text:a xlink:type="simple" xlink:href="http://www.mathtools.net/Applications/Communication/index.html" text:style-name="Internet_20_link" text:visited-style-name="Visited_20_Internet_20_Link"><text:span text:style-name="T8">http://www.mathtools.net/Applications/Communication/index.html</text:span></text:a></text:p>
      <text:list xml:id="list183027721340451" text:continue-numbering="true" text:style-name="WWNum1">
        <text:list-item>
          <text:list>
            <text:list-item>
              <text:list>
                <text:list-item>
                  <text:h text:style-name="P59" text:outline-level="3"><text:bookmark-start text:name="_Toc69120258"/><text:span text:style-name="T2">Benchmarking</text:span><text:bookmark-end text:name="_Toc69120258"/></text:h>
                </text:list-item>
              </text:list>
            </text:list-item>
          </text:list>
        </text:list-item>
      </text:list>
      <text:p text:style-name="P1"><text:span text:style-name="normal"><text:span text:style-name="T20">EEMBC test suite: </text:span></text:span><text:a xlink:type="simple" xlink:href="http://www.eembc.hotdesk.com/" text:style-name="Internet_20_link" text:visited-style-name="Visited_20_Internet_20_Link"><text:span text:style-name="T8">http://www.eembc.hotdesk.com/</text:span></text:a></text:p>
      <text:p text:style-name="P1"><text:span text:style-name="T2">Plumhall test suite: </text:span><text:a xlink:type="simple" xlink:href="http://www.plumhall.com/" text:style-name="Internet_20_link" text:visited-style-name="Visited_20_Internet_20_Link"><text:span text:style-name="T8">http://www.plumhall.com/</text:span></text:a></text:p>
      <text:p text:style-name="P1"><text:span text:style-name="T2">NULLSTONE test suite: </text:span><text:a xlink:type="simple" xlink:href="http://www.nullstone.com/" text:style-name="Internet_20_link" text:visited-style-name="Visited_20_Internet_20_Link"><text:span text:style-name="T20">http://www.nullstone.com/</text:span></text:a></text:p>
      <text:list xml:id="list183026342098902" text:continue-numbering="true" text:style-name="WWNum1">
        <text:list-item>
          <text:list>
            <text:list-item>
              <text:h text:style-name="P52" text:outline-level="2"><text:bookmark-start text:name="_Ref69120401"/><text:span text:style-name="T2">Contacts</text:span><text:bookmark-end text:name="_Ref69120401"/></text:h>
            </text:list-item>
          </text:list>
        </text:list-item>
      </text:list>
      <text:p text:style-name="P1"><text:span text:style-name="T2">The people you may need to get in touch with:</text:span></text:p>
      <text:list xml:id="list183026988671107" text:continue-list="list183028133315711" text:style-name="WWNum59">
        <text:list-item>
          <text:p text:style-name="P87"><text:span text:style-name="T2">Grenoble "QA master": Yves Guerte (mailto: </text:span><text:a xlink:type="simple" xlink:href="mailto:Yves.Guerte@motorola.com" text:style-name="Internet_20_link" text:visited-style-name="Visited_20_Internet_20_Link"><text:span text:style-name="T8">Yves.Guerte@motorola.com</text:span></text:a><text:span text:style-name="T2">) </text:span></text:p>
        </text:list-item>
        <text:list-item>
          <text:p text:style-name="P87"><text:span text:style-name="T2">Grenoble web master Thomas Deruyter (mailto: </text:span><text:a xlink:type="simple" xlink:href="mailto:Thomas.Deruyter@motorola.com" text:style-name="Internet_20_link" text:visited-style-name="Visited_20_Internet_20_Link"><text:span text:style-name="T8">Thomas.Deruyter@motorola.com</text:span></text:a><text:span text:style-name="T2">)</text:span></text:p>
        </text:list-item>
      </text:list>
      <text:list xml:id="list183026749249703" text:continue-list="list183026342098902" text:style-name="WWNum1">
        <text:list-item>
          <text:h text:style-name="P57" text:outline-level="1"><text:bookmark-start text:name="_Toc69120259"/>Annexes<text:bookmark-end text:name="_Toc69120259"/></text:h>
          <text:list>
            <text:list-item>
              <text:h text:style-name="P51" text:outline-level="2"><text:bookmark-start text:name="_Toc69120260"/><text:bookmark-start text:name="_Toc23246232"/><text:span text:style-name="T2">Macros and tags</text:span><text:bookmark-end text:name="_Toc69120260"/><text:bookmark-end text:name="_Toc23246232"/></text:h>
            </text:list-item>
          </text:list>
        </text:list-item>
      </text:list>
      <text:p text:style-name="P1"><text:span text:style-name="T2">Different macro and tags that must be used:</text:span></text:p>
      <text:list xml:id="list183026673874955" text:continue-list="list183026988671107" text:style-name="WWNum59">
        <text:list-item>
          <text:p text:style-name="P87"><text:span text:style-name="T28">"_QA_CODER_"</text:span><text:span text:style-name="T2">, </text:span><text:span text:style-name="T28">"_QA_DECODER_"</text:span><text:span text:style-name="T2">, </text:span><text:span text:style-name="T28">"_QA_CODER_DECODER_"</text:span><text:span text:style-name="T2"> to select the source code used for a particular target (§ </text:span><text:span text:style-name="T2"><text:bookmark-ref text:reference-format="number" text:ref-name="_Ref51675575">7.2.1.3</text:bookmark-ref></text:span><text:span text:style-name="T2"> '</text:span><text:span text:style-name="T2"><text:bookmark-ref text:reference-format="text" text:ref-name="_Ref51675575">Targets names and "main" C source file</text:bookmark-ref></text:span><text:span text:style-name="T2">' and § </text:span><text:span text:style-name="T2"><text:bookmark-ref text:reference-format="number" text:ref-name="_Ref51675622">7.2.2.2</text:bookmark-ref></text:span><text:span text:style-name="T2">"</text:span><text:span text:style-name="T2"><text:bookmark-ref text:reference-format="text" text:ref-name="_Ref51675622">Targets</text:bookmark-ref></text:span><text:span text:style-name="T2">"),</text:span></text:p>
        </text:list-item>
        <text:list-item>
          <text:p text:style-name="P87"><text:span text:style-name="T28">"_QA_PERF_"</text:span><text:span text:style-name="T2"> to differentiate the functional and performance parts of the source files (§ </text:span><text:span text:style-name="T2"><text:bookmark-ref text:reference-format="number" text:ref-name="_Ref51675784">7.2.1.4</text:bookmark-ref></text:span><text:span text:style-name="T2"> "</text:span><text:span text:style-name="T2"><text:bookmark-ref text:reference-format="text" text:ref-name="_Ref51675784">Test mode support</text:bookmark-ref></text:span><text:span text:style-name="T2">"),</text:span></text:p>
        </text:list-item>
        <text:list-item>
          <text:p text:style-name="P87"><text:span text:style-name="T28">"_QA_SWPROBING_"</text:span><text:span text:style-name="T2"> to probe around the frame processing (§ </text:span><text:span text:style-name="T2"><text:bookmark-ref text:reference-format="number" text:ref-name="_Ref12186349">7.3.1.2</text:bookmark-ref></text:span><text:span text:style-name="T2"> "</text:span><text:span text:style-name="T2"><text:bookmark-ref text:reference-format="text" text:ref-name="_Ref12186354">Probe around the frame process</text:bookmark-ref></text:span><text:span text:style-name="T2">"),</text:span></text:p>
        </text:list-item>
        <text:list-item>
          <text:p text:style-name="P87"><text:span text:style-name="T28">"_MSC8101ADS_"</text:span><text:span text:style-name="T2"> to define C source code that runs on the Motorola MSC8101 hardware (§ </text:span><text:span text:style-name="T2"><text:bookmark-ref text:reference-format="number" text:ref-name="_Ref12186349">7.3.1.2</text:bookmark-ref></text:span><text:span text:style-name="T2"> "</text:span><text:span text:style-name="T2"><text:bookmark-ref text:reference-format="text" text:ref-name="_Ref12186349"/></text:span><text:span text:style-name="T2">"),</text:span></text:p>
        </text:list-item>
        <text:list-item>
          <text:p text:style-name="P87"><text:span text:style-name="T28">"BIG_ENDIAN"</text:span><text:span text:style-name="T2"> to differentiate the parts of the C source that read big endian or little endian input files (§ </text:span><text:span text:style-name="T2"><text:bookmark-ref text:reference-format="number" text:ref-name="_Ref12187668">7.2.1.5</text:bookmark-ref></text:span><text:span text:style-name="T2"> "</text:span><text:span text:style-name="T2"><text:bookmark-ref text:reference-format="text" text:ref-name="_Ref12187671">Endianness consideration</text:bookmark-ref></text:span><text:span text:style-name="T2">"),</text:span></text:p>
        </text:list-item>
        <text:list-item>
          <text:p text:style-name="P87"><text:span text:style-name="T28">"_ENTERPRISE_C_"</text:span><text:span text:style-name="T2"> to define C source for the StarCore compiler only (§ </text:span><text:span text:style-name="T2"><text:bookmark-ref text:reference-format="number" text:ref-name="_Ref58602860">7.3.1.3</text:bookmark-ref></text:span><text:span text:style-name="T2"> "</text:span><text:span text:style-name="T2"><text:bookmark-ref text:reference-format="text" text:ref-name="_Ref58602864">Using different compilers</text:bookmark-ref></text:span><text:span text:style-name="T2">"),</text:span></text:p>
        </text:list-item>
        <text:list-item>
          <text:p text:style-name="P87"><text:span text:style-name="T28">"_GHS_"</text:span><text:span text:style-name="T2"> to define C source for the Greenhills compiler (§ </text:span><text:span text:style-name="T2"><text:bookmark-ref text:reference-format="number" text:ref-name="_Ref58602860">7.3.1.3</text:bookmark-ref></text:span><text:span text:style-name="T2"> "</text:span><text:span text:style-name="T2"><text:bookmark-ref text:reference-format="text" text:ref-name="_Ref58602864">Using different compilers</text:bookmark-ref></text:span><text:span text:style-name="T2">"),</text:span></text:p>
        </text:list-item>
        <text:list-item>
          <text:p text:style-name="P87"><text:span text:style-name="T28">"_TI_"</text:span><text:span text:style-name="T2"> to define C source for the Texas Instruments compiler only (§ </text:span><text:span text:style-name="T2"><text:bookmark-ref text:reference-format="number" text:ref-name="_Ref58602860">7.3.1.3</text:bookmark-ref></text:span><text:span text:style-name="T2"> "</text:span><text:span text:style-name="T2"><text:bookmark-ref text:reference-format="text" text:ref-name="_Ref58602864">Using different compilers</text:bookmark-ref></text:span><text:span text:style-name="T2">"),</text:span></text:p>
        </text:list-item>
        <text:list-item>
          <text:p text:style-name="P87"><text:span text:style-name="T28">"_JV_"</text:span><text:span text:style-name="T2"> to define </text:span><text:bookmark text:name="_Hlt20913883"/><text:span text:style-name="T2">C source for the Joint Venture compiler only (§ </text:span><text:span text:style-name="T2"><text:bookmark-ref text:reference-format="number" text:ref-name="_Ref58602860">7.3.1.3</text:bookmark-ref></text:span><text:span text:style-name="T2"> "</text:span><text:span text:style-name="T2"><text:bookmark-ref text:reference-format="text" text:ref-name="_Ref58602864">Using different compilers</text:bookmark-ref></text:span><text:span text:style-name="T2">"),</text:span></text:p>
        </text:list-item>
        <text:list-item>
          <text:p text:style-name="P87"><text:span text:style-name="T28">"_USE_CW_PROTO_"</text:span><text:span text:style-name="T2"> to include the StarCore prototype library (§ </text:span><text:span text:style-name="T2"><text:bookmark-ref text:reference-format="number" text:ref-name="_Ref12870445">7.3.1.5</text:bookmark-ref></text:span><text:span text:style-name="T2"> "</text:span><text:span text:style-name="T2"><text:bookmark-ref text:reference-format="text" text:ref-name="_Ref12870448">Inclusion of the prototype library</text:bookmark-ref></text:span><text:span text:style-name="T2">"),</text:span></text:p>
        </text:list-item>
        <text:list-item>
          <text:p text:style-name="P87"><text:bookmark text:name="_Hlt20913885"/><text:bookmark-start text:name="_Hlt209138851"/><text:span text:style-name="T2">"</text:span><text:span text:style-name="T50">_sc140_</text:span><text:span text:style-name="T2">", "</text:span><text:span text:style-name="T50">_sc140e_", "_sc110_", "_sc120_"</text:span><text:bookmark-end text:name="_Hlt209138851"/><text:span text:style-name="T2"> to use different StarCore architectures (§ </text:span><text:span text:style-name="T2"><text:bookmark-ref text:reference-format="number" text:ref-name="_Ref58602784">7.3.1.4</text:bookmark-ref></text:span><text:span text:style-name="T2"> "</text:span><text:span text:style-name="T2"><text:bookmark-ref text:reference-format="text" text:ref-name="_Ref58602787">Using different StarCore architectures</text:bookmark-ref></text:span><text:span text:style-name="T2">"),</text:span></text:p>
        </text:list-item>
        <text:list-item>
          <text:p text:style-name="P87"><text:span text:style-name="T28">"_QA_DEBUG_"</text:span><text:span text:style-name="T2"> to define the debug trace generation code (§ </text:span><text:span text:style-name="T2"><text:bookmark-ref text:reference-format="number" text:ref-name="_Ref51390732">7.3.1.1</text:bookmark-ref></text:span><text:span text:style-name="T2"> "</text:span><text:span text:style-name="T2"><text:bookmark-ref text:reference-format="text" text:ref-name="_Ref51390732">Debug features to test code correctness</text:bookmark-ref></text:span><text:span text:style-name="T2">").</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family-generic="swiss"/>
    <style:font-face style:name="Courier New1"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Impact" svg:font-family="Impac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writing-mode="lr-tb"/>
      <style:text-properties style:font-name="Helvetica" fo:font-family="Helvetica" style:font-family-generic="roman" style:font-pitch="variable" fo:font-size="10pt" fo:language="en" fo:country="GB" style:font-name-asian="Courier New2" style:font-family-asian="'Courier New'" style:font-family-generic-asian="system" style:font-pitch-asian="variable" style:font-size-asian="10pt" style:language-asian="en" style:country-asian="US"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106cm" fo:margin-bottom="0.106cm" loext:contextual-spacing="false" style:line-height-at-least="0.106cm" fo:text-align="justify" style:justify-single-word="false" fo:keep-together="always" fo:orphans="2" fo:widows="2" fo:text-indent="0cm" style:auto-text-indent="false" fo:keep-with-next="always" style:vertical-align="auto"/>
      <style:text-properties style:font-name="Helvetica" fo:font-family="Helvetica" style:font-family-generic="roman" style:font-pitch="variable" fo:font-size="9pt" fo:language="en" fo:country="GB"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282cm" fo:margin-bottom="0.423cm" loext:contextual-spacing="false" fo:text-align="start" style:justify-single-word="false" fo:orphans="2" fo:widows="2" fo:text-indent="0cm" style:auto-text-indent="false" fo:break-before="page" style:vertical-align="auto">
        <style:tab-stops>
          <style:tab-stop style:position="0cm"/>
          <style:tab-stop style:position="0.635cm"/>
          <style:tab-stop style:position="0.762cm"/>
        </style:tab-stops>
      </style:paragraph-properties>
      <style:text-properties fo:text-transform="uppercase" style:font-name="Helvetica" fo:font-family="Helvetica" style:font-family-generic="roman" style:font-pitch="variable"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2"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0cm"/>
          <style:tab-stop style:position="1.251cm"/>
        </style:tab-stops>
      </style:paragraph-properties>
      <style:text-properties fo:text-transform="uppercase" style:font-name="Helvetica" fo:font-family="Helvetica" style:font-family-generic="roman" style:font-pitch="variable" fo:font-size="14pt" fo:language="en" fo:country="GB" fo:font-weight="bold" style:font-size-asian="14pt" style:language-asian="en" style:country-asian="US" style:font-weight-asian="bold"/>
    </style:style>
    <style:style style:name="Heading_20_3" style:display-name="Heading 3" style:family="paragraph" style:parent-style-name="Standard" style:default-outline-level="3"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27cm"/>
          <style:tab-stop style:position="1.905cm"/>
          <style:tab-stop style:position="3.175cm"/>
        </style:tab-stops>
      </style:paragraph-properties>
      <style:text-properties style:font-name="Helvetica" fo:font-family="Helvetica" style:font-family-generic="roman" style:font-pitch="variable" fo:font-size="14pt" fo:language="en" fo:country="GB" fo:font-weight="bold" style:font-size-asian="14pt" style:language-asian="en" style:country-asian="US" style:font-weight-asian="bold"/>
    </style:style>
    <style:style style:name="Heading_20_4" style:display-name="Heading 4" style:family="paragraph" style:parent-style-name="Standard" style:default-outline-level="4" style:class="text">
      <style:paragraph-properties fo:margin-left="0cm" fo:margin-right="0cm" fo:margin-top="0.282cm" fo:margin-bottom="0.423cm" loext:contextual-spacing="false" style:line-height-at-least="0.423cm" fo:text-align="start" style:justify-single-word="false" fo:keep-together="always" fo:orphans="2" fo:widows="2" fo:text-indent="0cm" style:auto-text-indent="false" fo:keep-with-next="always" style:vertical-align="auto">
        <style:tab-stops>
          <style:tab-stop style:position="1.524cm"/>
          <style:tab-stop style:position="2.54cm"/>
          <style:tab-stop style:position="4.445cm"/>
        </style:tab-stops>
      </style:paragraph-properties>
      <style:text-properties style:font-name="Helvetica" fo:font-family="Helvetica" style:font-family-generic="roman" style:font-pitch="variable" fo:font-size="14pt" fo:language="en" fo:country="GB" style:font-size-asian="14pt" style:language-asian="en" style:country-asian="US"/>
    </style:style>
    <style:style style:name="Heading_20_5" style:display-name="Heading 5" style:family="paragraph" style:parent-style-name="Standard" style:default-outline-level="5" style:class="text">
      <style:paragraph-properties fo:margin-left="0cm" fo:margin-right="0cm" fo:margin-top="0cm" fo:margin-bottom="0.423cm" loext:contextual-spacing="false" style:line-height-at-least="0.423cm" fo:text-align="justify" style:justify-single-word="false" fo:keep-together="always" fo:orphans="2" fo:widows="2" fo:text-indent="0cm" style:auto-text-indent="false" fo:keep-with-next="always" style:vertical-align="auto">
        <style:tab-stops>
          <style:tab-stop style:position="0.635cm"/>
          <style:tab-stop style:position="1.778cm"/>
          <style:tab-stop style:position="5.715cm"/>
        </style:tab-stops>
      </style:paragraph-properties>
      <style:text-properties style:font-name="Helvetica" fo:font-family="Helvetica" style:font-family-generic="roman" style:font-pitch="variable" fo:font-size="10pt" fo:language="en" fo:country="US" style:text-underline-style="solid" style:text-underline-width="auto" style:text-underline-color="font-color" style:font-size-asian="10pt" style:language-asian="en" style:country-asian="US"/>
    </style:style>
    <style:style style:name="Heading_20_6" style:display-name="Heading 6" style:family="paragraph" style:parent-style-name="Standard" style:default-outline-level="6" style:class="text">
      <style:paragraph-properties fo:margin-left="0.501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1.771cm"/>
          <style:tab-stop style:position="2.032cm"/>
        </style:tab-stops>
      </style:paragraph-properties>
      <style:text-properties style:font-name="Arial" fo:font-family="Arial" style:font-family-generic="roman" style:font-pitch="variable" fo:font-size="10pt" fo:language="en" fo:country="GB" fo:font-style="italic" style:text-underline-style="solid" style:text-underline-width="auto" style:text-underline-color="font-color" style:font-size-asian="10pt" style:language-asian="en" style:country-asian="US" style:font-style-asian="italic"/>
    </style:style>
    <style:style style:name="Heading_20_7" style:display-name="Heading 7" style:family="paragraph" style:parent-style-name="Heading_20_6" style:default-outline-level="7" style:class="text">
      <style:paragraph-properties fo:margin-left="1.9cm" fo:margin-right="0cm" fo:margin-top="0cm" fo:margin-bottom="0.423cm" loext:contextual-spacing="false" style:line-height-at-least="0.423cm" fo:text-align="start" style:justify-single-word="false" fo:orphans="2" fo:widows="2" fo:text-indent="0cm" style:auto-text-indent="false" style:vertical-align="auto">
        <style:tab-stops>
          <style:tab-stop style:position="1.905cm"/>
          <style:tab-stop style:position="2.032cm"/>
          <style:tab-stop style:position="2.286cm"/>
        </style:tab-stops>
      </style:paragraph-properties>
      <style:text-properties style:font-name="Arial" fo:font-family="Arial" style:font-family-generic="roman" style:font-pitch="variable" fo:font-size="10pt" fo:language="en" fo:country="GB" fo:font-style="italic" style:font-size-asian="10pt" style:language-asian="en" style:country-asian="US" style:font-style-asian="italic"/>
    </style:style>
    <style:style style:name="Heading_20_8" style:display-name="Heading 8" style:family="paragraph" style:parent-style-name="Standard" style:default-outline-level="8" style:class="text">
      <style:paragraph-properties fo:margin-left="0cm" fo:margin-right="-1.473cm" fo:margin-top="0.212cm" fo:margin-bottom="0.423cm" loext:contextual-spacing="false" fo:text-align="center" style:justify-single-word="false" fo:keep-together="always" fo:orphans="2" fo:widows="2" fo:text-indent="0cm" style:auto-text-indent="false" style:vertical-align="auto">
        <style:tab-stops>
          <style:tab-stop style:position="0cm"/>
          <style:tab-stop style:position="2.54cm"/>
        </style:tab-stops>
      </style:paragraph-properties>
      <style:text-properties style:font-name="Helvetica" fo:font-family="Helvetica" style:font-family-generic="roman" style:font-pitch="variable" fo:font-size="9pt" fo:language="en" fo:country="GB" style:font-size-asian="9pt" style:language-asian="en" style:country-asian="US"/>
    </style:style>
    <style:style style:name="Heading_20_9" style:display-name="Heading 9" style:family="paragraph" style:parent-style-name="Standard" style:default-outline-level="9" style:class="text">
      <style:paragraph-properties fo:margin-left="0cm" fo:margin-right="-1.826cm" fo:margin-top="0cm" fo:margin-bottom="0.423cm" loext:contextual-spacing="false" fo:text-align="center" style:justify-single-word="false" fo:keep-together="always" fo:orphans="2" fo:widows="2" fo:text-indent="0cm" style:auto-text-indent="false" fo:padding="0cm" fo:border="0.74pt solid #000001" style:vertical-align="auto">
        <style:tab-stops>
          <style:tab-stop style:position="0cm"/>
          <style:tab-stop style:position="2.794cm"/>
        </style:tab-stops>
      </style:paragraph-properties>
      <style:text-properties style:font-name="Helvetica" fo:font-family="Helvetica" style:font-family-generic="roman" style:font-pitch="variable" fo:font-size="9pt" fo:language="en" fo:country="GB" style:font-size-asian="9pt" style:language-asian="en" style:country-asian="US"/>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fr" fo:country="FR" style:font-name-asian="Courier New2" style:font-family-asian="'Courier New'" style:font-family-generic-asian="system" style:font-pitch-asian="variable" style:font-size-asian="10pt" style:language-asian="fr" style:country-asian="FR" style:font-name-complex="Symbol1" style:font-family-complex="Symbol" style:font-family-generic-complex="system" style:font-pitch-complex="variable" style:font-size-complex="12pt"/>
    </style:style>
    <style:style style:name="Contents_20_8" style:display-name="Contents 8" style:family="paragraph" style:parent-style-name="Index" style:default-outline-level="" style:class="index">
      <style:paragraph-properties fo:margin-left="3.775cm" fo:margin-right="1.072cm" fo:margin-top="0cm" fo:margin-bottom="0.423cm" loext:contextual-spacing="false" style:line-height-at-least="0.423cm" fo:text-align="justify" style:justify-single-word="false" fo:keep-together="always" fo:orphans="2" fo:widows="2" fo:text-indent="-2.293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9" style:display-name="Contents 9" style:family="paragraph" style:parent-style-name="Standard" style:default-outline-level="" style:class="index">
      <style:paragraph-properties fo:margin-left="3.775cm" fo:margin-right="2.06cm" fo:margin-top="0cm" fo:margin-bottom="0.423cm" loext:contextual-spacing="false" style:line-height-at-least="0.423cm" fo:text-align="justify" style:justify-single-word="false" fo:keep-together="always" fo:orphans="2" fo:widows="2" fo:text-indent="-2.293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7" style:display-name="Contents 7" style:family="paragraph" style:parent-style-name="Standard" style:default-outline-level="" style:class="index">
      <style:paragraph-properties fo:margin-left="2.117cm" fo:margin-right="0cm" style:line-height-at-least="0.423cm" fo:text-align="start" style:justify-single-word="false" fo:keep-together="always" fo:orphans="2" fo:widows="2" fo:text-indent="0cm" style:auto-text-indent="false" style:vertical-align="auto">
        <style:tab-stops>
          <style:tab-stop style:position="17.002cm" style:type="righ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6" style:display-name="Contents 6" style:family="paragraph" style:parent-style-name="Standard" style:default-outline-level="" style:class="index">
      <style:paragraph-properties fo:margin-left="1.764cm" fo:margin-right="0cm" style:line-height-at-least="0.423cm" fo:text-align="start" style:justify-single-word="false" fo:keep-together="always" fo:orphans="2" fo:widows="2" fo:text-indent="0cm" style:auto-text-indent="false" style:vertical-align="auto">
        <style:tab-stops>
          <style:tab-stop style:position="17.002cm" style:type="righ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5" style:display-name="Contents 5" style:family="paragraph" style:parent-style-name="Standard" style:default-outline-level="" style:class="index">
      <style:paragraph-properties fo:margin-left="6.773cm" fo:margin-right="1.499cm" fo:margin-top="0cm" fo:margin-bottom="0.423cm" loext:contextual-spacing="false" style:line-height-at-least="0.423cm" fo:text-align="justify" style:justify-single-word="false" fo:keep-together="always" fo:orphans="2" fo:widows="2" fo:text-indent="-1.773cm" style:auto-text-indent="false" style:vertical-align="auto">
        <style:tab-stops>
          <style:tab-stop style:position="17.002cm" style:type="right" style:leader-style="dotted" style:leader-text="."/>
        </style:tab-stops>
      </style:paragraph-properties>
      <style:text-properties style:font-name="Times" fo:font-family="Times" style:font-family-generic="roman" style:font-pitch="variable" fo:font-size="10pt" fo:language="en" fo:country="GB" style:font-size-asian="10pt" style:language-asian="en" style:country-asian="US"/>
    </style:style>
    <style:style style:name="Contents_20_4" style:display-name="Contents 4" style:family="paragraph" style:parent-style-name="Standard" style:default-outline-level="" style:class="index">
      <style:paragraph-properties fo:margin-left="6.068cm" fo:margin-right="1.27cm" fo:margin-top="0.212cm" fo:margin-bottom="0.423cm" loext:contextual-spacing="false" fo:line-height="0.282cm" fo:text-align="start" style:justify-single-word="false" fo:keep-together="always" fo:orphans="2" fo:widows="2" fo:text-indent="-1.764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3" style:display-name="Contents 3" style:family="paragraph" style:parent-style-name="Standard" style:default-outline-level="" style:class="index">
      <style:paragraph-properties fo:margin-left="6.068cm" fo:margin-right="1.27cm" fo:margin-top="0.212cm" fo:margin-bottom="0.423cm" loext:contextual-spacing="false" fo:line-height="0.282cm" fo:text-align="start" style:justify-single-word="false" fo:keep-together="always" fo:orphans="2" fo:widows="2" fo:text-indent="-2.081cm" style:auto-text-indent="false" style:vertical-align="auto">
        <style:tab-stops>
          <style:tab-stop style:position="17.002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Contents_20_2" style:display-name="Contents 2" style:family="paragraph" style:parent-style-name="Standard" style:default-outline-level="" style:class="index">
      <style:paragraph-properties fo:margin-left="4.939cm" fo:margin-right="1.27cm" fo:margin-top="0.423cm" fo:margin-bottom="0.423cm" loext:contextual-spacing="false" fo:line-height="0.282cm" fo:text-align="start" style:justify-single-word="false" fo:keep-together="always" fo:orphans="2" fo:widows="2" fo:text-indent="-1.623cm" style:auto-text-indent="false" style:vertical-align="auto">
        <style:tab-stops>
          <style:tab-stop style:position="17.002cm" style:type="right"/>
        </style:tab-stops>
      </style:paragraph-properties>
      <style:text-properties fo:font-variant="small-caps" style:font-name="Helvetica" fo:font-family="Helvetica" style:font-family-generic="roman" style:font-pitch="variable" fo:font-size="10pt" fo:language="en" fo:country="GB" style:font-size-asian="10pt" style:language-asian="en" style:country-asian="US"/>
    </style:style>
    <style:style style:name="Contents_20_1" style:display-name="Contents 1" style:family="paragraph" style:parent-style-name="Standard" style:default-outline-level="" style:class="index">
      <style:paragraph-properties fo:margin-left="2.681cm" fo:margin-right="1.27cm" fo:margin-top="0.564cm" fo:margin-bottom="0.423cm" loext:contextual-spacing="false" style:line-height-at-least="0.353cm" fo:text-align="start" style:justify-single-word="false" fo:keep-together="always" fo:orphans="2" fo:widows="2" fo:text-indent="-1.199cm" style:auto-text-indent="false" style:vertical-align="auto">
        <style:tab-stops>
          <style:tab-stop style:position="17.002cm" style:type="right"/>
        </style:tab-stops>
      </style:paragraph-properties>
      <style:text-properties fo:text-transform="uppercase" style:font-name="Helvetica" fo:font-family="Helvetica" style:font-family-generic="roman" style:font-pitch="variable" fo:font-size="14pt" fo:language="en" fo:country="GB" fo:font-weight="bold" style:font-size-asian="14pt" style:language-asian="en" style:country-asian="US" style:font-weight-asian="bold"/>
    </style:style>
    <style:style style:name="index_20_7" style:display-name="index 7" style:family="paragraph" style:parent-style-name="Standard" style:default-outline-level="">
      <style:paragraph-properties fo:margin-left="2.995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6" style:display-name="index 6" style:family="paragraph" style:parent-style-name="Standard" style:default-outline-level="">
      <style:paragraph-properties fo:margin-left="2.49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5" style:display-name="index 5" style:family="paragraph" style:parent-style-name="Standard" style:default-outline-level="">
      <style:paragraph-properties fo:margin-left="1.997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4" style:display-name="index 4" style:family="paragraph" style:parent-style-name="Standard" style:default-outline-level="">
      <style:paragraph-properties fo:margin-left="1.498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3" style:display-name="index 3" style:family="paragraph" style:parent-style-name="Standard" style:default-outline-level="">
      <style:paragraph-properties fo:margin-left="0.998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2" style:display-name="index 2" style:family="paragraph" style:parent-style-name="Standard" style:default-outline-level="">
      <style:paragraph-properties fo:margin-left="1.729cm" fo:margin-right="0cm"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1" style:display-name="index 1" style:family="paragraph" style:parent-style-name="Standard" style:default-outline-level="">
      <style:paragraph-properties fo:margin-left="0.988cm" fo:margin-right="0cm" fo:margin-top="0.106cm" fo:margin-bottom="0.106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Footer" style:family="paragraph" style:parent-style-name="Standard" style:default-outline-level="" style:class="extra">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style:vertical-align="auto">
        <style:tab-stops>
          <style:tab-stop style:position="17.039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Header" style:family="paragraph" style:parent-style-name="Standard" style:default-outline-level="" style:class="extra">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footnote_20_text" style:display-name="footnote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style="italic" style:font-size-asian="10pt" style:language-asian="en" style:country-asian="US" style:font-style-asian="italic"/>
    </style:style>
    <style:style style:name="Enum_20_1" style:display-name="Enum 1" style:family="paragraph" style:parent-style-name="Standard" style:default-outline-level="">
      <style:paragraph-properties fo:margin-left="2.501cm" fo:margin-right="0cm" fo:margin-top="0cm" fo:margin-bottom="0.141cm" loext:contextual-spacing="false" style:line-height-at-least="0.423cm" fo:text-align="justify" style:justify-single-word="false" fo:keep-together="always" fo:orphans="2" fo:widows="2" fo:text-indent="-0.501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2" style:display-name="Enum 2" style:family="paragraph" style:parent-style-name="Enum_20_1" style:auto-update="true" style:default-outline-level="">
      <style:paragraph-properties fo:margin-left="2.997cm" fo:margin-right="0cm" fo:margin-top="0cm" fo:margin-bottom="0.141cm" loext:contextual-spacing="false" style:line-height-at-least="0.423cm" fo:text-align="justify" style:justify-single-word="false" fo:keep-together="always" fo:orphans="2" fo:widows="2" fo:text-indent="-0.508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3" style:display-name="Enum 3" style:family="paragraph" style:parent-style-name="Enum_20_2" style:auto-update="true" style:default-outline-level="">
      <style:paragraph-properties fo:margin-left="3.752cm" fo:margin-right="0cm" fo:margin-top="0cm" fo:margin-bottom="0.141cm" loext:contextual-spacing="false" style:line-height-at-least="0.423cm" fo:text-align="justify" style:justify-single-word="false" fo:keep-together="always" fo:orphans="2" fo:widows="2" fo:text-indent="-0.501cm" style:auto-text-indent="false" style:vertical-align="auto">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Tête_20_de_20_page" style:display-name="Tête de page" style:family="paragraph" style:parent-style-name="Standard" style:default-outline-level="">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17.039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num_20_début" style:display-name="Enum début" style:family="paragraph" style:parent-style-name="Standard" style:default-outline-level="">
      <style:paragraph-properties fo:margin-left="1.976cm" fo:margin-right="0cm" fo:margin-top="0cm" fo:margin-bottom="0.353cm" loext:contextual-spacing="false" style:line-height-at-least="0.423cm" fo:text-align="justify" style:justify-single-word="false" fo:keep-together="always" fo:orphans="2" fo:widows="2" fo:text-indent="0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itmi" style:display-name="PG itmi" style:family="paragraph"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7pt" fo:language="en" fo:country="GB" style:font-size-asian="7pt" style:language-asian="en" style:country-asian="US"/>
    </style:style>
    <style:style style:name="PG_20_client" style:display-name="PG client" style:family="paragraph" style:parent-style-name="Standard"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7pt" fo:language="en" fo:country="GB" style:font-size-asian="7pt" style:language-asian="en" style:country-asian="US"/>
    </style:style>
    <style:style style:name="Séparateur_20_de_20_note" style:display-name="Séparateur de note" style:family="paragraph" style:parent-style-name="Standard" style:default-outline-level="">
      <style:paragraph-properties fo:margin-left="1.976cm" fo:margin-right="0cm" fo:margin-top="0cm" fo:margin-bottom="0.141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sigle_20_client" style:display-name="PG sigle client" style:family="paragraph" style:parent-style-name="Standard" style:default-outline-level="">
      <style:paragraph-properties fo:margin-left="0cm" fo:margin-right="0.03cm" fo:margin-top="0cm" fo:margin-bottom="0.141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8pt" fo:language="en" fo:country="GB" style:font-size-asian="18pt" style:language-asian="en" style:country-asian="US"/>
    </style:style>
    <style:style style:name="PG_20_texte" style:display-name="PG texte" style:family="paragraph" style:parent-style-name="Standard" style:default-outline-level="">
      <style:paragraph-properties fo:margin-left="0cm" fo:margin-right="0.03cm" fo:margin-top="0cm" fo:margin-bottom="0.176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PG_20_titre_20_projet" style:display-name="PG titre projet" style:family="paragraph" style:parent-style-name="Standard" style:default-outline-level="">
      <style:paragraph-properties fo:margin-left="0.035cm" fo:margin-right="0.03cm" fo:margin-top="0.141cm" fo:margin-bottom="0.141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24pt" fo:language="en" fo:country="GB" fo:font-weight="bold" style:font-size-asian="24pt" style:language-asian="en" style:country-asian="US" style:font-weight-asian="bold"/>
    </style:style>
    <style:style style:name="PG_20_trait" style:display-name="PG trait" style:family="paragraph" style:parent-style-name="Standard" style:default-outline-level="">
      <style:paragraph-properties fo:margin-left="4.48cm" fo:margin-right="3.577cm" fo:margin-top="0.529cm" fo:margin-bottom="0.882cm" loext:contextual-spacing="false" style:line-height-at-least="0.423cm" fo:text-align="center" style:justify-single-word="false" fo:keep-together="always" fo:orphans="2" fo:widows="2" fo:text-indent="0cm" style:auto-text-indent="false" fo:padding="0cm" fo:border-left="none" fo:border-right="none" fo:border-top="none" fo:border-bottom="0.74pt solid #000001" style:vertical-align="auto"/>
      <style:text-properties style:font-name="Helvetica" fo:font-family="Helvetica" style:font-family-generic="roman" style:font-pitch="variable" fo:font-size="9pt" fo:language="en" fo:country="GB" fo:font-weight="bold" style:font-size-asian="9pt" style:language-asian="en" style:country-asian="US" style:font-weight-asian="bold"/>
    </style:style>
    <style:style style:name="PG_20_titre_20_document" style:display-name="PG titre document" style:family="paragraph" style:parent-style-name="Standard" style:default-outline-level="">
      <style:paragraph-properties fo:margin-left="0.035cm" fo:margin-right="0.03cm" style:line-height-at-least="0.423cm" fo:text-align="center"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style:font-size-asian="24pt" style:language-asian="en" style:country-asian="US"/>
    </style:style>
    <style:style style:name="PG_20_nom_20_rédacteur" style:display-name="PG nom rédacteur" style:family="paragraph" style:parent-style-name="Standard" style:default-outline-level="">
      <style:paragraph-properties fo:margin-left="0.988cm" fo:margin-right="0.03cm"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4pt" fo:language="en" fo:country="GB" fo:font-weight="bold" style:font-size-asian="14pt" style:language-asian="en" style:country-asian="US" style:font-weight-asian="bold"/>
    </style:style>
    <style:style style:name="PG_20_sigle_20_ITMI" style:display-name="PG sigle ITMI" style:family="paragraph" style:parent-style-name="Standard" style:default-outline-level="">
      <style:paragraph-properties fo:margin-left="0.988cm" fo:margin-right="0.03cm" fo:margin-top="0.176cm" fo:margin-bottom="0.423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weight="bold" style:font-size-asian="10pt" style:language-asian="en" style:country-asian="US" style:font-weight-asian="bold"/>
    </style:style>
    <style:style style:name="Tdm" style:family="paragraph" style:parent-style-name="Standard" style:default-outline-level="">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fo:font-weight="bold" style:font-size-asian="24pt" style:language-asian="en" style:country-asian="US" style:font-weight-asian="bold"/>
    </style:style>
    <style:style style:name="enum_20_0" style:display-name="enum 0" style:family="paragraph" style:parent-style-name="Enum_20_début" style:default-outline-level="">
      <style:paragraph-properties fo:margin-left="0.6cm" fo:margin-right="0cm" fo:margin-top="0cm" fo:margin-bottom="0.035cm" loext:contextual-spacing="false" style:line-height-at-least="0.423cm" fo:text-align="start" style:justify-single-word="false" fo:orphans="2" fo:widows="2" fo:text-indent="0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Sommaire" style:family="paragraph" style:parent-style-name="Standard" style:default-outline-level="">
      <style:paragraph-properties fo:margin-left="0cm" fo:margin-right="0cm" fo:margin-top="0.282cm" fo:margin-bottom="1.058cm" loext:contextual-spacing="false" style:line-height-at-least="0.423cm" fo:text-align="start" style:justify-single-word="false" fo:keep-together="always" fo:orphans="2" fo:widows="2" fo:text-indent="0cm" style:auto-text-indent="false" style:vertical-align="auto"/>
      <style:text-properties fo:text-transform="uppercase" style:font-name="Helvetica" fo:font-family="Helvetica" style:font-family-generic="roman" style:font-pitch="variable" fo:font-size="24pt" fo:language="en" fo:country="GB" fo:font-weight="bold" style:font-size-asian="24pt" style:language-asian="en" style:country-asian="US" style:font-weight-asian="bold"/>
    </style:style>
    <style:style style:name="Biblio" style:family="paragraph" style:parent-style-name="Standard" style:default-outline-level="">
      <style:paragraph-properties fo:margin-left="6.35cm" fo:margin-right="0cm" fo:margin-top="0cm" fo:margin-bottom="0.212cm" loext:contextual-spacing="false" fo:text-align="justify" style:justify-single-word="false" fo:orphans="2" fo:widows="2" fo:text-indent="-5.849cm" style:auto-text-indent="false" fo:keep-with-next="always" style:vertical-align="auto"/>
      <style:text-properties style:font-name="Helvetica" fo:font-family="Helvetica" style:font-family-generic="roman" style:font-pitch="variable" fo:font-size="10pt" fo:language="en" fo:country="GB" style:font-size-asian="10pt" style:language-asian="en" style:country-asian="US"/>
    </style:style>
    <style:style style:name="Marque_20_d_27_annotation1" style:display-name="Marque d'annotation1"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heade"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TITRE_20_PRINCIPAL" style:display-name="TITRE PRINCIPAL" style:family="paragraph" style:parent-style-name="Heading_20_1" style:default-outline-level="" style:list-style-name="">
      <style:paragraph-properties fo:margin-left="0cm" fo:margin-right="0cm" fo:margin-top="0.423cm" fo:margin-bottom="0.423cm" loext:contextual-spacing="false" fo:text-align="start" style:justify-single-word="false" fo:orphans="2" fo:widows="2" fo:text-indent="0cm" style:auto-text-indent="false" fo:break-before="page" style:vertical-align="auto">
        <style:tab-stops>
          <style:tab-stop style:position="0.635cm"/>
          <style:tab-stop style:position="0.762cm"/>
        </style:tab-stops>
      </style:paragraph-properties>
      <style:text-properties style:font-name="Helvetica" fo:font-family="Helvetica" style:font-family-generic="roman" style:font-pitch="variable" fo:font-size="12pt" fo:language="en" fo:country="US" style:text-underline-style="solid" style:text-underline-width="auto" style:text-underline-color="font-color" fo:font-weight="bold" style:font-size-asian="12pt" style:language-asian="en" style:country-asian="US" style:font-weight-asian="bold"/>
    </style:style>
    <style:style style:name="code_20_Char_20_Char4" style:display-name="code Char Char4" style:family="paragraph" style:parent-style-name="Standard" style:default-outline-level="">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10pt" fo:language="fr" fo:country="FR" style:font-size-asian="10pt" style:language-asian="fr" style:country-asian="FR"/>
    </style:style>
    <style:style style:name="caption" style:family="paragraph" style:parent-style-name="Standard" style:default-outline-level="">
      <style:paragraph-properties fo:margin-left="1.981cm" fo:margin-right="0cm" fo:margin-top="0.071cm" fo:margin-bottom="0.423cm" loext:contextual-spacing="false" style:line-height-at-least="0.423cm" fo:text-align="center" style:justify-single-word="false" fo:keep-together="always" fo:orphans="2" fo:widows="2" fo:text-indent="0cm" style:auto-text-indent="false" style:vertical-align="auto"/>
      <style:text-properties style:font-name="Helvetica" fo:font-family="Helvetica" style:font-family-generic="roman" style:font-pitch="variable" fo:font-size="9pt" fo:language="en" fo:country="GB" fo:font-style="italic" fo:font-weight="bold" style:font-size-asian="9pt" style:language-asian="en" style:country-asian="US" style:font-style-asian="italic" style:font-weight-asian="bold"/>
    </style:style>
    <style:style style:name="Table" style:family="paragraph" style:parent-style-name="Standard" style:default-outline-level="" style:class="extra">
      <style:paragraph-properties fo:margin-left="0cm" fo:margin-right="0cm" fo:margin-top="0.035cm" fo:margin-bottom="0.035cm" loext:contextual-spacing="false" fo:line-height="0.35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8pt" fo:language="en" fo:country="GB" style:font-size-asian="8pt" style:language-asian="en" style:country-asian="US"/>
    </style:style>
    <style:style style:name="table_20_of_20_figures" style:display-name="table of figures" style:family="paragraph" style:parent-style-name="Standard" style:default-outline-level="">
      <style:paragraph-properties fo:margin-left="0.706cm" fo:margin-right="0cm" fo:margin-top="0cm" fo:margin-bottom="0.423cm" loext:contextual-spacing="false" style:line-height-at-least="0.423cm" fo:text-align="justify" style:justify-single-word="false" fo:keep-together="always" fo:orphans="2" fo:widows="2" fo:text-indent="-0.706cm" style:auto-text-indent="false" style:vertical-align="auto">
        <style:tab-stops>
          <style:tab-stop style:position="17.002cm" style:type="right" style:leader-style="dotted" style:leader-text="."/>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ody_20_Text_20_2" style:display-name="Body Text 2" style:family="paragraph" style:parent-style-name="Standard" style:default-outline-level="">
      <style:paragraph-properties fo:margin-left="0cm" fo:margin-right="0cm" fo:margin-top="0cm" fo:margin-bottom="0.494cm" loext:contextual-spacing="false" fo:text-align="justify" style:justify-single-word="false" fo:keep-together="always" fo:orphans="2" fo:widows="2" fo:text-indent="0cm" style:auto-text-indent="false" style:vertical-align="auto">
        <style:tab-stops>
          <style:tab-stop style:position="0.501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equation" style:family="paragraph" style:parent-style-name="code_20_Char_20_Char4" style:default-outline-level="">
      <style:paragraph-properties fo:margin-left="1.981cm" fo:margin-right="0cm" fo:margin-top="0cm" fo:margin-bottom="0.353cm" loext:contextual-spacing="false" fo:text-align="center" style:justify-single-word="false" fo:orphans="2" fo:widows="2" fo:text-indent="0cm" style:auto-text-indent="false"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10pt" fo:language="fr" fo:country="FR" style:font-size-asian="10pt" style:language-asian="fr" style:country-asian="FR"/>
    </style:style>
    <style:style style:name="Document_20_Map" style:display-name="Document Map" style:family="paragraph" style:parent-style-name="Standard" style:default-outline-level="">
      <loext:graphic-properties draw:fill="solid" draw:fill-color="#000080"/>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fo:background-color="#000080" style:vertical-align="auto"/>
      <style:text-properties style:font-name="Tahoma" fo:font-family="Tahoma" style:font-family-generic="roman" style:font-pitch="variable" fo:font-size="10pt" fo:language="en" fo:country="GB" style:font-size-asian="10pt" style:language-asian="en" style:country-asian="US"/>
    </style:style>
    <style:style style:name="Enum_20_4" style:display-name="Enum 4" style:family="paragraph" style:parent-style-name="Enum_20_3" style:default-outline-level="">
      <style:paragraph-properties fo:margin-left="6.562cm" fo:margin-right="0cm" fo:margin-top="0cm" fo:margin-bottom="0.141cm" loext:contextual-spacing="false" style:line-height-at-least="0.423cm" fo:text-align="justify" style:justify-single-word="false" fo:keep-together="always" fo:orphans="2" fo:widows="2" fo:text-indent="-0.561cm" style:auto-text-indent="false" style:vertical-align="auto">
        <style:tab-stops>
          <style:tab-stop style:position="4.415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ody_20_Text_20_Indent_20_3" style:display-name="Body Text Indent 3"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style="italic" style:font-size-asian="10pt" style:language-asian="en" style:country-asian="US" style:font-style-asian="italic"/>
    </style:style>
    <style:style style:name="Body_20_Text_20_Indent_20_2" style:display-name="Body Text Indent 2"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color="#ff0000" style:font-name="Helvetica" fo:font-family="Helvetica" style:font-family-generic="roman" style:font-pitch="variable" fo:font-size="10pt" fo:language="en" fo:country="GB" fo:font-weight="bold" style:font-size-asian="10pt" style:language-asian="en" style:country-asian="US" style:font-weight-asian="bold"/>
    </style:style>
    <style:style style:name="Plain_20_Text" style:display-name="Plai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style:font-name="Courier New" fo:font-family="'Courier New'" style:font-family-generic="roman" style:font-pitch="variable" fo:font-size="10pt" fo:language="en" fo:country="GB" style:font-size-asian="10pt" style:language-asian="en" style:country-asian="US"/>
    </style:style>
    <style:style style:name="annotation_20_text" style:display-name="annotation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8" style:display-name="index 8" style:family="paragraph" style:parent-style-name="Standard" style:auto-update="true" style:default-outline-level="">
      <style:paragraph-properties fo:margin-left="2.822cm" fo:margin-right="0cm" fo:margin-top="0cm" fo:margin-bottom="0.423cm" loext:contextual-spacing="false" style:line-height-at-least="0.423cm" fo:text-align="justify" style:justify-single-word="false" fo:keep-together="always" fo:orphans="2" fo:widows="2" fo:text-indent="-0.353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function" style:family="paragraph" style:parent-style-name="code_20_Char_20_Char4" style:default-outline-level="">
      <style:paragraph-properties fo:margin-left="1.981cm" fo:margin-right="0cm" fo:margin-top="0cm" fo:margin-bottom="0.423cm" loext:contextual-spacing="false"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9pt" fo:language="fr" fo:country="FR" style:font-size-asian="9pt" style:language-asian="fr" style:country-asian="FR"/>
    </style:style>
    <style:style style:name="index_20_9" style:display-name="index 9" style:family="paragraph" style:parent-style-name="Standard" style:auto-update="true" style:default-outline-level="">
      <style:paragraph-properties fo:margin-left="3.175cm" fo:margin-right="0cm" fo:margin-top="0cm" fo:margin-bottom="0.423cm" loext:contextual-spacing="false" style:line-height-at-least="0.423cm" fo:text-align="justify" style:justify-single-word="false" fo:keep-together="always" fo:orphans="2" fo:widows="2" fo:text-indent="-0.353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index_20_heading" style:display-name="index heading"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style:font-size-asian="10pt" style:language-asian="en" style:country-asian="US"/>
    </style:style>
    <style:style style:name="Definition" style:family="paragraph" style:parent-style-name="Text_20_body" style:default-outline-level="">
      <style:paragraph-properties fo:margin-left="1.981cm" fo:margin-right="0cm" fo:margin-top="0.106cm" fo:margin-bottom="0.423cm" loext:contextual-spacing="false" style:line-height-at-least="0.423cm" fo:text-align="justify" style:justify-single-word="false" fo:keep-together="always" fo:orphans="2" fo:widows="2" fo:text-indent="-1.981cm" style:auto-text-indent="false" fo:keep-with-next="always" style:vertical-align="auto">
        <style:tab-stops>
          <style:tab-stop style:position="1.981cm"/>
        </style:tab-stops>
      </style:paragraph-properties>
      <style:text-properties style:font-name="Helvetica" fo:font-family="Helvetica" style:font-family-generic="roman" style:font-pitch="variable" fo:font-size="10pt" fo:language="en" fo:country="GB" style:font-size-asian="10pt" style:language-asian="en" style:country-asian="US"/>
    </style:style>
    <style:style style:name="Balloon_20_Text" style:display-name="Balloon Text" style:family="paragraph" style:parent-style-name="Standard"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Tahoma" fo:font-family="Tahoma" style:font-family-generic="roman" style:font-pitch="variable" fo:font-size="8pt" fo:language="en" fo:country="GB" style:font-size-asian="8pt" style:language-asian="en" style:country-asian="US"/>
    </style:style>
    <style:style style:name="code" style:family="paragraph" style:parent-style-name="Standard" style:default-outline-level="">
      <style:paragraph-properties fo:margin-left="1.981cm" fo:margin-right="0cm" fo:text-align="justify" style:justify-single-word="false" fo:keep-together="always" fo:orphans="2" fo:widows="2" fo:text-indent="0cm" style:auto-text-indent="false" fo:keep-with-next="always" style:vertical-align="auto">
        <style:tab-stops>
          <style:tab-stop style:position="2.752cm"/>
          <style:tab-stop style:position="3.501cm"/>
          <style:tab-stop style:position="4.251cm"/>
        </style:tab-stops>
      </style:paragraph-properties>
      <style:text-properties style:font-name="Courier" fo:font-family="Courier" style:font-family-generic="roman" style:font-pitch="variable" fo:font-size="10pt" fo:language="fr" fo:country="FR" style:font-size-asian="10pt" style:language-asian="fr" style:country-asian="FR"/>
    </style:style>
    <style:style style:name="annotation_20_subject" style:display-name="annotation subject" style:family="paragraph" style:parent-style-name="annotation_20_text"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family="Helvetica" style:font-family-generic="roman" style:font-pitch="variable" fo:font-size="10pt" fo:language="en" fo:country="GB" fo:font-weight="bold" style:font-size-asian="10pt" style:language-asian="en" style:country-asian="US" style:font-weight-asian="bold"/>
    </style:style>
    <style:style style:name="Table_20_Grid" style:display-name="Table Grid" style:family="paragraph" style:parent-style-name="DocumentMap" style:default-outline-level="">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fo:font-size="10pt" fo:language="fr" fo:country="FR" style:font-size-asian="10pt" style:language-asian="fr" style:country-asian="FR"/>
    </style:style>
    <style:style style:name="Frame_20_contents" style:display-name="Frame contents" style:family="paragraph" style:parent-style-name="Standard" style:class="extra"/>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Strong" style:family="text" style:parent-style-name="Default_20_Paragraph_20_Font">
      <style:text-properties fo:font-weight="bold" style:font-weight-asian="bold"/>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ode_20_Char_20_Char" style:display-name="code Char Char" style:family="text" style:parent-style-name="Default_20_Paragraph_20_Font">
      <style:text-properties style:font-name="Courier" fo:font-family="Courier" style:font-family-generic="roman" style:font-pitch="variable" fo:language="fr" fo:country="FR" style:language-asian="fr" style:country-asian="FR"/>
    </style:style>
    <style:style style:name="code_20_Char_20_Char1" style:display-name="code Char Char1" style:family="text" style:parent-style-name="Default_20_Paragraph_20_Font">
      <style:text-properties style:font-name="Courier" fo:font-family="Courier" style:font-family-generic="roman" style:font-pitch="variable" fo:language="fr" fo:country="FR" style:language-asian="fr" style:country-asian="FR"/>
    </style:style>
    <style:style style:name="code_20_Char_20_Char2" style:display-name="code Char Char2" style:family="text" style:parent-style-name="Default_20_Paragraph_20_Font">
      <style:text-properties style:font-name="Courier" fo:font-family="Courier" style:font-family-generic="roman" style:font-pitch="variable" fo:language="fr" fo:country="FR" style:language-asian="fr" style:country-asian="FR"/>
    </style:style>
    <style:style style:name="techlink" style:family="text" style:parent-style-name="Default_20_Paragraph_20_Font"/>
    <style:style style:name="HTML_20_Typewriter" style:display-name="HTML Typewriter" style:family="text" style:parent-style-name="Default_20_Paragraph_20_Fon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style>
    <style:style style:name="code_20_Char_20_Char3" style:display-name="code Char Char3" style:family="text" style:parent-style-name="Default_20_Paragraph_20_Font">
      <style:text-properties style:font-name="Courier" fo:font-family="Courier" style:font-family-generic="roman" style:font-pitch="variable" fo:language="fr" fo:country="FR" style:language-asian="fr" style:country-asian="FR"/>
    </style:style>
    <style:style style:name="HTML_20_Code" style:display-name="HTML Code" style:family="text" style:parent-style-name="Default_20_Paragraph_20_Fon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style>
    <style:style style:name="code_20_Char_20_Char4_20_Char" style:display-name="code Char Char4 Char" style:family="text" style:parent-style-name="Default_20_Paragraph_20_Font">
      <style:text-properties style:font-name="Courier" fo:font-family="Courier" style:font-family-generic="roman" style:font-pitch="variable" fo:language="fr" fo:country="FR" style:language-asian="fr" style:country-asian="FR"/>
    </style:style>
    <style:style style:name="normal" style:family="text" style:parent-style-name="Default_20_Paragraph_20_Font"/>
    <style:style style:name="ListLabel_20_1" style:display-name="ListLabel 1" style:family="text">
      <style:text-properties style:font-name-asian="Times New Roman1" style:font-family-asian="'Times New Roman'" style:font-family-generic-asian="system" style:font-pitch-asian="variable" style:font-name-complex="Helvetica2" style:font-family-complex="Helvetic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suffix="." style:num-format="a" style:num-letter-sync="true">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Helvetic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efinition"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Helvetica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ête_20_de_20_page">
      <style:paragraph-properties fo:margin-left="0cm" fo:margin-right="0.014cm" fo:margin-top="0cm" fo:margin-bottom="0.635cm" loext:contextual-spacing="false" style:line-height-at-least="0.423cm" fo:text-align="start" style:justify-single-word="false" fo:keep-together="always" fo:orphans="2" fo:widows="2" fo:text-indent="0cm" style:auto-text-indent="false" fo:padding-left="0cm" fo:padding-right="0cm" fo:padding-top="0cm" fo:padding-bottom="0.071cm" fo:border-left="none" fo:border-right="none" fo:border-top="none" fo:border-bottom="0.74pt solid #000001" fo:keep-with-next="always" style:vertical-align="auto">
        <style:tab-stops>
          <style:tab-stop style:position="7.726cm" style:type="center"/>
          <style:tab-stop style:position="17.039cm" style:type="right"/>
        </style:tab-stops>
      </style:paragraph-properties>
    </style:style>
    <style:style style:name="MP2" style:family="paragraph" style:parent-style-name="Header">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ab-stops>
          <style:tab-stop style:position="8.5cm" style:type="center"/>
          <style:tab-stop style:position="16cm" style:type="right"/>
        </style:tab-stops>
      </style:paragraph-properties>
      <style:text-properties style:font-name="Helvetica" fo:font-size="10pt" fo:language="en" fo:country="GB" style:font-size-asian="10pt" style:language-asian="en" style:country-asian="US"/>
    </style:style>
    <style:style style:name="MP3"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7.039cm" style:type="right"/>
        </style:tab-stops>
      </style:paragraph-properties>
    </style:style>
    <style:style style:name="MP4" style:family="paragraph" style:parent-style-name="Footer">
      <style:paragraph-properties fo:margin-left="0cm" fo:margin-right="0.014cm" fo:margin-top="0.423cm" fo:margin-bottom="0.423cm" loext:contextual-spacing="false" style:line-height-at-least="0.423cm" fo:text-align="justify" style:justify-single-word="false" fo:keep-together="always" fo:orphans="2" fo:widows="2" fo:text-indent="0cm" style:auto-text-indent="false" fo:padding="0cm" fo:border-left="none" fo:border-right="none" fo:border-top="0.74pt solid #000001" fo:border-bottom="none" style:vertical-align="auto">
        <style:tab-stops>
          <style:tab-stop style:position="16.986cm" style:type="right"/>
        </style:tab-stops>
      </style:paragraph-properties>
    </style:style>
    <style:style style:name="MP5" style:family="paragraph" style:parent-style-name="Standard">
      <style:paragraph-properties fo:margin-left="1.976cm" fo:margin-right="0cm" fo:margin-top="0cm" fo:margin-bottom="0.423cm" loext:contextual-spacing="false" style:line-height-at-least="0.423cm" fo:text-align="justify" style:justify-single-word="false" fo:keep-together="always" fo:orphans="2" fo:widows="2" fo:text-indent="0cm" style:auto-text-indent="false" style:vertical-align="auto"/>
      <style:text-properties style:font-name="Helvetica" fo:font-size="10pt" fo:language="en" fo:country="GB" style:font-size-asian="10pt" style:language-asian="en" style:country-asian="US"/>
    </style:style>
    <style:style style:name="MT1" style:family="text">
      <style:text-properties style:font-name="Helvetica" fo:font-size="10pt" fo:language="en" fo:country="GB" style:font-size-asian="10pt" style:language-asian="en" style:country-asian="US"/>
    </style:style>
    <style:style style:name="MT2" style:family="text">
      <style:text-properties fo:color="#ff0000" style:font-name="Helvetica" fo:font-size="10pt" fo:language="en" fo:country="GB" fo:font-weight="bold" style:font-size-asian="10pt" style:language-asian="en" style:country-asian="US" style:font-weight-asian="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55cm" fo:page-height="29.669cm" style:num-format="1" style:print-orientation="portrait" fo:margin-top="2.54cm" fo:margin-bottom="1.9cm" fo:margin-left="2.011cm" fo:margin-right="1.45cm" style:writing-mode="lr-tb" style:layout-grid-color="#c0c0c0" style:layout-grid-lines="236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2cm" fo:margin-left="0cm" fo:margin-right="0cm" fo:margin-bottom="1.319cm" style:dynamic-spacing="true"/>
      </style:header-style>
      <style:footer-style>
        <style:header-footer-properties fo:min-height="0.111cm" fo:margin-left="0cm" fo:margin-right="0cm" fo:margin-top="0.01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669cm" fo:page-height="20.955cm" style:num-format="1" style:print-orientation="landscape" fo:margin-top="2.54cm" fo:margin-bottom="1.9cm" fo:margin-left="2.011cm" fo:margin-right="3.96cm" style:writing-mode="lr-tb" style:layout-grid-color="#c0c0c0" style:layout-grid-lines="174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Converted1" style:page-layout-name="Mpm2">
      <style:header>
        <text:p text:style-name="MP1"><text:span text:style-name="MT1"><text:tab/><text:tab/></text:span><text:span text:style-name="MT1"><text:title>QA Reference Manual</text:title></text:span></text:p>
      </style:header>
      <style:header-left>
        <text:p text:style-name="MP1"><text:span text:style-name="MT1"><text:tab/><text:tab/></text:span><text:span text:style-name="MT1"><text:title>QA Reference Manual</text:title></text:span><text:span text:style-name="MT1"><text:tab/><text:tab/> </text:span></text:p>
        <text:p text:style-name="MP2"/>
      </style:header-left>
      <style:footer>
        <text:p text:style-name="MP3"><text:span text:style-name="MT1">Version 0.01<text:tab/></text:span><text:span text:style-name="MT1"><text:page-number text:select-page="current">11</text:page-number></text:span></text:p>
      </style:footer>
      <style:footer-left>
        <text:p text:style-name="MP4"><text:span text:style-name="MT1"><text:page-number text:select-page="current">10</text:page-number></text:span><text:span text:style-name="MT1"><text:tab/></text:span></text:p>
      </style:footer-left>
    </style:master-page>
    <style:master-page style:name="Converted2" style:page-layout-name="Mpm3">
      <style:header>
        <text:p text:style-name="MP1"><text:span text:style-name="MT1"><text:tab/><text:tab/></text:span><text:span text:style-name="MT1"><text:title>QA Reference Manual</text:title></text:span></text:p>
      </style:header>
      <style:header-left>
        <text:p text:style-name="MP1"><text:span text:style-name="MT1"><text:tab/><text:tab/></text:span><text:span text:style-name="MT1"><text:title>QA Reference Manual</text:title></text:span><text:span text:style-name="MT1"><text:tab/> </text:span></text:p>
        <text:p text:style-name="MP5"/>
      </style:header-left>
      <style:footer>
        <text:p text:style-name="MP3"><text:span text:style-name="MT1">Version 0.01<text:tab/></text:span><text:span text:style-name="MT1"><text:page-number text:select-page="current">77</text:page-number></text:span></text:p>
      </style:footer>
      <style:footer-left>
        <text:p text:style-name="MP3"><text:span text:style-name="MT1"><text:page-number text:select-page="current">78</text:page-number></text:span><text:span text:style-name="MT1"><text:tab/></text:span></text:p>
      </style:footer-left>
    </style:master-page>
    <style:master-page style:name="Converted3" style:page-layout-name="Mpm3" style:next-style-name="Converted2">
      <style:header>
        <text:p text:style-name="MP1"><text:span text:style-name="MT1"><text:tab/><text:tab/> </text:span><text:span text:style-name="MT1"><text:title>QA Reference Manual</text:title></text:span></text:p>
      </style:header>
      <style:footer>
        <text:p text:style-name="MP3"><text:span text:style-name="MT1"><text:page-number text:select-page="current">12</text:page-number></text:span><text:span text:style-name="MT1"><text:tab/></text:span></text:p>
      </style:footer>
    </style:master-page>
    <style:master-page style:name="Converted4" style:page-layout-name="Mpm4" style:next-style-name="Converted1"/>
    <style:master-page style:name="Converted5" style:page-layout-name="Mpm5">
      <style:header>
        <text:p text:style-name="MP1"><text:span text:style-name="MT1">Motorola-Metrowerks<text:tab/><text:tab/></text:span><text:span text:style-name="MT1"><text:title>QA Reference Manual</text:title></text:span></text:p>
      </style:header>
      <style:header-left>
        <text:p text:style-name="MP1"><text:span text:style-name="MT1">Motorola-Metrowerks<text:tab/><text:tab/></text:span><text:span text:style-name="MT1"><text:title>QA Reference Manual</text:title></text:span><text:span text:style-name="MT1"><text:tab/> </text:span></text:p>
        <text:p text:style-name="MP5"/>
      </style:header-left>
      <style:footer>
        <text:p text:style-name="MP3"><text:span text:style-name="MT1">Version 0.01<text:tab/></text:span><text:span text:style-name="MT1"><text:page-number text:select-page="current">0</text:page-number></text:span></text:p>
      </style:footer>
      <style:footer-left>
        <text:p text:style-name="MP3"><text:span text:style-name="MT1"><text:page-number text:select-page="current">0</text:page-number></text:span><text:span text:style-name="MT1"><text:tab/></text:span><text:span text:style-name="MT2">This Document is </text:span><text:span text:style-name="MT2"><text:text-input text:description="Enter the POPI classification for this document"/></text:span></text:p>
      </style:footer-left>
    </style:master-page>
    <style:master-page style:name="Converted6" style:page-layout-name="Mpm5" style:next-style-name="Converted5">
      <style:header>
        <text:p text:style-name="MP1"><text:span text:style-name="MT1"><text:tab/><text:tab/> </text:span><text:span text:style-name="MT1"><text:title>QA Reference Manual</text:title></text:span></text:p>
      </style:header>
      <style:footer>
        <text:p text:style-name="MP3"><text:span text:style-name="MT1"><text:page-number text:select-page="current">79</text:page-number></text:span><text:span text:style-name="MT1"><text:tab/></text:span></text:p>
      </style:footer>
    </style:master-page>
    <style:master-page style:name="Converted7" style:page-layout-name="Mpm2">
      <style:header>
        <text:p text:style-name="MP1"><text:span text:style-name="MT1"><text:tab/><text:tab/></text:span><text:span text:style-name="MT1"><text:title>QA Reference Manual</text:title></text:span></text:p>
      </style:header>
      <style:header-left>
        <text:p text:style-name="MP1"><text:span text:style-name="MT1"><text:tab/><text:tab/></text:span><text:span text:style-name="MT1"><text:title>QA Reference Manual</text:title></text:span><text:span text:style-name="MT1"><text:tab/> </text:span></text:p>
        <text:p text:style-name="MP5"/>
      </style:header-left>
      <style:footer>
        <text:p text:style-name="MP3"><text:span text:style-name="MT1">Version 0.01<text:tab/></text:span><text:span text:style-name="MT1"><text:page-number text:select-page="current">231</text:page-number></text:span></text:p>
      </style:footer>
      <style:footer-left>
        <text:p text:style-name="MP3"><text:span text:style-name="MT1"><text:page-number text:select-page="current">82</text:page-number></text:span><text:span text:style-name="MT1"><text:tab/></text:span></text:p>
      </style:footer-left>
    </style:master-page>
    <style:master-page style:name="Converted8" style:page-layout-name="Mpm2" style:next-style-name="Converted7">
      <style:header>
        <text:p text:style-name="MP1"><text:span text:style-name="MT1"><text:tab/><text:tab/> </text:span><text:span text:style-name="MT1"><text:title>QA Reference Manual</text:title></text:span></text:p>
      </style:header>
      <style:footer>
        <text:p text:style-name="MP3"><text:span text:style-name="MT1"><text:page-number text:select-page="current">80</text:page-number></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A Reference Manual</dc:title>
    <meta:initial-creator>YGT</meta:initial-creator>
    <meta:creation-date>2004-05-03T14:18:00</meta:creation-date>
    <dc:date>2016-10-28T18:30:24.804302262</dc:date>
    <meta:print-date>2004-03-23T18:01:00</meta:print-date>
    <meta:editing-cycles>4</meta:editing-cycles>
    <meta:editing-duration>PT1M35S</meta:editing-duration>
    <meta:generator>LibreOffice/5.1.4.2$Linux_X86_64 LibreOffice_project/10m0$Build-2</meta:generator>
    <meta:document-statistic meta:table-count="10" meta:image-count="2" meta:object-count="3" meta:page-count="231" meta:paragraph-count="4016" meta:word-count="39497" meta:character-count="266456" meta:non-whitespace-character-count="219780"/>
    <meta:user-defined meta:name="Company">Motorola</meta:user-defined>
    <meta:user-defined meta:name="Operator">Yves GUERTE</meta:user-defined>
  </office:meta>
</office:document-meta>
</file>